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7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68.1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32.16mm"/>
    </style:style>
    <style:style style:name="co8" style:family="table-column">
      <style:table-column-properties fo:break-before="auto" style:column-width="29.9mm"/>
    </style:style>
    <style:style style:name="co9" style:family="table-column">
      <style:table-column-properties fo:break-before="auto" style:column-width="69.6mm"/>
    </style:style>
    <style:style style:name="co10" style:family="table-column">
      <style:table-column-properties fo:break-before="auto" style:column-width="39.56mm"/>
    </style:style>
    <style:style style:name="co11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80.42mm"/>
    </style:style>
    <style:style style:name="co13" style:family="table-column">
      <style:table-column-properties fo:break-before="auto" style:column-width="58.54mm"/>
    </style:style>
    <style:style style:name="ro1" style:family="table-row">
      <style:table-row-properties style:row-height="10.09mm" fo:break-before="auto" style:use-optimal-row-height="false"/>
    </style:style>
    <style:style style:name="ro2" style:family="table-row">
      <style:table-row-properties style:row-height="3.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7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font-name="MS Reference Sans Serif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ffffff"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 style:data-style-name="N34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Arial Black" fo:font-size="6pt" fo:font-weight="bold" style:font-size-asian="6pt" style:font-weight-asian="bold" style:font-size-complex="6pt" style:font-weight-complex="bold"/>
    </style:style>
    <style:style style:name="ce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2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3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4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7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Feriados.$A$1]" style:apply-style-name="AzulFeriado" style:base-cell-address="Calendário.C5"/>
    </style:style>
    <style:style style:name="ce80" style:family="table-cell" style:parent-style-name="Default" style:data-style-name="N30">
      <style:table-cell-properties fo:background-color="#cccccc"/>
    </style:style>
    <style:style style:name="ce81" style:family="table-cell" style:parent-style-name="Default" style:data-style-name="N37">
      <style:table-cell-properties fo:background-color="#cccccc"/>
    </style:style>
    <style:style style:name="ce82" style:family="table-cell" style:parent-style-name="Default" style:data-style-name="N37">
      <style:table-cell-properties fo:background-color="#eeeeee"/>
    </style:style>
    <style:style style:name="ce83" style:family="table-cell" style:parent-style-name="Default" style:data-style-name="N38">
      <style:table-cell-properties fo:background-color="#eeeeee"/>
    </style:style>
    <style:style style:name="ce84" style:family="table-cell" style:parent-style-name="Default" style:data-style-name="N110">
      <style:table-cell-properties fo:background-color="#eeeeee"/>
    </style:style>
    <style:style style:name="ce85" style:family="table-cell" style:parent-style-name="Default" style:data-style-name="N34">
      <style:table-cell-properties fo:background-color="#eeeeee"/>
    </style:style>
    <style:style style:name="ce86" style:family="table-cell" style:parent-style-name="Default" style:data-style-name="N111">
      <style:table-cell-properties fo:background-color="#eeeeee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eeeeee"/>
    </style:style>
    <style:style style:name="ce89" style:family="table-cell" style:parent-style-name="Default" style:data-style-name="N38">
      <style:table-cell-properties fo:background-color="#eeeeee"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36">
      <style:table-cell-properties fo:background-color="#eeeeee"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36">
      <style:table-cell-properties fo:background-color="#eeeeee"/>
    </style:style>
    <style:style style:name="ce93" style:family="table-cell" style:parent-style-name="Default" style:data-style-name="N37">
      <style:table-cell-properties fo:background-color="#ffff99"/>
    </style:style>
    <style:style style:name="ce94" style:family="table-cell" style:parent-style-name="Default" style:data-style-name="N38">
      <style:table-cell-properties fo:background-color="#ffff99"/>
    </style:style>
    <style:style style:name="ce95" style:family="table-cell" style:parent-style-name="Default">
      <style:table-cell-properties fo:background-color="#ffff99"/>
    </style:style>
    <style:style style:name="gr1" style:family="graphic">
      <style:graphic-properties style:writing-mode="rl-tb"/>
    </style:style>
    <style:style style:name="gr2" style:family="graphic">
      <style:graphic-properties draw:stroke="none" svg:stroke-color="#000000" draw:fill="none" draw:fill-color="#ffffff" fo:min-height="9.66mm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28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end"/>
      <style:text-properties fo:font-family="'Liberation Sans'" style:font-style-name="Negrito" style:font-family-generic="swiss" fo:font-size="12pt" fo:font-weight="bold"/>
    </style:style>
    <style:style style:name="P2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endário" table:style-name="ta1" table:print-ranges="Calendário.C1:Calendário.AG28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aixa de combinação 1" form:control-implementation="ooo:com.sun.star.form.component.ComboBox" xml:id="control1" form:id="control1" form:dropdown="true" form:printable="false" form:size="20" form:convert-empty-to-null="true" form:list-source-type="table" form:linked-cell="Datas.Q1" form:source-cell-range="Datas.P1:Datas.P100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combobox>
          </form:form>
        </office:forms>
        <table:shapes>
          <draw:control draw:z-index="0" draw:style-name="gr1" draw:text-style-name="P1" svg:width="66.6mm" svg:height="10.24mm" svg:x="279.18mm" svg:y="88.49mm" draw:control="control1"/>
          <draw:frame draw:z-index="1" draw:style-name="gr2" draw:text-style-name="P2" svg:width="59.93mm" svg:height="9.66mm" svg:x="284.4mm" svg:y="79.37mm">
            <draw:text-box>
              <text:p><text:span text:style-name="T1">Ano do Calendário</text:span></text:p>
            </draw:text-box>
          </draw:frame>
        </table:shapes>
        <table:table-column table:style-name="co1" table:number-columns-repeated="36" table:default-cell-style-name="Default"/>
        <table:table-column table:style-name="co2" table:number-columns-repeated="5" table:default-cell-style-name="Default"/>
        <table:table-column table:style-name="co3" table:number-columns-repeated="17" table:default-cell-style-name="Default"/>
        <table:table-row table:style-name="ro1">
          <table:table-cell table:style-name="ce1" table:number-columns-repeated="2"/>
          <table:table-cell table:style-name="ce2" table:formula="of:=CONCATENATE(&quot;Calendário - &quot;;[Datas.K1])" office:value-type="string" office:string-value="Calendário - 2017" calcext:value-type="string" table:number-columns-spanned="31" table:number-rows-spanned="1">
            <office:annotation draw:style-name="gr3" draw:text-style-name="P4" svg:width="120.42mm" svg:height="30.39mm" svg:x="265.21mm" svg:y="36.13mm" draw:caption-point-x="-34.23mm" draw:caption-point-y="-36.03mm">
              <dc:date>2016-11-07T00:00:00</dc:date>
              <text:p text:style-name="P3"><text:span text:style-name="T2">Altere as datas na pasta “Feriados” para configurar os feriados do ano desejado. Caso o número de feriados existentes em um ano seja diferente do número de dias atualmente configurado, será necessário mudar as regras da formatação condicional desta planilha.</text:span></text:p>
            </office:annotation>
            <text:p>Calendário - 2017</text:p>
          </table:table-cell>
          <table:covered-table-cell table:number-columns-repeated="4"/>
          <table:covered-table-cell table:style-name="ce25"/>
          <table:covered-table-cell table:number-columns-repeated="25"/>
          <table:table-cell table:style-name="ce1" table:number-columns-repeated="4"/>
          <table:table-cell table:style-name="ce80"/>
          <table:table-cell table:style-name="ce1" table:number-columns-repeated="3"/>
          <table:table-cell table:style-name="ce80"/>
          <table:table-cell table:style-name="ce1" table:number-columns-repeated="16"/>
        </table:table-row>
        <table:table-row table:style-name="ro2">
          <table:table-cell table:style-name="ce1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4" table:formula="of:=PROPER(TEXT([Datas.M1];&quot;MMMM&quot;))" office:value-type="string" office:string-value="Janeiro" calcext:value-type="string" table:number-columns-spanned="7" table:number-rows-spanned="1">
            <text:p>Janeiro</text:p>
          </table:table-cell>
          <table:covered-table-cell table:number-columns-repeated="4"/>
          <table:covered-table-cell table:style-name="ce25"/>
          <table:covered-table-cell/>
          <table:table-cell/>
          <table:table-cell table:style-name="ce4" table:formula="of:=PROPER(TEXT([Datas.M2];&quot;MMMM&quot;))" office:value-type="string" office:string-value="Fevereiro" calcext:value-type="string" table:number-columns-spanned="7" table:number-rows-spanned="1">
            <text:p>Fevereiro</text:p>
          </table:table-cell>
          <table:covered-table-cell table:number-columns-repeated="6"/>
          <table:table-cell/>
          <table:table-cell table:style-name="ce4" table:formula="of:=PROPER(TEXT([Datas.M3];&quot;MMMM&quot;))" office:value-type="string" office:string-value="Março" calcext:value-type="string" table:number-columns-spanned="7" table:number-rows-spanned="1">
            <text:p>Março</text:p>
          </table:table-cell>
          <table:covered-table-cell table:number-columns-repeated="4"/>
          <table:covered-table-cell table:style-name="ce25"/>
          <table:covered-table-cell/>
          <table:table-cell/>
          <table:table-cell table:style-name="ce4" table:formula="of:=PROPER(TEXT([Datas.M4];&quot;MMMM&quot;))" office:value-type="string" office:string-value="Abril" calcext:value-type="string" table:number-columns-spanned="7" table:number-rows-spanned="1">
            <text:p>Abril</text:p>
          </table:table-cell>
          <table:covered-table-cell table:number-columns-repeated="6"/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6" table:formula="of:=IF(WEEKDAY([Datas.$M$1];2)=[.C$2];[Datas.$M$1];&quot;&quot;)" office:value-type="date" office:date-value="2017-01-01" calcext:value-type="date">
            <text:p>01</text:p>
          </table:table-cell>
          <table:table-cell table:style-name="ce24" table:formula="of:=IF([.C5]&lt;&gt;&quot;&quot;;[.C5]+1;IF(WEEKDAY([Datas.$M$1];2)=[.D$2];[Datas.$M$1];&quot;&quot;))" office:value-type="date" office:date-value="2017-01-02" calcext:value-type="date">
            <text:p>02</text:p>
          </table:table-cell>
          <table:table-cell table:style-name="ce6" table:formula="of:=IF([.D5]&lt;&gt;&quot;&quot;;[.D5]+1;IF(WEEKDAY([Datas.$M$1];2)=[.E$2];[Datas.$M$1];&quot;&quot;))" office:value-type="date" office:date-value="2017-01-03" calcext:value-type="date">
            <text:p>03</text:p>
          </table:table-cell>
          <table:table-cell table:style-name="ce6" table:formula="of:=IF([.E5]&lt;&gt;&quot;&quot;;[.E5]+1;IF(WEEKDAY([Datas.$M$1];2)=[.F$2];[Datas.$M$1];&quot;&quot;))" office:value-type="date" office:date-value="2017-01-04" calcext:value-type="date">
            <text:p>04</text:p>
          </table:table-cell>
          <table:table-cell table:style-name="ce6" table:formula="of:=IF([.F5]&lt;&gt;&quot;&quot;;[.F5]+1;IF(WEEKDAY([Datas.$M$1];2)=[.G$2];[Datas.$M$1];&quot;&quot;))" office:value-type="date" office:date-value="2017-01-05" calcext:value-type="date">
            <text:p>05</text:p>
          </table:table-cell>
          <table:table-cell table:style-name="ce6" table:formula="of:=IF([.G5]&lt;&gt;&quot;&quot;;[.G5]+1;IF(WEEKDAY([Datas.$M$1];2)=[.H$2];[Datas.$M$1];&quot;&quot;))" office:value-type="date" office:date-value="2017-01-06" calcext:value-type="date">
            <text:p>06</text:p>
          </table:table-cell>
          <table:table-cell table:style-name="ce6" table:formula="of:=IF([.H5]&lt;&gt;&quot;&quot;;[.H5]+1;IF(WEEKDAY([Datas.$M$1];2)=[.I$2];[Datas.$M$1];&quot;&quot;))" office:value-type="date" office:date-value="2017-01-07" calcext:value-type="date">
            <text:p>07</text:p>
          </table:table-cell>
          <table:table-cell/>
          <table:table-cell table:style-name="ce26" table:formula="of:=IF(WEEKDAY([Datas.$M$2];2)=[.K$2];[Datas.$M$2];&quot;&quot;)">
            <text:p/>
          </table:table-cell>
          <table:table-cell table:style-name="ce6" table:formula="of:=IF([.K5]&lt;&gt;&quot;&quot;;[.K5]+1;IF(WEEKDAY([Datas.$M$2];2)=[.L$2];[Datas.$M$2];&quot;&quot;))">
            <text:p/>
          </table:table-cell>
          <table:table-cell table:style-name="ce6" table:formula="of:=IF([.L5]&lt;&gt;&quot;&quot;;[.L5]+1;IF(WEEKDAY([Datas.$M$2];2)=[.M$2];[Datas.$M$2];&quot;&quot;))">
            <text:p/>
          </table:table-cell>
          <table:table-cell table:style-name="ce6" table:formula="of:=IF([.M5]&lt;&gt;&quot;&quot;;[.M5]+1;IF(WEEKDAY([Datas.$M$2];2)=[.N$2];[Datas.$M$2];&quot;&quot;))" office:value-type="date" office:date-value="2017-02-01" calcext:value-type="date">
            <text:p>01</text:p>
          </table:table-cell>
          <table:table-cell table:style-name="ce6" table:formula="of:=IF([.N5]&lt;&gt;&quot;&quot;;[.N5]+1;IF(WEEKDAY([Datas.$M$2];2)=[.O$2];[Datas.$M$2];&quot;&quot;))" office:value-type="date" office:date-value="2017-02-02" calcext:value-type="date">
            <text:p>02</text:p>
          </table:table-cell>
          <table:table-cell table:style-name="ce6" table:formula="of:=IF([.O5]&lt;&gt;&quot;&quot;;[.O5]+1;IF(WEEKDAY([Datas.$M$2];2)=[.P$2];[Datas.$M$2];&quot;&quot;))" office:value-type="date" office:date-value="2017-02-03" calcext:value-type="date">
            <text:p>03</text:p>
          </table:table-cell>
          <table:table-cell table:style-name="ce6" table:formula="of:=IF([.P5]&lt;&gt;&quot;&quot;;[.P5]+1;IF(WEEKDAY([Datas.$M$2];2)=[.Q$2];[Datas.$M$2];&quot;&quot;))" office:value-type="date" office:date-value="2017-02-04" calcext:value-type="date">
            <text:p>04</text:p>
          </table:table-cell>
          <table:table-cell/>
          <table:table-cell table:style-name="ce44" table:formula="of:=IF(WEEKDAY([Datas.$M$3];2)=[.S$2];[Datas.$M$3];&quot;&quot;)">
            <text:p/>
          </table:table-cell>
          <table:table-cell table:style-name="ce6" table:formula="of:=IF([.S5]&lt;&gt;&quot;&quot;;[.S5]+1;IF(WEEKDAY([Datas.$M$3];2)=[.T$2];[Datas.$M$3];&quot;&quot;))">
            <text:p/>
          </table:table-cell>
          <table:table-cell table:style-name="ce6" table:formula="of:=IF([.T5]&lt;&gt;&quot;&quot;;[.T5]+1;IF(WEEKDAY([Datas.$M$3];2)=[.U$2];[Datas.$M$3];&quot;&quot;))">
            <text:p/>
          </table:table-cell>
          <table:table-cell table:style-name="ce6" table:formula="of:=IF([.U5]&lt;&gt;&quot;&quot;;[.U5]+1;IF(WEEKDAY([Datas.$M$3];2)=[.V$2];[Datas.$M$3];&quot;&quot;))" office:value-type="date" office:date-value="2017-03-01" calcext:value-type="date">
            <text:p>01</text:p>
          </table:table-cell>
          <table:table-cell table:style-name="ce6" table:formula="of:=IF([.V5]&lt;&gt;&quot;&quot;;[.V5]+1;IF(WEEKDAY([Datas.$M$3];2)=[.W$2];[Datas.$M$3];&quot;&quot;))" office:value-type="date" office:date-value="2017-03-02" calcext:value-type="date">
            <text:p>02</text:p>
          </table:table-cell>
          <table:table-cell table:style-name="ce6" table:formula="of:=IF([.W5]&lt;&gt;&quot;&quot;;[.W5]+1;IF(WEEKDAY([Datas.$M$3];2)=[.X$2];[Datas.$M$3];&quot;&quot;))" office:value-type="date" office:date-value="2017-03-03" calcext:value-type="date">
            <text:p>03</text:p>
          </table:table-cell>
          <table:table-cell table:style-name="ce6" table:formula="of:=IF([.X5]&lt;&gt;&quot;&quot;;[.X5]+1;IF(WEEKDAY([Datas.$M$3];2)=[.Y$2];[Datas.$M$3];&quot;&quot;))" office:value-type="date" office:date-value="2017-03-04" calcext:value-type="date">
            <text:p>04</text:p>
          </table:table-cell>
          <table:table-cell/>
          <table:table-cell table:style-name="ce62" table:formula="of:=IF(WEEKDAY([Datas.$M$4];2)=[.AA$2];[Datas.$M$4];&quot;&quot;)">
            <text:p/>
          </table:table-cell>
          <table:table-cell table:style-name="ce6" table:formula="of:=IF([.AA5]&lt;&gt;&quot;&quot;;[.AA5]+1;IF(WEEKDAY([Datas.$M$4];2)=[.AB$2];[Datas.$M$4];&quot;&quot;))">
            <text:p/>
          </table:table-cell>
          <table:table-cell table:style-name="ce6" table:formula="of:=IF([.AB5]&lt;&gt;&quot;&quot;;[.AB5]+1;IF(WEEKDAY([Datas.$M$4];2)=[.AC$2];[Datas.$M$4];&quot;&quot;))">
            <text:p/>
          </table:table-cell>
          <table:table-cell table:style-name="ce6" table:formula="of:=IF([.AC5]&lt;&gt;&quot;&quot;;[.AC5]+1;IF(WEEKDAY([Datas.$M$4];2)=[.AD$2];[Datas.$M$4];&quot;&quot;))">
            <text:p/>
          </table:table-cell>
          <table:table-cell table:style-name="ce6" table:formula="of:=IF([.AD5]&lt;&gt;&quot;&quot;;[.AD5]+1;IF(WEEKDAY([Datas.$M$4];2)=[.AE$2];[Datas.$M$4];&quot;&quot;))">
            <text:p/>
          </table:table-cell>
          <table:table-cell table:style-name="ce6" table:formula="of:=IF([.AE5]&lt;&gt;&quot;&quot;;[.AE5]+1;IF(WEEKDAY([Datas.$M$4];2)=[.AF$2];[Datas.$M$4];&quot;&quot;))">
            <text:p/>
          </table:table-cell>
          <table:table-cell table:style-name="ce6" table:formula="of:=IF([.AF5]&lt;&gt;&quot;&quot;;[.AF5]+1;IF(WEEKDAY([Datas.$M$4];2)=[.AG$2];[Datas.$M$4];&quot;&quot;))" office:value-type="date" office:date-value="2017-04-01" calcext:value-type="date">
            <text:p>01</text:p>
          </table:table-cell>
          <table:table-cell table:style-name="ce1" table:number-columns-repeated="4"/>
          <table:table-cell table:style-name="ce81"/>
          <table:table-cell table:style-name="ce1" table:number-columns-repeated="20"/>
        </table:table-row>
        <table:table-row table:style-name="ro3">
          <table:table-cell table:style-name="ce1" table:number-columns-repeated="2"/>
          <table:table-cell table:style-name="ce7" table:formula="of:=IF([.I5]=&quot;&quot;;&quot;&quot;;IF(MONTH([.I5]+1)=MONTH([Datas.$M$1]);[.I5]+1;&quot;&quot;))" office:value-type="date" office:date-value="2017-01-08" calcext:value-type="date">
            <text:p>08</text:p>
          </table:table-cell>
          <table:table-cell table:style-name="ce6" table:formula="of:=IF([.C6]=&quot;&quot;;&quot;&quot;;IF(MONTH([.C6]+1)=MONTH([Datas.$M$1]);[.C6]+1;&quot;&quot;))" office:value-type="date" office:date-value="2017-01-09" calcext:value-type="date">
            <text:p>09</text:p>
          </table:table-cell>
          <table:table-cell table:style-name="ce6" table:formula="of:=IF([.D6]=&quot;&quot;;&quot;&quot;;IF(MONTH([.D6]+1)=MONTH([Datas.$M$1]);[.D6]+1;&quot;&quot;))" office:value-type="date" office:date-value="2017-01-10" calcext:value-type="date">
            <text:p>10</text:p>
          </table:table-cell>
          <table:table-cell table:style-name="ce6" table:formula="of:=IF([.E6]=&quot;&quot;;&quot;&quot;;IF(MONTH([.E6]+1)=MONTH([Datas.$M$1]);[.E6]+1;&quot;&quot;))" office:value-type="date" office:date-value="2017-01-11" calcext:value-type="date">
            <text:p>11</text:p>
          </table:table-cell>
          <table:table-cell table:style-name="ce6" table:formula="of:=IF([.F6]=&quot;&quot;;&quot;&quot;;IF(MONTH([.F6]+1)=MONTH([Datas.$M$1]);[.F6]+1;&quot;&quot;))" office:value-type="date" office:date-value="2017-01-12" calcext:value-type="date">
            <text:p>12</text:p>
          </table:table-cell>
          <table:table-cell table:style-name="ce6" table:formula="of:=IF([.G6]=&quot;&quot;;&quot;&quot;;IF(MONTH([.G6]+1)=MONTH([Datas.$M$1]);[.G6]+1;&quot;&quot;))" office:value-type="date" office:date-value="2017-01-13" calcext:value-type="date">
            <text:p>13</text:p>
          </table:table-cell>
          <table:table-cell table:style-name="ce6" table:formula="of:=IF([.H6]=&quot;&quot;;&quot;&quot;;IF(MONTH([.H6]+1)=MONTH([Datas.$M$1]);[.H6]+1;&quot;&quot;))" office:value-type="date" office:date-value="2017-01-14" calcext:value-type="date">
            <text:p>14</text:p>
          </table:table-cell>
          <table:table-cell/>
          <table:table-cell table:style-name="ce27" table:formula="of:=IF([.Q5]=&quot;&quot;;&quot;&quot;;IF(MONTH([.Q5]+1)=MONTH([Datas.$M$2]);[.Q5]+1;&quot;&quot;))" office:value-type="date" office:date-value="2017-02-05" calcext:value-type="date">
            <text:p>05</text:p>
          </table:table-cell>
          <table:table-cell table:style-name="ce6" table:formula="of:=IF([.K6]=&quot;&quot;;&quot;&quot;;IF(MONTH([.K6]+1)=MONTH([Datas.$M$2]);[.K6]+1;&quot;&quot;))" office:value-type="date" office:date-value="2017-02-06" calcext:value-type="date">
            <text:p>06</text:p>
          </table:table-cell>
          <table:table-cell table:style-name="ce6" table:formula="of:=IF([.L6]=&quot;&quot;;&quot;&quot;;IF(MONTH([.L6]+1)=MONTH([Datas.$M$2]);[.L6]+1;&quot;&quot;))" office:value-type="date" office:date-value="2017-02-07" calcext:value-type="date">
            <text:p>07</text:p>
          </table:table-cell>
          <table:table-cell table:style-name="ce6" table:formula="of:=IF([.M6]=&quot;&quot;;&quot;&quot;;IF(MONTH([.M6]+1)=MONTH([Datas.$M$2]);[.M6]+1;&quot;&quot;))" office:value-type="date" office:date-value="2017-02-08" calcext:value-type="date">
            <text:p>08</text:p>
          </table:table-cell>
          <table:table-cell table:style-name="ce6" table:formula="of:=IF([.N6]=&quot;&quot;;&quot;&quot;;IF(MONTH([.N6]+1)=MONTH([Datas.$M$2]);[.N6]+1;&quot;&quot;))" office:value-type="date" office:date-value="2017-02-09" calcext:value-type="date">
            <text:p>09</text:p>
          </table:table-cell>
          <table:table-cell table:style-name="ce6" table:formula="of:=IF([.O6]=&quot;&quot;;&quot;&quot;;IF(MONTH([.O6]+1)=MONTH([Datas.$M$2]);[.O6]+1;&quot;&quot;))" office:value-type="date" office:date-value="2017-02-10" calcext:value-type="date">
            <text:p>10</text:p>
          </table:table-cell>
          <table:table-cell table:style-name="ce6" table:formula="of:=IF([.P6]=&quot;&quot;;&quot;&quot;;IF(MONTH([.P6]+1)=MONTH([Datas.$M$2]);[.P6]+1;&quot;&quot;))" office:value-type="date" office:date-value="2017-02-11" calcext:value-type="date">
            <text:p>11</text:p>
          </table:table-cell>
          <table:table-cell/>
          <table:table-cell table:style-name="ce45" table:formula="of:=IF([.Y5]=&quot;&quot;;&quot;&quot;;IF(MONTH([.Y5]+1)=MONTH([Datas.$M$3]);[.Y5]+1;&quot;&quot;))" office:value-type="date" office:date-value="2017-03-05" calcext:value-type="date">
            <text:p>05</text:p>
          </table:table-cell>
          <table:table-cell table:style-name="ce6" table:formula="of:=IF([.S6]=&quot;&quot;;&quot;&quot;;IF(MONTH([.S6]+1)=MONTH([Datas.$M$3]);[.S6]+1;&quot;&quot;))" office:value-type="date" office:date-value="2017-03-06" calcext:value-type="date">
            <text:p>06</text:p>
          </table:table-cell>
          <table:table-cell table:style-name="ce6" table:formula="of:=IF([.T6]=&quot;&quot;;&quot;&quot;;IF(MONTH([.T6]+1)=MONTH([Datas.$M$3]);[.T6]+1;&quot;&quot;))" office:value-type="date" office:date-value="2017-03-07" calcext:value-type="date">
            <text:p>07</text:p>
          </table:table-cell>
          <table:table-cell table:style-name="ce6" table:formula="of:=IF([.U6]=&quot;&quot;;&quot;&quot;;IF(MONTH([.U6]+1)=MONTH([Datas.$M$3]);[.U6]+1;&quot;&quot;))" office:value-type="date" office:date-value="2017-03-08" calcext:value-type="date">
            <text:p>08</text:p>
          </table:table-cell>
          <table:table-cell table:style-name="ce6" table:formula="of:=IF([.V6]=&quot;&quot;;&quot;&quot;;IF(MONTH([.V6]+1)=MONTH([Datas.$M$3]);[.V6]+1;&quot;&quot;))" office:value-type="date" office:date-value="2017-03-09" calcext:value-type="date">
            <text:p>09</text:p>
          </table:table-cell>
          <table:table-cell table:style-name="ce6" table:formula="of:=IF([.W6]=&quot;&quot;;&quot;&quot;;IF(MONTH([.W6]+1)=MONTH([Datas.$M$3]);[.W6]+1;&quot;&quot;))" office:value-type="date" office:date-value="2017-03-10" calcext:value-type="date">
            <text:p>10</text:p>
          </table:table-cell>
          <table:table-cell table:style-name="ce6" table:formula="of:=IF([.X6]=&quot;&quot;;&quot;&quot;;IF(MONTH([.X6]+1)=MONTH([Datas.$M$3]);[.X6]+1;&quot;&quot;))" office:value-type="date" office:date-value="2017-03-11" calcext:value-type="date">
            <text:p>11</text:p>
          </table:table-cell>
          <table:table-cell/>
          <table:table-cell table:style-name="ce63" table:formula="of:=IF([.AG5]=&quot;&quot;;&quot;&quot;;IF(MONTH([.AG5]+1)=MONTH([Datas.$M$4]);[.AG5]+1;&quot;&quot;))" office:value-type="date" office:date-value="2017-04-02" calcext:value-type="date">
            <text:p>02</text:p>
          </table:table-cell>
          <table:table-cell table:style-name="ce6" table:formula="of:=IF([.AA6]=&quot;&quot;;&quot;&quot;;IF(MONTH([.AA6]+1)=MONTH([Datas.$M$4]);[.AA6]+1;&quot;&quot;))" office:value-type="date" office:date-value="2017-04-03" calcext:value-type="date">
            <text:p>03</text:p>
          </table:table-cell>
          <table:table-cell table:style-name="ce6" table:formula="of:=IF([.AB6]=&quot;&quot;;&quot;&quot;;IF(MONTH([.AB6]+1)=MONTH([Datas.$M$4]);[.AB6]+1;&quot;&quot;))" office:value-type="date" office:date-value="2017-04-04" calcext:value-type="date">
            <text:p>04</text:p>
          </table:table-cell>
          <table:table-cell table:style-name="ce6" table:formula="of:=IF([.AC6]=&quot;&quot;;&quot;&quot;;IF(MONTH([.AC6]+1)=MONTH([Datas.$M$4]);[.AC6]+1;&quot;&quot;))" office:value-type="date" office:date-value="2017-04-05" calcext:value-type="date">
            <text:p>05</text:p>
          </table:table-cell>
          <table:table-cell table:style-name="ce6" table:formula="of:=IF([.AD6]=&quot;&quot;;&quot;&quot;;IF(MONTH([.AD6]+1)=MONTH([Datas.$M$4]);[.AD6]+1;&quot;&quot;))" office:value-type="date" office:date-value="2017-04-06" calcext:value-type="date">
            <text:p>06</text:p>
          </table:table-cell>
          <table:table-cell table:style-name="ce6" table:formula="of:=IF([.AE6]=&quot;&quot;;&quot;&quot;;IF(MONTH([.AE6]+1)=MONTH([Datas.$M$4]);[.AE6]+1;&quot;&quot;))" office:value-type="date" office:date-value="2017-04-07" calcext:value-type="date">
            <text:p>07</text:p>
          </table:table-cell>
          <table:table-cell table:style-name="ce6" table:formula="of:=IF([.AF6]=&quot;&quot;;&quot;&quot;;IF(MONTH([.AF6]+1)=MONTH([Datas.$M$4]);[.AF6]+1;&quot;&quot;))" office:value-type="date" office:date-value="2017-04-08" calcext:value-type="date">
            <text:p>08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8" table:formula="of:=IF([.I6]=&quot;&quot;;&quot;&quot;;IF(MONTH([.I6]+1)=MONTH([Datas.$M$1]);[.I6]+1;&quot;&quot;))" office:value-type="date" office:date-value="2017-01-15" calcext:value-type="date">
            <text:p>15</text:p>
          </table:table-cell>
          <table:table-cell table:style-name="ce6" table:formula="of:=IF([.C7]=&quot;&quot;;&quot;&quot;;IF(MONTH([.C7]+1)=MONTH([Datas.$M$1]);[.C7]+1;&quot;&quot;))" office:value-type="date" office:date-value="2017-01-16" calcext:value-type="date">
            <text:p>16</text:p>
          </table:table-cell>
          <table:table-cell table:style-name="ce6" table:formula="of:=IF([.D7]=&quot;&quot;;&quot;&quot;;IF(MONTH([.D7]+1)=MONTH([Datas.$M$1]);[.D7]+1;&quot;&quot;))" office:value-type="date" office:date-value="2017-01-17" calcext:value-type="date">
            <text:p>17</text:p>
          </table:table-cell>
          <table:table-cell table:style-name="ce6" table:formula="of:=IF([.E7]=&quot;&quot;;&quot;&quot;;IF(MONTH([.E7]+1)=MONTH([Datas.$M$1]);[.E7]+1;&quot;&quot;))" office:value-type="date" office:date-value="2017-01-18" calcext:value-type="date">
            <text:p>18</text:p>
          </table:table-cell>
          <table:table-cell table:style-name="ce6" table:formula="of:=IF([.F7]=&quot;&quot;;&quot;&quot;;IF(MONTH([.F7]+1)=MONTH([Datas.$M$1]);[.F7]+1;&quot;&quot;))" office:value-type="date" office:date-value="2017-01-19" calcext:value-type="date">
            <text:p>19</text:p>
          </table:table-cell>
          <table:table-cell table:style-name="ce6" table:formula="of:=IF([.G7]=&quot;&quot;;&quot;&quot;;IF(MONTH([.G7]+1)=MONTH([Datas.$M$1]);[.G7]+1;&quot;&quot;))" office:value-type="date" office:date-value="2017-01-20" calcext:value-type="date">
            <text:p>20</text:p>
          </table:table-cell>
          <table:table-cell table:style-name="ce6" table:formula="of:=IF([.H7]=&quot;&quot;;&quot;&quot;;IF(MONTH([.H7]+1)=MONTH([Datas.$M$1]);[.H7]+1;&quot;&quot;))" office:value-type="date" office:date-value="2017-01-21" calcext:value-type="date">
            <text:p>21</text:p>
          </table:table-cell>
          <table:table-cell/>
          <table:table-cell table:style-name="ce28" table:formula="of:=IF([.Q6]=&quot;&quot;;&quot;&quot;;IF(MONTH([.Q6]+1)=MONTH([Datas.$M$2]);[.Q6]+1;&quot;&quot;))" office:value-type="date" office:date-value="2017-02-12" calcext:value-type="date">
            <text:p>12</text:p>
          </table:table-cell>
          <table:table-cell table:style-name="ce6" table:formula="of:=IF([.K7]=&quot;&quot;;&quot;&quot;;IF(MONTH([.K7]+1)=MONTH([Datas.$M$2]);[.K7]+1;&quot;&quot;))" office:value-type="date" office:date-value="2017-02-13" calcext:value-type="date">
            <text:p>13</text:p>
          </table:table-cell>
          <table:table-cell table:style-name="ce6" table:formula="of:=IF([.L7]=&quot;&quot;;&quot;&quot;;IF(MONTH([.L7]+1)=MONTH([Datas.$M$2]);[.L7]+1;&quot;&quot;))" office:value-type="date" office:date-value="2017-02-14" calcext:value-type="date">
            <text:p>14</text:p>
          </table:table-cell>
          <table:table-cell table:style-name="ce6" table:formula="of:=IF([.M7]=&quot;&quot;;&quot;&quot;;IF(MONTH([.M7]+1)=MONTH([Datas.$M$2]);[.M7]+1;&quot;&quot;))" office:value-type="date" office:date-value="2017-02-15" calcext:value-type="date">
            <text:p>15</text:p>
          </table:table-cell>
          <table:table-cell table:style-name="ce6" table:formula="of:=IF([.N7]=&quot;&quot;;&quot;&quot;;IF(MONTH([.N7]+1)=MONTH([Datas.$M$2]);[.N7]+1;&quot;&quot;))" office:value-type="date" office:date-value="2017-02-16" calcext:value-type="date">
            <text:p>16</text:p>
          </table:table-cell>
          <table:table-cell table:style-name="ce6" table:formula="of:=IF([.O7]=&quot;&quot;;&quot;&quot;;IF(MONTH([.O7]+1)=MONTH([Datas.$M$2]);[.O7]+1;&quot;&quot;))" office:value-type="date" office:date-value="2017-02-17" calcext:value-type="date">
            <text:p>17</text:p>
          </table:table-cell>
          <table:table-cell table:style-name="ce6" table:formula="of:=IF([.P7]=&quot;&quot;;&quot;&quot;;IF(MONTH([.P7]+1)=MONTH([Datas.$M$2]);[.P7]+1;&quot;&quot;))" office:value-type="date" office:date-value="2017-02-18" calcext:value-type="date">
            <text:p>18</text:p>
          </table:table-cell>
          <table:table-cell/>
          <table:table-cell table:style-name="ce46" table:formula="of:=IF([.Y6]=&quot;&quot;;&quot;&quot;;IF(MONTH([.Y6]+1)=MONTH([Datas.$M$3]);[.Y6]+1;&quot;&quot;))" office:value-type="date" office:date-value="2017-03-12" calcext:value-type="date">
            <text:p>12</text:p>
          </table:table-cell>
          <table:table-cell table:style-name="ce6" table:formula="of:=IF([.S7]=&quot;&quot;;&quot;&quot;;IF(MONTH([.S7]+1)=MONTH([Datas.$M$3]);[.S7]+1;&quot;&quot;))" office:value-type="date" office:date-value="2017-03-13" calcext:value-type="date">
            <text:p>13</text:p>
          </table:table-cell>
          <table:table-cell table:style-name="ce6" table:formula="of:=IF([.T7]=&quot;&quot;;&quot;&quot;;IF(MONTH([.T7]+1)=MONTH([Datas.$M$3]);[.T7]+1;&quot;&quot;))" office:value-type="date" office:date-value="2017-03-14" calcext:value-type="date">
            <text:p>14</text:p>
          </table:table-cell>
          <table:table-cell table:style-name="ce6" table:formula="of:=IF([.U7]=&quot;&quot;;&quot;&quot;;IF(MONTH([.U7]+1)=MONTH([Datas.$M$3]);[.U7]+1;&quot;&quot;))" office:value-type="date" office:date-value="2017-03-15" calcext:value-type="date">
            <text:p>15</text:p>
          </table:table-cell>
          <table:table-cell table:style-name="ce6" table:formula="of:=IF([.V7]=&quot;&quot;;&quot;&quot;;IF(MONTH([.V7]+1)=MONTH([Datas.$M$3]);[.V7]+1;&quot;&quot;))" office:value-type="date" office:date-value="2017-03-16" calcext:value-type="date">
            <text:p>16</text:p>
          </table:table-cell>
          <table:table-cell table:style-name="ce6" table:formula="of:=IF([.W7]=&quot;&quot;;&quot;&quot;;IF(MONTH([.W7]+1)=MONTH([Datas.$M$3]);[.W7]+1;&quot;&quot;))" office:value-type="date" office:date-value="2017-03-17" calcext:value-type="date">
            <text:p>17</text:p>
          </table:table-cell>
          <table:table-cell table:style-name="ce6" table:formula="of:=IF([.X7]=&quot;&quot;;&quot;&quot;;IF(MONTH([.X7]+1)=MONTH([Datas.$M$3]);[.X7]+1;&quot;&quot;))" office:value-type="date" office:date-value="2017-03-18" calcext:value-type="date">
            <text:p>18</text:p>
          </table:table-cell>
          <table:table-cell/>
          <table:table-cell table:style-name="ce64" table:formula="of:=IF([.AG6]=&quot;&quot;;&quot;&quot;;IF(MONTH([.AG6]+1)=MONTH([Datas.$M$4]);[.AG6]+1;&quot;&quot;))" office:value-type="date" office:date-value="2017-04-09" calcext:value-type="date">
            <text:p>09</text:p>
          </table:table-cell>
          <table:table-cell table:style-name="ce6" table:formula="of:=IF([.AA7]=&quot;&quot;;&quot;&quot;;IF(MONTH([.AA7]+1)=MONTH([Datas.$M$4]);[.AA7]+1;&quot;&quot;))" office:value-type="date" office:date-value="2017-04-10" calcext:value-type="date">
            <text:p>10</text:p>
          </table:table-cell>
          <table:table-cell table:style-name="ce6" table:formula="of:=IF([.AB7]=&quot;&quot;;&quot;&quot;;IF(MONTH([.AB7]+1)=MONTH([Datas.$M$4]);[.AB7]+1;&quot;&quot;))" office:value-type="date" office:date-value="2017-04-11" calcext:value-type="date">
            <text:p>11</text:p>
          </table:table-cell>
          <table:table-cell table:style-name="ce6" table:formula="of:=IF([.AC7]=&quot;&quot;;&quot;&quot;;IF(MONTH([.AC7]+1)=MONTH([Datas.$M$4]);[.AC7]+1;&quot;&quot;))" office:value-type="date" office:date-value="2017-04-12" calcext:value-type="date">
            <text:p>12</text:p>
          </table:table-cell>
          <table:table-cell table:style-name="ce6" table:formula="of:=IF([.AD7]=&quot;&quot;;&quot;&quot;;IF(MONTH([.AD7]+1)=MONTH([Datas.$M$4]);[.AD7]+1;&quot;&quot;))" office:value-type="date" office:date-value="2017-04-13" calcext:value-type="date">
            <text:p>13</text:p>
          </table:table-cell>
          <table:table-cell table:style-name="ce6" table:formula="of:=IF([.AE7]=&quot;&quot;;&quot;&quot;;IF(MONTH([.AE7]+1)=MONTH([Datas.$M$4]);[.AE7]+1;&quot;&quot;))" office:value-type="date" office:date-value="2017-04-14" calcext:value-type="date">
            <text:p>14</text:p>
          </table:table-cell>
          <table:table-cell table:style-name="ce6" table:formula="of:=IF([.AF7]=&quot;&quot;;&quot;&quot;;IF(MONTH([.AF7]+1)=MONTH([Datas.$M$4]);[.AF7]+1;&quot;&quot;))" office:value-type="date" office:date-value="2017-04-15" calcext:value-type="date">
            <text:p>15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9" table:formula="of:=IF([.I7]=&quot;&quot;;&quot;&quot;;IF(MONTH([.I7]+1)=MONTH([Datas.$M$1]);[.I7]+1;&quot;&quot;))" office:value-type="date" office:date-value="2017-01-22" calcext:value-type="date">
            <text:p>22</text:p>
          </table:table-cell>
          <table:table-cell table:style-name="ce6" table:formula="of:=IF([.C8]=&quot;&quot;;&quot;&quot;;IF(MONTH([.C8]+1)=MONTH([Datas.$M$1]);[.C8]+1;&quot;&quot;))" office:value-type="date" office:date-value="2017-01-23" calcext:value-type="date">
            <text:p>23</text:p>
          </table:table-cell>
          <table:table-cell table:style-name="ce6" table:formula="of:=IF([.D8]=&quot;&quot;;&quot;&quot;;IF(MONTH([.D8]+1)=MONTH([Datas.$M$1]);[.D8]+1;&quot;&quot;))" office:value-type="date" office:date-value="2017-01-24" calcext:value-type="date">
            <text:p>24</text:p>
          </table:table-cell>
          <table:table-cell table:style-name="ce6" table:formula="of:=IF([.E8]=&quot;&quot;;&quot;&quot;;IF(MONTH([.E8]+1)=MONTH([Datas.$M$1]);[.E8]+1;&quot;&quot;))" office:value-type="date" office:date-value="2017-01-25" calcext:value-type="date">
            <text:p>25</text:p>
          </table:table-cell>
          <table:table-cell table:style-name="ce6" table:formula="of:=IF([.F8]=&quot;&quot;;&quot;&quot;;IF(MONTH([.F8]+1)=MONTH([Datas.$M$1]);[.F8]+1;&quot;&quot;))" office:value-type="date" office:date-value="2017-01-26" calcext:value-type="date">
            <text:p>26</text:p>
          </table:table-cell>
          <table:table-cell table:style-name="ce6" table:formula="of:=IF([.G8]=&quot;&quot;;&quot;&quot;;IF(MONTH([.G8]+1)=MONTH([Datas.$M$1]);[.G8]+1;&quot;&quot;))" office:value-type="date" office:date-value="2017-01-27" calcext:value-type="date">
            <text:p>27</text:p>
          </table:table-cell>
          <table:table-cell table:style-name="ce6" table:formula="of:=IF([.H8]=&quot;&quot;;&quot;&quot;;IF(MONTH([.H8]+1)=MONTH([Datas.$M$1]);[.H8]+1;&quot;&quot;))" office:value-type="date" office:date-value="2017-01-28" calcext:value-type="date">
            <text:p>28</text:p>
          </table:table-cell>
          <table:table-cell/>
          <table:table-cell table:style-name="ce29" table:formula="of:=IF([.Q7]=&quot;&quot;;&quot;&quot;;IF(MONTH([.Q7]+1)=MONTH([Datas.$M$2]);[.Q7]+1;&quot;&quot;))" office:value-type="date" office:date-value="2017-02-19" calcext:value-type="date">
            <text:p>19</text:p>
          </table:table-cell>
          <table:table-cell table:style-name="ce6" table:formula="of:=IF([.K8]=&quot;&quot;;&quot;&quot;;IF(MONTH([.K8]+1)=MONTH([Datas.$M$2]);[.K8]+1;&quot;&quot;))" office:value-type="date" office:date-value="2017-02-20" calcext:value-type="date">
            <text:p>20</text:p>
          </table:table-cell>
          <table:table-cell table:style-name="ce6" table:formula="of:=IF([.L8]=&quot;&quot;;&quot;&quot;;IF(MONTH([.L8]+1)=MONTH([Datas.$M$2]);[.L8]+1;&quot;&quot;))" office:value-type="date" office:date-value="2017-02-21" calcext:value-type="date">
            <text:p>21</text:p>
          </table:table-cell>
          <table:table-cell table:style-name="ce6" table:formula="of:=IF([.M8]=&quot;&quot;;&quot;&quot;;IF(MONTH([.M8]+1)=MONTH([Datas.$M$2]);[.M8]+1;&quot;&quot;))" office:value-type="date" office:date-value="2017-02-22" calcext:value-type="date">
            <text:p>22</text:p>
          </table:table-cell>
          <table:table-cell table:style-name="ce6" table:formula="of:=IF([.N8]=&quot;&quot;;&quot;&quot;;IF(MONTH([.N8]+1)=MONTH([Datas.$M$2]);[.N8]+1;&quot;&quot;))" office:value-type="date" office:date-value="2017-02-23" calcext:value-type="date">
            <text:p>23</text:p>
          </table:table-cell>
          <table:table-cell table:style-name="ce6" table:formula="of:=IF([.O8]=&quot;&quot;;&quot;&quot;;IF(MONTH([.O8]+1)=MONTH([Datas.$M$2]);[.O8]+1;&quot;&quot;))" office:value-type="date" office:date-value="2017-02-24" calcext:value-type="date">
            <text:p>24</text:p>
          </table:table-cell>
          <table:table-cell table:style-name="ce6" table:formula="of:=IF([.P8]=&quot;&quot;;&quot;&quot;;IF(MONTH([.P8]+1)=MONTH([Datas.$M$2]);[.P8]+1;&quot;&quot;))" office:value-type="date" office:date-value="2017-02-25" calcext:value-type="date">
            <text:p>25</text:p>
          </table:table-cell>
          <table:table-cell/>
          <table:table-cell table:style-name="ce47" table:formula="of:=IF([.Y7]=&quot;&quot;;&quot;&quot;;IF(MONTH([.Y7]+1)=MONTH([Datas.$M$3]);[.Y7]+1;&quot;&quot;))" office:value-type="date" office:date-value="2017-03-19" calcext:value-type="date">
            <text:p>19</text:p>
          </table:table-cell>
          <table:table-cell table:style-name="ce6" table:formula="of:=IF([.S8]=&quot;&quot;;&quot;&quot;;IF(MONTH([.S8]+1)=MONTH([Datas.$M$3]);[.S8]+1;&quot;&quot;))" office:value-type="date" office:date-value="2017-03-20" calcext:value-type="date">
            <text:p>20</text:p>
          </table:table-cell>
          <table:table-cell table:style-name="ce6" table:formula="of:=IF([.T8]=&quot;&quot;;&quot;&quot;;IF(MONTH([.T8]+1)=MONTH([Datas.$M$3]);[.T8]+1;&quot;&quot;))" office:value-type="date" office:date-value="2017-03-21" calcext:value-type="date">
            <text:p>21</text:p>
          </table:table-cell>
          <table:table-cell table:style-name="ce6" table:formula="of:=IF([.U8]=&quot;&quot;;&quot;&quot;;IF(MONTH([.U8]+1)=MONTH([Datas.$M$3]);[.U8]+1;&quot;&quot;))" office:value-type="date" office:date-value="2017-03-22" calcext:value-type="date">
            <text:p>22</text:p>
          </table:table-cell>
          <table:table-cell table:style-name="ce6" table:formula="of:=IF([.V8]=&quot;&quot;;&quot;&quot;;IF(MONTH([.V8]+1)=MONTH([Datas.$M$3]);[.V8]+1;&quot;&quot;))" office:value-type="date" office:date-value="2017-03-23" calcext:value-type="date">
            <text:p>23</text:p>
          </table:table-cell>
          <table:table-cell table:style-name="ce6" table:formula="of:=IF([.W8]=&quot;&quot;;&quot;&quot;;IF(MONTH([.W8]+1)=MONTH([Datas.$M$3]);[.W8]+1;&quot;&quot;))" office:value-type="date" office:date-value="2017-03-24" calcext:value-type="date">
            <text:p>24</text:p>
          </table:table-cell>
          <table:table-cell table:style-name="ce6" table:formula="of:=IF([.X8]=&quot;&quot;;&quot;&quot;;IF(MONTH([.X8]+1)=MONTH([Datas.$M$3]);[.X8]+1;&quot;&quot;))" office:value-type="date" office:date-value="2017-03-25" calcext:value-type="date">
            <text:p>25</text:p>
          </table:table-cell>
          <table:table-cell/>
          <table:table-cell table:style-name="ce65" table:formula="of:=IF([.AG7]=&quot;&quot;;&quot;&quot;;IF(MONTH([.AG7]+1)=MONTH([Datas.$M$4]);[.AG7]+1;&quot;&quot;))" office:value-type="date" office:date-value="2017-04-16" calcext:value-type="date">
            <text:p>16</text:p>
          </table:table-cell>
          <table:table-cell table:style-name="ce6" table:formula="of:=IF([.AA8]=&quot;&quot;;&quot;&quot;;IF(MONTH([.AA8]+1)=MONTH([Datas.$M$4]);[.AA8]+1;&quot;&quot;))" office:value-type="date" office:date-value="2017-04-17" calcext:value-type="date">
            <text:p>17</text:p>
          </table:table-cell>
          <table:table-cell table:style-name="ce6" table:formula="of:=IF([.AB8]=&quot;&quot;;&quot;&quot;;IF(MONTH([.AB8]+1)=MONTH([Datas.$M$4]);[.AB8]+1;&quot;&quot;))" office:value-type="date" office:date-value="2017-04-18" calcext:value-type="date">
            <text:p>18</text:p>
          </table:table-cell>
          <table:table-cell table:style-name="ce6" table:formula="of:=IF([.AC8]=&quot;&quot;;&quot;&quot;;IF(MONTH([.AC8]+1)=MONTH([Datas.$M$4]);[.AC8]+1;&quot;&quot;))" office:value-type="date" office:date-value="2017-04-19" calcext:value-type="date">
            <text:p>19</text:p>
          </table:table-cell>
          <table:table-cell table:style-name="ce6" table:formula="of:=IF([.AD8]=&quot;&quot;;&quot;&quot;;IF(MONTH([.AD8]+1)=MONTH([Datas.$M$4]);[.AD8]+1;&quot;&quot;))" office:value-type="date" office:date-value="2017-04-20" calcext:value-type="date">
            <text:p>20</text:p>
          </table:table-cell>
          <table:table-cell table:style-name="ce6" table:formula="of:=IF([.AE8]=&quot;&quot;;&quot;&quot;;IF(MONTH([.AE8]+1)=MONTH([Datas.$M$4]);[.AE8]+1;&quot;&quot;))" office:value-type="date" office:date-value="2017-04-21" calcext:value-type="date">
            <text:p>21</text:p>
          </table:table-cell>
          <table:table-cell table:style-name="ce6" table:formula="of:=IF([.AF8]=&quot;&quot;;&quot;&quot;;IF(MONTH([.AF8]+1)=MONTH([Datas.$M$4]);[.AF8]+1;&quot;&quot;))" office:value-type="date" office:date-value="2017-04-22" calcext:value-type="date">
            <text:p>22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0" table:formula="of:=IF([.I8]=&quot;&quot;;&quot;&quot;;IF(MONTH([.I8]+1)=MONTH([Datas.$M$1]);[.I8]+1;&quot;&quot;))" office:value-type="date" office:date-value="2017-01-29" calcext:value-type="date">
            <text:p>29</text:p>
          </table:table-cell>
          <table:table-cell table:style-name="ce6" table:formula="of:=IF([.C9]=&quot;&quot;;&quot;&quot;;IF(MONTH([.C9]+1)=MONTH([Datas.$M$1]);[.C9]+1;&quot;&quot;))" office:value-type="date" office:date-value="2017-01-30" calcext:value-type="date">
            <text:p>30</text:p>
          </table:table-cell>
          <table:table-cell table:style-name="ce6" table:formula="of:=IF([.D9]=&quot;&quot;;&quot;&quot;;IF(MONTH([.D9]+1)=MONTH([Datas.$M$1]);[.D9]+1;&quot;&quot;))" office:value-type="date" office:date-value="2017-01-31" calcext:value-type="date">
            <text:p>31</text:p>
          </table:table-cell>
          <table:table-cell table:style-name="ce6" table:formula="of:=IF([.E9]=&quot;&quot;;&quot;&quot;;IF(MONTH([.E9]+1)=MONTH([Datas.$M$1]);[.E9]+1;&quot;&quot;))">
            <text:p/>
          </table:table-cell>
          <table:table-cell table:style-name="ce6" table:formula="of:=IF([.F9]=&quot;&quot;;&quot;&quot;;IF(MONTH([.F9]+1)=MONTH([Datas.$M$1]);[.F9]+1;&quot;&quot;))">
            <text:p/>
          </table:table-cell>
          <table:table-cell table:style-name="ce6" table:formula="of:=IF([.G9]=&quot;&quot;;&quot;&quot;;IF(MONTH([.G9]+1)=MONTH([Datas.$M$1]);[.G9]+1;&quot;&quot;))">
            <text:p/>
          </table:table-cell>
          <table:table-cell table:style-name="ce6" table:formula="of:=IF([.H9]=&quot;&quot;;&quot;&quot;;IF(MONTH([.H9]+1)=MONTH([Datas.$M$1]);[.H9]+1;&quot;&quot;))">
            <text:p/>
          </table:table-cell>
          <table:table-cell/>
          <table:table-cell table:style-name="ce30" table:formula="of:=IF([.Q8]=&quot;&quot;;&quot;&quot;;IF(MONTH([.Q8]+1)=MONTH([Datas.$M$2]);[.Q8]+1;&quot;&quot;))" office:value-type="date" office:date-value="2017-02-26" calcext:value-type="date">
            <text:p>26</text:p>
          </table:table-cell>
          <table:table-cell table:style-name="ce6" table:formula="of:=IF([.K9]=&quot;&quot;;&quot;&quot;;IF(MONTH([.K9]+1)=MONTH([Datas.$M$2]);[.K9]+1;&quot;&quot;))" office:value-type="date" office:date-value="2017-02-27" calcext:value-type="date">
            <text:p>27</text:p>
          </table:table-cell>
          <table:table-cell table:style-name="ce6" table:formula="of:=IF([.L9]=&quot;&quot;;&quot;&quot;;IF(MONTH([.L9]+1)=MONTH([Datas.$M$2]);[.L9]+1;&quot;&quot;))" office:value-type="date" office:date-value="2017-02-28" calcext:value-type="date">
            <text:p>28</text:p>
          </table:table-cell>
          <table:table-cell table:style-name="ce6" table:formula="of:=IF([.M9]=&quot;&quot;;&quot;&quot;;IF(MONTH([.M9]+1)=MONTH([Datas.$M$2]);[.M9]+1;&quot;&quot;))">
            <text:p/>
          </table:table-cell>
          <table:table-cell table:style-name="ce6" table:formula="of:=IF([.N9]=&quot;&quot;;&quot;&quot;;IF(MONTH([.N9]+1)=MONTH([Datas.$M$2]);[.N9]+1;&quot;&quot;))">
            <text:p/>
          </table:table-cell>
          <table:table-cell table:style-name="ce6" table:formula="of:=IF([.O9]=&quot;&quot;;&quot;&quot;;IF(MONTH([.O9]+1)=MONTH([Datas.$M$2]);[.O9]+1;&quot;&quot;))">
            <text:p/>
          </table:table-cell>
          <table:table-cell table:style-name="ce6" table:formula="of:=IF([.P9]=&quot;&quot;;&quot;&quot;;IF(MONTH([.P9]+1)=MONTH([Datas.$M$2]);[.P9]+1;&quot;&quot;))">
            <text:p/>
          </table:table-cell>
          <table:table-cell/>
          <table:table-cell table:style-name="ce48" table:formula="of:=IF([.Y8]=&quot;&quot;;&quot;&quot;;IF(MONTH([.Y8]+1)=MONTH([Datas.$M$3]);[.Y8]+1;&quot;&quot;))" office:value-type="date" office:date-value="2017-03-26" calcext:value-type="date">
            <text:p>26</text:p>
          </table:table-cell>
          <table:table-cell table:style-name="ce6" table:formula="of:=IF([.S9]=&quot;&quot;;&quot;&quot;;IF(MONTH([.S9]+1)=MONTH([Datas.$M$3]);[.S9]+1;&quot;&quot;))" office:value-type="date" office:date-value="2017-03-27" calcext:value-type="date">
            <text:p>27</text:p>
          </table:table-cell>
          <table:table-cell table:style-name="ce6" table:formula="of:=IF([.T9]=&quot;&quot;;&quot;&quot;;IF(MONTH([.T9]+1)=MONTH([Datas.$M$3]);[.T9]+1;&quot;&quot;))" office:value-type="date" office:date-value="2017-03-28" calcext:value-type="date">
            <text:p>28</text:p>
          </table:table-cell>
          <table:table-cell table:style-name="ce6" table:formula="of:=IF([.U9]=&quot;&quot;;&quot;&quot;;IF(MONTH([.U9]+1)=MONTH([Datas.$M$3]);[.U9]+1;&quot;&quot;))" office:value-type="date" office:date-value="2017-03-29" calcext:value-type="date">
            <text:p>29</text:p>
          </table:table-cell>
          <table:table-cell table:style-name="ce6" table:formula="of:=IF([.V9]=&quot;&quot;;&quot;&quot;;IF(MONTH([.V9]+1)=MONTH([Datas.$M$3]);[.V9]+1;&quot;&quot;))" office:value-type="date" office:date-value="2017-03-30" calcext:value-type="date">
            <text:p>30</text:p>
          </table:table-cell>
          <table:table-cell table:style-name="ce6" table:formula="of:=IF([.W9]=&quot;&quot;;&quot;&quot;;IF(MONTH([.W9]+1)=MONTH([Datas.$M$3]);[.W9]+1;&quot;&quot;))" office:value-type="date" office:date-value="2017-03-31" calcext:value-type="date">
            <text:p>31</text:p>
          </table:table-cell>
          <table:table-cell table:style-name="ce6" table:formula="of:=IF([.X9]=&quot;&quot;;&quot;&quot;;IF(MONTH([.X9]+1)=MONTH([Datas.$M$3]);[.X9]+1;&quot;&quot;))">
            <text:p/>
          </table:table-cell>
          <table:table-cell/>
          <table:table-cell table:style-name="ce66" table:formula="of:=IF([.AG8]=&quot;&quot;;&quot;&quot;;IF(MONTH([.AG8]+1)=MONTH([Datas.$M$4]);[.AG8]+1;&quot;&quot;))" office:value-type="date" office:date-value="2017-04-23" calcext:value-type="date">
            <text:p>23</text:p>
          </table:table-cell>
          <table:table-cell table:style-name="ce6" table:formula="of:=IF([.AA9]=&quot;&quot;;&quot;&quot;;IF(MONTH([.AA9]+1)=MONTH([Datas.$M$4]);[.AA9]+1;&quot;&quot;))" office:value-type="date" office:date-value="2017-04-24" calcext:value-type="date">
            <text:p>24</text:p>
          </table:table-cell>
          <table:table-cell table:style-name="ce6" table:formula="of:=IF([.AB9]=&quot;&quot;;&quot;&quot;;IF(MONTH([.AB9]+1)=MONTH([Datas.$M$4]);[.AB9]+1;&quot;&quot;))" office:value-type="date" office:date-value="2017-04-25" calcext:value-type="date">
            <text:p>25</text:p>
          </table:table-cell>
          <table:table-cell table:style-name="ce6" table:formula="of:=IF([.AC9]=&quot;&quot;;&quot;&quot;;IF(MONTH([.AC9]+1)=MONTH([Datas.$M$4]);[.AC9]+1;&quot;&quot;))" office:value-type="date" office:date-value="2017-04-26" calcext:value-type="date">
            <text:p>26</text:p>
          </table:table-cell>
          <table:table-cell table:style-name="ce6" table:formula="of:=IF([.AD9]=&quot;&quot;;&quot;&quot;;IF(MONTH([.AD9]+1)=MONTH([Datas.$M$4]);[.AD9]+1;&quot;&quot;))" office:value-type="date" office:date-value="2017-04-27" calcext:value-type="date">
            <text:p>27</text:p>
          </table:table-cell>
          <table:table-cell table:style-name="ce6" table:formula="of:=IF([.AE9]=&quot;&quot;;&quot;&quot;;IF(MONTH([.AE9]+1)=MONTH([Datas.$M$4]);[.AE9]+1;&quot;&quot;))" office:value-type="date" office:date-value="2017-04-28" calcext:value-type="date">
            <text:p>28</text:p>
          </table:table-cell>
          <table:table-cell table:style-name="ce6" table:formula="of:=IF([.AF9]=&quot;&quot;;&quot;&quot;;IF(MONTH([.AF9]+1)=MONTH([Datas.$M$4]);[.AF9]+1;&quot;&quot;))" office:value-type="date" office:date-value="2017-04-29" calcext:value-type="date">
            <text:p>29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1" table:formula="of:=IF([.I9]=&quot;&quot;;&quot;&quot;;IF(MONTH([.I9]+1)=MONTH([Datas.$M$1]);[.I9]+1;&quot;&quot;))">
            <text:p/>
          </table:table-cell>
          <table:table-cell table:style-name="ce6" table:formula="of:=IF([.C10]=&quot;&quot;;&quot;&quot;;IF(MONTH([.C10]+1)=MONTH([Datas.$M$1]);[.C10]+1;&quot;&quot;))">
            <text:p/>
          </table:table-cell>
          <table:table-cell table:style-name="ce6" table:formula="of:=IF([.D10]=&quot;&quot;;&quot;&quot;;IF(MONTH([.D10]+1)=MONTH([Datas.$M$1]);[.D10]+1;&quot;&quot;))">
            <text:p/>
          </table:table-cell>
          <table:table-cell table:style-name="ce6" table:formula="of:=IF([.E10]=&quot;&quot;;&quot;&quot;;IF(MONTH([.E10]+1)=MONTH([Datas.$M$1]);[.E10]+1;&quot;&quot;))">
            <text:p/>
          </table:table-cell>
          <table:table-cell table:style-name="ce6" table:formula="of:=IF([.F10]=&quot;&quot;;&quot;&quot;;IF(MONTH([.F10]+1)=MONTH([Datas.$M$1]);[.F10]+1;&quot;&quot;))">
            <text:p/>
          </table:table-cell>
          <table:table-cell table:style-name="ce6" table:formula="of:=IF([.G10]=&quot;&quot;;&quot;&quot;;IF(MONTH([.G10]+1)=MONTH([Datas.$M$1]);[.G10]+1;&quot;&quot;))">
            <text:p/>
          </table:table-cell>
          <table:table-cell table:style-name="ce6" table:formula="of:=IF([.H10]=&quot;&quot;;&quot;&quot;;IF(MONTH([.H10]+1)=MONTH([Datas.$M$1]);[.H10]+1;&quot;&quot;))">
            <text:p/>
          </table:table-cell>
          <table:table-cell/>
          <table:table-cell table:style-name="ce31" table:formula="of:=IF([.Q9]=&quot;&quot;;&quot;&quot;;IF(MONTH([.Q9]+1)=MONTH([Datas.$M$2]);[.Q9]+1;&quot;&quot;))">
            <text:p/>
          </table:table-cell>
          <table:table-cell table:style-name="ce6" table:formula="of:=IF([.K10]=&quot;&quot;;&quot;&quot;;IF(MONTH([.K10]+1)=MONTH([Datas.$M$2]);[.K10]+1;&quot;&quot;))">
            <text:p/>
          </table:table-cell>
          <table:table-cell table:style-name="ce6" table:formula="of:=IF([.L10]=&quot;&quot;;&quot;&quot;;IF(MONTH([.L10]+1)=MONTH([Datas.$M$2]);[.L10]+1;&quot;&quot;))">
            <text:p/>
          </table:table-cell>
          <table:table-cell table:style-name="ce6" table:formula="of:=IF([.M10]=&quot;&quot;;&quot;&quot;;IF(MONTH([.M10]+1)=MONTH([Datas.$M$2]);[.M10]+1;&quot;&quot;))">
            <text:p/>
          </table:table-cell>
          <table:table-cell table:style-name="ce6" table:formula="of:=IF([.N10]=&quot;&quot;;&quot;&quot;;IF(MONTH([.N10]+1)=MONTH([Datas.$M$2]);[.N10]+1;&quot;&quot;))">
            <text:p/>
          </table:table-cell>
          <table:table-cell table:style-name="ce6" table:formula="of:=IF([.O10]=&quot;&quot;;&quot;&quot;;IF(MONTH([.O10]+1)=MONTH([Datas.$M$2]);[.O10]+1;&quot;&quot;))">
            <text:p/>
          </table:table-cell>
          <table:table-cell table:style-name="ce6" table:formula="of:=IF([.P10]=&quot;&quot;;&quot;&quot;;IF(MONTH([.P10]+1)=MONTH([Datas.$M$2]);[.P10]+1;&quot;&quot;))">
            <text:p/>
          </table:table-cell>
          <table:table-cell/>
          <table:table-cell table:style-name="ce49" table:formula="of:=IF([.Y9]=&quot;&quot;;&quot;&quot;;IF(MONTH([.Y9]+1)=MONTH([Datas.$M$3]);[.Y9]+1;&quot;&quot;))">
            <text:p/>
          </table:table-cell>
          <table:table-cell table:style-name="ce6" table:formula="of:=IF([.S10]=&quot;&quot;;&quot;&quot;;IF(MONTH([.S10]+1)=MONTH([Datas.$M$3]);[.S10]+1;&quot;&quot;))">
            <text:p/>
          </table:table-cell>
          <table:table-cell table:style-name="ce6" table:formula="of:=IF([.T10]=&quot;&quot;;&quot;&quot;;IF(MONTH([.T10]+1)=MONTH([Datas.$M$3]);[.T10]+1;&quot;&quot;))">
            <text:p/>
          </table:table-cell>
          <table:table-cell table:style-name="ce6" table:formula="of:=IF([.U10]=&quot;&quot;;&quot;&quot;;IF(MONTH([.U10]+1)=MONTH([Datas.$M$3]);[.U10]+1;&quot;&quot;))">
            <text:p/>
          </table:table-cell>
          <table:table-cell table:style-name="ce6" table:formula="of:=IF([.V10]=&quot;&quot;;&quot;&quot;;IF(MONTH([.V10]+1)=MONTH([Datas.$M$3]);[.V10]+1;&quot;&quot;))">
            <text:p/>
          </table:table-cell>
          <table:table-cell table:style-name="ce6" table:formula="of:=IF([.W10]=&quot;&quot;;&quot;&quot;;IF(MONTH([.W10]+1)=MONTH([Datas.$M$3]);[.W10]+1;&quot;&quot;))">
            <text:p/>
          </table:table-cell>
          <table:table-cell table:style-name="ce6" table:formula="of:=IF([.X10]=&quot;&quot;;&quot;&quot;;IF(MONTH([.X10]+1)=MONTH([Datas.$M$3]);[.X10]+1;&quot;&quot;))">
            <text:p/>
          </table:table-cell>
          <table:table-cell/>
          <table:table-cell table:style-name="ce67" table:formula="of:=IF([.AG9]=&quot;&quot;;&quot;&quot;;IF(MONTH([.AG9]+1)=MONTH([Datas.$M$4]);[.AG9]+1;&quot;&quot;))" office:value-type="date" office:date-value="2017-04-30" calcext:value-type="date">
            <text:p>30</text:p>
          </table:table-cell>
          <table:table-cell table:style-name="ce6" table:formula="of:=IF([.AA10]=&quot;&quot;;&quot;&quot;;IF(MONTH([.AA10]+1)=MONTH([Datas.$M$4]);[.AA10]+1;&quot;&quot;))">
            <text:p/>
          </table:table-cell>
          <table:table-cell table:style-name="ce6" table:formula="of:=IF([.AB10]=&quot;&quot;;&quot;&quot;;IF(MONTH([.AB10]+1)=MONTH([Datas.$M$4]);[.AB10]+1;&quot;&quot;))">
            <text:p/>
          </table:table-cell>
          <table:table-cell table:style-name="ce6" table:formula="of:=IF([.AC10]=&quot;&quot;;&quot;&quot;;IF(MONTH([.AC10]+1)=MONTH([Datas.$M$4]);[.AC10]+1;&quot;&quot;))">
            <text:p/>
          </table:table-cell>
          <table:table-cell table:style-name="ce6" table:formula="of:=IF([.AD10]=&quot;&quot;;&quot;&quot;;IF(MONTH([.AD10]+1)=MONTH([Datas.$M$4]);[.AD10]+1;&quot;&quot;))">
            <text:p/>
          </table:table-cell>
          <table:table-cell table:style-name="ce6" table:formula="of:=IF([.AE10]=&quot;&quot;;&quot;&quot;;IF(MONTH([.AE10]+1)=MONTH([Datas.$M$4]);[.AE10]+1;&quot;&quot;))">
            <text:p/>
          </table:table-cell>
          <table:table-cell table:style-name="ce6" table:formula="of:=IF([.AF10]=&quot;&quot;;&quot;&quot;;IF(MONTH([.AF10]+1)=MONTH([Datas.$M$4]);[.AF10]+1;&quot;&quot;))">
            <text:p/>
          </table:table-cell>
          <table:table-cell table:style-name="ce1" table:number-columns-repeated="25"/>
        </table:table-row>
        <table:table-row table:style-name="ro4">
          <table:table-cell table:style-name="ce1" table:number-columns-repeated="2"/>
          <table:table-cell table:number-columns-repeated="31"/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4" table:formula="of:=PROPER(TEXT([Datas.M5];&quot;MMMM&quot;))" office:value-type="string" office:string-value="Maio" calcext:value-type="string" table:number-columns-spanned="7" table:number-rows-spanned="1">
            <text:p>Maio</text:p>
          </table:table-cell>
          <table:covered-table-cell table:number-columns-repeated="4"/>
          <table:covered-table-cell table:style-name="ce25"/>
          <table:covered-table-cell/>
          <table:table-cell/>
          <table:table-cell table:style-name="ce4" table:formula="of:=PROPER(TEXT([Datas.M6];&quot;MMMM&quot;))" office:value-type="string" office:string-value="Junho" calcext:value-type="string" table:number-columns-spanned="7" table:number-rows-spanned="1">
            <text:p>Junho</text:p>
          </table:table-cell>
          <table:covered-table-cell table:number-columns-repeated="6"/>
          <table:table-cell/>
          <table:table-cell table:style-name="ce4" table:formula="of:=PROPER(TEXT([Datas.M7];&quot;MMMM&quot;))" office:value-type="string" office:string-value="Julho" calcext:value-type="string" table:number-columns-spanned="7" table:number-rows-spanned="1">
            <text:p>Julho</text:p>
          </table:table-cell>
          <table:covered-table-cell table:number-columns-repeated="4"/>
          <table:covered-table-cell table:style-name="ce25"/>
          <table:covered-table-cell/>
          <table:table-cell/>
          <table:table-cell table:style-name="ce4" table:formula="of:=PROPER(TEXT([Datas.M8];&quot;MMMM&quot;))" office:value-type="string" office:string-value="Agosto" calcext:value-type="string" table:number-columns-spanned="7" table:number-rows-spanned="1">
            <text:p>Agosto</text:p>
          </table:table-cell>
          <table:covered-table-cell table:number-columns-repeated="6"/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2" table:formula="of:=IF(WEEKDAY([Datas.$M$5];2)=[.C$2];[Datas.$M$5];&quot;&quot;)">
            <text:p/>
          </table:table-cell>
          <table:table-cell table:style-name="ce6" table:formula="of:=IF([.C14]&lt;&gt;&quot;&quot;;[.C14]+1;IF(WEEKDAY([Datas.$M$5];2)=[.D$2];[Datas.$M$5];&quot;&quot;))" office:value-type="date" office:date-value="2017-05-01" calcext:value-type="date">
            <text:p>01</text:p>
          </table:table-cell>
          <table:table-cell table:style-name="ce6" table:formula="of:=IF([.D14]&lt;&gt;&quot;&quot;;[.D14]+1;IF(WEEKDAY([Datas.$M$5];2)=[.E$2];[Datas.$M$5];&quot;&quot;))" office:value-type="date" office:date-value="2017-05-02" calcext:value-type="date">
            <text:p>02</text:p>
          </table:table-cell>
          <table:table-cell table:style-name="ce6" table:formula="of:=IF([.E14]&lt;&gt;&quot;&quot;;[.E14]+1;IF(WEEKDAY([Datas.$M$5];2)=[.F$2];[Datas.$M$5];&quot;&quot;))" office:value-type="date" office:date-value="2017-05-03" calcext:value-type="date">
            <text:p>03</text:p>
          </table:table-cell>
          <table:table-cell table:style-name="ce6" table:formula="of:=IF([.F14]&lt;&gt;&quot;&quot;;[.F14]+1;IF(WEEKDAY([Datas.$M$5];2)=[.G$2];[Datas.$M$5];&quot;&quot;))" office:value-type="date" office:date-value="2017-05-04" calcext:value-type="date">
            <text:p>04</text:p>
          </table:table-cell>
          <table:table-cell table:style-name="ce6" table:formula="of:=IF([.G14]&lt;&gt;&quot;&quot;;[.G14]+1;IF(WEEKDAY([Datas.$M$5];2)=[.H$2];[Datas.$M$5];&quot;&quot;))" office:value-type="date" office:date-value="2017-05-05" calcext:value-type="date">
            <text:p>05</text:p>
          </table:table-cell>
          <table:table-cell table:style-name="ce6" table:formula="of:=IF([.H14]&lt;&gt;&quot;&quot;;[.H14]+1;IF(WEEKDAY([Datas.$M$5];2)=[.I$2];[Datas.$M$5];&quot;&quot;))" office:value-type="date" office:date-value="2017-05-06" calcext:value-type="date">
            <text:p>06</text:p>
          </table:table-cell>
          <table:table-cell/>
          <table:table-cell table:style-name="ce32" table:formula="of:=IF(WEEKDAY([Datas.$M$6];2)=[.K$2];[Datas.$M$6];&quot;&quot;)">
            <text:p/>
          </table:table-cell>
          <table:table-cell table:style-name="ce6" table:formula="of:=IF([.K14]&lt;&gt;&quot;&quot;;[.K14]+1;IF(WEEKDAY([Datas.$M$6];2)=[.L$2];[Datas.$M$6];&quot;&quot;))">
            <text:p/>
          </table:table-cell>
          <table:table-cell table:style-name="ce6" table:formula="of:=IF([.L14]&lt;&gt;&quot;&quot;;[.L14]+1;IF(WEEKDAY([Datas.$M$6];2)=[.M$2];[Datas.$M$6];&quot;&quot;))">
            <text:p/>
          </table:table-cell>
          <table:table-cell table:style-name="ce6" table:formula="of:=IF([.M14]&lt;&gt;&quot;&quot;;[.M14]+1;IF(WEEKDAY([Datas.$M$6];2)=[.N$2];[Datas.$M$6];&quot;&quot;))">
            <text:p/>
          </table:table-cell>
          <table:table-cell table:style-name="ce6" table:formula="of:=IF([.N14]&lt;&gt;&quot;&quot;;[.N14]+1;IF(WEEKDAY([Datas.$M$6];2)=[.O$2];[Datas.$M$6];&quot;&quot;))" office:value-type="date" office:date-value="2017-06-01" calcext:value-type="date">
            <text:p>01</text:p>
          </table:table-cell>
          <table:table-cell table:style-name="ce6" table:formula="of:=IF([.O14]&lt;&gt;&quot;&quot;;[.O14]+1;IF(WEEKDAY([Datas.$M$6];2)=[.P$2];[Datas.$M$6];&quot;&quot;))" office:value-type="date" office:date-value="2017-06-02" calcext:value-type="date">
            <text:p>02</text:p>
          </table:table-cell>
          <table:table-cell table:style-name="ce6" table:formula="of:=IF([.P14]&lt;&gt;&quot;&quot;;[.P14]+1;IF(WEEKDAY([Datas.$M$6];2)=[.Q$2];[Datas.$M$6];&quot;&quot;))" office:value-type="date" office:date-value="2017-06-03" calcext:value-type="date">
            <text:p>03</text:p>
          </table:table-cell>
          <table:table-cell/>
          <table:table-cell table:style-name="ce50" table:formula="of:=IF(WEEKDAY([Datas.$M$7];2)=[.S$2];[Datas.$M$7];&quot;&quot;)">
            <text:p/>
          </table:table-cell>
          <table:table-cell table:style-name="ce6" table:formula="of:=IF([.S14]&lt;&gt;&quot;&quot;;[.S14]+1;IF(WEEKDAY([Datas.$M$7];2)=[.T$2];[Datas.$M$7];&quot;&quot;))">
            <text:p/>
          </table:table-cell>
          <table:table-cell table:style-name="ce6" table:formula="of:=IF([.T14]&lt;&gt;&quot;&quot;;[.T14]+1;IF(WEEKDAY([Datas.$M$7];2)=[.U$2];[Datas.$M$7];&quot;&quot;))">
            <text:p/>
          </table:table-cell>
          <table:table-cell table:style-name="ce6" table:formula="of:=IF([.U14]&lt;&gt;&quot;&quot;;[.U14]+1;IF(WEEKDAY([Datas.$M$7];2)=[.V$2];[Datas.$M$7];&quot;&quot;))">
            <text:p/>
          </table:table-cell>
          <table:table-cell table:style-name="ce6" table:formula="of:=IF([.V14]&lt;&gt;&quot;&quot;;[.V14]+1;IF(WEEKDAY([Datas.$M$7];2)=[.W$2];[Datas.$M$7];&quot;&quot;))">
            <text:p/>
          </table:table-cell>
          <table:table-cell table:style-name="ce6" table:formula="of:=IF([.W14]&lt;&gt;&quot;&quot;;[.W14]+1;IF(WEEKDAY([Datas.$M$7];2)=[.X$2];[Datas.$M$7];&quot;&quot;))">
            <text:p/>
          </table:table-cell>
          <table:table-cell table:style-name="ce6" table:formula="of:=IF([.X14]&lt;&gt;&quot;&quot;;[.X14]+1;IF(WEEKDAY([Datas.$M$7];2)=[.Y$2];[Datas.$M$7];&quot;&quot;))" office:value-type="date" office:date-value="2017-07-01" calcext:value-type="date">
            <text:p>01</text:p>
          </table:table-cell>
          <table:table-cell/>
          <table:table-cell table:style-name="ce68" table:formula="of:=IF(WEEKDAY([Datas.$M$8];2)=[.AA$2];[Datas.$M$8];&quot;&quot;)">
            <text:p/>
          </table:table-cell>
          <table:table-cell table:style-name="ce6" table:formula="of:=IF([.AA14]&lt;&gt;&quot;&quot;;[.AA14]+1;IF(WEEKDAY([Datas.$M$8];2)=[.AB$2];[Datas.$M$8];&quot;&quot;))">
            <text:p/>
          </table:table-cell>
          <table:table-cell table:style-name="ce6" table:formula="of:=IF([.AB14]&lt;&gt;&quot;&quot;;[.AB14]+1;IF(WEEKDAY([Datas.$M$8];2)=[.AC$2];[Datas.$M$8];&quot;&quot;))" office:value-type="date" office:date-value="2017-08-01" calcext:value-type="date">
            <text:p>01</text:p>
          </table:table-cell>
          <table:table-cell table:style-name="ce6" table:formula="of:=IF([.AC14]&lt;&gt;&quot;&quot;;[.AC14]+1;IF(WEEKDAY([Datas.$M$8];2)=[.AD$2];[Datas.$M$8];&quot;&quot;))" office:value-type="date" office:date-value="2017-08-02" calcext:value-type="date">
            <text:p>02</text:p>
          </table:table-cell>
          <table:table-cell table:style-name="ce6" table:formula="of:=IF([.AD14]&lt;&gt;&quot;&quot;;[.AD14]+1;IF(WEEKDAY([Datas.$M$8];2)=[.AE$2];[Datas.$M$8];&quot;&quot;))" office:value-type="date" office:date-value="2017-08-03" calcext:value-type="date">
            <text:p>03</text:p>
          </table:table-cell>
          <table:table-cell table:style-name="ce6" table:formula="of:=IF([.AE14]&lt;&gt;&quot;&quot;;[.AE14]+1;IF(WEEKDAY([Datas.$M$8];2)=[.AF$2];[Datas.$M$8];&quot;&quot;))" office:value-type="date" office:date-value="2017-08-04" calcext:value-type="date">
            <text:p>04</text:p>
          </table:table-cell>
          <table:table-cell table:style-name="ce6" table:formula="of:=IF([.AF14]&lt;&gt;&quot;&quot;;[.AF14]+1;IF(WEEKDAY([Datas.$M$8];2)=[.AG$2];[Datas.$M$8];&quot;&quot;))" office:value-type="date" office:date-value="2017-08-05" calcext:value-type="date">
            <text:p>05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3" table:formula="of:=IF([.I14]=&quot;&quot;;&quot;&quot;;IF(MONTH([.I14]+1)=MONTH([Datas.$M$5]);[.I14]+1;&quot;&quot;))" office:value-type="date" office:date-value="2017-05-07" calcext:value-type="date">
            <text:p>07</text:p>
          </table:table-cell>
          <table:table-cell table:style-name="ce6" table:formula="of:=IF([.C15]=&quot;&quot;;&quot;&quot;;IF(MONTH([.C15]+1)=MONTH([Datas.$M$5]);[.C15]+1;&quot;&quot;))" office:value-type="date" office:date-value="2017-05-08" calcext:value-type="date">
            <text:p>08</text:p>
          </table:table-cell>
          <table:table-cell table:style-name="ce6" table:formula="of:=IF([.D15]=&quot;&quot;;&quot;&quot;;IF(MONTH([.D15]+1)=MONTH([Datas.$M$5]);[.D15]+1;&quot;&quot;))" office:value-type="date" office:date-value="2017-05-09" calcext:value-type="date">
            <text:p>09</text:p>
          </table:table-cell>
          <table:table-cell table:style-name="ce6" table:formula="of:=IF([.E15]=&quot;&quot;;&quot;&quot;;IF(MONTH([.E15]+1)=MONTH([Datas.$M$5]);[.E15]+1;&quot;&quot;))" office:value-type="date" office:date-value="2017-05-10" calcext:value-type="date">
            <text:p>10</text:p>
          </table:table-cell>
          <table:table-cell table:style-name="ce6" table:formula="of:=IF([.F15]=&quot;&quot;;&quot;&quot;;IF(MONTH([.F15]+1)=MONTH([Datas.$M$5]);[.F15]+1;&quot;&quot;))" office:value-type="date" office:date-value="2017-05-11" calcext:value-type="date">
            <text:p>11</text:p>
          </table:table-cell>
          <table:table-cell table:style-name="ce6" table:formula="of:=IF([.G15]=&quot;&quot;;&quot;&quot;;IF(MONTH([.G15]+1)=MONTH([Datas.$M$5]);[.G15]+1;&quot;&quot;))" office:value-type="date" office:date-value="2017-05-12" calcext:value-type="date">
            <text:p>12</text:p>
          </table:table-cell>
          <table:table-cell table:style-name="ce6" table:formula="of:=IF([.H15]=&quot;&quot;;&quot;&quot;;IF(MONTH([.H15]+1)=MONTH([Datas.$M$5]);[.H15]+1;&quot;&quot;))" office:value-type="date" office:date-value="2017-05-13" calcext:value-type="date">
            <text:p>13</text:p>
          </table:table-cell>
          <table:table-cell/>
          <table:table-cell table:style-name="ce33" table:formula="of:=IF([.Q14]=&quot;&quot;;&quot;&quot;;IF(MONTH([.Q14]+1)=MONTH([Datas.$M$6]);[.Q14]+1;&quot;&quot;))" office:value-type="date" office:date-value="2017-06-04" calcext:value-type="date">
            <text:p>04</text:p>
          </table:table-cell>
          <table:table-cell table:style-name="ce6" table:formula="of:=IF([.K15]=&quot;&quot;;&quot;&quot;;IF(MONTH([.K15]+1)=MONTH([Datas.$M$6]);[.K15]+1;&quot;&quot;))" office:value-type="date" office:date-value="2017-06-05" calcext:value-type="date">
            <text:p>05</text:p>
          </table:table-cell>
          <table:table-cell table:style-name="ce6" table:formula="of:=IF([.L15]=&quot;&quot;;&quot;&quot;;IF(MONTH([.L15]+1)=MONTH([Datas.$M$6]);[.L15]+1;&quot;&quot;))" office:value-type="date" office:date-value="2017-06-06" calcext:value-type="date">
            <text:p>06</text:p>
          </table:table-cell>
          <table:table-cell table:style-name="ce6" table:formula="of:=IF([.M15]=&quot;&quot;;&quot;&quot;;IF(MONTH([.M15]+1)=MONTH([Datas.$M$6]);[.M15]+1;&quot;&quot;))" office:value-type="date" office:date-value="2017-06-07" calcext:value-type="date">
            <text:p>07</text:p>
          </table:table-cell>
          <table:table-cell table:style-name="ce6" table:formula="of:=IF([.N15]=&quot;&quot;;&quot;&quot;;IF(MONTH([.N15]+1)=MONTH([Datas.$M$6]);[.N15]+1;&quot;&quot;))" office:value-type="date" office:date-value="2017-06-08" calcext:value-type="date">
            <text:p>08</text:p>
          </table:table-cell>
          <table:table-cell table:style-name="ce6" table:formula="of:=IF([.O15]=&quot;&quot;;&quot;&quot;;IF(MONTH([.O15]+1)=MONTH([Datas.$M$6]);[.O15]+1;&quot;&quot;))" office:value-type="date" office:date-value="2017-06-09" calcext:value-type="date">
            <text:p>09</text:p>
          </table:table-cell>
          <table:table-cell table:style-name="ce6" table:formula="of:=IF([.P15]=&quot;&quot;;&quot;&quot;;IF(MONTH([.P15]+1)=MONTH([Datas.$M$6]);[.P15]+1;&quot;&quot;))" office:value-type="date" office:date-value="2017-06-10" calcext:value-type="date">
            <text:p>10</text:p>
          </table:table-cell>
          <table:table-cell/>
          <table:table-cell table:style-name="ce51" table:formula="of:=IF([.Y14]=&quot;&quot;;&quot;&quot;;IF(MONTH([.Y14]+1)=MONTH([Datas.$M$7]);[.Y14]+1;&quot;&quot;))" office:value-type="date" office:date-value="2017-07-02" calcext:value-type="date">
            <text:p>02</text:p>
          </table:table-cell>
          <table:table-cell table:style-name="ce6" table:formula="of:=IF([.S15]=&quot;&quot;;&quot;&quot;;IF(MONTH([.S15]+1)=MONTH([Datas.$M$7]);[.S15]+1;&quot;&quot;))" office:value-type="date" office:date-value="2017-07-03" calcext:value-type="date">
            <text:p>03</text:p>
          </table:table-cell>
          <table:table-cell table:style-name="ce6" table:formula="of:=IF([.T15]=&quot;&quot;;&quot;&quot;;IF(MONTH([.T15]+1)=MONTH([Datas.$M$7]);[.T15]+1;&quot;&quot;))" office:value-type="date" office:date-value="2017-07-04" calcext:value-type="date">
            <text:p>04</text:p>
          </table:table-cell>
          <table:table-cell table:style-name="ce6" table:formula="of:=IF([.U15]=&quot;&quot;;&quot;&quot;;IF(MONTH([.U15]+1)=MONTH([Datas.$M$7]);[.U15]+1;&quot;&quot;))" office:value-type="date" office:date-value="2017-07-05" calcext:value-type="date">
            <text:p>05</text:p>
          </table:table-cell>
          <table:table-cell table:style-name="ce6" table:formula="of:=IF([.V15]=&quot;&quot;;&quot;&quot;;IF(MONTH([.V15]+1)=MONTH([Datas.$M$7]);[.V15]+1;&quot;&quot;))" office:value-type="date" office:date-value="2017-07-06" calcext:value-type="date">
            <text:p>06</text:p>
          </table:table-cell>
          <table:table-cell table:style-name="ce6" table:formula="of:=IF([.W15]=&quot;&quot;;&quot;&quot;;IF(MONTH([.W15]+1)=MONTH([Datas.$M$7]);[.W15]+1;&quot;&quot;))" office:value-type="date" office:date-value="2017-07-07" calcext:value-type="date">
            <text:p>07</text:p>
          </table:table-cell>
          <table:table-cell table:style-name="ce6" table:formula="of:=IF([.X15]=&quot;&quot;;&quot;&quot;;IF(MONTH([.X15]+1)=MONTH([Datas.$M$7]);[.X15]+1;&quot;&quot;))" office:value-type="date" office:date-value="2017-07-08" calcext:value-type="date">
            <text:p>08</text:p>
          </table:table-cell>
          <table:table-cell/>
          <table:table-cell table:style-name="ce69" table:formula="of:=IF([.AG14]=&quot;&quot;;&quot;&quot;;IF(MONTH([.AG14]+1)=MONTH([Datas.$M$8]);[.AG14]+1;&quot;&quot;))" office:value-type="date" office:date-value="2017-08-06" calcext:value-type="date">
            <text:p>06</text:p>
          </table:table-cell>
          <table:table-cell table:style-name="ce6" table:formula="of:=IF([.AA15]=&quot;&quot;;&quot;&quot;;IF(MONTH([.AA15]+1)=MONTH([Datas.$M$8]);[.AA15]+1;&quot;&quot;))" office:value-type="date" office:date-value="2017-08-07" calcext:value-type="date">
            <text:p>07</text:p>
          </table:table-cell>
          <table:table-cell table:style-name="ce6" table:formula="of:=IF([.AB15]=&quot;&quot;;&quot;&quot;;IF(MONTH([.AB15]+1)=MONTH([Datas.$M$8]);[.AB15]+1;&quot;&quot;))" office:value-type="date" office:date-value="2017-08-08" calcext:value-type="date">
            <text:p>08</text:p>
          </table:table-cell>
          <table:table-cell table:style-name="ce6" table:formula="of:=IF([.AC15]=&quot;&quot;;&quot;&quot;;IF(MONTH([.AC15]+1)=MONTH([Datas.$M$8]);[.AC15]+1;&quot;&quot;))" office:value-type="date" office:date-value="2017-08-09" calcext:value-type="date">
            <text:p>09</text:p>
          </table:table-cell>
          <table:table-cell table:style-name="ce6" table:formula="of:=IF([.AD15]=&quot;&quot;;&quot;&quot;;IF(MONTH([.AD15]+1)=MONTH([Datas.$M$8]);[.AD15]+1;&quot;&quot;))" office:value-type="date" office:date-value="2017-08-10" calcext:value-type="date">
            <text:p>10</text:p>
          </table:table-cell>
          <table:table-cell table:style-name="ce6" table:formula="of:=IF([.AE15]=&quot;&quot;;&quot;&quot;;IF(MONTH([.AE15]+1)=MONTH([Datas.$M$8]);[.AE15]+1;&quot;&quot;))" office:value-type="date" office:date-value="2017-08-11" calcext:value-type="date">
            <text:p>11</text:p>
          </table:table-cell>
          <table:table-cell table:style-name="ce6" table:formula="of:=IF([.AF15]=&quot;&quot;;&quot;&quot;;IF(MONTH([.AF15]+1)=MONTH([Datas.$M$8]);[.AF15]+1;&quot;&quot;))" office:value-type="date" office:date-value="2017-08-12" calcext:value-type="date">
            <text:p>12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4" table:formula="of:=IF([.I15]=&quot;&quot;;&quot;&quot;;IF(MONTH([.I15]+1)=MONTH([Datas.$M$5]);[.I15]+1;&quot;&quot;))" office:value-type="date" office:date-value="2017-05-14" calcext:value-type="date">
            <text:p>14</text:p>
          </table:table-cell>
          <table:table-cell table:style-name="ce6" table:formula="of:=IF([.C16]=&quot;&quot;;&quot;&quot;;IF(MONTH([.C16]+1)=MONTH([Datas.$M$5]);[.C16]+1;&quot;&quot;))" office:value-type="date" office:date-value="2017-05-15" calcext:value-type="date">
            <text:p>15</text:p>
          </table:table-cell>
          <table:table-cell table:style-name="ce6" table:formula="of:=IF([.D16]=&quot;&quot;;&quot;&quot;;IF(MONTH([.D16]+1)=MONTH([Datas.$M$5]);[.D16]+1;&quot;&quot;))" office:value-type="date" office:date-value="2017-05-16" calcext:value-type="date">
            <text:p>16</text:p>
          </table:table-cell>
          <table:table-cell table:style-name="ce6" table:formula="of:=IF([.E16]=&quot;&quot;;&quot;&quot;;IF(MONTH([.E16]+1)=MONTH([Datas.$M$5]);[.E16]+1;&quot;&quot;))" office:value-type="date" office:date-value="2017-05-17" calcext:value-type="date">
            <text:p>17</text:p>
          </table:table-cell>
          <table:table-cell table:style-name="ce6" table:formula="of:=IF([.F16]=&quot;&quot;;&quot;&quot;;IF(MONTH([.F16]+1)=MONTH([Datas.$M$5]);[.F16]+1;&quot;&quot;))" office:value-type="date" office:date-value="2017-05-18" calcext:value-type="date">
            <text:p>18</text:p>
          </table:table-cell>
          <table:table-cell table:style-name="ce6" table:formula="of:=IF([.G16]=&quot;&quot;;&quot;&quot;;IF(MONTH([.G16]+1)=MONTH([Datas.$M$5]);[.G16]+1;&quot;&quot;))" office:value-type="date" office:date-value="2017-05-19" calcext:value-type="date">
            <text:p>19</text:p>
          </table:table-cell>
          <table:table-cell table:style-name="ce6" table:formula="of:=IF([.H16]=&quot;&quot;;&quot;&quot;;IF(MONTH([.H16]+1)=MONTH([Datas.$M$5]);[.H16]+1;&quot;&quot;))" office:value-type="date" office:date-value="2017-05-20" calcext:value-type="date">
            <text:p>20</text:p>
          </table:table-cell>
          <table:table-cell/>
          <table:table-cell table:style-name="ce34" table:formula="of:=IF([.Q15]=&quot;&quot;;&quot;&quot;;IF(MONTH([.Q15]+1)=MONTH([Datas.$M$6]);[.Q15]+1;&quot;&quot;))" office:value-type="date" office:date-value="2017-06-11" calcext:value-type="date">
            <text:p>11</text:p>
          </table:table-cell>
          <table:table-cell table:style-name="ce6" table:formula="of:=IF([.K16]=&quot;&quot;;&quot;&quot;;IF(MONTH([.K16]+1)=MONTH([Datas.$M$6]);[.K16]+1;&quot;&quot;))" office:value-type="date" office:date-value="2017-06-12" calcext:value-type="date">
            <text:p>12</text:p>
          </table:table-cell>
          <table:table-cell table:style-name="ce6" table:formula="of:=IF([.L16]=&quot;&quot;;&quot;&quot;;IF(MONTH([.L16]+1)=MONTH([Datas.$M$6]);[.L16]+1;&quot;&quot;))" office:value-type="date" office:date-value="2017-06-13" calcext:value-type="date">
            <text:p>13</text:p>
          </table:table-cell>
          <table:table-cell table:style-name="ce6" table:formula="of:=IF([.M16]=&quot;&quot;;&quot;&quot;;IF(MONTH([.M16]+1)=MONTH([Datas.$M$6]);[.M16]+1;&quot;&quot;))" office:value-type="date" office:date-value="2017-06-14" calcext:value-type="date">
            <text:p>14</text:p>
          </table:table-cell>
          <table:table-cell table:style-name="ce6" table:formula="of:=IF([.N16]=&quot;&quot;;&quot;&quot;;IF(MONTH([.N16]+1)=MONTH([Datas.$M$6]);[.N16]+1;&quot;&quot;))" office:value-type="date" office:date-value="2017-06-15" calcext:value-type="date">
            <text:p>15</text:p>
          </table:table-cell>
          <table:table-cell table:style-name="ce6" table:formula="of:=IF([.O16]=&quot;&quot;;&quot;&quot;;IF(MONTH([.O16]+1)=MONTH([Datas.$M$6]);[.O16]+1;&quot;&quot;))" office:value-type="date" office:date-value="2017-06-16" calcext:value-type="date">
            <text:p>16</text:p>
          </table:table-cell>
          <table:table-cell table:style-name="ce6" table:formula="of:=IF([.P16]=&quot;&quot;;&quot;&quot;;IF(MONTH([.P16]+1)=MONTH([Datas.$M$6]);[.P16]+1;&quot;&quot;))" office:value-type="date" office:date-value="2017-06-17" calcext:value-type="date">
            <text:p>17</text:p>
          </table:table-cell>
          <table:table-cell/>
          <table:table-cell table:style-name="ce52" table:formula="of:=IF([.Y15]=&quot;&quot;;&quot;&quot;;IF(MONTH([.Y15]+1)=MONTH([Datas.$M$7]);[.Y15]+1;&quot;&quot;))" office:value-type="date" office:date-value="2017-07-09" calcext:value-type="date">
            <text:p>09</text:p>
          </table:table-cell>
          <table:table-cell table:style-name="ce6" table:formula="of:=IF([.S16]=&quot;&quot;;&quot;&quot;;IF(MONTH([.S16]+1)=MONTH([Datas.$M$7]);[.S16]+1;&quot;&quot;))" office:value-type="date" office:date-value="2017-07-10" calcext:value-type="date">
            <text:p>10</text:p>
          </table:table-cell>
          <table:table-cell table:style-name="ce6" table:formula="of:=IF([.T16]=&quot;&quot;;&quot;&quot;;IF(MONTH([.T16]+1)=MONTH([Datas.$M$7]);[.T16]+1;&quot;&quot;))" office:value-type="date" office:date-value="2017-07-11" calcext:value-type="date">
            <text:p>11</text:p>
          </table:table-cell>
          <table:table-cell table:style-name="ce6" table:formula="of:=IF([.U16]=&quot;&quot;;&quot;&quot;;IF(MONTH([.U16]+1)=MONTH([Datas.$M$7]);[.U16]+1;&quot;&quot;))" office:value-type="date" office:date-value="2017-07-12" calcext:value-type="date">
            <text:p>12</text:p>
          </table:table-cell>
          <table:table-cell table:style-name="ce6" table:formula="of:=IF([.V16]=&quot;&quot;;&quot;&quot;;IF(MONTH([.V16]+1)=MONTH([Datas.$M$7]);[.V16]+1;&quot;&quot;))" office:value-type="date" office:date-value="2017-07-13" calcext:value-type="date">
            <text:p>13</text:p>
          </table:table-cell>
          <table:table-cell table:style-name="ce6" table:formula="of:=IF([.W16]=&quot;&quot;;&quot;&quot;;IF(MONTH([.W16]+1)=MONTH([Datas.$M$7]);[.W16]+1;&quot;&quot;))" office:value-type="date" office:date-value="2017-07-14" calcext:value-type="date">
            <text:p>14</text:p>
          </table:table-cell>
          <table:table-cell table:style-name="ce6" table:formula="of:=IF([.X16]=&quot;&quot;;&quot;&quot;;IF(MONTH([.X16]+1)=MONTH([Datas.$M$7]);[.X16]+1;&quot;&quot;))" office:value-type="date" office:date-value="2017-07-15" calcext:value-type="date">
            <text:p>15</text:p>
          </table:table-cell>
          <table:table-cell/>
          <table:table-cell table:style-name="ce70" table:formula="of:=IF([.AG15]=&quot;&quot;;&quot;&quot;;IF(MONTH([.AG15]+1)=MONTH([Datas.$M$8]);[.AG15]+1;&quot;&quot;))" office:value-type="date" office:date-value="2017-08-13" calcext:value-type="date">
            <text:p>13</text:p>
          </table:table-cell>
          <table:table-cell table:style-name="ce6" table:formula="of:=IF([.AA16]=&quot;&quot;;&quot;&quot;;IF(MONTH([.AA16]+1)=MONTH([Datas.$M$8]);[.AA16]+1;&quot;&quot;))" office:value-type="date" office:date-value="2017-08-14" calcext:value-type="date">
            <text:p>14</text:p>
          </table:table-cell>
          <table:table-cell table:style-name="ce6" table:formula="of:=IF([.AB16]=&quot;&quot;;&quot;&quot;;IF(MONTH([.AB16]+1)=MONTH([Datas.$M$8]);[.AB16]+1;&quot;&quot;))" office:value-type="date" office:date-value="2017-08-15" calcext:value-type="date">
            <text:p>15</text:p>
          </table:table-cell>
          <table:table-cell table:style-name="ce6" table:formula="of:=IF([.AC16]=&quot;&quot;;&quot;&quot;;IF(MONTH([.AC16]+1)=MONTH([Datas.$M$8]);[.AC16]+1;&quot;&quot;))" office:value-type="date" office:date-value="2017-08-16" calcext:value-type="date">
            <text:p>16</text:p>
          </table:table-cell>
          <table:table-cell table:style-name="ce6" table:formula="of:=IF([.AD16]=&quot;&quot;;&quot;&quot;;IF(MONTH([.AD16]+1)=MONTH([Datas.$M$8]);[.AD16]+1;&quot;&quot;))" office:value-type="date" office:date-value="2017-08-17" calcext:value-type="date">
            <text:p>17</text:p>
          </table:table-cell>
          <table:table-cell table:style-name="ce6" table:formula="of:=IF([.AE16]=&quot;&quot;;&quot;&quot;;IF(MONTH([.AE16]+1)=MONTH([Datas.$M$8]);[.AE16]+1;&quot;&quot;))" office:value-type="date" office:date-value="2017-08-18" calcext:value-type="date">
            <text:p>18</text:p>
          </table:table-cell>
          <table:table-cell table:style-name="ce6" table:formula="of:=IF([.AF16]=&quot;&quot;;&quot;&quot;;IF(MONTH([.AF16]+1)=MONTH([Datas.$M$8]);[.AF16]+1;&quot;&quot;))" office:value-type="date" office:date-value="2017-08-19" calcext:value-type="date">
            <text:p>19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5" table:formula="of:=IF([.I16]=&quot;&quot;;&quot;&quot;;IF(MONTH([.I16]+1)=MONTH([Datas.$M$5]);[.I16]+1;&quot;&quot;))" office:value-type="date" office:date-value="2017-05-21" calcext:value-type="date">
            <text:p>21</text:p>
          </table:table-cell>
          <table:table-cell table:style-name="ce6" table:formula="of:=IF([.C17]=&quot;&quot;;&quot;&quot;;IF(MONTH([.C17]+1)=MONTH([Datas.$M$5]);[.C17]+1;&quot;&quot;))" office:value-type="date" office:date-value="2017-05-22" calcext:value-type="date">
            <text:p>22</text:p>
          </table:table-cell>
          <table:table-cell table:style-name="ce6" table:formula="of:=IF([.D17]=&quot;&quot;;&quot;&quot;;IF(MONTH([.D17]+1)=MONTH([Datas.$M$5]);[.D17]+1;&quot;&quot;))" office:value-type="date" office:date-value="2017-05-23" calcext:value-type="date">
            <text:p>23</text:p>
          </table:table-cell>
          <table:table-cell table:style-name="ce6" table:formula="of:=IF([.E17]=&quot;&quot;;&quot;&quot;;IF(MONTH([.E17]+1)=MONTH([Datas.$M$5]);[.E17]+1;&quot;&quot;))" office:value-type="date" office:date-value="2017-05-24" calcext:value-type="date">
            <text:p>24</text:p>
          </table:table-cell>
          <table:table-cell table:style-name="ce6" table:formula="of:=IF([.F17]=&quot;&quot;;&quot;&quot;;IF(MONTH([.F17]+1)=MONTH([Datas.$M$5]);[.F17]+1;&quot;&quot;))" office:value-type="date" office:date-value="2017-05-25" calcext:value-type="date">
            <text:p>25</text:p>
          </table:table-cell>
          <table:table-cell table:style-name="ce6" table:formula="of:=IF([.G17]=&quot;&quot;;&quot;&quot;;IF(MONTH([.G17]+1)=MONTH([Datas.$M$5]);[.G17]+1;&quot;&quot;))" office:value-type="date" office:date-value="2017-05-26" calcext:value-type="date">
            <text:p>26</text:p>
          </table:table-cell>
          <table:table-cell table:style-name="ce6" table:formula="of:=IF([.H17]=&quot;&quot;;&quot;&quot;;IF(MONTH([.H17]+1)=MONTH([Datas.$M$5]);[.H17]+1;&quot;&quot;))" office:value-type="date" office:date-value="2017-05-27" calcext:value-type="date">
            <text:p>27</text:p>
          </table:table-cell>
          <table:table-cell/>
          <table:table-cell table:style-name="ce35" table:formula="of:=IF([.Q16]=&quot;&quot;;&quot;&quot;;IF(MONTH([.Q16]+1)=MONTH([Datas.$M$6]);[.Q16]+1;&quot;&quot;))" office:value-type="date" office:date-value="2017-06-18" calcext:value-type="date">
            <text:p>18</text:p>
          </table:table-cell>
          <table:table-cell table:style-name="ce6" table:formula="of:=IF([.K17]=&quot;&quot;;&quot;&quot;;IF(MONTH([.K17]+1)=MONTH([Datas.$M$6]);[.K17]+1;&quot;&quot;))" office:value-type="date" office:date-value="2017-06-19" calcext:value-type="date">
            <text:p>19</text:p>
          </table:table-cell>
          <table:table-cell table:style-name="ce6" table:formula="of:=IF([.L17]=&quot;&quot;;&quot;&quot;;IF(MONTH([.L17]+1)=MONTH([Datas.$M$6]);[.L17]+1;&quot;&quot;))" office:value-type="date" office:date-value="2017-06-20" calcext:value-type="date">
            <text:p>20</text:p>
          </table:table-cell>
          <table:table-cell table:style-name="ce6" table:formula="of:=IF([.M17]=&quot;&quot;;&quot;&quot;;IF(MONTH([.M17]+1)=MONTH([Datas.$M$6]);[.M17]+1;&quot;&quot;))" office:value-type="date" office:date-value="2017-06-21" calcext:value-type="date">
            <text:p>21</text:p>
          </table:table-cell>
          <table:table-cell table:style-name="ce6" table:formula="of:=IF([.N17]=&quot;&quot;;&quot;&quot;;IF(MONTH([.N17]+1)=MONTH([Datas.$M$6]);[.N17]+1;&quot;&quot;))" office:value-type="date" office:date-value="2017-06-22" calcext:value-type="date">
            <text:p>22</text:p>
          </table:table-cell>
          <table:table-cell table:style-name="ce6" table:formula="of:=IF([.O17]=&quot;&quot;;&quot;&quot;;IF(MONTH([.O17]+1)=MONTH([Datas.$M$6]);[.O17]+1;&quot;&quot;))" office:value-type="date" office:date-value="2017-06-23" calcext:value-type="date">
            <text:p>23</text:p>
          </table:table-cell>
          <table:table-cell table:style-name="ce6" table:formula="of:=IF([.P17]=&quot;&quot;;&quot;&quot;;IF(MONTH([.P17]+1)=MONTH([Datas.$M$6]);[.P17]+1;&quot;&quot;))" office:value-type="date" office:date-value="2017-06-24" calcext:value-type="date">
            <text:p>24</text:p>
          </table:table-cell>
          <table:table-cell/>
          <table:table-cell table:style-name="ce53" table:formula="of:=IF([.Y16]=&quot;&quot;;&quot;&quot;;IF(MONTH([.Y16]+1)=MONTH([Datas.$M$7]);[.Y16]+1;&quot;&quot;))" office:value-type="date" office:date-value="2017-07-16" calcext:value-type="date">
            <text:p>16</text:p>
          </table:table-cell>
          <table:table-cell table:style-name="ce6" table:formula="of:=IF([.S17]=&quot;&quot;;&quot;&quot;;IF(MONTH([.S17]+1)=MONTH([Datas.$M$7]);[.S17]+1;&quot;&quot;))" office:value-type="date" office:date-value="2017-07-17" calcext:value-type="date">
            <text:p>17</text:p>
          </table:table-cell>
          <table:table-cell table:style-name="ce6" table:formula="of:=IF([.T17]=&quot;&quot;;&quot;&quot;;IF(MONTH([.T17]+1)=MONTH([Datas.$M$7]);[.T17]+1;&quot;&quot;))" office:value-type="date" office:date-value="2017-07-18" calcext:value-type="date">
            <text:p>18</text:p>
          </table:table-cell>
          <table:table-cell table:style-name="ce6" table:formula="of:=IF([.U17]=&quot;&quot;;&quot;&quot;;IF(MONTH([.U17]+1)=MONTH([Datas.$M$7]);[.U17]+1;&quot;&quot;))" office:value-type="date" office:date-value="2017-07-19" calcext:value-type="date">
            <text:p>19</text:p>
          </table:table-cell>
          <table:table-cell table:style-name="ce6" table:formula="of:=IF([.V17]=&quot;&quot;;&quot;&quot;;IF(MONTH([.V17]+1)=MONTH([Datas.$M$7]);[.V17]+1;&quot;&quot;))" office:value-type="date" office:date-value="2017-07-20" calcext:value-type="date">
            <text:p>20</text:p>
          </table:table-cell>
          <table:table-cell table:style-name="ce6" table:formula="of:=IF([.W17]=&quot;&quot;;&quot;&quot;;IF(MONTH([.W17]+1)=MONTH([Datas.$M$7]);[.W17]+1;&quot;&quot;))" office:value-type="date" office:date-value="2017-07-21" calcext:value-type="date">
            <text:p>21</text:p>
          </table:table-cell>
          <table:table-cell table:style-name="ce6" table:formula="of:=IF([.X17]=&quot;&quot;;&quot;&quot;;IF(MONTH([.X17]+1)=MONTH([Datas.$M$7]);[.X17]+1;&quot;&quot;))" office:value-type="date" office:date-value="2017-07-22" calcext:value-type="date">
            <text:p>22</text:p>
          </table:table-cell>
          <table:table-cell/>
          <table:table-cell table:style-name="ce71" table:formula="of:=IF([.AG16]=&quot;&quot;;&quot;&quot;;IF(MONTH([.AG16]+1)=MONTH([Datas.$M$8]);[.AG16]+1;&quot;&quot;))" office:value-type="date" office:date-value="2017-08-20" calcext:value-type="date">
            <text:p>20</text:p>
          </table:table-cell>
          <table:table-cell table:style-name="ce6" table:formula="of:=IF([.AA17]=&quot;&quot;;&quot;&quot;;IF(MONTH([.AA17]+1)=MONTH([Datas.$M$8]);[.AA17]+1;&quot;&quot;))" office:value-type="date" office:date-value="2017-08-21" calcext:value-type="date">
            <text:p>21</text:p>
          </table:table-cell>
          <table:table-cell table:style-name="ce6" table:formula="of:=IF([.AB17]=&quot;&quot;;&quot;&quot;;IF(MONTH([.AB17]+1)=MONTH([Datas.$M$8]);[.AB17]+1;&quot;&quot;))" office:value-type="date" office:date-value="2017-08-22" calcext:value-type="date">
            <text:p>22</text:p>
          </table:table-cell>
          <table:table-cell table:style-name="ce6" table:formula="of:=IF([.AC17]=&quot;&quot;;&quot;&quot;;IF(MONTH([.AC17]+1)=MONTH([Datas.$M$8]);[.AC17]+1;&quot;&quot;))" office:value-type="date" office:date-value="2017-08-23" calcext:value-type="date">
            <text:p>23</text:p>
          </table:table-cell>
          <table:table-cell table:style-name="ce6" table:formula="of:=IF([.AD17]=&quot;&quot;;&quot;&quot;;IF(MONTH([.AD17]+1)=MONTH([Datas.$M$8]);[.AD17]+1;&quot;&quot;))" office:value-type="date" office:date-value="2017-08-24" calcext:value-type="date">
            <text:p>24</text:p>
          </table:table-cell>
          <table:table-cell table:style-name="ce6" table:formula="of:=IF([.AE17]=&quot;&quot;;&quot;&quot;;IF(MONTH([.AE17]+1)=MONTH([Datas.$M$8]);[.AE17]+1;&quot;&quot;))" office:value-type="date" office:date-value="2017-08-25" calcext:value-type="date">
            <text:p>25</text:p>
          </table:table-cell>
          <table:table-cell table:style-name="ce6" table:formula="of:=IF([.AF17]=&quot;&quot;;&quot;&quot;;IF(MONTH([.AF17]+1)=MONTH([Datas.$M$8]);[.AF17]+1;&quot;&quot;))" office:value-type="date" office:date-value="2017-08-26" calcext:value-type="date">
            <text:p>26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6" table:formula="of:=IF([.I17]=&quot;&quot;;&quot;&quot;;IF(MONTH([.I17]+1)=MONTH([Datas.$M$5]);[.I17]+1;&quot;&quot;))" office:value-type="date" office:date-value="2017-05-28" calcext:value-type="date">
            <text:p>28</text:p>
          </table:table-cell>
          <table:table-cell table:style-name="ce6" table:formula="of:=IF([.C18]=&quot;&quot;;&quot;&quot;;IF(MONTH([.C18]+1)=MONTH([Datas.$M$5]);[.C18]+1;&quot;&quot;))" office:value-type="date" office:date-value="2017-05-29" calcext:value-type="date">
            <text:p>29</text:p>
          </table:table-cell>
          <table:table-cell table:style-name="ce6" table:formula="of:=IF([.D18]=&quot;&quot;;&quot;&quot;;IF(MONTH([.D18]+1)=MONTH([Datas.$M$5]);[.D18]+1;&quot;&quot;))" office:value-type="date" office:date-value="2017-05-30" calcext:value-type="date">
            <text:p>30</text:p>
          </table:table-cell>
          <table:table-cell table:style-name="ce6" table:formula="of:=IF([.E18]=&quot;&quot;;&quot;&quot;;IF(MONTH([.E18]+1)=MONTH([Datas.$M$5]);[.E18]+1;&quot;&quot;))" office:value-type="date" office:date-value="2017-05-31" calcext:value-type="date">
            <text:p>31</text:p>
          </table:table-cell>
          <table:table-cell table:style-name="ce6" table:formula="of:=IF([.F18]=&quot;&quot;;&quot;&quot;;IF(MONTH([.F18]+1)=MONTH([Datas.$M$5]);[.F18]+1;&quot;&quot;))">
            <text:p/>
          </table:table-cell>
          <table:table-cell table:style-name="ce6" table:formula="of:=IF([.G18]=&quot;&quot;;&quot;&quot;;IF(MONTH([.G18]+1)=MONTH([Datas.$M$5]);[.G18]+1;&quot;&quot;))">
            <text:p/>
          </table:table-cell>
          <table:table-cell table:style-name="ce6" table:formula="of:=IF([.H18]=&quot;&quot;;&quot;&quot;;IF(MONTH([.H18]+1)=MONTH([Datas.$M$5]);[.H18]+1;&quot;&quot;))">
            <text:p/>
          </table:table-cell>
          <table:table-cell/>
          <table:table-cell table:style-name="ce36" table:formula="of:=IF([.Q17]=&quot;&quot;;&quot;&quot;;IF(MONTH([.Q17]+1)=MONTH([Datas.$M$6]);[.Q17]+1;&quot;&quot;))" office:value-type="date" office:date-value="2017-06-25" calcext:value-type="date">
            <text:p>25</text:p>
          </table:table-cell>
          <table:table-cell table:style-name="ce6" table:formula="of:=IF([.K18]=&quot;&quot;;&quot;&quot;;IF(MONTH([.K18]+1)=MONTH([Datas.$M$6]);[.K18]+1;&quot;&quot;))" office:value-type="date" office:date-value="2017-06-26" calcext:value-type="date">
            <text:p>26</text:p>
          </table:table-cell>
          <table:table-cell table:style-name="ce6" table:formula="of:=IF([.L18]=&quot;&quot;;&quot;&quot;;IF(MONTH([.L18]+1)=MONTH([Datas.$M$6]);[.L18]+1;&quot;&quot;))" office:value-type="date" office:date-value="2017-06-27" calcext:value-type="date">
            <text:p>27</text:p>
          </table:table-cell>
          <table:table-cell table:style-name="ce6" table:formula="of:=IF([.M18]=&quot;&quot;;&quot;&quot;;IF(MONTH([.M18]+1)=MONTH([Datas.$M$6]);[.M18]+1;&quot;&quot;))" office:value-type="date" office:date-value="2017-06-28" calcext:value-type="date">
            <text:p>28</text:p>
          </table:table-cell>
          <table:table-cell table:style-name="ce6" table:formula="of:=IF([.N18]=&quot;&quot;;&quot;&quot;;IF(MONTH([.N18]+1)=MONTH([Datas.$M$6]);[.N18]+1;&quot;&quot;))" office:value-type="date" office:date-value="2017-06-29" calcext:value-type="date">
            <text:p>29</text:p>
          </table:table-cell>
          <table:table-cell table:style-name="ce6" table:formula="of:=IF([.O18]=&quot;&quot;;&quot;&quot;;IF(MONTH([.O18]+1)=MONTH([Datas.$M$6]);[.O18]+1;&quot;&quot;))" office:value-type="date" office:date-value="2017-06-30" calcext:value-type="date">
            <text:p>30</text:p>
          </table:table-cell>
          <table:table-cell table:style-name="ce6" table:formula="of:=IF([.P18]=&quot;&quot;;&quot;&quot;;IF(MONTH([.P18]+1)=MONTH([Datas.$M$6]);[.P18]+1;&quot;&quot;))">
            <text:p/>
          </table:table-cell>
          <table:table-cell/>
          <table:table-cell table:style-name="ce54" table:formula="of:=IF([.Y17]=&quot;&quot;;&quot;&quot;;IF(MONTH([.Y17]+1)=MONTH([Datas.$M$7]);[.Y17]+1;&quot;&quot;))" office:value-type="date" office:date-value="2017-07-23" calcext:value-type="date">
            <text:p>23</text:p>
          </table:table-cell>
          <table:table-cell table:style-name="ce6" table:formula="of:=IF([.S18]=&quot;&quot;;&quot;&quot;;IF(MONTH([.S18]+1)=MONTH([Datas.$M$7]);[.S18]+1;&quot;&quot;))" office:value-type="date" office:date-value="2017-07-24" calcext:value-type="date">
            <text:p>24</text:p>
          </table:table-cell>
          <table:table-cell table:style-name="ce6" table:formula="of:=IF([.T18]=&quot;&quot;;&quot;&quot;;IF(MONTH([.T18]+1)=MONTH([Datas.$M$7]);[.T18]+1;&quot;&quot;))" office:value-type="date" office:date-value="2017-07-25" calcext:value-type="date">
            <text:p>25</text:p>
          </table:table-cell>
          <table:table-cell table:style-name="ce6" table:formula="of:=IF([.U18]=&quot;&quot;;&quot;&quot;;IF(MONTH([.U18]+1)=MONTH([Datas.$M$7]);[.U18]+1;&quot;&quot;))" office:value-type="date" office:date-value="2017-07-26" calcext:value-type="date">
            <text:p>26</text:p>
          </table:table-cell>
          <table:table-cell table:style-name="ce6" table:formula="of:=IF([.V18]=&quot;&quot;;&quot;&quot;;IF(MONTH([.V18]+1)=MONTH([Datas.$M$7]);[.V18]+1;&quot;&quot;))" office:value-type="date" office:date-value="2017-07-27" calcext:value-type="date">
            <text:p>27</text:p>
          </table:table-cell>
          <table:table-cell table:style-name="ce6" table:formula="of:=IF([.W18]=&quot;&quot;;&quot;&quot;;IF(MONTH([.W18]+1)=MONTH([Datas.$M$7]);[.W18]+1;&quot;&quot;))" office:value-type="date" office:date-value="2017-07-28" calcext:value-type="date">
            <text:p>28</text:p>
          </table:table-cell>
          <table:table-cell table:style-name="ce6" table:formula="of:=IF([.X18]=&quot;&quot;;&quot;&quot;;IF(MONTH([.X18]+1)=MONTH([Datas.$M$7]);[.X18]+1;&quot;&quot;))" office:value-type="date" office:date-value="2017-07-29" calcext:value-type="date">
            <text:p>29</text:p>
          </table:table-cell>
          <table:table-cell/>
          <table:table-cell table:style-name="ce72" table:formula="of:=IF([.AG17]=&quot;&quot;;&quot;&quot;;IF(MONTH([.AG17]+1)=MONTH([Datas.$M$8]);[.AG17]+1;&quot;&quot;))" office:value-type="date" office:date-value="2017-08-27" calcext:value-type="date">
            <text:p>27</text:p>
          </table:table-cell>
          <table:table-cell table:style-name="ce6" table:formula="of:=IF([.AA18]=&quot;&quot;;&quot;&quot;;IF(MONTH([.AA18]+1)=MONTH([Datas.$M$8]);[.AA18]+1;&quot;&quot;))" office:value-type="date" office:date-value="2017-08-28" calcext:value-type="date">
            <text:p>28</text:p>
          </table:table-cell>
          <table:table-cell table:style-name="ce6" table:formula="of:=IF([.AB18]=&quot;&quot;;&quot;&quot;;IF(MONTH([.AB18]+1)=MONTH([Datas.$M$8]);[.AB18]+1;&quot;&quot;))" office:value-type="date" office:date-value="2017-08-29" calcext:value-type="date">
            <text:p>29</text:p>
          </table:table-cell>
          <table:table-cell table:style-name="ce6" table:formula="of:=IF([.AC18]=&quot;&quot;;&quot;&quot;;IF(MONTH([.AC18]+1)=MONTH([Datas.$M$8]);[.AC18]+1;&quot;&quot;))" office:value-type="date" office:date-value="2017-08-30" calcext:value-type="date">
            <text:p>30</text:p>
          </table:table-cell>
          <table:table-cell table:style-name="ce6" table:formula="of:=IF([.AD18]=&quot;&quot;;&quot;&quot;;IF(MONTH([.AD18]+1)=MONTH([Datas.$M$8]);[.AD18]+1;&quot;&quot;))" office:value-type="date" office:date-value="2017-08-31" calcext:value-type="date">
            <text:p>31</text:p>
          </table:table-cell>
          <table:table-cell table:style-name="ce6" table:formula="of:=IF([.AE18]=&quot;&quot;;&quot;&quot;;IF(MONTH([.AE18]+1)=MONTH([Datas.$M$8]);[.AE18]+1;&quot;&quot;))">
            <text:p/>
          </table:table-cell>
          <table:table-cell table:style-name="ce6" table:formula="of:=IF([.AF18]=&quot;&quot;;&quot;&quot;;IF(MONTH([.AF18]+1)=MONTH([Datas.$M$8]);[.AF18]+1;&quot;&quot;))">
            <text:p/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7" table:formula="of:=IF([.I18]=&quot;&quot;;&quot;&quot;;IF(MONTH([.I18]+1)=MONTH([Datas.$M$5]);[.I18]+1;&quot;&quot;))">
            <text:p/>
          </table:table-cell>
          <table:table-cell table:style-name="ce6" table:formula="of:=IF([.C19]=&quot;&quot;;&quot;&quot;;IF(MONTH([.C19]+1)=MONTH([Datas.$M$5]);[.C19]+1;&quot;&quot;))">
            <text:p/>
          </table:table-cell>
          <table:table-cell table:style-name="ce6" table:formula="of:=IF([.D19]=&quot;&quot;;&quot;&quot;;IF(MONTH([.D19]+1)=MONTH([Datas.$M$5]);[.D19]+1;&quot;&quot;))">
            <text:p/>
          </table:table-cell>
          <table:table-cell table:style-name="ce6" table:formula="of:=IF([.E19]=&quot;&quot;;&quot;&quot;;IF(MONTH([.E19]+1)=MONTH([Datas.$M$5]);[.E19]+1;&quot;&quot;))">
            <text:p/>
          </table:table-cell>
          <table:table-cell table:style-name="ce6" table:formula="of:=IF([.F19]=&quot;&quot;;&quot;&quot;;IF(MONTH([.F19]+1)=MONTH([Datas.$M$5]);[.F19]+1;&quot;&quot;))">
            <text:p/>
          </table:table-cell>
          <table:table-cell table:style-name="ce6" table:formula="of:=IF([.G19]=&quot;&quot;;&quot;&quot;;IF(MONTH([.G19]+1)=MONTH([Datas.$M$5]);[.G19]+1;&quot;&quot;))">
            <text:p/>
          </table:table-cell>
          <table:table-cell table:style-name="ce6" table:formula="of:=IF([.H19]=&quot;&quot;;&quot;&quot;;IF(MONTH([.H19]+1)=MONTH([Datas.$M$5]);[.H19]+1;&quot;&quot;))">
            <text:p/>
          </table:table-cell>
          <table:table-cell/>
          <table:table-cell table:style-name="ce37" table:formula="of:=IF([.Q18]=&quot;&quot;;&quot;&quot;;IF(MONTH([.Q18]+1)=MONTH([Datas.$M$6]);[.Q18]+1;&quot;&quot;))">
            <text:p/>
          </table:table-cell>
          <table:table-cell table:style-name="ce6" table:formula="of:=IF([.K19]=&quot;&quot;;&quot;&quot;;IF(MONTH([.K19]+1)=MONTH([Datas.$M$6]);[.K19]+1;&quot;&quot;))">
            <text:p/>
          </table:table-cell>
          <table:table-cell table:style-name="ce6" table:formula="of:=IF([.L19]=&quot;&quot;;&quot;&quot;;IF(MONTH([.L19]+1)=MONTH([Datas.$M$6]);[.L19]+1;&quot;&quot;))">
            <text:p/>
          </table:table-cell>
          <table:table-cell table:style-name="ce6" table:formula="of:=IF([.M19]=&quot;&quot;;&quot;&quot;;IF(MONTH([.M19]+1)=MONTH([Datas.$M$6]);[.M19]+1;&quot;&quot;))">
            <text:p/>
          </table:table-cell>
          <table:table-cell table:style-name="ce6" table:formula="of:=IF([.N19]=&quot;&quot;;&quot;&quot;;IF(MONTH([.N19]+1)=MONTH([Datas.$M$6]);[.N19]+1;&quot;&quot;))">
            <text:p/>
          </table:table-cell>
          <table:table-cell table:style-name="ce6" table:formula="of:=IF([.O19]=&quot;&quot;;&quot;&quot;;IF(MONTH([.O19]+1)=MONTH([Datas.$M$6]);[.O19]+1;&quot;&quot;))">
            <text:p/>
          </table:table-cell>
          <table:table-cell table:style-name="ce6" table:formula="of:=IF([.P19]=&quot;&quot;;&quot;&quot;;IF(MONTH([.P19]+1)=MONTH([Datas.$M$6]);[.P19]+1;&quot;&quot;))">
            <text:p/>
          </table:table-cell>
          <table:table-cell/>
          <table:table-cell table:style-name="ce55" table:formula="of:=IF([.Y18]=&quot;&quot;;&quot;&quot;;IF(MONTH([.Y18]+1)=MONTH([Datas.$M$7]);[.Y18]+1;&quot;&quot;))" office:value-type="date" office:date-value="2017-07-30" calcext:value-type="date">
            <text:p>30</text:p>
          </table:table-cell>
          <table:table-cell table:style-name="ce6" table:formula="of:=IF([.S19]=&quot;&quot;;&quot;&quot;;IF(MONTH([.S19]+1)=MONTH([Datas.$M$7]);[.S19]+1;&quot;&quot;))" office:value-type="date" office:date-value="2017-07-31" calcext:value-type="date">
            <text:p>31</text:p>
          </table:table-cell>
          <table:table-cell table:style-name="ce6" table:formula="of:=IF([.T19]=&quot;&quot;;&quot;&quot;;IF(MONTH([.T19]+1)=MONTH([Datas.$M$7]);[.T19]+1;&quot;&quot;))">
            <text:p/>
          </table:table-cell>
          <table:table-cell table:style-name="ce6" table:formula="of:=IF([.U19]=&quot;&quot;;&quot;&quot;;IF(MONTH([.U19]+1)=MONTH([Datas.$M$7]);[.U19]+1;&quot;&quot;))">
            <text:p/>
          </table:table-cell>
          <table:table-cell table:style-name="ce6" table:formula="of:=IF([.V19]=&quot;&quot;;&quot;&quot;;IF(MONTH([.V19]+1)=MONTH([Datas.$M$7]);[.V19]+1;&quot;&quot;))">
            <text:p/>
          </table:table-cell>
          <table:table-cell table:style-name="ce6" table:formula="of:=IF([.W19]=&quot;&quot;;&quot;&quot;;IF(MONTH([.W19]+1)=MONTH([Datas.$M$7]);[.W19]+1;&quot;&quot;))">
            <text:p/>
          </table:table-cell>
          <table:table-cell table:style-name="ce6" table:formula="of:=IF([.X19]=&quot;&quot;;&quot;&quot;;IF(MONTH([.X19]+1)=MONTH([Datas.$M$7]);[.X19]+1;&quot;&quot;))">
            <text:p/>
          </table:table-cell>
          <table:table-cell/>
          <table:table-cell table:style-name="ce73" table:formula="of:=IF([.AG18]=&quot;&quot;;&quot;&quot;;IF(MONTH([.AG18]+1)=MONTH([Datas.$M$8]);[.AG18]+1;&quot;&quot;))">
            <text:p/>
          </table:table-cell>
          <table:table-cell table:style-name="ce6" table:formula="of:=IF([.AA19]=&quot;&quot;;&quot;&quot;;IF(MONTH([.AA19]+1)=MONTH([Datas.$M$8]);[.AA19]+1;&quot;&quot;))">
            <text:p/>
          </table:table-cell>
          <table:table-cell table:style-name="ce6" table:formula="of:=IF([.AB19]=&quot;&quot;;&quot;&quot;;IF(MONTH([.AB19]+1)=MONTH([Datas.$M$8]);[.AB19]+1;&quot;&quot;))">
            <text:p/>
          </table:table-cell>
          <table:table-cell table:style-name="ce6" table:formula="of:=IF([.AC19]=&quot;&quot;;&quot;&quot;;IF(MONTH([.AC19]+1)=MONTH([Datas.$M$8]);[.AC19]+1;&quot;&quot;))">
            <text:p/>
          </table:table-cell>
          <table:table-cell table:style-name="ce6" table:formula="of:=IF([.AD19]=&quot;&quot;;&quot;&quot;;IF(MONTH([.AD19]+1)=MONTH([Datas.$M$8]);[.AD19]+1;&quot;&quot;))">
            <text:p/>
          </table:table-cell>
          <table:table-cell table:style-name="ce6" table:formula="of:=IF([.AE19]=&quot;&quot;;&quot;&quot;;IF(MONTH([.AE19]+1)=MONTH([Datas.$M$8]);[.AE19]+1;&quot;&quot;))">
            <text:p/>
          </table:table-cell>
          <table:table-cell table:style-name="ce6" table:formula="of:=IF([.AF19]=&quot;&quot;;&quot;&quot;;IF(MONTH([.AF19]+1)=MONTH([Datas.$M$8]);[.AF19]+1;&quot;&quot;))">
            <text:p/>
          </table:table-cell>
          <table:table-cell table:style-name="ce1" table:number-columns-repeated="25"/>
        </table:table-row>
        <table:table-row table:style-name="ro4">
          <table:table-cell table:style-name="ce1" table:number-columns-repeated="2"/>
          <table:table-cell table:number-columns-repeated="31"/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4" table:formula="of:=PROPER(TEXT([Datas.M9];&quot;MMMM&quot;))" office:value-type="string" office:string-value="Setembro" calcext:value-type="string" table:number-columns-spanned="7" table:number-rows-spanned="1">
            <text:p>Setembro</text:p>
          </table:table-cell>
          <table:covered-table-cell table:number-columns-repeated="4"/>
          <table:covered-table-cell table:style-name="ce25"/>
          <table:covered-table-cell/>
          <table:table-cell/>
          <table:table-cell table:style-name="ce4" table:formula="of:=PROPER(TEXT([Datas.M10];&quot;MMMM&quot;))" office:value-type="string" office:string-value="Outubro" calcext:value-type="string" table:number-columns-spanned="7" table:number-rows-spanned="1">
            <text:p>Outubro</text:p>
          </table:table-cell>
          <table:covered-table-cell table:number-columns-repeated="6"/>
          <table:table-cell/>
          <table:table-cell table:style-name="ce4" table:formula="of:=PROPER(TEXT([Datas.M11];&quot;MMMM&quot;))" office:value-type="string" office:string-value="Novembro" calcext:value-type="string" table:number-columns-spanned="7" table:number-rows-spanned="1">
            <text:p>Novembro</text:p>
          </table:table-cell>
          <table:covered-table-cell table:number-columns-repeated="4"/>
          <table:covered-table-cell table:style-name="ce25"/>
          <table:covered-table-cell/>
          <table:table-cell/>
          <table:table-cell table:style-name="ce4" table:formula="of:=PROPER(TEXT([Datas.M12];&quot;MMMM&quot;))" office:value-type="string" office:string-value="Dezembro" calcext:value-type="string" table:number-columns-spanned="7" table:number-rows-spanned="1">
            <text:p>Dezembro</text:p>
          </table:table-cell>
          <table:covered-table-cell table:number-columns-repeated="6"/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/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ab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8" table:formula="of:=IF(WEEKDAY([Datas.$M$9];2)=[.C$2];[Datas.$M$9];&quot;&quot;)">
            <text:p/>
          </table:table-cell>
          <table:table-cell table:style-name="ce6" table:formula="of:=IF([.C23]&lt;&gt;&quot;&quot;;[.C23]+1;IF(WEEKDAY([Datas.$M$9];2)=[.D$2];[Datas.$M$9];&quot;&quot;))">
            <text:p/>
          </table:table-cell>
          <table:table-cell table:style-name="ce6" table:formula="of:=IF([.D23]&lt;&gt;&quot;&quot;;[.D23]+1;IF(WEEKDAY([Datas.$M$9];2)=[.E$2];[Datas.$M$9];&quot;&quot;))">
            <text:p/>
          </table:table-cell>
          <table:table-cell table:style-name="ce6" table:formula="of:=IF([.E23]&lt;&gt;&quot;&quot;;[.E23]+1;IF(WEEKDAY([Datas.$M$9];2)=[.F$2];[Datas.$M$9];&quot;&quot;))">
            <text:p/>
          </table:table-cell>
          <table:table-cell table:style-name="ce6" table:formula="of:=IF([.F23]&lt;&gt;&quot;&quot;;[.F23]+1;IF(WEEKDAY([Datas.$M$9];2)=[.G$2];[Datas.$M$9];&quot;&quot;))">
            <text:p/>
          </table:table-cell>
          <table:table-cell table:style-name="ce6" table:formula="of:=IF([.G23]&lt;&gt;&quot;&quot;;[.G23]+1;IF(WEEKDAY([Datas.$M$9];2)=[.H$2];[Datas.$M$9];&quot;&quot;))" office:value-type="date" office:date-value="2017-09-01" calcext:value-type="date">
            <text:p>01</text:p>
          </table:table-cell>
          <table:table-cell table:style-name="ce6" table:formula="of:=IF([.H23]&lt;&gt;&quot;&quot;;[.H23]+1;IF(WEEKDAY([Datas.$M$9];2)=[.I$2];[Datas.$M$9];&quot;&quot;))" office:value-type="date" office:date-value="2017-09-02" calcext:value-type="date">
            <text:p>02</text:p>
          </table:table-cell>
          <table:table-cell/>
          <table:table-cell table:style-name="ce38" table:formula="of:=IF(WEEKDAY([Datas.$M$10];2)=[.K$2];[Datas.$M$10];&quot;&quot;)" office:value-type="date" office:date-value="2017-10-01" calcext:value-type="date">
            <text:p>01</text:p>
          </table:table-cell>
          <table:table-cell table:style-name="ce6" table:formula="of:=IF([.K23]&lt;&gt;&quot;&quot;;[.K23]+1;IF(WEEKDAY([Datas.$M$10];2)=[.L$2];[Datas.$M$10];&quot;&quot;))" office:value-type="date" office:date-value="2017-10-02" calcext:value-type="date">
            <text:p>02</text:p>
          </table:table-cell>
          <table:table-cell table:style-name="ce6" table:formula="of:=IF([.L23]&lt;&gt;&quot;&quot;;[.L23]+1;IF(WEEKDAY([Datas.$M$10];2)=[.M$2];[Datas.$M$10];&quot;&quot;))" office:value-type="date" office:date-value="2017-10-03" calcext:value-type="date">
            <text:p>03</text:p>
          </table:table-cell>
          <table:table-cell table:style-name="ce6" table:formula="of:=IF([.M23]&lt;&gt;&quot;&quot;;[.M23]+1;IF(WEEKDAY([Datas.$M$10];2)=[.N$2];[Datas.$M$10];&quot;&quot;))" office:value-type="date" office:date-value="2017-10-04" calcext:value-type="date">
            <text:p>04</text:p>
          </table:table-cell>
          <table:table-cell table:style-name="ce6" table:formula="of:=IF([.N23]&lt;&gt;&quot;&quot;;[.N23]+1;IF(WEEKDAY([Datas.$M$10];2)=[.O$2];[Datas.$M$10];&quot;&quot;))" office:value-type="date" office:date-value="2017-10-05" calcext:value-type="date">
            <text:p>05</text:p>
          </table:table-cell>
          <table:table-cell table:style-name="ce6" table:formula="of:=IF([.O23]&lt;&gt;&quot;&quot;;[.O23]+1;IF(WEEKDAY([Datas.$M$10];2)=[.P$2];[Datas.$M$10];&quot;&quot;))" office:value-type="date" office:date-value="2017-10-06" calcext:value-type="date">
            <text:p>06</text:p>
          </table:table-cell>
          <table:table-cell table:style-name="ce6" table:formula="of:=IF([.P23]&lt;&gt;&quot;&quot;;[.P23]+1;IF(WEEKDAY([Datas.$M$10];2)=[.Q$2];[Datas.$M$10];&quot;&quot;))" office:value-type="date" office:date-value="2017-10-07" calcext:value-type="date">
            <text:p>07</text:p>
          </table:table-cell>
          <table:table-cell/>
          <table:table-cell table:style-name="ce56" table:formula="of:=IF(WEEKDAY([Datas.$M$11];2)=[.S$2];[Datas.$M$11];&quot;&quot;)">
            <text:p/>
          </table:table-cell>
          <table:table-cell table:style-name="ce6" table:formula="of:=IF([.S23]&lt;&gt;&quot;&quot;;[.S23]+1;IF(WEEKDAY([Datas.$M$11];2)=[.T$2];[Datas.$M$11];&quot;&quot;))">
            <text:p/>
          </table:table-cell>
          <table:table-cell table:style-name="ce6" table:formula="of:=IF([.T23]&lt;&gt;&quot;&quot;;[.T23]+1;IF(WEEKDAY([Datas.$M$11];2)=[.U$2];[Datas.$M$11];&quot;&quot;))">
            <text:p/>
          </table:table-cell>
          <table:table-cell table:style-name="ce6" table:formula="of:=IF([.U23]&lt;&gt;&quot;&quot;;[.U23]+1;IF(WEEKDAY([Datas.$M$11];2)=[.V$2];[Datas.$M$11];&quot;&quot;))" office:value-type="date" office:date-value="2017-11-01" calcext:value-type="date">
            <text:p>01</text:p>
          </table:table-cell>
          <table:table-cell table:style-name="ce6" table:formula="of:=IF([.V23]&lt;&gt;&quot;&quot;;[.V23]+1;IF(WEEKDAY([Datas.$M$11];2)=[.W$2];[Datas.$M$11];&quot;&quot;))" office:value-type="date" office:date-value="2017-11-02" calcext:value-type="date">
            <text:p>02</text:p>
          </table:table-cell>
          <table:table-cell table:style-name="ce6" table:formula="of:=IF([.W23]&lt;&gt;&quot;&quot;;[.W23]+1;IF(WEEKDAY([Datas.$M$11];2)=[.X$2];[Datas.$M$11];&quot;&quot;))" office:value-type="date" office:date-value="2017-11-03" calcext:value-type="date">
            <text:p>03</text:p>
          </table:table-cell>
          <table:table-cell table:style-name="ce6" table:formula="of:=IF([.X23]&lt;&gt;&quot;&quot;;[.X23]+1;IF(WEEKDAY([Datas.$M$11];2)=[.Y$2];[Datas.$M$11];&quot;&quot;))" office:value-type="date" office:date-value="2017-11-04" calcext:value-type="date">
            <text:p>04</text:p>
          </table:table-cell>
          <table:table-cell/>
          <table:table-cell table:style-name="ce74" table:formula="of:=IF(WEEKDAY([Datas.$M$12];2)=[.AA$2];[Datas.$M$12];&quot;&quot;)">
            <text:p/>
          </table:table-cell>
          <table:table-cell table:style-name="ce6" table:formula="of:=IF([.AA23]&lt;&gt;&quot;&quot;;[.AA23]+1;IF(WEEKDAY([Datas.$M$12];2)=[.AB$2];[Datas.$M$12];&quot;&quot;))">
            <text:p/>
          </table:table-cell>
          <table:table-cell table:style-name="ce6" table:formula="of:=IF([.AB23]&lt;&gt;&quot;&quot;;[.AB23]+1;IF(WEEKDAY([Datas.$M$12];2)=[.AC$2];[Datas.$M$12];&quot;&quot;))">
            <text:p/>
          </table:table-cell>
          <table:table-cell table:style-name="ce6" table:formula="of:=IF([.AC23]&lt;&gt;&quot;&quot;;[.AC23]+1;IF(WEEKDAY([Datas.$M$12];2)=[.AD$2];[Datas.$M$12];&quot;&quot;))">
            <text:p/>
          </table:table-cell>
          <table:table-cell table:style-name="ce6" table:formula="of:=IF([.AD23]&lt;&gt;&quot;&quot;;[.AD23]+1;IF(WEEKDAY([Datas.$M$12];2)=[.AE$2];[Datas.$M$12];&quot;&quot;))">
            <text:p/>
          </table:table-cell>
          <table:table-cell table:style-name="ce6" table:formula="of:=IF([.AE23]&lt;&gt;&quot;&quot;;[.AE23]+1;IF(WEEKDAY([Datas.$M$12];2)=[.AF$2];[Datas.$M$12];&quot;&quot;))" office:value-type="date" office:date-value="2017-12-01" calcext:value-type="date">
            <text:p>01</text:p>
          </table:table-cell>
          <table:table-cell table:style-name="ce6" table:formula="of:=IF([.AF23]&lt;&gt;&quot;&quot;;[.AF23]+1;IF(WEEKDAY([Datas.$M$12];2)=[.AG$2];[Datas.$M$12];&quot;&quot;))" office:value-type="date" office:date-value="2017-12-02" calcext:value-type="date">
            <text:p>02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19" table:formula="of:=IF([.I23]=&quot;&quot;;&quot;&quot;;IF(MONTH([.I23]+1)=MONTH([Datas.$M$9]);[.I23]+1;&quot;&quot;))" office:value-type="date" office:date-value="2017-09-03" calcext:value-type="date">
            <text:p>03</text:p>
          </table:table-cell>
          <table:table-cell table:style-name="ce6" table:formula="of:=IF([.C24]=&quot;&quot;;&quot;&quot;;IF(MONTH([.C24]+1)=MONTH([Datas.$M$9]);[.C24]+1;&quot;&quot;))" office:value-type="date" office:date-value="2017-09-04" calcext:value-type="date">
            <text:p>04</text:p>
          </table:table-cell>
          <table:table-cell table:style-name="ce6" table:formula="of:=IF([.D24]=&quot;&quot;;&quot;&quot;;IF(MONTH([.D24]+1)=MONTH([Datas.$M$9]);[.D24]+1;&quot;&quot;))" office:value-type="date" office:date-value="2017-09-05" calcext:value-type="date">
            <text:p>05</text:p>
          </table:table-cell>
          <table:table-cell table:style-name="ce6" table:formula="of:=IF([.E24]=&quot;&quot;;&quot;&quot;;IF(MONTH([.E24]+1)=MONTH([Datas.$M$9]);[.E24]+1;&quot;&quot;))" office:value-type="date" office:date-value="2017-09-06" calcext:value-type="date">
            <text:p>06</text:p>
          </table:table-cell>
          <table:table-cell table:style-name="ce6" table:formula="of:=IF([.F24]=&quot;&quot;;&quot;&quot;;IF(MONTH([.F24]+1)=MONTH([Datas.$M$9]);[.F24]+1;&quot;&quot;))" office:value-type="date" office:date-value="2017-09-07" calcext:value-type="date">
            <text:p>07</text:p>
          </table:table-cell>
          <table:table-cell table:style-name="ce6" table:formula="of:=IF([.G24]=&quot;&quot;;&quot;&quot;;IF(MONTH([.G24]+1)=MONTH([Datas.$M$9]);[.G24]+1;&quot;&quot;))" office:value-type="date" office:date-value="2017-09-08" calcext:value-type="date">
            <text:p>08</text:p>
          </table:table-cell>
          <table:table-cell table:style-name="ce6" table:formula="of:=IF([.H24]=&quot;&quot;;&quot;&quot;;IF(MONTH([.H24]+1)=MONTH([Datas.$M$9]);[.H24]+1;&quot;&quot;))" office:value-type="date" office:date-value="2017-09-09" calcext:value-type="date">
            <text:p>09</text:p>
          </table:table-cell>
          <table:table-cell/>
          <table:table-cell table:style-name="ce39" table:formula="of:=IF([.Q23]=&quot;&quot;;&quot;&quot;;IF(MONTH([.Q23]+1)=MONTH([Datas.$M$10]);[.Q23]+1;&quot;&quot;))" office:value-type="date" office:date-value="2017-10-08" calcext:value-type="date">
            <text:p>08</text:p>
          </table:table-cell>
          <table:table-cell table:style-name="ce6" table:formula="of:=IF([.K24]=&quot;&quot;;&quot;&quot;;IF(MONTH([.K24]+1)=MONTH([Datas.$M$10]);[.K24]+1;&quot;&quot;))" office:value-type="date" office:date-value="2017-10-09" calcext:value-type="date">
            <text:p>09</text:p>
          </table:table-cell>
          <table:table-cell table:style-name="ce6" table:formula="of:=IF([.L24]=&quot;&quot;;&quot;&quot;;IF(MONTH([.L24]+1)=MONTH([Datas.$M$10]);[.L24]+1;&quot;&quot;))" office:value-type="date" office:date-value="2017-10-10" calcext:value-type="date">
            <text:p>10</text:p>
          </table:table-cell>
          <table:table-cell table:style-name="ce6" table:formula="of:=IF([.M24]=&quot;&quot;;&quot;&quot;;IF(MONTH([.M24]+1)=MONTH([Datas.$M$10]);[.M24]+1;&quot;&quot;))" office:value-type="date" office:date-value="2017-10-11" calcext:value-type="date">
            <text:p>11</text:p>
          </table:table-cell>
          <table:table-cell table:style-name="ce6" table:formula="of:=IF([.N24]=&quot;&quot;;&quot;&quot;;IF(MONTH([.N24]+1)=MONTH([Datas.$M$10]);[.N24]+1;&quot;&quot;))" office:value-type="date" office:date-value="2017-10-12" calcext:value-type="date">
            <text:p>12</text:p>
          </table:table-cell>
          <table:table-cell table:style-name="ce6" table:formula="of:=IF([.O24]=&quot;&quot;;&quot;&quot;;IF(MONTH([.O24]+1)=MONTH([Datas.$M$10]);[.O24]+1;&quot;&quot;))" office:value-type="date" office:date-value="2017-10-13" calcext:value-type="date">
            <text:p>13</text:p>
          </table:table-cell>
          <table:table-cell table:style-name="ce6" table:formula="of:=IF([.P24]=&quot;&quot;;&quot;&quot;;IF(MONTH([.P24]+1)=MONTH([Datas.$M$10]);[.P24]+1;&quot;&quot;))" office:value-type="date" office:date-value="2017-10-14" calcext:value-type="date">
            <text:p>14</text:p>
          </table:table-cell>
          <table:table-cell/>
          <table:table-cell table:style-name="ce57" table:formula="of:=IF([.Y23]=&quot;&quot;;&quot;&quot;;IF(MONTH([.Y23]+1)=MONTH([Datas.$M$11]);[.Y23]+1;&quot;&quot;))" office:value-type="date" office:date-value="2017-11-05" calcext:value-type="date">
            <text:p>05</text:p>
          </table:table-cell>
          <table:table-cell table:style-name="ce6" table:formula="of:=IF([.S24]=&quot;&quot;;&quot;&quot;;IF(MONTH([.S24]+1)=MONTH([Datas.$M$11]);[.S24]+1;&quot;&quot;))" office:value-type="date" office:date-value="2017-11-06" calcext:value-type="date">
            <text:p>06</text:p>
          </table:table-cell>
          <table:table-cell table:style-name="ce6" table:formula="of:=IF([.T24]=&quot;&quot;;&quot;&quot;;IF(MONTH([.T24]+1)=MONTH([Datas.$M$11]);[.T24]+1;&quot;&quot;))" office:value-type="date" office:date-value="2017-11-07" calcext:value-type="date">
            <text:p>07</text:p>
          </table:table-cell>
          <table:table-cell table:style-name="ce6" table:formula="of:=IF([.U24]=&quot;&quot;;&quot;&quot;;IF(MONTH([.U24]+1)=MONTH([Datas.$M$11]);[.U24]+1;&quot;&quot;))" office:value-type="date" office:date-value="2017-11-08" calcext:value-type="date">
            <text:p>08</text:p>
          </table:table-cell>
          <table:table-cell table:style-name="ce6" table:formula="of:=IF([.V24]=&quot;&quot;;&quot;&quot;;IF(MONTH([.V24]+1)=MONTH([Datas.$M$11]);[.V24]+1;&quot;&quot;))" office:value-type="date" office:date-value="2017-11-09" calcext:value-type="date">
            <text:p>09</text:p>
          </table:table-cell>
          <table:table-cell table:style-name="ce6" table:formula="of:=IF([.W24]=&quot;&quot;;&quot;&quot;;IF(MONTH([.W24]+1)=MONTH([Datas.$M$11]);[.W24]+1;&quot;&quot;))" office:value-type="date" office:date-value="2017-11-10" calcext:value-type="date">
            <text:p>10</text:p>
          </table:table-cell>
          <table:table-cell table:style-name="ce6" table:formula="of:=IF([.X24]=&quot;&quot;;&quot;&quot;;IF(MONTH([.X24]+1)=MONTH([Datas.$M$11]);[.X24]+1;&quot;&quot;))" office:value-type="date" office:date-value="2017-11-11" calcext:value-type="date">
            <text:p>11</text:p>
          </table:table-cell>
          <table:table-cell/>
          <table:table-cell table:style-name="ce75" table:formula="of:=IF([.AG23]=&quot;&quot;;&quot;&quot;;IF(MONTH([.AG23]+1)=MONTH([Datas.$M$12]);[.AG23]+1;&quot;&quot;))" office:value-type="date" office:date-value="2017-12-03" calcext:value-type="date">
            <text:p>03</text:p>
          </table:table-cell>
          <table:table-cell table:style-name="ce6" table:formula="of:=IF([.AA24]=&quot;&quot;;&quot;&quot;;IF(MONTH([.AA24]+1)=MONTH([Datas.$M$12]);[.AA24]+1;&quot;&quot;))" office:value-type="date" office:date-value="2017-12-04" calcext:value-type="date">
            <text:p>04</text:p>
          </table:table-cell>
          <table:table-cell table:style-name="ce6" table:formula="of:=IF([.AB24]=&quot;&quot;;&quot;&quot;;IF(MONTH([.AB24]+1)=MONTH([Datas.$M$12]);[.AB24]+1;&quot;&quot;))" office:value-type="date" office:date-value="2017-12-05" calcext:value-type="date">
            <text:p>05</text:p>
          </table:table-cell>
          <table:table-cell table:style-name="ce6" table:formula="of:=IF([.AC24]=&quot;&quot;;&quot;&quot;;IF(MONTH([.AC24]+1)=MONTH([Datas.$M$12]);[.AC24]+1;&quot;&quot;))" office:value-type="date" office:date-value="2017-12-06" calcext:value-type="date">
            <text:p>06</text:p>
          </table:table-cell>
          <table:table-cell table:style-name="ce6" table:formula="of:=IF([.AD24]=&quot;&quot;;&quot;&quot;;IF(MONTH([.AD24]+1)=MONTH([Datas.$M$12]);[.AD24]+1;&quot;&quot;))" office:value-type="date" office:date-value="2017-12-07" calcext:value-type="date">
            <text:p>07</text:p>
          </table:table-cell>
          <table:table-cell table:style-name="ce6" table:formula="of:=IF([.AE24]=&quot;&quot;;&quot;&quot;;IF(MONTH([.AE24]+1)=MONTH([Datas.$M$12]);[.AE24]+1;&quot;&quot;))" office:value-type="date" office:date-value="2017-12-08" calcext:value-type="date">
            <text:p>08</text:p>
          </table:table-cell>
          <table:table-cell table:style-name="ce6" table:formula="of:=IF([.AF24]=&quot;&quot;;&quot;&quot;;IF(MONTH([.AF24]+1)=MONTH([Datas.$M$12]);[.AF24]+1;&quot;&quot;))" office:value-type="date" office:date-value="2017-12-09" calcext:value-type="date">
            <text:p>09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20" table:formula="of:=IF([.I24]=&quot;&quot;;&quot;&quot;;IF(MONTH([.I24]+1)=MONTH([Datas.$M$9]);[.I24]+1;&quot;&quot;))" office:value-type="date" office:date-value="2017-09-10" calcext:value-type="date">
            <text:p>10</text:p>
          </table:table-cell>
          <table:table-cell table:style-name="ce6" table:formula="of:=IF([.C25]=&quot;&quot;;&quot;&quot;;IF(MONTH([.C25]+1)=MONTH([Datas.$M$9]);[.C25]+1;&quot;&quot;))" office:value-type="date" office:date-value="2017-09-11" calcext:value-type="date">
            <text:p>11</text:p>
          </table:table-cell>
          <table:table-cell table:style-name="ce6" table:formula="of:=IF([.D25]=&quot;&quot;;&quot;&quot;;IF(MONTH([.D25]+1)=MONTH([Datas.$M$9]);[.D25]+1;&quot;&quot;))" office:value-type="date" office:date-value="2017-09-12" calcext:value-type="date">
            <text:p>12</text:p>
          </table:table-cell>
          <table:table-cell table:style-name="ce6" table:formula="of:=IF([.E25]=&quot;&quot;;&quot;&quot;;IF(MONTH([.E25]+1)=MONTH([Datas.$M$9]);[.E25]+1;&quot;&quot;))" office:value-type="date" office:date-value="2017-09-13" calcext:value-type="date">
            <text:p>13</text:p>
          </table:table-cell>
          <table:table-cell table:style-name="ce6" table:formula="of:=IF([.F25]=&quot;&quot;;&quot;&quot;;IF(MONTH([.F25]+1)=MONTH([Datas.$M$9]);[.F25]+1;&quot;&quot;))" office:value-type="date" office:date-value="2017-09-14" calcext:value-type="date">
            <text:p>14</text:p>
          </table:table-cell>
          <table:table-cell table:style-name="ce6" table:formula="of:=IF([.G25]=&quot;&quot;;&quot;&quot;;IF(MONTH([.G25]+1)=MONTH([Datas.$M$9]);[.G25]+1;&quot;&quot;))" office:value-type="date" office:date-value="2017-09-15" calcext:value-type="date">
            <text:p>15</text:p>
          </table:table-cell>
          <table:table-cell table:style-name="ce6" table:formula="of:=IF([.H25]=&quot;&quot;;&quot;&quot;;IF(MONTH([.H25]+1)=MONTH([Datas.$M$9]);[.H25]+1;&quot;&quot;))" office:value-type="date" office:date-value="2017-09-16" calcext:value-type="date">
            <text:p>16</text:p>
          </table:table-cell>
          <table:table-cell/>
          <table:table-cell table:style-name="ce40" table:formula="of:=IF([.Q24]=&quot;&quot;;&quot;&quot;;IF(MONTH([.Q24]+1)=MONTH([Datas.$M$10]);[.Q24]+1;&quot;&quot;))" office:value-type="date" office:date-value="2017-10-15" calcext:value-type="date">
            <text:p>15</text:p>
          </table:table-cell>
          <table:table-cell table:style-name="ce6" table:formula="of:=IF([.K25]=&quot;&quot;;&quot;&quot;;IF(MONTH([.K25]+1)=MONTH([Datas.$M$10]);[.K25]+1;&quot;&quot;))" office:value-type="date" office:date-value="2017-10-16" calcext:value-type="date">
            <text:p>16</text:p>
          </table:table-cell>
          <table:table-cell table:style-name="ce6" table:formula="of:=IF([.L25]=&quot;&quot;;&quot;&quot;;IF(MONTH([.L25]+1)=MONTH([Datas.$M$10]);[.L25]+1;&quot;&quot;))" office:value-type="date" office:date-value="2017-10-17" calcext:value-type="date">
            <text:p>17</text:p>
          </table:table-cell>
          <table:table-cell table:style-name="ce6" table:formula="of:=IF([.M25]=&quot;&quot;;&quot;&quot;;IF(MONTH([.M25]+1)=MONTH([Datas.$M$10]);[.M25]+1;&quot;&quot;))" office:value-type="date" office:date-value="2017-10-18" calcext:value-type="date">
            <text:p>18</text:p>
          </table:table-cell>
          <table:table-cell table:style-name="ce6" table:formula="of:=IF([.N25]=&quot;&quot;;&quot;&quot;;IF(MONTH([.N25]+1)=MONTH([Datas.$M$10]);[.N25]+1;&quot;&quot;))" office:value-type="date" office:date-value="2017-10-19" calcext:value-type="date">
            <text:p>19</text:p>
          </table:table-cell>
          <table:table-cell table:style-name="ce6" table:formula="of:=IF([.O25]=&quot;&quot;;&quot;&quot;;IF(MONTH([.O25]+1)=MONTH([Datas.$M$10]);[.O25]+1;&quot;&quot;))" office:value-type="date" office:date-value="2017-10-20" calcext:value-type="date">
            <text:p>20</text:p>
          </table:table-cell>
          <table:table-cell table:style-name="ce6" table:formula="of:=IF([.P25]=&quot;&quot;;&quot;&quot;;IF(MONTH([.P25]+1)=MONTH([Datas.$M$10]);[.P25]+1;&quot;&quot;))" office:value-type="date" office:date-value="2017-10-21" calcext:value-type="date">
            <text:p>21</text:p>
          </table:table-cell>
          <table:table-cell/>
          <table:table-cell table:style-name="ce58" table:formula="of:=IF([.Y24]=&quot;&quot;;&quot;&quot;;IF(MONTH([.Y24]+1)=MONTH([Datas.$M$11]);[.Y24]+1;&quot;&quot;))" office:value-type="date" office:date-value="2017-11-12" calcext:value-type="date">
            <text:p>12</text:p>
          </table:table-cell>
          <table:table-cell table:style-name="ce6" table:formula="of:=IF([.S25]=&quot;&quot;;&quot;&quot;;IF(MONTH([.S25]+1)=MONTH([Datas.$M$11]);[.S25]+1;&quot;&quot;))" office:value-type="date" office:date-value="2017-11-13" calcext:value-type="date">
            <text:p>13</text:p>
          </table:table-cell>
          <table:table-cell table:style-name="ce6" table:formula="of:=IF([.T25]=&quot;&quot;;&quot;&quot;;IF(MONTH([.T25]+1)=MONTH([Datas.$M$11]);[.T25]+1;&quot;&quot;))" office:value-type="date" office:date-value="2017-11-14" calcext:value-type="date">
            <text:p>14</text:p>
          </table:table-cell>
          <table:table-cell table:style-name="ce6" table:formula="of:=IF([.U25]=&quot;&quot;;&quot;&quot;;IF(MONTH([.U25]+1)=MONTH([Datas.$M$11]);[.U25]+1;&quot;&quot;))" office:value-type="date" office:date-value="2017-11-15" calcext:value-type="date">
            <text:p>15</text:p>
          </table:table-cell>
          <table:table-cell table:style-name="ce6" table:formula="of:=IF([.V25]=&quot;&quot;;&quot;&quot;;IF(MONTH([.V25]+1)=MONTH([Datas.$M$11]);[.V25]+1;&quot;&quot;))" office:value-type="date" office:date-value="2017-11-16" calcext:value-type="date">
            <text:p>16</text:p>
          </table:table-cell>
          <table:table-cell table:style-name="ce6" table:formula="of:=IF([.W25]=&quot;&quot;;&quot;&quot;;IF(MONTH([.W25]+1)=MONTH([Datas.$M$11]);[.W25]+1;&quot;&quot;))" office:value-type="date" office:date-value="2017-11-17" calcext:value-type="date">
            <text:p>17</text:p>
          </table:table-cell>
          <table:table-cell table:style-name="ce6" table:formula="of:=IF([.X25]=&quot;&quot;;&quot;&quot;;IF(MONTH([.X25]+1)=MONTH([Datas.$M$11]);[.X25]+1;&quot;&quot;))" office:value-type="date" office:date-value="2017-11-18" calcext:value-type="date">
            <text:p>18</text:p>
          </table:table-cell>
          <table:table-cell/>
          <table:table-cell table:style-name="ce76" table:formula="of:=IF([.AG24]=&quot;&quot;;&quot;&quot;;IF(MONTH([.AG24]+1)=MONTH([Datas.$M$12]);[.AG24]+1;&quot;&quot;))" office:value-type="date" office:date-value="2017-12-10" calcext:value-type="date">
            <text:p>10</text:p>
          </table:table-cell>
          <table:table-cell table:style-name="ce6" table:formula="of:=IF([.AA25]=&quot;&quot;;&quot;&quot;;IF(MONTH([.AA25]+1)=MONTH([Datas.$M$12]);[.AA25]+1;&quot;&quot;))" office:value-type="date" office:date-value="2017-12-11" calcext:value-type="date">
            <text:p>11</text:p>
          </table:table-cell>
          <table:table-cell table:style-name="ce6" table:formula="of:=IF([.AB25]=&quot;&quot;;&quot;&quot;;IF(MONTH([.AB25]+1)=MONTH([Datas.$M$12]);[.AB25]+1;&quot;&quot;))" office:value-type="date" office:date-value="2017-12-12" calcext:value-type="date">
            <text:p>12</text:p>
          </table:table-cell>
          <table:table-cell table:style-name="ce6" table:formula="of:=IF([.AC25]=&quot;&quot;;&quot;&quot;;IF(MONTH([.AC25]+1)=MONTH([Datas.$M$12]);[.AC25]+1;&quot;&quot;))" office:value-type="date" office:date-value="2017-12-13" calcext:value-type="date">
            <text:p>13</text:p>
          </table:table-cell>
          <table:table-cell table:style-name="ce6" table:formula="of:=IF([.AD25]=&quot;&quot;;&quot;&quot;;IF(MONTH([.AD25]+1)=MONTH([Datas.$M$12]);[.AD25]+1;&quot;&quot;))" office:value-type="date" office:date-value="2017-12-14" calcext:value-type="date">
            <text:p>14</text:p>
          </table:table-cell>
          <table:table-cell table:style-name="ce6" table:formula="of:=IF([.AE25]=&quot;&quot;;&quot;&quot;;IF(MONTH([.AE25]+1)=MONTH([Datas.$M$12]);[.AE25]+1;&quot;&quot;))" office:value-type="date" office:date-value="2017-12-15" calcext:value-type="date">
            <text:p>15</text:p>
          </table:table-cell>
          <table:table-cell table:style-name="ce6" table:formula="of:=IF([.AF25]=&quot;&quot;;&quot;&quot;;IF(MONTH([.AF25]+1)=MONTH([Datas.$M$12]);[.AF25]+1;&quot;&quot;))" office:value-type="date" office:date-value="2017-12-16" calcext:value-type="date">
            <text:p>16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21" table:formula="of:=IF([.I25]=&quot;&quot;;&quot;&quot;;IF(MONTH([.I25]+1)=MONTH([Datas.$M$9]);[.I25]+1;&quot;&quot;))" office:value-type="date" office:date-value="2017-09-17" calcext:value-type="date">
            <text:p>17</text:p>
          </table:table-cell>
          <table:table-cell table:style-name="ce6" table:formula="of:=IF([.C26]=&quot;&quot;;&quot;&quot;;IF(MONTH([.C26]+1)=MONTH([Datas.$M$9]);[.C26]+1;&quot;&quot;))" office:value-type="date" office:date-value="2017-09-18" calcext:value-type="date">
            <text:p>18</text:p>
          </table:table-cell>
          <table:table-cell table:style-name="ce6" table:formula="of:=IF([.D26]=&quot;&quot;;&quot;&quot;;IF(MONTH([.D26]+1)=MONTH([Datas.$M$9]);[.D26]+1;&quot;&quot;))" office:value-type="date" office:date-value="2017-09-19" calcext:value-type="date">
            <text:p>19</text:p>
          </table:table-cell>
          <table:table-cell table:style-name="ce6" table:formula="of:=IF([.E26]=&quot;&quot;;&quot;&quot;;IF(MONTH([.E26]+1)=MONTH([Datas.$M$9]);[.E26]+1;&quot;&quot;))" office:value-type="date" office:date-value="2017-09-20" calcext:value-type="date">
            <text:p>20</text:p>
          </table:table-cell>
          <table:table-cell table:style-name="ce6" table:formula="of:=IF([.F26]=&quot;&quot;;&quot;&quot;;IF(MONTH([.F26]+1)=MONTH([Datas.$M$9]);[.F26]+1;&quot;&quot;))" office:value-type="date" office:date-value="2017-09-21" calcext:value-type="date">
            <text:p>21</text:p>
          </table:table-cell>
          <table:table-cell table:style-name="ce6" table:formula="of:=IF([.G26]=&quot;&quot;;&quot;&quot;;IF(MONTH([.G26]+1)=MONTH([Datas.$M$9]);[.G26]+1;&quot;&quot;))" office:value-type="date" office:date-value="2017-09-22" calcext:value-type="date">
            <text:p>22</text:p>
          </table:table-cell>
          <table:table-cell table:style-name="ce6" table:formula="of:=IF([.H26]=&quot;&quot;;&quot;&quot;;IF(MONTH([.H26]+1)=MONTH([Datas.$M$9]);[.H26]+1;&quot;&quot;))" office:value-type="date" office:date-value="2017-09-23" calcext:value-type="date">
            <text:p>23</text:p>
          </table:table-cell>
          <table:table-cell/>
          <table:table-cell table:style-name="ce41" table:formula="of:=IF([.Q25]=&quot;&quot;;&quot;&quot;;IF(MONTH([.Q25]+1)=MONTH([Datas.$M$10]);[.Q25]+1;&quot;&quot;))" office:value-type="date" office:date-value="2017-10-22" calcext:value-type="date">
            <text:p>22</text:p>
          </table:table-cell>
          <table:table-cell table:style-name="ce6" table:formula="of:=IF([.K26]=&quot;&quot;;&quot;&quot;;IF(MONTH([.K26]+1)=MONTH([Datas.$M$10]);[.K26]+1;&quot;&quot;))" office:value-type="date" office:date-value="2017-10-23" calcext:value-type="date">
            <text:p>23</text:p>
          </table:table-cell>
          <table:table-cell table:style-name="ce6" table:formula="of:=IF([.L26]=&quot;&quot;;&quot;&quot;;IF(MONTH([.L26]+1)=MONTH([Datas.$M$10]);[.L26]+1;&quot;&quot;))" office:value-type="date" office:date-value="2017-10-24" calcext:value-type="date">
            <text:p>24</text:p>
          </table:table-cell>
          <table:table-cell table:style-name="ce6" table:formula="of:=IF([.M26]=&quot;&quot;;&quot;&quot;;IF(MONTH([.M26]+1)=MONTH([Datas.$M$10]);[.M26]+1;&quot;&quot;))" office:value-type="date" office:date-value="2017-10-25" calcext:value-type="date">
            <text:p>25</text:p>
          </table:table-cell>
          <table:table-cell table:style-name="ce6" table:formula="of:=IF([.N26]=&quot;&quot;;&quot;&quot;;IF(MONTH([.N26]+1)=MONTH([Datas.$M$10]);[.N26]+1;&quot;&quot;))" office:value-type="date" office:date-value="2017-10-26" calcext:value-type="date">
            <text:p>26</text:p>
          </table:table-cell>
          <table:table-cell table:style-name="ce6" table:formula="of:=IF([.O26]=&quot;&quot;;&quot;&quot;;IF(MONTH([.O26]+1)=MONTH([Datas.$M$10]);[.O26]+1;&quot;&quot;))" office:value-type="date" office:date-value="2017-10-27" calcext:value-type="date">
            <text:p>27</text:p>
          </table:table-cell>
          <table:table-cell table:style-name="ce6" table:formula="of:=IF([.P26]=&quot;&quot;;&quot;&quot;;IF(MONTH([.P26]+1)=MONTH([Datas.$M$10]);[.P26]+1;&quot;&quot;))" office:value-type="date" office:date-value="2017-10-28" calcext:value-type="date">
            <text:p>28</text:p>
          </table:table-cell>
          <table:table-cell/>
          <table:table-cell table:style-name="ce59" table:formula="of:=IF([.Y25]=&quot;&quot;;&quot;&quot;;IF(MONTH([.Y25]+1)=MONTH([Datas.$M$11]);[.Y25]+1;&quot;&quot;))" office:value-type="date" office:date-value="2017-11-19" calcext:value-type="date">
            <text:p>19</text:p>
          </table:table-cell>
          <table:table-cell table:style-name="ce6" table:formula="of:=IF([.S26]=&quot;&quot;;&quot;&quot;;IF(MONTH([.S26]+1)=MONTH([Datas.$M$11]);[.S26]+1;&quot;&quot;))" office:value-type="date" office:date-value="2017-11-20" calcext:value-type="date">
            <text:p>20</text:p>
          </table:table-cell>
          <table:table-cell table:style-name="ce6" table:formula="of:=IF([.T26]=&quot;&quot;;&quot;&quot;;IF(MONTH([.T26]+1)=MONTH([Datas.$M$11]);[.T26]+1;&quot;&quot;))" office:value-type="date" office:date-value="2017-11-21" calcext:value-type="date">
            <text:p>21</text:p>
          </table:table-cell>
          <table:table-cell table:style-name="ce6" table:formula="of:=IF([.U26]=&quot;&quot;;&quot;&quot;;IF(MONTH([.U26]+1)=MONTH([Datas.$M$11]);[.U26]+1;&quot;&quot;))" office:value-type="date" office:date-value="2017-11-22" calcext:value-type="date">
            <text:p>22</text:p>
          </table:table-cell>
          <table:table-cell table:style-name="ce6" table:formula="of:=IF([.V26]=&quot;&quot;;&quot;&quot;;IF(MONTH([.V26]+1)=MONTH([Datas.$M$11]);[.V26]+1;&quot;&quot;))" office:value-type="date" office:date-value="2017-11-23" calcext:value-type="date">
            <text:p>23</text:p>
          </table:table-cell>
          <table:table-cell table:style-name="ce6" table:formula="of:=IF([.W26]=&quot;&quot;;&quot;&quot;;IF(MONTH([.W26]+1)=MONTH([Datas.$M$11]);[.W26]+1;&quot;&quot;))" office:value-type="date" office:date-value="2017-11-24" calcext:value-type="date">
            <text:p>24</text:p>
          </table:table-cell>
          <table:table-cell table:style-name="ce6" table:formula="of:=IF([.X26]=&quot;&quot;;&quot;&quot;;IF(MONTH([.X26]+1)=MONTH([Datas.$M$11]);[.X26]+1;&quot;&quot;))" office:value-type="date" office:date-value="2017-11-25" calcext:value-type="date">
            <text:p>25</text:p>
          </table:table-cell>
          <table:table-cell/>
          <table:table-cell table:style-name="ce77" table:formula="of:=IF([.AG25]=&quot;&quot;;&quot;&quot;;IF(MONTH([.AG25]+1)=MONTH([Datas.$M$12]);[.AG25]+1;&quot;&quot;))" office:value-type="date" office:date-value="2017-12-17" calcext:value-type="date">
            <text:p>17</text:p>
          </table:table-cell>
          <table:table-cell table:style-name="ce6" table:formula="of:=IF([.AA26]=&quot;&quot;;&quot;&quot;;IF(MONTH([.AA26]+1)=MONTH([Datas.$M$12]);[.AA26]+1;&quot;&quot;))" office:value-type="date" office:date-value="2017-12-18" calcext:value-type="date">
            <text:p>18</text:p>
          </table:table-cell>
          <table:table-cell table:style-name="ce6" table:formula="of:=IF([.AB26]=&quot;&quot;;&quot;&quot;;IF(MONTH([.AB26]+1)=MONTH([Datas.$M$12]);[.AB26]+1;&quot;&quot;))" office:value-type="date" office:date-value="2017-12-19" calcext:value-type="date">
            <text:p>19</text:p>
          </table:table-cell>
          <table:table-cell table:style-name="ce6" table:formula="of:=IF([.AC26]=&quot;&quot;;&quot;&quot;;IF(MONTH([.AC26]+1)=MONTH([Datas.$M$12]);[.AC26]+1;&quot;&quot;))" office:value-type="date" office:date-value="2017-12-20" calcext:value-type="date">
            <text:p>20</text:p>
          </table:table-cell>
          <table:table-cell table:style-name="ce6" table:formula="of:=IF([.AD26]=&quot;&quot;;&quot;&quot;;IF(MONTH([.AD26]+1)=MONTH([Datas.$M$12]);[.AD26]+1;&quot;&quot;))" office:value-type="date" office:date-value="2017-12-21" calcext:value-type="date">
            <text:p>21</text:p>
          </table:table-cell>
          <table:table-cell table:style-name="ce6" table:formula="of:=IF([.AE26]=&quot;&quot;;&quot;&quot;;IF(MONTH([.AE26]+1)=MONTH([Datas.$M$12]);[.AE26]+1;&quot;&quot;))" office:value-type="date" office:date-value="2017-12-22" calcext:value-type="date">
            <text:p>22</text:p>
          </table:table-cell>
          <table:table-cell table:style-name="ce6" table:formula="of:=IF([.AF26]=&quot;&quot;;&quot;&quot;;IF(MONTH([.AF26]+1)=MONTH([Datas.$M$12]);[.AF26]+1;&quot;&quot;))" office:value-type="date" office:date-value="2017-12-23" calcext:value-type="date">
            <text:p>23</text:p>
          </table:table-cell>
          <table:table-cell table:style-name="ce1" table:number-columns-repeated="25"/>
        </table:table-row>
        <table:table-row table:style-name="ro3">
          <table:table-cell table:style-name="ce1" table:number-columns-repeated="2"/>
          <table:table-cell table:style-name="ce22" table:formula="of:=IF([.I26]=&quot;&quot;;&quot;&quot;;IF(MONTH([.I26]+1)=MONTH([Datas.$M$9]);[.I26]+1;&quot;&quot;))" office:value-type="date" office:date-value="2017-09-24" calcext:value-type="date">
            <text:p>24</text:p>
          </table:table-cell>
          <table:table-cell table:style-name="ce6" table:formula="of:=IF([.C27]=&quot;&quot;;&quot;&quot;;IF(MONTH([.C27]+1)=MONTH([Datas.$M$9]);[.C27]+1;&quot;&quot;))" office:value-type="date" office:date-value="2017-09-25" calcext:value-type="date">
            <text:p>25</text:p>
          </table:table-cell>
          <table:table-cell table:style-name="ce6" table:formula="of:=IF([.D27]=&quot;&quot;;&quot;&quot;;IF(MONTH([.D27]+1)=MONTH([Datas.$M$9]);[.D27]+1;&quot;&quot;))" office:value-type="date" office:date-value="2017-09-26" calcext:value-type="date">
            <text:p>26</text:p>
          </table:table-cell>
          <table:table-cell table:style-name="ce6" table:formula="of:=IF([.E27]=&quot;&quot;;&quot;&quot;;IF(MONTH([.E27]+1)=MONTH([Datas.$M$9]);[.E27]+1;&quot;&quot;))" office:value-type="date" office:date-value="2017-09-27" calcext:value-type="date">
            <text:p>27</text:p>
          </table:table-cell>
          <table:table-cell table:style-name="ce6" table:formula="of:=IF([.F27]=&quot;&quot;;&quot;&quot;;IF(MONTH([.F27]+1)=MONTH([Datas.$M$9]);[.F27]+1;&quot;&quot;))" office:value-type="date" office:date-value="2017-09-28" calcext:value-type="date">
            <text:p>28</text:p>
          </table:table-cell>
          <table:table-cell table:style-name="ce6" table:formula="of:=IF([.G27]=&quot;&quot;;&quot;&quot;;IF(MONTH([.G27]+1)=MONTH([Datas.$M$9]);[.G27]+1;&quot;&quot;))" office:value-type="date" office:date-value="2017-09-29" calcext:value-type="date">
            <text:p>29</text:p>
          </table:table-cell>
          <table:table-cell table:style-name="ce6" table:formula="of:=IF([.H27]=&quot;&quot;;&quot;&quot;;IF(MONTH([.H27]+1)=MONTH([Datas.$M$9]);[.H27]+1;&quot;&quot;))" office:value-type="date" office:date-value="2017-09-30" calcext:value-type="date">
            <text:p>30</text:p>
          </table:table-cell>
          <table:table-cell/>
          <table:table-cell table:style-name="ce42" table:formula="of:=IF([.Q26]=&quot;&quot;;&quot;&quot;;IF(MONTH([.Q26]+1)=MONTH([Datas.$M$10]);[.Q26]+1;&quot;&quot;))" office:value-type="date" office:date-value="2017-10-29" calcext:value-type="date">
            <text:p>29</text:p>
          </table:table-cell>
          <table:table-cell table:style-name="ce6" table:formula="of:=IF([.K27]=&quot;&quot;;&quot;&quot;;IF(MONTH([.K27]+1)=MONTH([Datas.$M$10]);[.K27]+1;&quot;&quot;))" office:value-type="date" office:date-value="2017-10-30" calcext:value-type="date">
            <text:p>30</text:p>
          </table:table-cell>
          <table:table-cell table:style-name="ce6" table:formula="of:=IF([.L27]=&quot;&quot;;&quot;&quot;;IF(MONTH([.L27]+1)=MONTH([Datas.$M$10]);[.L27]+1;&quot;&quot;))" office:value-type="date" office:date-value="2017-10-31" calcext:value-type="date">
            <text:p>31</text:p>
          </table:table-cell>
          <table:table-cell table:style-name="ce6" table:formula="of:=IF([.M27]=&quot;&quot;;&quot;&quot;;IF(MONTH([.M27]+1)=MONTH([Datas.$M$10]);[.M27]+1;&quot;&quot;))">
            <text:p/>
          </table:table-cell>
          <table:table-cell table:style-name="ce6" table:formula="of:=IF([.N27]=&quot;&quot;;&quot;&quot;;IF(MONTH([.N27]+1)=MONTH([Datas.$M$10]);[.N27]+1;&quot;&quot;))">
            <text:p/>
          </table:table-cell>
          <table:table-cell table:style-name="ce6" table:formula="of:=IF([.O27]=&quot;&quot;;&quot;&quot;;IF(MONTH([.O27]+1)=MONTH([Datas.$M$10]);[.O27]+1;&quot;&quot;))">
            <text:p/>
          </table:table-cell>
          <table:table-cell table:style-name="ce6" table:formula="of:=IF([.P27]=&quot;&quot;;&quot;&quot;;IF(MONTH([.P27]+1)=MONTH([Datas.$M$10]);[.P27]+1;&quot;&quot;))">
            <text:p/>
          </table:table-cell>
          <table:table-cell/>
          <table:table-cell table:style-name="ce60" table:formula="of:=IF([.Y26]=&quot;&quot;;&quot;&quot;;IF(MONTH([.Y26]+1)=MONTH([Datas.$M$11]);[.Y26]+1;&quot;&quot;))" office:value-type="date" office:date-value="2017-11-26" calcext:value-type="date">
            <text:p>26</text:p>
          </table:table-cell>
          <table:table-cell table:style-name="ce6" table:formula="of:=IF([.S27]=&quot;&quot;;&quot;&quot;;IF(MONTH([.S27]+1)=MONTH([Datas.$M$11]);[.S27]+1;&quot;&quot;))" office:value-type="date" office:date-value="2017-11-27" calcext:value-type="date">
            <text:p>27</text:p>
          </table:table-cell>
          <table:table-cell table:style-name="ce6" table:formula="of:=IF([.T27]=&quot;&quot;;&quot;&quot;;IF(MONTH([.T27]+1)=MONTH([Datas.$M$11]);[.T27]+1;&quot;&quot;))" office:value-type="date" office:date-value="2017-11-28" calcext:value-type="date">
            <text:p>28</text:p>
          </table:table-cell>
          <table:table-cell table:style-name="ce6" table:formula="of:=IF([.U27]=&quot;&quot;;&quot;&quot;;IF(MONTH([.U27]+1)=MONTH([Datas.$M$11]);[.U27]+1;&quot;&quot;))" office:value-type="date" office:date-value="2017-11-29" calcext:value-type="date">
            <text:p>29</text:p>
          </table:table-cell>
          <table:table-cell table:style-name="ce6" table:formula="of:=IF([.V27]=&quot;&quot;;&quot;&quot;;IF(MONTH([.V27]+1)=MONTH([Datas.$M$11]);[.V27]+1;&quot;&quot;))" office:value-type="date" office:date-value="2017-11-30" calcext:value-type="date">
            <text:p>30</text:p>
          </table:table-cell>
          <table:table-cell table:style-name="ce6" table:formula="of:=IF([.W27]=&quot;&quot;;&quot;&quot;;IF(MONTH([.W27]+1)=MONTH([Datas.$M$11]);[.W27]+1;&quot;&quot;))">
            <text:p/>
          </table:table-cell>
          <table:table-cell table:style-name="ce6" table:formula="of:=IF([.X27]=&quot;&quot;;&quot;&quot;;IF(MONTH([.X27]+1)=MONTH([Datas.$M$11]);[.X27]+1;&quot;&quot;))">
            <text:p/>
          </table:table-cell>
          <table:table-cell/>
          <table:table-cell table:style-name="ce78" table:formula="of:=IF([.AG26]=&quot;&quot;;&quot;&quot;;IF(MONTH([.AG26]+1)=MONTH([Datas.$M$12]);[.AG26]+1;&quot;&quot;))" office:value-type="date" office:date-value="2017-12-24" calcext:value-type="date">
            <text:p>24</text:p>
          </table:table-cell>
          <table:table-cell table:style-name="ce6" table:formula="of:=IF([.AA27]=&quot;&quot;;&quot;&quot;;IF(MONTH([.AA27]+1)=MONTH([Datas.$M$12]);[.AA27]+1;&quot;&quot;))" office:value-type="date" office:date-value="2017-12-25" calcext:value-type="date">
            <text:p>25</text:p>
          </table:table-cell>
          <table:table-cell table:style-name="ce6" table:formula="of:=IF([.AB27]=&quot;&quot;;&quot;&quot;;IF(MONTH([.AB27]+1)=MONTH([Datas.$M$12]);[.AB27]+1;&quot;&quot;))" office:value-type="date" office:date-value="2017-12-26" calcext:value-type="date">
            <text:p>26</text:p>
          </table:table-cell>
          <table:table-cell table:style-name="ce6" table:formula="of:=IF([.AC27]=&quot;&quot;;&quot;&quot;;IF(MONTH([.AC27]+1)=MONTH([Datas.$M$12]);[.AC27]+1;&quot;&quot;))" office:value-type="date" office:date-value="2017-12-27" calcext:value-type="date">
            <text:p>27</text:p>
          </table:table-cell>
          <table:table-cell table:style-name="ce6" table:formula="of:=IF([.AD27]=&quot;&quot;;&quot;&quot;;IF(MONTH([.AD27]+1)=MONTH([Datas.$M$12]);[.AD27]+1;&quot;&quot;))" office:value-type="date" office:date-value="2017-12-28" calcext:value-type="date">
            <text:p>28</text:p>
          </table:table-cell>
          <table:table-cell table:style-name="ce6" table:formula="of:=IF([.AE27]=&quot;&quot;;&quot;&quot;;IF(MONTH([.AE27]+1)=MONTH([Datas.$M$12]);[.AE27]+1;&quot;&quot;))" office:value-type="date" office:date-value="2017-12-29" calcext:value-type="date">
            <text:p>29</text:p>
          </table:table-cell>
          <table:table-cell table:style-name="ce6" table:formula="of:=IF([.AF27]=&quot;&quot;;&quot;&quot;;IF(MONTH([.AF27]+1)=MONTH([Datas.$M$12]);[.AF27]+1;&quot;&quot;))" office:value-type="date" office:date-value="2017-12-30" calcext:value-type="date">
            <text:p>30</text:p>
          </table:table-cell>
          <table:table-cell table:style-name="ce1" table:number-columns-repeated="25"/>
        </table:table-row>
        <table:table-row table:style-name="ro5">
          <table:table-cell table:style-name="ce1" table:number-columns-repeated="2"/>
          <table:table-cell table:style-name="ce23" table:formula="of:=IF([.I27]=&quot;&quot;;&quot;&quot;;IF(MONTH([.I27]+1)=MONTH([Datas.$M$9]);[.I27]+1;&quot;&quot;))">
            <text:p/>
          </table:table-cell>
          <table:table-cell table:style-name="ce6" table:formula="of:=IF([.C28]=&quot;&quot;;&quot;&quot;;IF(MONTH([.C28]+1)=MONTH([Datas.$M$9]);[.C28]+1;&quot;&quot;))">
            <text:p/>
          </table:table-cell>
          <table:table-cell table:style-name="ce6" table:formula="of:=IF([.D28]=&quot;&quot;;&quot;&quot;;IF(MONTH([.D28]+1)=MONTH([Datas.$M$9]);[.D28]+1;&quot;&quot;))">
            <text:p/>
          </table:table-cell>
          <table:table-cell table:style-name="ce6" table:formula="of:=IF([.E28]=&quot;&quot;;&quot;&quot;;IF(MONTH([.E28]+1)=MONTH([Datas.$M$9]);[.E28]+1;&quot;&quot;))">
            <text:p/>
          </table:table-cell>
          <table:table-cell table:style-name="ce6" table:formula="of:=IF([.F28]=&quot;&quot;;&quot;&quot;;IF(MONTH([.F28]+1)=MONTH([Datas.$M$9]);[.F28]+1;&quot;&quot;))">
            <text:p/>
          </table:table-cell>
          <table:table-cell table:style-name="ce6" table:formula="of:=IF([.G28]=&quot;&quot;;&quot;&quot;;IF(MONTH([.G28]+1)=MONTH([Datas.$M$9]);[.G28]+1;&quot;&quot;))">
            <text:p/>
          </table:table-cell>
          <table:table-cell table:style-name="ce6" table:formula="of:=IF([.H28]=&quot;&quot;;&quot;&quot;;IF(MONTH([.H28]+1)=MONTH([Datas.$M$9]);[.H28]+1;&quot;&quot;))">
            <text:p/>
          </table:table-cell>
          <table:table-cell/>
          <table:table-cell table:style-name="ce43" table:formula="of:=IF([.Q27]=&quot;&quot;;&quot;&quot;;IF(MONTH([.Q27]+1)=MONTH([Datas.$M$10]);[.Q27]+1;&quot;&quot;))">
            <text:p/>
          </table:table-cell>
          <table:table-cell table:style-name="ce6" table:formula="of:=IF([.K28]=&quot;&quot;;&quot;&quot;;IF(MONTH([.K28]+1)=MONTH([Datas.$M$10]);[.K28]+1;&quot;&quot;))">
            <text:p/>
          </table:table-cell>
          <table:table-cell table:style-name="ce6" table:formula="of:=IF([.L28]=&quot;&quot;;&quot;&quot;;IF(MONTH([.L28]+1)=MONTH([Datas.$M$10]);[.L28]+1;&quot;&quot;))">
            <text:p/>
          </table:table-cell>
          <table:table-cell table:style-name="ce6" table:formula="of:=IF([.M28]=&quot;&quot;;&quot;&quot;;IF(MONTH([.M28]+1)=MONTH([Datas.$M$10]);[.M28]+1;&quot;&quot;))">
            <text:p/>
          </table:table-cell>
          <table:table-cell table:style-name="ce6" table:formula="of:=IF([.N28]=&quot;&quot;;&quot;&quot;;IF(MONTH([.N28]+1)=MONTH([Datas.$M$10]);[.N28]+1;&quot;&quot;))">
            <text:p/>
          </table:table-cell>
          <table:table-cell table:style-name="ce6" table:formula="of:=IF([.O28]=&quot;&quot;;&quot;&quot;;IF(MONTH([.O28]+1)=MONTH([Datas.$M$10]);[.O28]+1;&quot;&quot;))">
            <text:p/>
          </table:table-cell>
          <table:table-cell table:style-name="ce6" table:formula="of:=IF([.P28]=&quot;&quot;;&quot;&quot;;IF(MONTH([.P28]+1)=MONTH([Datas.$M$10]);[.P28]+1;&quot;&quot;))">
            <text:p/>
          </table:table-cell>
          <table:table-cell/>
          <table:table-cell table:style-name="ce61" table:formula="of:=IF([.Y27]=&quot;&quot;;&quot;&quot;;IF(MONTH([.Y27]+1)=MONTH([Datas.$M$11]);[.Y27]+1;&quot;&quot;))">
            <text:p/>
          </table:table-cell>
          <table:table-cell table:style-name="ce6" table:formula="of:=IF([.S28]=&quot;&quot;;&quot;&quot;;IF(MONTH([.S28]+1)=MONTH([Datas.$M$11]);[.S28]+1;&quot;&quot;))">
            <text:p/>
          </table:table-cell>
          <table:table-cell table:style-name="ce6" table:formula="of:=IF([.T28]=&quot;&quot;;&quot;&quot;;IF(MONTH([.T28]+1)=MONTH([Datas.$M$11]);[.T28]+1;&quot;&quot;))">
            <text:p/>
          </table:table-cell>
          <table:table-cell table:style-name="ce6" table:formula="of:=IF([.U28]=&quot;&quot;;&quot;&quot;;IF(MONTH([.U28]+1)=MONTH([Datas.$M$11]);[.U28]+1;&quot;&quot;))">
            <text:p/>
          </table:table-cell>
          <table:table-cell table:style-name="ce6" table:formula="of:=IF([.V28]=&quot;&quot;;&quot;&quot;;IF(MONTH([.V28]+1)=MONTH([Datas.$M$11]);[.V28]+1;&quot;&quot;))">
            <text:p/>
          </table:table-cell>
          <table:table-cell table:style-name="ce6" table:formula="of:=IF([.W28]=&quot;&quot;;&quot;&quot;;IF(MONTH([.W28]+1)=MONTH([Datas.$M$11]);[.W28]+1;&quot;&quot;))">
            <text:p/>
          </table:table-cell>
          <table:table-cell table:style-name="ce6" table:formula="of:=IF([.X28]=&quot;&quot;;&quot;&quot;;IF(MONTH([.X28]+1)=MONTH([Datas.$M$11]);[.X28]+1;&quot;&quot;))">
            <text:p/>
          </table:table-cell>
          <table:table-cell/>
          <table:table-cell table:style-name="ce79" table:formula="of:=IF([.AG27]=&quot;&quot;;&quot;&quot;;IF(MONTH([.AG27]+1)=MONTH([Datas.$M$12]);[.AG27]+1;&quot;&quot;))" office:value-type="date" office:date-value="2017-12-31" calcext:value-type="date">
            <text:p>31</text:p>
          </table:table-cell>
          <table:table-cell table:style-name="ce6" table:formula="of:=IF([.AA28]=&quot;&quot;;&quot;&quot;;IF(MONTH([.AA28]+1)=MONTH([Datas.$M$12]);[.AA28]+1;&quot;&quot;))">
            <text:p/>
          </table:table-cell>
          <table:table-cell table:style-name="ce6" table:formula="of:=IF([.AB28]=&quot;&quot;;&quot;&quot;;IF(MONTH([.AB28]+1)=MONTH([Datas.$M$12]);[.AB28]+1;&quot;&quot;))">
            <text:p/>
          </table:table-cell>
          <table:table-cell table:style-name="ce6" table:formula="of:=IF([.AC28]=&quot;&quot;;&quot;&quot;;IF(MONTH([.AC28]+1)=MONTH([Datas.$M$12]);[.AC28]+1;&quot;&quot;))">
            <text:p/>
          </table:table-cell>
          <table:table-cell table:style-name="ce6" table:formula="of:=IF([.AD28]=&quot;&quot;;&quot;&quot;;IF(MONTH([.AD28]+1)=MONTH([Datas.$M$12]);[.AD28]+1;&quot;&quot;))">
            <text:p/>
          </table:table-cell>
          <table:table-cell table:style-name="ce6" table:formula="of:=IF([.AE28]=&quot;&quot;;&quot;&quot;;IF(MONTH([.AE28]+1)=MONTH([Datas.$M$12]);[.AE28]+1;&quot;&quot;))">
            <text:p/>
          </table:table-cell>
          <table:table-cell table:style-name="ce6" table:formula="of:=IF([.AF28]=&quot;&quot;;&quot;&quot;;IF(MONTH([.AF28]+1)=MONTH([Datas.$M$12]);[.AF28]+1;&quot;&quot;))">
            <text:p/>
          </table:table-cell>
          <table:table-cell table:style-name="ce1" table:number-columns-repeated="25"/>
        </table:table-row>
        <table:table-row table:style-name="ro5" table:number-rows-repeated="24">
          <table:table-cell table:style-name="ce1" table:number-columns-repeated="58"/>
        </table:table-row>
        <table:table-row table:style-name="ro5" table:number-rows-repeated="337">
          <table:table-cell table:number-columns-repeated="58"/>
        </table:table-row>
        <table:table-row table:style-name="ro5">
          <table:table-cell table:number-columns-repeated="58"/>
        </table:table-row>
        <calcext:conditional-formats>
          <calcext:conditional-format calcext:target-range-address="Calendário.C5:Calendário.C5">
            <calcext:condition calcext:apply-style-name="AzulFeriado" calcext:value="=[$Feriados.$A$1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2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3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4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5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6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7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8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9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10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11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12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13]" calcext:base-cell-address="Calendário.C5"/>
          </calcext:conditional-format>
          <calcext:conditional-format calcext:target-range-address="Calendário.C5:Calendário.C5">
            <calcext:condition calcext:apply-style-name="AzulFeriado" calcext:value="=[$Feriados.$A$14]" calcext:base-cell-address="Calendário.C5"/>
          </calcext:conditional-format>
          <calcext:conditional-format calcext:target-range-address="Calendário.C5:Calendário.C5">
            <calcext:condition calcext:apply-style-name="CinzaVazio" calcext:value="=&quot;&quot;" calcext:base-cell-address="Calendário.C5"/>
          </calcext:conditional-format>
          <calcext:conditional-format calcext:target-range-address="Calendário.C5:Calendário.C5">
            <calcext:condition calcext:apply-style-name="VerdeFinaldeSemana" calcext:value="formula-is(WEEKDAY([.C5];2)&gt;5)" calcext:base-cell-address="Calendário.C5"/>
          </calcext:conditional-format>
          <calcext:conditional-format calcext:target-range-address="Calendário.D5:Calendário.D5">
            <calcext:condition calcext:apply-style-name="AzulFeriado" calcext:value="=[$Feriados.$A$1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2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3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4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5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6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7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8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9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10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11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12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13]" calcext:base-cell-address="Calendário.D5"/>
          </calcext:conditional-format>
          <calcext:conditional-format calcext:target-range-address="Calendário.D5:Calendário.D5">
            <calcext:condition calcext:apply-style-name="AzulFeriado" calcext:value="=[$Feriados.$A$14]" calcext:base-cell-address="Calendário.D5"/>
          </calcext:conditional-format>
          <calcext:conditional-format calcext:target-range-address="Calendário.D5:Calendário.D5">
            <calcext:condition calcext:apply-style-name="CinzaVazio" calcext:value="=&quot;&quot;" calcext:base-cell-address="Calendário.D5"/>
          </calcext:conditional-format>
          <calcext:conditional-format calcext:target-range-address="Calendário.D5:Calendário.D5">
            <calcext:condition calcext:apply-style-name="VerdeFinaldeSemana" calcext:value="formula-is(WEEKDAY([.D5];2)&gt;5)" calcext:base-cell-address="Calendário.D5"/>
          </calcext:conditional-format>
          <calcext:conditional-format calcext:target-range-address="Calendário.C6:Calendário.C6">
            <calcext:condition calcext:apply-style-name="AzulFeriado" calcext:value="=[$Feriados.$A$1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2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3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4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5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6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7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8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9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10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11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12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13]" calcext:base-cell-address="Calendário.C6"/>
          </calcext:conditional-format>
          <calcext:conditional-format calcext:target-range-address="Calendário.C6:Calendário.C6">
            <calcext:condition calcext:apply-style-name="AzulFeriado" calcext:value="=[$Feriados.$A$14]" calcext:base-cell-address="Calendário.C6"/>
          </calcext:conditional-format>
          <calcext:conditional-format calcext:target-range-address="Calendário.C6:Calendário.C6">
            <calcext:condition calcext:apply-style-name="CinzaVazio" calcext:value="=&quot;&quot;" calcext:base-cell-address="Calendário.C6"/>
          </calcext:conditional-format>
          <calcext:conditional-format calcext:target-range-address="Calendário.C6:Calendário.C6">
            <calcext:condition calcext:apply-style-name="VerdeFinaldeSemana" calcext:value="formula-is(WEEKDAY([.C6];2)&gt;5)" calcext:base-cell-address="Calendário.C6"/>
          </calcext:conditional-format>
          <calcext:conditional-format calcext:target-range-address="Calendário.C7:Calendário.C7">
            <calcext:condition calcext:apply-style-name="AzulFeriado" calcext:value="=[$Feriados.$A$1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2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3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4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5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6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7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8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9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10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11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12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13]" calcext:base-cell-address="Calendário.C7"/>
          </calcext:conditional-format>
          <calcext:conditional-format calcext:target-range-address="Calendário.C7:Calendário.C7">
            <calcext:condition calcext:apply-style-name="AzulFeriado" calcext:value="=[$Feriados.$A$14]" calcext:base-cell-address="Calendário.C7"/>
          </calcext:conditional-format>
          <calcext:conditional-format calcext:target-range-address="Calendário.C7:Calendário.C7">
            <calcext:condition calcext:apply-style-name="CinzaVazio" calcext:value="=&quot;&quot;" calcext:base-cell-address="Calendário.C7"/>
          </calcext:conditional-format>
          <calcext:conditional-format calcext:target-range-address="Calendário.C7:Calendário.C7">
            <calcext:condition calcext:apply-style-name="VerdeFinaldeSemana" calcext:value="formula-is(WEEKDAY([.C7];2)&gt;5)" calcext:base-cell-address="Calendário.C7"/>
          </calcext:conditional-format>
          <calcext:conditional-format calcext:target-range-address="Calendário.C8:Calendário.C8">
            <calcext:condition calcext:apply-style-name="AzulFeriado" calcext:value="=[$Feriados.$A$1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2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3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4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5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6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7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8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9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10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11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12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13]" calcext:base-cell-address="Calendário.C8"/>
          </calcext:conditional-format>
          <calcext:conditional-format calcext:target-range-address="Calendário.C8:Calendário.C8">
            <calcext:condition calcext:apply-style-name="AzulFeriado" calcext:value="=[$Feriados.$A$14]" calcext:base-cell-address="Calendário.C8"/>
          </calcext:conditional-format>
          <calcext:conditional-format calcext:target-range-address="Calendário.C8:Calendário.C8">
            <calcext:condition calcext:apply-style-name="CinzaVazio" calcext:value="=&quot;&quot;" calcext:base-cell-address="Calendário.C8"/>
          </calcext:conditional-format>
          <calcext:conditional-format calcext:target-range-address="Calendário.C8:Calendário.C8">
            <calcext:condition calcext:apply-style-name="VerdeFinaldeSemana" calcext:value="formula-is(WEEKDAY([.C8];2)&gt;5)" calcext:base-cell-address="Calendário.C8"/>
          </calcext:conditional-format>
          <calcext:conditional-format calcext:target-range-address="Calendário.C9:Calendário.C9">
            <calcext:condition calcext:apply-style-name="AzulFeriado" calcext:value="=[$Feriados.$A$1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2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3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4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5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6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7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8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9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10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11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12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13]" calcext:base-cell-address="Calendário.C9"/>
          </calcext:conditional-format>
          <calcext:conditional-format calcext:target-range-address="Calendário.C9:Calendário.C9">
            <calcext:condition calcext:apply-style-name="AzulFeriado" calcext:value="=[$Feriados.$A$14]" calcext:base-cell-address="Calendário.C9"/>
          </calcext:conditional-format>
          <calcext:conditional-format calcext:target-range-address="Calendário.C9:Calendário.C9">
            <calcext:condition calcext:apply-style-name="CinzaVazio" calcext:value="=&quot;&quot;" calcext:base-cell-address="Calendário.C9"/>
          </calcext:conditional-format>
          <calcext:conditional-format calcext:target-range-address="Calendário.C9:Calendário.C9">
            <calcext:condition calcext:apply-style-name="VerdeFinaldeSemana" calcext:value="formula-is(WEEKDAY([.C9];2)&gt;5)" calcext:base-cell-address="Calendário.C9"/>
          </calcext:conditional-format>
          <calcext:conditional-format calcext:target-range-address="Calendário.C10:Calendário.C10">
            <calcext:condition calcext:apply-style-name="AzulFeriado" calcext:value="=[$Feriados.$A$1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2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3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4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5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6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7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8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9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10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11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12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13]" calcext:base-cell-address="Calendário.C10"/>
          </calcext:conditional-format>
          <calcext:conditional-format calcext:target-range-address="Calendário.C10:Calendário.C10">
            <calcext:condition calcext:apply-style-name="AzulFeriado" calcext:value="=[$Feriados.$A$14]" calcext:base-cell-address="Calendário.C10"/>
          </calcext:conditional-format>
          <calcext:conditional-format calcext:target-range-address="Calendário.C10:Calendário.C10">
            <calcext:condition calcext:apply-style-name="CinzaVazio" calcext:value="=&quot;&quot;" calcext:base-cell-address="Calendário.C10"/>
          </calcext:conditional-format>
          <calcext:conditional-format calcext:target-range-address="Calendário.C10:Calendário.C10">
            <calcext:condition calcext:apply-style-name="VerdeFinaldeSemana" calcext:value="formula-is(WEEKDAY([.C10];2)&gt;5)" calcext:base-cell-address="Calendário.C10"/>
          </calcext:conditional-format>
          <calcext:conditional-format calcext:target-range-address="Calendário.K5:Calendário.K5">
            <calcext:condition calcext:apply-style-name="AzulFeriado" calcext:value="=[$Feriados.$A$1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2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3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4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5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6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7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8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9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10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11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12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13]" calcext:base-cell-address="Calendário.K5"/>
          </calcext:conditional-format>
          <calcext:conditional-format calcext:target-range-address="Calendário.K5:Calendário.K5">
            <calcext:condition calcext:apply-style-name="AzulFeriado" calcext:value="=[$Feriados.$A$14]" calcext:base-cell-address="Calendário.K5"/>
          </calcext:conditional-format>
          <calcext:conditional-format calcext:target-range-address="Calendário.K5:Calendário.K5">
            <calcext:condition calcext:apply-style-name="CinzaVazio" calcext:value="=&quot;&quot;" calcext:base-cell-address="Calendário.K5"/>
          </calcext:conditional-format>
          <calcext:conditional-format calcext:target-range-address="Calendário.K5:Calendário.K5">
            <calcext:condition calcext:apply-style-name="VerdeFinaldeSemana" calcext:value="formula-is(WEEKDAY([.K5];2)&gt;5)" calcext:base-cell-address="Calendário.K5"/>
          </calcext:conditional-format>
          <calcext:conditional-format calcext:target-range-address="Calendário.K6:Calendário.K6">
            <calcext:condition calcext:apply-style-name="AzulFeriado" calcext:value="=[$Feriados.$A$1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2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3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4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5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6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7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8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9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10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11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12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13]" calcext:base-cell-address="Calendário.K6"/>
          </calcext:conditional-format>
          <calcext:conditional-format calcext:target-range-address="Calendário.K6:Calendário.K6">
            <calcext:condition calcext:apply-style-name="AzulFeriado" calcext:value="=[$Feriados.$A$14]" calcext:base-cell-address="Calendário.K6"/>
          </calcext:conditional-format>
          <calcext:conditional-format calcext:target-range-address="Calendário.K6:Calendário.K6">
            <calcext:condition calcext:apply-style-name="CinzaVazio" calcext:value="=&quot;&quot;" calcext:base-cell-address="Calendário.K6"/>
          </calcext:conditional-format>
          <calcext:conditional-format calcext:target-range-address="Calendário.K6:Calendário.K6">
            <calcext:condition calcext:apply-style-name="VerdeFinaldeSemana" calcext:value="formula-is(WEEKDAY([.K6];2)&gt;5)" calcext:base-cell-address="Calendário.K6"/>
          </calcext:conditional-format>
          <calcext:conditional-format calcext:target-range-address="Calendário.K7:Calendário.K7">
            <calcext:condition calcext:apply-style-name="AzulFeriado" calcext:value="=[$Feriados.$A$1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2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3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4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5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6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7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8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9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10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11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12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13]" calcext:base-cell-address="Calendário.K7"/>
          </calcext:conditional-format>
          <calcext:conditional-format calcext:target-range-address="Calendário.K7:Calendário.K7">
            <calcext:condition calcext:apply-style-name="AzulFeriado" calcext:value="=[$Feriados.$A$14]" calcext:base-cell-address="Calendário.K7"/>
          </calcext:conditional-format>
          <calcext:conditional-format calcext:target-range-address="Calendário.K7:Calendário.K7">
            <calcext:condition calcext:apply-style-name="CinzaVazio" calcext:value="=&quot;&quot;" calcext:base-cell-address="Calendário.K7"/>
          </calcext:conditional-format>
          <calcext:conditional-format calcext:target-range-address="Calendário.K7:Calendário.K7">
            <calcext:condition calcext:apply-style-name="VerdeFinaldeSemana" calcext:value="formula-is(WEEKDAY([.K7];2)&gt;5)" calcext:base-cell-address="Calendário.K7"/>
          </calcext:conditional-format>
          <calcext:conditional-format calcext:target-range-address="Calendário.K8:Calendário.K8">
            <calcext:condition calcext:apply-style-name="AzulFeriado" calcext:value="=[$Feriados.$A$1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2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3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4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5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6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7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8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9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10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11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12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13]" calcext:base-cell-address="Calendário.K8"/>
          </calcext:conditional-format>
          <calcext:conditional-format calcext:target-range-address="Calendário.K8:Calendário.K8">
            <calcext:condition calcext:apply-style-name="AzulFeriado" calcext:value="=[$Feriados.$A$14]" calcext:base-cell-address="Calendário.K8"/>
          </calcext:conditional-format>
          <calcext:conditional-format calcext:target-range-address="Calendário.K8:Calendário.K8">
            <calcext:condition calcext:apply-style-name="CinzaVazio" calcext:value="=&quot;&quot;" calcext:base-cell-address="Calendário.K8"/>
          </calcext:conditional-format>
          <calcext:conditional-format calcext:target-range-address="Calendário.K8:Calendário.K8">
            <calcext:condition calcext:apply-style-name="VerdeFinaldeSemana" calcext:value="formula-is(WEEKDAY([.K8];2)&gt;5)" calcext:base-cell-address="Calendário.K8"/>
          </calcext:conditional-format>
          <calcext:conditional-format calcext:target-range-address="Calendário.K9:Calendário.K9">
            <calcext:condition calcext:apply-style-name="AzulFeriado" calcext:value="=[$Feriados.$A$1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2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3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4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5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6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7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8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9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10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11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12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13]" calcext:base-cell-address="Calendário.K9"/>
          </calcext:conditional-format>
          <calcext:conditional-format calcext:target-range-address="Calendário.K9:Calendário.K9">
            <calcext:condition calcext:apply-style-name="AzulFeriado" calcext:value="=[$Feriados.$A$14]" calcext:base-cell-address="Calendário.K9"/>
          </calcext:conditional-format>
          <calcext:conditional-format calcext:target-range-address="Calendário.K9:Calendário.K9">
            <calcext:condition calcext:apply-style-name="CinzaVazio" calcext:value="=&quot;&quot;" calcext:base-cell-address="Calendário.K9"/>
          </calcext:conditional-format>
          <calcext:conditional-format calcext:target-range-address="Calendário.K9:Calendário.K9">
            <calcext:condition calcext:apply-style-name="VerdeFinaldeSemana" calcext:value="formula-is(WEEKDAY([.K9];2)&gt;5)" calcext:base-cell-address="Calendário.K9"/>
          </calcext:conditional-format>
          <calcext:conditional-format calcext:target-range-address="Calendário.K10:Calendário.K10">
            <calcext:condition calcext:apply-style-name="AzulFeriado" calcext:value="=[$Feriados.$A$1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2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3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4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5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6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7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8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9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10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11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12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13]" calcext:base-cell-address="Calendário.K10"/>
          </calcext:conditional-format>
          <calcext:conditional-format calcext:target-range-address="Calendário.K10:Calendário.K10">
            <calcext:condition calcext:apply-style-name="AzulFeriado" calcext:value="=[$Feriados.$A$14]" calcext:base-cell-address="Calendário.K10"/>
          </calcext:conditional-format>
          <calcext:conditional-format calcext:target-range-address="Calendário.K10:Calendário.K10">
            <calcext:condition calcext:apply-style-name="CinzaVazio" calcext:value="=&quot;&quot;" calcext:base-cell-address="Calendário.K10"/>
          </calcext:conditional-format>
          <calcext:conditional-format calcext:target-range-address="Calendário.K10:Calendário.K10">
            <calcext:condition calcext:apply-style-name="VerdeFinaldeSemana" calcext:value="formula-is(WEEKDAY([.K10];2)&gt;5)" calcext:base-cell-address="Calendário.K10"/>
          </calcext:conditional-format>
          <calcext:conditional-format calcext:target-range-address="Calendário.S5:Calendário.S5">
            <calcext:condition calcext:apply-style-name="AzulFeriado" calcext:value="=[$Feriados.$A$1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2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3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4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5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6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7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8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9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10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11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12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13]" calcext:base-cell-address="Calendário.S5"/>
          </calcext:conditional-format>
          <calcext:conditional-format calcext:target-range-address="Calendário.S5:Calendário.S5">
            <calcext:condition calcext:apply-style-name="AzulFeriado" calcext:value="=[$Feriados.$A$14]" calcext:base-cell-address="Calendário.S5"/>
          </calcext:conditional-format>
          <calcext:conditional-format calcext:target-range-address="Calendário.S5:Calendário.S5">
            <calcext:condition calcext:apply-style-name="CinzaVazio" calcext:value="=&quot;&quot;" calcext:base-cell-address="Calendário.S5"/>
          </calcext:conditional-format>
          <calcext:conditional-format calcext:target-range-address="Calendário.S5:Calendário.S5">
            <calcext:condition calcext:apply-style-name="VerdeFinaldeSemana" calcext:value="formula-is(WEEKDAY([.S5];2)&gt;5)" calcext:base-cell-address="Calendário.S5"/>
          </calcext:conditional-format>
          <calcext:conditional-format calcext:target-range-address="Calendário.S6:Calendário.S6">
            <calcext:condition calcext:apply-style-name="AzulFeriado" calcext:value="=[$Feriados.$A$1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2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3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4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5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6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7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8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9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10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11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12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13]" calcext:base-cell-address="Calendário.S6"/>
          </calcext:conditional-format>
          <calcext:conditional-format calcext:target-range-address="Calendário.S6:Calendário.S6">
            <calcext:condition calcext:apply-style-name="AzulFeriado" calcext:value="=[$Feriados.$A$14]" calcext:base-cell-address="Calendário.S6"/>
          </calcext:conditional-format>
          <calcext:conditional-format calcext:target-range-address="Calendário.S6:Calendário.S6">
            <calcext:condition calcext:apply-style-name="CinzaVazio" calcext:value="=&quot;&quot;" calcext:base-cell-address="Calendário.S6"/>
          </calcext:conditional-format>
          <calcext:conditional-format calcext:target-range-address="Calendário.S6:Calendário.S6">
            <calcext:condition calcext:apply-style-name="VerdeFinaldeSemana" calcext:value="formula-is(WEEKDAY([.S6];2)&gt;5)" calcext:base-cell-address="Calendário.S6"/>
          </calcext:conditional-format>
          <calcext:conditional-format calcext:target-range-address="Calendário.S7:Calendário.S7">
            <calcext:condition calcext:apply-style-name="AzulFeriado" calcext:value="=[$Feriados.$A$1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2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3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4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5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6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7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8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9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10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11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12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13]" calcext:base-cell-address="Calendário.S7"/>
          </calcext:conditional-format>
          <calcext:conditional-format calcext:target-range-address="Calendário.S7:Calendário.S7">
            <calcext:condition calcext:apply-style-name="AzulFeriado" calcext:value="=[$Feriados.$A$14]" calcext:base-cell-address="Calendário.S7"/>
          </calcext:conditional-format>
          <calcext:conditional-format calcext:target-range-address="Calendário.S7:Calendário.S7">
            <calcext:condition calcext:apply-style-name="CinzaVazio" calcext:value="=&quot;&quot;" calcext:base-cell-address="Calendário.S7"/>
          </calcext:conditional-format>
          <calcext:conditional-format calcext:target-range-address="Calendário.S7:Calendário.S7">
            <calcext:condition calcext:apply-style-name="VerdeFinaldeSemana" calcext:value="formula-is(WEEKDAY([.S7];2)&gt;5)" calcext:base-cell-address="Calendário.S7"/>
          </calcext:conditional-format>
          <calcext:conditional-format calcext:target-range-address="Calendário.S8:Calendário.S8">
            <calcext:condition calcext:apply-style-name="AzulFeriado" calcext:value="=[$Feriados.$A$1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2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3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4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5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6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7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8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9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10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11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12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13]" calcext:base-cell-address="Calendário.S8"/>
          </calcext:conditional-format>
          <calcext:conditional-format calcext:target-range-address="Calendário.S8:Calendário.S8">
            <calcext:condition calcext:apply-style-name="AzulFeriado" calcext:value="=[$Feriados.$A$14]" calcext:base-cell-address="Calendário.S8"/>
          </calcext:conditional-format>
          <calcext:conditional-format calcext:target-range-address="Calendário.S8:Calendário.S8">
            <calcext:condition calcext:apply-style-name="CinzaVazio" calcext:value="=&quot;&quot;" calcext:base-cell-address="Calendário.S8"/>
          </calcext:conditional-format>
          <calcext:conditional-format calcext:target-range-address="Calendário.S8:Calendário.S8">
            <calcext:condition calcext:apply-style-name="VerdeFinaldeSemana" calcext:value="formula-is(WEEKDAY([.S8];2)&gt;5)" calcext:base-cell-address="Calendário.S8"/>
          </calcext:conditional-format>
          <calcext:conditional-format calcext:target-range-address="Calendário.S9:Calendário.S9">
            <calcext:condition calcext:apply-style-name="AzulFeriado" calcext:value="=[$Feriados.$A$1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2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3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4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5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6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7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8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9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10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11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12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13]" calcext:base-cell-address="Calendário.S9"/>
          </calcext:conditional-format>
          <calcext:conditional-format calcext:target-range-address="Calendário.S9:Calendário.S9">
            <calcext:condition calcext:apply-style-name="AzulFeriado" calcext:value="=[$Feriados.$A$14]" calcext:base-cell-address="Calendário.S9"/>
          </calcext:conditional-format>
          <calcext:conditional-format calcext:target-range-address="Calendário.S9:Calendário.S9">
            <calcext:condition calcext:apply-style-name="CinzaVazio" calcext:value="=&quot;&quot;" calcext:base-cell-address="Calendário.S9"/>
          </calcext:conditional-format>
          <calcext:conditional-format calcext:target-range-address="Calendário.S9:Calendário.S9">
            <calcext:condition calcext:apply-style-name="VerdeFinaldeSemana" calcext:value="formula-is(WEEKDAY([.S9];2)&gt;5)" calcext:base-cell-address="Calendário.S9"/>
          </calcext:conditional-format>
          <calcext:conditional-format calcext:target-range-address="Calendário.S10:Calendário.S10">
            <calcext:condition calcext:apply-style-name="AzulFeriado" calcext:value="=[$Feriados.$A$1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2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3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4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5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6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7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8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9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10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11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12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13]" calcext:base-cell-address="Calendário.S10"/>
          </calcext:conditional-format>
          <calcext:conditional-format calcext:target-range-address="Calendário.S10:Calendário.S10">
            <calcext:condition calcext:apply-style-name="AzulFeriado" calcext:value="=[$Feriados.$A$14]" calcext:base-cell-address="Calendário.S10"/>
          </calcext:conditional-format>
          <calcext:conditional-format calcext:target-range-address="Calendário.S10:Calendário.S10">
            <calcext:condition calcext:apply-style-name="CinzaVazio" calcext:value="=&quot;&quot;" calcext:base-cell-address="Calendário.S10"/>
          </calcext:conditional-format>
          <calcext:conditional-format calcext:target-range-address="Calendário.S10:Calendário.S10">
            <calcext:condition calcext:apply-style-name="VerdeFinaldeSemana" calcext:value="formula-is(WEEKDAY([.S10];2)&gt;5)" calcext:base-cell-address="Calendário.S10"/>
          </calcext:conditional-format>
          <calcext:conditional-format calcext:target-range-address="Calendário.AA5:Calendário.AA5">
            <calcext:condition calcext:apply-style-name="AzulFeriado" calcext:value="=[$Feriados.$A$1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2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3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4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5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6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7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8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9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10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11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12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13]" calcext:base-cell-address="Calendário.AA5"/>
          </calcext:conditional-format>
          <calcext:conditional-format calcext:target-range-address="Calendário.AA5:Calendário.AA5">
            <calcext:condition calcext:apply-style-name="AzulFeriado" calcext:value="=[$Feriados.$A$14]" calcext:base-cell-address="Calendário.AA5"/>
          </calcext:conditional-format>
          <calcext:conditional-format calcext:target-range-address="Calendário.AA5:Calendário.AA5">
            <calcext:condition calcext:apply-style-name="CinzaVazio" calcext:value="=&quot;&quot;" calcext:base-cell-address="Calendário.AA5"/>
          </calcext:conditional-format>
          <calcext:conditional-format calcext:target-range-address="Calendário.AA5:Calendário.AA5">
            <calcext:condition calcext:apply-style-name="VerdeFinaldeSemana" calcext:value="formula-is(WEEKDAY([.AA5];2)&gt;5)" calcext:base-cell-address="Calendário.AA5"/>
          </calcext:conditional-format>
          <calcext:conditional-format calcext:target-range-address="Calendário.AA6:Calendário.AA6">
            <calcext:condition calcext:apply-style-name="AzulFeriado" calcext:value="=[$Feriados.$A$1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2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3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4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5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6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7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8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9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10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11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12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13]" calcext:base-cell-address="Calendário.AA6"/>
          </calcext:conditional-format>
          <calcext:conditional-format calcext:target-range-address="Calendário.AA6:Calendário.AA6">
            <calcext:condition calcext:apply-style-name="AzulFeriado" calcext:value="=[$Feriados.$A$14]" calcext:base-cell-address="Calendário.AA6"/>
          </calcext:conditional-format>
          <calcext:conditional-format calcext:target-range-address="Calendário.AA6:Calendário.AA6">
            <calcext:condition calcext:apply-style-name="CinzaVazio" calcext:value="=&quot;&quot;" calcext:base-cell-address="Calendário.AA6"/>
          </calcext:conditional-format>
          <calcext:conditional-format calcext:target-range-address="Calendário.AA6:Calendário.AA6">
            <calcext:condition calcext:apply-style-name="VerdeFinaldeSemana" calcext:value="formula-is(WEEKDAY([.AA6];2)&gt;5)" calcext:base-cell-address="Calendário.AA6"/>
          </calcext:conditional-format>
          <calcext:conditional-format calcext:target-range-address="Calendário.AA7:Calendário.AA7">
            <calcext:condition calcext:apply-style-name="AzulFeriado" calcext:value="=[$Feriados.$A$1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2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3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4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5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6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7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8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9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10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11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12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13]" calcext:base-cell-address="Calendário.AA7"/>
          </calcext:conditional-format>
          <calcext:conditional-format calcext:target-range-address="Calendário.AA7:Calendário.AA7">
            <calcext:condition calcext:apply-style-name="AzulFeriado" calcext:value="=[$Feriados.$A$14]" calcext:base-cell-address="Calendário.AA7"/>
          </calcext:conditional-format>
          <calcext:conditional-format calcext:target-range-address="Calendário.AA7:Calendário.AA7">
            <calcext:condition calcext:apply-style-name="CinzaVazio" calcext:value="=&quot;&quot;" calcext:base-cell-address="Calendário.AA7"/>
          </calcext:conditional-format>
          <calcext:conditional-format calcext:target-range-address="Calendário.AA7:Calendário.AA7">
            <calcext:condition calcext:apply-style-name="VerdeFinaldeSemana" calcext:value="formula-is(WEEKDAY([.AA7];2)&gt;5)" calcext:base-cell-address="Calendário.AA7"/>
          </calcext:conditional-format>
          <calcext:conditional-format calcext:target-range-address="Calendário.AA8:Calendário.AA8">
            <calcext:condition calcext:apply-style-name="AzulFeriado" calcext:value="=[$Feriados.$A$1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2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3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4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5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6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7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8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9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10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11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12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13]" calcext:base-cell-address="Calendário.AA8"/>
          </calcext:conditional-format>
          <calcext:conditional-format calcext:target-range-address="Calendário.AA8:Calendário.AA8">
            <calcext:condition calcext:apply-style-name="AzulFeriado" calcext:value="=[$Feriados.$A$14]" calcext:base-cell-address="Calendário.AA8"/>
          </calcext:conditional-format>
          <calcext:conditional-format calcext:target-range-address="Calendário.AA8:Calendário.AA8">
            <calcext:condition calcext:apply-style-name="CinzaVazio" calcext:value="=&quot;&quot;" calcext:base-cell-address="Calendário.AA8"/>
          </calcext:conditional-format>
          <calcext:conditional-format calcext:target-range-address="Calendário.AA8:Calendário.AA8">
            <calcext:condition calcext:apply-style-name="VerdeFinaldeSemana" calcext:value="formula-is(WEEKDAY([.AA8];2)&gt;5)" calcext:base-cell-address="Calendário.AA8"/>
          </calcext:conditional-format>
          <calcext:conditional-format calcext:target-range-address="Calendário.AA9:Calendário.AA9">
            <calcext:condition calcext:apply-style-name="AzulFeriado" calcext:value="=[$Feriados.$A$1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2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3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4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5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6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7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8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9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10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11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12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13]" calcext:base-cell-address="Calendário.AA9"/>
          </calcext:conditional-format>
          <calcext:conditional-format calcext:target-range-address="Calendário.AA9:Calendário.AA9">
            <calcext:condition calcext:apply-style-name="AzulFeriado" calcext:value="=[$Feriados.$A$14]" calcext:base-cell-address="Calendário.AA9"/>
          </calcext:conditional-format>
          <calcext:conditional-format calcext:target-range-address="Calendário.AA9:Calendário.AA9">
            <calcext:condition calcext:apply-style-name="CinzaVazio" calcext:value="=&quot;&quot;" calcext:base-cell-address="Calendário.AA9"/>
          </calcext:conditional-format>
          <calcext:conditional-format calcext:target-range-address="Calendário.AA9:Calendário.AA9">
            <calcext:condition calcext:apply-style-name="VerdeFinaldeSemana" calcext:value="formula-is(WEEKDAY([.AA9];2)&gt;5)" calcext:base-cell-address="Calendário.AA9"/>
          </calcext:conditional-format>
          <calcext:conditional-format calcext:target-range-address="Calendário.AA10:Calendário.AA10">
            <calcext:condition calcext:apply-style-name="AzulFeriado" calcext:value="=[$Feriados.$A$1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2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3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4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5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6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7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8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9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10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11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12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13]" calcext:base-cell-address="Calendário.AA10"/>
          </calcext:conditional-format>
          <calcext:conditional-format calcext:target-range-address="Calendário.AA10:Calendário.AA10">
            <calcext:condition calcext:apply-style-name="AzulFeriado" calcext:value="=[$Feriados.$A$14]" calcext:base-cell-address="Calendário.AA10"/>
          </calcext:conditional-format>
          <calcext:conditional-format calcext:target-range-address="Calendário.AA10:Calendário.AA10">
            <calcext:condition calcext:apply-style-name="CinzaVazio" calcext:value="=&quot;&quot;" calcext:base-cell-address="Calendário.AA10"/>
          </calcext:conditional-format>
          <calcext:conditional-format calcext:target-range-address="Calendário.AA10:Calendário.AA10">
            <calcext:condition calcext:apply-style-name="VerdeFinaldeSemana" calcext:value="formula-is(WEEKDAY([.AA10];2)&gt;5)" calcext:base-cell-address="Calendário.AA10"/>
          </calcext:conditional-format>
          <calcext:conditional-format calcext:target-range-address="Calendário.C14:Calendário.C14">
            <calcext:condition calcext:apply-style-name="AzulFeriado" calcext:value="=[$Feriados.$A$1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2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3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4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5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6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7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8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9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10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11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12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13]" calcext:base-cell-address="Calendário.C14"/>
          </calcext:conditional-format>
          <calcext:conditional-format calcext:target-range-address="Calendário.C14:Calendário.C14">
            <calcext:condition calcext:apply-style-name="AzulFeriado" calcext:value="=[$Feriados.$A$14]" calcext:base-cell-address="Calendário.C14"/>
          </calcext:conditional-format>
          <calcext:conditional-format calcext:target-range-address="Calendário.C14:Calendário.C14">
            <calcext:condition calcext:apply-style-name="CinzaVazio" calcext:value="=&quot;&quot;" calcext:base-cell-address="Calendário.C14"/>
          </calcext:conditional-format>
          <calcext:conditional-format calcext:target-range-address="Calendário.C14:Calendário.C14">
            <calcext:condition calcext:apply-style-name="VerdeFinaldeSemana" calcext:value="formula-is(WEEKDAY([.C14];2)&gt;5)" calcext:base-cell-address="Calendário.C14"/>
          </calcext:conditional-format>
          <calcext:conditional-format calcext:target-range-address="Calendário.C15:Calendário.C15">
            <calcext:condition calcext:apply-style-name="AzulFeriado" calcext:value="=[$Feriados.$A$1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2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3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4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5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6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7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8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9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10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11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12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13]" calcext:base-cell-address="Calendário.C15"/>
          </calcext:conditional-format>
          <calcext:conditional-format calcext:target-range-address="Calendário.C15:Calendário.C15">
            <calcext:condition calcext:apply-style-name="AzulFeriado" calcext:value="=[$Feriados.$A$14]" calcext:base-cell-address="Calendário.C15"/>
          </calcext:conditional-format>
          <calcext:conditional-format calcext:target-range-address="Calendário.C15:Calendário.C15">
            <calcext:condition calcext:apply-style-name="CinzaVazio" calcext:value="=&quot;&quot;" calcext:base-cell-address="Calendário.C15"/>
          </calcext:conditional-format>
          <calcext:conditional-format calcext:target-range-address="Calendário.C15:Calendário.C15">
            <calcext:condition calcext:apply-style-name="VerdeFinaldeSemana" calcext:value="formula-is(WEEKDAY([.C15];2)&gt;5)" calcext:base-cell-address="Calendário.C15"/>
          </calcext:conditional-format>
          <calcext:conditional-format calcext:target-range-address="Calendário.C16:Calendário.C16">
            <calcext:condition calcext:apply-style-name="AzulFeriado" calcext:value="=[$Feriados.$A$1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2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3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4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5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6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7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8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9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10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11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12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13]" calcext:base-cell-address="Calendário.C16"/>
          </calcext:conditional-format>
          <calcext:conditional-format calcext:target-range-address="Calendário.C16:Calendário.C16">
            <calcext:condition calcext:apply-style-name="AzulFeriado" calcext:value="=[$Feriados.$A$14]" calcext:base-cell-address="Calendário.C16"/>
          </calcext:conditional-format>
          <calcext:conditional-format calcext:target-range-address="Calendário.C16:Calendário.C16">
            <calcext:condition calcext:apply-style-name="CinzaVazio" calcext:value="=&quot;&quot;" calcext:base-cell-address="Calendário.C16"/>
          </calcext:conditional-format>
          <calcext:conditional-format calcext:target-range-address="Calendário.C16:Calendário.C16">
            <calcext:condition calcext:apply-style-name="VerdeFinaldeSemana" calcext:value="formula-is(WEEKDAY([.C16];2)&gt;5)" calcext:base-cell-address="Calendário.C16"/>
          </calcext:conditional-format>
          <calcext:conditional-format calcext:target-range-address="Calendário.C17:Calendário.C17">
            <calcext:condition calcext:apply-style-name="AzulFeriado" calcext:value="=[$Feriados.$A$1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2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3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4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5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6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7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8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9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10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11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12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13]" calcext:base-cell-address="Calendário.C17"/>
          </calcext:conditional-format>
          <calcext:conditional-format calcext:target-range-address="Calendário.C17:Calendário.C17">
            <calcext:condition calcext:apply-style-name="AzulFeriado" calcext:value="=[$Feriados.$A$14]" calcext:base-cell-address="Calendário.C17"/>
          </calcext:conditional-format>
          <calcext:conditional-format calcext:target-range-address="Calendário.C17:Calendário.C17">
            <calcext:condition calcext:apply-style-name="CinzaVazio" calcext:value="=&quot;&quot;" calcext:base-cell-address="Calendário.C17"/>
          </calcext:conditional-format>
          <calcext:conditional-format calcext:target-range-address="Calendário.C17:Calendário.C17">
            <calcext:condition calcext:apply-style-name="VerdeFinaldeSemana" calcext:value="formula-is(WEEKDAY([.C17];2)&gt;5)" calcext:base-cell-address="Calendário.C17"/>
          </calcext:conditional-format>
          <calcext:conditional-format calcext:target-range-address="Calendário.C18:Calendário.C18">
            <calcext:condition calcext:apply-style-name="AzulFeriado" calcext:value="=[$Feriados.$A$1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2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3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4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5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6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7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8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9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10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11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12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13]" calcext:base-cell-address="Calendário.C18"/>
          </calcext:conditional-format>
          <calcext:conditional-format calcext:target-range-address="Calendário.C18:Calendário.C18">
            <calcext:condition calcext:apply-style-name="AzulFeriado" calcext:value="=[$Feriados.$A$14]" calcext:base-cell-address="Calendário.C18"/>
          </calcext:conditional-format>
          <calcext:conditional-format calcext:target-range-address="Calendário.C18:Calendário.C18">
            <calcext:condition calcext:apply-style-name="CinzaVazio" calcext:value="=&quot;&quot;" calcext:base-cell-address="Calendário.C18"/>
          </calcext:conditional-format>
          <calcext:conditional-format calcext:target-range-address="Calendário.C18:Calendário.C18">
            <calcext:condition calcext:apply-style-name="VerdeFinaldeSemana" calcext:value="formula-is(WEEKDAY([.C18];2)&gt;5)" calcext:base-cell-address="Calendário.C18"/>
          </calcext:conditional-format>
          <calcext:conditional-format calcext:target-range-address="Calendário.C19:Calendário.C19">
            <calcext:condition calcext:apply-style-name="AzulFeriado" calcext:value="=[$Feriados.$A$1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2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3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4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5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6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7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8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9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10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11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12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13]" calcext:base-cell-address="Calendário.C19"/>
          </calcext:conditional-format>
          <calcext:conditional-format calcext:target-range-address="Calendário.C19:Calendário.C19">
            <calcext:condition calcext:apply-style-name="AzulFeriado" calcext:value="=[$Feriados.$A$14]" calcext:base-cell-address="Calendário.C19"/>
          </calcext:conditional-format>
          <calcext:conditional-format calcext:target-range-address="Calendário.C19:Calendário.C19">
            <calcext:condition calcext:apply-style-name="CinzaVazio" calcext:value="=&quot;&quot;" calcext:base-cell-address="Calendário.C19"/>
          </calcext:conditional-format>
          <calcext:conditional-format calcext:target-range-address="Calendário.C19:Calendário.C19">
            <calcext:condition calcext:apply-style-name="VerdeFinaldeSemana" calcext:value="formula-is(WEEKDAY([.C19];2)&gt;5)" calcext:base-cell-address="Calendário.C19"/>
          </calcext:conditional-format>
          <calcext:conditional-format calcext:target-range-address="Calendário.K14:Calendário.K14">
            <calcext:condition calcext:apply-style-name="AzulFeriado" calcext:value="=[$Feriados.$A$1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2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3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4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5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6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7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8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9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10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11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12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13]" calcext:base-cell-address="Calendário.K14"/>
          </calcext:conditional-format>
          <calcext:conditional-format calcext:target-range-address="Calendário.K14:Calendário.K14">
            <calcext:condition calcext:apply-style-name="AzulFeriado" calcext:value="=[$Feriados.$A$14]" calcext:base-cell-address="Calendário.K14"/>
          </calcext:conditional-format>
          <calcext:conditional-format calcext:target-range-address="Calendário.K14:Calendário.K14">
            <calcext:condition calcext:apply-style-name="CinzaVazio" calcext:value="=&quot;&quot;" calcext:base-cell-address="Calendário.K14"/>
          </calcext:conditional-format>
          <calcext:conditional-format calcext:target-range-address="Calendário.K14:Calendário.K14">
            <calcext:condition calcext:apply-style-name="VerdeFinaldeSemana" calcext:value="formula-is(WEEKDAY([.K14];2)&gt;5)" calcext:base-cell-address="Calendário.K14"/>
          </calcext:conditional-format>
          <calcext:conditional-format calcext:target-range-address="Calendário.K15:Calendário.K15">
            <calcext:condition calcext:apply-style-name="AzulFeriado" calcext:value="=[$Feriados.$A$1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2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3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4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5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6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7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8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9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10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11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12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13]" calcext:base-cell-address="Calendário.K15"/>
          </calcext:conditional-format>
          <calcext:conditional-format calcext:target-range-address="Calendário.K15:Calendário.K15">
            <calcext:condition calcext:apply-style-name="AzulFeriado" calcext:value="=[$Feriados.$A$14]" calcext:base-cell-address="Calendário.K15"/>
          </calcext:conditional-format>
          <calcext:conditional-format calcext:target-range-address="Calendário.K15:Calendário.K15">
            <calcext:condition calcext:apply-style-name="CinzaVazio" calcext:value="=&quot;&quot;" calcext:base-cell-address="Calendário.K15"/>
          </calcext:conditional-format>
          <calcext:conditional-format calcext:target-range-address="Calendário.K15:Calendário.K15">
            <calcext:condition calcext:apply-style-name="VerdeFinaldeSemana" calcext:value="formula-is(WEEKDAY([.K15];2)&gt;5)" calcext:base-cell-address="Calendário.K15"/>
          </calcext:conditional-format>
          <calcext:conditional-format calcext:target-range-address="Calendário.K16:Calendário.K16">
            <calcext:condition calcext:apply-style-name="AzulFeriado" calcext:value="=[$Feriados.$A$1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2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3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4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5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6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7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8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9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10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11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12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13]" calcext:base-cell-address="Calendário.K16"/>
          </calcext:conditional-format>
          <calcext:conditional-format calcext:target-range-address="Calendário.K16:Calendário.K16">
            <calcext:condition calcext:apply-style-name="AzulFeriado" calcext:value="=[$Feriados.$A$14]" calcext:base-cell-address="Calendário.K16"/>
          </calcext:conditional-format>
          <calcext:conditional-format calcext:target-range-address="Calendário.K16:Calendário.K16">
            <calcext:condition calcext:apply-style-name="CinzaVazio" calcext:value="=&quot;&quot;" calcext:base-cell-address="Calendário.K16"/>
          </calcext:conditional-format>
          <calcext:conditional-format calcext:target-range-address="Calendário.K16:Calendário.K16">
            <calcext:condition calcext:apply-style-name="VerdeFinaldeSemana" calcext:value="formula-is(WEEKDAY([.K16];2)&gt;5)" calcext:base-cell-address="Calendário.K16"/>
          </calcext:conditional-format>
          <calcext:conditional-format calcext:target-range-address="Calendário.K17:Calendário.K17">
            <calcext:condition calcext:apply-style-name="AzulFeriado" calcext:value="=[$Feriados.$A$1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2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3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4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5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6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7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8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9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10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11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12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13]" calcext:base-cell-address="Calendário.K17"/>
          </calcext:conditional-format>
          <calcext:conditional-format calcext:target-range-address="Calendário.K17:Calendário.K17">
            <calcext:condition calcext:apply-style-name="AzulFeriado" calcext:value="=[$Feriados.$A$14]" calcext:base-cell-address="Calendário.K17"/>
          </calcext:conditional-format>
          <calcext:conditional-format calcext:target-range-address="Calendário.K17:Calendário.K17">
            <calcext:condition calcext:apply-style-name="CinzaVazio" calcext:value="=&quot;&quot;" calcext:base-cell-address="Calendário.K17"/>
          </calcext:conditional-format>
          <calcext:conditional-format calcext:target-range-address="Calendário.K17:Calendário.K17">
            <calcext:condition calcext:apply-style-name="VerdeFinaldeSemana" calcext:value="formula-is(WEEKDAY([.K17];2)&gt;5)" calcext:base-cell-address="Calendário.K17"/>
          </calcext:conditional-format>
          <calcext:conditional-format calcext:target-range-address="Calendário.K18:Calendário.K18">
            <calcext:condition calcext:apply-style-name="AzulFeriado" calcext:value="=[$Feriados.$A$1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2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3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4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5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6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7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8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9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10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11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12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13]" calcext:base-cell-address="Calendário.K18"/>
          </calcext:conditional-format>
          <calcext:conditional-format calcext:target-range-address="Calendário.K18:Calendário.K18">
            <calcext:condition calcext:apply-style-name="AzulFeriado" calcext:value="=[$Feriados.$A$14]" calcext:base-cell-address="Calendário.K18"/>
          </calcext:conditional-format>
          <calcext:conditional-format calcext:target-range-address="Calendário.K18:Calendário.K18">
            <calcext:condition calcext:apply-style-name="CinzaVazio" calcext:value="=&quot;&quot;" calcext:base-cell-address="Calendário.K18"/>
          </calcext:conditional-format>
          <calcext:conditional-format calcext:target-range-address="Calendário.K18:Calendário.K18">
            <calcext:condition calcext:apply-style-name="VerdeFinaldeSemana" calcext:value="formula-is(WEEKDAY([.K18];2)&gt;5)" calcext:base-cell-address="Calendário.K18"/>
          </calcext:conditional-format>
          <calcext:conditional-format calcext:target-range-address="Calendário.K19:Calendário.K19">
            <calcext:condition calcext:apply-style-name="AzulFeriado" calcext:value="=[$Feriados.$A$1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2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3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4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5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6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7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8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9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10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11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12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13]" calcext:base-cell-address="Calendário.K19"/>
          </calcext:conditional-format>
          <calcext:conditional-format calcext:target-range-address="Calendário.K19:Calendário.K19">
            <calcext:condition calcext:apply-style-name="AzulFeriado" calcext:value="=[$Feriados.$A$14]" calcext:base-cell-address="Calendário.K19"/>
          </calcext:conditional-format>
          <calcext:conditional-format calcext:target-range-address="Calendário.K19:Calendário.K19">
            <calcext:condition calcext:apply-style-name="CinzaVazio" calcext:value="=&quot;&quot;" calcext:base-cell-address="Calendário.K19"/>
          </calcext:conditional-format>
          <calcext:conditional-format calcext:target-range-address="Calendário.K19:Calendário.K19">
            <calcext:condition calcext:apply-style-name="VerdeFinaldeSemana" calcext:value="formula-is(WEEKDAY([.K19];2)&gt;5)" calcext:base-cell-address="Calendário.K19"/>
          </calcext:conditional-format>
          <calcext:conditional-format calcext:target-range-address="Calendário.S14:Calendário.S14">
            <calcext:condition calcext:apply-style-name="AzulFeriado" calcext:value="=[$Feriados.$A$1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2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3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4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5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6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7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8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9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10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11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12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13]" calcext:base-cell-address="Calendário.S14"/>
          </calcext:conditional-format>
          <calcext:conditional-format calcext:target-range-address="Calendário.S14:Calendário.S14">
            <calcext:condition calcext:apply-style-name="AzulFeriado" calcext:value="=[$Feriados.$A$14]" calcext:base-cell-address="Calendário.S14"/>
          </calcext:conditional-format>
          <calcext:conditional-format calcext:target-range-address="Calendário.S14:Calendário.S14">
            <calcext:condition calcext:apply-style-name="CinzaVazio" calcext:value="=&quot;&quot;" calcext:base-cell-address="Calendário.S14"/>
          </calcext:conditional-format>
          <calcext:conditional-format calcext:target-range-address="Calendário.S14:Calendário.S14">
            <calcext:condition calcext:apply-style-name="VerdeFinaldeSemana" calcext:value="formula-is(WEEKDAY([.S14];2)&gt;5)" calcext:base-cell-address="Calendário.S14"/>
          </calcext:conditional-format>
          <calcext:conditional-format calcext:target-range-address="Calendário.S15:Calendário.S15">
            <calcext:condition calcext:apply-style-name="AzulFeriado" calcext:value="=[$Feriados.$A$1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2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3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4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5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6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7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8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9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10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11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12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13]" calcext:base-cell-address="Calendário.S15"/>
          </calcext:conditional-format>
          <calcext:conditional-format calcext:target-range-address="Calendário.S15:Calendário.S15">
            <calcext:condition calcext:apply-style-name="AzulFeriado" calcext:value="=[$Feriados.$A$14]" calcext:base-cell-address="Calendário.S15"/>
          </calcext:conditional-format>
          <calcext:conditional-format calcext:target-range-address="Calendário.S15:Calendário.S15">
            <calcext:condition calcext:apply-style-name="CinzaVazio" calcext:value="=&quot;&quot;" calcext:base-cell-address="Calendário.S15"/>
          </calcext:conditional-format>
          <calcext:conditional-format calcext:target-range-address="Calendário.S15:Calendário.S15">
            <calcext:condition calcext:apply-style-name="VerdeFinaldeSemana" calcext:value="formula-is(WEEKDAY([.S15];2)&gt;5)" calcext:base-cell-address="Calendário.S15"/>
          </calcext:conditional-format>
          <calcext:conditional-format calcext:target-range-address="Calendário.S16:Calendário.S16">
            <calcext:condition calcext:apply-style-name="AzulFeriado" calcext:value="=[$Feriados.$A$1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2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3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4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5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6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7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8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9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10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11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12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13]" calcext:base-cell-address="Calendário.S16"/>
          </calcext:conditional-format>
          <calcext:conditional-format calcext:target-range-address="Calendário.S16:Calendário.S16">
            <calcext:condition calcext:apply-style-name="AzulFeriado" calcext:value="=[$Feriados.$A$14]" calcext:base-cell-address="Calendário.S16"/>
          </calcext:conditional-format>
          <calcext:conditional-format calcext:target-range-address="Calendário.S16:Calendário.S16">
            <calcext:condition calcext:apply-style-name="CinzaVazio" calcext:value="=&quot;&quot;" calcext:base-cell-address="Calendário.S16"/>
          </calcext:conditional-format>
          <calcext:conditional-format calcext:target-range-address="Calendário.S16:Calendário.S16">
            <calcext:condition calcext:apply-style-name="VerdeFinaldeSemana" calcext:value="formula-is(WEEKDAY([.S16];2)&gt;5)" calcext:base-cell-address="Calendário.S16"/>
          </calcext:conditional-format>
          <calcext:conditional-format calcext:target-range-address="Calendário.S17:Calendário.S17">
            <calcext:condition calcext:apply-style-name="AzulFeriado" calcext:value="=[$Feriados.$A$1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2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3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4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5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6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7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8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9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10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11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12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13]" calcext:base-cell-address="Calendário.S17"/>
          </calcext:conditional-format>
          <calcext:conditional-format calcext:target-range-address="Calendário.S17:Calendário.S17">
            <calcext:condition calcext:apply-style-name="AzulFeriado" calcext:value="=[$Feriados.$A$14]" calcext:base-cell-address="Calendário.S17"/>
          </calcext:conditional-format>
          <calcext:conditional-format calcext:target-range-address="Calendário.S17:Calendário.S17">
            <calcext:condition calcext:apply-style-name="CinzaVazio" calcext:value="=&quot;&quot;" calcext:base-cell-address="Calendário.S17"/>
          </calcext:conditional-format>
          <calcext:conditional-format calcext:target-range-address="Calendário.S17:Calendário.S17">
            <calcext:condition calcext:apply-style-name="VerdeFinaldeSemana" calcext:value="formula-is(WEEKDAY([.S17];2)&gt;5)" calcext:base-cell-address="Calendário.S17"/>
          </calcext:conditional-format>
          <calcext:conditional-format calcext:target-range-address="Calendário.S18:Calendário.S18">
            <calcext:condition calcext:apply-style-name="AzulFeriado" calcext:value="=[$Feriados.$A$1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2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3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4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5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6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7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8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9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10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11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12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13]" calcext:base-cell-address="Calendário.S18"/>
          </calcext:conditional-format>
          <calcext:conditional-format calcext:target-range-address="Calendário.S18:Calendário.S18">
            <calcext:condition calcext:apply-style-name="AzulFeriado" calcext:value="=[$Feriados.$A$14]" calcext:base-cell-address="Calendário.S18"/>
          </calcext:conditional-format>
          <calcext:conditional-format calcext:target-range-address="Calendário.S18:Calendário.S18">
            <calcext:condition calcext:apply-style-name="CinzaVazio" calcext:value="=&quot;&quot;" calcext:base-cell-address="Calendário.S18"/>
          </calcext:conditional-format>
          <calcext:conditional-format calcext:target-range-address="Calendário.S18:Calendário.S18">
            <calcext:condition calcext:apply-style-name="VerdeFinaldeSemana" calcext:value="formula-is(WEEKDAY([.S18];2)&gt;5)" calcext:base-cell-address="Calendário.S18"/>
          </calcext:conditional-format>
          <calcext:conditional-format calcext:target-range-address="Calendário.S19:Calendário.S19">
            <calcext:condition calcext:apply-style-name="AzulFeriado" calcext:value="=[$Feriados.$A$1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2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3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4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5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6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7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8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9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10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11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12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13]" calcext:base-cell-address="Calendário.S19"/>
          </calcext:conditional-format>
          <calcext:conditional-format calcext:target-range-address="Calendário.S19:Calendário.S19">
            <calcext:condition calcext:apply-style-name="AzulFeriado" calcext:value="=[$Feriados.$A$14]" calcext:base-cell-address="Calendário.S19"/>
          </calcext:conditional-format>
          <calcext:conditional-format calcext:target-range-address="Calendário.S19:Calendário.S19">
            <calcext:condition calcext:apply-style-name="CinzaVazio" calcext:value="=&quot;&quot;" calcext:base-cell-address="Calendário.S19"/>
          </calcext:conditional-format>
          <calcext:conditional-format calcext:target-range-address="Calendário.S19:Calendário.S19">
            <calcext:condition calcext:apply-style-name="VerdeFinaldeSemana" calcext:value="formula-is(WEEKDAY([.S19];2)&gt;5)" calcext:base-cell-address="Calendário.S19"/>
          </calcext:conditional-format>
          <calcext:conditional-format calcext:target-range-address="Calendário.AA14:Calendário.AA14">
            <calcext:condition calcext:apply-style-name="AzulFeriado" calcext:value="=[$Feriados.$A$1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2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3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4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5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6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7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8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9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10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11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12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13]" calcext:base-cell-address="Calendário.AA14"/>
          </calcext:conditional-format>
          <calcext:conditional-format calcext:target-range-address="Calendário.AA14:Calendário.AA14">
            <calcext:condition calcext:apply-style-name="AzulFeriado" calcext:value="=[$Feriados.$A$14]" calcext:base-cell-address="Calendário.AA14"/>
          </calcext:conditional-format>
          <calcext:conditional-format calcext:target-range-address="Calendário.AA14:Calendário.AA14">
            <calcext:condition calcext:apply-style-name="CinzaVazio" calcext:value="=&quot;&quot;" calcext:base-cell-address="Calendário.AA14"/>
          </calcext:conditional-format>
          <calcext:conditional-format calcext:target-range-address="Calendário.AA14:Calendário.AA14">
            <calcext:condition calcext:apply-style-name="VerdeFinaldeSemana" calcext:value="formula-is(WEEKDAY([.AA14];2)&gt;5)" calcext:base-cell-address="Calendário.AA14"/>
          </calcext:conditional-format>
          <calcext:conditional-format calcext:target-range-address="Calendário.AA15:Calendário.AA15">
            <calcext:condition calcext:apply-style-name="AzulFeriado" calcext:value="=[$Feriados.$A$1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2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3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4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5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6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7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8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9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10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11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12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13]" calcext:base-cell-address="Calendário.AA15"/>
          </calcext:conditional-format>
          <calcext:conditional-format calcext:target-range-address="Calendário.AA15:Calendário.AA15">
            <calcext:condition calcext:apply-style-name="AzulFeriado" calcext:value="=[$Feriados.$A$14]" calcext:base-cell-address="Calendário.AA15"/>
          </calcext:conditional-format>
          <calcext:conditional-format calcext:target-range-address="Calendário.AA15:Calendário.AA15">
            <calcext:condition calcext:apply-style-name="CinzaVazio" calcext:value="=&quot;&quot;" calcext:base-cell-address="Calendário.AA15"/>
          </calcext:conditional-format>
          <calcext:conditional-format calcext:target-range-address="Calendário.AA15:Calendário.AA15">
            <calcext:condition calcext:apply-style-name="VerdeFinaldeSemana" calcext:value="formula-is(WEEKDAY([.AA15];2)&gt;5)" calcext:base-cell-address="Calendário.AA15"/>
          </calcext:conditional-format>
          <calcext:conditional-format calcext:target-range-address="Calendário.AA16:Calendário.AA16">
            <calcext:condition calcext:apply-style-name="AzulFeriado" calcext:value="=[$Feriados.$A$1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2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3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4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5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6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7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8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9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10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11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12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13]" calcext:base-cell-address="Calendário.AA16"/>
          </calcext:conditional-format>
          <calcext:conditional-format calcext:target-range-address="Calendário.AA16:Calendário.AA16">
            <calcext:condition calcext:apply-style-name="AzulFeriado" calcext:value="=[$Feriados.$A$14]" calcext:base-cell-address="Calendário.AA16"/>
          </calcext:conditional-format>
          <calcext:conditional-format calcext:target-range-address="Calendário.AA16:Calendário.AA16">
            <calcext:condition calcext:apply-style-name="CinzaVazio" calcext:value="=&quot;&quot;" calcext:base-cell-address="Calendário.AA16"/>
          </calcext:conditional-format>
          <calcext:conditional-format calcext:target-range-address="Calendário.AA16:Calendário.AA16">
            <calcext:condition calcext:apply-style-name="VerdeFinaldeSemana" calcext:value="formula-is(WEEKDAY([.AA16];2)&gt;5)" calcext:base-cell-address="Calendário.AA16"/>
          </calcext:conditional-format>
          <calcext:conditional-format calcext:target-range-address="Calendário.AA17:Calendário.AA17">
            <calcext:condition calcext:apply-style-name="AzulFeriado" calcext:value="=[$Feriados.$A$1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2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3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4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5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6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7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8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9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10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11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12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13]" calcext:base-cell-address="Calendário.AA17"/>
          </calcext:conditional-format>
          <calcext:conditional-format calcext:target-range-address="Calendário.AA17:Calendário.AA17">
            <calcext:condition calcext:apply-style-name="AzulFeriado" calcext:value="=[$Feriados.$A$14]" calcext:base-cell-address="Calendário.AA17"/>
          </calcext:conditional-format>
          <calcext:conditional-format calcext:target-range-address="Calendário.AA17:Calendário.AA17">
            <calcext:condition calcext:apply-style-name="CinzaVazio" calcext:value="=&quot;&quot;" calcext:base-cell-address="Calendário.AA17"/>
          </calcext:conditional-format>
          <calcext:conditional-format calcext:target-range-address="Calendário.AA17:Calendário.AA17">
            <calcext:condition calcext:apply-style-name="VerdeFinaldeSemana" calcext:value="formula-is(WEEKDAY([.AA17];2)&gt;5)" calcext:base-cell-address="Calendário.AA17"/>
          </calcext:conditional-format>
          <calcext:conditional-format calcext:target-range-address="Calendário.AA18:Calendário.AA18">
            <calcext:condition calcext:apply-style-name="AzulFeriado" calcext:value="=[$Feriados.$A$1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2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3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4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5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6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7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8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9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10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11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12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13]" calcext:base-cell-address="Calendário.AA18"/>
          </calcext:conditional-format>
          <calcext:conditional-format calcext:target-range-address="Calendário.AA18:Calendário.AA18">
            <calcext:condition calcext:apply-style-name="AzulFeriado" calcext:value="=[$Feriados.$A$14]" calcext:base-cell-address="Calendário.AA18"/>
          </calcext:conditional-format>
          <calcext:conditional-format calcext:target-range-address="Calendário.AA18:Calendário.AA18">
            <calcext:condition calcext:apply-style-name="CinzaVazio" calcext:value="=&quot;&quot;" calcext:base-cell-address="Calendário.AA18"/>
          </calcext:conditional-format>
          <calcext:conditional-format calcext:target-range-address="Calendário.AA18:Calendário.AA18">
            <calcext:condition calcext:apply-style-name="VerdeFinaldeSemana" calcext:value="formula-is(WEEKDAY([.AA18];2)&gt;5)" calcext:base-cell-address="Calendário.AA18"/>
          </calcext:conditional-format>
          <calcext:conditional-format calcext:target-range-address="Calendário.AA19:Calendário.AA19">
            <calcext:condition calcext:apply-style-name="AzulFeriado" calcext:value="=[$Feriados.$A$1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2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3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4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5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6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7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8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9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10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11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12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13]" calcext:base-cell-address="Calendário.AA19"/>
          </calcext:conditional-format>
          <calcext:conditional-format calcext:target-range-address="Calendário.AA19:Calendário.AA19">
            <calcext:condition calcext:apply-style-name="AzulFeriado" calcext:value="=[$Feriados.$A$14]" calcext:base-cell-address="Calendário.AA19"/>
          </calcext:conditional-format>
          <calcext:conditional-format calcext:target-range-address="Calendário.AA19:Calendário.AA19">
            <calcext:condition calcext:apply-style-name="CinzaVazio" calcext:value="=&quot;&quot;" calcext:base-cell-address="Calendário.AA19"/>
          </calcext:conditional-format>
          <calcext:conditional-format calcext:target-range-address="Calendário.AA19:Calendário.AA19">
            <calcext:condition calcext:apply-style-name="VerdeFinaldeSemana" calcext:value="formula-is(WEEKDAY([.AA19];2)&gt;5)" calcext:base-cell-address="Calendário.AA19"/>
          </calcext:conditional-format>
          <calcext:conditional-format calcext:target-range-address="Calendário.C23:Calendário.C23">
            <calcext:condition calcext:apply-style-name="AzulFeriado" calcext:value="=[$Feriados.$A$1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2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3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4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5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6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7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8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9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10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11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12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13]" calcext:base-cell-address="Calendário.C23"/>
          </calcext:conditional-format>
          <calcext:conditional-format calcext:target-range-address="Calendário.C23:Calendário.C23">
            <calcext:condition calcext:apply-style-name="AzulFeriado" calcext:value="=[$Feriados.$A$14]" calcext:base-cell-address="Calendário.C23"/>
          </calcext:conditional-format>
          <calcext:conditional-format calcext:target-range-address="Calendário.C23:Calendário.C23">
            <calcext:condition calcext:apply-style-name="CinzaVazio" calcext:value="=&quot;&quot;" calcext:base-cell-address="Calendário.C23"/>
          </calcext:conditional-format>
          <calcext:conditional-format calcext:target-range-address="Calendário.C23:Calendário.C23">
            <calcext:condition calcext:apply-style-name="VerdeFinaldeSemana" calcext:value="formula-is(WEEKDAY([.C23];2)&gt;5)" calcext:base-cell-address="Calendário.C23"/>
          </calcext:conditional-format>
          <calcext:conditional-format calcext:target-range-address="Calendário.C24:Calendário.C24">
            <calcext:condition calcext:apply-style-name="AzulFeriado" calcext:value="=[$Feriados.$A$1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2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3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4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5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6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7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8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9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10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11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12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13]" calcext:base-cell-address="Calendário.C24"/>
          </calcext:conditional-format>
          <calcext:conditional-format calcext:target-range-address="Calendário.C24:Calendário.C24">
            <calcext:condition calcext:apply-style-name="AzulFeriado" calcext:value="=[$Feriados.$A$14]" calcext:base-cell-address="Calendário.C24"/>
          </calcext:conditional-format>
          <calcext:conditional-format calcext:target-range-address="Calendário.C24:Calendário.C24">
            <calcext:condition calcext:apply-style-name="CinzaVazio" calcext:value="=&quot;&quot;" calcext:base-cell-address="Calendário.C24"/>
          </calcext:conditional-format>
          <calcext:conditional-format calcext:target-range-address="Calendário.C24:Calendário.C24">
            <calcext:condition calcext:apply-style-name="VerdeFinaldeSemana" calcext:value="formula-is(WEEKDAY([.C24];2)&gt;5)" calcext:base-cell-address="Calendário.C24"/>
          </calcext:conditional-format>
          <calcext:conditional-format calcext:target-range-address="Calendário.C25:Calendário.C25">
            <calcext:condition calcext:apply-style-name="AzulFeriado" calcext:value="=[$Feriados.$A$1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2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3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4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5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6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7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8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9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10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11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12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13]" calcext:base-cell-address="Calendário.C25"/>
          </calcext:conditional-format>
          <calcext:conditional-format calcext:target-range-address="Calendário.C25:Calendário.C25">
            <calcext:condition calcext:apply-style-name="AzulFeriado" calcext:value="=[$Feriados.$A$14]" calcext:base-cell-address="Calendário.C25"/>
          </calcext:conditional-format>
          <calcext:conditional-format calcext:target-range-address="Calendário.C25:Calendário.C25">
            <calcext:condition calcext:apply-style-name="CinzaVazio" calcext:value="=&quot;&quot;" calcext:base-cell-address="Calendário.C25"/>
          </calcext:conditional-format>
          <calcext:conditional-format calcext:target-range-address="Calendário.C25:Calendário.C25">
            <calcext:condition calcext:apply-style-name="VerdeFinaldeSemana" calcext:value="formula-is(WEEKDAY([.C25];2)&gt;5)" calcext:base-cell-address="Calendário.C25"/>
          </calcext:conditional-format>
          <calcext:conditional-format calcext:target-range-address="Calendário.C26:Calendário.C26">
            <calcext:condition calcext:apply-style-name="AzulFeriado" calcext:value="=[$Feriados.$A$1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2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3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4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5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6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7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8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9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10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11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12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13]" calcext:base-cell-address="Calendário.C26"/>
          </calcext:conditional-format>
          <calcext:conditional-format calcext:target-range-address="Calendário.C26:Calendário.C26">
            <calcext:condition calcext:apply-style-name="AzulFeriado" calcext:value="=[$Feriados.$A$14]" calcext:base-cell-address="Calendário.C26"/>
          </calcext:conditional-format>
          <calcext:conditional-format calcext:target-range-address="Calendário.C26:Calendário.C26">
            <calcext:condition calcext:apply-style-name="CinzaVazio" calcext:value="=&quot;&quot;" calcext:base-cell-address="Calendário.C26"/>
          </calcext:conditional-format>
          <calcext:conditional-format calcext:target-range-address="Calendário.C26:Calendário.C26">
            <calcext:condition calcext:apply-style-name="VerdeFinaldeSemana" calcext:value="formula-is(WEEKDAY([.C26];2)&gt;5)" calcext:base-cell-address="Calendário.C26"/>
          </calcext:conditional-format>
          <calcext:conditional-format calcext:target-range-address="Calendário.C27:Calendário.C27">
            <calcext:condition calcext:apply-style-name="AzulFeriado" calcext:value="=[$Feriados.$A$1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2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3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4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5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6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7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8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9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10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11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12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13]" calcext:base-cell-address="Calendário.C27"/>
          </calcext:conditional-format>
          <calcext:conditional-format calcext:target-range-address="Calendário.C27:Calendário.C27">
            <calcext:condition calcext:apply-style-name="AzulFeriado" calcext:value="=[$Feriados.$A$14]" calcext:base-cell-address="Calendário.C27"/>
          </calcext:conditional-format>
          <calcext:conditional-format calcext:target-range-address="Calendário.C27:Calendário.C27">
            <calcext:condition calcext:apply-style-name="CinzaVazio" calcext:value="=&quot;&quot;" calcext:base-cell-address="Calendário.C27"/>
          </calcext:conditional-format>
          <calcext:conditional-format calcext:target-range-address="Calendário.C27:Calendário.C27">
            <calcext:condition calcext:apply-style-name="VerdeFinaldeSemana" calcext:value="formula-is(WEEKDAY([.C27];2)&gt;5)" calcext:base-cell-address="Calendário.C27"/>
          </calcext:conditional-format>
          <calcext:conditional-format calcext:target-range-address="Calendário.C28:Calendário.C28">
            <calcext:condition calcext:apply-style-name="AzulFeriado" calcext:value="=[$Feriados.$A$1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2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3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4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5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6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7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8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9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10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11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12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13]" calcext:base-cell-address="Calendário.C28"/>
          </calcext:conditional-format>
          <calcext:conditional-format calcext:target-range-address="Calendário.C28:Calendário.C28">
            <calcext:condition calcext:apply-style-name="AzulFeriado" calcext:value="=[$Feriados.$A$14]" calcext:base-cell-address="Calendário.C28"/>
          </calcext:conditional-format>
          <calcext:conditional-format calcext:target-range-address="Calendário.C28:Calendário.C28">
            <calcext:condition calcext:apply-style-name="CinzaVazio" calcext:value="=&quot;&quot;" calcext:base-cell-address="Calendário.C28"/>
          </calcext:conditional-format>
          <calcext:conditional-format calcext:target-range-address="Calendário.C28:Calendário.C28">
            <calcext:condition calcext:apply-style-name="VerdeFinaldeSemana" calcext:value="formula-is(WEEKDAY([.C28];2)&gt;5)" calcext:base-cell-address="Calendário.C28"/>
          </calcext:conditional-format>
          <calcext:conditional-format calcext:target-range-address="Calendário.K23:Calendário.K23">
            <calcext:condition calcext:apply-style-name="AzulFeriado" calcext:value="=[$Feriados.$A$1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2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3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4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5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6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7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8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9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10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11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12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13]" calcext:base-cell-address="Calendário.K23"/>
          </calcext:conditional-format>
          <calcext:conditional-format calcext:target-range-address="Calendário.K23:Calendário.K23">
            <calcext:condition calcext:apply-style-name="AzulFeriado" calcext:value="=[$Feriados.$A$14]" calcext:base-cell-address="Calendário.K23"/>
          </calcext:conditional-format>
          <calcext:conditional-format calcext:target-range-address="Calendário.K23:Calendário.K23">
            <calcext:condition calcext:apply-style-name="CinzaVazio" calcext:value="=&quot;&quot;" calcext:base-cell-address="Calendário.K23"/>
          </calcext:conditional-format>
          <calcext:conditional-format calcext:target-range-address="Calendário.K23:Calendário.K23">
            <calcext:condition calcext:apply-style-name="VerdeFinaldeSemana" calcext:value="formula-is(WEEKDAY([.K23];2)&gt;5)" calcext:base-cell-address="Calendário.K23"/>
          </calcext:conditional-format>
          <calcext:conditional-format calcext:target-range-address="Calendário.K24:Calendário.K24">
            <calcext:condition calcext:apply-style-name="AzulFeriado" calcext:value="=[$Feriados.$A$1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2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3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4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5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6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7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8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9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10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11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12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13]" calcext:base-cell-address="Calendário.K24"/>
          </calcext:conditional-format>
          <calcext:conditional-format calcext:target-range-address="Calendário.K24:Calendário.K24">
            <calcext:condition calcext:apply-style-name="AzulFeriado" calcext:value="=[$Feriados.$A$14]" calcext:base-cell-address="Calendário.K24"/>
          </calcext:conditional-format>
          <calcext:conditional-format calcext:target-range-address="Calendário.K24:Calendário.K24">
            <calcext:condition calcext:apply-style-name="CinzaVazio" calcext:value="=&quot;&quot;" calcext:base-cell-address="Calendário.K24"/>
          </calcext:conditional-format>
          <calcext:conditional-format calcext:target-range-address="Calendário.K24:Calendário.K24">
            <calcext:condition calcext:apply-style-name="VerdeFinaldeSemana" calcext:value="formula-is(WEEKDAY([.K24];2)&gt;5)" calcext:base-cell-address="Calendário.K24"/>
          </calcext:conditional-format>
          <calcext:conditional-format calcext:target-range-address="Calendário.K25:Calendário.K25">
            <calcext:condition calcext:apply-style-name="AzulFeriado" calcext:value="=[$Feriados.$A$1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2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3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4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5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6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7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8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9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10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11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12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13]" calcext:base-cell-address="Calendário.K25"/>
          </calcext:conditional-format>
          <calcext:conditional-format calcext:target-range-address="Calendário.K25:Calendário.K25">
            <calcext:condition calcext:apply-style-name="AzulFeriado" calcext:value="=[$Feriados.$A$14]" calcext:base-cell-address="Calendário.K25"/>
          </calcext:conditional-format>
          <calcext:conditional-format calcext:target-range-address="Calendário.K25:Calendário.K25">
            <calcext:condition calcext:apply-style-name="CinzaVazio" calcext:value="=&quot;&quot;" calcext:base-cell-address="Calendário.K25"/>
          </calcext:conditional-format>
          <calcext:conditional-format calcext:target-range-address="Calendário.K25:Calendário.K25">
            <calcext:condition calcext:apply-style-name="VerdeFinaldeSemana" calcext:value="formula-is(WEEKDAY([.K25];2)&gt;5)" calcext:base-cell-address="Calendário.K25"/>
          </calcext:conditional-format>
          <calcext:conditional-format calcext:target-range-address="Calendário.K26:Calendário.K26">
            <calcext:condition calcext:apply-style-name="AzulFeriado" calcext:value="=[$Feriados.$A$1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2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3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4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5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6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7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8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9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10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11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12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13]" calcext:base-cell-address="Calendário.K26"/>
          </calcext:conditional-format>
          <calcext:conditional-format calcext:target-range-address="Calendário.K26:Calendário.K26">
            <calcext:condition calcext:apply-style-name="AzulFeriado" calcext:value="=[$Feriados.$A$14]" calcext:base-cell-address="Calendário.K26"/>
          </calcext:conditional-format>
          <calcext:conditional-format calcext:target-range-address="Calendário.K26:Calendário.K26">
            <calcext:condition calcext:apply-style-name="CinzaVazio" calcext:value="=&quot;&quot;" calcext:base-cell-address="Calendário.K26"/>
          </calcext:conditional-format>
          <calcext:conditional-format calcext:target-range-address="Calendário.K26:Calendário.K26">
            <calcext:condition calcext:apply-style-name="VerdeFinaldeSemana" calcext:value="formula-is(WEEKDAY([.K26];2)&gt;5)" calcext:base-cell-address="Calendário.K26"/>
          </calcext:conditional-format>
          <calcext:conditional-format calcext:target-range-address="Calendário.K27:Calendário.K27">
            <calcext:condition calcext:apply-style-name="AzulFeriado" calcext:value="=[$Feriados.$A$1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2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3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4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5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6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7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8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9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10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11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12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13]" calcext:base-cell-address="Calendário.K27"/>
          </calcext:conditional-format>
          <calcext:conditional-format calcext:target-range-address="Calendário.K27:Calendário.K27">
            <calcext:condition calcext:apply-style-name="AzulFeriado" calcext:value="=[$Feriados.$A$14]" calcext:base-cell-address="Calendário.K27"/>
          </calcext:conditional-format>
          <calcext:conditional-format calcext:target-range-address="Calendário.K27:Calendário.K27">
            <calcext:condition calcext:apply-style-name="CinzaVazio" calcext:value="=&quot;&quot;" calcext:base-cell-address="Calendário.K27"/>
          </calcext:conditional-format>
          <calcext:conditional-format calcext:target-range-address="Calendário.K27:Calendário.K27">
            <calcext:condition calcext:apply-style-name="VerdeFinaldeSemana" calcext:value="formula-is(WEEKDAY([.K27];2)&gt;5)" calcext:base-cell-address="Calendário.K27"/>
          </calcext:conditional-format>
          <calcext:conditional-format calcext:target-range-address="Calendário.K28:Calendário.K28">
            <calcext:condition calcext:apply-style-name="AzulFeriado" calcext:value="=[$Feriados.$A$1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2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3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4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5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6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7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8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9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10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11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12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13]" calcext:base-cell-address="Calendário.K28"/>
          </calcext:conditional-format>
          <calcext:conditional-format calcext:target-range-address="Calendário.K28:Calendário.K28">
            <calcext:condition calcext:apply-style-name="AzulFeriado" calcext:value="=[$Feriados.$A$14]" calcext:base-cell-address="Calendário.K28"/>
          </calcext:conditional-format>
          <calcext:conditional-format calcext:target-range-address="Calendário.K28:Calendário.K28">
            <calcext:condition calcext:apply-style-name="CinzaVazio" calcext:value="=&quot;&quot;" calcext:base-cell-address="Calendário.K28"/>
          </calcext:conditional-format>
          <calcext:conditional-format calcext:target-range-address="Calendário.K28:Calendário.K28">
            <calcext:condition calcext:apply-style-name="VerdeFinaldeSemana" calcext:value="formula-is(WEEKDAY([.K28];2)&gt;5)" calcext:base-cell-address="Calendário.K28"/>
          </calcext:conditional-format>
          <calcext:conditional-format calcext:target-range-address="Calendário.S23:Calendário.S23">
            <calcext:condition calcext:apply-style-name="AzulFeriado" calcext:value="=[$Feriados.$A$1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2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3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4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5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6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7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8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9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10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11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12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13]" calcext:base-cell-address="Calendário.S23"/>
          </calcext:conditional-format>
          <calcext:conditional-format calcext:target-range-address="Calendário.S23:Calendário.S23">
            <calcext:condition calcext:apply-style-name="AzulFeriado" calcext:value="=[$Feriados.$A$14]" calcext:base-cell-address="Calendário.S23"/>
          </calcext:conditional-format>
          <calcext:conditional-format calcext:target-range-address="Calendário.S23:Calendário.S23">
            <calcext:condition calcext:apply-style-name="CinzaVazio" calcext:value="=&quot;&quot;" calcext:base-cell-address="Calendário.S23"/>
          </calcext:conditional-format>
          <calcext:conditional-format calcext:target-range-address="Calendário.S23:Calendário.S23">
            <calcext:condition calcext:apply-style-name="VerdeFinaldeSemana" calcext:value="formula-is(WEEKDAY([.S23];2)&gt;5)" calcext:base-cell-address="Calendário.S23"/>
          </calcext:conditional-format>
          <calcext:conditional-format calcext:target-range-address="Calendário.S24:Calendário.S24">
            <calcext:condition calcext:apply-style-name="AzulFeriado" calcext:value="=[$Feriados.$A$1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2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3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4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5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6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7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8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9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10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11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12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13]" calcext:base-cell-address="Calendário.S24"/>
          </calcext:conditional-format>
          <calcext:conditional-format calcext:target-range-address="Calendário.S24:Calendário.S24">
            <calcext:condition calcext:apply-style-name="AzulFeriado" calcext:value="=[$Feriados.$A$14]" calcext:base-cell-address="Calendário.S24"/>
          </calcext:conditional-format>
          <calcext:conditional-format calcext:target-range-address="Calendário.S24:Calendário.S24">
            <calcext:condition calcext:apply-style-name="CinzaVazio" calcext:value="=&quot;&quot;" calcext:base-cell-address="Calendário.S24"/>
          </calcext:conditional-format>
          <calcext:conditional-format calcext:target-range-address="Calendário.S24:Calendário.S24">
            <calcext:condition calcext:apply-style-name="VerdeFinaldeSemana" calcext:value="formula-is(WEEKDAY([.S24];2)&gt;5)" calcext:base-cell-address="Calendário.S24"/>
          </calcext:conditional-format>
          <calcext:conditional-format calcext:target-range-address="Calendário.S25:Calendário.S25">
            <calcext:condition calcext:apply-style-name="AzulFeriado" calcext:value="=[$Feriados.$A$1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2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3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4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5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6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7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8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9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10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11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12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13]" calcext:base-cell-address="Calendário.S25"/>
          </calcext:conditional-format>
          <calcext:conditional-format calcext:target-range-address="Calendário.S25:Calendário.S25">
            <calcext:condition calcext:apply-style-name="AzulFeriado" calcext:value="=[$Feriados.$A$14]" calcext:base-cell-address="Calendário.S25"/>
          </calcext:conditional-format>
          <calcext:conditional-format calcext:target-range-address="Calendário.S25:Calendário.S25">
            <calcext:condition calcext:apply-style-name="CinzaVazio" calcext:value="=&quot;&quot;" calcext:base-cell-address="Calendário.S25"/>
          </calcext:conditional-format>
          <calcext:conditional-format calcext:target-range-address="Calendário.S25:Calendário.S25">
            <calcext:condition calcext:apply-style-name="VerdeFinaldeSemana" calcext:value="formula-is(WEEKDAY([.S25];2)&gt;5)" calcext:base-cell-address="Calendário.S25"/>
          </calcext:conditional-format>
          <calcext:conditional-format calcext:target-range-address="Calendário.S26:Calendário.S26">
            <calcext:condition calcext:apply-style-name="AzulFeriado" calcext:value="=[$Feriados.$A$1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2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3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4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5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6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7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8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9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10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11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12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13]" calcext:base-cell-address="Calendário.S26"/>
          </calcext:conditional-format>
          <calcext:conditional-format calcext:target-range-address="Calendário.S26:Calendário.S26">
            <calcext:condition calcext:apply-style-name="AzulFeriado" calcext:value="=[$Feriados.$A$14]" calcext:base-cell-address="Calendário.S26"/>
          </calcext:conditional-format>
          <calcext:conditional-format calcext:target-range-address="Calendário.S26:Calendário.S26">
            <calcext:condition calcext:apply-style-name="CinzaVazio" calcext:value="=&quot;&quot;" calcext:base-cell-address="Calendário.S26"/>
          </calcext:conditional-format>
          <calcext:conditional-format calcext:target-range-address="Calendário.S26:Calendário.S26">
            <calcext:condition calcext:apply-style-name="VerdeFinaldeSemana" calcext:value="formula-is(WEEKDAY([.S26];2)&gt;5)" calcext:base-cell-address="Calendário.S26"/>
          </calcext:conditional-format>
          <calcext:conditional-format calcext:target-range-address="Calendário.S27:Calendário.S27">
            <calcext:condition calcext:apply-style-name="AzulFeriado" calcext:value="=[$Feriados.$A$1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2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3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4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5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6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7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8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9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10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11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12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13]" calcext:base-cell-address="Calendário.S27"/>
          </calcext:conditional-format>
          <calcext:conditional-format calcext:target-range-address="Calendário.S27:Calendário.S27">
            <calcext:condition calcext:apply-style-name="AzulFeriado" calcext:value="=[$Feriados.$A$14]" calcext:base-cell-address="Calendário.S27"/>
          </calcext:conditional-format>
          <calcext:conditional-format calcext:target-range-address="Calendário.S27:Calendário.S27">
            <calcext:condition calcext:apply-style-name="CinzaVazio" calcext:value="=&quot;&quot;" calcext:base-cell-address="Calendário.S27"/>
          </calcext:conditional-format>
          <calcext:conditional-format calcext:target-range-address="Calendário.S27:Calendário.S27">
            <calcext:condition calcext:apply-style-name="VerdeFinaldeSemana" calcext:value="formula-is(WEEKDAY([.S27];2)&gt;5)" calcext:base-cell-address="Calendário.S27"/>
          </calcext:conditional-format>
          <calcext:conditional-format calcext:target-range-address="Calendário.S28:Calendário.S28">
            <calcext:condition calcext:apply-style-name="AzulFeriado" calcext:value="=[$Feriados.$A$1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2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3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4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5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6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7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8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9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10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11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12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13]" calcext:base-cell-address="Calendário.S28"/>
          </calcext:conditional-format>
          <calcext:conditional-format calcext:target-range-address="Calendário.S28:Calendário.S28">
            <calcext:condition calcext:apply-style-name="AzulFeriado" calcext:value="=[$Feriados.$A$14]" calcext:base-cell-address="Calendário.S28"/>
          </calcext:conditional-format>
          <calcext:conditional-format calcext:target-range-address="Calendário.S28:Calendário.S28">
            <calcext:condition calcext:apply-style-name="CinzaVazio" calcext:value="=&quot;&quot;" calcext:base-cell-address="Calendário.S28"/>
          </calcext:conditional-format>
          <calcext:conditional-format calcext:target-range-address="Calendário.S28:Calendário.S28">
            <calcext:condition calcext:apply-style-name="VerdeFinaldeSemana" calcext:value="formula-is(WEEKDAY([.S28];2)&gt;5)" calcext:base-cell-address="Calendário.S28"/>
          </calcext:conditional-format>
          <calcext:conditional-format calcext:target-range-address="Calendário.AA23:Calendário.AA23">
            <calcext:condition calcext:apply-style-name="AzulFeriado" calcext:value="=[$Feriados.$A$1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2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3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4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5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6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7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8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9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10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11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12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13]" calcext:base-cell-address="Calendário.AA23"/>
          </calcext:conditional-format>
          <calcext:conditional-format calcext:target-range-address="Calendário.AA23:Calendário.AA23">
            <calcext:condition calcext:apply-style-name="AzulFeriado" calcext:value="=[$Feriados.$A$14]" calcext:base-cell-address="Calendário.AA23"/>
          </calcext:conditional-format>
          <calcext:conditional-format calcext:target-range-address="Calendário.AA23:Calendário.AA23">
            <calcext:condition calcext:apply-style-name="CinzaVazio" calcext:value="=&quot;&quot;" calcext:base-cell-address="Calendário.AA23"/>
          </calcext:conditional-format>
          <calcext:conditional-format calcext:target-range-address="Calendário.AA23:Calendário.AA23">
            <calcext:condition calcext:apply-style-name="VerdeFinaldeSemana" calcext:value="formula-is(WEEKDAY([.AA23];2)&gt;5)" calcext:base-cell-address="Calendário.AA23"/>
          </calcext:conditional-format>
          <calcext:conditional-format calcext:target-range-address="Calendário.AA24:Calendário.AA24">
            <calcext:condition calcext:apply-style-name="AzulFeriado" calcext:value="=[$Feriados.$A$1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2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3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4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5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6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7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8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9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10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11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12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13]" calcext:base-cell-address="Calendário.AA24"/>
          </calcext:conditional-format>
          <calcext:conditional-format calcext:target-range-address="Calendário.AA24:Calendário.AA24">
            <calcext:condition calcext:apply-style-name="AzulFeriado" calcext:value="=[$Feriados.$A$14]" calcext:base-cell-address="Calendário.AA24"/>
          </calcext:conditional-format>
          <calcext:conditional-format calcext:target-range-address="Calendário.AA24:Calendário.AA24">
            <calcext:condition calcext:apply-style-name="CinzaVazio" calcext:value="=&quot;&quot;" calcext:base-cell-address="Calendário.AA24"/>
          </calcext:conditional-format>
          <calcext:conditional-format calcext:target-range-address="Calendário.AA24:Calendário.AA24">
            <calcext:condition calcext:apply-style-name="VerdeFinaldeSemana" calcext:value="formula-is(WEEKDAY([.AA24];2)&gt;5)" calcext:base-cell-address="Calendário.AA24"/>
          </calcext:conditional-format>
          <calcext:conditional-format calcext:target-range-address="Calendário.AA25:Calendário.AA25">
            <calcext:condition calcext:apply-style-name="AzulFeriado" calcext:value="=[$Feriados.$A$1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2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3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4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5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6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7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8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9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10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11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12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13]" calcext:base-cell-address="Calendário.AA25"/>
          </calcext:conditional-format>
          <calcext:conditional-format calcext:target-range-address="Calendário.AA25:Calendário.AA25">
            <calcext:condition calcext:apply-style-name="AzulFeriado" calcext:value="=[$Feriados.$A$14]" calcext:base-cell-address="Calendário.AA25"/>
          </calcext:conditional-format>
          <calcext:conditional-format calcext:target-range-address="Calendário.AA25:Calendário.AA25">
            <calcext:condition calcext:apply-style-name="CinzaVazio" calcext:value="=&quot;&quot;" calcext:base-cell-address="Calendário.AA25"/>
          </calcext:conditional-format>
          <calcext:conditional-format calcext:target-range-address="Calendário.AA25:Calendário.AA25">
            <calcext:condition calcext:apply-style-name="VerdeFinaldeSemana" calcext:value="formula-is(WEEKDAY([.AA25];2)&gt;5)" calcext:base-cell-address="Calendário.AA25"/>
          </calcext:conditional-format>
          <calcext:conditional-format calcext:target-range-address="Calendário.AA26:Calendário.AA26">
            <calcext:condition calcext:apply-style-name="AzulFeriado" calcext:value="=[$Feriados.$A$1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2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3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4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5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6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7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8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9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10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11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12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13]" calcext:base-cell-address="Calendário.AA26"/>
          </calcext:conditional-format>
          <calcext:conditional-format calcext:target-range-address="Calendário.AA26:Calendário.AA26">
            <calcext:condition calcext:apply-style-name="AzulFeriado" calcext:value="=[$Feriados.$A$14]" calcext:base-cell-address="Calendário.AA26"/>
          </calcext:conditional-format>
          <calcext:conditional-format calcext:target-range-address="Calendário.AA26:Calendário.AA26">
            <calcext:condition calcext:apply-style-name="CinzaVazio" calcext:value="=&quot;&quot;" calcext:base-cell-address="Calendário.AA26"/>
          </calcext:conditional-format>
          <calcext:conditional-format calcext:target-range-address="Calendário.AA26:Calendário.AA26">
            <calcext:condition calcext:apply-style-name="VerdeFinaldeSemana" calcext:value="formula-is(WEEKDAY([.AA26];2)&gt;5)" calcext:base-cell-address="Calendário.AA26"/>
          </calcext:conditional-format>
          <calcext:conditional-format calcext:target-range-address="Calendário.AA27:Calendário.AA27">
            <calcext:condition calcext:apply-style-name="AzulFeriado" calcext:value="=[$Feriados.$A$1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2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3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4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5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6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7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8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9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10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11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12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13]" calcext:base-cell-address="Calendário.AA27"/>
          </calcext:conditional-format>
          <calcext:conditional-format calcext:target-range-address="Calendário.AA27:Calendário.AA27">
            <calcext:condition calcext:apply-style-name="AzulFeriado" calcext:value="=[$Feriados.$A$14]" calcext:base-cell-address="Calendário.AA27"/>
          </calcext:conditional-format>
          <calcext:conditional-format calcext:target-range-address="Calendário.AA27:Calendário.AA27">
            <calcext:condition calcext:apply-style-name="CinzaVazio" calcext:value="=&quot;&quot;" calcext:base-cell-address="Calendário.AA27"/>
          </calcext:conditional-format>
          <calcext:conditional-format calcext:target-range-address="Calendário.AA27:Calendário.AA27">
            <calcext:condition calcext:apply-style-name="VerdeFinaldeSemana" calcext:value="formula-is(WEEKDAY([.AA27];2)&gt;5)" calcext:base-cell-address="Calendário.AA27"/>
          </calcext:conditional-format>
          <calcext:conditional-format calcext:target-range-address="Calendário.AA28:Calendário.AA28">
            <calcext:condition calcext:apply-style-name="AzulFeriado" calcext:value="=[$Feriados.$A$1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2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3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4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5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6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7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8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9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10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11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12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13]" calcext:base-cell-address="Calendário.AA28"/>
          </calcext:conditional-format>
          <calcext:conditional-format calcext:target-range-address="Calendário.AA28:Calendário.AA28">
            <calcext:condition calcext:apply-style-name="AzulFeriado" calcext:value="=[$Feriados.$A$14]" calcext:base-cell-address="Calendário.AA28"/>
          </calcext:conditional-format>
          <calcext:conditional-format calcext:target-range-address="Calendário.AA28:Calendário.AA28">
            <calcext:condition calcext:apply-style-name="CinzaVazio" calcext:value="=&quot;&quot;" calcext:base-cell-address="Calendário.AA28"/>
          </calcext:conditional-format>
          <calcext:conditional-format calcext:target-range-address="Calendário.AA28:Calendário.AA28">
            <calcext:condition calcext:apply-style-name="VerdeFinaldeSemana" calcext:value="formula-is(WEEKDAY([.AA28];2)&gt;5)" calcext:base-cell-address="Calendário.AA28"/>
          </calcext:conditional-format>
        </calcext:conditional-formats>
      </table:table>
      <table:table table:name="Datas" table:style-name="ta2">
        <table:table-column table:style-name="co4" table:default-cell-style-name="ce82"/>
        <table:table-column table:style-name="co5" table:default-cell-style-name="ce83"/>
        <table:table-column table:style-name="co6" table:default-cell-style-name="ce84"/>
        <table:table-column table:style-name="co3" table:default-cell-style-name="ce85"/>
        <table:table-column table:style-name="co3" table:default-cell-style-name="ce86"/>
        <table:table-column table:style-name="co7" table:default-cell-style-name="ce83"/>
        <table:table-column table:style-name="co8" table:default-cell-style-name="ce87"/>
        <table:table-column table:style-name="co3" table:default-cell-style-name="ce87"/>
        <table:table-column table:style-name="co3" table:default-cell-style-name="ce88"/>
        <table:table-column table:style-name="co3" table:number-columns-repeated="2" table:default-cell-style-name="ce87"/>
        <table:table-column table:style-name="co3" table:default-cell-style-name="ce88"/>
        <table:table-column table:style-name="co9" table:default-cell-style-name="ce88"/>
        <table:table-column table:style-name="co3" table:number-columns-repeated="2" table:default-cell-style-name="ce88"/>
        <table:table-column table:style-name="co10" table:default-cell-style-name="ce88"/>
        <table:table-column table:style-name="co11" table:default-cell-style-name="ce88"/>
        <table:table-column table:style-name="co3" table:number-columns-repeated="6" table:default-cell-style-name="ce88"/>
        <table:table-row table:style-name="ro7">
          <table:table-cell table:formula="of:=IF([.Q1]=&quot;&quot;;&quot;&quot;;DATEVALUE([.Q1]))" office:value-type="date" office:date-value="2017-01-01" calcext:value-type="date">
            <text:p>01/01/17</text:p>
          </table:table-cell>
          <table:table-cell table:formula="of:=[.A1]" office:value-type="date" office:date-value="2017-01-01" calcext:value-type="date">
            <text:p>domingo, 1 de janeiro de 2017</text:p>
          </table:table-cell>
          <table:table-cell table:formula="of:=[.B1]" office:value-type="date" office:date-value="2017-01-01" calcext:value-type="date">
            <text:p>domingo</text:p>
          </table:table-cell>
          <table:table-cell table:formula="of:=[.B1]" office:value-type="date" office:date-value="2017-01-01" calcext:value-type="date">
            <text:p>janeiro</text:p>
          </table:table-cell>
          <table:table-cell table:formula="of:=[.B1]" office:value-type="date" office:date-value="2017-01-01" calcext:value-type="date">
            <text:p>2017</text:p>
          </table:table-cell>
          <table:table-cell table:formula="of:=TEXT([.C1];&quot;dddd&quot;)" office:value-type="string" office:string-value="domingo" calcext:value-type="string">
            <text:p>domingo</text:p>
          </table:table-cell>
          <table:table-cell table:formula="of:=PROPER([.F1])" office:value-type="string" office:string-value="Domingo" calcext:value-type="string">
            <text:p>Domingo</text:p>
          </table:table-cell>
          <table:table-cell table:formula="of:=PROPER(TEXT([.B1];&quot;DDD&quot;))" office:value-type="string" office:string-value="Dom" calcext:value-type="string">
            <text:p>Dom</text:p>
          </table:table-cell>
          <table:table-cell table:formula="of:=TEXT([.D1];&quot;MMMM&quot;)" office:value-type="string" office:string-value="janeiro" calcext:value-type="string">
            <text:p>janeiro</text:p>
          </table:table-cell>
          <table:table-cell table:formula="of:=PROPER([.I1])" office:value-type="string" office:string-value="Janeiro" calcext:value-type="string">
            <text:p>Janeiro</text:p>
          </table:table-cell>
          <table:table-cell table:formula="of:=TEXT([.E1];&quot;AAAA&quot;)" office:value-type="string" office:string-value="2017" calcext:value-type="string">
            <text:p>2017</text:p>
          </table:table-cell>
          <table:table-cell/>
          <table:table-cell table:style-name="ce89" table:formula="of:=[.A1]" office:value-type="date" office:date-value="2017-01-01" calcext:value-type="date">
            <text:p>domingo, 1 de janeiro de 2017</text:p>
          </table:table-cell>
          <table:table-cell table:number-columns-repeated="2"/>
          <table:table-cell table:style-name="ce90" office:value-type="date" office:date-value="2017-01-01" calcext:value-type="date">
            <text:p>01/01/2017</text:p>
          </table:table-cell>
          <table:table-cell table:style-name="ce91" office:value-type="string" calcext:value-type="string">
            <text:p>01/01/2017</text:p>
          </table:table-cell>
          <table:table-cell table:style-name="ce92"/>
          <table:table-cell table:number-columns-repeated="5"/>
        </table:table-row>
        <table:table-row table:style-name="ro6">
          <table:table-cell table:formula="of:=IF([.A1]=&quot;&quot;;&quot;&quot;;IF(YEAR([.A1]+1)=YEAR([.A1]);[.A1]+1;&quot;&quot;))" office:value-type="date" office:date-value="2017-01-02" calcext:value-type="date">
            <text:p>02/01/17</text:p>
          </table:table-cell>
          <table:table-cell table:formula="of:=[.A2]" office:value-type="date" office:date-value="2017-01-02" calcext:value-type="date">
            <text:p>segunda-feira, 2 de janeiro de 2017</text:p>
          </table:table-cell>
          <table:table-cell table:formula="of:=[.B2]" office:value-type="date" office:date-value="2017-01-02" calcext:value-type="date">
            <text:p>segunda-feira</text:p>
          </table:table-cell>
          <table:table-cell table:formula="of:=[.B2]" office:value-type="date" office:date-value="2017-01-02" calcext:value-type="date">
            <text:p>janeiro</text:p>
          </table:table-cell>
          <table:table-cell table:formula="of:=[.B2]" office:value-type="date" office:date-value="2017-01-02" calcext:value-type="date">
            <text:p>2017</text:p>
          </table:table-cell>
          <table:table-cell table:formula="of:=TEXT([.C2];&quot;dddd&quot;)" office:value-type="string" office:string-value="segunda-feira" calcext:value-type="string">
            <text:p>segunda-feira</text:p>
          </table:table-cell>
          <table:table-cell table:formula="of:=PROPER([.F2])" office:value-type="string" office:string-value="Segunda-Feira" calcext:value-type="string">
            <text:p>Segunda-Feira</text:p>
          </table:table-cell>
          <table:table-cell table:formula="of:=PROPER(TEXT([.B2];&quot;DDD&quot;))" office:value-type="string" office:string-value="Seg" calcext:value-type="string">
            <text:p>Seg</text:p>
          </table:table-cell>
          <table:table-cell table:formula="of:=TEXT([.D2];&quot;MMMM&quot;)" office:value-type="string" office:string-value="janeiro" calcext:value-type="string">
            <text:p>janeiro</text:p>
          </table:table-cell>
          <table:table-cell table:formula="of:=PROPER([.I2])" office:value-type="string" office:string-value="Janeiro" calcext:value-type="string">
            <text:p>Janeiro</text:p>
          </table:table-cell>
          <table:table-cell table:formula="of:=TEXT([.E2];&quot;AAAA&quot;)" office:value-type="string" office:string-value="2017" calcext:value-type="string">
            <text:p>2017</text:p>
          </table:table-cell>
          <table:table-cell/>
          <table:table-cell table:style-name="ce89" table:formula="of:=IF([.M1]=&quot;&quot;;&quot;&quot;;[.M1]+ORG.OPENOFFICE.DAYSINMONTH([.M1]))" office:value-type="date" office:date-value="2017-02-01" calcext:value-type="date">
            <text:p>quarta-feira, 1 de fevereiro de 2017</text:p>
          </table:table-cell>
          <table:table-cell table:number-columns-repeated="2"/>
          <table:table-cell table:style-name="ce90" office:value-type="date" office:date-value="2018-01-01" calcext:value-type="date">
            <text:p>01/01/2018</text:p>
          </table:table-cell>
          <table:table-cell table:number-columns-repeated="7"/>
        </table:table-row>
        <table:table-row table:style-name="ro6">
          <table:table-cell table:formula="of:=IF([.A2]=&quot;&quot;;&quot;&quot;;IF(YEAR([.A2]+1)=YEAR([.A2]);[.A2]+1;&quot;&quot;))" office:value-type="date" office:date-value="2017-01-03" calcext:value-type="date">
            <text:p>03/01/17</text:p>
          </table:table-cell>
          <table:table-cell table:formula="of:=[.A3]" office:value-type="date" office:date-value="2017-01-03" calcext:value-type="date">
            <text:p>terça-feira, 3 de janeiro de 2017</text:p>
          </table:table-cell>
          <table:table-cell table:formula="of:=[.B3]" office:value-type="date" office:date-value="2017-01-03" calcext:value-type="date">
            <text:p>terça-feira</text:p>
          </table:table-cell>
          <table:table-cell table:formula="of:=[.B3]" office:value-type="date" office:date-value="2017-01-03" calcext:value-type="date">
            <text:p>janeiro</text:p>
          </table:table-cell>
          <table:table-cell table:formula="of:=[.B3]" office:value-type="date" office:date-value="2017-01-03" calcext:value-type="date">
            <text:p>2017</text:p>
          </table:table-cell>
          <table:table-cell table:formula="of:=TEXT([.C3];&quot;dddd&quot;)" office:value-type="string" office:string-value="terça-feira" calcext:value-type="string">
            <text:p>terça-feira</text:p>
          </table:table-cell>
          <table:table-cell table:formula="of:=PROPER([.F3])" office:value-type="string" office:string-value="Terça-Feira" calcext:value-type="string">
            <text:p>Terça-Feira</text:p>
          </table:table-cell>
          <table:table-cell table:formula="of:=PROPER(TEXT([.B3];&quot;DDD&quot;))" office:value-type="string" office:string-value="Ter" calcext:value-type="string">
            <text:p>Ter</text:p>
          </table:table-cell>
          <table:table-cell table:formula="of:=TEXT([.D3];&quot;MMMM&quot;)" office:value-type="string" office:string-value="janeiro" calcext:value-type="string">
            <text:p>janeiro</text:p>
          </table:table-cell>
          <table:table-cell table:formula="of:=PROPER([.I3])" office:value-type="string" office:string-value="Janeiro" calcext:value-type="string">
            <text:p>Janeiro</text:p>
          </table:table-cell>
          <table:table-cell table:formula="of:=TEXT([.E3];&quot;AAAA&quot;)" office:value-type="string" office:string-value="2017" calcext:value-type="string">
            <text:p>2017</text:p>
          </table:table-cell>
          <table:table-cell/>
          <table:table-cell table:style-name="ce89" table:formula="of:=IF([.M2]=&quot;&quot;;&quot;&quot;;[.M2]+ORG.OPENOFFICE.DAYSINMONTH([.M2]))" office:value-type="date" office:date-value="2017-03-01" calcext:value-type="date">
            <text:p>quarta-feira, 1 de março de 2017</text:p>
          </table:table-cell>
          <table:table-cell table:number-columns-repeated="2"/>
          <table:table-cell table:style-name="ce90" office:value-type="date" office:date-value="2019-01-01" calcext:value-type="date">
            <text:p>01/01/2019</text:p>
          </table:table-cell>
          <table:table-cell table:number-columns-repeated="7"/>
        </table:table-row>
        <table:table-row table:style-name="ro6">
          <table:table-cell table:formula="of:=IF([.A3]=&quot;&quot;;&quot;&quot;;IF(YEAR([.A3]+1)=YEAR([.A3]);[.A3]+1;&quot;&quot;))" office:value-type="date" office:date-value="2017-01-04" calcext:value-type="date">
            <text:p>04/01/17</text:p>
          </table:table-cell>
          <table:table-cell table:formula="of:=[.A4]" office:value-type="date" office:date-value="2017-01-04" calcext:value-type="date">
            <text:p>quarta-feira, 4 de janeiro de 2017</text:p>
          </table:table-cell>
          <table:table-cell table:formula="of:=[.B4]" office:value-type="date" office:date-value="2017-01-04" calcext:value-type="date">
            <text:p>quarta-feira</text:p>
          </table:table-cell>
          <table:table-cell table:formula="of:=[.B4]" office:value-type="date" office:date-value="2017-01-04" calcext:value-type="date">
            <text:p>janeiro</text:p>
          </table:table-cell>
          <table:table-cell table:formula="of:=[.B4]" office:value-type="date" office:date-value="2017-01-04" calcext:value-type="date">
            <text:p>2017</text:p>
          </table:table-cell>
          <table:table-cell table:formula="of:=TEXT([.C4];&quot;dddd&quot;)" office:value-type="string" office:string-value="quarta-feira" calcext:value-type="string">
            <text:p>quarta-feira</text:p>
          </table:table-cell>
          <table:table-cell table:formula="of:=PROPER([.F4])" office:value-type="string" office:string-value="Quarta-Feira" calcext:value-type="string">
            <text:p>Quarta-Feira</text:p>
          </table:table-cell>
          <table:table-cell table:formula="of:=PROPER(TEXT([.B4];&quot;DDD&quot;))" office:value-type="string" office:string-value="Qua" calcext:value-type="string">
            <text:p>Qua</text:p>
          </table:table-cell>
          <table:table-cell table:formula="of:=TEXT([.D4];&quot;MMMM&quot;)" office:value-type="string" office:string-value="janeiro" calcext:value-type="string">
            <text:p>janeiro</text:p>
          </table:table-cell>
          <table:table-cell table:formula="of:=PROPER([.I4])" office:value-type="string" office:string-value="Janeiro" calcext:value-type="string">
            <text:p>Janeiro</text:p>
          </table:table-cell>
          <table:table-cell table:formula="of:=TEXT([.E4];&quot;AAAA&quot;)" office:value-type="string" office:string-value="2017" calcext:value-type="string">
            <text:p>2017</text:p>
          </table:table-cell>
          <table:table-cell/>
          <table:table-cell table:style-name="ce89" table:formula="of:=IF([.M3]=&quot;&quot;;&quot;&quot;;[.M3]+ORG.OPENOFFICE.DAYSINMONTH([.M3]))" office:value-type="date" office:date-value="2017-04-01" calcext:value-type="date">
            <text:p>sábado, 1 de abril de 2017</text:p>
          </table:table-cell>
          <table:table-cell table:number-columns-repeated="2"/>
          <table:table-cell table:style-name="ce90" office:value-type="date" office:date-value="2020-01-01" calcext:value-type="date">
            <text:p>01/01/2020</text:p>
          </table:table-cell>
          <table:table-cell table:number-columns-repeated="7"/>
        </table:table-row>
        <table:table-row table:style-name="ro6">
          <table:table-cell table:formula="of:=IF([.A4]=&quot;&quot;;&quot;&quot;;IF(YEAR([.A4]+1)=YEAR([.A4]);[.A4]+1;&quot;&quot;))" office:value-type="date" office:date-value="2017-01-05" calcext:value-type="date">
            <text:p>05/01/17</text:p>
          </table:table-cell>
          <table:table-cell table:formula="of:=[.A5]" office:value-type="date" office:date-value="2017-01-05" calcext:value-type="date">
            <text:p>quinta-feira, 5 de janeiro de 2017</text:p>
          </table:table-cell>
          <table:table-cell table:formula="of:=[.B5]" office:value-type="date" office:date-value="2017-01-05" calcext:value-type="date">
            <text:p>quinta-feira</text:p>
          </table:table-cell>
          <table:table-cell table:formula="of:=[.B5]" office:value-type="date" office:date-value="2017-01-05" calcext:value-type="date">
            <text:p>janeiro</text:p>
          </table:table-cell>
          <table:table-cell table:formula="of:=[.B5]" office:value-type="date" office:date-value="2017-01-05" calcext:value-type="date">
            <text:p>2017</text:p>
          </table:table-cell>
          <table:table-cell table:formula="of:=TEXT([.C5];&quot;dddd&quot;)" office:value-type="string" office:string-value="quinta-feira" calcext:value-type="string">
            <text:p>quinta-feira</text:p>
          </table:table-cell>
          <table:table-cell table:formula="of:=PROPER([.F5])" office:value-type="string" office:string-value="Quinta-Feira" calcext:value-type="string">
            <text:p>Quinta-Feira</text:p>
          </table:table-cell>
          <table:table-cell table:formula="of:=PROPER(TEXT([.B5];&quot;DDD&quot;))" office:value-type="string" office:string-value="Qui" calcext:value-type="string">
            <text:p>Qui</text:p>
          </table:table-cell>
          <table:table-cell table:formula="of:=TEXT([.D5];&quot;MMMM&quot;)" office:value-type="string" office:string-value="janeiro" calcext:value-type="string">
            <text:p>janeiro</text:p>
          </table:table-cell>
          <table:table-cell table:formula="of:=PROPER([.I5])" office:value-type="string" office:string-value="Janeiro" calcext:value-type="string">
            <text:p>Janeiro</text:p>
          </table:table-cell>
          <table:table-cell table:formula="of:=TEXT([.E5];&quot;AAAA&quot;)" office:value-type="string" office:string-value="2017" calcext:value-type="string">
            <text:p>2017</text:p>
          </table:table-cell>
          <table:table-cell/>
          <table:table-cell table:style-name="ce89" table:formula="of:=IF([.M4]=&quot;&quot;;&quot;&quot;;[.M4]+ORG.OPENOFFICE.DAYSINMONTH([.M4]))" office:value-type="date" office:date-value="2017-05-01" calcext:value-type="date">
            <text:p>segunda-feira, 1 de maio de 2017</text:p>
          </table:table-cell>
          <table:table-cell table:number-columns-repeated="2"/>
          <table:table-cell table:style-name="ce90" office:value-type="date" office:date-value="2021-01-01" calcext:value-type="date">
            <text:p>01/01/2021</text:p>
          </table:table-cell>
          <table:table-cell table:number-columns-repeated="7"/>
        </table:table-row>
        <table:table-row table:style-name="ro6">
          <table:table-cell table:formula="of:=IF([.A5]=&quot;&quot;;&quot;&quot;;IF(YEAR([.A5]+1)=YEAR([.A5]);[.A5]+1;&quot;&quot;))" office:value-type="date" office:date-value="2017-01-06" calcext:value-type="date">
            <text:p>06/01/17</text:p>
          </table:table-cell>
          <table:table-cell table:formula="of:=[.A6]" office:value-type="date" office:date-value="2017-01-06" calcext:value-type="date">
            <text:p>sexta-feira, 6 de janeiro de 2017</text:p>
          </table:table-cell>
          <table:table-cell table:formula="of:=[.B6]" office:value-type="date" office:date-value="2017-01-06" calcext:value-type="date">
            <text:p>sexta-feira</text:p>
          </table:table-cell>
          <table:table-cell table:formula="of:=[.B6]" office:value-type="date" office:date-value="2017-01-06" calcext:value-type="date">
            <text:p>janeiro</text:p>
          </table:table-cell>
          <table:table-cell table:formula="of:=[.B6]" office:value-type="date" office:date-value="2017-01-06" calcext:value-type="date">
            <text:p>2017</text:p>
          </table:table-cell>
          <table:table-cell table:formula="of:=TEXT([.C6];&quot;dddd&quot;)" office:value-type="string" office:string-value="sexta-feira" calcext:value-type="string">
            <text:p>sexta-feira</text:p>
          </table:table-cell>
          <table:table-cell table:formula="of:=PROPER([.F6])" office:value-type="string" office:string-value="Sexta-Feira" calcext:value-type="string">
            <text:p>Sexta-Feira</text:p>
          </table:table-cell>
          <table:table-cell table:formula="of:=PROPER(TEXT([.B6];&quot;DDD&quot;))" office:value-type="string" office:string-value="Sex" calcext:value-type="string">
            <text:p>Sex</text:p>
          </table:table-cell>
          <table:table-cell table:formula="of:=TEXT([.D6];&quot;MMMM&quot;)" office:value-type="string" office:string-value="janeiro" calcext:value-type="string">
            <text:p>janeiro</text:p>
          </table:table-cell>
          <table:table-cell table:formula="of:=PROPER([.I6])" office:value-type="string" office:string-value="Janeiro" calcext:value-type="string">
            <text:p>Janeiro</text:p>
          </table:table-cell>
          <table:table-cell table:formula="of:=TEXT([.E6];&quot;AAAA&quot;)" office:value-type="string" office:string-value="2017" calcext:value-type="string">
            <text:p>2017</text:p>
          </table:table-cell>
          <table:table-cell/>
          <table:table-cell table:style-name="ce89" table:formula="of:=IF([.M5]=&quot;&quot;;&quot;&quot;;[.M5]+ORG.OPENOFFICE.DAYSINMONTH([.M5]))" office:value-type="date" office:date-value="2017-06-01" calcext:value-type="date">
            <text:p>quinta-feira, 1 de junho de 2017</text:p>
          </table:table-cell>
          <table:table-cell table:number-columns-repeated="2"/>
          <table:table-cell table:style-name="ce90" office:value-type="date" office:date-value="2022-01-01" calcext:value-type="date">
            <text:p>01/01/2022</text:p>
          </table:table-cell>
          <table:table-cell table:number-columns-repeated="7"/>
        </table:table-row>
        <table:table-row table:style-name="ro6">
          <table:table-cell table:formula="of:=IF([.A6]=&quot;&quot;;&quot;&quot;;IF(YEAR([.A6]+1)=YEAR([.A6]);[.A6]+1;&quot;&quot;))" office:value-type="date" office:date-value="2017-01-07" calcext:value-type="date">
            <text:p>07/01/17</text:p>
          </table:table-cell>
          <table:table-cell table:formula="of:=[.A7]" office:value-type="date" office:date-value="2017-01-07" calcext:value-type="date">
            <text:p>sábado, 7 de janeiro de 2017</text:p>
          </table:table-cell>
          <table:table-cell table:formula="of:=[.B7]" office:value-type="date" office:date-value="2017-01-07" calcext:value-type="date">
            <text:p>sábado</text:p>
          </table:table-cell>
          <table:table-cell table:formula="of:=[.B7]" office:value-type="date" office:date-value="2017-01-07" calcext:value-type="date">
            <text:p>janeiro</text:p>
          </table:table-cell>
          <table:table-cell table:formula="of:=[.B7]" office:value-type="date" office:date-value="2017-01-07" calcext:value-type="date">
            <text:p>2017</text:p>
          </table:table-cell>
          <table:table-cell table:formula="of:=TEXT([.C7];&quot;dddd&quot;)" office:value-type="string" office:string-value="sábado" calcext:value-type="string">
            <text:p>sábado</text:p>
          </table:table-cell>
          <table:table-cell table:formula="of:=PROPER([.F7])" office:value-type="string" office:string-value="Sábado" calcext:value-type="string">
            <text:p>Sábado</text:p>
          </table:table-cell>
          <table:table-cell table:formula="of:=PROPER(TEXT([.B7];&quot;DDD&quot;))" office:value-type="string" office:string-value="Sáb" calcext:value-type="string">
            <text:p>Sáb</text:p>
          </table:table-cell>
          <table:table-cell table:formula="of:=TEXT([.D7];&quot;MMMM&quot;)" office:value-type="string" office:string-value="janeiro" calcext:value-type="string">
            <text:p>janeiro</text:p>
          </table:table-cell>
          <table:table-cell table:formula="of:=PROPER([.I7])" office:value-type="string" office:string-value="Janeiro" calcext:value-type="string">
            <text:p>Janeiro</text:p>
          </table:table-cell>
          <table:table-cell table:formula="of:=TEXT([.E7];&quot;AAAA&quot;)" office:value-type="string" office:string-value="2017" calcext:value-type="string">
            <text:p>2017</text:p>
          </table:table-cell>
          <table:table-cell/>
          <table:table-cell table:style-name="ce89" table:formula="of:=IF([.M6]=&quot;&quot;;&quot;&quot;;[.M6]+ORG.OPENOFFICE.DAYSINMONTH([.M6]))" office:value-type="date" office:date-value="2017-07-01" calcext:value-type="date">
            <text:p>sábado, 1 de julho de 2017</text:p>
          </table:table-cell>
          <table:table-cell table:number-columns-repeated="2"/>
          <table:table-cell table:style-name="ce90" office:value-type="date" office:date-value="2023-01-01" calcext:value-type="date">
            <text:p>01/01/2023</text:p>
          </table:table-cell>
          <table:table-cell table:number-columns-repeated="7"/>
        </table:table-row>
        <table:table-row table:style-name="ro6">
          <table:table-cell table:formula="of:=IF([.A7]=&quot;&quot;;&quot;&quot;;IF(YEAR([.A7]+1)=YEAR([.A7]);[.A7]+1;&quot;&quot;))" office:value-type="date" office:date-value="2017-01-08" calcext:value-type="date">
            <text:p>08/01/17</text:p>
          </table:table-cell>
          <table:table-cell table:formula="of:=[.A8]" office:value-type="date" office:date-value="2017-01-08" calcext:value-type="date">
            <text:p>domingo, 8 de janeiro de 2017</text:p>
          </table:table-cell>
          <table:table-cell table:formula="of:=[.B8]" office:value-type="date" office:date-value="2017-01-08" calcext:value-type="date">
            <text:p>domingo</text:p>
          </table:table-cell>
          <table:table-cell table:formula="of:=[.B8]" office:value-type="date" office:date-value="2017-01-08" calcext:value-type="date">
            <text:p>janeiro</text:p>
          </table:table-cell>
          <table:table-cell table:formula="of:=[.B8]" office:value-type="date" office:date-value="2017-01-08" calcext:value-type="date">
            <text:p>2017</text:p>
          </table:table-cell>
          <table:table-cell table:formula="of:=TEXT([.C8];&quot;dddd&quot;)" office:value-type="string" office:string-value="domingo" calcext:value-type="string">
            <text:p>domingo</text:p>
          </table:table-cell>
          <table:table-cell table:formula="of:=PROPER([.F8])" office:value-type="string" office:string-value="Domingo" calcext:value-type="string">
            <text:p>Domingo</text:p>
          </table:table-cell>
          <table:table-cell table:formula="of:=PROPER(TEXT([.B8];&quot;DDD&quot;))" office:value-type="string" office:string-value="Dom" calcext:value-type="string">
            <text:p>Dom</text:p>
          </table:table-cell>
          <table:table-cell table:formula="of:=TEXT([.D8];&quot;MMMM&quot;)" office:value-type="string" office:string-value="janeiro" calcext:value-type="string">
            <text:p>janeiro</text:p>
          </table:table-cell>
          <table:table-cell table:formula="of:=PROPER([.I8])" office:value-type="string" office:string-value="Janeiro" calcext:value-type="string">
            <text:p>Janeiro</text:p>
          </table:table-cell>
          <table:table-cell table:formula="of:=TEXT([.E8];&quot;AAAA&quot;)" office:value-type="string" office:string-value="2017" calcext:value-type="string">
            <text:p>2017</text:p>
          </table:table-cell>
          <table:table-cell/>
          <table:table-cell table:style-name="ce89" table:formula="of:=IF([.M7]=&quot;&quot;;&quot;&quot;;[.M7]+ORG.OPENOFFICE.DAYSINMONTH([.M7]))" office:value-type="date" office:date-value="2017-08-01" calcext:value-type="date">
            <text:p>terça-feira, 1 de agosto de 2017</text:p>
          </table:table-cell>
          <table:table-cell table:number-columns-repeated="2"/>
          <table:table-cell table:style-name="ce90" office:value-type="date" office:date-value="2024-01-01" calcext:value-type="date">
            <text:p>01/01/2024</text:p>
          </table:table-cell>
          <table:table-cell table:number-columns-repeated="7"/>
        </table:table-row>
        <table:table-row table:style-name="ro6">
          <table:table-cell table:formula="of:=IF([.A8]=&quot;&quot;;&quot;&quot;;IF(YEAR([.A8]+1)=YEAR([.A8]);[.A8]+1;&quot;&quot;))" office:value-type="date" office:date-value="2017-01-09" calcext:value-type="date">
            <text:p>09/01/17</text:p>
          </table:table-cell>
          <table:table-cell table:formula="of:=[.A9]" office:value-type="date" office:date-value="2017-01-09" calcext:value-type="date">
            <text:p>segunda-feira, 9 de janeiro de 2017</text:p>
          </table:table-cell>
          <table:table-cell table:formula="of:=[.B9]" office:value-type="date" office:date-value="2017-01-09" calcext:value-type="date">
            <text:p>segunda-feira</text:p>
          </table:table-cell>
          <table:table-cell table:formula="of:=[.B9]" office:value-type="date" office:date-value="2017-01-09" calcext:value-type="date">
            <text:p>janeiro</text:p>
          </table:table-cell>
          <table:table-cell table:formula="of:=[.B9]" office:value-type="date" office:date-value="2017-01-09" calcext:value-type="date">
            <text:p>2017</text:p>
          </table:table-cell>
          <table:table-cell table:formula="of:=TEXT([.C9];&quot;dddd&quot;)" office:value-type="string" office:string-value="segunda-feira" calcext:value-type="string">
            <text:p>segunda-feira</text:p>
          </table:table-cell>
          <table:table-cell table:formula="of:=PROPER([.F9])" office:value-type="string" office:string-value="Segunda-Feira" calcext:value-type="string">
            <text:p>Segunda-Feira</text:p>
          </table:table-cell>
          <table:table-cell table:formula="of:=PROPER(TEXT([.B9];&quot;DDD&quot;))" office:value-type="string" office:string-value="Seg" calcext:value-type="string">
            <text:p>Seg</text:p>
          </table:table-cell>
          <table:table-cell table:formula="of:=TEXT([.D9];&quot;MMMM&quot;)" office:value-type="string" office:string-value="janeiro" calcext:value-type="string">
            <text:p>janeiro</text:p>
          </table:table-cell>
          <table:table-cell table:formula="of:=PROPER([.I9])" office:value-type="string" office:string-value="Janeiro" calcext:value-type="string">
            <text:p>Janeiro</text:p>
          </table:table-cell>
          <table:table-cell table:formula="of:=TEXT([.E9];&quot;AAAA&quot;)" office:value-type="string" office:string-value="2017" calcext:value-type="string">
            <text:p>2017</text:p>
          </table:table-cell>
          <table:table-cell/>
          <table:table-cell table:style-name="ce89" table:formula="of:=IF([.M8]=&quot;&quot;;&quot;&quot;;[.M8]+ORG.OPENOFFICE.DAYSINMONTH([.M8]))" office:value-type="date" office:date-value="2017-09-01" calcext:value-type="date">
            <text:p>sexta-feira, 1 de setembro de 2017</text:p>
          </table:table-cell>
          <table:table-cell table:number-columns-repeated="2"/>
          <table:table-cell table:style-name="ce90" office:value-type="date" office:date-value="2025-01-01" calcext:value-type="date">
            <text:p>01/01/2025</text:p>
          </table:table-cell>
          <table:table-cell table:number-columns-repeated="7"/>
        </table:table-row>
        <table:table-row table:style-name="ro6">
          <table:table-cell table:formula="of:=IF([.A9]=&quot;&quot;;&quot;&quot;;IF(YEAR([.A9]+1)=YEAR([.A9]);[.A9]+1;&quot;&quot;))" office:value-type="date" office:date-value="2017-01-10" calcext:value-type="date">
            <text:p>10/01/17</text:p>
          </table:table-cell>
          <table:table-cell table:formula="of:=[.A10]" office:value-type="date" office:date-value="2017-01-10" calcext:value-type="date">
            <text:p>terça-feira, 10 de janeiro de 2017</text:p>
          </table:table-cell>
          <table:table-cell table:formula="of:=[.B10]" office:value-type="date" office:date-value="2017-01-10" calcext:value-type="date">
            <text:p>terça-feira</text:p>
          </table:table-cell>
          <table:table-cell table:formula="of:=[.B10]" office:value-type="date" office:date-value="2017-01-10" calcext:value-type="date">
            <text:p>janeiro</text:p>
          </table:table-cell>
          <table:table-cell table:formula="of:=[.B10]" office:value-type="date" office:date-value="2017-01-10" calcext:value-type="date">
            <text:p>2017</text:p>
          </table:table-cell>
          <table:table-cell table:formula="of:=TEXT([.C10];&quot;dddd&quot;)" office:value-type="string" office:string-value="terça-feira" calcext:value-type="string">
            <text:p>terça-feira</text:p>
          </table:table-cell>
          <table:table-cell table:formula="of:=PROPER([.F10])" office:value-type="string" office:string-value="Terça-Feira" calcext:value-type="string">
            <text:p>Terça-Feira</text:p>
          </table:table-cell>
          <table:table-cell table:formula="of:=PROPER(TEXT([.B10];&quot;DDD&quot;))" office:value-type="string" office:string-value="Ter" calcext:value-type="string">
            <text:p>Ter</text:p>
          </table:table-cell>
          <table:table-cell table:formula="of:=TEXT([.D10];&quot;MMMM&quot;)" office:value-type="string" office:string-value="janeiro" calcext:value-type="string">
            <text:p>janeiro</text:p>
          </table:table-cell>
          <table:table-cell table:formula="of:=PROPER([.I10])" office:value-type="string" office:string-value="Janeiro" calcext:value-type="string">
            <text:p>Janeiro</text:p>
          </table:table-cell>
          <table:table-cell table:formula="of:=TEXT([.E10];&quot;AAAA&quot;)" office:value-type="string" office:string-value="2017" calcext:value-type="string">
            <text:p>2017</text:p>
          </table:table-cell>
          <table:table-cell/>
          <table:table-cell table:style-name="ce89" table:formula="of:=IF([.M9]=&quot;&quot;;&quot;&quot;;[.M9]+ORG.OPENOFFICE.DAYSINMONTH([.M9]))" office:value-type="date" office:date-value="2017-10-01" calcext:value-type="date">
            <text:p>domingo, 1 de outubro de 2017</text:p>
          </table:table-cell>
          <table:table-cell table:number-columns-repeated="2"/>
          <table:table-cell table:style-name="ce90" office:value-type="date" office:date-value="2026-01-01" calcext:value-type="date">
            <text:p>01/01/2026</text:p>
          </table:table-cell>
          <table:table-cell table:number-columns-repeated="7"/>
        </table:table-row>
        <table:table-row table:style-name="ro6">
          <table:table-cell table:formula="of:=IF([.A10]=&quot;&quot;;&quot;&quot;;IF(YEAR([.A10]+1)=YEAR([.A10]);[.A10]+1;&quot;&quot;))" office:value-type="date" office:date-value="2017-01-11" calcext:value-type="date">
            <text:p>11/01/17</text:p>
          </table:table-cell>
          <table:table-cell table:formula="of:=[.A11]" office:value-type="date" office:date-value="2017-01-11" calcext:value-type="date">
            <text:p>quarta-feira, 11 de janeiro de 2017</text:p>
          </table:table-cell>
          <table:table-cell table:formula="of:=[.B11]" office:value-type="date" office:date-value="2017-01-11" calcext:value-type="date">
            <text:p>quarta-feira</text:p>
          </table:table-cell>
          <table:table-cell table:formula="of:=[.B11]" office:value-type="date" office:date-value="2017-01-11" calcext:value-type="date">
            <text:p>janeiro</text:p>
          </table:table-cell>
          <table:table-cell table:formula="of:=[.B11]" office:value-type="date" office:date-value="2017-01-11" calcext:value-type="date">
            <text:p>2017</text:p>
          </table:table-cell>
          <table:table-cell table:formula="of:=TEXT([.C11];&quot;dddd&quot;)" office:value-type="string" office:string-value="quarta-feira" calcext:value-type="string">
            <text:p>quarta-feira</text:p>
          </table:table-cell>
          <table:table-cell table:formula="of:=PROPER([.F11])" office:value-type="string" office:string-value="Quarta-Feira" calcext:value-type="string">
            <text:p>Quarta-Feira</text:p>
          </table:table-cell>
          <table:table-cell table:formula="of:=PROPER(TEXT([.B11];&quot;DDD&quot;))" office:value-type="string" office:string-value="Qua" calcext:value-type="string">
            <text:p>Qua</text:p>
          </table:table-cell>
          <table:table-cell table:formula="of:=TEXT([.D11];&quot;MMMM&quot;)" office:value-type="string" office:string-value="janeiro" calcext:value-type="string">
            <text:p>janeiro</text:p>
          </table:table-cell>
          <table:table-cell table:formula="of:=PROPER([.I11])" office:value-type="string" office:string-value="Janeiro" calcext:value-type="string">
            <text:p>Janeiro</text:p>
          </table:table-cell>
          <table:table-cell table:formula="of:=TEXT([.E11];&quot;AAAA&quot;)" office:value-type="string" office:string-value="2017" calcext:value-type="string">
            <text:p>2017</text:p>
          </table:table-cell>
          <table:table-cell/>
          <table:table-cell table:style-name="ce89" table:formula="of:=IF([.M10]=&quot;&quot;;&quot;&quot;;[.M10]+ORG.OPENOFFICE.DAYSINMONTH([.M10]))" office:value-type="date" office:date-value="2017-11-01" calcext:value-type="date">
            <text:p>quarta-feira, 1 de novembro de 2017</text:p>
          </table:table-cell>
          <table:table-cell table:number-columns-repeated="2"/>
          <table:table-cell table:style-name="ce90" office:value-type="date" office:date-value="2027-01-01" calcext:value-type="date">
            <text:p>01/01/2027</text:p>
          </table:table-cell>
          <table:table-cell table:number-columns-repeated="7"/>
        </table:table-row>
        <table:table-row table:style-name="ro6">
          <table:table-cell table:formula="of:=IF([.A11]=&quot;&quot;;&quot;&quot;;IF(YEAR([.A11]+1)=YEAR([.A11]);[.A11]+1;&quot;&quot;))" office:value-type="date" office:date-value="2017-01-12" calcext:value-type="date">
            <text:p>12/01/17</text:p>
          </table:table-cell>
          <table:table-cell table:formula="of:=[.A12]" office:value-type="date" office:date-value="2017-01-12" calcext:value-type="date">
            <text:p>quinta-feira, 12 de janeiro de 2017</text:p>
          </table:table-cell>
          <table:table-cell table:formula="of:=[.B12]" office:value-type="date" office:date-value="2017-01-12" calcext:value-type="date">
            <text:p>quinta-feira</text:p>
          </table:table-cell>
          <table:table-cell table:formula="of:=[.B12]" office:value-type="date" office:date-value="2017-01-12" calcext:value-type="date">
            <text:p>janeiro</text:p>
          </table:table-cell>
          <table:table-cell table:formula="of:=[.B12]" office:value-type="date" office:date-value="2017-01-12" calcext:value-type="date">
            <text:p>2017</text:p>
          </table:table-cell>
          <table:table-cell table:formula="of:=TEXT([.C12];&quot;dddd&quot;)" office:value-type="string" office:string-value="quinta-feira" calcext:value-type="string">
            <text:p>quinta-feira</text:p>
          </table:table-cell>
          <table:table-cell table:formula="of:=PROPER([.F12])" office:value-type="string" office:string-value="Quinta-Feira" calcext:value-type="string">
            <text:p>Quinta-Feira</text:p>
          </table:table-cell>
          <table:table-cell table:formula="of:=PROPER(TEXT([.B12];&quot;DDD&quot;))" office:value-type="string" office:string-value="Qui" calcext:value-type="string">
            <text:p>Qui</text:p>
          </table:table-cell>
          <table:table-cell table:formula="of:=TEXT([.D12];&quot;MMMM&quot;)" office:value-type="string" office:string-value="janeiro" calcext:value-type="string">
            <text:p>janeiro</text:p>
          </table:table-cell>
          <table:table-cell table:formula="of:=PROPER([.I12])" office:value-type="string" office:string-value="Janeiro" calcext:value-type="string">
            <text:p>Janeiro</text:p>
          </table:table-cell>
          <table:table-cell table:formula="of:=TEXT([.E12];&quot;AAAA&quot;)" office:value-type="string" office:string-value="2017" calcext:value-type="string">
            <text:p>2017</text:p>
          </table:table-cell>
          <table:table-cell/>
          <table:table-cell table:style-name="ce89" table:formula="of:=IF([.M11]=&quot;&quot;;&quot;&quot;;[.M11]+ORG.OPENOFFICE.DAYSINMONTH([.M11]))" office:value-type="date" office:date-value="2017-12-01" calcext:value-type="date">
            <text:p>sexta-feira, 1 de dezembro de 2017</text:p>
          </table:table-cell>
          <table:table-cell table:number-columns-repeated="2"/>
          <table:table-cell table:style-name="ce90" office:value-type="date" office:date-value="2028-01-01" calcext:value-type="date">
            <text:p>01/01/2028</text:p>
          </table:table-cell>
          <table:table-cell table:number-columns-repeated="7"/>
        </table:table-row>
        <table:table-row table:style-name="ro6">
          <table:table-cell table:formula="of:=IF([.A12]=&quot;&quot;;&quot;&quot;;IF(YEAR([.A12]+1)=YEAR([.A12]);[.A12]+1;&quot;&quot;))" office:value-type="date" office:date-value="2017-01-13" calcext:value-type="date">
            <text:p>13/01/17</text:p>
          </table:table-cell>
          <table:table-cell table:formula="of:=[.A13]" office:value-type="date" office:date-value="2017-01-13" calcext:value-type="date">
            <text:p>sexta-feira, 13 de janeiro de 2017</text:p>
          </table:table-cell>
          <table:table-cell table:formula="of:=[.B13]" office:value-type="date" office:date-value="2017-01-13" calcext:value-type="date">
            <text:p>sexta-feira</text:p>
          </table:table-cell>
          <table:table-cell table:formula="of:=[.B13]" office:value-type="date" office:date-value="2017-01-13" calcext:value-type="date">
            <text:p>janeiro</text:p>
          </table:table-cell>
          <table:table-cell table:formula="of:=[.B13]" office:value-type="date" office:date-value="2017-01-13" calcext:value-type="date">
            <text:p>2017</text:p>
          </table:table-cell>
          <table:table-cell table:formula="of:=TEXT([.C13];&quot;dddd&quot;)" office:value-type="string" office:string-value="sexta-feira" calcext:value-type="string">
            <text:p>sexta-feira</text:p>
          </table:table-cell>
          <table:table-cell table:formula="of:=PROPER([.F13])" office:value-type="string" office:string-value="Sexta-Feira" calcext:value-type="string">
            <text:p>Sexta-Feira</text:p>
          </table:table-cell>
          <table:table-cell table:formula="of:=PROPER(TEXT([.B13];&quot;DDD&quot;))" office:value-type="string" office:string-value="Sex" calcext:value-type="string">
            <text:p>Sex</text:p>
          </table:table-cell>
          <table:table-cell table:formula="of:=TEXT([.D13];&quot;MMMM&quot;)" office:value-type="string" office:string-value="janeiro" calcext:value-type="string">
            <text:p>janeiro</text:p>
          </table:table-cell>
          <table:table-cell table:formula="of:=PROPER([.I13])" office:value-type="string" office:string-value="Janeiro" calcext:value-type="string">
            <text:p>Janeiro</text:p>
          </table:table-cell>
          <table:table-cell table:formula="of:=TEXT([.E1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29-01-01" calcext:value-type="date">
            <text:p>01/01/2029</text:p>
          </table:table-cell>
          <table:table-cell table:number-columns-repeated="7"/>
        </table:table-row>
        <table:table-row table:style-name="ro6">
          <table:table-cell table:formula="of:=IF([.A13]=&quot;&quot;;&quot;&quot;;IF(YEAR([.A13]+1)=YEAR([.A13]);[.A13]+1;&quot;&quot;))" office:value-type="date" office:date-value="2017-01-14" calcext:value-type="date">
            <text:p>14/01/17</text:p>
          </table:table-cell>
          <table:table-cell table:formula="of:=[.A14]" office:value-type="date" office:date-value="2017-01-14" calcext:value-type="date">
            <text:p>sábado, 14 de janeiro de 2017</text:p>
          </table:table-cell>
          <table:table-cell table:formula="of:=[.B14]" office:value-type="date" office:date-value="2017-01-14" calcext:value-type="date">
            <text:p>sábado</text:p>
          </table:table-cell>
          <table:table-cell table:formula="of:=[.B14]" office:value-type="date" office:date-value="2017-01-14" calcext:value-type="date">
            <text:p>janeiro</text:p>
          </table:table-cell>
          <table:table-cell table:formula="of:=[.B14]" office:value-type="date" office:date-value="2017-01-14" calcext:value-type="date">
            <text:p>2017</text:p>
          </table:table-cell>
          <table:table-cell table:formula="of:=TEXT([.C14];&quot;dddd&quot;)" office:value-type="string" office:string-value="sábado" calcext:value-type="string">
            <text:p>sábado</text:p>
          </table:table-cell>
          <table:table-cell table:formula="of:=PROPER([.F14])" office:value-type="string" office:string-value="Sábado" calcext:value-type="string">
            <text:p>Sábado</text:p>
          </table:table-cell>
          <table:table-cell table:formula="of:=PROPER(TEXT([.B14];&quot;DDD&quot;))" office:value-type="string" office:string-value="Sáb" calcext:value-type="string">
            <text:p>Sáb</text:p>
          </table:table-cell>
          <table:table-cell table:formula="of:=TEXT([.D14];&quot;MMMM&quot;)" office:value-type="string" office:string-value="janeiro" calcext:value-type="string">
            <text:p>janeiro</text:p>
          </table:table-cell>
          <table:table-cell table:formula="of:=PROPER([.I14])" office:value-type="string" office:string-value="Janeiro" calcext:value-type="string">
            <text:p>Janeiro</text:p>
          </table:table-cell>
          <table:table-cell table:formula="of:=TEXT([.E1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0-01-01" calcext:value-type="date">
            <text:p>01/01/2030</text:p>
          </table:table-cell>
          <table:table-cell table:number-columns-repeated="7"/>
        </table:table-row>
        <table:table-row table:style-name="ro6">
          <table:table-cell table:formula="of:=IF([.A14]=&quot;&quot;;&quot;&quot;;IF(YEAR([.A14]+1)=YEAR([.A14]);[.A14]+1;&quot;&quot;))" office:value-type="date" office:date-value="2017-01-15" calcext:value-type="date">
            <text:p>15/01/17</text:p>
          </table:table-cell>
          <table:table-cell table:formula="of:=[.A15]" office:value-type="date" office:date-value="2017-01-15" calcext:value-type="date">
            <text:p>domingo, 15 de janeiro de 2017</text:p>
          </table:table-cell>
          <table:table-cell table:formula="of:=[.B15]" office:value-type="date" office:date-value="2017-01-15" calcext:value-type="date">
            <text:p>domingo</text:p>
          </table:table-cell>
          <table:table-cell table:formula="of:=[.B15]" office:value-type="date" office:date-value="2017-01-15" calcext:value-type="date">
            <text:p>janeiro</text:p>
          </table:table-cell>
          <table:table-cell table:formula="of:=[.B15]" office:value-type="date" office:date-value="2017-01-15" calcext:value-type="date">
            <text:p>2017</text:p>
          </table:table-cell>
          <table:table-cell table:formula="of:=TEXT([.C15];&quot;dddd&quot;)" office:value-type="string" office:string-value="domingo" calcext:value-type="string">
            <text:p>domingo</text:p>
          </table:table-cell>
          <table:table-cell table:formula="of:=PROPER([.F15])" office:value-type="string" office:string-value="Domingo" calcext:value-type="string">
            <text:p>Domingo</text:p>
          </table:table-cell>
          <table:table-cell table:formula="of:=PROPER(TEXT([.B15];&quot;DDD&quot;))" office:value-type="string" office:string-value="Dom" calcext:value-type="string">
            <text:p>Dom</text:p>
          </table:table-cell>
          <table:table-cell table:formula="of:=TEXT([.D15];&quot;MMMM&quot;)" office:value-type="string" office:string-value="janeiro" calcext:value-type="string">
            <text:p>janeiro</text:p>
          </table:table-cell>
          <table:table-cell table:formula="of:=PROPER([.I15])" office:value-type="string" office:string-value="Janeiro" calcext:value-type="string">
            <text:p>Janeiro</text:p>
          </table:table-cell>
          <table:table-cell table:formula="of:=TEXT([.E1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1-01-01" calcext:value-type="date">
            <text:p>01/01/2031</text:p>
          </table:table-cell>
          <table:table-cell table:number-columns-repeated="7"/>
        </table:table-row>
        <table:table-row table:style-name="ro6">
          <table:table-cell table:formula="of:=IF([.A15]=&quot;&quot;;&quot;&quot;;IF(YEAR([.A15]+1)=YEAR([.A15]);[.A15]+1;&quot;&quot;))" office:value-type="date" office:date-value="2017-01-16" calcext:value-type="date">
            <text:p>16/01/17</text:p>
          </table:table-cell>
          <table:table-cell table:formula="of:=[.A16]" office:value-type="date" office:date-value="2017-01-16" calcext:value-type="date">
            <text:p>segunda-feira, 16 de janeiro de 2017</text:p>
          </table:table-cell>
          <table:table-cell table:formula="of:=[.B16]" office:value-type="date" office:date-value="2017-01-16" calcext:value-type="date">
            <text:p>segunda-feira</text:p>
          </table:table-cell>
          <table:table-cell table:formula="of:=[.B16]" office:value-type="date" office:date-value="2017-01-16" calcext:value-type="date">
            <text:p>janeiro</text:p>
          </table:table-cell>
          <table:table-cell table:formula="of:=[.B16]" office:value-type="date" office:date-value="2017-01-16" calcext:value-type="date">
            <text:p>2017</text:p>
          </table:table-cell>
          <table:table-cell table:formula="of:=TEXT([.C16];&quot;dddd&quot;)" office:value-type="string" office:string-value="segunda-feira" calcext:value-type="string">
            <text:p>segunda-feira</text:p>
          </table:table-cell>
          <table:table-cell table:formula="of:=PROPER([.F16])" office:value-type="string" office:string-value="Segunda-Feira" calcext:value-type="string">
            <text:p>Segunda-Feira</text:p>
          </table:table-cell>
          <table:table-cell table:formula="of:=PROPER(TEXT([.B16];&quot;DDD&quot;))" office:value-type="string" office:string-value="Seg" calcext:value-type="string">
            <text:p>Seg</text:p>
          </table:table-cell>
          <table:table-cell table:formula="of:=TEXT([.D16];&quot;MMMM&quot;)" office:value-type="string" office:string-value="janeiro" calcext:value-type="string">
            <text:p>janeiro</text:p>
          </table:table-cell>
          <table:table-cell table:formula="of:=PROPER([.I16])" office:value-type="string" office:string-value="Janeiro" calcext:value-type="string">
            <text:p>Janeiro</text:p>
          </table:table-cell>
          <table:table-cell table:formula="of:=TEXT([.E1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2-01-01" calcext:value-type="date">
            <text:p>01/01/2032</text:p>
          </table:table-cell>
          <table:table-cell table:number-columns-repeated="7"/>
        </table:table-row>
        <table:table-row table:style-name="ro6">
          <table:table-cell table:formula="of:=IF([.A16]=&quot;&quot;;&quot;&quot;;IF(YEAR([.A16]+1)=YEAR([.A16]);[.A16]+1;&quot;&quot;))" office:value-type="date" office:date-value="2017-01-17" calcext:value-type="date">
            <text:p>17/01/17</text:p>
          </table:table-cell>
          <table:table-cell table:formula="of:=[.A17]" office:value-type="date" office:date-value="2017-01-17" calcext:value-type="date">
            <text:p>terça-feira, 17 de janeiro de 2017</text:p>
          </table:table-cell>
          <table:table-cell table:formula="of:=[.B17]" office:value-type="date" office:date-value="2017-01-17" calcext:value-type="date">
            <text:p>terça-feira</text:p>
          </table:table-cell>
          <table:table-cell table:formula="of:=[.B17]" office:value-type="date" office:date-value="2017-01-17" calcext:value-type="date">
            <text:p>janeiro</text:p>
          </table:table-cell>
          <table:table-cell table:formula="of:=[.B17]" office:value-type="date" office:date-value="2017-01-17" calcext:value-type="date">
            <text:p>2017</text:p>
          </table:table-cell>
          <table:table-cell table:formula="of:=TEXT([.C17];&quot;dddd&quot;)" office:value-type="string" office:string-value="terça-feira" calcext:value-type="string">
            <text:p>terça-feira</text:p>
          </table:table-cell>
          <table:table-cell table:formula="of:=PROPER([.F17])" office:value-type="string" office:string-value="Terça-Feira" calcext:value-type="string">
            <text:p>Terça-Feira</text:p>
          </table:table-cell>
          <table:table-cell table:formula="of:=PROPER(TEXT([.B17];&quot;DDD&quot;))" office:value-type="string" office:string-value="Ter" calcext:value-type="string">
            <text:p>Ter</text:p>
          </table:table-cell>
          <table:table-cell table:formula="of:=TEXT([.D17];&quot;MMMM&quot;)" office:value-type="string" office:string-value="janeiro" calcext:value-type="string">
            <text:p>janeiro</text:p>
          </table:table-cell>
          <table:table-cell table:formula="of:=PROPER([.I17])" office:value-type="string" office:string-value="Janeiro" calcext:value-type="string">
            <text:p>Janeiro</text:p>
          </table:table-cell>
          <table:table-cell table:formula="of:=TEXT([.E1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3-01-01" calcext:value-type="date">
            <text:p>01/01/2033</text:p>
          </table:table-cell>
          <table:table-cell table:number-columns-repeated="7"/>
        </table:table-row>
        <table:table-row table:style-name="ro6">
          <table:table-cell table:formula="of:=IF([.A17]=&quot;&quot;;&quot;&quot;;IF(YEAR([.A17]+1)=YEAR([.A17]);[.A17]+1;&quot;&quot;))" office:value-type="date" office:date-value="2017-01-18" calcext:value-type="date">
            <text:p>18/01/17</text:p>
          </table:table-cell>
          <table:table-cell table:formula="of:=[.A18]" office:value-type="date" office:date-value="2017-01-18" calcext:value-type="date">
            <text:p>quarta-feira, 18 de janeiro de 2017</text:p>
          </table:table-cell>
          <table:table-cell table:formula="of:=[.B18]" office:value-type="date" office:date-value="2017-01-18" calcext:value-type="date">
            <text:p>quarta-feira</text:p>
          </table:table-cell>
          <table:table-cell table:formula="of:=[.B18]" office:value-type="date" office:date-value="2017-01-18" calcext:value-type="date">
            <text:p>janeiro</text:p>
          </table:table-cell>
          <table:table-cell table:formula="of:=[.B18]" office:value-type="date" office:date-value="2017-01-18" calcext:value-type="date">
            <text:p>2017</text:p>
          </table:table-cell>
          <table:table-cell table:formula="of:=TEXT([.C18];&quot;dddd&quot;)" office:value-type="string" office:string-value="quarta-feira" calcext:value-type="string">
            <text:p>quarta-feira</text:p>
          </table:table-cell>
          <table:table-cell table:formula="of:=PROPER([.F18])" office:value-type="string" office:string-value="Quarta-Feira" calcext:value-type="string">
            <text:p>Quarta-Feira</text:p>
          </table:table-cell>
          <table:table-cell table:formula="of:=PROPER(TEXT([.B18];&quot;DDD&quot;))" office:value-type="string" office:string-value="Qua" calcext:value-type="string">
            <text:p>Qua</text:p>
          </table:table-cell>
          <table:table-cell table:formula="of:=TEXT([.D18];&quot;MMMM&quot;)" office:value-type="string" office:string-value="janeiro" calcext:value-type="string">
            <text:p>janeiro</text:p>
          </table:table-cell>
          <table:table-cell table:formula="of:=PROPER([.I18])" office:value-type="string" office:string-value="Janeiro" calcext:value-type="string">
            <text:p>Janeiro</text:p>
          </table:table-cell>
          <table:table-cell table:formula="of:=TEXT([.E1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4-01-01" calcext:value-type="date">
            <text:p>01/01/2034</text:p>
          </table:table-cell>
          <table:table-cell table:number-columns-repeated="7"/>
        </table:table-row>
        <table:table-row table:style-name="ro6">
          <table:table-cell table:formula="of:=IF([.A18]=&quot;&quot;;&quot;&quot;;IF(YEAR([.A18]+1)=YEAR([.A18]);[.A18]+1;&quot;&quot;))" office:value-type="date" office:date-value="2017-01-19" calcext:value-type="date">
            <text:p>19/01/17</text:p>
          </table:table-cell>
          <table:table-cell table:formula="of:=[.A19]" office:value-type="date" office:date-value="2017-01-19" calcext:value-type="date">
            <text:p>quinta-feira, 19 de janeiro de 2017</text:p>
          </table:table-cell>
          <table:table-cell table:formula="of:=[.B19]" office:value-type="date" office:date-value="2017-01-19" calcext:value-type="date">
            <text:p>quinta-feira</text:p>
          </table:table-cell>
          <table:table-cell table:formula="of:=[.B19]" office:value-type="date" office:date-value="2017-01-19" calcext:value-type="date">
            <text:p>janeiro</text:p>
          </table:table-cell>
          <table:table-cell table:formula="of:=[.B19]" office:value-type="date" office:date-value="2017-01-19" calcext:value-type="date">
            <text:p>2017</text:p>
          </table:table-cell>
          <table:table-cell table:formula="of:=TEXT([.C19];&quot;dddd&quot;)" office:value-type="string" office:string-value="quinta-feira" calcext:value-type="string">
            <text:p>quinta-feira</text:p>
          </table:table-cell>
          <table:table-cell table:formula="of:=PROPER([.F19])" office:value-type="string" office:string-value="Quinta-Feira" calcext:value-type="string">
            <text:p>Quinta-Feira</text:p>
          </table:table-cell>
          <table:table-cell table:formula="of:=PROPER(TEXT([.B19];&quot;DDD&quot;))" office:value-type="string" office:string-value="Qui" calcext:value-type="string">
            <text:p>Qui</text:p>
          </table:table-cell>
          <table:table-cell table:formula="of:=TEXT([.D19];&quot;MMMM&quot;)" office:value-type="string" office:string-value="janeiro" calcext:value-type="string">
            <text:p>janeiro</text:p>
          </table:table-cell>
          <table:table-cell table:formula="of:=PROPER([.I19])" office:value-type="string" office:string-value="Janeiro" calcext:value-type="string">
            <text:p>Janeiro</text:p>
          </table:table-cell>
          <table:table-cell table:formula="of:=TEXT([.E1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5-01-01" calcext:value-type="date">
            <text:p>01/01/2035</text:p>
          </table:table-cell>
          <table:table-cell table:number-columns-repeated="7"/>
        </table:table-row>
        <table:table-row table:style-name="ro6">
          <table:table-cell table:formula="of:=IF([.A19]=&quot;&quot;;&quot;&quot;;IF(YEAR([.A19]+1)=YEAR([.A19]);[.A19]+1;&quot;&quot;))" office:value-type="date" office:date-value="2017-01-20" calcext:value-type="date">
            <text:p>20/01/17</text:p>
          </table:table-cell>
          <table:table-cell table:formula="of:=[.A20]" office:value-type="date" office:date-value="2017-01-20" calcext:value-type="date">
            <text:p>sexta-feira, 20 de janeiro de 2017</text:p>
          </table:table-cell>
          <table:table-cell table:formula="of:=[.B20]" office:value-type="date" office:date-value="2017-01-20" calcext:value-type="date">
            <text:p>sexta-feira</text:p>
          </table:table-cell>
          <table:table-cell table:formula="of:=[.B20]" office:value-type="date" office:date-value="2017-01-20" calcext:value-type="date">
            <text:p>janeiro</text:p>
          </table:table-cell>
          <table:table-cell table:formula="of:=[.B20]" office:value-type="date" office:date-value="2017-01-20" calcext:value-type="date">
            <text:p>2017</text:p>
          </table:table-cell>
          <table:table-cell table:formula="of:=TEXT([.C20];&quot;dddd&quot;)" office:value-type="string" office:string-value="sexta-feira" calcext:value-type="string">
            <text:p>sexta-feira</text:p>
          </table:table-cell>
          <table:table-cell table:formula="of:=PROPER([.F20])" office:value-type="string" office:string-value="Sexta-Feira" calcext:value-type="string">
            <text:p>Sexta-Feira</text:p>
          </table:table-cell>
          <table:table-cell table:formula="of:=PROPER(TEXT([.B20];&quot;DDD&quot;))" office:value-type="string" office:string-value="Sex" calcext:value-type="string">
            <text:p>Sex</text:p>
          </table:table-cell>
          <table:table-cell table:formula="of:=TEXT([.D20];&quot;MMMM&quot;)" office:value-type="string" office:string-value="janeiro" calcext:value-type="string">
            <text:p>janeiro</text:p>
          </table:table-cell>
          <table:table-cell table:formula="of:=PROPER([.I20])" office:value-type="string" office:string-value="Janeiro" calcext:value-type="string">
            <text:p>Janeiro</text:p>
          </table:table-cell>
          <table:table-cell table:formula="of:=TEXT([.E2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6-01-01" calcext:value-type="date">
            <text:p>01/01/2036</text:p>
          </table:table-cell>
          <table:table-cell table:number-columns-repeated="7"/>
        </table:table-row>
        <table:table-row table:style-name="ro6">
          <table:table-cell table:formula="of:=IF([.A20]=&quot;&quot;;&quot;&quot;;IF(YEAR([.A20]+1)=YEAR([.A20]);[.A20]+1;&quot;&quot;))" office:value-type="date" office:date-value="2017-01-21" calcext:value-type="date">
            <text:p>21/01/17</text:p>
          </table:table-cell>
          <table:table-cell table:formula="of:=[.A21]" office:value-type="date" office:date-value="2017-01-21" calcext:value-type="date">
            <text:p>sábado, 21 de janeiro de 2017</text:p>
          </table:table-cell>
          <table:table-cell table:formula="of:=[.B21]" office:value-type="date" office:date-value="2017-01-21" calcext:value-type="date">
            <text:p>sábado</text:p>
          </table:table-cell>
          <table:table-cell table:formula="of:=[.B21]" office:value-type="date" office:date-value="2017-01-21" calcext:value-type="date">
            <text:p>janeiro</text:p>
          </table:table-cell>
          <table:table-cell table:formula="of:=[.B21]" office:value-type="date" office:date-value="2017-01-21" calcext:value-type="date">
            <text:p>2017</text:p>
          </table:table-cell>
          <table:table-cell table:formula="of:=TEXT([.C21];&quot;dddd&quot;)" office:value-type="string" office:string-value="sábado" calcext:value-type="string">
            <text:p>sábado</text:p>
          </table:table-cell>
          <table:table-cell table:formula="of:=PROPER([.F21])" office:value-type="string" office:string-value="Sábado" calcext:value-type="string">
            <text:p>Sábado</text:p>
          </table:table-cell>
          <table:table-cell table:formula="of:=PROPER(TEXT([.B21];&quot;DDD&quot;))" office:value-type="string" office:string-value="Sáb" calcext:value-type="string">
            <text:p>Sáb</text:p>
          </table:table-cell>
          <table:table-cell table:formula="of:=TEXT([.D21];&quot;MMMM&quot;)" office:value-type="string" office:string-value="janeiro" calcext:value-type="string">
            <text:p>janeiro</text:p>
          </table:table-cell>
          <table:table-cell table:formula="of:=PROPER([.I21])" office:value-type="string" office:string-value="Janeiro" calcext:value-type="string">
            <text:p>Janeiro</text:p>
          </table:table-cell>
          <table:table-cell table:formula="of:=TEXT([.E2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7-01-01" calcext:value-type="date">
            <text:p>01/01/2037</text:p>
          </table:table-cell>
          <table:table-cell table:number-columns-repeated="7"/>
        </table:table-row>
        <table:table-row table:style-name="ro6">
          <table:table-cell table:formula="of:=IF([.A21]=&quot;&quot;;&quot;&quot;;IF(YEAR([.A21]+1)=YEAR([.A21]);[.A21]+1;&quot;&quot;))" office:value-type="date" office:date-value="2017-01-22" calcext:value-type="date">
            <text:p>22/01/17</text:p>
          </table:table-cell>
          <table:table-cell table:formula="of:=[.A22]" office:value-type="date" office:date-value="2017-01-22" calcext:value-type="date">
            <text:p>domingo, 22 de janeiro de 2017</text:p>
          </table:table-cell>
          <table:table-cell table:formula="of:=[.B22]" office:value-type="date" office:date-value="2017-01-22" calcext:value-type="date">
            <text:p>domingo</text:p>
          </table:table-cell>
          <table:table-cell table:formula="of:=[.B22]" office:value-type="date" office:date-value="2017-01-22" calcext:value-type="date">
            <text:p>janeiro</text:p>
          </table:table-cell>
          <table:table-cell table:formula="of:=[.B22]" office:value-type="date" office:date-value="2017-01-22" calcext:value-type="date">
            <text:p>2017</text:p>
          </table:table-cell>
          <table:table-cell table:formula="of:=TEXT([.C22];&quot;dddd&quot;)" office:value-type="string" office:string-value="domingo" calcext:value-type="string">
            <text:p>domingo</text:p>
          </table:table-cell>
          <table:table-cell table:formula="of:=PROPER([.F22])" office:value-type="string" office:string-value="Domingo" calcext:value-type="string">
            <text:p>Domingo</text:p>
          </table:table-cell>
          <table:table-cell table:formula="of:=PROPER(TEXT([.B22];&quot;DDD&quot;))" office:value-type="string" office:string-value="Dom" calcext:value-type="string">
            <text:p>Dom</text:p>
          </table:table-cell>
          <table:table-cell table:formula="of:=TEXT([.D22];&quot;MMMM&quot;)" office:value-type="string" office:string-value="janeiro" calcext:value-type="string">
            <text:p>janeiro</text:p>
          </table:table-cell>
          <table:table-cell table:formula="of:=PROPER([.I22])" office:value-type="string" office:string-value="Janeiro" calcext:value-type="string">
            <text:p>Janeiro</text:p>
          </table:table-cell>
          <table:table-cell table:formula="of:=TEXT([.E2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8-01-01" calcext:value-type="date">
            <text:p>01/01/2038</text:p>
          </table:table-cell>
          <table:table-cell table:number-columns-repeated="7"/>
        </table:table-row>
        <table:table-row table:style-name="ro6">
          <table:table-cell table:formula="of:=IF([.A22]=&quot;&quot;;&quot;&quot;;IF(YEAR([.A22]+1)=YEAR([.A22]);[.A22]+1;&quot;&quot;))" office:value-type="date" office:date-value="2017-01-23" calcext:value-type="date">
            <text:p>23/01/17</text:p>
          </table:table-cell>
          <table:table-cell table:formula="of:=[.A23]" office:value-type="date" office:date-value="2017-01-23" calcext:value-type="date">
            <text:p>segunda-feira, 23 de janeiro de 2017</text:p>
          </table:table-cell>
          <table:table-cell table:formula="of:=[.B23]" office:value-type="date" office:date-value="2017-01-23" calcext:value-type="date">
            <text:p>segunda-feira</text:p>
          </table:table-cell>
          <table:table-cell table:formula="of:=[.B23]" office:value-type="date" office:date-value="2017-01-23" calcext:value-type="date">
            <text:p>janeiro</text:p>
          </table:table-cell>
          <table:table-cell table:formula="of:=[.B23]" office:value-type="date" office:date-value="2017-01-23" calcext:value-type="date">
            <text:p>2017</text:p>
          </table:table-cell>
          <table:table-cell table:formula="of:=TEXT([.C23];&quot;dddd&quot;)" office:value-type="string" office:string-value="segunda-feira" calcext:value-type="string">
            <text:p>segunda-feira</text:p>
          </table:table-cell>
          <table:table-cell table:formula="of:=PROPER([.F23])" office:value-type="string" office:string-value="Segunda-Feira" calcext:value-type="string">
            <text:p>Segunda-Feira</text:p>
          </table:table-cell>
          <table:table-cell table:formula="of:=PROPER(TEXT([.B23];&quot;DDD&quot;))" office:value-type="string" office:string-value="Seg" calcext:value-type="string">
            <text:p>Seg</text:p>
          </table:table-cell>
          <table:table-cell table:formula="of:=TEXT([.D23];&quot;MMMM&quot;)" office:value-type="string" office:string-value="janeiro" calcext:value-type="string">
            <text:p>janeiro</text:p>
          </table:table-cell>
          <table:table-cell table:formula="of:=PROPER([.I23])" office:value-type="string" office:string-value="Janeiro" calcext:value-type="string">
            <text:p>Janeiro</text:p>
          </table:table-cell>
          <table:table-cell table:formula="of:=TEXT([.E2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39-01-01" calcext:value-type="date">
            <text:p>01/01/2039</text:p>
          </table:table-cell>
          <table:table-cell table:number-columns-repeated="7"/>
        </table:table-row>
        <table:table-row table:style-name="ro6">
          <table:table-cell table:formula="of:=IF([.A23]=&quot;&quot;;&quot;&quot;;IF(YEAR([.A23]+1)=YEAR([.A23]);[.A23]+1;&quot;&quot;))" office:value-type="date" office:date-value="2017-01-24" calcext:value-type="date">
            <text:p>24/01/17</text:p>
          </table:table-cell>
          <table:table-cell table:formula="of:=[.A24]" office:value-type="date" office:date-value="2017-01-24" calcext:value-type="date">
            <text:p>terça-feira, 24 de janeiro de 2017</text:p>
          </table:table-cell>
          <table:table-cell table:formula="of:=[.B24]" office:value-type="date" office:date-value="2017-01-24" calcext:value-type="date">
            <text:p>terça-feira</text:p>
          </table:table-cell>
          <table:table-cell table:formula="of:=[.B24]" office:value-type="date" office:date-value="2017-01-24" calcext:value-type="date">
            <text:p>janeiro</text:p>
          </table:table-cell>
          <table:table-cell table:formula="of:=[.B24]" office:value-type="date" office:date-value="2017-01-24" calcext:value-type="date">
            <text:p>2017</text:p>
          </table:table-cell>
          <table:table-cell table:formula="of:=TEXT([.C24];&quot;dddd&quot;)" office:value-type="string" office:string-value="terça-feira" calcext:value-type="string">
            <text:p>terça-feira</text:p>
          </table:table-cell>
          <table:table-cell table:formula="of:=PROPER([.F24])" office:value-type="string" office:string-value="Terça-Feira" calcext:value-type="string">
            <text:p>Terça-Feira</text:p>
          </table:table-cell>
          <table:table-cell table:formula="of:=PROPER(TEXT([.B24];&quot;DDD&quot;))" office:value-type="string" office:string-value="Ter" calcext:value-type="string">
            <text:p>Ter</text:p>
          </table:table-cell>
          <table:table-cell table:formula="of:=TEXT([.D24];&quot;MMMM&quot;)" office:value-type="string" office:string-value="janeiro" calcext:value-type="string">
            <text:p>janeiro</text:p>
          </table:table-cell>
          <table:table-cell table:formula="of:=PROPER([.I24])" office:value-type="string" office:string-value="Janeiro" calcext:value-type="string">
            <text:p>Janeiro</text:p>
          </table:table-cell>
          <table:table-cell table:formula="of:=TEXT([.E2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0-01-01" calcext:value-type="date">
            <text:p>01/01/2040</text:p>
          </table:table-cell>
          <table:table-cell table:number-columns-repeated="7"/>
        </table:table-row>
        <table:table-row table:style-name="ro6">
          <table:table-cell table:formula="of:=IF([.A24]=&quot;&quot;;&quot;&quot;;IF(YEAR([.A24]+1)=YEAR([.A24]);[.A24]+1;&quot;&quot;))" office:value-type="date" office:date-value="2017-01-25" calcext:value-type="date">
            <text:p>25/01/17</text:p>
          </table:table-cell>
          <table:table-cell table:formula="of:=[.A25]" office:value-type="date" office:date-value="2017-01-25" calcext:value-type="date">
            <text:p>quarta-feira, 25 de janeiro de 2017</text:p>
          </table:table-cell>
          <table:table-cell table:formula="of:=[.B25]" office:value-type="date" office:date-value="2017-01-25" calcext:value-type="date">
            <text:p>quarta-feira</text:p>
          </table:table-cell>
          <table:table-cell table:formula="of:=[.B25]" office:value-type="date" office:date-value="2017-01-25" calcext:value-type="date">
            <text:p>janeiro</text:p>
          </table:table-cell>
          <table:table-cell table:formula="of:=[.B25]" office:value-type="date" office:date-value="2017-01-25" calcext:value-type="date">
            <text:p>2017</text:p>
          </table:table-cell>
          <table:table-cell table:formula="of:=TEXT([.C25];&quot;dddd&quot;)" office:value-type="string" office:string-value="quarta-feira" calcext:value-type="string">
            <text:p>quarta-feira</text:p>
          </table:table-cell>
          <table:table-cell table:formula="of:=PROPER([.F25])" office:value-type="string" office:string-value="Quarta-Feira" calcext:value-type="string">
            <text:p>Quarta-Feira</text:p>
          </table:table-cell>
          <table:table-cell table:formula="of:=PROPER(TEXT([.B25];&quot;DDD&quot;))" office:value-type="string" office:string-value="Qua" calcext:value-type="string">
            <text:p>Qua</text:p>
          </table:table-cell>
          <table:table-cell table:formula="of:=TEXT([.D25];&quot;MMMM&quot;)" office:value-type="string" office:string-value="janeiro" calcext:value-type="string">
            <text:p>janeiro</text:p>
          </table:table-cell>
          <table:table-cell table:formula="of:=PROPER([.I25])" office:value-type="string" office:string-value="Janeiro" calcext:value-type="string">
            <text:p>Janeiro</text:p>
          </table:table-cell>
          <table:table-cell table:formula="of:=TEXT([.E2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1-01-01" calcext:value-type="date">
            <text:p>01/01/2041</text:p>
          </table:table-cell>
          <table:table-cell table:number-columns-repeated="7"/>
        </table:table-row>
        <table:table-row table:style-name="ro6">
          <table:table-cell table:formula="of:=IF([.A25]=&quot;&quot;;&quot;&quot;;IF(YEAR([.A25]+1)=YEAR([.A25]);[.A25]+1;&quot;&quot;))" office:value-type="date" office:date-value="2017-01-26" calcext:value-type="date">
            <text:p>26/01/17</text:p>
          </table:table-cell>
          <table:table-cell table:formula="of:=[.A26]" office:value-type="date" office:date-value="2017-01-26" calcext:value-type="date">
            <text:p>quinta-feira, 26 de janeiro de 2017</text:p>
          </table:table-cell>
          <table:table-cell table:formula="of:=[.B26]" office:value-type="date" office:date-value="2017-01-26" calcext:value-type="date">
            <text:p>quinta-feira</text:p>
          </table:table-cell>
          <table:table-cell table:formula="of:=[.B26]" office:value-type="date" office:date-value="2017-01-26" calcext:value-type="date">
            <text:p>janeiro</text:p>
          </table:table-cell>
          <table:table-cell table:formula="of:=[.B26]" office:value-type="date" office:date-value="2017-01-26" calcext:value-type="date">
            <text:p>2017</text:p>
          </table:table-cell>
          <table:table-cell table:formula="of:=TEXT([.C26];&quot;dddd&quot;)" office:value-type="string" office:string-value="quinta-feira" calcext:value-type="string">
            <text:p>quinta-feira</text:p>
          </table:table-cell>
          <table:table-cell table:formula="of:=PROPER([.F26])" office:value-type="string" office:string-value="Quinta-Feira" calcext:value-type="string">
            <text:p>Quinta-Feira</text:p>
          </table:table-cell>
          <table:table-cell table:formula="of:=PROPER(TEXT([.B26];&quot;DDD&quot;))" office:value-type="string" office:string-value="Qui" calcext:value-type="string">
            <text:p>Qui</text:p>
          </table:table-cell>
          <table:table-cell table:formula="of:=TEXT([.D26];&quot;MMMM&quot;)" office:value-type="string" office:string-value="janeiro" calcext:value-type="string">
            <text:p>janeiro</text:p>
          </table:table-cell>
          <table:table-cell table:formula="of:=PROPER([.I26])" office:value-type="string" office:string-value="Janeiro" calcext:value-type="string">
            <text:p>Janeiro</text:p>
          </table:table-cell>
          <table:table-cell table:formula="of:=TEXT([.E2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2-01-01" calcext:value-type="date">
            <text:p>01/01/2042</text:p>
          </table:table-cell>
          <table:table-cell table:number-columns-repeated="7"/>
        </table:table-row>
        <table:table-row table:style-name="ro6">
          <table:table-cell table:formula="of:=IF([.A26]=&quot;&quot;;&quot;&quot;;IF(YEAR([.A26]+1)=YEAR([.A26]);[.A26]+1;&quot;&quot;))" office:value-type="date" office:date-value="2017-01-27" calcext:value-type="date">
            <text:p>27/01/17</text:p>
          </table:table-cell>
          <table:table-cell table:formula="of:=[.A27]" office:value-type="date" office:date-value="2017-01-27" calcext:value-type="date">
            <text:p>sexta-feira, 27 de janeiro de 2017</text:p>
          </table:table-cell>
          <table:table-cell table:formula="of:=[.B27]" office:value-type="date" office:date-value="2017-01-27" calcext:value-type="date">
            <text:p>sexta-feira</text:p>
          </table:table-cell>
          <table:table-cell table:formula="of:=[.B27]" office:value-type="date" office:date-value="2017-01-27" calcext:value-type="date">
            <text:p>janeiro</text:p>
          </table:table-cell>
          <table:table-cell table:formula="of:=[.B27]" office:value-type="date" office:date-value="2017-01-27" calcext:value-type="date">
            <text:p>2017</text:p>
          </table:table-cell>
          <table:table-cell table:formula="of:=TEXT([.C27];&quot;dddd&quot;)" office:value-type="string" office:string-value="sexta-feira" calcext:value-type="string">
            <text:p>sexta-feira</text:p>
          </table:table-cell>
          <table:table-cell table:formula="of:=PROPER([.F27])" office:value-type="string" office:string-value="Sexta-Feira" calcext:value-type="string">
            <text:p>Sexta-Feira</text:p>
          </table:table-cell>
          <table:table-cell table:formula="of:=PROPER(TEXT([.B27];&quot;DDD&quot;))" office:value-type="string" office:string-value="Sex" calcext:value-type="string">
            <text:p>Sex</text:p>
          </table:table-cell>
          <table:table-cell table:formula="of:=TEXT([.D27];&quot;MMMM&quot;)" office:value-type="string" office:string-value="janeiro" calcext:value-type="string">
            <text:p>janeiro</text:p>
          </table:table-cell>
          <table:table-cell table:formula="of:=PROPER([.I27])" office:value-type="string" office:string-value="Janeiro" calcext:value-type="string">
            <text:p>Janeiro</text:p>
          </table:table-cell>
          <table:table-cell table:formula="of:=TEXT([.E2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3-01-01" calcext:value-type="date">
            <text:p>01/01/2043</text:p>
          </table:table-cell>
          <table:table-cell table:number-columns-repeated="7"/>
        </table:table-row>
        <table:table-row table:style-name="ro6">
          <table:table-cell table:formula="of:=IF([.A27]=&quot;&quot;;&quot;&quot;;IF(YEAR([.A27]+1)=YEAR([.A27]);[.A27]+1;&quot;&quot;))" office:value-type="date" office:date-value="2017-01-28" calcext:value-type="date">
            <text:p>28/01/17</text:p>
          </table:table-cell>
          <table:table-cell table:formula="of:=[.A28]" office:value-type="date" office:date-value="2017-01-28" calcext:value-type="date">
            <text:p>sábado, 28 de janeiro de 2017</text:p>
          </table:table-cell>
          <table:table-cell table:formula="of:=[.B28]" office:value-type="date" office:date-value="2017-01-28" calcext:value-type="date">
            <text:p>sábado</text:p>
          </table:table-cell>
          <table:table-cell table:formula="of:=[.B28]" office:value-type="date" office:date-value="2017-01-28" calcext:value-type="date">
            <text:p>janeiro</text:p>
          </table:table-cell>
          <table:table-cell table:formula="of:=[.B28]" office:value-type="date" office:date-value="2017-01-28" calcext:value-type="date">
            <text:p>2017</text:p>
          </table:table-cell>
          <table:table-cell table:formula="of:=TEXT([.C28];&quot;dddd&quot;)" office:value-type="string" office:string-value="sábado" calcext:value-type="string">
            <text:p>sábado</text:p>
          </table:table-cell>
          <table:table-cell table:formula="of:=PROPER([.F28])" office:value-type="string" office:string-value="Sábado" calcext:value-type="string">
            <text:p>Sábado</text:p>
          </table:table-cell>
          <table:table-cell table:formula="of:=PROPER(TEXT([.B28];&quot;DDD&quot;))" office:value-type="string" office:string-value="Sáb" calcext:value-type="string">
            <text:p>Sáb</text:p>
          </table:table-cell>
          <table:table-cell table:formula="of:=TEXT([.D28];&quot;MMMM&quot;)" office:value-type="string" office:string-value="janeiro" calcext:value-type="string">
            <text:p>janeiro</text:p>
          </table:table-cell>
          <table:table-cell table:formula="of:=PROPER([.I28])" office:value-type="string" office:string-value="Janeiro" calcext:value-type="string">
            <text:p>Janeiro</text:p>
          </table:table-cell>
          <table:table-cell table:formula="of:=TEXT([.E2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4-01-01" calcext:value-type="date">
            <text:p>01/01/2044</text:p>
          </table:table-cell>
          <table:table-cell table:number-columns-repeated="7"/>
        </table:table-row>
        <table:table-row table:style-name="ro6">
          <table:table-cell table:formula="of:=IF([.A28]=&quot;&quot;;&quot;&quot;;IF(YEAR([.A28]+1)=YEAR([.A28]);[.A28]+1;&quot;&quot;))" office:value-type="date" office:date-value="2017-01-29" calcext:value-type="date">
            <text:p>29/01/17</text:p>
          </table:table-cell>
          <table:table-cell table:formula="of:=[.A29]" office:value-type="date" office:date-value="2017-01-29" calcext:value-type="date">
            <text:p>domingo, 29 de janeiro de 2017</text:p>
          </table:table-cell>
          <table:table-cell table:formula="of:=[.B29]" office:value-type="date" office:date-value="2017-01-29" calcext:value-type="date">
            <text:p>domingo</text:p>
          </table:table-cell>
          <table:table-cell table:formula="of:=[.B29]" office:value-type="date" office:date-value="2017-01-29" calcext:value-type="date">
            <text:p>janeiro</text:p>
          </table:table-cell>
          <table:table-cell table:formula="of:=[.B29]" office:value-type="date" office:date-value="2017-01-29" calcext:value-type="date">
            <text:p>2017</text:p>
          </table:table-cell>
          <table:table-cell table:formula="of:=TEXT([.C29];&quot;dddd&quot;)" office:value-type="string" office:string-value="domingo" calcext:value-type="string">
            <text:p>domingo</text:p>
          </table:table-cell>
          <table:table-cell table:formula="of:=PROPER([.F29])" office:value-type="string" office:string-value="Domingo" calcext:value-type="string">
            <text:p>Domingo</text:p>
          </table:table-cell>
          <table:table-cell table:formula="of:=PROPER(TEXT([.B29];&quot;DDD&quot;))" office:value-type="string" office:string-value="Dom" calcext:value-type="string">
            <text:p>Dom</text:p>
          </table:table-cell>
          <table:table-cell table:formula="of:=TEXT([.D29];&quot;MMMM&quot;)" office:value-type="string" office:string-value="janeiro" calcext:value-type="string">
            <text:p>janeiro</text:p>
          </table:table-cell>
          <table:table-cell table:formula="of:=PROPER([.I29])" office:value-type="string" office:string-value="Janeiro" calcext:value-type="string">
            <text:p>Janeiro</text:p>
          </table:table-cell>
          <table:table-cell table:formula="of:=TEXT([.E2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5-01-01" calcext:value-type="date">
            <text:p>01/01/2045</text:p>
          </table:table-cell>
          <table:table-cell table:number-columns-repeated="7"/>
        </table:table-row>
        <table:table-row table:style-name="ro6">
          <table:table-cell table:formula="of:=IF([.A29]=&quot;&quot;;&quot;&quot;;IF(YEAR([.A29]+1)=YEAR([.A29]);[.A29]+1;&quot;&quot;))" office:value-type="date" office:date-value="2017-01-30" calcext:value-type="date">
            <text:p>30/01/17</text:p>
          </table:table-cell>
          <table:table-cell table:formula="of:=[.A30]" office:value-type="date" office:date-value="2017-01-30" calcext:value-type="date">
            <text:p>segunda-feira, 30 de janeiro de 2017</text:p>
          </table:table-cell>
          <table:table-cell table:formula="of:=[.B30]" office:value-type="date" office:date-value="2017-01-30" calcext:value-type="date">
            <text:p>segunda-feira</text:p>
          </table:table-cell>
          <table:table-cell table:formula="of:=[.B30]" office:value-type="date" office:date-value="2017-01-30" calcext:value-type="date">
            <text:p>janeiro</text:p>
          </table:table-cell>
          <table:table-cell table:formula="of:=[.B30]" office:value-type="date" office:date-value="2017-01-30" calcext:value-type="date">
            <text:p>2017</text:p>
          </table:table-cell>
          <table:table-cell table:formula="of:=TEXT([.C30];&quot;dddd&quot;)" office:value-type="string" office:string-value="segunda-feira" calcext:value-type="string">
            <text:p>segunda-feira</text:p>
          </table:table-cell>
          <table:table-cell table:formula="of:=PROPER([.F30])" office:value-type="string" office:string-value="Segunda-Feira" calcext:value-type="string">
            <text:p>Segunda-Feira</text:p>
          </table:table-cell>
          <table:table-cell table:formula="of:=PROPER(TEXT([.B30];&quot;DDD&quot;))" office:value-type="string" office:string-value="Seg" calcext:value-type="string">
            <text:p>Seg</text:p>
          </table:table-cell>
          <table:table-cell table:formula="of:=TEXT([.D30];&quot;MMMM&quot;)" office:value-type="string" office:string-value="janeiro" calcext:value-type="string">
            <text:p>janeiro</text:p>
          </table:table-cell>
          <table:table-cell table:formula="of:=PROPER([.I30])" office:value-type="string" office:string-value="Janeiro" calcext:value-type="string">
            <text:p>Janeiro</text:p>
          </table:table-cell>
          <table:table-cell table:formula="of:=TEXT([.E3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6-01-01" calcext:value-type="date">
            <text:p>01/01/2046</text:p>
          </table:table-cell>
          <table:table-cell table:number-columns-repeated="7"/>
        </table:table-row>
        <table:table-row table:style-name="ro6">
          <table:table-cell table:formula="of:=IF([.A30]=&quot;&quot;;&quot;&quot;;IF(YEAR([.A30]+1)=YEAR([.A30]);[.A30]+1;&quot;&quot;))" office:value-type="date" office:date-value="2017-01-31" calcext:value-type="date">
            <text:p>31/01/17</text:p>
          </table:table-cell>
          <table:table-cell table:formula="of:=[.A31]" office:value-type="date" office:date-value="2017-01-31" calcext:value-type="date">
            <text:p>terça-feira, 31 de janeiro de 2017</text:p>
          </table:table-cell>
          <table:table-cell table:formula="of:=[.B31]" office:value-type="date" office:date-value="2017-01-31" calcext:value-type="date">
            <text:p>terça-feira</text:p>
          </table:table-cell>
          <table:table-cell table:formula="of:=[.B31]" office:value-type="date" office:date-value="2017-01-31" calcext:value-type="date">
            <text:p>janeiro</text:p>
          </table:table-cell>
          <table:table-cell table:formula="of:=[.B31]" office:value-type="date" office:date-value="2017-01-31" calcext:value-type="date">
            <text:p>2017</text:p>
          </table:table-cell>
          <table:table-cell table:formula="of:=TEXT([.C31];&quot;dddd&quot;)" office:value-type="string" office:string-value="terça-feira" calcext:value-type="string">
            <text:p>terça-feira</text:p>
          </table:table-cell>
          <table:table-cell table:formula="of:=PROPER([.F31])" office:value-type="string" office:string-value="Terça-Feira" calcext:value-type="string">
            <text:p>Terça-Feira</text:p>
          </table:table-cell>
          <table:table-cell table:formula="of:=PROPER(TEXT([.B31];&quot;DDD&quot;))" office:value-type="string" office:string-value="Ter" calcext:value-type="string">
            <text:p>Ter</text:p>
          </table:table-cell>
          <table:table-cell table:formula="of:=TEXT([.D31];&quot;MMMM&quot;)" office:value-type="string" office:string-value="janeiro" calcext:value-type="string">
            <text:p>janeiro</text:p>
          </table:table-cell>
          <table:table-cell table:formula="of:=PROPER([.I31])" office:value-type="string" office:string-value="Janeiro" calcext:value-type="string">
            <text:p>Janeiro</text:p>
          </table:table-cell>
          <table:table-cell table:formula="of:=TEXT([.E3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7-01-01" calcext:value-type="date">
            <text:p>01/01/2047</text:p>
          </table:table-cell>
          <table:table-cell table:number-columns-repeated="7"/>
        </table:table-row>
        <table:table-row table:style-name="ro6">
          <table:table-cell table:formula="of:=IF([.A31]=&quot;&quot;;&quot;&quot;;IF(YEAR([.A31]+1)=YEAR([.A31]);[.A31]+1;&quot;&quot;))" office:value-type="date" office:date-value="2017-02-01" calcext:value-type="date">
            <text:p>01/02/17</text:p>
          </table:table-cell>
          <table:table-cell table:formula="of:=[.A32]" office:value-type="date" office:date-value="2017-02-01" calcext:value-type="date">
            <text:p>quarta-feira, 1 de fevereiro de 2017</text:p>
          </table:table-cell>
          <table:table-cell table:formula="of:=[.B32]" office:value-type="date" office:date-value="2017-02-01" calcext:value-type="date">
            <text:p>quarta-feira</text:p>
          </table:table-cell>
          <table:table-cell table:formula="of:=[.B32]" office:value-type="date" office:date-value="2017-02-01" calcext:value-type="date">
            <text:p>fevereiro</text:p>
          </table:table-cell>
          <table:table-cell table:formula="of:=[.B32]" office:value-type="date" office:date-value="2017-02-01" calcext:value-type="date">
            <text:p>2017</text:p>
          </table:table-cell>
          <table:table-cell table:formula="of:=TEXT([.C32];&quot;dddd&quot;)" office:value-type="string" office:string-value="quarta-feira" calcext:value-type="string">
            <text:p>quarta-feira</text:p>
          </table:table-cell>
          <table:table-cell table:formula="of:=PROPER([.F32])" office:value-type="string" office:string-value="Quarta-Feira" calcext:value-type="string">
            <text:p>Quarta-Feira</text:p>
          </table:table-cell>
          <table:table-cell table:formula="of:=PROPER(TEXT([.B32];&quot;DDD&quot;))" office:value-type="string" office:string-value="Qua" calcext:value-type="string">
            <text:p>Qua</text:p>
          </table:table-cell>
          <table:table-cell table:formula="of:=TEXT([.D32];&quot;MMMM&quot;)" office:value-type="string" office:string-value="fevereiro" calcext:value-type="string">
            <text:p>fevereiro</text:p>
          </table:table-cell>
          <table:table-cell table:formula="of:=PROPER([.I32])" office:value-type="string" office:string-value="Fevereiro" calcext:value-type="string">
            <text:p>Fevereiro</text:p>
          </table:table-cell>
          <table:table-cell table:formula="of:=TEXT([.E3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8-01-01" calcext:value-type="date">
            <text:p>01/01/2048</text:p>
          </table:table-cell>
          <table:table-cell table:number-columns-repeated="7"/>
        </table:table-row>
        <table:table-row table:style-name="ro6">
          <table:table-cell table:formula="of:=IF([.A32]=&quot;&quot;;&quot;&quot;;IF(YEAR([.A32]+1)=YEAR([.A32]);[.A32]+1;&quot;&quot;))" office:value-type="date" office:date-value="2017-02-02" calcext:value-type="date">
            <text:p>02/02/17</text:p>
          </table:table-cell>
          <table:table-cell table:formula="of:=[.A33]" office:value-type="date" office:date-value="2017-02-02" calcext:value-type="date">
            <text:p>quinta-feira, 2 de fevereiro de 2017</text:p>
          </table:table-cell>
          <table:table-cell table:formula="of:=[.B33]" office:value-type="date" office:date-value="2017-02-02" calcext:value-type="date">
            <text:p>quinta-feira</text:p>
          </table:table-cell>
          <table:table-cell table:formula="of:=[.B33]" office:value-type="date" office:date-value="2017-02-02" calcext:value-type="date">
            <text:p>fevereiro</text:p>
          </table:table-cell>
          <table:table-cell table:formula="of:=[.B33]" office:value-type="date" office:date-value="2017-02-02" calcext:value-type="date">
            <text:p>2017</text:p>
          </table:table-cell>
          <table:table-cell table:formula="of:=TEXT([.C33];&quot;dddd&quot;)" office:value-type="string" office:string-value="quinta-feira" calcext:value-type="string">
            <text:p>quinta-feira</text:p>
          </table:table-cell>
          <table:table-cell table:formula="of:=PROPER([.F33])" office:value-type="string" office:string-value="Quinta-Feira" calcext:value-type="string">
            <text:p>Quinta-Feira</text:p>
          </table:table-cell>
          <table:table-cell table:formula="of:=PROPER(TEXT([.B33];&quot;DDD&quot;))" office:value-type="string" office:string-value="Qui" calcext:value-type="string">
            <text:p>Qui</text:p>
          </table:table-cell>
          <table:table-cell table:formula="of:=TEXT([.D33];&quot;MMMM&quot;)" office:value-type="string" office:string-value="fevereiro" calcext:value-type="string">
            <text:p>fevereiro</text:p>
          </table:table-cell>
          <table:table-cell table:formula="of:=PROPER([.I33])" office:value-type="string" office:string-value="Fevereiro" calcext:value-type="string">
            <text:p>Fevereiro</text:p>
          </table:table-cell>
          <table:table-cell table:formula="of:=TEXT([.E3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49-01-01" calcext:value-type="date">
            <text:p>01/01/2049</text:p>
          </table:table-cell>
          <table:table-cell table:number-columns-repeated="7"/>
        </table:table-row>
        <table:table-row table:style-name="ro6">
          <table:table-cell table:formula="of:=IF([.A33]=&quot;&quot;;&quot;&quot;;IF(YEAR([.A33]+1)=YEAR([.A33]);[.A33]+1;&quot;&quot;))" office:value-type="date" office:date-value="2017-02-03" calcext:value-type="date">
            <text:p>03/02/17</text:p>
          </table:table-cell>
          <table:table-cell table:formula="of:=[.A34]" office:value-type="date" office:date-value="2017-02-03" calcext:value-type="date">
            <text:p>sexta-feira, 3 de fevereiro de 2017</text:p>
          </table:table-cell>
          <table:table-cell table:formula="of:=[.B34]" office:value-type="date" office:date-value="2017-02-03" calcext:value-type="date">
            <text:p>sexta-feira</text:p>
          </table:table-cell>
          <table:table-cell table:formula="of:=[.B34]" office:value-type="date" office:date-value="2017-02-03" calcext:value-type="date">
            <text:p>fevereiro</text:p>
          </table:table-cell>
          <table:table-cell table:formula="of:=[.B34]" office:value-type="date" office:date-value="2017-02-03" calcext:value-type="date">
            <text:p>2017</text:p>
          </table:table-cell>
          <table:table-cell table:formula="of:=TEXT([.C34];&quot;dddd&quot;)" office:value-type="string" office:string-value="sexta-feira" calcext:value-type="string">
            <text:p>sexta-feira</text:p>
          </table:table-cell>
          <table:table-cell table:formula="of:=PROPER([.F34])" office:value-type="string" office:string-value="Sexta-Feira" calcext:value-type="string">
            <text:p>Sexta-Feira</text:p>
          </table:table-cell>
          <table:table-cell table:formula="of:=PROPER(TEXT([.B34];&quot;DDD&quot;))" office:value-type="string" office:string-value="Sex" calcext:value-type="string">
            <text:p>Sex</text:p>
          </table:table-cell>
          <table:table-cell table:formula="of:=TEXT([.D34];&quot;MMMM&quot;)" office:value-type="string" office:string-value="fevereiro" calcext:value-type="string">
            <text:p>fevereiro</text:p>
          </table:table-cell>
          <table:table-cell table:formula="of:=PROPER([.I34])" office:value-type="string" office:string-value="Fevereiro" calcext:value-type="string">
            <text:p>Fevereiro</text:p>
          </table:table-cell>
          <table:table-cell table:formula="of:=TEXT([.E3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0-01-01" calcext:value-type="date">
            <text:p>01/01/2050</text:p>
          </table:table-cell>
          <table:table-cell table:number-columns-repeated="7"/>
        </table:table-row>
        <table:table-row table:style-name="ro6">
          <table:table-cell table:formula="of:=IF([.A34]=&quot;&quot;;&quot;&quot;;IF(YEAR([.A34]+1)=YEAR([.A34]);[.A34]+1;&quot;&quot;))" office:value-type="date" office:date-value="2017-02-04" calcext:value-type="date">
            <text:p>04/02/17</text:p>
          </table:table-cell>
          <table:table-cell table:formula="of:=[.A35]" office:value-type="date" office:date-value="2017-02-04" calcext:value-type="date">
            <text:p>sábado, 4 de fevereiro de 2017</text:p>
          </table:table-cell>
          <table:table-cell table:formula="of:=[.B35]" office:value-type="date" office:date-value="2017-02-04" calcext:value-type="date">
            <text:p>sábado</text:p>
          </table:table-cell>
          <table:table-cell table:formula="of:=[.B35]" office:value-type="date" office:date-value="2017-02-04" calcext:value-type="date">
            <text:p>fevereiro</text:p>
          </table:table-cell>
          <table:table-cell table:formula="of:=[.B35]" office:value-type="date" office:date-value="2017-02-04" calcext:value-type="date">
            <text:p>2017</text:p>
          </table:table-cell>
          <table:table-cell table:formula="of:=TEXT([.C35];&quot;dddd&quot;)" office:value-type="string" office:string-value="sábado" calcext:value-type="string">
            <text:p>sábado</text:p>
          </table:table-cell>
          <table:table-cell table:formula="of:=PROPER([.F35])" office:value-type="string" office:string-value="Sábado" calcext:value-type="string">
            <text:p>Sábado</text:p>
          </table:table-cell>
          <table:table-cell table:formula="of:=PROPER(TEXT([.B35];&quot;DDD&quot;))" office:value-type="string" office:string-value="Sáb" calcext:value-type="string">
            <text:p>Sáb</text:p>
          </table:table-cell>
          <table:table-cell table:formula="of:=TEXT([.D35];&quot;MMMM&quot;)" office:value-type="string" office:string-value="fevereiro" calcext:value-type="string">
            <text:p>fevereiro</text:p>
          </table:table-cell>
          <table:table-cell table:formula="of:=PROPER([.I35])" office:value-type="string" office:string-value="Fevereiro" calcext:value-type="string">
            <text:p>Fevereiro</text:p>
          </table:table-cell>
          <table:table-cell table:formula="of:=TEXT([.E3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1-01-01" calcext:value-type="date">
            <text:p>01/01/2051</text:p>
          </table:table-cell>
          <table:table-cell table:number-columns-repeated="7"/>
        </table:table-row>
        <table:table-row table:style-name="ro6">
          <table:table-cell table:formula="of:=IF([.A35]=&quot;&quot;;&quot;&quot;;IF(YEAR([.A35]+1)=YEAR([.A35]);[.A35]+1;&quot;&quot;))" office:value-type="date" office:date-value="2017-02-05" calcext:value-type="date">
            <text:p>05/02/17</text:p>
          </table:table-cell>
          <table:table-cell table:formula="of:=[.A36]" office:value-type="date" office:date-value="2017-02-05" calcext:value-type="date">
            <text:p>domingo, 5 de fevereiro de 2017</text:p>
          </table:table-cell>
          <table:table-cell table:formula="of:=[.B36]" office:value-type="date" office:date-value="2017-02-05" calcext:value-type="date">
            <text:p>domingo</text:p>
          </table:table-cell>
          <table:table-cell table:formula="of:=[.B36]" office:value-type="date" office:date-value="2017-02-05" calcext:value-type="date">
            <text:p>fevereiro</text:p>
          </table:table-cell>
          <table:table-cell table:formula="of:=[.B36]" office:value-type="date" office:date-value="2017-02-05" calcext:value-type="date">
            <text:p>2017</text:p>
          </table:table-cell>
          <table:table-cell table:formula="of:=TEXT([.C36];&quot;dddd&quot;)" office:value-type="string" office:string-value="domingo" calcext:value-type="string">
            <text:p>domingo</text:p>
          </table:table-cell>
          <table:table-cell table:formula="of:=PROPER([.F36])" office:value-type="string" office:string-value="Domingo" calcext:value-type="string">
            <text:p>Domingo</text:p>
          </table:table-cell>
          <table:table-cell table:formula="of:=PROPER(TEXT([.B36];&quot;DDD&quot;))" office:value-type="string" office:string-value="Dom" calcext:value-type="string">
            <text:p>Dom</text:p>
          </table:table-cell>
          <table:table-cell table:formula="of:=TEXT([.D36];&quot;MMMM&quot;)" office:value-type="string" office:string-value="fevereiro" calcext:value-type="string">
            <text:p>fevereiro</text:p>
          </table:table-cell>
          <table:table-cell table:formula="of:=PROPER([.I36])" office:value-type="string" office:string-value="Fevereiro" calcext:value-type="string">
            <text:p>Fevereiro</text:p>
          </table:table-cell>
          <table:table-cell table:formula="of:=TEXT([.E3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2-01-01" calcext:value-type="date">
            <text:p>01/01/2052</text:p>
          </table:table-cell>
          <table:table-cell table:number-columns-repeated="7"/>
        </table:table-row>
        <table:table-row table:style-name="ro6">
          <table:table-cell table:formula="of:=IF([.A36]=&quot;&quot;;&quot;&quot;;IF(YEAR([.A36]+1)=YEAR([.A36]);[.A36]+1;&quot;&quot;))" office:value-type="date" office:date-value="2017-02-06" calcext:value-type="date">
            <text:p>06/02/17</text:p>
          </table:table-cell>
          <table:table-cell table:formula="of:=[.A37]" office:value-type="date" office:date-value="2017-02-06" calcext:value-type="date">
            <text:p>segunda-feira, 6 de fevereiro de 2017</text:p>
          </table:table-cell>
          <table:table-cell table:formula="of:=[.B37]" office:value-type="date" office:date-value="2017-02-06" calcext:value-type="date">
            <text:p>segunda-feira</text:p>
          </table:table-cell>
          <table:table-cell table:formula="of:=[.B37]" office:value-type="date" office:date-value="2017-02-06" calcext:value-type="date">
            <text:p>fevereiro</text:p>
          </table:table-cell>
          <table:table-cell table:formula="of:=[.B37]" office:value-type="date" office:date-value="2017-02-06" calcext:value-type="date">
            <text:p>2017</text:p>
          </table:table-cell>
          <table:table-cell table:formula="of:=TEXT([.C37];&quot;dddd&quot;)" office:value-type="string" office:string-value="segunda-feira" calcext:value-type="string">
            <text:p>segunda-feira</text:p>
          </table:table-cell>
          <table:table-cell table:formula="of:=PROPER([.F37])" office:value-type="string" office:string-value="Segunda-Feira" calcext:value-type="string">
            <text:p>Segunda-Feira</text:p>
          </table:table-cell>
          <table:table-cell table:formula="of:=PROPER(TEXT([.B37];&quot;DDD&quot;))" office:value-type="string" office:string-value="Seg" calcext:value-type="string">
            <text:p>Seg</text:p>
          </table:table-cell>
          <table:table-cell table:formula="of:=TEXT([.D37];&quot;MMMM&quot;)" office:value-type="string" office:string-value="fevereiro" calcext:value-type="string">
            <text:p>fevereiro</text:p>
          </table:table-cell>
          <table:table-cell table:formula="of:=PROPER([.I37])" office:value-type="string" office:string-value="Fevereiro" calcext:value-type="string">
            <text:p>Fevereiro</text:p>
          </table:table-cell>
          <table:table-cell table:formula="of:=TEXT([.E3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3-01-01" calcext:value-type="date">
            <text:p>01/01/2053</text:p>
          </table:table-cell>
          <table:table-cell table:number-columns-repeated="7"/>
        </table:table-row>
        <table:table-row table:style-name="ro6">
          <table:table-cell table:formula="of:=IF([.A37]=&quot;&quot;;&quot;&quot;;IF(YEAR([.A37]+1)=YEAR([.A37]);[.A37]+1;&quot;&quot;))" office:value-type="date" office:date-value="2017-02-07" calcext:value-type="date">
            <text:p>07/02/17</text:p>
          </table:table-cell>
          <table:table-cell table:formula="of:=[.A38]" office:value-type="date" office:date-value="2017-02-07" calcext:value-type="date">
            <text:p>terça-feira, 7 de fevereiro de 2017</text:p>
          </table:table-cell>
          <table:table-cell table:formula="of:=[.B38]" office:value-type="date" office:date-value="2017-02-07" calcext:value-type="date">
            <text:p>terça-feira</text:p>
          </table:table-cell>
          <table:table-cell table:formula="of:=[.B38]" office:value-type="date" office:date-value="2017-02-07" calcext:value-type="date">
            <text:p>fevereiro</text:p>
          </table:table-cell>
          <table:table-cell table:formula="of:=[.B38]" office:value-type="date" office:date-value="2017-02-07" calcext:value-type="date">
            <text:p>2017</text:p>
          </table:table-cell>
          <table:table-cell table:formula="of:=TEXT([.C38];&quot;dddd&quot;)" office:value-type="string" office:string-value="terça-feira" calcext:value-type="string">
            <text:p>terça-feira</text:p>
          </table:table-cell>
          <table:table-cell table:formula="of:=PROPER([.F38])" office:value-type="string" office:string-value="Terça-Feira" calcext:value-type="string">
            <text:p>Terça-Feira</text:p>
          </table:table-cell>
          <table:table-cell table:formula="of:=PROPER(TEXT([.B38];&quot;DDD&quot;))" office:value-type="string" office:string-value="Ter" calcext:value-type="string">
            <text:p>Ter</text:p>
          </table:table-cell>
          <table:table-cell table:formula="of:=TEXT([.D38];&quot;MMMM&quot;)" office:value-type="string" office:string-value="fevereiro" calcext:value-type="string">
            <text:p>fevereiro</text:p>
          </table:table-cell>
          <table:table-cell table:formula="of:=PROPER([.I38])" office:value-type="string" office:string-value="Fevereiro" calcext:value-type="string">
            <text:p>Fevereiro</text:p>
          </table:table-cell>
          <table:table-cell table:formula="of:=TEXT([.E3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4-01-01" calcext:value-type="date">
            <text:p>01/01/2054</text:p>
          </table:table-cell>
          <table:table-cell table:number-columns-repeated="7"/>
        </table:table-row>
        <table:table-row table:style-name="ro6">
          <table:table-cell table:formula="of:=IF([.A38]=&quot;&quot;;&quot;&quot;;IF(YEAR([.A38]+1)=YEAR([.A38]);[.A38]+1;&quot;&quot;))" office:value-type="date" office:date-value="2017-02-08" calcext:value-type="date">
            <text:p>08/02/17</text:p>
          </table:table-cell>
          <table:table-cell table:formula="of:=[.A39]" office:value-type="date" office:date-value="2017-02-08" calcext:value-type="date">
            <text:p>quarta-feira, 8 de fevereiro de 2017</text:p>
          </table:table-cell>
          <table:table-cell table:formula="of:=[.B39]" office:value-type="date" office:date-value="2017-02-08" calcext:value-type="date">
            <text:p>quarta-feira</text:p>
          </table:table-cell>
          <table:table-cell table:formula="of:=[.B39]" office:value-type="date" office:date-value="2017-02-08" calcext:value-type="date">
            <text:p>fevereiro</text:p>
          </table:table-cell>
          <table:table-cell table:formula="of:=[.B39]" office:value-type="date" office:date-value="2017-02-08" calcext:value-type="date">
            <text:p>2017</text:p>
          </table:table-cell>
          <table:table-cell table:formula="of:=TEXT([.C39];&quot;dddd&quot;)" office:value-type="string" office:string-value="quarta-feira" calcext:value-type="string">
            <text:p>quarta-feira</text:p>
          </table:table-cell>
          <table:table-cell table:formula="of:=PROPER([.F39])" office:value-type="string" office:string-value="Quarta-Feira" calcext:value-type="string">
            <text:p>Quarta-Feira</text:p>
          </table:table-cell>
          <table:table-cell table:formula="of:=PROPER(TEXT([.B39];&quot;DDD&quot;))" office:value-type="string" office:string-value="Qua" calcext:value-type="string">
            <text:p>Qua</text:p>
          </table:table-cell>
          <table:table-cell table:formula="of:=TEXT([.D39];&quot;MMMM&quot;)" office:value-type="string" office:string-value="fevereiro" calcext:value-type="string">
            <text:p>fevereiro</text:p>
          </table:table-cell>
          <table:table-cell table:formula="of:=PROPER([.I39])" office:value-type="string" office:string-value="Fevereiro" calcext:value-type="string">
            <text:p>Fevereiro</text:p>
          </table:table-cell>
          <table:table-cell table:formula="of:=TEXT([.E3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5-01-01" calcext:value-type="date">
            <text:p>01/01/2055</text:p>
          </table:table-cell>
          <table:table-cell table:number-columns-repeated="7"/>
        </table:table-row>
        <table:table-row table:style-name="ro6">
          <table:table-cell table:formula="of:=IF([.A39]=&quot;&quot;;&quot;&quot;;IF(YEAR([.A39]+1)=YEAR([.A39]);[.A39]+1;&quot;&quot;))" office:value-type="date" office:date-value="2017-02-09" calcext:value-type="date">
            <text:p>09/02/17</text:p>
          </table:table-cell>
          <table:table-cell table:formula="of:=[.A40]" office:value-type="date" office:date-value="2017-02-09" calcext:value-type="date">
            <text:p>quinta-feira, 9 de fevereiro de 2017</text:p>
          </table:table-cell>
          <table:table-cell table:formula="of:=[.B40]" office:value-type="date" office:date-value="2017-02-09" calcext:value-type="date">
            <text:p>quinta-feira</text:p>
          </table:table-cell>
          <table:table-cell table:formula="of:=[.B40]" office:value-type="date" office:date-value="2017-02-09" calcext:value-type="date">
            <text:p>fevereiro</text:p>
          </table:table-cell>
          <table:table-cell table:formula="of:=[.B40]" office:value-type="date" office:date-value="2017-02-09" calcext:value-type="date">
            <text:p>2017</text:p>
          </table:table-cell>
          <table:table-cell table:formula="of:=TEXT([.C40];&quot;dddd&quot;)" office:value-type="string" office:string-value="quinta-feira" calcext:value-type="string">
            <text:p>quinta-feira</text:p>
          </table:table-cell>
          <table:table-cell table:formula="of:=PROPER([.F40])" office:value-type="string" office:string-value="Quinta-Feira" calcext:value-type="string">
            <text:p>Quinta-Feira</text:p>
          </table:table-cell>
          <table:table-cell table:formula="of:=PROPER(TEXT([.B40];&quot;DDD&quot;))" office:value-type="string" office:string-value="Qui" calcext:value-type="string">
            <text:p>Qui</text:p>
          </table:table-cell>
          <table:table-cell table:formula="of:=TEXT([.D40];&quot;MMMM&quot;)" office:value-type="string" office:string-value="fevereiro" calcext:value-type="string">
            <text:p>fevereiro</text:p>
          </table:table-cell>
          <table:table-cell table:formula="of:=PROPER([.I40])" office:value-type="string" office:string-value="Fevereiro" calcext:value-type="string">
            <text:p>Fevereiro</text:p>
          </table:table-cell>
          <table:table-cell table:formula="of:=TEXT([.E4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6-01-01" calcext:value-type="date">
            <text:p>01/01/2056</text:p>
          </table:table-cell>
          <table:table-cell table:number-columns-repeated="7"/>
        </table:table-row>
        <table:table-row table:style-name="ro6">
          <table:table-cell table:formula="of:=IF([.A40]=&quot;&quot;;&quot;&quot;;IF(YEAR([.A40]+1)=YEAR([.A40]);[.A40]+1;&quot;&quot;))" office:value-type="date" office:date-value="2017-02-10" calcext:value-type="date">
            <text:p>10/02/17</text:p>
          </table:table-cell>
          <table:table-cell table:formula="of:=[.A41]" office:value-type="date" office:date-value="2017-02-10" calcext:value-type="date">
            <text:p>sexta-feira, 10 de fevereiro de 2017</text:p>
          </table:table-cell>
          <table:table-cell table:formula="of:=[.B41]" office:value-type="date" office:date-value="2017-02-10" calcext:value-type="date">
            <text:p>sexta-feira</text:p>
          </table:table-cell>
          <table:table-cell table:formula="of:=[.B41]" office:value-type="date" office:date-value="2017-02-10" calcext:value-type="date">
            <text:p>fevereiro</text:p>
          </table:table-cell>
          <table:table-cell table:formula="of:=[.B41]" office:value-type="date" office:date-value="2017-02-10" calcext:value-type="date">
            <text:p>2017</text:p>
          </table:table-cell>
          <table:table-cell table:formula="of:=TEXT([.C41];&quot;dddd&quot;)" office:value-type="string" office:string-value="sexta-feira" calcext:value-type="string">
            <text:p>sexta-feira</text:p>
          </table:table-cell>
          <table:table-cell table:formula="of:=PROPER([.F41])" office:value-type="string" office:string-value="Sexta-Feira" calcext:value-type="string">
            <text:p>Sexta-Feira</text:p>
          </table:table-cell>
          <table:table-cell table:formula="of:=PROPER(TEXT([.B41];&quot;DDD&quot;))" office:value-type="string" office:string-value="Sex" calcext:value-type="string">
            <text:p>Sex</text:p>
          </table:table-cell>
          <table:table-cell table:formula="of:=TEXT([.D41];&quot;MMMM&quot;)" office:value-type="string" office:string-value="fevereiro" calcext:value-type="string">
            <text:p>fevereiro</text:p>
          </table:table-cell>
          <table:table-cell table:formula="of:=PROPER([.I41])" office:value-type="string" office:string-value="Fevereiro" calcext:value-type="string">
            <text:p>Fevereiro</text:p>
          </table:table-cell>
          <table:table-cell table:formula="of:=TEXT([.E4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7-01-01" calcext:value-type="date">
            <text:p>01/01/2057</text:p>
          </table:table-cell>
          <table:table-cell table:number-columns-repeated="7"/>
        </table:table-row>
        <table:table-row table:style-name="ro6">
          <table:table-cell table:formula="of:=IF([.A41]=&quot;&quot;;&quot;&quot;;IF(YEAR([.A41]+1)=YEAR([.A41]);[.A41]+1;&quot;&quot;))" office:value-type="date" office:date-value="2017-02-11" calcext:value-type="date">
            <text:p>11/02/17</text:p>
          </table:table-cell>
          <table:table-cell table:formula="of:=[.A42]" office:value-type="date" office:date-value="2017-02-11" calcext:value-type="date">
            <text:p>sábado, 11 de fevereiro de 2017</text:p>
          </table:table-cell>
          <table:table-cell table:formula="of:=[.B42]" office:value-type="date" office:date-value="2017-02-11" calcext:value-type="date">
            <text:p>sábado</text:p>
          </table:table-cell>
          <table:table-cell table:formula="of:=[.B42]" office:value-type="date" office:date-value="2017-02-11" calcext:value-type="date">
            <text:p>fevereiro</text:p>
          </table:table-cell>
          <table:table-cell table:formula="of:=[.B42]" office:value-type="date" office:date-value="2017-02-11" calcext:value-type="date">
            <text:p>2017</text:p>
          </table:table-cell>
          <table:table-cell table:formula="of:=TEXT([.C42];&quot;dddd&quot;)" office:value-type="string" office:string-value="sábado" calcext:value-type="string">
            <text:p>sábado</text:p>
          </table:table-cell>
          <table:table-cell table:formula="of:=PROPER([.F42])" office:value-type="string" office:string-value="Sábado" calcext:value-type="string">
            <text:p>Sábado</text:p>
          </table:table-cell>
          <table:table-cell table:formula="of:=PROPER(TEXT([.B42];&quot;DDD&quot;))" office:value-type="string" office:string-value="Sáb" calcext:value-type="string">
            <text:p>Sáb</text:p>
          </table:table-cell>
          <table:table-cell table:formula="of:=TEXT([.D42];&quot;MMMM&quot;)" office:value-type="string" office:string-value="fevereiro" calcext:value-type="string">
            <text:p>fevereiro</text:p>
          </table:table-cell>
          <table:table-cell table:formula="of:=PROPER([.I42])" office:value-type="string" office:string-value="Fevereiro" calcext:value-type="string">
            <text:p>Fevereiro</text:p>
          </table:table-cell>
          <table:table-cell table:formula="of:=TEXT([.E4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8-01-01" calcext:value-type="date">
            <text:p>01/01/2058</text:p>
          </table:table-cell>
          <table:table-cell table:number-columns-repeated="7"/>
        </table:table-row>
        <table:table-row table:style-name="ro6">
          <table:table-cell table:formula="of:=IF([.A42]=&quot;&quot;;&quot;&quot;;IF(YEAR([.A42]+1)=YEAR([.A42]);[.A42]+1;&quot;&quot;))" office:value-type="date" office:date-value="2017-02-12" calcext:value-type="date">
            <text:p>12/02/17</text:p>
          </table:table-cell>
          <table:table-cell table:formula="of:=[.A43]" office:value-type="date" office:date-value="2017-02-12" calcext:value-type="date">
            <text:p>domingo, 12 de fevereiro de 2017</text:p>
          </table:table-cell>
          <table:table-cell table:formula="of:=[.B43]" office:value-type="date" office:date-value="2017-02-12" calcext:value-type="date">
            <text:p>domingo</text:p>
          </table:table-cell>
          <table:table-cell table:formula="of:=[.B43]" office:value-type="date" office:date-value="2017-02-12" calcext:value-type="date">
            <text:p>fevereiro</text:p>
          </table:table-cell>
          <table:table-cell table:formula="of:=[.B43]" office:value-type="date" office:date-value="2017-02-12" calcext:value-type="date">
            <text:p>2017</text:p>
          </table:table-cell>
          <table:table-cell table:formula="of:=TEXT([.C43];&quot;dddd&quot;)" office:value-type="string" office:string-value="domingo" calcext:value-type="string">
            <text:p>domingo</text:p>
          </table:table-cell>
          <table:table-cell table:formula="of:=PROPER([.F43])" office:value-type="string" office:string-value="Domingo" calcext:value-type="string">
            <text:p>Domingo</text:p>
          </table:table-cell>
          <table:table-cell table:formula="of:=PROPER(TEXT([.B43];&quot;DDD&quot;))" office:value-type="string" office:string-value="Dom" calcext:value-type="string">
            <text:p>Dom</text:p>
          </table:table-cell>
          <table:table-cell table:formula="of:=TEXT([.D43];&quot;MMMM&quot;)" office:value-type="string" office:string-value="fevereiro" calcext:value-type="string">
            <text:p>fevereiro</text:p>
          </table:table-cell>
          <table:table-cell table:formula="of:=PROPER([.I43])" office:value-type="string" office:string-value="Fevereiro" calcext:value-type="string">
            <text:p>Fevereiro</text:p>
          </table:table-cell>
          <table:table-cell table:formula="of:=TEXT([.E4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59-01-01" calcext:value-type="date">
            <text:p>01/01/2059</text:p>
          </table:table-cell>
          <table:table-cell table:number-columns-repeated="7"/>
        </table:table-row>
        <table:table-row table:style-name="ro6">
          <table:table-cell table:formula="of:=IF([.A43]=&quot;&quot;;&quot;&quot;;IF(YEAR([.A43]+1)=YEAR([.A43]);[.A43]+1;&quot;&quot;))" office:value-type="date" office:date-value="2017-02-13" calcext:value-type="date">
            <text:p>13/02/17</text:p>
          </table:table-cell>
          <table:table-cell table:formula="of:=[.A44]" office:value-type="date" office:date-value="2017-02-13" calcext:value-type="date">
            <text:p>segunda-feira, 13 de fevereiro de 2017</text:p>
          </table:table-cell>
          <table:table-cell table:formula="of:=[.B44]" office:value-type="date" office:date-value="2017-02-13" calcext:value-type="date">
            <text:p>segunda-feira</text:p>
          </table:table-cell>
          <table:table-cell table:formula="of:=[.B44]" office:value-type="date" office:date-value="2017-02-13" calcext:value-type="date">
            <text:p>fevereiro</text:p>
          </table:table-cell>
          <table:table-cell table:formula="of:=[.B44]" office:value-type="date" office:date-value="2017-02-13" calcext:value-type="date">
            <text:p>2017</text:p>
          </table:table-cell>
          <table:table-cell table:formula="of:=TEXT([.C44];&quot;dddd&quot;)" office:value-type="string" office:string-value="segunda-feira" calcext:value-type="string">
            <text:p>segunda-feira</text:p>
          </table:table-cell>
          <table:table-cell table:formula="of:=PROPER([.F44])" office:value-type="string" office:string-value="Segunda-Feira" calcext:value-type="string">
            <text:p>Segunda-Feira</text:p>
          </table:table-cell>
          <table:table-cell table:formula="of:=PROPER(TEXT([.B44];&quot;DDD&quot;))" office:value-type="string" office:string-value="Seg" calcext:value-type="string">
            <text:p>Seg</text:p>
          </table:table-cell>
          <table:table-cell table:formula="of:=TEXT([.D44];&quot;MMMM&quot;)" office:value-type="string" office:string-value="fevereiro" calcext:value-type="string">
            <text:p>fevereiro</text:p>
          </table:table-cell>
          <table:table-cell table:formula="of:=PROPER([.I44])" office:value-type="string" office:string-value="Fevereiro" calcext:value-type="string">
            <text:p>Fevereiro</text:p>
          </table:table-cell>
          <table:table-cell table:formula="of:=TEXT([.E4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0-01-01" calcext:value-type="date">
            <text:p>01/01/2060</text:p>
          </table:table-cell>
          <table:table-cell table:number-columns-repeated="7"/>
        </table:table-row>
        <table:table-row table:style-name="ro6">
          <table:table-cell table:formula="of:=IF([.A44]=&quot;&quot;;&quot;&quot;;IF(YEAR([.A44]+1)=YEAR([.A44]);[.A44]+1;&quot;&quot;))" office:value-type="date" office:date-value="2017-02-14" calcext:value-type="date">
            <text:p>14/02/17</text:p>
          </table:table-cell>
          <table:table-cell table:formula="of:=[.A45]" office:value-type="date" office:date-value="2017-02-14" calcext:value-type="date">
            <text:p>terça-feira, 14 de fevereiro de 2017</text:p>
          </table:table-cell>
          <table:table-cell table:formula="of:=[.B45]" office:value-type="date" office:date-value="2017-02-14" calcext:value-type="date">
            <text:p>terça-feira</text:p>
          </table:table-cell>
          <table:table-cell table:formula="of:=[.B45]" office:value-type="date" office:date-value="2017-02-14" calcext:value-type="date">
            <text:p>fevereiro</text:p>
          </table:table-cell>
          <table:table-cell table:formula="of:=[.B45]" office:value-type="date" office:date-value="2017-02-14" calcext:value-type="date">
            <text:p>2017</text:p>
          </table:table-cell>
          <table:table-cell table:formula="of:=TEXT([.C45];&quot;dddd&quot;)" office:value-type="string" office:string-value="terça-feira" calcext:value-type="string">
            <text:p>terça-feira</text:p>
          </table:table-cell>
          <table:table-cell table:formula="of:=PROPER([.F45])" office:value-type="string" office:string-value="Terça-Feira" calcext:value-type="string">
            <text:p>Terça-Feira</text:p>
          </table:table-cell>
          <table:table-cell table:formula="of:=PROPER(TEXT([.B45];&quot;DDD&quot;))" office:value-type="string" office:string-value="Ter" calcext:value-type="string">
            <text:p>Ter</text:p>
          </table:table-cell>
          <table:table-cell table:formula="of:=TEXT([.D45];&quot;MMMM&quot;)" office:value-type="string" office:string-value="fevereiro" calcext:value-type="string">
            <text:p>fevereiro</text:p>
          </table:table-cell>
          <table:table-cell table:formula="of:=PROPER([.I45])" office:value-type="string" office:string-value="Fevereiro" calcext:value-type="string">
            <text:p>Fevereiro</text:p>
          </table:table-cell>
          <table:table-cell table:formula="of:=TEXT([.E4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1-01-01" calcext:value-type="date">
            <text:p>01/01/2061</text:p>
          </table:table-cell>
          <table:table-cell table:number-columns-repeated="7"/>
        </table:table-row>
        <table:table-row table:style-name="ro6">
          <table:table-cell table:formula="of:=IF([.A45]=&quot;&quot;;&quot;&quot;;IF(YEAR([.A45]+1)=YEAR([.A45]);[.A45]+1;&quot;&quot;))" office:value-type="date" office:date-value="2017-02-15" calcext:value-type="date">
            <text:p>15/02/17</text:p>
          </table:table-cell>
          <table:table-cell table:formula="of:=[.A46]" office:value-type="date" office:date-value="2017-02-15" calcext:value-type="date">
            <text:p>quarta-feira, 15 de fevereiro de 2017</text:p>
          </table:table-cell>
          <table:table-cell table:formula="of:=[.B46]" office:value-type="date" office:date-value="2017-02-15" calcext:value-type="date">
            <text:p>quarta-feira</text:p>
          </table:table-cell>
          <table:table-cell table:formula="of:=[.B46]" office:value-type="date" office:date-value="2017-02-15" calcext:value-type="date">
            <text:p>fevereiro</text:p>
          </table:table-cell>
          <table:table-cell table:formula="of:=[.B46]" office:value-type="date" office:date-value="2017-02-15" calcext:value-type="date">
            <text:p>2017</text:p>
          </table:table-cell>
          <table:table-cell table:formula="of:=TEXT([.C46];&quot;dddd&quot;)" office:value-type="string" office:string-value="quarta-feira" calcext:value-type="string">
            <text:p>quarta-feira</text:p>
          </table:table-cell>
          <table:table-cell table:formula="of:=PROPER([.F46])" office:value-type="string" office:string-value="Quarta-Feira" calcext:value-type="string">
            <text:p>Quarta-Feira</text:p>
          </table:table-cell>
          <table:table-cell table:formula="of:=PROPER(TEXT([.B46];&quot;DDD&quot;))" office:value-type="string" office:string-value="Qua" calcext:value-type="string">
            <text:p>Qua</text:p>
          </table:table-cell>
          <table:table-cell table:formula="of:=TEXT([.D46];&quot;MMMM&quot;)" office:value-type="string" office:string-value="fevereiro" calcext:value-type="string">
            <text:p>fevereiro</text:p>
          </table:table-cell>
          <table:table-cell table:formula="of:=PROPER([.I46])" office:value-type="string" office:string-value="Fevereiro" calcext:value-type="string">
            <text:p>Fevereiro</text:p>
          </table:table-cell>
          <table:table-cell table:formula="of:=TEXT([.E4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2-01-01" calcext:value-type="date">
            <text:p>01/01/2062</text:p>
          </table:table-cell>
          <table:table-cell table:number-columns-repeated="7"/>
        </table:table-row>
        <table:table-row table:style-name="ro6">
          <table:table-cell table:formula="of:=IF([.A46]=&quot;&quot;;&quot;&quot;;IF(YEAR([.A46]+1)=YEAR([.A46]);[.A46]+1;&quot;&quot;))" office:value-type="date" office:date-value="2017-02-16" calcext:value-type="date">
            <text:p>16/02/17</text:p>
          </table:table-cell>
          <table:table-cell table:formula="of:=[.A47]" office:value-type="date" office:date-value="2017-02-16" calcext:value-type="date">
            <text:p>quinta-feira, 16 de fevereiro de 2017</text:p>
          </table:table-cell>
          <table:table-cell table:formula="of:=[.B47]" office:value-type="date" office:date-value="2017-02-16" calcext:value-type="date">
            <text:p>quinta-feira</text:p>
          </table:table-cell>
          <table:table-cell table:formula="of:=[.B47]" office:value-type="date" office:date-value="2017-02-16" calcext:value-type="date">
            <text:p>fevereiro</text:p>
          </table:table-cell>
          <table:table-cell table:formula="of:=[.B47]" office:value-type="date" office:date-value="2017-02-16" calcext:value-type="date">
            <text:p>2017</text:p>
          </table:table-cell>
          <table:table-cell table:formula="of:=TEXT([.C47];&quot;dddd&quot;)" office:value-type="string" office:string-value="quinta-feira" calcext:value-type="string">
            <text:p>quinta-feira</text:p>
          </table:table-cell>
          <table:table-cell table:formula="of:=PROPER([.F47])" office:value-type="string" office:string-value="Quinta-Feira" calcext:value-type="string">
            <text:p>Quinta-Feira</text:p>
          </table:table-cell>
          <table:table-cell table:formula="of:=PROPER(TEXT([.B47];&quot;DDD&quot;))" office:value-type="string" office:string-value="Qui" calcext:value-type="string">
            <text:p>Qui</text:p>
          </table:table-cell>
          <table:table-cell table:formula="of:=TEXT([.D47];&quot;MMMM&quot;)" office:value-type="string" office:string-value="fevereiro" calcext:value-type="string">
            <text:p>fevereiro</text:p>
          </table:table-cell>
          <table:table-cell table:formula="of:=PROPER([.I47])" office:value-type="string" office:string-value="Fevereiro" calcext:value-type="string">
            <text:p>Fevereiro</text:p>
          </table:table-cell>
          <table:table-cell table:formula="of:=TEXT([.E4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3-01-01" calcext:value-type="date">
            <text:p>01/01/2063</text:p>
          </table:table-cell>
          <table:table-cell table:number-columns-repeated="7"/>
        </table:table-row>
        <table:table-row table:style-name="ro6">
          <table:table-cell table:formula="of:=IF([.A47]=&quot;&quot;;&quot;&quot;;IF(YEAR([.A47]+1)=YEAR([.A47]);[.A47]+1;&quot;&quot;))" office:value-type="date" office:date-value="2017-02-17" calcext:value-type="date">
            <text:p>17/02/17</text:p>
          </table:table-cell>
          <table:table-cell table:formula="of:=[.A48]" office:value-type="date" office:date-value="2017-02-17" calcext:value-type="date">
            <text:p>sexta-feira, 17 de fevereiro de 2017</text:p>
          </table:table-cell>
          <table:table-cell table:formula="of:=[.B48]" office:value-type="date" office:date-value="2017-02-17" calcext:value-type="date">
            <text:p>sexta-feira</text:p>
          </table:table-cell>
          <table:table-cell table:formula="of:=[.B48]" office:value-type="date" office:date-value="2017-02-17" calcext:value-type="date">
            <text:p>fevereiro</text:p>
          </table:table-cell>
          <table:table-cell table:formula="of:=[.B48]" office:value-type="date" office:date-value="2017-02-17" calcext:value-type="date">
            <text:p>2017</text:p>
          </table:table-cell>
          <table:table-cell table:formula="of:=TEXT([.C48];&quot;dddd&quot;)" office:value-type="string" office:string-value="sexta-feira" calcext:value-type="string">
            <text:p>sexta-feira</text:p>
          </table:table-cell>
          <table:table-cell table:formula="of:=PROPER([.F48])" office:value-type="string" office:string-value="Sexta-Feira" calcext:value-type="string">
            <text:p>Sexta-Feira</text:p>
          </table:table-cell>
          <table:table-cell table:formula="of:=PROPER(TEXT([.B48];&quot;DDD&quot;))" office:value-type="string" office:string-value="Sex" calcext:value-type="string">
            <text:p>Sex</text:p>
          </table:table-cell>
          <table:table-cell table:formula="of:=TEXT([.D48];&quot;MMMM&quot;)" office:value-type="string" office:string-value="fevereiro" calcext:value-type="string">
            <text:p>fevereiro</text:p>
          </table:table-cell>
          <table:table-cell table:formula="of:=PROPER([.I48])" office:value-type="string" office:string-value="Fevereiro" calcext:value-type="string">
            <text:p>Fevereiro</text:p>
          </table:table-cell>
          <table:table-cell table:formula="of:=TEXT([.E4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4-01-01" calcext:value-type="date">
            <text:p>01/01/2064</text:p>
          </table:table-cell>
          <table:table-cell table:number-columns-repeated="7"/>
        </table:table-row>
        <table:table-row table:style-name="ro6">
          <table:table-cell table:formula="of:=IF([.A48]=&quot;&quot;;&quot;&quot;;IF(YEAR([.A48]+1)=YEAR([.A48]);[.A48]+1;&quot;&quot;))" office:value-type="date" office:date-value="2017-02-18" calcext:value-type="date">
            <text:p>18/02/17</text:p>
          </table:table-cell>
          <table:table-cell table:formula="of:=[.A49]" office:value-type="date" office:date-value="2017-02-18" calcext:value-type="date">
            <text:p>sábado, 18 de fevereiro de 2017</text:p>
          </table:table-cell>
          <table:table-cell table:formula="of:=[.B49]" office:value-type="date" office:date-value="2017-02-18" calcext:value-type="date">
            <text:p>sábado</text:p>
          </table:table-cell>
          <table:table-cell table:formula="of:=[.B49]" office:value-type="date" office:date-value="2017-02-18" calcext:value-type="date">
            <text:p>fevereiro</text:p>
          </table:table-cell>
          <table:table-cell table:formula="of:=[.B49]" office:value-type="date" office:date-value="2017-02-18" calcext:value-type="date">
            <text:p>2017</text:p>
          </table:table-cell>
          <table:table-cell table:formula="of:=TEXT([.C49];&quot;dddd&quot;)" office:value-type="string" office:string-value="sábado" calcext:value-type="string">
            <text:p>sábado</text:p>
          </table:table-cell>
          <table:table-cell table:formula="of:=PROPER([.F49])" office:value-type="string" office:string-value="Sábado" calcext:value-type="string">
            <text:p>Sábado</text:p>
          </table:table-cell>
          <table:table-cell table:formula="of:=PROPER(TEXT([.B49];&quot;DDD&quot;))" office:value-type="string" office:string-value="Sáb" calcext:value-type="string">
            <text:p>Sáb</text:p>
          </table:table-cell>
          <table:table-cell table:formula="of:=TEXT([.D49];&quot;MMMM&quot;)" office:value-type="string" office:string-value="fevereiro" calcext:value-type="string">
            <text:p>fevereiro</text:p>
          </table:table-cell>
          <table:table-cell table:formula="of:=PROPER([.I49])" office:value-type="string" office:string-value="Fevereiro" calcext:value-type="string">
            <text:p>Fevereiro</text:p>
          </table:table-cell>
          <table:table-cell table:formula="of:=TEXT([.E4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5-01-01" calcext:value-type="date">
            <text:p>01/01/2065</text:p>
          </table:table-cell>
          <table:table-cell table:number-columns-repeated="7"/>
        </table:table-row>
        <table:table-row table:style-name="ro6">
          <table:table-cell table:formula="of:=IF([.A49]=&quot;&quot;;&quot;&quot;;IF(YEAR([.A49]+1)=YEAR([.A49]);[.A49]+1;&quot;&quot;))" office:value-type="date" office:date-value="2017-02-19" calcext:value-type="date">
            <text:p>19/02/17</text:p>
          </table:table-cell>
          <table:table-cell table:formula="of:=[.A50]" office:value-type="date" office:date-value="2017-02-19" calcext:value-type="date">
            <text:p>domingo, 19 de fevereiro de 2017</text:p>
          </table:table-cell>
          <table:table-cell table:formula="of:=[.B50]" office:value-type="date" office:date-value="2017-02-19" calcext:value-type="date">
            <text:p>domingo</text:p>
          </table:table-cell>
          <table:table-cell table:formula="of:=[.B50]" office:value-type="date" office:date-value="2017-02-19" calcext:value-type="date">
            <text:p>fevereiro</text:p>
          </table:table-cell>
          <table:table-cell table:formula="of:=[.B50]" office:value-type="date" office:date-value="2017-02-19" calcext:value-type="date">
            <text:p>2017</text:p>
          </table:table-cell>
          <table:table-cell table:formula="of:=TEXT([.C50];&quot;dddd&quot;)" office:value-type="string" office:string-value="domingo" calcext:value-type="string">
            <text:p>domingo</text:p>
          </table:table-cell>
          <table:table-cell table:formula="of:=PROPER([.F50])" office:value-type="string" office:string-value="Domingo" calcext:value-type="string">
            <text:p>Domingo</text:p>
          </table:table-cell>
          <table:table-cell table:formula="of:=PROPER(TEXT([.B50];&quot;DDD&quot;))" office:value-type="string" office:string-value="Dom" calcext:value-type="string">
            <text:p>Dom</text:p>
          </table:table-cell>
          <table:table-cell table:formula="of:=TEXT([.D50];&quot;MMMM&quot;)" office:value-type="string" office:string-value="fevereiro" calcext:value-type="string">
            <text:p>fevereiro</text:p>
          </table:table-cell>
          <table:table-cell table:formula="of:=PROPER([.I50])" office:value-type="string" office:string-value="Fevereiro" calcext:value-type="string">
            <text:p>Fevereiro</text:p>
          </table:table-cell>
          <table:table-cell table:formula="of:=TEXT([.E5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6-01-01" calcext:value-type="date">
            <text:p>01/01/2066</text:p>
          </table:table-cell>
          <table:table-cell table:number-columns-repeated="7"/>
        </table:table-row>
        <table:table-row table:style-name="ro6">
          <table:table-cell table:formula="of:=IF([.A50]=&quot;&quot;;&quot;&quot;;IF(YEAR([.A50]+1)=YEAR([.A50]);[.A50]+1;&quot;&quot;))" office:value-type="date" office:date-value="2017-02-20" calcext:value-type="date">
            <text:p>20/02/17</text:p>
          </table:table-cell>
          <table:table-cell table:formula="of:=[.A51]" office:value-type="date" office:date-value="2017-02-20" calcext:value-type="date">
            <text:p>segunda-feira, 20 de fevereiro de 2017</text:p>
          </table:table-cell>
          <table:table-cell table:formula="of:=[.B51]" office:value-type="date" office:date-value="2017-02-20" calcext:value-type="date">
            <text:p>segunda-feira</text:p>
          </table:table-cell>
          <table:table-cell table:formula="of:=[.B51]" office:value-type="date" office:date-value="2017-02-20" calcext:value-type="date">
            <text:p>fevereiro</text:p>
          </table:table-cell>
          <table:table-cell table:formula="of:=[.B51]" office:value-type="date" office:date-value="2017-02-20" calcext:value-type="date">
            <text:p>2017</text:p>
          </table:table-cell>
          <table:table-cell table:formula="of:=TEXT([.C51];&quot;dddd&quot;)" office:value-type="string" office:string-value="segunda-feira" calcext:value-type="string">
            <text:p>segunda-feira</text:p>
          </table:table-cell>
          <table:table-cell table:formula="of:=PROPER([.F51])" office:value-type="string" office:string-value="Segunda-Feira" calcext:value-type="string">
            <text:p>Segunda-Feira</text:p>
          </table:table-cell>
          <table:table-cell table:formula="of:=PROPER(TEXT([.B51];&quot;DDD&quot;))" office:value-type="string" office:string-value="Seg" calcext:value-type="string">
            <text:p>Seg</text:p>
          </table:table-cell>
          <table:table-cell table:formula="of:=TEXT([.D51];&quot;MMMM&quot;)" office:value-type="string" office:string-value="fevereiro" calcext:value-type="string">
            <text:p>fevereiro</text:p>
          </table:table-cell>
          <table:table-cell table:formula="of:=PROPER([.I51])" office:value-type="string" office:string-value="Fevereiro" calcext:value-type="string">
            <text:p>Fevereiro</text:p>
          </table:table-cell>
          <table:table-cell table:formula="of:=TEXT([.E5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7-01-01" calcext:value-type="date">
            <text:p>01/01/2067</text:p>
          </table:table-cell>
          <table:table-cell table:number-columns-repeated="7"/>
        </table:table-row>
        <table:table-row table:style-name="ro6">
          <table:table-cell table:formula="of:=IF([.A51]=&quot;&quot;;&quot;&quot;;IF(YEAR([.A51]+1)=YEAR([.A51]);[.A51]+1;&quot;&quot;))" office:value-type="date" office:date-value="2017-02-21" calcext:value-type="date">
            <text:p>21/02/17</text:p>
          </table:table-cell>
          <table:table-cell table:formula="of:=[.A52]" office:value-type="date" office:date-value="2017-02-21" calcext:value-type="date">
            <text:p>terça-feira, 21 de fevereiro de 2017</text:p>
          </table:table-cell>
          <table:table-cell table:formula="of:=[.B52]" office:value-type="date" office:date-value="2017-02-21" calcext:value-type="date">
            <text:p>terça-feira</text:p>
          </table:table-cell>
          <table:table-cell table:formula="of:=[.B52]" office:value-type="date" office:date-value="2017-02-21" calcext:value-type="date">
            <text:p>fevereiro</text:p>
          </table:table-cell>
          <table:table-cell table:formula="of:=[.B52]" office:value-type="date" office:date-value="2017-02-21" calcext:value-type="date">
            <text:p>2017</text:p>
          </table:table-cell>
          <table:table-cell table:formula="of:=TEXT([.C52];&quot;dddd&quot;)" office:value-type="string" office:string-value="terça-feira" calcext:value-type="string">
            <text:p>terça-feira</text:p>
          </table:table-cell>
          <table:table-cell table:formula="of:=PROPER([.F52])" office:value-type="string" office:string-value="Terça-Feira" calcext:value-type="string">
            <text:p>Terça-Feira</text:p>
          </table:table-cell>
          <table:table-cell table:formula="of:=PROPER(TEXT([.B52];&quot;DDD&quot;))" office:value-type="string" office:string-value="Ter" calcext:value-type="string">
            <text:p>Ter</text:p>
          </table:table-cell>
          <table:table-cell table:formula="of:=TEXT([.D52];&quot;MMMM&quot;)" office:value-type="string" office:string-value="fevereiro" calcext:value-type="string">
            <text:p>fevereiro</text:p>
          </table:table-cell>
          <table:table-cell table:formula="of:=PROPER([.I52])" office:value-type="string" office:string-value="Fevereiro" calcext:value-type="string">
            <text:p>Fevereiro</text:p>
          </table:table-cell>
          <table:table-cell table:formula="of:=TEXT([.E5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8-01-01" calcext:value-type="date">
            <text:p>01/01/2068</text:p>
          </table:table-cell>
          <table:table-cell table:number-columns-repeated="7"/>
        </table:table-row>
        <table:table-row table:style-name="ro6">
          <table:table-cell table:formula="of:=IF([.A52]=&quot;&quot;;&quot;&quot;;IF(YEAR([.A52]+1)=YEAR([.A52]);[.A52]+1;&quot;&quot;))" office:value-type="date" office:date-value="2017-02-22" calcext:value-type="date">
            <text:p>22/02/17</text:p>
          </table:table-cell>
          <table:table-cell table:formula="of:=[.A53]" office:value-type="date" office:date-value="2017-02-22" calcext:value-type="date">
            <text:p>quarta-feira, 22 de fevereiro de 2017</text:p>
          </table:table-cell>
          <table:table-cell table:formula="of:=[.B53]" office:value-type="date" office:date-value="2017-02-22" calcext:value-type="date">
            <text:p>quarta-feira</text:p>
          </table:table-cell>
          <table:table-cell table:formula="of:=[.B53]" office:value-type="date" office:date-value="2017-02-22" calcext:value-type="date">
            <text:p>fevereiro</text:p>
          </table:table-cell>
          <table:table-cell table:formula="of:=[.B53]" office:value-type="date" office:date-value="2017-02-22" calcext:value-type="date">
            <text:p>2017</text:p>
          </table:table-cell>
          <table:table-cell table:formula="of:=TEXT([.C53];&quot;dddd&quot;)" office:value-type="string" office:string-value="quarta-feira" calcext:value-type="string">
            <text:p>quarta-feira</text:p>
          </table:table-cell>
          <table:table-cell table:formula="of:=PROPER([.F53])" office:value-type="string" office:string-value="Quarta-Feira" calcext:value-type="string">
            <text:p>Quarta-Feira</text:p>
          </table:table-cell>
          <table:table-cell table:formula="of:=PROPER(TEXT([.B53];&quot;DDD&quot;))" office:value-type="string" office:string-value="Qua" calcext:value-type="string">
            <text:p>Qua</text:p>
          </table:table-cell>
          <table:table-cell table:formula="of:=TEXT([.D53];&quot;MMMM&quot;)" office:value-type="string" office:string-value="fevereiro" calcext:value-type="string">
            <text:p>fevereiro</text:p>
          </table:table-cell>
          <table:table-cell table:formula="of:=PROPER([.I53])" office:value-type="string" office:string-value="Fevereiro" calcext:value-type="string">
            <text:p>Fevereiro</text:p>
          </table:table-cell>
          <table:table-cell table:formula="of:=TEXT([.E5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69-01-01" calcext:value-type="date">
            <text:p>01/01/2069</text:p>
          </table:table-cell>
          <table:table-cell table:number-columns-repeated="7"/>
        </table:table-row>
        <table:table-row table:style-name="ro6">
          <table:table-cell table:formula="of:=IF([.A53]=&quot;&quot;;&quot;&quot;;IF(YEAR([.A53]+1)=YEAR([.A53]);[.A53]+1;&quot;&quot;))" office:value-type="date" office:date-value="2017-02-23" calcext:value-type="date">
            <text:p>23/02/17</text:p>
          </table:table-cell>
          <table:table-cell table:formula="of:=[.A54]" office:value-type="date" office:date-value="2017-02-23" calcext:value-type="date">
            <text:p>quinta-feira, 23 de fevereiro de 2017</text:p>
          </table:table-cell>
          <table:table-cell table:formula="of:=[.B54]" office:value-type="date" office:date-value="2017-02-23" calcext:value-type="date">
            <text:p>quinta-feira</text:p>
          </table:table-cell>
          <table:table-cell table:formula="of:=[.B54]" office:value-type="date" office:date-value="2017-02-23" calcext:value-type="date">
            <text:p>fevereiro</text:p>
          </table:table-cell>
          <table:table-cell table:formula="of:=[.B54]" office:value-type="date" office:date-value="2017-02-23" calcext:value-type="date">
            <text:p>2017</text:p>
          </table:table-cell>
          <table:table-cell table:formula="of:=TEXT([.C54];&quot;dddd&quot;)" office:value-type="string" office:string-value="quinta-feira" calcext:value-type="string">
            <text:p>quinta-feira</text:p>
          </table:table-cell>
          <table:table-cell table:formula="of:=PROPER([.F54])" office:value-type="string" office:string-value="Quinta-Feira" calcext:value-type="string">
            <text:p>Quinta-Feira</text:p>
          </table:table-cell>
          <table:table-cell table:formula="of:=PROPER(TEXT([.B54];&quot;DDD&quot;))" office:value-type="string" office:string-value="Qui" calcext:value-type="string">
            <text:p>Qui</text:p>
          </table:table-cell>
          <table:table-cell table:formula="of:=TEXT([.D54];&quot;MMMM&quot;)" office:value-type="string" office:string-value="fevereiro" calcext:value-type="string">
            <text:p>fevereiro</text:p>
          </table:table-cell>
          <table:table-cell table:formula="of:=PROPER([.I54])" office:value-type="string" office:string-value="Fevereiro" calcext:value-type="string">
            <text:p>Fevereiro</text:p>
          </table:table-cell>
          <table:table-cell table:formula="of:=TEXT([.E5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0-01-01" calcext:value-type="date">
            <text:p>01/01/2070</text:p>
          </table:table-cell>
          <table:table-cell table:number-columns-repeated="7"/>
        </table:table-row>
        <table:table-row table:style-name="ro6">
          <table:table-cell table:formula="of:=IF([.A54]=&quot;&quot;;&quot;&quot;;IF(YEAR([.A54]+1)=YEAR([.A54]);[.A54]+1;&quot;&quot;))" office:value-type="date" office:date-value="2017-02-24" calcext:value-type="date">
            <text:p>24/02/17</text:p>
          </table:table-cell>
          <table:table-cell table:formula="of:=[.A55]" office:value-type="date" office:date-value="2017-02-24" calcext:value-type="date">
            <text:p>sexta-feira, 24 de fevereiro de 2017</text:p>
          </table:table-cell>
          <table:table-cell table:formula="of:=[.B55]" office:value-type="date" office:date-value="2017-02-24" calcext:value-type="date">
            <text:p>sexta-feira</text:p>
          </table:table-cell>
          <table:table-cell table:formula="of:=[.B55]" office:value-type="date" office:date-value="2017-02-24" calcext:value-type="date">
            <text:p>fevereiro</text:p>
          </table:table-cell>
          <table:table-cell table:formula="of:=[.B55]" office:value-type="date" office:date-value="2017-02-24" calcext:value-type="date">
            <text:p>2017</text:p>
          </table:table-cell>
          <table:table-cell table:formula="of:=TEXT([.C55];&quot;dddd&quot;)" office:value-type="string" office:string-value="sexta-feira" calcext:value-type="string">
            <text:p>sexta-feira</text:p>
          </table:table-cell>
          <table:table-cell table:formula="of:=PROPER([.F55])" office:value-type="string" office:string-value="Sexta-Feira" calcext:value-type="string">
            <text:p>Sexta-Feira</text:p>
          </table:table-cell>
          <table:table-cell table:formula="of:=PROPER(TEXT([.B55];&quot;DDD&quot;))" office:value-type="string" office:string-value="Sex" calcext:value-type="string">
            <text:p>Sex</text:p>
          </table:table-cell>
          <table:table-cell table:formula="of:=TEXT([.D55];&quot;MMMM&quot;)" office:value-type="string" office:string-value="fevereiro" calcext:value-type="string">
            <text:p>fevereiro</text:p>
          </table:table-cell>
          <table:table-cell table:formula="of:=PROPER([.I55])" office:value-type="string" office:string-value="Fevereiro" calcext:value-type="string">
            <text:p>Fevereiro</text:p>
          </table:table-cell>
          <table:table-cell table:formula="of:=TEXT([.E5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1-01-01" calcext:value-type="date">
            <text:p>01/01/2071</text:p>
          </table:table-cell>
          <table:table-cell table:number-columns-repeated="7"/>
        </table:table-row>
        <table:table-row table:style-name="ro6">
          <table:table-cell table:formula="of:=IF([.A55]=&quot;&quot;;&quot;&quot;;IF(YEAR([.A55]+1)=YEAR([.A55]);[.A55]+1;&quot;&quot;))" office:value-type="date" office:date-value="2017-02-25" calcext:value-type="date">
            <text:p>25/02/17</text:p>
          </table:table-cell>
          <table:table-cell table:formula="of:=[.A56]" office:value-type="date" office:date-value="2017-02-25" calcext:value-type="date">
            <text:p>sábado, 25 de fevereiro de 2017</text:p>
          </table:table-cell>
          <table:table-cell table:formula="of:=[.B56]" office:value-type="date" office:date-value="2017-02-25" calcext:value-type="date">
            <text:p>sábado</text:p>
          </table:table-cell>
          <table:table-cell table:formula="of:=[.B56]" office:value-type="date" office:date-value="2017-02-25" calcext:value-type="date">
            <text:p>fevereiro</text:p>
          </table:table-cell>
          <table:table-cell table:formula="of:=[.B56]" office:value-type="date" office:date-value="2017-02-25" calcext:value-type="date">
            <text:p>2017</text:p>
          </table:table-cell>
          <table:table-cell table:formula="of:=TEXT([.C56];&quot;dddd&quot;)" office:value-type="string" office:string-value="sábado" calcext:value-type="string">
            <text:p>sábado</text:p>
          </table:table-cell>
          <table:table-cell table:formula="of:=PROPER([.F56])" office:value-type="string" office:string-value="Sábado" calcext:value-type="string">
            <text:p>Sábado</text:p>
          </table:table-cell>
          <table:table-cell table:formula="of:=PROPER(TEXT([.B56];&quot;DDD&quot;))" office:value-type="string" office:string-value="Sáb" calcext:value-type="string">
            <text:p>Sáb</text:p>
          </table:table-cell>
          <table:table-cell table:formula="of:=TEXT([.D56];&quot;MMMM&quot;)" office:value-type="string" office:string-value="fevereiro" calcext:value-type="string">
            <text:p>fevereiro</text:p>
          </table:table-cell>
          <table:table-cell table:formula="of:=PROPER([.I56])" office:value-type="string" office:string-value="Fevereiro" calcext:value-type="string">
            <text:p>Fevereiro</text:p>
          </table:table-cell>
          <table:table-cell table:formula="of:=TEXT([.E5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2-01-01" calcext:value-type="date">
            <text:p>01/01/2072</text:p>
          </table:table-cell>
          <table:table-cell table:number-columns-repeated="7"/>
        </table:table-row>
        <table:table-row table:style-name="ro6">
          <table:table-cell table:formula="of:=IF([.A56]=&quot;&quot;;&quot;&quot;;IF(YEAR([.A56]+1)=YEAR([.A56]);[.A56]+1;&quot;&quot;))" office:value-type="date" office:date-value="2017-02-26" calcext:value-type="date">
            <text:p>26/02/17</text:p>
          </table:table-cell>
          <table:table-cell table:formula="of:=[.A57]" office:value-type="date" office:date-value="2017-02-26" calcext:value-type="date">
            <text:p>domingo, 26 de fevereiro de 2017</text:p>
          </table:table-cell>
          <table:table-cell table:formula="of:=[.B57]" office:value-type="date" office:date-value="2017-02-26" calcext:value-type="date">
            <text:p>domingo</text:p>
          </table:table-cell>
          <table:table-cell table:formula="of:=[.B57]" office:value-type="date" office:date-value="2017-02-26" calcext:value-type="date">
            <text:p>fevereiro</text:p>
          </table:table-cell>
          <table:table-cell table:formula="of:=[.B57]" office:value-type="date" office:date-value="2017-02-26" calcext:value-type="date">
            <text:p>2017</text:p>
          </table:table-cell>
          <table:table-cell table:formula="of:=TEXT([.C57];&quot;dddd&quot;)" office:value-type="string" office:string-value="domingo" calcext:value-type="string">
            <text:p>domingo</text:p>
          </table:table-cell>
          <table:table-cell table:formula="of:=PROPER([.F57])" office:value-type="string" office:string-value="Domingo" calcext:value-type="string">
            <text:p>Domingo</text:p>
          </table:table-cell>
          <table:table-cell table:formula="of:=PROPER(TEXT([.B57];&quot;DDD&quot;))" office:value-type="string" office:string-value="Dom" calcext:value-type="string">
            <text:p>Dom</text:p>
          </table:table-cell>
          <table:table-cell table:formula="of:=TEXT([.D57];&quot;MMMM&quot;)" office:value-type="string" office:string-value="fevereiro" calcext:value-type="string">
            <text:p>fevereiro</text:p>
          </table:table-cell>
          <table:table-cell table:formula="of:=PROPER([.I57])" office:value-type="string" office:string-value="Fevereiro" calcext:value-type="string">
            <text:p>Fevereiro</text:p>
          </table:table-cell>
          <table:table-cell table:formula="of:=TEXT([.E5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3-01-01" calcext:value-type="date">
            <text:p>01/01/2073</text:p>
          </table:table-cell>
          <table:table-cell table:number-columns-repeated="7"/>
        </table:table-row>
        <table:table-row table:style-name="ro6">
          <table:table-cell table:formula="of:=IF([.A57]=&quot;&quot;;&quot;&quot;;IF(YEAR([.A57]+1)=YEAR([.A57]);[.A57]+1;&quot;&quot;))" office:value-type="date" office:date-value="2017-02-27" calcext:value-type="date">
            <text:p>27/02/17</text:p>
          </table:table-cell>
          <table:table-cell table:formula="of:=[.A58]" office:value-type="date" office:date-value="2017-02-27" calcext:value-type="date">
            <text:p>segunda-feira, 27 de fevereiro de 2017</text:p>
          </table:table-cell>
          <table:table-cell table:formula="of:=[.B58]" office:value-type="date" office:date-value="2017-02-27" calcext:value-type="date">
            <text:p>segunda-feira</text:p>
          </table:table-cell>
          <table:table-cell table:formula="of:=[.B58]" office:value-type="date" office:date-value="2017-02-27" calcext:value-type="date">
            <text:p>fevereiro</text:p>
          </table:table-cell>
          <table:table-cell table:formula="of:=[.B58]" office:value-type="date" office:date-value="2017-02-27" calcext:value-type="date">
            <text:p>2017</text:p>
          </table:table-cell>
          <table:table-cell table:formula="of:=TEXT([.C58];&quot;dddd&quot;)" office:value-type="string" office:string-value="segunda-feira" calcext:value-type="string">
            <text:p>segunda-feira</text:p>
          </table:table-cell>
          <table:table-cell table:formula="of:=PROPER([.F58])" office:value-type="string" office:string-value="Segunda-Feira" calcext:value-type="string">
            <text:p>Segunda-Feira</text:p>
          </table:table-cell>
          <table:table-cell table:formula="of:=PROPER(TEXT([.B58];&quot;DDD&quot;))" office:value-type="string" office:string-value="Seg" calcext:value-type="string">
            <text:p>Seg</text:p>
          </table:table-cell>
          <table:table-cell table:formula="of:=TEXT([.D58];&quot;MMMM&quot;)" office:value-type="string" office:string-value="fevereiro" calcext:value-type="string">
            <text:p>fevereiro</text:p>
          </table:table-cell>
          <table:table-cell table:formula="of:=PROPER([.I58])" office:value-type="string" office:string-value="Fevereiro" calcext:value-type="string">
            <text:p>Fevereiro</text:p>
          </table:table-cell>
          <table:table-cell table:formula="of:=TEXT([.E5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4-01-01" calcext:value-type="date">
            <text:p>01/01/2074</text:p>
          </table:table-cell>
          <table:table-cell table:number-columns-repeated="7"/>
        </table:table-row>
        <table:table-row table:style-name="ro6">
          <table:table-cell table:formula="of:=IF([.A58]=&quot;&quot;;&quot;&quot;;IF(YEAR([.A58]+1)=YEAR([.A58]);[.A58]+1;&quot;&quot;))" office:value-type="date" office:date-value="2017-02-28" calcext:value-type="date">
            <text:p>28/02/17</text:p>
          </table:table-cell>
          <table:table-cell table:formula="of:=[.A59]" office:value-type="date" office:date-value="2017-02-28" calcext:value-type="date">
            <text:p>terça-feira, 28 de fevereiro de 2017</text:p>
          </table:table-cell>
          <table:table-cell table:formula="of:=[.B59]" office:value-type="date" office:date-value="2017-02-28" calcext:value-type="date">
            <text:p>terça-feira</text:p>
          </table:table-cell>
          <table:table-cell table:formula="of:=[.B59]" office:value-type="date" office:date-value="2017-02-28" calcext:value-type="date">
            <text:p>fevereiro</text:p>
          </table:table-cell>
          <table:table-cell table:formula="of:=[.B59]" office:value-type="date" office:date-value="2017-02-28" calcext:value-type="date">
            <text:p>2017</text:p>
          </table:table-cell>
          <table:table-cell table:formula="of:=TEXT([.C59];&quot;dddd&quot;)" office:value-type="string" office:string-value="terça-feira" calcext:value-type="string">
            <text:p>terça-feira</text:p>
          </table:table-cell>
          <table:table-cell table:formula="of:=PROPER([.F59])" office:value-type="string" office:string-value="Terça-Feira" calcext:value-type="string">
            <text:p>Terça-Feira</text:p>
          </table:table-cell>
          <table:table-cell table:formula="of:=PROPER(TEXT([.B59];&quot;DDD&quot;))" office:value-type="string" office:string-value="Ter" calcext:value-type="string">
            <text:p>Ter</text:p>
          </table:table-cell>
          <table:table-cell table:formula="of:=TEXT([.D59];&quot;MMMM&quot;)" office:value-type="string" office:string-value="fevereiro" calcext:value-type="string">
            <text:p>fevereiro</text:p>
          </table:table-cell>
          <table:table-cell table:formula="of:=PROPER([.I59])" office:value-type="string" office:string-value="Fevereiro" calcext:value-type="string">
            <text:p>Fevereiro</text:p>
          </table:table-cell>
          <table:table-cell table:formula="of:=TEXT([.E5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5-01-01" calcext:value-type="date">
            <text:p>01/01/2075</text:p>
          </table:table-cell>
          <table:table-cell table:number-columns-repeated="7"/>
        </table:table-row>
        <table:table-row table:style-name="ro6">
          <table:table-cell table:formula="of:=IF([.A59]=&quot;&quot;;&quot;&quot;;IF(YEAR([.A59]+1)=YEAR([.A59]);[.A59]+1;&quot;&quot;))" office:value-type="date" office:date-value="2017-03-01" calcext:value-type="date">
            <text:p>01/03/17</text:p>
          </table:table-cell>
          <table:table-cell table:formula="of:=[.A60]" office:value-type="date" office:date-value="2017-03-01" calcext:value-type="date">
            <text:p>quarta-feira, 1 de março de 2017</text:p>
          </table:table-cell>
          <table:table-cell table:formula="of:=[.B60]" office:value-type="date" office:date-value="2017-03-01" calcext:value-type="date">
            <text:p>quarta-feira</text:p>
          </table:table-cell>
          <table:table-cell table:formula="of:=[.B60]" office:value-type="date" office:date-value="2017-03-01" calcext:value-type="date">
            <text:p>março</text:p>
          </table:table-cell>
          <table:table-cell table:formula="of:=[.B60]" office:value-type="date" office:date-value="2017-03-01" calcext:value-type="date">
            <text:p>2017</text:p>
          </table:table-cell>
          <table:table-cell table:formula="of:=TEXT([.C60];&quot;dddd&quot;)" office:value-type="string" office:string-value="quarta-feira" calcext:value-type="string">
            <text:p>quarta-feira</text:p>
          </table:table-cell>
          <table:table-cell table:formula="of:=PROPER([.F60])" office:value-type="string" office:string-value="Quarta-Feira" calcext:value-type="string">
            <text:p>Quarta-Feira</text:p>
          </table:table-cell>
          <table:table-cell table:formula="of:=PROPER(TEXT([.B60];&quot;DDD&quot;))" office:value-type="string" office:string-value="Qua" calcext:value-type="string">
            <text:p>Qua</text:p>
          </table:table-cell>
          <table:table-cell table:formula="of:=TEXT([.D60];&quot;MMMM&quot;)" office:value-type="string" office:string-value="março" calcext:value-type="string">
            <text:p>março</text:p>
          </table:table-cell>
          <table:table-cell table:formula="of:=PROPER([.I60])" office:value-type="string" office:string-value="Março" calcext:value-type="string">
            <text:p>Março</text:p>
          </table:table-cell>
          <table:table-cell table:formula="of:=TEXT([.E6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6-01-01" calcext:value-type="date">
            <text:p>01/01/2076</text:p>
          </table:table-cell>
          <table:table-cell table:number-columns-repeated="7"/>
        </table:table-row>
        <table:table-row table:style-name="ro6">
          <table:table-cell table:formula="of:=IF([.A60]=&quot;&quot;;&quot;&quot;;IF(YEAR([.A60]+1)=YEAR([.A60]);[.A60]+1;&quot;&quot;))" office:value-type="date" office:date-value="2017-03-02" calcext:value-type="date">
            <text:p>02/03/17</text:p>
          </table:table-cell>
          <table:table-cell table:formula="of:=[.A61]" office:value-type="date" office:date-value="2017-03-02" calcext:value-type="date">
            <text:p>quinta-feira, 2 de março de 2017</text:p>
          </table:table-cell>
          <table:table-cell table:formula="of:=[.B61]" office:value-type="date" office:date-value="2017-03-02" calcext:value-type="date">
            <text:p>quinta-feira</text:p>
          </table:table-cell>
          <table:table-cell table:formula="of:=[.B61]" office:value-type="date" office:date-value="2017-03-02" calcext:value-type="date">
            <text:p>março</text:p>
          </table:table-cell>
          <table:table-cell table:formula="of:=[.B61]" office:value-type="date" office:date-value="2017-03-02" calcext:value-type="date">
            <text:p>2017</text:p>
          </table:table-cell>
          <table:table-cell table:formula="of:=TEXT([.C61];&quot;dddd&quot;)" office:value-type="string" office:string-value="quinta-feira" calcext:value-type="string">
            <text:p>quinta-feira</text:p>
          </table:table-cell>
          <table:table-cell table:formula="of:=PROPER([.F61])" office:value-type="string" office:string-value="Quinta-Feira" calcext:value-type="string">
            <text:p>Quinta-Feira</text:p>
          </table:table-cell>
          <table:table-cell table:formula="of:=PROPER(TEXT([.B61];&quot;DDD&quot;))" office:value-type="string" office:string-value="Qui" calcext:value-type="string">
            <text:p>Qui</text:p>
          </table:table-cell>
          <table:table-cell table:formula="of:=TEXT([.D61];&quot;MMMM&quot;)" office:value-type="string" office:string-value="março" calcext:value-type="string">
            <text:p>março</text:p>
          </table:table-cell>
          <table:table-cell table:formula="of:=PROPER([.I61])" office:value-type="string" office:string-value="Março" calcext:value-type="string">
            <text:p>Março</text:p>
          </table:table-cell>
          <table:table-cell table:formula="of:=TEXT([.E6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7-01-01" calcext:value-type="date">
            <text:p>01/01/2077</text:p>
          </table:table-cell>
          <table:table-cell table:number-columns-repeated="7"/>
        </table:table-row>
        <table:table-row table:style-name="ro6">
          <table:table-cell table:formula="of:=IF([.A61]=&quot;&quot;;&quot;&quot;;IF(YEAR([.A61]+1)=YEAR([.A61]);[.A61]+1;&quot;&quot;))" office:value-type="date" office:date-value="2017-03-03" calcext:value-type="date">
            <text:p>03/03/17</text:p>
          </table:table-cell>
          <table:table-cell table:formula="of:=[.A62]" office:value-type="date" office:date-value="2017-03-03" calcext:value-type="date">
            <text:p>sexta-feira, 3 de março de 2017</text:p>
          </table:table-cell>
          <table:table-cell table:formula="of:=[.B62]" office:value-type="date" office:date-value="2017-03-03" calcext:value-type="date">
            <text:p>sexta-feira</text:p>
          </table:table-cell>
          <table:table-cell table:formula="of:=[.B62]" office:value-type="date" office:date-value="2017-03-03" calcext:value-type="date">
            <text:p>março</text:p>
          </table:table-cell>
          <table:table-cell table:formula="of:=[.B62]" office:value-type="date" office:date-value="2017-03-03" calcext:value-type="date">
            <text:p>2017</text:p>
          </table:table-cell>
          <table:table-cell table:formula="of:=TEXT([.C62];&quot;dddd&quot;)" office:value-type="string" office:string-value="sexta-feira" calcext:value-type="string">
            <text:p>sexta-feira</text:p>
          </table:table-cell>
          <table:table-cell table:formula="of:=PROPER([.F62])" office:value-type="string" office:string-value="Sexta-Feira" calcext:value-type="string">
            <text:p>Sexta-Feira</text:p>
          </table:table-cell>
          <table:table-cell table:formula="of:=PROPER(TEXT([.B62];&quot;DDD&quot;))" office:value-type="string" office:string-value="Sex" calcext:value-type="string">
            <text:p>Sex</text:p>
          </table:table-cell>
          <table:table-cell table:formula="of:=TEXT([.D62];&quot;MMMM&quot;)" office:value-type="string" office:string-value="março" calcext:value-type="string">
            <text:p>março</text:p>
          </table:table-cell>
          <table:table-cell table:formula="of:=PROPER([.I62])" office:value-type="string" office:string-value="Março" calcext:value-type="string">
            <text:p>Março</text:p>
          </table:table-cell>
          <table:table-cell table:formula="of:=TEXT([.E6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8-01-01" calcext:value-type="date">
            <text:p>01/01/2078</text:p>
          </table:table-cell>
          <table:table-cell table:number-columns-repeated="7"/>
        </table:table-row>
        <table:table-row table:style-name="ro6">
          <table:table-cell table:formula="of:=IF([.A62]=&quot;&quot;;&quot;&quot;;IF(YEAR([.A62]+1)=YEAR([.A62]);[.A62]+1;&quot;&quot;))" office:value-type="date" office:date-value="2017-03-04" calcext:value-type="date">
            <text:p>04/03/17</text:p>
          </table:table-cell>
          <table:table-cell table:formula="of:=[.A63]" office:value-type="date" office:date-value="2017-03-04" calcext:value-type="date">
            <text:p>sábado, 4 de março de 2017</text:p>
          </table:table-cell>
          <table:table-cell table:formula="of:=[.B63]" office:value-type="date" office:date-value="2017-03-04" calcext:value-type="date">
            <text:p>sábado</text:p>
          </table:table-cell>
          <table:table-cell table:formula="of:=[.B63]" office:value-type="date" office:date-value="2017-03-04" calcext:value-type="date">
            <text:p>março</text:p>
          </table:table-cell>
          <table:table-cell table:formula="of:=[.B63]" office:value-type="date" office:date-value="2017-03-04" calcext:value-type="date">
            <text:p>2017</text:p>
          </table:table-cell>
          <table:table-cell table:formula="of:=TEXT([.C63];&quot;dddd&quot;)" office:value-type="string" office:string-value="sábado" calcext:value-type="string">
            <text:p>sábado</text:p>
          </table:table-cell>
          <table:table-cell table:formula="of:=PROPER([.F63])" office:value-type="string" office:string-value="Sábado" calcext:value-type="string">
            <text:p>Sábado</text:p>
          </table:table-cell>
          <table:table-cell table:formula="of:=PROPER(TEXT([.B63];&quot;DDD&quot;))" office:value-type="string" office:string-value="Sáb" calcext:value-type="string">
            <text:p>Sáb</text:p>
          </table:table-cell>
          <table:table-cell table:formula="of:=TEXT([.D63];&quot;MMMM&quot;)" office:value-type="string" office:string-value="março" calcext:value-type="string">
            <text:p>março</text:p>
          </table:table-cell>
          <table:table-cell table:formula="of:=PROPER([.I63])" office:value-type="string" office:string-value="Março" calcext:value-type="string">
            <text:p>Março</text:p>
          </table:table-cell>
          <table:table-cell table:formula="of:=TEXT([.E6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79-01-01" calcext:value-type="date">
            <text:p>01/01/2079</text:p>
          </table:table-cell>
          <table:table-cell table:number-columns-repeated="7"/>
        </table:table-row>
        <table:table-row table:style-name="ro6">
          <table:table-cell table:formula="of:=IF([.A63]=&quot;&quot;;&quot;&quot;;IF(YEAR([.A63]+1)=YEAR([.A63]);[.A63]+1;&quot;&quot;))" office:value-type="date" office:date-value="2017-03-05" calcext:value-type="date">
            <text:p>05/03/17</text:p>
          </table:table-cell>
          <table:table-cell table:formula="of:=[.A64]" office:value-type="date" office:date-value="2017-03-05" calcext:value-type="date">
            <text:p>domingo, 5 de março de 2017</text:p>
          </table:table-cell>
          <table:table-cell table:formula="of:=[.B64]" office:value-type="date" office:date-value="2017-03-05" calcext:value-type="date">
            <text:p>domingo</text:p>
          </table:table-cell>
          <table:table-cell table:formula="of:=[.B64]" office:value-type="date" office:date-value="2017-03-05" calcext:value-type="date">
            <text:p>março</text:p>
          </table:table-cell>
          <table:table-cell table:formula="of:=[.B64]" office:value-type="date" office:date-value="2017-03-05" calcext:value-type="date">
            <text:p>2017</text:p>
          </table:table-cell>
          <table:table-cell table:formula="of:=TEXT([.C64];&quot;dddd&quot;)" office:value-type="string" office:string-value="domingo" calcext:value-type="string">
            <text:p>domingo</text:p>
          </table:table-cell>
          <table:table-cell table:formula="of:=PROPER([.F64])" office:value-type="string" office:string-value="Domingo" calcext:value-type="string">
            <text:p>Domingo</text:p>
          </table:table-cell>
          <table:table-cell table:formula="of:=PROPER(TEXT([.B64];&quot;DDD&quot;))" office:value-type="string" office:string-value="Dom" calcext:value-type="string">
            <text:p>Dom</text:p>
          </table:table-cell>
          <table:table-cell table:formula="of:=TEXT([.D64];&quot;MMMM&quot;)" office:value-type="string" office:string-value="março" calcext:value-type="string">
            <text:p>março</text:p>
          </table:table-cell>
          <table:table-cell table:formula="of:=PROPER([.I64])" office:value-type="string" office:string-value="Março" calcext:value-type="string">
            <text:p>Março</text:p>
          </table:table-cell>
          <table:table-cell table:formula="of:=TEXT([.E6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0-01-01" calcext:value-type="date">
            <text:p>01/01/2080</text:p>
          </table:table-cell>
          <table:table-cell table:number-columns-repeated="7"/>
        </table:table-row>
        <table:table-row table:style-name="ro6">
          <table:table-cell table:formula="of:=IF([.A64]=&quot;&quot;;&quot;&quot;;IF(YEAR([.A64]+1)=YEAR([.A64]);[.A64]+1;&quot;&quot;))" office:value-type="date" office:date-value="2017-03-06" calcext:value-type="date">
            <text:p>06/03/17</text:p>
          </table:table-cell>
          <table:table-cell table:formula="of:=[.A65]" office:value-type="date" office:date-value="2017-03-06" calcext:value-type="date">
            <text:p>segunda-feira, 6 de março de 2017</text:p>
          </table:table-cell>
          <table:table-cell table:formula="of:=[.B65]" office:value-type="date" office:date-value="2017-03-06" calcext:value-type="date">
            <text:p>segunda-feira</text:p>
          </table:table-cell>
          <table:table-cell table:formula="of:=[.B65]" office:value-type="date" office:date-value="2017-03-06" calcext:value-type="date">
            <text:p>março</text:p>
          </table:table-cell>
          <table:table-cell table:formula="of:=[.B65]" office:value-type="date" office:date-value="2017-03-06" calcext:value-type="date">
            <text:p>2017</text:p>
          </table:table-cell>
          <table:table-cell table:formula="of:=TEXT([.C65];&quot;dddd&quot;)" office:value-type="string" office:string-value="segunda-feira" calcext:value-type="string">
            <text:p>segunda-feira</text:p>
          </table:table-cell>
          <table:table-cell table:formula="of:=PROPER([.F65])" office:value-type="string" office:string-value="Segunda-Feira" calcext:value-type="string">
            <text:p>Segunda-Feira</text:p>
          </table:table-cell>
          <table:table-cell table:formula="of:=PROPER(TEXT([.B65];&quot;DDD&quot;))" office:value-type="string" office:string-value="Seg" calcext:value-type="string">
            <text:p>Seg</text:p>
          </table:table-cell>
          <table:table-cell table:formula="of:=TEXT([.D65];&quot;MMMM&quot;)" office:value-type="string" office:string-value="março" calcext:value-type="string">
            <text:p>março</text:p>
          </table:table-cell>
          <table:table-cell table:formula="of:=PROPER([.I65])" office:value-type="string" office:string-value="Março" calcext:value-type="string">
            <text:p>Março</text:p>
          </table:table-cell>
          <table:table-cell table:formula="of:=TEXT([.E6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1-01-01" calcext:value-type="date">
            <text:p>01/01/2081</text:p>
          </table:table-cell>
          <table:table-cell table:number-columns-repeated="7"/>
        </table:table-row>
        <table:table-row table:style-name="ro6">
          <table:table-cell table:formula="of:=IF([.A65]=&quot;&quot;;&quot;&quot;;IF(YEAR([.A65]+1)=YEAR([.A65]);[.A65]+1;&quot;&quot;))" office:value-type="date" office:date-value="2017-03-07" calcext:value-type="date">
            <text:p>07/03/17</text:p>
          </table:table-cell>
          <table:table-cell table:formula="of:=[.A66]" office:value-type="date" office:date-value="2017-03-07" calcext:value-type="date">
            <text:p>terça-feira, 7 de março de 2017</text:p>
          </table:table-cell>
          <table:table-cell table:formula="of:=[.B66]" office:value-type="date" office:date-value="2017-03-07" calcext:value-type="date">
            <text:p>terça-feira</text:p>
          </table:table-cell>
          <table:table-cell table:formula="of:=[.B66]" office:value-type="date" office:date-value="2017-03-07" calcext:value-type="date">
            <text:p>março</text:p>
          </table:table-cell>
          <table:table-cell table:formula="of:=[.B66]" office:value-type="date" office:date-value="2017-03-07" calcext:value-type="date">
            <text:p>2017</text:p>
          </table:table-cell>
          <table:table-cell table:formula="of:=TEXT([.C66];&quot;dddd&quot;)" office:value-type="string" office:string-value="terça-feira" calcext:value-type="string">
            <text:p>terça-feira</text:p>
          </table:table-cell>
          <table:table-cell table:formula="of:=PROPER([.F66])" office:value-type="string" office:string-value="Terça-Feira" calcext:value-type="string">
            <text:p>Terça-Feira</text:p>
          </table:table-cell>
          <table:table-cell table:formula="of:=PROPER(TEXT([.B66];&quot;DDD&quot;))" office:value-type="string" office:string-value="Ter" calcext:value-type="string">
            <text:p>Ter</text:p>
          </table:table-cell>
          <table:table-cell table:formula="of:=TEXT([.D66];&quot;MMMM&quot;)" office:value-type="string" office:string-value="março" calcext:value-type="string">
            <text:p>março</text:p>
          </table:table-cell>
          <table:table-cell table:formula="of:=PROPER([.I66])" office:value-type="string" office:string-value="Março" calcext:value-type="string">
            <text:p>Março</text:p>
          </table:table-cell>
          <table:table-cell table:formula="of:=TEXT([.E6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2-01-01" calcext:value-type="date">
            <text:p>01/01/2082</text:p>
          </table:table-cell>
          <table:table-cell table:number-columns-repeated="7"/>
        </table:table-row>
        <table:table-row table:style-name="ro6">
          <table:table-cell table:formula="of:=IF([.A66]=&quot;&quot;;&quot;&quot;;IF(YEAR([.A66]+1)=YEAR([.A66]);[.A66]+1;&quot;&quot;))" office:value-type="date" office:date-value="2017-03-08" calcext:value-type="date">
            <text:p>08/03/17</text:p>
          </table:table-cell>
          <table:table-cell table:formula="of:=[.A67]" office:value-type="date" office:date-value="2017-03-08" calcext:value-type="date">
            <text:p>quarta-feira, 8 de março de 2017</text:p>
          </table:table-cell>
          <table:table-cell table:formula="of:=[.B67]" office:value-type="date" office:date-value="2017-03-08" calcext:value-type="date">
            <text:p>quarta-feira</text:p>
          </table:table-cell>
          <table:table-cell table:formula="of:=[.B67]" office:value-type="date" office:date-value="2017-03-08" calcext:value-type="date">
            <text:p>março</text:p>
          </table:table-cell>
          <table:table-cell table:formula="of:=[.B67]" office:value-type="date" office:date-value="2017-03-08" calcext:value-type="date">
            <text:p>2017</text:p>
          </table:table-cell>
          <table:table-cell table:formula="of:=TEXT([.C67];&quot;dddd&quot;)" office:value-type="string" office:string-value="quarta-feira" calcext:value-type="string">
            <text:p>quarta-feira</text:p>
          </table:table-cell>
          <table:table-cell table:formula="of:=PROPER([.F67])" office:value-type="string" office:string-value="Quarta-Feira" calcext:value-type="string">
            <text:p>Quarta-Feira</text:p>
          </table:table-cell>
          <table:table-cell table:formula="of:=PROPER(TEXT([.B67];&quot;DDD&quot;))" office:value-type="string" office:string-value="Qua" calcext:value-type="string">
            <text:p>Qua</text:p>
          </table:table-cell>
          <table:table-cell table:formula="of:=TEXT([.D67];&quot;MMMM&quot;)" office:value-type="string" office:string-value="março" calcext:value-type="string">
            <text:p>março</text:p>
          </table:table-cell>
          <table:table-cell table:formula="of:=PROPER([.I67])" office:value-type="string" office:string-value="Março" calcext:value-type="string">
            <text:p>Março</text:p>
          </table:table-cell>
          <table:table-cell table:formula="of:=TEXT([.E6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3-01-01" calcext:value-type="date">
            <text:p>01/01/2083</text:p>
          </table:table-cell>
          <table:table-cell table:number-columns-repeated="7"/>
        </table:table-row>
        <table:table-row table:style-name="ro6">
          <table:table-cell table:formula="of:=IF([.A67]=&quot;&quot;;&quot;&quot;;IF(YEAR([.A67]+1)=YEAR([.A67]);[.A67]+1;&quot;&quot;))" office:value-type="date" office:date-value="2017-03-09" calcext:value-type="date">
            <text:p>09/03/17</text:p>
          </table:table-cell>
          <table:table-cell table:formula="of:=[.A68]" office:value-type="date" office:date-value="2017-03-09" calcext:value-type="date">
            <text:p>quinta-feira, 9 de março de 2017</text:p>
          </table:table-cell>
          <table:table-cell table:formula="of:=[.B68]" office:value-type="date" office:date-value="2017-03-09" calcext:value-type="date">
            <text:p>quinta-feira</text:p>
          </table:table-cell>
          <table:table-cell table:formula="of:=[.B68]" office:value-type="date" office:date-value="2017-03-09" calcext:value-type="date">
            <text:p>março</text:p>
          </table:table-cell>
          <table:table-cell table:formula="of:=[.B68]" office:value-type="date" office:date-value="2017-03-09" calcext:value-type="date">
            <text:p>2017</text:p>
          </table:table-cell>
          <table:table-cell table:formula="of:=TEXT([.C68];&quot;dddd&quot;)" office:value-type="string" office:string-value="quinta-feira" calcext:value-type="string">
            <text:p>quinta-feira</text:p>
          </table:table-cell>
          <table:table-cell table:formula="of:=PROPER([.F68])" office:value-type="string" office:string-value="Quinta-Feira" calcext:value-type="string">
            <text:p>Quinta-Feira</text:p>
          </table:table-cell>
          <table:table-cell table:formula="of:=PROPER(TEXT([.B68];&quot;DDD&quot;))" office:value-type="string" office:string-value="Qui" calcext:value-type="string">
            <text:p>Qui</text:p>
          </table:table-cell>
          <table:table-cell table:formula="of:=TEXT([.D68];&quot;MMMM&quot;)" office:value-type="string" office:string-value="março" calcext:value-type="string">
            <text:p>março</text:p>
          </table:table-cell>
          <table:table-cell table:formula="of:=PROPER([.I68])" office:value-type="string" office:string-value="Março" calcext:value-type="string">
            <text:p>Março</text:p>
          </table:table-cell>
          <table:table-cell table:formula="of:=TEXT([.E6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4-01-01" calcext:value-type="date">
            <text:p>01/01/2084</text:p>
          </table:table-cell>
          <table:table-cell table:number-columns-repeated="7"/>
        </table:table-row>
        <table:table-row table:style-name="ro6">
          <table:table-cell table:formula="of:=IF([.A68]=&quot;&quot;;&quot;&quot;;IF(YEAR([.A68]+1)=YEAR([.A68]);[.A68]+1;&quot;&quot;))" office:value-type="date" office:date-value="2017-03-10" calcext:value-type="date">
            <text:p>10/03/17</text:p>
          </table:table-cell>
          <table:table-cell table:formula="of:=[.A69]" office:value-type="date" office:date-value="2017-03-10" calcext:value-type="date">
            <text:p>sexta-feira, 10 de março de 2017</text:p>
          </table:table-cell>
          <table:table-cell table:formula="of:=[.B69]" office:value-type="date" office:date-value="2017-03-10" calcext:value-type="date">
            <text:p>sexta-feira</text:p>
          </table:table-cell>
          <table:table-cell table:formula="of:=[.B69]" office:value-type="date" office:date-value="2017-03-10" calcext:value-type="date">
            <text:p>março</text:p>
          </table:table-cell>
          <table:table-cell table:formula="of:=[.B69]" office:value-type="date" office:date-value="2017-03-10" calcext:value-type="date">
            <text:p>2017</text:p>
          </table:table-cell>
          <table:table-cell table:formula="of:=TEXT([.C69];&quot;dddd&quot;)" office:value-type="string" office:string-value="sexta-feira" calcext:value-type="string">
            <text:p>sexta-feira</text:p>
          </table:table-cell>
          <table:table-cell table:formula="of:=PROPER([.F69])" office:value-type="string" office:string-value="Sexta-Feira" calcext:value-type="string">
            <text:p>Sexta-Feira</text:p>
          </table:table-cell>
          <table:table-cell table:formula="of:=PROPER(TEXT([.B69];&quot;DDD&quot;))" office:value-type="string" office:string-value="Sex" calcext:value-type="string">
            <text:p>Sex</text:p>
          </table:table-cell>
          <table:table-cell table:formula="of:=TEXT([.D69];&quot;MMMM&quot;)" office:value-type="string" office:string-value="março" calcext:value-type="string">
            <text:p>março</text:p>
          </table:table-cell>
          <table:table-cell table:formula="of:=PROPER([.I69])" office:value-type="string" office:string-value="Março" calcext:value-type="string">
            <text:p>Março</text:p>
          </table:table-cell>
          <table:table-cell table:formula="of:=TEXT([.E6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5-01-01" calcext:value-type="date">
            <text:p>01/01/2085</text:p>
          </table:table-cell>
          <table:table-cell table:number-columns-repeated="7"/>
        </table:table-row>
        <table:table-row table:style-name="ro6">
          <table:table-cell table:formula="of:=IF([.A69]=&quot;&quot;;&quot;&quot;;IF(YEAR([.A69]+1)=YEAR([.A69]);[.A69]+1;&quot;&quot;))" office:value-type="date" office:date-value="2017-03-11" calcext:value-type="date">
            <text:p>11/03/17</text:p>
          </table:table-cell>
          <table:table-cell table:formula="of:=[.A70]" office:value-type="date" office:date-value="2017-03-11" calcext:value-type="date">
            <text:p>sábado, 11 de março de 2017</text:p>
          </table:table-cell>
          <table:table-cell table:formula="of:=[.B70]" office:value-type="date" office:date-value="2017-03-11" calcext:value-type="date">
            <text:p>sábado</text:p>
          </table:table-cell>
          <table:table-cell table:formula="of:=[.B70]" office:value-type="date" office:date-value="2017-03-11" calcext:value-type="date">
            <text:p>março</text:p>
          </table:table-cell>
          <table:table-cell table:formula="of:=[.B70]" office:value-type="date" office:date-value="2017-03-11" calcext:value-type="date">
            <text:p>2017</text:p>
          </table:table-cell>
          <table:table-cell table:formula="of:=TEXT([.C70];&quot;dddd&quot;)" office:value-type="string" office:string-value="sábado" calcext:value-type="string">
            <text:p>sábado</text:p>
          </table:table-cell>
          <table:table-cell table:formula="of:=PROPER([.F70])" office:value-type="string" office:string-value="Sábado" calcext:value-type="string">
            <text:p>Sábado</text:p>
          </table:table-cell>
          <table:table-cell table:formula="of:=PROPER(TEXT([.B70];&quot;DDD&quot;))" office:value-type="string" office:string-value="Sáb" calcext:value-type="string">
            <text:p>Sáb</text:p>
          </table:table-cell>
          <table:table-cell table:formula="of:=TEXT([.D70];&quot;MMMM&quot;)" office:value-type="string" office:string-value="março" calcext:value-type="string">
            <text:p>março</text:p>
          </table:table-cell>
          <table:table-cell table:formula="of:=PROPER([.I70])" office:value-type="string" office:string-value="Março" calcext:value-type="string">
            <text:p>Março</text:p>
          </table:table-cell>
          <table:table-cell table:formula="of:=TEXT([.E7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6-01-01" calcext:value-type="date">
            <text:p>01/01/2086</text:p>
          </table:table-cell>
          <table:table-cell table:number-columns-repeated="7"/>
        </table:table-row>
        <table:table-row table:style-name="ro6">
          <table:table-cell table:formula="of:=IF([.A70]=&quot;&quot;;&quot;&quot;;IF(YEAR([.A70]+1)=YEAR([.A70]);[.A70]+1;&quot;&quot;))" office:value-type="date" office:date-value="2017-03-12" calcext:value-type="date">
            <text:p>12/03/17</text:p>
          </table:table-cell>
          <table:table-cell table:formula="of:=[.A71]" office:value-type="date" office:date-value="2017-03-12" calcext:value-type="date">
            <text:p>domingo, 12 de março de 2017</text:p>
          </table:table-cell>
          <table:table-cell table:formula="of:=[.B71]" office:value-type="date" office:date-value="2017-03-12" calcext:value-type="date">
            <text:p>domingo</text:p>
          </table:table-cell>
          <table:table-cell table:formula="of:=[.B71]" office:value-type="date" office:date-value="2017-03-12" calcext:value-type="date">
            <text:p>março</text:p>
          </table:table-cell>
          <table:table-cell table:formula="of:=[.B71]" office:value-type="date" office:date-value="2017-03-12" calcext:value-type="date">
            <text:p>2017</text:p>
          </table:table-cell>
          <table:table-cell table:formula="of:=TEXT([.C71];&quot;dddd&quot;)" office:value-type="string" office:string-value="domingo" calcext:value-type="string">
            <text:p>domingo</text:p>
          </table:table-cell>
          <table:table-cell table:formula="of:=PROPER([.F71])" office:value-type="string" office:string-value="Domingo" calcext:value-type="string">
            <text:p>Domingo</text:p>
          </table:table-cell>
          <table:table-cell table:formula="of:=PROPER(TEXT([.B71];&quot;DDD&quot;))" office:value-type="string" office:string-value="Dom" calcext:value-type="string">
            <text:p>Dom</text:p>
          </table:table-cell>
          <table:table-cell table:formula="of:=TEXT([.D71];&quot;MMMM&quot;)" office:value-type="string" office:string-value="março" calcext:value-type="string">
            <text:p>março</text:p>
          </table:table-cell>
          <table:table-cell table:formula="of:=PROPER([.I71])" office:value-type="string" office:string-value="Março" calcext:value-type="string">
            <text:p>Março</text:p>
          </table:table-cell>
          <table:table-cell table:formula="of:=TEXT([.E7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7-01-01" calcext:value-type="date">
            <text:p>01/01/2087</text:p>
          </table:table-cell>
          <table:table-cell table:number-columns-repeated="7"/>
        </table:table-row>
        <table:table-row table:style-name="ro6">
          <table:table-cell table:formula="of:=IF([.A71]=&quot;&quot;;&quot;&quot;;IF(YEAR([.A71]+1)=YEAR([.A71]);[.A71]+1;&quot;&quot;))" office:value-type="date" office:date-value="2017-03-13" calcext:value-type="date">
            <text:p>13/03/17</text:p>
          </table:table-cell>
          <table:table-cell table:formula="of:=[.A72]" office:value-type="date" office:date-value="2017-03-13" calcext:value-type="date">
            <text:p>segunda-feira, 13 de março de 2017</text:p>
          </table:table-cell>
          <table:table-cell table:formula="of:=[.B72]" office:value-type="date" office:date-value="2017-03-13" calcext:value-type="date">
            <text:p>segunda-feira</text:p>
          </table:table-cell>
          <table:table-cell table:formula="of:=[.B72]" office:value-type="date" office:date-value="2017-03-13" calcext:value-type="date">
            <text:p>março</text:p>
          </table:table-cell>
          <table:table-cell table:formula="of:=[.B72]" office:value-type="date" office:date-value="2017-03-13" calcext:value-type="date">
            <text:p>2017</text:p>
          </table:table-cell>
          <table:table-cell table:formula="of:=TEXT([.C72];&quot;dddd&quot;)" office:value-type="string" office:string-value="segunda-feira" calcext:value-type="string">
            <text:p>segunda-feira</text:p>
          </table:table-cell>
          <table:table-cell table:formula="of:=PROPER([.F72])" office:value-type="string" office:string-value="Segunda-Feira" calcext:value-type="string">
            <text:p>Segunda-Feira</text:p>
          </table:table-cell>
          <table:table-cell table:formula="of:=PROPER(TEXT([.B72];&quot;DDD&quot;))" office:value-type="string" office:string-value="Seg" calcext:value-type="string">
            <text:p>Seg</text:p>
          </table:table-cell>
          <table:table-cell table:formula="of:=TEXT([.D72];&quot;MMMM&quot;)" office:value-type="string" office:string-value="março" calcext:value-type="string">
            <text:p>março</text:p>
          </table:table-cell>
          <table:table-cell table:formula="of:=PROPER([.I72])" office:value-type="string" office:string-value="Março" calcext:value-type="string">
            <text:p>Março</text:p>
          </table:table-cell>
          <table:table-cell table:formula="of:=TEXT([.E7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8-01-01" calcext:value-type="date">
            <text:p>01/01/2088</text:p>
          </table:table-cell>
          <table:table-cell table:number-columns-repeated="7"/>
        </table:table-row>
        <table:table-row table:style-name="ro6">
          <table:table-cell table:formula="of:=IF([.A72]=&quot;&quot;;&quot;&quot;;IF(YEAR([.A72]+1)=YEAR([.A72]);[.A72]+1;&quot;&quot;))" office:value-type="date" office:date-value="2017-03-14" calcext:value-type="date">
            <text:p>14/03/17</text:p>
          </table:table-cell>
          <table:table-cell table:formula="of:=[.A73]" office:value-type="date" office:date-value="2017-03-14" calcext:value-type="date">
            <text:p>terça-feira, 14 de março de 2017</text:p>
          </table:table-cell>
          <table:table-cell table:formula="of:=[.B73]" office:value-type="date" office:date-value="2017-03-14" calcext:value-type="date">
            <text:p>terça-feira</text:p>
          </table:table-cell>
          <table:table-cell table:formula="of:=[.B73]" office:value-type="date" office:date-value="2017-03-14" calcext:value-type="date">
            <text:p>março</text:p>
          </table:table-cell>
          <table:table-cell table:formula="of:=[.B73]" office:value-type="date" office:date-value="2017-03-14" calcext:value-type="date">
            <text:p>2017</text:p>
          </table:table-cell>
          <table:table-cell table:formula="of:=TEXT([.C73];&quot;dddd&quot;)" office:value-type="string" office:string-value="terça-feira" calcext:value-type="string">
            <text:p>terça-feira</text:p>
          </table:table-cell>
          <table:table-cell table:formula="of:=PROPER([.F73])" office:value-type="string" office:string-value="Terça-Feira" calcext:value-type="string">
            <text:p>Terça-Feira</text:p>
          </table:table-cell>
          <table:table-cell table:formula="of:=PROPER(TEXT([.B73];&quot;DDD&quot;))" office:value-type="string" office:string-value="Ter" calcext:value-type="string">
            <text:p>Ter</text:p>
          </table:table-cell>
          <table:table-cell table:formula="of:=TEXT([.D73];&quot;MMMM&quot;)" office:value-type="string" office:string-value="março" calcext:value-type="string">
            <text:p>março</text:p>
          </table:table-cell>
          <table:table-cell table:formula="of:=PROPER([.I73])" office:value-type="string" office:string-value="Março" calcext:value-type="string">
            <text:p>Março</text:p>
          </table:table-cell>
          <table:table-cell table:formula="of:=TEXT([.E7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89-01-01" calcext:value-type="date">
            <text:p>01/01/2089</text:p>
          </table:table-cell>
          <table:table-cell table:number-columns-repeated="7"/>
        </table:table-row>
        <table:table-row table:style-name="ro6">
          <table:table-cell table:formula="of:=IF([.A73]=&quot;&quot;;&quot;&quot;;IF(YEAR([.A73]+1)=YEAR([.A73]);[.A73]+1;&quot;&quot;))" office:value-type="date" office:date-value="2017-03-15" calcext:value-type="date">
            <text:p>15/03/17</text:p>
          </table:table-cell>
          <table:table-cell table:formula="of:=[.A74]" office:value-type="date" office:date-value="2017-03-15" calcext:value-type="date">
            <text:p>quarta-feira, 15 de março de 2017</text:p>
          </table:table-cell>
          <table:table-cell table:formula="of:=[.B74]" office:value-type="date" office:date-value="2017-03-15" calcext:value-type="date">
            <text:p>quarta-feira</text:p>
          </table:table-cell>
          <table:table-cell table:formula="of:=[.B74]" office:value-type="date" office:date-value="2017-03-15" calcext:value-type="date">
            <text:p>março</text:p>
          </table:table-cell>
          <table:table-cell table:formula="of:=[.B74]" office:value-type="date" office:date-value="2017-03-15" calcext:value-type="date">
            <text:p>2017</text:p>
          </table:table-cell>
          <table:table-cell table:formula="of:=TEXT([.C74];&quot;dddd&quot;)" office:value-type="string" office:string-value="quarta-feira" calcext:value-type="string">
            <text:p>quarta-feira</text:p>
          </table:table-cell>
          <table:table-cell table:formula="of:=PROPER([.F74])" office:value-type="string" office:string-value="Quarta-Feira" calcext:value-type="string">
            <text:p>Quarta-Feira</text:p>
          </table:table-cell>
          <table:table-cell table:formula="of:=PROPER(TEXT([.B74];&quot;DDD&quot;))" office:value-type="string" office:string-value="Qua" calcext:value-type="string">
            <text:p>Qua</text:p>
          </table:table-cell>
          <table:table-cell table:formula="of:=TEXT([.D74];&quot;MMMM&quot;)" office:value-type="string" office:string-value="março" calcext:value-type="string">
            <text:p>março</text:p>
          </table:table-cell>
          <table:table-cell table:formula="of:=PROPER([.I74])" office:value-type="string" office:string-value="Março" calcext:value-type="string">
            <text:p>Março</text:p>
          </table:table-cell>
          <table:table-cell table:formula="of:=TEXT([.E7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0-01-01" calcext:value-type="date">
            <text:p>01/01/2090</text:p>
          </table:table-cell>
          <table:table-cell table:number-columns-repeated="7"/>
        </table:table-row>
        <table:table-row table:style-name="ro6">
          <table:table-cell table:formula="of:=IF([.A74]=&quot;&quot;;&quot;&quot;;IF(YEAR([.A74]+1)=YEAR([.A74]);[.A74]+1;&quot;&quot;))" office:value-type="date" office:date-value="2017-03-16" calcext:value-type="date">
            <text:p>16/03/17</text:p>
          </table:table-cell>
          <table:table-cell table:formula="of:=[.A75]" office:value-type="date" office:date-value="2017-03-16" calcext:value-type="date">
            <text:p>quinta-feira, 16 de março de 2017</text:p>
          </table:table-cell>
          <table:table-cell table:formula="of:=[.B75]" office:value-type="date" office:date-value="2017-03-16" calcext:value-type="date">
            <text:p>quinta-feira</text:p>
          </table:table-cell>
          <table:table-cell table:formula="of:=[.B75]" office:value-type="date" office:date-value="2017-03-16" calcext:value-type="date">
            <text:p>março</text:p>
          </table:table-cell>
          <table:table-cell table:formula="of:=[.B75]" office:value-type="date" office:date-value="2017-03-16" calcext:value-type="date">
            <text:p>2017</text:p>
          </table:table-cell>
          <table:table-cell table:formula="of:=TEXT([.C75];&quot;dddd&quot;)" office:value-type="string" office:string-value="quinta-feira" calcext:value-type="string">
            <text:p>quinta-feira</text:p>
          </table:table-cell>
          <table:table-cell table:formula="of:=PROPER([.F75])" office:value-type="string" office:string-value="Quinta-Feira" calcext:value-type="string">
            <text:p>Quinta-Feira</text:p>
          </table:table-cell>
          <table:table-cell table:formula="of:=PROPER(TEXT([.B75];&quot;DDD&quot;))" office:value-type="string" office:string-value="Qui" calcext:value-type="string">
            <text:p>Qui</text:p>
          </table:table-cell>
          <table:table-cell table:formula="of:=TEXT([.D75];&quot;MMMM&quot;)" office:value-type="string" office:string-value="março" calcext:value-type="string">
            <text:p>março</text:p>
          </table:table-cell>
          <table:table-cell table:formula="of:=PROPER([.I75])" office:value-type="string" office:string-value="Março" calcext:value-type="string">
            <text:p>Março</text:p>
          </table:table-cell>
          <table:table-cell table:formula="of:=TEXT([.E7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1-01-01" calcext:value-type="date">
            <text:p>01/01/2091</text:p>
          </table:table-cell>
          <table:table-cell table:number-columns-repeated="7"/>
        </table:table-row>
        <table:table-row table:style-name="ro6">
          <table:table-cell table:formula="of:=IF([.A75]=&quot;&quot;;&quot;&quot;;IF(YEAR([.A75]+1)=YEAR([.A75]);[.A75]+1;&quot;&quot;))" office:value-type="date" office:date-value="2017-03-17" calcext:value-type="date">
            <text:p>17/03/17</text:p>
          </table:table-cell>
          <table:table-cell table:formula="of:=[.A76]" office:value-type="date" office:date-value="2017-03-17" calcext:value-type="date">
            <text:p>sexta-feira, 17 de março de 2017</text:p>
          </table:table-cell>
          <table:table-cell table:formula="of:=[.B76]" office:value-type="date" office:date-value="2017-03-17" calcext:value-type="date">
            <text:p>sexta-feira</text:p>
          </table:table-cell>
          <table:table-cell table:formula="of:=[.B76]" office:value-type="date" office:date-value="2017-03-17" calcext:value-type="date">
            <text:p>março</text:p>
          </table:table-cell>
          <table:table-cell table:formula="of:=[.B76]" office:value-type="date" office:date-value="2017-03-17" calcext:value-type="date">
            <text:p>2017</text:p>
          </table:table-cell>
          <table:table-cell table:formula="of:=TEXT([.C76];&quot;dddd&quot;)" office:value-type="string" office:string-value="sexta-feira" calcext:value-type="string">
            <text:p>sexta-feira</text:p>
          </table:table-cell>
          <table:table-cell table:formula="of:=PROPER([.F76])" office:value-type="string" office:string-value="Sexta-Feira" calcext:value-type="string">
            <text:p>Sexta-Feira</text:p>
          </table:table-cell>
          <table:table-cell table:formula="of:=PROPER(TEXT([.B76];&quot;DDD&quot;))" office:value-type="string" office:string-value="Sex" calcext:value-type="string">
            <text:p>Sex</text:p>
          </table:table-cell>
          <table:table-cell table:formula="of:=TEXT([.D76];&quot;MMMM&quot;)" office:value-type="string" office:string-value="março" calcext:value-type="string">
            <text:p>março</text:p>
          </table:table-cell>
          <table:table-cell table:formula="of:=PROPER([.I76])" office:value-type="string" office:string-value="Março" calcext:value-type="string">
            <text:p>Março</text:p>
          </table:table-cell>
          <table:table-cell table:formula="of:=TEXT([.E7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2-01-01" calcext:value-type="date">
            <text:p>01/01/2092</text:p>
          </table:table-cell>
          <table:table-cell table:number-columns-repeated="7"/>
        </table:table-row>
        <table:table-row table:style-name="ro6">
          <table:table-cell table:formula="of:=IF([.A76]=&quot;&quot;;&quot;&quot;;IF(YEAR([.A76]+1)=YEAR([.A76]);[.A76]+1;&quot;&quot;))" office:value-type="date" office:date-value="2017-03-18" calcext:value-type="date">
            <text:p>18/03/17</text:p>
          </table:table-cell>
          <table:table-cell table:formula="of:=[.A77]" office:value-type="date" office:date-value="2017-03-18" calcext:value-type="date">
            <text:p>sábado, 18 de março de 2017</text:p>
          </table:table-cell>
          <table:table-cell table:formula="of:=[.B77]" office:value-type="date" office:date-value="2017-03-18" calcext:value-type="date">
            <text:p>sábado</text:p>
          </table:table-cell>
          <table:table-cell table:formula="of:=[.B77]" office:value-type="date" office:date-value="2017-03-18" calcext:value-type="date">
            <text:p>março</text:p>
          </table:table-cell>
          <table:table-cell table:formula="of:=[.B77]" office:value-type="date" office:date-value="2017-03-18" calcext:value-type="date">
            <text:p>2017</text:p>
          </table:table-cell>
          <table:table-cell table:formula="of:=TEXT([.C77];&quot;dddd&quot;)" office:value-type="string" office:string-value="sábado" calcext:value-type="string">
            <text:p>sábado</text:p>
          </table:table-cell>
          <table:table-cell table:formula="of:=PROPER([.F77])" office:value-type="string" office:string-value="Sábado" calcext:value-type="string">
            <text:p>Sábado</text:p>
          </table:table-cell>
          <table:table-cell table:formula="of:=PROPER(TEXT([.B77];&quot;DDD&quot;))" office:value-type="string" office:string-value="Sáb" calcext:value-type="string">
            <text:p>Sáb</text:p>
          </table:table-cell>
          <table:table-cell table:formula="of:=TEXT([.D77];&quot;MMMM&quot;)" office:value-type="string" office:string-value="março" calcext:value-type="string">
            <text:p>março</text:p>
          </table:table-cell>
          <table:table-cell table:formula="of:=PROPER([.I77])" office:value-type="string" office:string-value="Março" calcext:value-type="string">
            <text:p>Março</text:p>
          </table:table-cell>
          <table:table-cell table:formula="of:=TEXT([.E7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3-01-01" calcext:value-type="date">
            <text:p>01/01/2093</text:p>
          </table:table-cell>
          <table:table-cell table:number-columns-repeated="7"/>
        </table:table-row>
        <table:table-row table:style-name="ro6">
          <table:table-cell table:formula="of:=IF([.A77]=&quot;&quot;;&quot;&quot;;IF(YEAR([.A77]+1)=YEAR([.A77]);[.A77]+1;&quot;&quot;))" office:value-type="date" office:date-value="2017-03-19" calcext:value-type="date">
            <text:p>19/03/17</text:p>
          </table:table-cell>
          <table:table-cell table:formula="of:=[.A78]" office:value-type="date" office:date-value="2017-03-19" calcext:value-type="date">
            <text:p>domingo, 19 de março de 2017</text:p>
          </table:table-cell>
          <table:table-cell table:formula="of:=[.B78]" office:value-type="date" office:date-value="2017-03-19" calcext:value-type="date">
            <text:p>domingo</text:p>
          </table:table-cell>
          <table:table-cell table:formula="of:=[.B78]" office:value-type="date" office:date-value="2017-03-19" calcext:value-type="date">
            <text:p>março</text:p>
          </table:table-cell>
          <table:table-cell table:formula="of:=[.B78]" office:value-type="date" office:date-value="2017-03-19" calcext:value-type="date">
            <text:p>2017</text:p>
          </table:table-cell>
          <table:table-cell table:formula="of:=TEXT([.C78];&quot;dddd&quot;)" office:value-type="string" office:string-value="domingo" calcext:value-type="string">
            <text:p>domingo</text:p>
          </table:table-cell>
          <table:table-cell table:formula="of:=PROPER([.F78])" office:value-type="string" office:string-value="Domingo" calcext:value-type="string">
            <text:p>Domingo</text:p>
          </table:table-cell>
          <table:table-cell table:formula="of:=PROPER(TEXT([.B78];&quot;DDD&quot;))" office:value-type="string" office:string-value="Dom" calcext:value-type="string">
            <text:p>Dom</text:p>
          </table:table-cell>
          <table:table-cell table:formula="of:=TEXT([.D78];&quot;MMMM&quot;)" office:value-type="string" office:string-value="março" calcext:value-type="string">
            <text:p>março</text:p>
          </table:table-cell>
          <table:table-cell table:formula="of:=PROPER([.I78])" office:value-type="string" office:string-value="Março" calcext:value-type="string">
            <text:p>Março</text:p>
          </table:table-cell>
          <table:table-cell table:formula="of:=TEXT([.E7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4-01-01" calcext:value-type="date">
            <text:p>01/01/2094</text:p>
          </table:table-cell>
          <table:table-cell table:number-columns-repeated="7"/>
        </table:table-row>
        <table:table-row table:style-name="ro6">
          <table:table-cell table:formula="of:=IF([.A78]=&quot;&quot;;&quot;&quot;;IF(YEAR([.A78]+1)=YEAR([.A78]);[.A78]+1;&quot;&quot;))" office:value-type="date" office:date-value="2017-03-20" calcext:value-type="date">
            <text:p>20/03/17</text:p>
          </table:table-cell>
          <table:table-cell table:formula="of:=[.A79]" office:value-type="date" office:date-value="2017-03-20" calcext:value-type="date">
            <text:p>segunda-feira, 20 de março de 2017</text:p>
          </table:table-cell>
          <table:table-cell table:formula="of:=[.B79]" office:value-type="date" office:date-value="2017-03-20" calcext:value-type="date">
            <text:p>segunda-feira</text:p>
          </table:table-cell>
          <table:table-cell table:formula="of:=[.B79]" office:value-type="date" office:date-value="2017-03-20" calcext:value-type="date">
            <text:p>março</text:p>
          </table:table-cell>
          <table:table-cell table:formula="of:=[.B79]" office:value-type="date" office:date-value="2017-03-20" calcext:value-type="date">
            <text:p>2017</text:p>
          </table:table-cell>
          <table:table-cell table:formula="of:=TEXT([.C79];&quot;dddd&quot;)" office:value-type="string" office:string-value="segunda-feira" calcext:value-type="string">
            <text:p>segunda-feira</text:p>
          </table:table-cell>
          <table:table-cell table:formula="of:=PROPER([.F79])" office:value-type="string" office:string-value="Segunda-Feira" calcext:value-type="string">
            <text:p>Segunda-Feira</text:p>
          </table:table-cell>
          <table:table-cell table:formula="of:=PROPER(TEXT([.B79];&quot;DDD&quot;))" office:value-type="string" office:string-value="Seg" calcext:value-type="string">
            <text:p>Seg</text:p>
          </table:table-cell>
          <table:table-cell table:formula="of:=TEXT([.D79];&quot;MMMM&quot;)" office:value-type="string" office:string-value="março" calcext:value-type="string">
            <text:p>março</text:p>
          </table:table-cell>
          <table:table-cell table:formula="of:=PROPER([.I79])" office:value-type="string" office:string-value="Março" calcext:value-type="string">
            <text:p>Março</text:p>
          </table:table-cell>
          <table:table-cell table:formula="of:=TEXT([.E7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5-01-01" calcext:value-type="date">
            <text:p>01/01/2095</text:p>
          </table:table-cell>
          <table:table-cell table:number-columns-repeated="7"/>
        </table:table-row>
        <table:table-row table:style-name="ro6">
          <table:table-cell table:formula="of:=IF([.A79]=&quot;&quot;;&quot;&quot;;IF(YEAR([.A79]+1)=YEAR([.A79]);[.A79]+1;&quot;&quot;))" office:value-type="date" office:date-value="2017-03-21" calcext:value-type="date">
            <text:p>21/03/17</text:p>
          </table:table-cell>
          <table:table-cell table:formula="of:=[.A80]" office:value-type="date" office:date-value="2017-03-21" calcext:value-type="date">
            <text:p>terça-feira, 21 de março de 2017</text:p>
          </table:table-cell>
          <table:table-cell table:formula="of:=[.B80]" office:value-type="date" office:date-value="2017-03-21" calcext:value-type="date">
            <text:p>terça-feira</text:p>
          </table:table-cell>
          <table:table-cell table:formula="of:=[.B80]" office:value-type="date" office:date-value="2017-03-21" calcext:value-type="date">
            <text:p>março</text:p>
          </table:table-cell>
          <table:table-cell table:formula="of:=[.B80]" office:value-type="date" office:date-value="2017-03-21" calcext:value-type="date">
            <text:p>2017</text:p>
          </table:table-cell>
          <table:table-cell table:formula="of:=TEXT([.C80];&quot;dddd&quot;)" office:value-type="string" office:string-value="terça-feira" calcext:value-type="string">
            <text:p>terça-feira</text:p>
          </table:table-cell>
          <table:table-cell table:formula="of:=PROPER([.F80])" office:value-type="string" office:string-value="Terça-Feira" calcext:value-type="string">
            <text:p>Terça-Feira</text:p>
          </table:table-cell>
          <table:table-cell table:formula="of:=PROPER(TEXT([.B80];&quot;DDD&quot;))" office:value-type="string" office:string-value="Ter" calcext:value-type="string">
            <text:p>Ter</text:p>
          </table:table-cell>
          <table:table-cell table:formula="of:=TEXT([.D80];&quot;MMMM&quot;)" office:value-type="string" office:string-value="março" calcext:value-type="string">
            <text:p>março</text:p>
          </table:table-cell>
          <table:table-cell table:formula="of:=PROPER([.I80])" office:value-type="string" office:string-value="Março" calcext:value-type="string">
            <text:p>Março</text:p>
          </table:table-cell>
          <table:table-cell table:formula="of:=TEXT([.E8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6-01-01" calcext:value-type="date">
            <text:p>01/01/2096</text:p>
          </table:table-cell>
          <table:table-cell table:number-columns-repeated="7"/>
        </table:table-row>
        <table:table-row table:style-name="ro6">
          <table:table-cell table:formula="of:=IF([.A80]=&quot;&quot;;&quot;&quot;;IF(YEAR([.A80]+1)=YEAR([.A80]);[.A80]+1;&quot;&quot;))" office:value-type="date" office:date-value="2017-03-22" calcext:value-type="date">
            <text:p>22/03/17</text:p>
          </table:table-cell>
          <table:table-cell table:formula="of:=[.A81]" office:value-type="date" office:date-value="2017-03-22" calcext:value-type="date">
            <text:p>quarta-feira, 22 de março de 2017</text:p>
          </table:table-cell>
          <table:table-cell table:formula="of:=[.B81]" office:value-type="date" office:date-value="2017-03-22" calcext:value-type="date">
            <text:p>quarta-feira</text:p>
          </table:table-cell>
          <table:table-cell table:formula="of:=[.B81]" office:value-type="date" office:date-value="2017-03-22" calcext:value-type="date">
            <text:p>março</text:p>
          </table:table-cell>
          <table:table-cell table:formula="of:=[.B81]" office:value-type="date" office:date-value="2017-03-22" calcext:value-type="date">
            <text:p>2017</text:p>
          </table:table-cell>
          <table:table-cell table:formula="of:=TEXT([.C81];&quot;dddd&quot;)" office:value-type="string" office:string-value="quarta-feira" calcext:value-type="string">
            <text:p>quarta-feira</text:p>
          </table:table-cell>
          <table:table-cell table:formula="of:=PROPER([.F81])" office:value-type="string" office:string-value="Quarta-Feira" calcext:value-type="string">
            <text:p>Quarta-Feira</text:p>
          </table:table-cell>
          <table:table-cell table:formula="of:=PROPER(TEXT([.B81];&quot;DDD&quot;))" office:value-type="string" office:string-value="Qua" calcext:value-type="string">
            <text:p>Qua</text:p>
          </table:table-cell>
          <table:table-cell table:formula="of:=TEXT([.D81];&quot;MMMM&quot;)" office:value-type="string" office:string-value="março" calcext:value-type="string">
            <text:p>março</text:p>
          </table:table-cell>
          <table:table-cell table:formula="of:=PROPER([.I81])" office:value-type="string" office:string-value="Março" calcext:value-type="string">
            <text:p>Março</text:p>
          </table:table-cell>
          <table:table-cell table:formula="of:=TEXT([.E8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7-01-01" calcext:value-type="date">
            <text:p>01/01/2097</text:p>
          </table:table-cell>
          <table:table-cell table:number-columns-repeated="7"/>
        </table:table-row>
        <table:table-row table:style-name="ro6">
          <table:table-cell table:formula="of:=IF([.A81]=&quot;&quot;;&quot;&quot;;IF(YEAR([.A81]+1)=YEAR([.A81]);[.A81]+1;&quot;&quot;))" office:value-type="date" office:date-value="2017-03-23" calcext:value-type="date">
            <text:p>23/03/17</text:p>
          </table:table-cell>
          <table:table-cell table:formula="of:=[.A82]" office:value-type="date" office:date-value="2017-03-23" calcext:value-type="date">
            <text:p>quinta-feira, 23 de março de 2017</text:p>
          </table:table-cell>
          <table:table-cell table:formula="of:=[.B82]" office:value-type="date" office:date-value="2017-03-23" calcext:value-type="date">
            <text:p>quinta-feira</text:p>
          </table:table-cell>
          <table:table-cell table:formula="of:=[.B82]" office:value-type="date" office:date-value="2017-03-23" calcext:value-type="date">
            <text:p>março</text:p>
          </table:table-cell>
          <table:table-cell table:formula="of:=[.B82]" office:value-type="date" office:date-value="2017-03-23" calcext:value-type="date">
            <text:p>2017</text:p>
          </table:table-cell>
          <table:table-cell table:formula="of:=TEXT([.C82];&quot;dddd&quot;)" office:value-type="string" office:string-value="quinta-feira" calcext:value-type="string">
            <text:p>quinta-feira</text:p>
          </table:table-cell>
          <table:table-cell table:formula="of:=PROPER([.F82])" office:value-type="string" office:string-value="Quinta-Feira" calcext:value-type="string">
            <text:p>Quinta-Feira</text:p>
          </table:table-cell>
          <table:table-cell table:formula="of:=PROPER(TEXT([.B82];&quot;DDD&quot;))" office:value-type="string" office:string-value="Qui" calcext:value-type="string">
            <text:p>Qui</text:p>
          </table:table-cell>
          <table:table-cell table:formula="of:=TEXT([.D82];&quot;MMMM&quot;)" office:value-type="string" office:string-value="março" calcext:value-type="string">
            <text:p>março</text:p>
          </table:table-cell>
          <table:table-cell table:formula="of:=PROPER([.I82])" office:value-type="string" office:string-value="Março" calcext:value-type="string">
            <text:p>Março</text:p>
          </table:table-cell>
          <table:table-cell table:formula="of:=TEXT([.E8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8-01-01" calcext:value-type="date">
            <text:p>01/01/2098</text:p>
          </table:table-cell>
          <table:table-cell table:number-columns-repeated="7"/>
        </table:table-row>
        <table:table-row table:style-name="ro6">
          <table:table-cell table:formula="of:=IF([.A82]=&quot;&quot;;&quot;&quot;;IF(YEAR([.A82]+1)=YEAR([.A82]);[.A82]+1;&quot;&quot;))" office:value-type="date" office:date-value="2017-03-24" calcext:value-type="date">
            <text:p>24/03/17</text:p>
          </table:table-cell>
          <table:table-cell table:formula="of:=[.A83]" office:value-type="date" office:date-value="2017-03-24" calcext:value-type="date">
            <text:p>sexta-feira, 24 de março de 2017</text:p>
          </table:table-cell>
          <table:table-cell table:formula="of:=[.B83]" office:value-type="date" office:date-value="2017-03-24" calcext:value-type="date">
            <text:p>sexta-feira</text:p>
          </table:table-cell>
          <table:table-cell table:formula="of:=[.B83]" office:value-type="date" office:date-value="2017-03-24" calcext:value-type="date">
            <text:p>março</text:p>
          </table:table-cell>
          <table:table-cell table:formula="of:=[.B83]" office:value-type="date" office:date-value="2017-03-24" calcext:value-type="date">
            <text:p>2017</text:p>
          </table:table-cell>
          <table:table-cell table:formula="of:=TEXT([.C83];&quot;dddd&quot;)" office:value-type="string" office:string-value="sexta-feira" calcext:value-type="string">
            <text:p>sexta-feira</text:p>
          </table:table-cell>
          <table:table-cell table:formula="of:=PROPER([.F83])" office:value-type="string" office:string-value="Sexta-Feira" calcext:value-type="string">
            <text:p>Sexta-Feira</text:p>
          </table:table-cell>
          <table:table-cell table:formula="of:=PROPER(TEXT([.B83];&quot;DDD&quot;))" office:value-type="string" office:string-value="Sex" calcext:value-type="string">
            <text:p>Sex</text:p>
          </table:table-cell>
          <table:table-cell table:formula="of:=TEXT([.D83];&quot;MMMM&quot;)" office:value-type="string" office:string-value="março" calcext:value-type="string">
            <text:p>março</text:p>
          </table:table-cell>
          <table:table-cell table:formula="of:=PROPER([.I83])" office:value-type="string" office:string-value="Março" calcext:value-type="string">
            <text:p>Março</text:p>
          </table:table-cell>
          <table:table-cell table:formula="of:=TEXT([.E8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099-01-01" calcext:value-type="date">
            <text:p>01/01/2099</text:p>
          </table:table-cell>
          <table:table-cell table:number-columns-repeated="7"/>
        </table:table-row>
        <table:table-row table:style-name="ro6">
          <table:table-cell table:formula="of:=IF([.A83]=&quot;&quot;;&quot;&quot;;IF(YEAR([.A83]+1)=YEAR([.A83]);[.A83]+1;&quot;&quot;))" office:value-type="date" office:date-value="2017-03-25" calcext:value-type="date">
            <text:p>25/03/17</text:p>
          </table:table-cell>
          <table:table-cell table:formula="of:=[.A84]" office:value-type="date" office:date-value="2017-03-25" calcext:value-type="date">
            <text:p>sábado, 25 de março de 2017</text:p>
          </table:table-cell>
          <table:table-cell table:formula="of:=[.B84]" office:value-type="date" office:date-value="2017-03-25" calcext:value-type="date">
            <text:p>sábado</text:p>
          </table:table-cell>
          <table:table-cell table:formula="of:=[.B84]" office:value-type="date" office:date-value="2017-03-25" calcext:value-type="date">
            <text:p>março</text:p>
          </table:table-cell>
          <table:table-cell table:formula="of:=[.B84]" office:value-type="date" office:date-value="2017-03-25" calcext:value-type="date">
            <text:p>2017</text:p>
          </table:table-cell>
          <table:table-cell table:formula="of:=TEXT([.C84];&quot;dddd&quot;)" office:value-type="string" office:string-value="sábado" calcext:value-type="string">
            <text:p>sábado</text:p>
          </table:table-cell>
          <table:table-cell table:formula="of:=PROPER([.F84])" office:value-type="string" office:string-value="Sábado" calcext:value-type="string">
            <text:p>Sábado</text:p>
          </table:table-cell>
          <table:table-cell table:formula="of:=PROPER(TEXT([.B84];&quot;DDD&quot;))" office:value-type="string" office:string-value="Sáb" calcext:value-type="string">
            <text:p>Sáb</text:p>
          </table:table-cell>
          <table:table-cell table:formula="of:=TEXT([.D84];&quot;MMMM&quot;)" office:value-type="string" office:string-value="março" calcext:value-type="string">
            <text:p>março</text:p>
          </table:table-cell>
          <table:table-cell table:formula="of:=PROPER([.I84])" office:value-type="string" office:string-value="Março" calcext:value-type="string">
            <text:p>Março</text:p>
          </table:table-cell>
          <table:table-cell table:formula="of:=TEXT([.E8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0-01-01" calcext:value-type="date">
            <text:p>01/01/2100</text:p>
          </table:table-cell>
          <table:table-cell table:number-columns-repeated="7"/>
        </table:table-row>
        <table:table-row table:style-name="ro6">
          <table:table-cell table:formula="of:=IF([.A84]=&quot;&quot;;&quot;&quot;;IF(YEAR([.A84]+1)=YEAR([.A84]);[.A84]+1;&quot;&quot;))" office:value-type="date" office:date-value="2017-03-26" calcext:value-type="date">
            <text:p>26/03/17</text:p>
          </table:table-cell>
          <table:table-cell table:formula="of:=[.A85]" office:value-type="date" office:date-value="2017-03-26" calcext:value-type="date">
            <text:p>domingo, 26 de março de 2017</text:p>
          </table:table-cell>
          <table:table-cell table:formula="of:=[.B85]" office:value-type="date" office:date-value="2017-03-26" calcext:value-type="date">
            <text:p>domingo</text:p>
          </table:table-cell>
          <table:table-cell table:formula="of:=[.B85]" office:value-type="date" office:date-value="2017-03-26" calcext:value-type="date">
            <text:p>março</text:p>
          </table:table-cell>
          <table:table-cell table:formula="of:=[.B85]" office:value-type="date" office:date-value="2017-03-26" calcext:value-type="date">
            <text:p>2017</text:p>
          </table:table-cell>
          <table:table-cell table:formula="of:=TEXT([.C85];&quot;dddd&quot;)" office:value-type="string" office:string-value="domingo" calcext:value-type="string">
            <text:p>domingo</text:p>
          </table:table-cell>
          <table:table-cell table:formula="of:=PROPER([.F85])" office:value-type="string" office:string-value="Domingo" calcext:value-type="string">
            <text:p>Domingo</text:p>
          </table:table-cell>
          <table:table-cell table:formula="of:=PROPER(TEXT([.B85];&quot;DDD&quot;))" office:value-type="string" office:string-value="Dom" calcext:value-type="string">
            <text:p>Dom</text:p>
          </table:table-cell>
          <table:table-cell table:formula="of:=TEXT([.D85];&quot;MMMM&quot;)" office:value-type="string" office:string-value="março" calcext:value-type="string">
            <text:p>março</text:p>
          </table:table-cell>
          <table:table-cell table:formula="of:=PROPER([.I85])" office:value-type="string" office:string-value="Março" calcext:value-type="string">
            <text:p>Março</text:p>
          </table:table-cell>
          <table:table-cell table:formula="of:=TEXT([.E8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1-01-01" calcext:value-type="date">
            <text:p>01/01/2101</text:p>
          </table:table-cell>
          <table:table-cell table:number-columns-repeated="7"/>
        </table:table-row>
        <table:table-row table:style-name="ro6">
          <table:table-cell table:formula="of:=IF([.A85]=&quot;&quot;;&quot;&quot;;IF(YEAR([.A85]+1)=YEAR([.A85]);[.A85]+1;&quot;&quot;))" office:value-type="date" office:date-value="2017-03-27" calcext:value-type="date">
            <text:p>27/03/17</text:p>
          </table:table-cell>
          <table:table-cell table:formula="of:=[.A86]" office:value-type="date" office:date-value="2017-03-27" calcext:value-type="date">
            <text:p>segunda-feira, 27 de março de 2017</text:p>
          </table:table-cell>
          <table:table-cell table:formula="of:=[.B86]" office:value-type="date" office:date-value="2017-03-27" calcext:value-type="date">
            <text:p>segunda-feira</text:p>
          </table:table-cell>
          <table:table-cell table:formula="of:=[.B86]" office:value-type="date" office:date-value="2017-03-27" calcext:value-type="date">
            <text:p>março</text:p>
          </table:table-cell>
          <table:table-cell table:formula="of:=[.B86]" office:value-type="date" office:date-value="2017-03-27" calcext:value-type="date">
            <text:p>2017</text:p>
          </table:table-cell>
          <table:table-cell table:formula="of:=TEXT([.C86];&quot;dddd&quot;)" office:value-type="string" office:string-value="segunda-feira" calcext:value-type="string">
            <text:p>segunda-feira</text:p>
          </table:table-cell>
          <table:table-cell table:formula="of:=PROPER([.F86])" office:value-type="string" office:string-value="Segunda-Feira" calcext:value-type="string">
            <text:p>Segunda-Feira</text:p>
          </table:table-cell>
          <table:table-cell table:formula="of:=PROPER(TEXT([.B86];&quot;DDD&quot;))" office:value-type="string" office:string-value="Seg" calcext:value-type="string">
            <text:p>Seg</text:p>
          </table:table-cell>
          <table:table-cell table:formula="of:=TEXT([.D86];&quot;MMMM&quot;)" office:value-type="string" office:string-value="março" calcext:value-type="string">
            <text:p>março</text:p>
          </table:table-cell>
          <table:table-cell table:formula="of:=PROPER([.I86])" office:value-type="string" office:string-value="Março" calcext:value-type="string">
            <text:p>Março</text:p>
          </table:table-cell>
          <table:table-cell table:formula="of:=TEXT([.E8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2-01-01" calcext:value-type="date">
            <text:p>01/01/2102</text:p>
          </table:table-cell>
          <table:table-cell table:number-columns-repeated="7"/>
        </table:table-row>
        <table:table-row table:style-name="ro6">
          <table:table-cell table:formula="of:=IF([.A86]=&quot;&quot;;&quot;&quot;;IF(YEAR([.A86]+1)=YEAR([.A86]);[.A86]+1;&quot;&quot;))" office:value-type="date" office:date-value="2017-03-28" calcext:value-type="date">
            <text:p>28/03/17</text:p>
          </table:table-cell>
          <table:table-cell table:formula="of:=[.A87]" office:value-type="date" office:date-value="2017-03-28" calcext:value-type="date">
            <text:p>terça-feira, 28 de março de 2017</text:p>
          </table:table-cell>
          <table:table-cell table:formula="of:=[.B87]" office:value-type="date" office:date-value="2017-03-28" calcext:value-type="date">
            <text:p>terça-feira</text:p>
          </table:table-cell>
          <table:table-cell table:formula="of:=[.B87]" office:value-type="date" office:date-value="2017-03-28" calcext:value-type="date">
            <text:p>março</text:p>
          </table:table-cell>
          <table:table-cell table:formula="of:=[.B87]" office:value-type="date" office:date-value="2017-03-28" calcext:value-type="date">
            <text:p>2017</text:p>
          </table:table-cell>
          <table:table-cell table:formula="of:=TEXT([.C87];&quot;dddd&quot;)" office:value-type="string" office:string-value="terça-feira" calcext:value-type="string">
            <text:p>terça-feira</text:p>
          </table:table-cell>
          <table:table-cell table:formula="of:=PROPER([.F87])" office:value-type="string" office:string-value="Terça-Feira" calcext:value-type="string">
            <text:p>Terça-Feira</text:p>
          </table:table-cell>
          <table:table-cell table:formula="of:=PROPER(TEXT([.B87];&quot;DDD&quot;))" office:value-type="string" office:string-value="Ter" calcext:value-type="string">
            <text:p>Ter</text:p>
          </table:table-cell>
          <table:table-cell table:formula="of:=TEXT([.D87];&quot;MMMM&quot;)" office:value-type="string" office:string-value="março" calcext:value-type="string">
            <text:p>março</text:p>
          </table:table-cell>
          <table:table-cell table:formula="of:=PROPER([.I87])" office:value-type="string" office:string-value="Março" calcext:value-type="string">
            <text:p>Março</text:p>
          </table:table-cell>
          <table:table-cell table:formula="of:=TEXT([.E8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3-01-01" calcext:value-type="date">
            <text:p>01/01/2103</text:p>
          </table:table-cell>
          <table:table-cell table:number-columns-repeated="7"/>
        </table:table-row>
        <table:table-row table:style-name="ro6">
          <table:table-cell table:formula="of:=IF([.A87]=&quot;&quot;;&quot;&quot;;IF(YEAR([.A87]+1)=YEAR([.A87]);[.A87]+1;&quot;&quot;))" office:value-type="date" office:date-value="2017-03-29" calcext:value-type="date">
            <text:p>29/03/17</text:p>
          </table:table-cell>
          <table:table-cell table:formula="of:=[.A88]" office:value-type="date" office:date-value="2017-03-29" calcext:value-type="date">
            <text:p>quarta-feira, 29 de março de 2017</text:p>
          </table:table-cell>
          <table:table-cell table:formula="of:=[.B88]" office:value-type="date" office:date-value="2017-03-29" calcext:value-type="date">
            <text:p>quarta-feira</text:p>
          </table:table-cell>
          <table:table-cell table:formula="of:=[.B88]" office:value-type="date" office:date-value="2017-03-29" calcext:value-type="date">
            <text:p>março</text:p>
          </table:table-cell>
          <table:table-cell table:formula="of:=[.B88]" office:value-type="date" office:date-value="2017-03-29" calcext:value-type="date">
            <text:p>2017</text:p>
          </table:table-cell>
          <table:table-cell table:formula="of:=TEXT([.C88];&quot;dddd&quot;)" office:value-type="string" office:string-value="quarta-feira" calcext:value-type="string">
            <text:p>quarta-feira</text:p>
          </table:table-cell>
          <table:table-cell table:formula="of:=PROPER([.F88])" office:value-type="string" office:string-value="Quarta-Feira" calcext:value-type="string">
            <text:p>Quarta-Feira</text:p>
          </table:table-cell>
          <table:table-cell table:formula="of:=PROPER(TEXT([.B88];&quot;DDD&quot;))" office:value-type="string" office:string-value="Qua" calcext:value-type="string">
            <text:p>Qua</text:p>
          </table:table-cell>
          <table:table-cell table:formula="of:=TEXT([.D88];&quot;MMMM&quot;)" office:value-type="string" office:string-value="março" calcext:value-type="string">
            <text:p>março</text:p>
          </table:table-cell>
          <table:table-cell table:formula="of:=PROPER([.I88])" office:value-type="string" office:string-value="Março" calcext:value-type="string">
            <text:p>Março</text:p>
          </table:table-cell>
          <table:table-cell table:formula="of:=TEXT([.E8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4-01-01" calcext:value-type="date">
            <text:p>01/01/2104</text:p>
          </table:table-cell>
          <table:table-cell table:number-columns-repeated="7"/>
        </table:table-row>
        <table:table-row table:style-name="ro6">
          <table:table-cell table:formula="of:=IF([.A88]=&quot;&quot;;&quot;&quot;;IF(YEAR([.A88]+1)=YEAR([.A88]);[.A88]+1;&quot;&quot;))" office:value-type="date" office:date-value="2017-03-30" calcext:value-type="date">
            <text:p>30/03/17</text:p>
          </table:table-cell>
          <table:table-cell table:formula="of:=[.A89]" office:value-type="date" office:date-value="2017-03-30" calcext:value-type="date">
            <text:p>quinta-feira, 30 de março de 2017</text:p>
          </table:table-cell>
          <table:table-cell table:formula="of:=[.B89]" office:value-type="date" office:date-value="2017-03-30" calcext:value-type="date">
            <text:p>quinta-feira</text:p>
          </table:table-cell>
          <table:table-cell table:formula="of:=[.B89]" office:value-type="date" office:date-value="2017-03-30" calcext:value-type="date">
            <text:p>março</text:p>
          </table:table-cell>
          <table:table-cell table:formula="of:=[.B89]" office:value-type="date" office:date-value="2017-03-30" calcext:value-type="date">
            <text:p>2017</text:p>
          </table:table-cell>
          <table:table-cell table:formula="of:=TEXT([.C89];&quot;dddd&quot;)" office:value-type="string" office:string-value="quinta-feira" calcext:value-type="string">
            <text:p>quinta-feira</text:p>
          </table:table-cell>
          <table:table-cell table:formula="of:=PROPER([.F89])" office:value-type="string" office:string-value="Quinta-Feira" calcext:value-type="string">
            <text:p>Quinta-Feira</text:p>
          </table:table-cell>
          <table:table-cell table:formula="of:=PROPER(TEXT([.B89];&quot;DDD&quot;))" office:value-type="string" office:string-value="Qui" calcext:value-type="string">
            <text:p>Qui</text:p>
          </table:table-cell>
          <table:table-cell table:formula="of:=TEXT([.D89];&quot;MMMM&quot;)" office:value-type="string" office:string-value="março" calcext:value-type="string">
            <text:p>março</text:p>
          </table:table-cell>
          <table:table-cell table:formula="of:=PROPER([.I89])" office:value-type="string" office:string-value="Março" calcext:value-type="string">
            <text:p>Março</text:p>
          </table:table-cell>
          <table:table-cell table:formula="of:=TEXT([.E8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5-01-01" calcext:value-type="date">
            <text:p>01/01/2105</text:p>
          </table:table-cell>
          <table:table-cell table:number-columns-repeated="7"/>
        </table:table-row>
        <table:table-row table:style-name="ro6">
          <table:table-cell table:formula="of:=IF([.A89]=&quot;&quot;;&quot;&quot;;IF(YEAR([.A89]+1)=YEAR([.A89]);[.A89]+1;&quot;&quot;))" office:value-type="date" office:date-value="2017-03-31" calcext:value-type="date">
            <text:p>31/03/17</text:p>
          </table:table-cell>
          <table:table-cell table:formula="of:=[.A90]" office:value-type="date" office:date-value="2017-03-31" calcext:value-type="date">
            <text:p>sexta-feira, 31 de março de 2017</text:p>
          </table:table-cell>
          <table:table-cell table:formula="of:=[.B90]" office:value-type="date" office:date-value="2017-03-31" calcext:value-type="date">
            <text:p>sexta-feira</text:p>
          </table:table-cell>
          <table:table-cell table:formula="of:=[.B90]" office:value-type="date" office:date-value="2017-03-31" calcext:value-type="date">
            <text:p>março</text:p>
          </table:table-cell>
          <table:table-cell table:formula="of:=[.B90]" office:value-type="date" office:date-value="2017-03-31" calcext:value-type="date">
            <text:p>2017</text:p>
          </table:table-cell>
          <table:table-cell table:formula="of:=TEXT([.C90];&quot;dddd&quot;)" office:value-type="string" office:string-value="sexta-feira" calcext:value-type="string">
            <text:p>sexta-feira</text:p>
          </table:table-cell>
          <table:table-cell table:formula="of:=PROPER([.F90])" office:value-type="string" office:string-value="Sexta-Feira" calcext:value-type="string">
            <text:p>Sexta-Feira</text:p>
          </table:table-cell>
          <table:table-cell table:formula="of:=PROPER(TEXT([.B90];&quot;DDD&quot;))" office:value-type="string" office:string-value="Sex" calcext:value-type="string">
            <text:p>Sex</text:p>
          </table:table-cell>
          <table:table-cell table:formula="of:=TEXT([.D90];&quot;MMMM&quot;)" office:value-type="string" office:string-value="março" calcext:value-type="string">
            <text:p>março</text:p>
          </table:table-cell>
          <table:table-cell table:formula="of:=PROPER([.I90])" office:value-type="string" office:string-value="Março" calcext:value-type="string">
            <text:p>Março</text:p>
          </table:table-cell>
          <table:table-cell table:formula="of:=TEXT([.E9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6-01-01" calcext:value-type="date">
            <text:p>01/01/2106</text:p>
          </table:table-cell>
          <table:table-cell table:number-columns-repeated="7"/>
        </table:table-row>
        <table:table-row table:style-name="ro6">
          <table:table-cell table:formula="of:=IF([.A90]=&quot;&quot;;&quot;&quot;;IF(YEAR([.A90]+1)=YEAR([.A90]);[.A90]+1;&quot;&quot;))" office:value-type="date" office:date-value="2017-04-01" calcext:value-type="date">
            <text:p>01/04/17</text:p>
          </table:table-cell>
          <table:table-cell table:formula="of:=[.A91]" office:value-type="date" office:date-value="2017-04-01" calcext:value-type="date">
            <text:p>sábado, 1 de abril de 2017</text:p>
          </table:table-cell>
          <table:table-cell table:formula="of:=[.B91]" office:value-type="date" office:date-value="2017-04-01" calcext:value-type="date">
            <text:p>sábado</text:p>
          </table:table-cell>
          <table:table-cell table:formula="of:=[.B91]" office:value-type="date" office:date-value="2017-04-01" calcext:value-type="date">
            <text:p>abril</text:p>
          </table:table-cell>
          <table:table-cell table:formula="of:=[.B91]" office:value-type="date" office:date-value="2017-04-01" calcext:value-type="date">
            <text:p>2017</text:p>
          </table:table-cell>
          <table:table-cell table:formula="of:=TEXT([.C91];&quot;dddd&quot;)" office:value-type="string" office:string-value="sábado" calcext:value-type="string">
            <text:p>sábado</text:p>
          </table:table-cell>
          <table:table-cell table:formula="of:=PROPER([.F91])" office:value-type="string" office:string-value="Sábado" calcext:value-type="string">
            <text:p>Sábado</text:p>
          </table:table-cell>
          <table:table-cell table:formula="of:=PROPER(TEXT([.B91];&quot;DDD&quot;))" office:value-type="string" office:string-value="Sáb" calcext:value-type="string">
            <text:p>Sáb</text:p>
          </table:table-cell>
          <table:table-cell table:formula="of:=TEXT([.D91];&quot;MMMM&quot;)" office:value-type="string" office:string-value="abril" calcext:value-type="string">
            <text:p>abril</text:p>
          </table:table-cell>
          <table:table-cell table:formula="of:=PROPER([.I91])" office:value-type="string" office:string-value="Abril" calcext:value-type="string">
            <text:p>Abril</text:p>
          </table:table-cell>
          <table:table-cell table:formula="of:=TEXT([.E91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7-01-01" calcext:value-type="date">
            <text:p>01/01/2107</text:p>
          </table:table-cell>
          <table:table-cell table:number-columns-repeated="7"/>
        </table:table-row>
        <table:table-row table:style-name="ro6">
          <table:table-cell table:formula="of:=IF([.A91]=&quot;&quot;;&quot;&quot;;IF(YEAR([.A91]+1)=YEAR([.A91]);[.A91]+1;&quot;&quot;))" office:value-type="date" office:date-value="2017-04-02" calcext:value-type="date">
            <text:p>02/04/17</text:p>
          </table:table-cell>
          <table:table-cell table:formula="of:=[.A92]" office:value-type="date" office:date-value="2017-04-02" calcext:value-type="date">
            <text:p>domingo, 2 de abril de 2017</text:p>
          </table:table-cell>
          <table:table-cell table:formula="of:=[.B92]" office:value-type="date" office:date-value="2017-04-02" calcext:value-type="date">
            <text:p>domingo</text:p>
          </table:table-cell>
          <table:table-cell table:formula="of:=[.B92]" office:value-type="date" office:date-value="2017-04-02" calcext:value-type="date">
            <text:p>abril</text:p>
          </table:table-cell>
          <table:table-cell table:formula="of:=[.B92]" office:value-type="date" office:date-value="2017-04-02" calcext:value-type="date">
            <text:p>2017</text:p>
          </table:table-cell>
          <table:table-cell table:formula="of:=TEXT([.C92];&quot;dddd&quot;)" office:value-type="string" office:string-value="domingo" calcext:value-type="string">
            <text:p>domingo</text:p>
          </table:table-cell>
          <table:table-cell table:formula="of:=PROPER([.F92])" office:value-type="string" office:string-value="Domingo" calcext:value-type="string">
            <text:p>Domingo</text:p>
          </table:table-cell>
          <table:table-cell table:formula="of:=PROPER(TEXT([.B92];&quot;DDD&quot;))" office:value-type="string" office:string-value="Dom" calcext:value-type="string">
            <text:p>Dom</text:p>
          </table:table-cell>
          <table:table-cell table:formula="of:=TEXT([.D92];&quot;MMMM&quot;)" office:value-type="string" office:string-value="abril" calcext:value-type="string">
            <text:p>abril</text:p>
          </table:table-cell>
          <table:table-cell table:formula="of:=PROPER([.I92])" office:value-type="string" office:string-value="Abril" calcext:value-type="string">
            <text:p>Abril</text:p>
          </table:table-cell>
          <table:table-cell table:formula="of:=TEXT([.E92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8-01-01" calcext:value-type="date">
            <text:p>01/01/2108</text:p>
          </table:table-cell>
          <table:table-cell table:number-columns-repeated="7"/>
        </table:table-row>
        <table:table-row table:style-name="ro6">
          <table:table-cell table:formula="of:=IF([.A92]=&quot;&quot;;&quot;&quot;;IF(YEAR([.A92]+1)=YEAR([.A92]);[.A92]+1;&quot;&quot;))" office:value-type="date" office:date-value="2017-04-03" calcext:value-type="date">
            <text:p>03/04/17</text:p>
          </table:table-cell>
          <table:table-cell table:formula="of:=[.A93]" office:value-type="date" office:date-value="2017-04-03" calcext:value-type="date">
            <text:p>segunda-feira, 3 de abril de 2017</text:p>
          </table:table-cell>
          <table:table-cell table:formula="of:=[.B93]" office:value-type="date" office:date-value="2017-04-03" calcext:value-type="date">
            <text:p>segunda-feira</text:p>
          </table:table-cell>
          <table:table-cell table:formula="of:=[.B93]" office:value-type="date" office:date-value="2017-04-03" calcext:value-type="date">
            <text:p>abril</text:p>
          </table:table-cell>
          <table:table-cell table:formula="of:=[.B93]" office:value-type="date" office:date-value="2017-04-03" calcext:value-type="date">
            <text:p>2017</text:p>
          </table:table-cell>
          <table:table-cell table:formula="of:=TEXT([.C93];&quot;dddd&quot;)" office:value-type="string" office:string-value="segunda-feira" calcext:value-type="string">
            <text:p>segunda-feira</text:p>
          </table:table-cell>
          <table:table-cell table:formula="of:=PROPER([.F93])" office:value-type="string" office:string-value="Segunda-Feira" calcext:value-type="string">
            <text:p>Segunda-Feira</text:p>
          </table:table-cell>
          <table:table-cell table:formula="of:=PROPER(TEXT([.B93];&quot;DDD&quot;))" office:value-type="string" office:string-value="Seg" calcext:value-type="string">
            <text:p>Seg</text:p>
          </table:table-cell>
          <table:table-cell table:formula="of:=TEXT([.D93];&quot;MMMM&quot;)" office:value-type="string" office:string-value="abril" calcext:value-type="string">
            <text:p>abril</text:p>
          </table:table-cell>
          <table:table-cell table:formula="of:=PROPER([.I93])" office:value-type="string" office:string-value="Abril" calcext:value-type="string">
            <text:p>Abril</text:p>
          </table:table-cell>
          <table:table-cell table:formula="of:=TEXT([.E93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09-01-01" calcext:value-type="date">
            <text:p>01/01/2109</text:p>
          </table:table-cell>
          <table:table-cell table:number-columns-repeated="7"/>
        </table:table-row>
        <table:table-row table:style-name="ro6">
          <table:table-cell table:formula="of:=IF([.A93]=&quot;&quot;;&quot;&quot;;IF(YEAR([.A93]+1)=YEAR([.A93]);[.A93]+1;&quot;&quot;))" office:value-type="date" office:date-value="2017-04-04" calcext:value-type="date">
            <text:p>04/04/17</text:p>
          </table:table-cell>
          <table:table-cell table:formula="of:=[.A94]" office:value-type="date" office:date-value="2017-04-04" calcext:value-type="date">
            <text:p>terça-feira, 4 de abril de 2017</text:p>
          </table:table-cell>
          <table:table-cell table:formula="of:=[.B94]" office:value-type="date" office:date-value="2017-04-04" calcext:value-type="date">
            <text:p>terça-feira</text:p>
          </table:table-cell>
          <table:table-cell table:formula="of:=[.B94]" office:value-type="date" office:date-value="2017-04-04" calcext:value-type="date">
            <text:p>abril</text:p>
          </table:table-cell>
          <table:table-cell table:formula="of:=[.B94]" office:value-type="date" office:date-value="2017-04-04" calcext:value-type="date">
            <text:p>2017</text:p>
          </table:table-cell>
          <table:table-cell table:formula="of:=TEXT([.C94];&quot;dddd&quot;)" office:value-type="string" office:string-value="terça-feira" calcext:value-type="string">
            <text:p>terça-feira</text:p>
          </table:table-cell>
          <table:table-cell table:formula="of:=PROPER([.F94])" office:value-type="string" office:string-value="Terça-Feira" calcext:value-type="string">
            <text:p>Terça-Feira</text:p>
          </table:table-cell>
          <table:table-cell table:formula="of:=PROPER(TEXT([.B94];&quot;DDD&quot;))" office:value-type="string" office:string-value="Ter" calcext:value-type="string">
            <text:p>Ter</text:p>
          </table:table-cell>
          <table:table-cell table:formula="of:=TEXT([.D94];&quot;MMMM&quot;)" office:value-type="string" office:string-value="abril" calcext:value-type="string">
            <text:p>abril</text:p>
          </table:table-cell>
          <table:table-cell table:formula="of:=PROPER([.I94])" office:value-type="string" office:string-value="Abril" calcext:value-type="string">
            <text:p>Abril</text:p>
          </table:table-cell>
          <table:table-cell table:formula="of:=TEXT([.E94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0-01-01" calcext:value-type="date">
            <text:p>01/01/2110</text:p>
          </table:table-cell>
          <table:table-cell table:number-columns-repeated="7"/>
        </table:table-row>
        <table:table-row table:style-name="ro6">
          <table:table-cell table:formula="of:=IF([.A94]=&quot;&quot;;&quot;&quot;;IF(YEAR([.A94]+1)=YEAR([.A94]);[.A94]+1;&quot;&quot;))" office:value-type="date" office:date-value="2017-04-05" calcext:value-type="date">
            <text:p>05/04/17</text:p>
          </table:table-cell>
          <table:table-cell table:formula="of:=[.A95]" office:value-type="date" office:date-value="2017-04-05" calcext:value-type="date">
            <text:p>quarta-feira, 5 de abril de 2017</text:p>
          </table:table-cell>
          <table:table-cell table:formula="of:=[.B95]" office:value-type="date" office:date-value="2017-04-05" calcext:value-type="date">
            <text:p>quarta-feira</text:p>
          </table:table-cell>
          <table:table-cell table:formula="of:=[.B95]" office:value-type="date" office:date-value="2017-04-05" calcext:value-type="date">
            <text:p>abril</text:p>
          </table:table-cell>
          <table:table-cell table:formula="of:=[.B95]" office:value-type="date" office:date-value="2017-04-05" calcext:value-type="date">
            <text:p>2017</text:p>
          </table:table-cell>
          <table:table-cell table:formula="of:=TEXT([.C95];&quot;dddd&quot;)" office:value-type="string" office:string-value="quarta-feira" calcext:value-type="string">
            <text:p>quarta-feira</text:p>
          </table:table-cell>
          <table:table-cell table:formula="of:=PROPER([.F95])" office:value-type="string" office:string-value="Quarta-Feira" calcext:value-type="string">
            <text:p>Quarta-Feira</text:p>
          </table:table-cell>
          <table:table-cell table:formula="of:=PROPER(TEXT([.B95];&quot;DDD&quot;))" office:value-type="string" office:string-value="Qua" calcext:value-type="string">
            <text:p>Qua</text:p>
          </table:table-cell>
          <table:table-cell table:formula="of:=TEXT([.D95];&quot;MMMM&quot;)" office:value-type="string" office:string-value="abril" calcext:value-type="string">
            <text:p>abril</text:p>
          </table:table-cell>
          <table:table-cell table:formula="of:=PROPER([.I95])" office:value-type="string" office:string-value="Abril" calcext:value-type="string">
            <text:p>Abril</text:p>
          </table:table-cell>
          <table:table-cell table:formula="of:=TEXT([.E95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1-01-01" calcext:value-type="date">
            <text:p>01/01/2111</text:p>
          </table:table-cell>
          <table:table-cell table:number-columns-repeated="7"/>
        </table:table-row>
        <table:table-row table:style-name="ro6">
          <table:table-cell table:formula="of:=IF([.A95]=&quot;&quot;;&quot;&quot;;IF(YEAR([.A95]+1)=YEAR([.A95]);[.A95]+1;&quot;&quot;))" office:value-type="date" office:date-value="2017-04-06" calcext:value-type="date">
            <text:p>06/04/17</text:p>
          </table:table-cell>
          <table:table-cell table:formula="of:=[.A96]" office:value-type="date" office:date-value="2017-04-06" calcext:value-type="date">
            <text:p>quinta-feira, 6 de abril de 2017</text:p>
          </table:table-cell>
          <table:table-cell table:formula="of:=[.B96]" office:value-type="date" office:date-value="2017-04-06" calcext:value-type="date">
            <text:p>quinta-feira</text:p>
          </table:table-cell>
          <table:table-cell table:formula="of:=[.B96]" office:value-type="date" office:date-value="2017-04-06" calcext:value-type="date">
            <text:p>abril</text:p>
          </table:table-cell>
          <table:table-cell table:formula="of:=[.B96]" office:value-type="date" office:date-value="2017-04-06" calcext:value-type="date">
            <text:p>2017</text:p>
          </table:table-cell>
          <table:table-cell table:formula="of:=TEXT([.C96];&quot;dddd&quot;)" office:value-type="string" office:string-value="quinta-feira" calcext:value-type="string">
            <text:p>quinta-feira</text:p>
          </table:table-cell>
          <table:table-cell table:formula="of:=PROPER([.F96])" office:value-type="string" office:string-value="Quinta-Feira" calcext:value-type="string">
            <text:p>Quinta-Feira</text:p>
          </table:table-cell>
          <table:table-cell table:formula="of:=PROPER(TEXT([.B96];&quot;DDD&quot;))" office:value-type="string" office:string-value="Qui" calcext:value-type="string">
            <text:p>Qui</text:p>
          </table:table-cell>
          <table:table-cell table:formula="of:=TEXT([.D96];&quot;MMMM&quot;)" office:value-type="string" office:string-value="abril" calcext:value-type="string">
            <text:p>abril</text:p>
          </table:table-cell>
          <table:table-cell table:formula="of:=PROPER([.I96])" office:value-type="string" office:string-value="Abril" calcext:value-type="string">
            <text:p>Abril</text:p>
          </table:table-cell>
          <table:table-cell table:formula="of:=TEXT([.E96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2-01-01" calcext:value-type="date">
            <text:p>01/01/2112</text:p>
          </table:table-cell>
          <table:table-cell table:number-columns-repeated="7"/>
        </table:table-row>
        <table:table-row table:style-name="ro6">
          <table:table-cell table:formula="of:=IF([.A96]=&quot;&quot;;&quot;&quot;;IF(YEAR([.A96]+1)=YEAR([.A96]);[.A96]+1;&quot;&quot;))" office:value-type="date" office:date-value="2017-04-07" calcext:value-type="date">
            <text:p>07/04/17</text:p>
          </table:table-cell>
          <table:table-cell table:formula="of:=[.A97]" office:value-type="date" office:date-value="2017-04-07" calcext:value-type="date">
            <text:p>sexta-feira, 7 de abril de 2017</text:p>
          </table:table-cell>
          <table:table-cell table:formula="of:=[.B97]" office:value-type="date" office:date-value="2017-04-07" calcext:value-type="date">
            <text:p>sexta-feira</text:p>
          </table:table-cell>
          <table:table-cell table:formula="of:=[.B97]" office:value-type="date" office:date-value="2017-04-07" calcext:value-type="date">
            <text:p>abril</text:p>
          </table:table-cell>
          <table:table-cell table:formula="of:=[.B97]" office:value-type="date" office:date-value="2017-04-07" calcext:value-type="date">
            <text:p>2017</text:p>
          </table:table-cell>
          <table:table-cell table:formula="of:=TEXT([.C97];&quot;dddd&quot;)" office:value-type="string" office:string-value="sexta-feira" calcext:value-type="string">
            <text:p>sexta-feira</text:p>
          </table:table-cell>
          <table:table-cell table:formula="of:=PROPER([.F97])" office:value-type="string" office:string-value="Sexta-Feira" calcext:value-type="string">
            <text:p>Sexta-Feira</text:p>
          </table:table-cell>
          <table:table-cell table:formula="of:=PROPER(TEXT([.B97];&quot;DDD&quot;))" office:value-type="string" office:string-value="Sex" calcext:value-type="string">
            <text:p>Sex</text:p>
          </table:table-cell>
          <table:table-cell table:formula="of:=TEXT([.D97];&quot;MMMM&quot;)" office:value-type="string" office:string-value="abril" calcext:value-type="string">
            <text:p>abril</text:p>
          </table:table-cell>
          <table:table-cell table:formula="of:=PROPER([.I97])" office:value-type="string" office:string-value="Abril" calcext:value-type="string">
            <text:p>Abril</text:p>
          </table:table-cell>
          <table:table-cell table:formula="of:=TEXT([.E97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3-01-01" calcext:value-type="date">
            <text:p>01/01/2113</text:p>
          </table:table-cell>
          <table:table-cell table:number-columns-repeated="7"/>
        </table:table-row>
        <table:table-row table:style-name="ro6">
          <table:table-cell table:formula="of:=IF([.A97]=&quot;&quot;;&quot;&quot;;IF(YEAR([.A97]+1)=YEAR([.A97]);[.A97]+1;&quot;&quot;))" office:value-type="date" office:date-value="2017-04-08" calcext:value-type="date">
            <text:p>08/04/17</text:p>
          </table:table-cell>
          <table:table-cell table:formula="of:=[.A98]" office:value-type="date" office:date-value="2017-04-08" calcext:value-type="date">
            <text:p>sábado, 8 de abril de 2017</text:p>
          </table:table-cell>
          <table:table-cell table:formula="of:=[.B98]" office:value-type="date" office:date-value="2017-04-08" calcext:value-type="date">
            <text:p>sábado</text:p>
          </table:table-cell>
          <table:table-cell table:formula="of:=[.B98]" office:value-type="date" office:date-value="2017-04-08" calcext:value-type="date">
            <text:p>abril</text:p>
          </table:table-cell>
          <table:table-cell table:formula="of:=[.B98]" office:value-type="date" office:date-value="2017-04-08" calcext:value-type="date">
            <text:p>2017</text:p>
          </table:table-cell>
          <table:table-cell table:formula="of:=TEXT([.C98];&quot;dddd&quot;)" office:value-type="string" office:string-value="sábado" calcext:value-type="string">
            <text:p>sábado</text:p>
          </table:table-cell>
          <table:table-cell table:formula="of:=PROPER([.F98])" office:value-type="string" office:string-value="Sábado" calcext:value-type="string">
            <text:p>Sábado</text:p>
          </table:table-cell>
          <table:table-cell table:formula="of:=PROPER(TEXT([.B98];&quot;DDD&quot;))" office:value-type="string" office:string-value="Sáb" calcext:value-type="string">
            <text:p>Sáb</text:p>
          </table:table-cell>
          <table:table-cell table:formula="of:=TEXT([.D98];&quot;MMMM&quot;)" office:value-type="string" office:string-value="abril" calcext:value-type="string">
            <text:p>abril</text:p>
          </table:table-cell>
          <table:table-cell table:formula="of:=PROPER([.I98])" office:value-type="string" office:string-value="Abril" calcext:value-type="string">
            <text:p>Abril</text:p>
          </table:table-cell>
          <table:table-cell table:formula="of:=TEXT([.E98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4-01-01" calcext:value-type="date">
            <text:p>01/01/2114</text:p>
          </table:table-cell>
          <table:table-cell table:number-columns-repeated="7"/>
        </table:table-row>
        <table:table-row table:style-name="ro6">
          <table:table-cell table:formula="of:=IF([.A98]=&quot;&quot;;&quot;&quot;;IF(YEAR([.A98]+1)=YEAR([.A98]);[.A98]+1;&quot;&quot;))" office:value-type="date" office:date-value="2017-04-09" calcext:value-type="date">
            <text:p>09/04/17</text:p>
          </table:table-cell>
          <table:table-cell table:formula="of:=[.A99]" office:value-type="date" office:date-value="2017-04-09" calcext:value-type="date">
            <text:p>domingo, 9 de abril de 2017</text:p>
          </table:table-cell>
          <table:table-cell table:formula="of:=[.B99]" office:value-type="date" office:date-value="2017-04-09" calcext:value-type="date">
            <text:p>domingo</text:p>
          </table:table-cell>
          <table:table-cell table:formula="of:=[.B99]" office:value-type="date" office:date-value="2017-04-09" calcext:value-type="date">
            <text:p>abril</text:p>
          </table:table-cell>
          <table:table-cell table:formula="of:=[.B99]" office:value-type="date" office:date-value="2017-04-09" calcext:value-type="date">
            <text:p>2017</text:p>
          </table:table-cell>
          <table:table-cell table:formula="of:=TEXT([.C99];&quot;dddd&quot;)" office:value-type="string" office:string-value="domingo" calcext:value-type="string">
            <text:p>domingo</text:p>
          </table:table-cell>
          <table:table-cell table:formula="of:=PROPER([.F99])" office:value-type="string" office:string-value="Domingo" calcext:value-type="string">
            <text:p>Domingo</text:p>
          </table:table-cell>
          <table:table-cell table:formula="of:=PROPER(TEXT([.B99];&quot;DDD&quot;))" office:value-type="string" office:string-value="Dom" calcext:value-type="string">
            <text:p>Dom</text:p>
          </table:table-cell>
          <table:table-cell table:formula="of:=TEXT([.D99];&quot;MMMM&quot;)" office:value-type="string" office:string-value="abril" calcext:value-type="string">
            <text:p>abril</text:p>
          </table:table-cell>
          <table:table-cell table:formula="of:=PROPER([.I99])" office:value-type="string" office:string-value="Abril" calcext:value-type="string">
            <text:p>Abril</text:p>
          </table:table-cell>
          <table:table-cell table:formula="of:=TEXT([.E99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5-01-01" calcext:value-type="date">
            <text:p>01/01/2115</text:p>
          </table:table-cell>
          <table:table-cell table:number-columns-repeated="7"/>
        </table:table-row>
        <table:table-row table:style-name="ro6">
          <table:table-cell table:formula="of:=IF([.A99]=&quot;&quot;;&quot;&quot;;IF(YEAR([.A99]+1)=YEAR([.A99]);[.A99]+1;&quot;&quot;))" office:value-type="date" office:date-value="2017-04-10" calcext:value-type="date">
            <text:p>10/04/17</text:p>
          </table:table-cell>
          <table:table-cell table:formula="of:=[.A100]" office:value-type="date" office:date-value="2017-04-10" calcext:value-type="date">
            <text:p>segunda-feira, 10 de abril de 2017</text:p>
          </table:table-cell>
          <table:table-cell table:formula="of:=[.B100]" office:value-type="date" office:date-value="2017-04-10" calcext:value-type="date">
            <text:p>segunda-feira</text:p>
          </table:table-cell>
          <table:table-cell table:formula="of:=[.B100]" office:value-type="date" office:date-value="2017-04-10" calcext:value-type="date">
            <text:p>abril</text:p>
          </table:table-cell>
          <table:table-cell table:formula="of:=[.B100]" office:value-type="date" office:date-value="2017-04-10" calcext:value-type="date">
            <text:p>2017</text:p>
          </table:table-cell>
          <table:table-cell table:formula="of:=TEXT([.C100];&quot;dddd&quot;)" office:value-type="string" office:string-value="segunda-feira" calcext:value-type="string">
            <text:p>segunda-feira</text:p>
          </table:table-cell>
          <table:table-cell table:formula="of:=PROPER([.F100])" office:value-type="string" office:string-value="Segunda-Feira" calcext:value-type="string">
            <text:p>Segunda-Feira</text:p>
          </table:table-cell>
          <table:table-cell table:formula="of:=PROPER(TEXT([.B100];&quot;DDD&quot;))" office:value-type="string" office:string-value="Seg" calcext:value-type="string">
            <text:p>Seg</text:p>
          </table:table-cell>
          <table:table-cell table:formula="of:=TEXT([.D100];&quot;MMMM&quot;)" office:value-type="string" office:string-value="abril" calcext:value-type="string">
            <text:p>abril</text:p>
          </table:table-cell>
          <table:table-cell table:formula="of:=PROPER([.I100])" office:value-type="string" office:string-value="Abril" calcext:value-type="string">
            <text:p>Abril</text:p>
          </table:table-cell>
          <table:table-cell table:formula="of:=TEXT([.E100];&quot;AAAA&quot;)" office:value-type="string" office:string-value="2017" calcext:value-type="string">
            <text:p>2017</text:p>
          </table:table-cell>
          <table:table-cell table:number-columns-repeated="4"/>
          <table:table-cell table:style-name="ce90" office:value-type="date" office:date-value="2116-01-01" calcext:value-type="date">
            <text:p>01/01/2116</text:p>
          </table:table-cell>
          <table:table-cell table:number-columns-repeated="7"/>
        </table:table-row>
        <table:table-row table:style-name="ro6">
          <table:table-cell table:formula="of:=IF([.A100]=&quot;&quot;;&quot;&quot;;IF(YEAR([.A100]+1)=YEAR([.A100]);[.A100]+1;&quot;&quot;))" office:value-type="date" office:date-value="2017-04-11" calcext:value-type="date">
            <text:p>11/04/17</text:p>
          </table:table-cell>
          <table:table-cell table:formula="of:=[.A101]" office:value-type="date" office:date-value="2017-04-11" calcext:value-type="date">
            <text:p>terça-feira, 11 de abril de 2017</text:p>
          </table:table-cell>
          <table:table-cell table:formula="of:=[.B101]" office:value-type="date" office:date-value="2017-04-11" calcext:value-type="date">
            <text:p>terça-feira</text:p>
          </table:table-cell>
          <table:table-cell table:formula="of:=[.B101]" office:value-type="date" office:date-value="2017-04-11" calcext:value-type="date">
            <text:p>abril</text:p>
          </table:table-cell>
          <table:table-cell table:formula="of:=[.B101]" office:value-type="date" office:date-value="2017-04-11" calcext:value-type="date">
            <text:p>2017</text:p>
          </table:table-cell>
          <table:table-cell table:formula="of:=TEXT([.C101];&quot;dddd&quot;)" office:value-type="string" office:string-value="terça-feira" calcext:value-type="string">
            <text:p>terça-feira</text:p>
          </table:table-cell>
          <table:table-cell table:formula="of:=PROPER([.F101])" office:value-type="string" office:string-value="Terça-Feira" calcext:value-type="string">
            <text:p>Terça-Feira</text:p>
          </table:table-cell>
          <table:table-cell table:formula="of:=PROPER(TEXT([.B101];&quot;DDD&quot;))" office:value-type="string" office:string-value="Ter" calcext:value-type="string">
            <text:p>Ter</text:p>
          </table:table-cell>
          <table:table-cell table:formula="of:=TEXT([.D101];&quot;MMMM&quot;)" office:value-type="string" office:string-value="abril" calcext:value-type="string">
            <text:p>abril</text:p>
          </table:table-cell>
          <table:table-cell table:formula="of:=PROPER([.I101])" office:value-type="string" office:string-value="Abril" calcext:value-type="string">
            <text:p>Abril</text:p>
          </table:table-cell>
          <table:table-cell table:formula="of:=TEXT([.E10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1]=&quot;&quot;;&quot;&quot;;IF(YEAR([.A101]+1)=YEAR([.A101]);[.A101]+1;&quot;&quot;))" office:value-type="date" office:date-value="2017-04-12" calcext:value-type="date">
            <text:p>12/04/17</text:p>
          </table:table-cell>
          <table:table-cell table:formula="of:=[.A102]" office:value-type="date" office:date-value="2017-04-12" calcext:value-type="date">
            <text:p>quarta-feira, 12 de abril de 2017</text:p>
          </table:table-cell>
          <table:table-cell table:formula="of:=[.B102]" office:value-type="date" office:date-value="2017-04-12" calcext:value-type="date">
            <text:p>quarta-feira</text:p>
          </table:table-cell>
          <table:table-cell table:formula="of:=[.B102]" office:value-type="date" office:date-value="2017-04-12" calcext:value-type="date">
            <text:p>abril</text:p>
          </table:table-cell>
          <table:table-cell table:formula="of:=[.B102]" office:value-type="date" office:date-value="2017-04-12" calcext:value-type="date">
            <text:p>2017</text:p>
          </table:table-cell>
          <table:table-cell table:formula="of:=TEXT([.C102];&quot;dddd&quot;)" office:value-type="string" office:string-value="quarta-feira" calcext:value-type="string">
            <text:p>quarta-feira</text:p>
          </table:table-cell>
          <table:table-cell table:formula="of:=PROPER([.F102])" office:value-type="string" office:string-value="Quarta-Feira" calcext:value-type="string">
            <text:p>Quarta-Feira</text:p>
          </table:table-cell>
          <table:table-cell table:formula="of:=PROPER(TEXT([.B102];&quot;DDD&quot;))" office:value-type="string" office:string-value="Qua" calcext:value-type="string">
            <text:p>Qua</text:p>
          </table:table-cell>
          <table:table-cell table:formula="of:=TEXT([.D102];&quot;MMMM&quot;)" office:value-type="string" office:string-value="abril" calcext:value-type="string">
            <text:p>abril</text:p>
          </table:table-cell>
          <table:table-cell table:formula="of:=PROPER([.I102])" office:value-type="string" office:string-value="Abril" calcext:value-type="string">
            <text:p>Abril</text:p>
          </table:table-cell>
          <table:table-cell table:formula="of:=TEXT([.E10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2]=&quot;&quot;;&quot;&quot;;IF(YEAR([.A102]+1)=YEAR([.A102]);[.A102]+1;&quot;&quot;))" office:value-type="date" office:date-value="2017-04-13" calcext:value-type="date">
            <text:p>13/04/17</text:p>
          </table:table-cell>
          <table:table-cell table:formula="of:=[.A103]" office:value-type="date" office:date-value="2017-04-13" calcext:value-type="date">
            <text:p>quinta-feira, 13 de abril de 2017</text:p>
          </table:table-cell>
          <table:table-cell table:formula="of:=[.B103]" office:value-type="date" office:date-value="2017-04-13" calcext:value-type="date">
            <text:p>quinta-feira</text:p>
          </table:table-cell>
          <table:table-cell table:formula="of:=[.B103]" office:value-type="date" office:date-value="2017-04-13" calcext:value-type="date">
            <text:p>abril</text:p>
          </table:table-cell>
          <table:table-cell table:formula="of:=[.B103]" office:value-type="date" office:date-value="2017-04-13" calcext:value-type="date">
            <text:p>2017</text:p>
          </table:table-cell>
          <table:table-cell table:formula="of:=TEXT([.C103];&quot;dddd&quot;)" office:value-type="string" office:string-value="quinta-feira" calcext:value-type="string">
            <text:p>quinta-feira</text:p>
          </table:table-cell>
          <table:table-cell table:formula="of:=PROPER([.F103])" office:value-type="string" office:string-value="Quinta-Feira" calcext:value-type="string">
            <text:p>Quinta-Feira</text:p>
          </table:table-cell>
          <table:table-cell table:formula="of:=PROPER(TEXT([.B103];&quot;DDD&quot;))" office:value-type="string" office:string-value="Qui" calcext:value-type="string">
            <text:p>Qui</text:p>
          </table:table-cell>
          <table:table-cell table:formula="of:=TEXT([.D103];&quot;MMMM&quot;)" office:value-type="string" office:string-value="abril" calcext:value-type="string">
            <text:p>abril</text:p>
          </table:table-cell>
          <table:table-cell table:formula="of:=PROPER([.I103])" office:value-type="string" office:string-value="Abril" calcext:value-type="string">
            <text:p>Abril</text:p>
          </table:table-cell>
          <table:table-cell table:formula="of:=TEXT([.E10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3]=&quot;&quot;;&quot;&quot;;IF(YEAR([.A103]+1)=YEAR([.A103]);[.A103]+1;&quot;&quot;))" office:value-type="date" office:date-value="2017-04-14" calcext:value-type="date">
            <text:p>14/04/17</text:p>
          </table:table-cell>
          <table:table-cell table:formula="of:=[.A104]" office:value-type="date" office:date-value="2017-04-14" calcext:value-type="date">
            <text:p>sexta-feira, 14 de abril de 2017</text:p>
          </table:table-cell>
          <table:table-cell table:formula="of:=[.B104]" office:value-type="date" office:date-value="2017-04-14" calcext:value-type="date">
            <text:p>sexta-feira</text:p>
          </table:table-cell>
          <table:table-cell table:formula="of:=[.B104]" office:value-type="date" office:date-value="2017-04-14" calcext:value-type="date">
            <text:p>abril</text:p>
          </table:table-cell>
          <table:table-cell table:formula="of:=[.B104]" office:value-type="date" office:date-value="2017-04-14" calcext:value-type="date">
            <text:p>2017</text:p>
          </table:table-cell>
          <table:table-cell table:formula="of:=TEXT([.C104];&quot;dddd&quot;)" office:value-type="string" office:string-value="sexta-feira" calcext:value-type="string">
            <text:p>sexta-feira</text:p>
          </table:table-cell>
          <table:table-cell table:formula="of:=PROPER([.F104])" office:value-type="string" office:string-value="Sexta-Feira" calcext:value-type="string">
            <text:p>Sexta-Feira</text:p>
          </table:table-cell>
          <table:table-cell table:formula="of:=PROPER(TEXT([.B104];&quot;DDD&quot;))" office:value-type="string" office:string-value="Sex" calcext:value-type="string">
            <text:p>Sex</text:p>
          </table:table-cell>
          <table:table-cell table:formula="of:=TEXT([.D104];&quot;MMMM&quot;)" office:value-type="string" office:string-value="abril" calcext:value-type="string">
            <text:p>abril</text:p>
          </table:table-cell>
          <table:table-cell table:formula="of:=PROPER([.I104])" office:value-type="string" office:string-value="Abril" calcext:value-type="string">
            <text:p>Abril</text:p>
          </table:table-cell>
          <table:table-cell table:formula="of:=TEXT([.E10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4]=&quot;&quot;;&quot;&quot;;IF(YEAR([.A104]+1)=YEAR([.A104]);[.A104]+1;&quot;&quot;))" office:value-type="date" office:date-value="2017-04-15" calcext:value-type="date">
            <text:p>15/04/17</text:p>
          </table:table-cell>
          <table:table-cell table:formula="of:=[.A105]" office:value-type="date" office:date-value="2017-04-15" calcext:value-type="date">
            <text:p>sábado, 15 de abril de 2017</text:p>
          </table:table-cell>
          <table:table-cell table:formula="of:=[.B105]" office:value-type="date" office:date-value="2017-04-15" calcext:value-type="date">
            <text:p>sábado</text:p>
          </table:table-cell>
          <table:table-cell table:formula="of:=[.B105]" office:value-type="date" office:date-value="2017-04-15" calcext:value-type="date">
            <text:p>abril</text:p>
          </table:table-cell>
          <table:table-cell table:formula="of:=[.B105]" office:value-type="date" office:date-value="2017-04-15" calcext:value-type="date">
            <text:p>2017</text:p>
          </table:table-cell>
          <table:table-cell table:formula="of:=TEXT([.C105];&quot;dddd&quot;)" office:value-type="string" office:string-value="sábado" calcext:value-type="string">
            <text:p>sábado</text:p>
          </table:table-cell>
          <table:table-cell table:formula="of:=PROPER([.F105])" office:value-type="string" office:string-value="Sábado" calcext:value-type="string">
            <text:p>Sábado</text:p>
          </table:table-cell>
          <table:table-cell table:formula="of:=PROPER(TEXT([.B105];&quot;DDD&quot;))" office:value-type="string" office:string-value="Sáb" calcext:value-type="string">
            <text:p>Sáb</text:p>
          </table:table-cell>
          <table:table-cell table:formula="of:=TEXT([.D105];&quot;MMMM&quot;)" office:value-type="string" office:string-value="abril" calcext:value-type="string">
            <text:p>abril</text:p>
          </table:table-cell>
          <table:table-cell table:formula="of:=PROPER([.I105])" office:value-type="string" office:string-value="Abril" calcext:value-type="string">
            <text:p>Abril</text:p>
          </table:table-cell>
          <table:table-cell table:formula="of:=TEXT([.E10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5]=&quot;&quot;;&quot;&quot;;IF(YEAR([.A105]+1)=YEAR([.A105]);[.A105]+1;&quot;&quot;))" office:value-type="date" office:date-value="2017-04-16" calcext:value-type="date">
            <text:p>16/04/17</text:p>
          </table:table-cell>
          <table:table-cell table:formula="of:=[.A106]" office:value-type="date" office:date-value="2017-04-16" calcext:value-type="date">
            <text:p>domingo, 16 de abril de 2017</text:p>
          </table:table-cell>
          <table:table-cell table:formula="of:=[.B106]" office:value-type="date" office:date-value="2017-04-16" calcext:value-type="date">
            <text:p>domingo</text:p>
          </table:table-cell>
          <table:table-cell table:formula="of:=[.B106]" office:value-type="date" office:date-value="2017-04-16" calcext:value-type="date">
            <text:p>abril</text:p>
          </table:table-cell>
          <table:table-cell table:formula="of:=[.B106]" office:value-type="date" office:date-value="2017-04-16" calcext:value-type="date">
            <text:p>2017</text:p>
          </table:table-cell>
          <table:table-cell table:formula="of:=TEXT([.C106];&quot;dddd&quot;)" office:value-type="string" office:string-value="domingo" calcext:value-type="string">
            <text:p>domingo</text:p>
          </table:table-cell>
          <table:table-cell table:formula="of:=PROPER([.F106])" office:value-type="string" office:string-value="Domingo" calcext:value-type="string">
            <text:p>Domingo</text:p>
          </table:table-cell>
          <table:table-cell table:formula="of:=PROPER(TEXT([.B106];&quot;DDD&quot;))" office:value-type="string" office:string-value="Dom" calcext:value-type="string">
            <text:p>Dom</text:p>
          </table:table-cell>
          <table:table-cell table:formula="of:=TEXT([.D106];&quot;MMMM&quot;)" office:value-type="string" office:string-value="abril" calcext:value-type="string">
            <text:p>abril</text:p>
          </table:table-cell>
          <table:table-cell table:formula="of:=PROPER([.I106])" office:value-type="string" office:string-value="Abril" calcext:value-type="string">
            <text:p>Abril</text:p>
          </table:table-cell>
          <table:table-cell table:formula="of:=TEXT([.E10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6]=&quot;&quot;;&quot;&quot;;IF(YEAR([.A106]+1)=YEAR([.A106]);[.A106]+1;&quot;&quot;))" office:value-type="date" office:date-value="2017-04-17" calcext:value-type="date">
            <text:p>17/04/17</text:p>
          </table:table-cell>
          <table:table-cell table:formula="of:=[.A107]" office:value-type="date" office:date-value="2017-04-17" calcext:value-type="date">
            <text:p>segunda-feira, 17 de abril de 2017</text:p>
          </table:table-cell>
          <table:table-cell table:formula="of:=[.B107]" office:value-type="date" office:date-value="2017-04-17" calcext:value-type="date">
            <text:p>segunda-feira</text:p>
          </table:table-cell>
          <table:table-cell table:formula="of:=[.B107]" office:value-type="date" office:date-value="2017-04-17" calcext:value-type="date">
            <text:p>abril</text:p>
          </table:table-cell>
          <table:table-cell table:formula="of:=[.B107]" office:value-type="date" office:date-value="2017-04-17" calcext:value-type="date">
            <text:p>2017</text:p>
          </table:table-cell>
          <table:table-cell table:formula="of:=TEXT([.C107];&quot;dddd&quot;)" office:value-type="string" office:string-value="segunda-feira" calcext:value-type="string">
            <text:p>segunda-feira</text:p>
          </table:table-cell>
          <table:table-cell table:formula="of:=PROPER([.F107])" office:value-type="string" office:string-value="Segunda-Feira" calcext:value-type="string">
            <text:p>Segunda-Feira</text:p>
          </table:table-cell>
          <table:table-cell table:formula="of:=PROPER(TEXT([.B107];&quot;DDD&quot;))" office:value-type="string" office:string-value="Seg" calcext:value-type="string">
            <text:p>Seg</text:p>
          </table:table-cell>
          <table:table-cell table:formula="of:=TEXT([.D107];&quot;MMMM&quot;)" office:value-type="string" office:string-value="abril" calcext:value-type="string">
            <text:p>abril</text:p>
          </table:table-cell>
          <table:table-cell table:formula="of:=PROPER([.I107])" office:value-type="string" office:string-value="Abril" calcext:value-type="string">
            <text:p>Abril</text:p>
          </table:table-cell>
          <table:table-cell table:formula="of:=TEXT([.E10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7]=&quot;&quot;;&quot;&quot;;IF(YEAR([.A107]+1)=YEAR([.A107]);[.A107]+1;&quot;&quot;))" office:value-type="date" office:date-value="2017-04-18" calcext:value-type="date">
            <text:p>18/04/17</text:p>
          </table:table-cell>
          <table:table-cell table:formula="of:=[.A108]" office:value-type="date" office:date-value="2017-04-18" calcext:value-type="date">
            <text:p>terça-feira, 18 de abril de 2017</text:p>
          </table:table-cell>
          <table:table-cell table:formula="of:=[.B108]" office:value-type="date" office:date-value="2017-04-18" calcext:value-type="date">
            <text:p>terça-feira</text:p>
          </table:table-cell>
          <table:table-cell table:formula="of:=[.B108]" office:value-type="date" office:date-value="2017-04-18" calcext:value-type="date">
            <text:p>abril</text:p>
          </table:table-cell>
          <table:table-cell table:formula="of:=[.B108]" office:value-type="date" office:date-value="2017-04-18" calcext:value-type="date">
            <text:p>2017</text:p>
          </table:table-cell>
          <table:table-cell table:formula="of:=TEXT([.C108];&quot;dddd&quot;)" office:value-type="string" office:string-value="terça-feira" calcext:value-type="string">
            <text:p>terça-feira</text:p>
          </table:table-cell>
          <table:table-cell table:formula="of:=PROPER([.F108])" office:value-type="string" office:string-value="Terça-Feira" calcext:value-type="string">
            <text:p>Terça-Feira</text:p>
          </table:table-cell>
          <table:table-cell table:formula="of:=PROPER(TEXT([.B108];&quot;DDD&quot;))" office:value-type="string" office:string-value="Ter" calcext:value-type="string">
            <text:p>Ter</text:p>
          </table:table-cell>
          <table:table-cell table:formula="of:=TEXT([.D108];&quot;MMMM&quot;)" office:value-type="string" office:string-value="abril" calcext:value-type="string">
            <text:p>abril</text:p>
          </table:table-cell>
          <table:table-cell table:formula="of:=PROPER([.I108])" office:value-type="string" office:string-value="Abril" calcext:value-type="string">
            <text:p>Abril</text:p>
          </table:table-cell>
          <table:table-cell table:formula="of:=TEXT([.E10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8]=&quot;&quot;;&quot;&quot;;IF(YEAR([.A108]+1)=YEAR([.A108]);[.A108]+1;&quot;&quot;))" office:value-type="date" office:date-value="2017-04-19" calcext:value-type="date">
            <text:p>19/04/17</text:p>
          </table:table-cell>
          <table:table-cell table:formula="of:=[.A109]" office:value-type="date" office:date-value="2017-04-19" calcext:value-type="date">
            <text:p>quarta-feira, 19 de abril de 2017</text:p>
          </table:table-cell>
          <table:table-cell table:formula="of:=[.B109]" office:value-type="date" office:date-value="2017-04-19" calcext:value-type="date">
            <text:p>quarta-feira</text:p>
          </table:table-cell>
          <table:table-cell table:formula="of:=[.B109]" office:value-type="date" office:date-value="2017-04-19" calcext:value-type="date">
            <text:p>abril</text:p>
          </table:table-cell>
          <table:table-cell table:formula="of:=[.B109]" office:value-type="date" office:date-value="2017-04-19" calcext:value-type="date">
            <text:p>2017</text:p>
          </table:table-cell>
          <table:table-cell table:formula="of:=TEXT([.C109];&quot;dddd&quot;)" office:value-type="string" office:string-value="quarta-feira" calcext:value-type="string">
            <text:p>quarta-feira</text:p>
          </table:table-cell>
          <table:table-cell table:formula="of:=PROPER([.F109])" office:value-type="string" office:string-value="Quarta-Feira" calcext:value-type="string">
            <text:p>Quarta-Feira</text:p>
          </table:table-cell>
          <table:table-cell table:formula="of:=PROPER(TEXT([.B109];&quot;DDD&quot;))" office:value-type="string" office:string-value="Qua" calcext:value-type="string">
            <text:p>Qua</text:p>
          </table:table-cell>
          <table:table-cell table:formula="of:=TEXT([.D109];&quot;MMMM&quot;)" office:value-type="string" office:string-value="abril" calcext:value-type="string">
            <text:p>abril</text:p>
          </table:table-cell>
          <table:table-cell table:formula="of:=PROPER([.I109])" office:value-type="string" office:string-value="Abril" calcext:value-type="string">
            <text:p>Abril</text:p>
          </table:table-cell>
          <table:table-cell table:formula="of:=TEXT([.E10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09]=&quot;&quot;;&quot;&quot;;IF(YEAR([.A109]+1)=YEAR([.A109]);[.A109]+1;&quot;&quot;))" office:value-type="date" office:date-value="2017-04-20" calcext:value-type="date">
            <text:p>20/04/17</text:p>
          </table:table-cell>
          <table:table-cell table:formula="of:=[.A110]" office:value-type="date" office:date-value="2017-04-20" calcext:value-type="date">
            <text:p>quinta-feira, 20 de abril de 2017</text:p>
          </table:table-cell>
          <table:table-cell table:formula="of:=[.B110]" office:value-type="date" office:date-value="2017-04-20" calcext:value-type="date">
            <text:p>quinta-feira</text:p>
          </table:table-cell>
          <table:table-cell table:formula="of:=[.B110]" office:value-type="date" office:date-value="2017-04-20" calcext:value-type="date">
            <text:p>abril</text:p>
          </table:table-cell>
          <table:table-cell table:formula="of:=[.B110]" office:value-type="date" office:date-value="2017-04-20" calcext:value-type="date">
            <text:p>2017</text:p>
          </table:table-cell>
          <table:table-cell table:formula="of:=TEXT([.C110];&quot;dddd&quot;)" office:value-type="string" office:string-value="quinta-feira" calcext:value-type="string">
            <text:p>quinta-feira</text:p>
          </table:table-cell>
          <table:table-cell table:formula="of:=PROPER([.F110])" office:value-type="string" office:string-value="Quinta-Feira" calcext:value-type="string">
            <text:p>Quinta-Feira</text:p>
          </table:table-cell>
          <table:table-cell table:formula="of:=PROPER(TEXT([.B110];&quot;DDD&quot;))" office:value-type="string" office:string-value="Qui" calcext:value-type="string">
            <text:p>Qui</text:p>
          </table:table-cell>
          <table:table-cell table:formula="of:=TEXT([.D110];&quot;MMMM&quot;)" office:value-type="string" office:string-value="abril" calcext:value-type="string">
            <text:p>abril</text:p>
          </table:table-cell>
          <table:table-cell table:formula="of:=PROPER([.I110])" office:value-type="string" office:string-value="Abril" calcext:value-type="string">
            <text:p>Abril</text:p>
          </table:table-cell>
          <table:table-cell table:formula="of:=TEXT([.E11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0]=&quot;&quot;;&quot;&quot;;IF(YEAR([.A110]+1)=YEAR([.A110]);[.A110]+1;&quot;&quot;))" office:value-type="date" office:date-value="2017-04-21" calcext:value-type="date">
            <text:p>21/04/17</text:p>
          </table:table-cell>
          <table:table-cell table:formula="of:=[.A111]" office:value-type="date" office:date-value="2017-04-21" calcext:value-type="date">
            <text:p>sexta-feira, 21 de abril de 2017</text:p>
          </table:table-cell>
          <table:table-cell table:formula="of:=[.B111]" office:value-type="date" office:date-value="2017-04-21" calcext:value-type="date">
            <text:p>sexta-feira</text:p>
          </table:table-cell>
          <table:table-cell table:formula="of:=[.B111]" office:value-type="date" office:date-value="2017-04-21" calcext:value-type="date">
            <text:p>abril</text:p>
          </table:table-cell>
          <table:table-cell table:formula="of:=[.B111]" office:value-type="date" office:date-value="2017-04-21" calcext:value-type="date">
            <text:p>2017</text:p>
          </table:table-cell>
          <table:table-cell table:formula="of:=TEXT([.C111];&quot;dddd&quot;)" office:value-type="string" office:string-value="sexta-feira" calcext:value-type="string">
            <text:p>sexta-feira</text:p>
          </table:table-cell>
          <table:table-cell table:formula="of:=PROPER([.F111])" office:value-type="string" office:string-value="Sexta-Feira" calcext:value-type="string">
            <text:p>Sexta-Feira</text:p>
          </table:table-cell>
          <table:table-cell table:formula="of:=PROPER(TEXT([.B111];&quot;DDD&quot;))" office:value-type="string" office:string-value="Sex" calcext:value-type="string">
            <text:p>Sex</text:p>
          </table:table-cell>
          <table:table-cell table:formula="of:=TEXT([.D111];&quot;MMMM&quot;)" office:value-type="string" office:string-value="abril" calcext:value-type="string">
            <text:p>abril</text:p>
          </table:table-cell>
          <table:table-cell table:formula="of:=PROPER([.I111])" office:value-type="string" office:string-value="Abril" calcext:value-type="string">
            <text:p>Abril</text:p>
          </table:table-cell>
          <table:table-cell table:formula="of:=TEXT([.E11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1]=&quot;&quot;;&quot;&quot;;IF(YEAR([.A111]+1)=YEAR([.A111]);[.A111]+1;&quot;&quot;))" office:value-type="date" office:date-value="2017-04-22" calcext:value-type="date">
            <text:p>22/04/17</text:p>
          </table:table-cell>
          <table:table-cell table:formula="of:=[.A112]" office:value-type="date" office:date-value="2017-04-22" calcext:value-type="date">
            <text:p>sábado, 22 de abril de 2017</text:p>
          </table:table-cell>
          <table:table-cell table:formula="of:=[.B112]" office:value-type="date" office:date-value="2017-04-22" calcext:value-type="date">
            <text:p>sábado</text:p>
          </table:table-cell>
          <table:table-cell table:formula="of:=[.B112]" office:value-type="date" office:date-value="2017-04-22" calcext:value-type="date">
            <text:p>abril</text:p>
          </table:table-cell>
          <table:table-cell table:formula="of:=[.B112]" office:value-type="date" office:date-value="2017-04-22" calcext:value-type="date">
            <text:p>2017</text:p>
          </table:table-cell>
          <table:table-cell table:formula="of:=TEXT([.C112];&quot;dddd&quot;)" office:value-type="string" office:string-value="sábado" calcext:value-type="string">
            <text:p>sábado</text:p>
          </table:table-cell>
          <table:table-cell table:formula="of:=PROPER([.F112])" office:value-type="string" office:string-value="Sábado" calcext:value-type="string">
            <text:p>Sábado</text:p>
          </table:table-cell>
          <table:table-cell table:formula="of:=PROPER(TEXT([.B112];&quot;DDD&quot;))" office:value-type="string" office:string-value="Sáb" calcext:value-type="string">
            <text:p>Sáb</text:p>
          </table:table-cell>
          <table:table-cell table:formula="of:=TEXT([.D112];&quot;MMMM&quot;)" office:value-type="string" office:string-value="abril" calcext:value-type="string">
            <text:p>abril</text:p>
          </table:table-cell>
          <table:table-cell table:formula="of:=PROPER([.I112])" office:value-type="string" office:string-value="Abril" calcext:value-type="string">
            <text:p>Abril</text:p>
          </table:table-cell>
          <table:table-cell table:formula="of:=TEXT([.E11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2]=&quot;&quot;;&quot;&quot;;IF(YEAR([.A112]+1)=YEAR([.A112]);[.A112]+1;&quot;&quot;))" office:value-type="date" office:date-value="2017-04-23" calcext:value-type="date">
            <text:p>23/04/17</text:p>
          </table:table-cell>
          <table:table-cell table:formula="of:=[.A113]" office:value-type="date" office:date-value="2017-04-23" calcext:value-type="date">
            <text:p>domingo, 23 de abril de 2017</text:p>
          </table:table-cell>
          <table:table-cell table:formula="of:=[.B113]" office:value-type="date" office:date-value="2017-04-23" calcext:value-type="date">
            <text:p>domingo</text:p>
          </table:table-cell>
          <table:table-cell table:formula="of:=[.B113]" office:value-type="date" office:date-value="2017-04-23" calcext:value-type="date">
            <text:p>abril</text:p>
          </table:table-cell>
          <table:table-cell table:formula="of:=[.B113]" office:value-type="date" office:date-value="2017-04-23" calcext:value-type="date">
            <text:p>2017</text:p>
          </table:table-cell>
          <table:table-cell table:formula="of:=TEXT([.C113];&quot;dddd&quot;)" office:value-type="string" office:string-value="domingo" calcext:value-type="string">
            <text:p>domingo</text:p>
          </table:table-cell>
          <table:table-cell table:formula="of:=PROPER([.F113])" office:value-type="string" office:string-value="Domingo" calcext:value-type="string">
            <text:p>Domingo</text:p>
          </table:table-cell>
          <table:table-cell table:formula="of:=PROPER(TEXT([.B113];&quot;DDD&quot;))" office:value-type="string" office:string-value="Dom" calcext:value-type="string">
            <text:p>Dom</text:p>
          </table:table-cell>
          <table:table-cell table:formula="of:=TEXT([.D113];&quot;MMMM&quot;)" office:value-type="string" office:string-value="abril" calcext:value-type="string">
            <text:p>abril</text:p>
          </table:table-cell>
          <table:table-cell table:formula="of:=PROPER([.I113])" office:value-type="string" office:string-value="Abril" calcext:value-type="string">
            <text:p>Abril</text:p>
          </table:table-cell>
          <table:table-cell table:formula="of:=TEXT([.E11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3]=&quot;&quot;;&quot;&quot;;IF(YEAR([.A113]+1)=YEAR([.A113]);[.A113]+1;&quot;&quot;))" office:value-type="date" office:date-value="2017-04-24" calcext:value-type="date">
            <text:p>24/04/17</text:p>
          </table:table-cell>
          <table:table-cell table:formula="of:=[.A114]" office:value-type="date" office:date-value="2017-04-24" calcext:value-type="date">
            <text:p>segunda-feira, 24 de abril de 2017</text:p>
          </table:table-cell>
          <table:table-cell table:formula="of:=[.B114]" office:value-type="date" office:date-value="2017-04-24" calcext:value-type="date">
            <text:p>segunda-feira</text:p>
          </table:table-cell>
          <table:table-cell table:formula="of:=[.B114]" office:value-type="date" office:date-value="2017-04-24" calcext:value-type="date">
            <text:p>abril</text:p>
          </table:table-cell>
          <table:table-cell table:formula="of:=[.B114]" office:value-type="date" office:date-value="2017-04-24" calcext:value-type="date">
            <text:p>2017</text:p>
          </table:table-cell>
          <table:table-cell table:formula="of:=TEXT([.C114];&quot;dddd&quot;)" office:value-type="string" office:string-value="segunda-feira" calcext:value-type="string">
            <text:p>segunda-feira</text:p>
          </table:table-cell>
          <table:table-cell table:formula="of:=PROPER([.F114])" office:value-type="string" office:string-value="Segunda-Feira" calcext:value-type="string">
            <text:p>Segunda-Feira</text:p>
          </table:table-cell>
          <table:table-cell table:formula="of:=PROPER(TEXT([.B114];&quot;DDD&quot;))" office:value-type="string" office:string-value="Seg" calcext:value-type="string">
            <text:p>Seg</text:p>
          </table:table-cell>
          <table:table-cell table:formula="of:=TEXT([.D114];&quot;MMMM&quot;)" office:value-type="string" office:string-value="abril" calcext:value-type="string">
            <text:p>abril</text:p>
          </table:table-cell>
          <table:table-cell table:formula="of:=PROPER([.I114])" office:value-type="string" office:string-value="Abril" calcext:value-type="string">
            <text:p>Abril</text:p>
          </table:table-cell>
          <table:table-cell table:formula="of:=TEXT([.E11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4]=&quot;&quot;;&quot;&quot;;IF(YEAR([.A114]+1)=YEAR([.A114]);[.A114]+1;&quot;&quot;))" office:value-type="date" office:date-value="2017-04-25" calcext:value-type="date">
            <text:p>25/04/17</text:p>
          </table:table-cell>
          <table:table-cell table:formula="of:=[.A115]" office:value-type="date" office:date-value="2017-04-25" calcext:value-type="date">
            <text:p>terça-feira, 25 de abril de 2017</text:p>
          </table:table-cell>
          <table:table-cell table:formula="of:=[.B115]" office:value-type="date" office:date-value="2017-04-25" calcext:value-type="date">
            <text:p>terça-feira</text:p>
          </table:table-cell>
          <table:table-cell table:formula="of:=[.B115]" office:value-type="date" office:date-value="2017-04-25" calcext:value-type="date">
            <text:p>abril</text:p>
          </table:table-cell>
          <table:table-cell table:formula="of:=[.B115]" office:value-type="date" office:date-value="2017-04-25" calcext:value-type="date">
            <text:p>2017</text:p>
          </table:table-cell>
          <table:table-cell table:formula="of:=TEXT([.C115];&quot;dddd&quot;)" office:value-type="string" office:string-value="terça-feira" calcext:value-type="string">
            <text:p>terça-feira</text:p>
          </table:table-cell>
          <table:table-cell table:formula="of:=PROPER([.F115])" office:value-type="string" office:string-value="Terça-Feira" calcext:value-type="string">
            <text:p>Terça-Feira</text:p>
          </table:table-cell>
          <table:table-cell table:formula="of:=PROPER(TEXT([.B115];&quot;DDD&quot;))" office:value-type="string" office:string-value="Ter" calcext:value-type="string">
            <text:p>Ter</text:p>
          </table:table-cell>
          <table:table-cell table:formula="of:=TEXT([.D115];&quot;MMMM&quot;)" office:value-type="string" office:string-value="abril" calcext:value-type="string">
            <text:p>abril</text:p>
          </table:table-cell>
          <table:table-cell table:formula="of:=PROPER([.I115])" office:value-type="string" office:string-value="Abril" calcext:value-type="string">
            <text:p>Abril</text:p>
          </table:table-cell>
          <table:table-cell table:formula="of:=TEXT([.E11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5]=&quot;&quot;;&quot;&quot;;IF(YEAR([.A115]+1)=YEAR([.A115]);[.A115]+1;&quot;&quot;))" office:value-type="date" office:date-value="2017-04-26" calcext:value-type="date">
            <text:p>26/04/17</text:p>
          </table:table-cell>
          <table:table-cell table:formula="of:=[.A116]" office:value-type="date" office:date-value="2017-04-26" calcext:value-type="date">
            <text:p>quarta-feira, 26 de abril de 2017</text:p>
          </table:table-cell>
          <table:table-cell table:formula="of:=[.B116]" office:value-type="date" office:date-value="2017-04-26" calcext:value-type="date">
            <text:p>quarta-feira</text:p>
          </table:table-cell>
          <table:table-cell table:formula="of:=[.B116]" office:value-type="date" office:date-value="2017-04-26" calcext:value-type="date">
            <text:p>abril</text:p>
          </table:table-cell>
          <table:table-cell table:formula="of:=[.B116]" office:value-type="date" office:date-value="2017-04-26" calcext:value-type="date">
            <text:p>2017</text:p>
          </table:table-cell>
          <table:table-cell table:formula="of:=TEXT([.C116];&quot;dddd&quot;)" office:value-type="string" office:string-value="quarta-feira" calcext:value-type="string">
            <text:p>quarta-feira</text:p>
          </table:table-cell>
          <table:table-cell table:formula="of:=PROPER([.F116])" office:value-type="string" office:string-value="Quarta-Feira" calcext:value-type="string">
            <text:p>Quarta-Feira</text:p>
          </table:table-cell>
          <table:table-cell table:formula="of:=PROPER(TEXT([.B116];&quot;DDD&quot;))" office:value-type="string" office:string-value="Qua" calcext:value-type="string">
            <text:p>Qua</text:p>
          </table:table-cell>
          <table:table-cell table:formula="of:=TEXT([.D116];&quot;MMMM&quot;)" office:value-type="string" office:string-value="abril" calcext:value-type="string">
            <text:p>abril</text:p>
          </table:table-cell>
          <table:table-cell table:formula="of:=PROPER([.I116])" office:value-type="string" office:string-value="Abril" calcext:value-type="string">
            <text:p>Abril</text:p>
          </table:table-cell>
          <table:table-cell table:formula="of:=TEXT([.E11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6]=&quot;&quot;;&quot;&quot;;IF(YEAR([.A116]+1)=YEAR([.A116]);[.A116]+1;&quot;&quot;))" office:value-type="date" office:date-value="2017-04-27" calcext:value-type="date">
            <text:p>27/04/17</text:p>
          </table:table-cell>
          <table:table-cell table:formula="of:=[.A117]" office:value-type="date" office:date-value="2017-04-27" calcext:value-type="date">
            <text:p>quinta-feira, 27 de abril de 2017</text:p>
          </table:table-cell>
          <table:table-cell table:formula="of:=[.B117]" office:value-type="date" office:date-value="2017-04-27" calcext:value-type="date">
            <text:p>quinta-feira</text:p>
          </table:table-cell>
          <table:table-cell table:formula="of:=[.B117]" office:value-type="date" office:date-value="2017-04-27" calcext:value-type="date">
            <text:p>abril</text:p>
          </table:table-cell>
          <table:table-cell table:formula="of:=[.B117]" office:value-type="date" office:date-value="2017-04-27" calcext:value-type="date">
            <text:p>2017</text:p>
          </table:table-cell>
          <table:table-cell table:formula="of:=TEXT([.C117];&quot;dddd&quot;)" office:value-type="string" office:string-value="quinta-feira" calcext:value-type="string">
            <text:p>quinta-feira</text:p>
          </table:table-cell>
          <table:table-cell table:formula="of:=PROPER([.F117])" office:value-type="string" office:string-value="Quinta-Feira" calcext:value-type="string">
            <text:p>Quinta-Feira</text:p>
          </table:table-cell>
          <table:table-cell table:formula="of:=PROPER(TEXT([.B117];&quot;DDD&quot;))" office:value-type="string" office:string-value="Qui" calcext:value-type="string">
            <text:p>Qui</text:p>
          </table:table-cell>
          <table:table-cell table:formula="of:=TEXT([.D117];&quot;MMMM&quot;)" office:value-type="string" office:string-value="abril" calcext:value-type="string">
            <text:p>abril</text:p>
          </table:table-cell>
          <table:table-cell table:formula="of:=PROPER([.I117])" office:value-type="string" office:string-value="Abril" calcext:value-type="string">
            <text:p>Abril</text:p>
          </table:table-cell>
          <table:table-cell table:formula="of:=TEXT([.E11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7]=&quot;&quot;;&quot;&quot;;IF(YEAR([.A117]+1)=YEAR([.A117]);[.A117]+1;&quot;&quot;))" office:value-type="date" office:date-value="2017-04-28" calcext:value-type="date">
            <text:p>28/04/17</text:p>
          </table:table-cell>
          <table:table-cell table:formula="of:=[.A118]" office:value-type="date" office:date-value="2017-04-28" calcext:value-type="date">
            <text:p>sexta-feira, 28 de abril de 2017</text:p>
          </table:table-cell>
          <table:table-cell table:formula="of:=[.B118]" office:value-type="date" office:date-value="2017-04-28" calcext:value-type="date">
            <text:p>sexta-feira</text:p>
          </table:table-cell>
          <table:table-cell table:formula="of:=[.B118]" office:value-type="date" office:date-value="2017-04-28" calcext:value-type="date">
            <text:p>abril</text:p>
          </table:table-cell>
          <table:table-cell table:formula="of:=[.B118]" office:value-type="date" office:date-value="2017-04-28" calcext:value-type="date">
            <text:p>2017</text:p>
          </table:table-cell>
          <table:table-cell table:formula="of:=TEXT([.C118];&quot;dddd&quot;)" office:value-type="string" office:string-value="sexta-feira" calcext:value-type="string">
            <text:p>sexta-feira</text:p>
          </table:table-cell>
          <table:table-cell table:formula="of:=PROPER([.F118])" office:value-type="string" office:string-value="Sexta-Feira" calcext:value-type="string">
            <text:p>Sexta-Feira</text:p>
          </table:table-cell>
          <table:table-cell table:formula="of:=PROPER(TEXT([.B118];&quot;DDD&quot;))" office:value-type="string" office:string-value="Sex" calcext:value-type="string">
            <text:p>Sex</text:p>
          </table:table-cell>
          <table:table-cell table:formula="of:=TEXT([.D118];&quot;MMMM&quot;)" office:value-type="string" office:string-value="abril" calcext:value-type="string">
            <text:p>abril</text:p>
          </table:table-cell>
          <table:table-cell table:formula="of:=PROPER([.I118])" office:value-type="string" office:string-value="Abril" calcext:value-type="string">
            <text:p>Abril</text:p>
          </table:table-cell>
          <table:table-cell table:formula="of:=TEXT([.E11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8]=&quot;&quot;;&quot;&quot;;IF(YEAR([.A118]+1)=YEAR([.A118]);[.A118]+1;&quot;&quot;))" office:value-type="date" office:date-value="2017-04-29" calcext:value-type="date">
            <text:p>29/04/17</text:p>
          </table:table-cell>
          <table:table-cell table:formula="of:=[.A119]" office:value-type="date" office:date-value="2017-04-29" calcext:value-type="date">
            <text:p>sábado, 29 de abril de 2017</text:p>
          </table:table-cell>
          <table:table-cell table:formula="of:=[.B119]" office:value-type="date" office:date-value="2017-04-29" calcext:value-type="date">
            <text:p>sábado</text:p>
          </table:table-cell>
          <table:table-cell table:formula="of:=[.B119]" office:value-type="date" office:date-value="2017-04-29" calcext:value-type="date">
            <text:p>abril</text:p>
          </table:table-cell>
          <table:table-cell table:formula="of:=[.B119]" office:value-type="date" office:date-value="2017-04-29" calcext:value-type="date">
            <text:p>2017</text:p>
          </table:table-cell>
          <table:table-cell table:formula="of:=TEXT([.C119];&quot;dddd&quot;)" office:value-type="string" office:string-value="sábado" calcext:value-type="string">
            <text:p>sábado</text:p>
          </table:table-cell>
          <table:table-cell table:formula="of:=PROPER([.F119])" office:value-type="string" office:string-value="Sábado" calcext:value-type="string">
            <text:p>Sábado</text:p>
          </table:table-cell>
          <table:table-cell table:formula="of:=PROPER(TEXT([.B119];&quot;DDD&quot;))" office:value-type="string" office:string-value="Sáb" calcext:value-type="string">
            <text:p>Sáb</text:p>
          </table:table-cell>
          <table:table-cell table:formula="of:=TEXT([.D119];&quot;MMMM&quot;)" office:value-type="string" office:string-value="abril" calcext:value-type="string">
            <text:p>abril</text:p>
          </table:table-cell>
          <table:table-cell table:formula="of:=PROPER([.I119])" office:value-type="string" office:string-value="Abril" calcext:value-type="string">
            <text:p>Abril</text:p>
          </table:table-cell>
          <table:table-cell table:formula="of:=TEXT([.E11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19]=&quot;&quot;;&quot;&quot;;IF(YEAR([.A119]+1)=YEAR([.A119]);[.A119]+1;&quot;&quot;))" office:value-type="date" office:date-value="2017-04-30" calcext:value-type="date">
            <text:p>30/04/17</text:p>
          </table:table-cell>
          <table:table-cell table:formula="of:=[.A120]" office:value-type="date" office:date-value="2017-04-30" calcext:value-type="date">
            <text:p>domingo, 30 de abril de 2017</text:p>
          </table:table-cell>
          <table:table-cell table:formula="of:=[.B120]" office:value-type="date" office:date-value="2017-04-30" calcext:value-type="date">
            <text:p>domingo</text:p>
          </table:table-cell>
          <table:table-cell table:formula="of:=[.B120]" office:value-type="date" office:date-value="2017-04-30" calcext:value-type="date">
            <text:p>abril</text:p>
          </table:table-cell>
          <table:table-cell table:formula="of:=[.B120]" office:value-type="date" office:date-value="2017-04-30" calcext:value-type="date">
            <text:p>2017</text:p>
          </table:table-cell>
          <table:table-cell table:formula="of:=TEXT([.C120];&quot;dddd&quot;)" office:value-type="string" office:string-value="domingo" calcext:value-type="string">
            <text:p>domingo</text:p>
          </table:table-cell>
          <table:table-cell table:formula="of:=PROPER([.F120])" office:value-type="string" office:string-value="Domingo" calcext:value-type="string">
            <text:p>Domingo</text:p>
          </table:table-cell>
          <table:table-cell table:formula="of:=PROPER(TEXT([.B120];&quot;DDD&quot;))" office:value-type="string" office:string-value="Dom" calcext:value-type="string">
            <text:p>Dom</text:p>
          </table:table-cell>
          <table:table-cell table:formula="of:=TEXT([.D120];&quot;MMMM&quot;)" office:value-type="string" office:string-value="abril" calcext:value-type="string">
            <text:p>abril</text:p>
          </table:table-cell>
          <table:table-cell table:formula="of:=PROPER([.I120])" office:value-type="string" office:string-value="Abril" calcext:value-type="string">
            <text:p>Abril</text:p>
          </table:table-cell>
          <table:table-cell table:formula="of:=TEXT([.E12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0]=&quot;&quot;;&quot;&quot;;IF(YEAR([.A120]+1)=YEAR([.A120]);[.A120]+1;&quot;&quot;))" office:value-type="date" office:date-value="2017-05-01" calcext:value-type="date">
            <text:p>01/05/17</text:p>
          </table:table-cell>
          <table:table-cell table:formula="of:=[.A121]" office:value-type="date" office:date-value="2017-05-01" calcext:value-type="date">
            <text:p>segunda-feira, 1 de maio de 2017</text:p>
          </table:table-cell>
          <table:table-cell table:formula="of:=[.B121]" office:value-type="date" office:date-value="2017-05-01" calcext:value-type="date">
            <text:p>segunda-feira</text:p>
          </table:table-cell>
          <table:table-cell table:formula="of:=[.B121]" office:value-type="date" office:date-value="2017-05-01" calcext:value-type="date">
            <text:p>maio</text:p>
          </table:table-cell>
          <table:table-cell table:formula="of:=[.B121]" office:value-type="date" office:date-value="2017-05-01" calcext:value-type="date">
            <text:p>2017</text:p>
          </table:table-cell>
          <table:table-cell table:formula="of:=TEXT([.C121];&quot;dddd&quot;)" office:value-type="string" office:string-value="segunda-feira" calcext:value-type="string">
            <text:p>segunda-feira</text:p>
          </table:table-cell>
          <table:table-cell table:formula="of:=PROPER([.F121])" office:value-type="string" office:string-value="Segunda-Feira" calcext:value-type="string">
            <text:p>Segunda-Feira</text:p>
          </table:table-cell>
          <table:table-cell table:formula="of:=PROPER(TEXT([.B121];&quot;DDD&quot;))" office:value-type="string" office:string-value="Seg" calcext:value-type="string">
            <text:p>Seg</text:p>
          </table:table-cell>
          <table:table-cell table:formula="of:=TEXT([.D121];&quot;MMMM&quot;)" office:value-type="string" office:string-value="maio" calcext:value-type="string">
            <text:p>maio</text:p>
          </table:table-cell>
          <table:table-cell table:formula="of:=PROPER([.I121])" office:value-type="string" office:string-value="Maio" calcext:value-type="string">
            <text:p>Maio</text:p>
          </table:table-cell>
          <table:table-cell table:formula="of:=TEXT([.E12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1]=&quot;&quot;;&quot;&quot;;IF(YEAR([.A121]+1)=YEAR([.A121]);[.A121]+1;&quot;&quot;))" office:value-type="date" office:date-value="2017-05-02" calcext:value-type="date">
            <text:p>02/05/17</text:p>
          </table:table-cell>
          <table:table-cell table:formula="of:=[.A122]" office:value-type="date" office:date-value="2017-05-02" calcext:value-type="date">
            <text:p>terça-feira, 2 de maio de 2017</text:p>
          </table:table-cell>
          <table:table-cell table:formula="of:=[.B122]" office:value-type="date" office:date-value="2017-05-02" calcext:value-type="date">
            <text:p>terça-feira</text:p>
          </table:table-cell>
          <table:table-cell table:formula="of:=[.B122]" office:value-type="date" office:date-value="2017-05-02" calcext:value-type="date">
            <text:p>maio</text:p>
          </table:table-cell>
          <table:table-cell table:formula="of:=[.B122]" office:value-type="date" office:date-value="2017-05-02" calcext:value-type="date">
            <text:p>2017</text:p>
          </table:table-cell>
          <table:table-cell table:formula="of:=TEXT([.C122];&quot;dddd&quot;)" office:value-type="string" office:string-value="terça-feira" calcext:value-type="string">
            <text:p>terça-feira</text:p>
          </table:table-cell>
          <table:table-cell table:formula="of:=PROPER([.F122])" office:value-type="string" office:string-value="Terça-Feira" calcext:value-type="string">
            <text:p>Terça-Feira</text:p>
          </table:table-cell>
          <table:table-cell table:formula="of:=PROPER(TEXT([.B122];&quot;DDD&quot;))" office:value-type="string" office:string-value="Ter" calcext:value-type="string">
            <text:p>Ter</text:p>
          </table:table-cell>
          <table:table-cell table:formula="of:=TEXT([.D122];&quot;MMMM&quot;)" office:value-type="string" office:string-value="maio" calcext:value-type="string">
            <text:p>maio</text:p>
          </table:table-cell>
          <table:table-cell table:formula="of:=PROPER([.I122])" office:value-type="string" office:string-value="Maio" calcext:value-type="string">
            <text:p>Maio</text:p>
          </table:table-cell>
          <table:table-cell table:formula="of:=TEXT([.E12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2]=&quot;&quot;;&quot;&quot;;IF(YEAR([.A122]+1)=YEAR([.A122]);[.A122]+1;&quot;&quot;))" office:value-type="date" office:date-value="2017-05-03" calcext:value-type="date">
            <text:p>03/05/17</text:p>
          </table:table-cell>
          <table:table-cell table:formula="of:=[.A123]" office:value-type="date" office:date-value="2017-05-03" calcext:value-type="date">
            <text:p>quarta-feira, 3 de maio de 2017</text:p>
          </table:table-cell>
          <table:table-cell table:formula="of:=[.B123]" office:value-type="date" office:date-value="2017-05-03" calcext:value-type="date">
            <text:p>quarta-feira</text:p>
          </table:table-cell>
          <table:table-cell table:formula="of:=[.B123]" office:value-type="date" office:date-value="2017-05-03" calcext:value-type="date">
            <text:p>maio</text:p>
          </table:table-cell>
          <table:table-cell table:formula="of:=[.B123]" office:value-type="date" office:date-value="2017-05-03" calcext:value-type="date">
            <text:p>2017</text:p>
          </table:table-cell>
          <table:table-cell table:formula="of:=TEXT([.C123];&quot;dddd&quot;)" office:value-type="string" office:string-value="quarta-feira" calcext:value-type="string">
            <text:p>quarta-feira</text:p>
          </table:table-cell>
          <table:table-cell table:formula="of:=PROPER([.F123])" office:value-type="string" office:string-value="Quarta-Feira" calcext:value-type="string">
            <text:p>Quarta-Feira</text:p>
          </table:table-cell>
          <table:table-cell table:formula="of:=PROPER(TEXT([.B123];&quot;DDD&quot;))" office:value-type="string" office:string-value="Qua" calcext:value-type="string">
            <text:p>Qua</text:p>
          </table:table-cell>
          <table:table-cell table:formula="of:=TEXT([.D123];&quot;MMMM&quot;)" office:value-type="string" office:string-value="maio" calcext:value-type="string">
            <text:p>maio</text:p>
          </table:table-cell>
          <table:table-cell table:formula="of:=PROPER([.I123])" office:value-type="string" office:string-value="Maio" calcext:value-type="string">
            <text:p>Maio</text:p>
          </table:table-cell>
          <table:table-cell table:formula="of:=TEXT([.E12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3]=&quot;&quot;;&quot;&quot;;IF(YEAR([.A123]+1)=YEAR([.A123]);[.A123]+1;&quot;&quot;))" office:value-type="date" office:date-value="2017-05-04" calcext:value-type="date">
            <text:p>04/05/17</text:p>
          </table:table-cell>
          <table:table-cell table:formula="of:=[.A124]" office:value-type="date" office:date-value="2017-05-04" calcext:value-type="date">
            <text:p>quinta-feira, 4 de maio de 2017</text:p>
          </table:table-cell>
          <table:table-cell table:formula="of:=[.B124]" office:value-type="date" office:date-value="2017-05-04" calcext:value-type="date">
            <text:p>quinta-feira</text:p>
          </table:table-cell>
          <table:table-cell table:formula="of:=[.B124]" office:value-type="date" office:date-value="2017-05-04" calcext:value-type="date">
            <text:p>maio</text:p>
          </table:table-cell>
          <table:table-cell table:formula="of:=[.B124]" office:value-type="date" office:date-value="2017-05-04" calcext:value-type="date">
            <text:p>2017</text:p>
          </table:table-cell>
          <table:table-cell table:formula="of:=TEXT([.C124];&quot;dddd&quot;)" office:value-type="string" office:string-value="quinta-feira" calcext:value-type="string">
            <text:p>quinta-feira</text:p>
          </table:table-cell>
          <table:table-cell table:formula="of:=PROPER([.F124])" office:value-type="string" office:string-value="Quinta-Feira" calcext:value-type="string">
            <text:p>Quinta-Feira</text:p>
          </table:table-cell>
          <table:table-cell table:formula="of:=PROPER(TEXT([.B124];&quot;DDD&quot;))" office:value-type="string" office:string-value="Qui" calcext:value-type="string">
            <text:p>Qui</text:p>
          </table:table-cell>
          <table:table-cell table:formula="of:=TEXT([.D124];&quot;MMMM&quot;)" office:value-type="string" office:string-value="maio" calcext:value-type="string">
            <text:p>maio</text:p>
          </table:table-cell>
          <table:table-cell table:formula="of:=PROPER([.I124])" office:value-type="string" office:string-value="Maio" calcext:value-type="string">
            <text:p>Maio</text:p>
          </table:table-cell>
          <table:table-cell table:formula="of:=TEXT([.E12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4]=&quot;&quot;;&quot;&quot;;IF(YEAR([.A124]+1)=YEAR([.A124]);[.A124]+1;&quot;&quot;))" office:value-type="date" office:date-value="2017-05-05" calcext:value-type="date">
            <text:p>05/05/17</text:p>
          </table:table-cell>
          <table:table-cell table:formula="of:=[.A125]" office:value-type="date" office:date-value="2017-05-05" calcext:value-type="date">
            <text:p>sexta-feira, 5 de maio de 2017</text:p>
          </table:table-cell>
          <table:table-cell table:formula="of:=[.B125]" office:value-type="date" office:date-value="2017-05-05" calcext:value-type="date">
            <text:p>sexta-feira</text:p>
          </table:table-cell>
          <table:table-cell table:formula="of:=[.B125]" office:value-type="date" office:date-value="2017-05-05" calcext:value-type="date">
            <text:p>maio</text:p>
          </table:table-cell>
          <table:table-cell table:formula="of:=[.B125]" office:value-type="date" office:date-value="2017-05-05" calcext:value-type="date">
            <text:p>2017</text:p>
          </table:table-cell>
          <table:table-cell table:formula="of:=TEXT([.C125];&quot;dddd&quot;)" office:value-type="string" office:string-value="sexta-feira" calcext:value-type="string">
            <text:p>sexta-feira</text:p>
          </table:table-cell>
          <table:table-cell table:formula="of:=PROPER([.F125])" office:value-type="string" office:string-value="Sexta-Feira" calcext:value-type="string">
            <text:p>Sexta-Feira</text:p>
          </table:table-cell>
          <table:table-cell table:formula="of:=PROPER(TEXT([.B125];&quot;DDD&quot;))" office:value-type="string" office:string-value="Sex" calcext:value-type="string">
            <text:p>Sex</text:p>
          </table:table-cell>
          <table:table-cell table:formula="of:=TEXT([.D125];&quot;MMMM&quot;)" office:value-type="string" office:string-value="maio" calcext:value-type="string">
            <text:p>maio</text:p>
          </table:table-cell>
          <table:table-cell table:formula="of:=PROPER([.I125])" office:value-type="string" office:string-value="Maio" calcext:value-type="string">
            <text:p>Maio</text:p>
          </table:table-cell>
          <table:table-cell table:formula="of:=TEXT([.E12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5]=&quot;&quot;;&quot;&quot;;IF(YEAR([.A125]+1)=YEAR([.A125]);[.A125]+1;&quot;&quot;))" office:value-type="date" office:date-value="2017-05-06" calcext:value-type="date">
            <text:p>06/05/17</text:p>
          </table:table-cell>
          <table:table-cell table:formula="of:=[.A126]" office:value-type="date" office:date-value="2017-05-06" calcext:value-type="date">
            <text:p>sábado, 6 de maio de 2017</text:p>
          </table:table-cell>
          <table:table-cell table:formula="of:=[.B126]" office:value-type="date" office:date-value="2017-05-06" calcext:value-type="date">
            <text:p>sábado</text:p>
          </table:table-cell>
          <table:table-cell table:formula="of:=[.B126]" office:value-type="date" office:date-value="2017-05-06" calcext:value-type="date">
            <text:p>maio</text:p>
          </table:table-cell>
          <table:table-cell table:formula="of:=[.B126]" office:value-type="date" office:date-value="2017-05-06" calcext:value-type="date">
            <text:p>2017</text:p>
          </table:table-cell>
          <table:table-cell table:formula="of:=TEXT([.C126];&quot;dddd&quot;)" office:value-type="string" office:string-value="sábado" calcext:value-type="string">
            <text:p>sábado</text:p>
          </table:table-cell>
          <table:table-cell table:formula="of:=PROPER([.F126])" office:value-type="string" office:string-value="Sábado" calcext:value-type="string">
            <text:p>Sábado</text:p>
          </table:table-cell>
          <table:table-cell table:formula="of:=PROPER(TEXT([.B126];&quot;DDD&quot;))" office:value-type="string" office:string-value="Sáb" calcext:value-type="string">
            <text:p>Sáb</text:p>
          </table:table-cell>
          <table:table-cell table:formula="of:=TEXT([.D126];&quot;MMMM&quot;)" office:value-type="string" office:string-value="maio" calcext:value-type="string">
            <text:p>maio</text:p>
          </table:table-cell>
          <table:table-cell table:formula="of:=PROPER([.I126])" office:value-type="string" office:string-value="Maio" calcext:value-type="string">
            <text:p>Maio</text:p>
          </table:table-cell>
          <table:table-cell table:formula="of:=TEXT([.E12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6]=&quot;&quot;;&quot;&quot;;IF(YEAR([.A126]+1)=YEAR([.A126]);[.A126]+1;&quot;&quot;))" office:value-type="date" office:date-value="2017-05-07" calcext:value-type="date">
            <text:p>07/05/17</text:p>
          </table:table-cell>
          <table:table-cell table:formula="of:=[.A127]" office:value-type="date" office:date-value="2017-05-07" calcext:value-type="date">
            <text:p>domingo, 7 de maio de 2017</text:p>
          </table:table-cell>
          <table:table-cell table:formula="of:=[.B127]" office:value-type="date" office:date-value="2017-05-07" calcext:value-type="date">
            <text:p>domingo</text:p>
          </table:table-cell>
          <table:table-cell table:formula="of:=[.B127]" office:value-type="date" office:date-value="2017-05-07" calcext:value-type="date">
            <text:p>maio</text:p>
          </table:table-cell>
          <table:table-cell table:formula="of:=[.B127]" office:value-type="date" office:date-value="2017-05-07" calcext:value-type="date">
            <text:p>2017</text:p>
          </table:table-cell>
          <table:table-cell table:formula="of:=TEXT([.C127];&quot;dddd&quot;)" office:value-type="string" office:string-value="domingo" calcext:value-type="string">
            <text:p>domingo</text:p>
          </table:table-cell>
          <table:table-cell table:formula="of:=PROPER([.F127])" office:value-type="string" office:string-value="Domingo" calcext:value-type="string">
            <text:p>Domingo</text:p>
          </table:table-cell>
          <table:table-cell table:formula="of:=PROPER(TEXT([.B127];&quot;DDD&quot;))" office:value-type="string" office:string-value="Dom" calcext:value-type="string">
            <text:p>Dom</text:p>
          </table:table-cell>
          <table:table-cell table:formula="of:=TEXT([.D127];&quot;MMMM&quot;)" office:value-type="string" office:string-value="maio" calcext:value-type="string">
            <text:p>maio</text:p>
          </table:table-cell>
          <table:table-cell table:formula="of:=PROPER([.I127])" office:value-type="string" office:string-value="Maio" calcext:value-type="string">
            <text:p>Maio</text:p>
          </table:table-cell>
          <table:table-cell table:formula="of:=TEXT([.E12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7]=&quot;&quot;;&quot;&quot;;IF(YEAR([.A127]+1)=YEAR([.A127]);[.A127]+1;&quot;&quot;))" office:value-type="date" office:date-value="2017-05-08" calcext:value-type="date">
            <text:p>08/05/17</text:p>
          </table:table-cell>
          <table:table-cell table:formula="of:=[.A128]" office:value-type="date" office:date-value="2017-05-08" calcext:value-type="date">
            <text:p>segunda-feira, 8 de maio de 2017</text:p>
          </table:table-cell>
          <table:table-cell table:formula="of:=[.B128]" office:value-type="date" office:date-value="2017-05-08" calcext:value-type="date">
            <text:p>segunda-feira</text:p>
          </table:table-cell>
          <table:table-cell table:formula="of:=[.B128]" office:value-type="date" office:date-value="2017-05-08" calcext:value-type="date">
            <text:p>maio</text:p>
          </table:table-cell>
          <table:table-cell table:formula="of:=[.B128]" office:value-type="date" office:date-value="2017-05-08" calcext:value-type="date">
            <text:p>2017</text:p>
          </table:table-cell>
          <table:table-cell table:formula="of:=TEXT([.C128];&quot;dddd&quot;)" office:value-type="string" office:string-value="segunda-feira" calcext:value-type="string">
            <text:p>segunda-feira</text:p>
          </table:table-cell>
          <table:table-cell table:formula="of:=PROPER([.F128])" office:value-type="string" office:string-value="Segunda-Feira" calcext:value-type="string">
            <text:p>Segunda-Feira</text:p>
          </table:table-cell>
          <table:table-cell table:formula="of:=PROPER(TEXT([.B128];&quot;DDD&quot;))" office:value-type="string" office:string-value="Seg" calcext:value-type="string">
            <text:p>Seg</text:p>
          </table:table-cell>
          <table:table-cell table:formula="of:=TEXT([.D128];&quot;MMMM&quot;)" office:value-type="string" office:string-value="maio" calcext:value-type="string">
            <text:p>maio</text:p>
          </table:table-cell>
          <table:table-cell table:formula="of:=PROPER([.I128])" office:value-type="string" office:string-value="Maio" calcext:value-type="string">
            <text:p>Maio</text:p>
          </table:table-cell>
          <table:table-cell table:formula="of:=TEXT([.E12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8]=&quot;&quot;;&quot;&quot;;IF(YEAR([.A128]+1)=YEAR([.A128]);[.A128]+1;&quot;&quot;))" office:value-type="date" office:date-value="2017-05-09" calcext:value-type="date">
            <text:p>09/05/17</text:p>
          </table:table-cell>
          <table:table-cell table:formula="of:=[.A129]" office:value-type="date" office:date-value="2017-05-09" calcext:value-type="date">
            <text:p>terça-feira, 9 de maio de 2017</text:p>
          </table:table-cell>
          <table:table-cell table:formula="of:=[.B129]" office:value-type="date" office:date-value="2017-05-09" calcext:value-type="date">
            <text:p>terça-feira</text:p>
          </table:table-cell>
          <table:table-cell table:formula="of:=[.B129]" office:value-type="date" office:date-value="2017-05-09" calcext:value-type="date">
            <text:p>maio</text:p>
          </table:table-cell>
          <table:table-cell table:formula="of:=[.B129]" office:value-type="date" office:date-value="2017-05-09" calcext:value-type="date">
            <text:p>2017</text:p>
          </table:table-cell>
          <table:table-cell table:formula="of:=TEXT([.C129];&quot;dddd&quot;)" office:value-type="string" office:string-value="terça-feira" calcext:value-type="string">
            <text:p>terça-feira</text:p>
          </table:table-cell>
          <table:table-cell table:formula="of:=PROPER([.F129])" office:value-type="string" office:string-value="Terça-Feira" calcext:value-type="string">
            <text:p>Terça-Feira</text:p>
          </table:table-cell>
          <table:table-cell table:formula="of:=PROPER(TEXT([.B129];&quot;DDD&quot;))" office:value-type="string" office:string-value="Ter" calcext:value-type="string">
            <text:p>Ter</text:p>
          </table:table-cell>
          <table:table-cell table:formula="of:=TEXT([.D129];&quot;MMMM&quot;)" office:value-type="string" office:string-value="maio" calcext:value-type="string">
            <text:p>maio</text:p>
          </table:table-cell>
          <table:table-cell table:formula="of:=PROPER([.I129])" office:value-type="string" office:string-value="Maio" calcext:value-type="string">
            <text:p>Maio</text:p>
          </table:table-cell>
          <table:table-cell table:formula="of:=TEXT([.E12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29]=&quot;&quot;;&quot;&quot;;IF(YEAR([.A129]+1)=YEAR([.A129]);[.A129]+1;&quot;&quot;))" office:value-type="date" office:date-value="2017-05-10" calcext:value-type="date">
            <text:p>10/05/17</text:p>
          </table:table-cell>
          <table:table-cell table:formula="of:=[.A130]" office:value-type="date" office:date-value="2017-05-10" calcext:value-type="date">
            <text:p>quarta-feira, 10 de maio de 2017</text:p>
          </table:table-cell>
          <table:table-cell table:formula="of:=[.B130]" office:value-type="date" office:date-value="2017-05-10" calcext:value-type="date">
            <text:p>quarta-feira</text:p>
          </table:table-cell>
          <table:table-cell table:formula="of:=[.B130]" office:value-type="date" office:date-value="2017-05-10" calcext:value-type="date">
            <text:p>maio</text:p>
          </table:table-cell>
          <table:table-cell table:formula="of:=[.B130]" office:value-type="date" office:date-value="2017-05-10" calcext:value-type="date">
            <text:p>2017</text:p>
          </table:table-cell>
          <table:table-cell table:formula="of:=TEXT([.C130];&quot;dddd&quot;)" office:value-type="string" office:string-value="quarta-feira" calcext:value-type="string">
            <text:p>quarta-feira</text:p>
          </table:table-cell>
          <table:table-cell table:formula="of:=PROPER([.F130])" office:value-type="string" office:string-value="Quarta-Feira" calcext:value-type="string">
            <text:p>Quarta-Feira</text:p>
          </table:table-cell>
          <table:table-cell table:formula="of:=PROPER(TEXT([.B130];&quot;DDD&quot;))" office:value-type="string" office:string-value="Qua" calcext:value-type="string">
            <text:p>Qua</text:p>
          </table:table-cell>
          <table:table-cell table:formula="of:=TEXT([.D130];&quot;MMMM&quot;)" office:value-type="string" office:string-value="maio" calcext:value-type="string">
            <text:p>maio</text:p>
          </table:table-cell>
          <table:table-cell table:formula="of:=PROPER([.I130])" office:value-type="string" office:string-value="Maio" calcext:value-type="string">
            <text:p>Maio</text:p>
          </table:table-cell>
          <table:table-cell table:formula="of:=TEXT([.E13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0]=&quot;&quot;;&quot;&quot;;IF(YEAR([.A130]+1)=YEAR([.A130]);[.A130]+1;&quot;&quot;))" office:value-type="date" office:date-value="2017-05-11" calcext:value-type="date">
            <text:p>11/05/17</text:p>
          </table:table-cell>
          <table:table-cell table:formula="of:=[.A131]" office:value-type="date" office:date-value="2017-05-11" calcext:value-type="date">
            <text:p>quinta-feira, 11 de maio de 2017</text:p>
          </table:table-cell>
          <table:table-cell table:formula="of:=[.B131]" office:value-type="date" office:date-value="2017-05-11" calcext:value-type="date">
            <text:p>quinta-feira</text:p>
          </table:table-cell>
          <table:table-cell table:formula="of:=[.B131]" office:value-type="date" office:date-value="2017-05-11" calcext:value-type="date">
            <text:p>maio</text:p>
          </table:table-cell>
          <table:table-cell table:formula="of:=[.B131]" office:value-type="date" office:date-value="2017-05-11" calcext:value-type="date">
            <text:p>2017</text:p>
          </table:table-cell>
          <table:table-cell table:formula="of:=TEXT([.C131];&quot;dddd&quot;)" office:value-type="string" office:string-value="quinta-feira" calcext:value-type="string">
            <text:p>quinta-feira</text:p>
          </table:table-cell>
          <table:table-cell table:formula="of:=PROPER([.F131])" office:value-type="string" office:string-value="Quinta-Feira" calcext:value-type="string">
            <text:p>Quinta-Feira</text:p>
          </table:table-cell>
          <table:table-cell table:formula="of:=PROPER(TEXT([.B131];&quot;DDD&quot;))" office:value-type="string" office:string-value="Qui" calcext:value-type="string">
            <text:p>Qui</text:p>
          </table:table-cell>
          <table:table-cell table:formula="of:=TEXT([.D131];&quot;MMMM&quot;)" office:value-type="string" office:string-value="maio" calcext:value-type="string">
            <text:p>maio</text:p>
          </table:table-cell>
          <table:table-cell table:formula="of:=PROPER([.I131])" office:value-type="string" office:string-value="Maio" calcext:value-type="string">
            <text:p>Maio</text:p>
          </table:table-cell>
          <table:table-cell table:formula="of:=TEXT([.E13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1]=&quot;&quot;;&quot;&quot;;IF(YEAR([.A131]+1)=YEAR([.A131]);[.A131]+1;&quot;&quot;))" office:value-type="date" office:date-value="2017-05-12" calcext:value-type="date">
            <text:p>12/05/17</text:p>
          </table:table-cell>
          <table:table-cell table:formula="of:=[.A132]" office:value-type="date" office:date-value="2017-05-12" calcext:value-type="date">
            <text:p>sexta-feira, 12 de maio de 2017</text:p>
          </table:table-cell>
          <table:table-cell table:formula="of:=[.B132]" office:value-type="date" office:date-value="2017-05-12" calcext:value-type="date">
            <text:p>sexta-feira</text:p>
          </table:table-cell>
          <table:table-cell table:formula="of:=[.B132]" office:value-type="date" office:date-value="2017-05-12" calcext:value-type="date">
            <text:p>maio</text:p>
          </table:table-cell>
          <table:table-cell table:formula="of:=[.B132]" office:value-type="date" office:date-value="2017-05-12" calcext:value-type="date">
            <text:p>2017</text:p>
          </table:table-cell>
          <table:table-cell table:formula="of:=TEXT([.C132];&quot;dddd&quot;)" office:value-type="string" office:string-value="sexta-feira" calcext:value-type="string">
            <text:p>sexta-feira</text:p>
          </table:table-cell>
          <table:table-cell table:formula="of:=PROPER([.F132])" office:value-type="string" office:string-value="Sexta-Feira" calcext:value-type="string">
            <text:p>Sexta-Feira</text:p>
          </table:table-cell>
          <table:table-cell table:formula="of:=PROPER(TEXT([.B132];&quot;DDD&quot;))" office:value-type="string" office:string-value="Sex" calcext:value-type="string">
            <text:p>Sex</text:p>
          </table:table-cell>
          <table:table-cell table:formula="of:=TEXT([.D132];&quot;MMMM&quot;)" office:value-type="string" office:string-value="maio" calcext:value-type="string">
            <text:p>maio</text:p>
          </table:table-cell>
          <table:table-cell table:formula="of:=PROPER([.I132])" office:value-type="string" office:string-value="Maio" calcext:value-type="string">
            <text:p>Maio</text:p>
          </table:table-cell>
          <table:table-cell table:formula="of:=TEXT([.E13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2]=&quot;&quot;;&quot;&quot;;IF(YEAR([.A132]+1)=YEAR([.A132]);[.A132]+1;&quot;&quot;))" office:value-type="date" office:date-value="2017-05-13" calcext:value-type="date">
            <text:p>13/05/17</text:p>
          </table:table-cell>
          <table:table-cell table:formula="of:=[.A133]" office:value-type="date" office:date-value="2017-05-13" calcext:value-type="date">
            <text:p>sábado, 13 de maio de 2017</text:p>
          </table:table-cell>
          <table:table-cell table:formula="of:=[.B133]" office:value-type="date" office:date-value="2017-05-13" calcext:value-type="date">
            <text:p>sábado</text:p>
          </table:table-cell>
          <table:table-cell table:formula="of:=[.B133]" office:value-type="date" office:date-value="2017-05-13" calcext:value-type="date">
            <text:p>maio</text:p>
          </table:table-cell>
          <table:table-cell table:formula="of:=[.B133]" office:value-type="date" office:date-value="2017-05-13" calcext:value-type="date">
            <text:p>2017</text:p>
          </table:table-cell>
          <table:table-cell table:formula="of:=TEXT([.C133];&quot;dddd&quot;)" office:value-type="string" office:string-value="sábado" calcext:value-type="string">
            <text:p>sábado</text:p>
          </table:table-cell>
          <table:table-cell table:formula="of:=PROPER([.F133])" office:value-type="string" office:string-value="Sábado" calcext:value-type="string">
            <text:p>Sábado</text:p>
          </table:table-cell>
          <table:table-cell table:formula="of:=PROPER(TEXT([.B133];&quot;DDD&quot;))" office:value-type="string" office:string-value="Sáb" calcext:value-type="string">
            <text:p>Sáb</text:p>
          </table:table-cell>
          <table:table-cell table:formula="of:=TEXT([.D133];&quot;MMMM&quot;)" office:value-type="string" office:string-value="maio" calcext:value-type="string">
            <text:p>maio</text:p>
          </table:table-cell>
          <table:table-cell table:formula="of:=PROPER([.I133])" office:value-type="string" office:string-value="Maio" calcext:value-type="string">
            <text:p>Maio</text:p>
          </table:table-cell>
          <table:table-cell table:formula="of:=TEXT([.E13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3]=&quot;&quot;;&quot;&quot;;IF(YEAR([.A133]+1)=YEAR([.A133]);[.A133]+1;&quot;&quot;))" office:value-type="date" office:date-value="2017-05-14" calcext:value-type="date">
            <text:p>14/05/17</text:p>
          </table:table-cell>
          <table:table-cell table:formula="of:=[.A134]" office:value-type="date" office:date-value="2017-05-14" calcext:value-type="date">
            <text:p>domingo, 14 de maio de 2017</text:p>
          </table:table-cell>
          <table:table-cell table:formula="of:=[.B134]" office:value-type="date" office:date-value="2017-05-14" calcext:value-type="date">
            <text:p>domingo</text:p>
          </table:table-cell>
          <table:table-cell table:formula="of:=[.B134]" office:value-type="date" office:date-value="2017-05-14" calcext:value-type="date">
            <text:p>maio</text:p>
          </table:table-cell>
          <table:table-cell table:formula="of:=[.B134]" office:value-type="date" office:date-value="2017-05-14" calcext:value-type="date">
            <text:p>2017</text:p>
          </table:table-cell>
          <table:table-cell table:formula="of:=TEXT([.C134];&quot;dddd&quot;)" office:value-type="string" office:string-value="domingo" calcext:value-type="string">
            <text:p>domingo</text:p>
          </table:table-cell>
          <table:table-cell table:formula="of:=PROPER([.F134])" office:value-type="string" office:string-value="Domingo" calcext:value-type="string">
            <text:p>Domingo</text:p>
          </table:table-cell>
          <table:table-cell table:formula="of:=PROPER(TEXT([.B134];&quot;DDD&quot;))" office:value-type="string" office:string-value="Dom" calcext:value-type="string">
            <text:p>Dom</text:p>
          </table:table-cell>
          <table:table-cell table:formula="of:=TEXT([.D134];&quot;MMMM&quot;)" office:value-type="string" office:string-value="maio" calcext:value-type="string">
            <text:p>maio</text:p>
          </table:table-cell>
          <table:table-cell table:formula="of:=PROPER([.I134])" office:value-type="string" office:string-value="Maio" calcext:value-type="string">
            <text:p>Maio</text:p>
          </table:table-cell>
          <table:table-cell table:formula="of:=TEXT([.E13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4]=&quot;&quot;;&quot;&quot;;IF(YEAR([.A134]+1)=YEAR([.A134]);[.A134]+1;&quot;&quot;))" office:value-type="date" office:date-value="2017-05-15" calcext:value-type="date">
            <text:p>15/05/17</text:p>
          </table:table-cell>
          <table:table-cell table:formula="of:=[.A135]" office:value-type="date" office:date-value="2017-05-15" calcext:value-type="date">
            <text:p>segunda-feira, 15 de maio de 2017</text:p>
          </table:table-cell>
          <table:table-cell table:formula="of:=[.B135]" office:value-type="date" office:date-value="2017-05-15" calcext:value-type="date">
            <text:p>segunda-feira</text:p>
          </table:table-cell>
          <table:table-cell table:formula="of:=[.B135]" office:value-type="date" office:date-value="2017-05-15" calcext:value-type="date">
            <text:p>maio</text:p>
          </table:table-cell>
          <table:table-cell table:formula="of:=[.B135]" office:value-type="date" office:date-value="2017-05-15" calcext:value-type="date">
            <text:p>2017</text:p>
          </table:table-cell>
          <table:table-cell table:formula="of:=TEXT([.C135];&quot;dddd&quot;)" office:value-type="string" office:string-value="segunda-feira" calcext:value-type="string">
            <text:p>segunda-feira</text:p>
          </table:table-cell>
          <table:table-cell table:formula="of:=PROPER([.F135])" office:value-type="string" office:string-value="Segunda-Feira" calcext:value-type="string">
            <text:p>Segunda-Feira</text:p>
          </table:table-cell>
          <table:table-cell table:formula="of:=PROPER(TEXT([.B135];&quot;DDD&quot;))" office:value-type="string" office:string-value="Seg" calcext:value-type="string">
            <text:p>Seg</text:p>
          </table:table-cell>
          <table:table-cell table:formula="of:=TEXT([.D135];&quot;MMMM&quot;)" office:value-type="string" office:string-value="maio" calcext:value-type="string">
            <text:p>maio</text:p>
          </table:table-cell>
          <table:table-cell table:formula="of:=PROPER([.I135])" office:value-type="string" office:string-value="Maio" calcext:value-type="string">
            <text:p>Maio</text:p>
          </table:table-cell>
          <table:table-cell table:formula="of:=TEXT([.E13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5]=&quot;&quot;;&quot;&quot;;IF(YEAR([.A135]+1)=YEAR([.A135]);[.A135]+1;&quot;&quot;))" office:value-type="date" office:date-value="2017-05-16" calcext:value-type="date">
            <text:p>16/05/17</text:p>
          </table:table-cell>
          <table:table-cell table:formula="of:=[.A136]" office:value-type="date" office:date-value="2017-05-16" calcext:value-type="date">
            <text:p>terça-feira, 16 de maio de 2017</text:p>
          </table:table-cell>
          <table:table-cell table:formula="of:=[.B136]" office:value-type="date" office:date-value="2017-05-16" calcext:value-type="date">
            <text:p>terça-feira</text:p>
          </table:table-cell>
          <table:table-cell table:formula="of:=[.B136]" office:value-type="date" office:date-value="2017-05-16" calcext:value-type="date">
            <text:p>maio</text:p>
          </table:table-cell>
          <table:table-cell table:formula="of:=[.B136]" office:value-type="date" office:date-value="2017-05-16" calcext:value-type="date">
            <text:p>2017</text:p>
          </table:table-cell>
          <table:table-cell table:formula="of:=TEXT([.C136];&quot;dddd&quot;)" office:value-type="string" office:string-value="terça-feira" calcext:value-type="string">
            <text:p>terça-feira</text:p>
          </table:table-cell>
          <table:table-cell table:formula="of:=PROPER([.F136])" office:value-type="string" office:string-value="Terça-Feira" calcext:value-type="string">
            <text:p>Terça-Feira</text:p>
          </table:table-cell>
          <table:table-cell table:formula="of:=PROPER(TEXT([.B136];&quot;DDD&quot;))" office:value-type="string" office:string-value="Ter" calcext:value-type="string">
            <text:p>Ter</text:p>
          </table:table-cell>
          <table:table-cell table:formula="of:=TEXT([.D136];&quot;MMMM&quot;)" office:value-type="string" office:string-value="maio" calcext:value-type="string">
            <text:p>maio</text:p>
          </table:table-cell>
          <table:table-cell table:formula="of:=PROPER([.I136])" office:value-type="string" office:string-value="Maio" calcext:value-type="string">
            <text:p>Maio</text:p>
          </table:table-cell>
          <table:table-cell table:formula="of:=TEXT([.E13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6]=&quot;&quot;;&quot;&quot;;IF(YEAR([.A136]+1)=YEAR([.A136]);[.A136]+1;&quot;&quot;))" office:value-type="date" office:date-value="2017-05-17" calcext:value-type="date">
            <text:p>17/05/17</text:p>
          </table:table-cell>
          <table:table-cell table:formula="of:=[.A137]" office:value-type="date" office:date-value="2017-05-17" calcext:value-type="date">
            <text:p>quarta-feira, 17 de maio de 2017</text:p>
          </table:table-cell>
          <table:table-cell table:formula="of:=[.B137]" office:value-type="date" office:date-value="2017-05-17" calcext:value-type="date">
            <text:p>quarta-feira</text:p>
          </table:table-cell>
          <table:table-cell table:formula="of:=[.B137]" office:value-type="date" office:date-value="2017-05-17" calcext:value-type="date">
            <text:p>maio</text:p>
          </table:table-cell>
          <table:table-cell table:formula="of:=[.B137]" office:value-type="date" office:date-value="2017-05-17" calcext:value-type="date">
            <text:p>2017</text:p>
          </table:table-cell>
          <table:table-cell table:formula="of:=TEXT([.C137];&quot;dddd&quot;)" office:value-type="string" office:string-value="quarta-feira" calcext:value-type="string">
            <text:p>quarta-feira</text:p>
          </table:table-cell>
          <table:table-cell table:formula="of:=PROPER([.F137])" office:value-type="string" office:string-value="Quarta-Feira" calcext:value-type="string">
            <text:p>Quarta-Feira</text:p>
          </table:table-cell>
          <table:table-cell table:formula="of:=PROPER(TEXT([.B137];&quot;DDD&quot;))" office:value-type="string" office:string-value="Qua" calcext:value-type="string">
            <text:p>Qua</text:p>
          </table:table-cell>
          <table:table-cell table:formula="of:=TEXT([.D137];&quot;MMMM&quot;)" office:value-type="string" office:string-value="maio" calcext:value-type="string">
            <text:p>maio</text:p>
          </table:table-cell>
          <table:table-cell table:formula="of:=PROPER([.I137])" office:value-type="string" office:string-value="Maio" calcext:value-type="string">
            <text:p>Maio</text:p>
          </table:table-cell>
          <table:table-cell table:formula="of:=TEXT([.E13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7]=&quot;&quot;;&quot;&quot;;IF(YEAR([.A137]+1)=YEAR([.A137]);[.A137]+1;&quot;&quot;))" office:value-type="date" office:date-value="2017-05-18" calcext:value-type="date">
            <text:p>18/05/17</text:p>
          </table:table-cell>
          <table:table-cell table:formula="of:=[.A138]" office:value-type="date" office:date-value="2017-05-18" calcext:value-type="date">
            <text:p>quinta-feira, 18 de maio de 2017</text:p>
          </table:table-cell>
          <table:table-cell table:formula="of:=[.B138]" office:value-type="date" office:date-value="2017-05-18" calcext:value-type="date">
            <text:p>quinta-feira</text:p>
          </table:table-cell>
          <table:table-cell table:formula="of:=[.B138]" office:value-type="date" office:date-value="2017-05-18" calcext:value-type="date">
            <text:p>maio</text:p>
          </table:table-cell>
          <table:table-cell table:formula="of:=[.B138]" office:value-type="date" office:date-value="2017-05-18" calcext:value-type="date">
            <text:p>2017</text:p>
          </table:table-cell>
          <table:table-cell table:formula="of:=TEXT([.C138];&quot;dddd&quot;)" office:value-type="string" office:string-value="quinta-feira" calcext:value-type="string">
            <text:p>quinta-feira</text:p>
          </table:table-cell>
          <table:table-cell table:formula="of:=PROPER([.F138])" office:value-type="string" office:string-value="Quinta-Feira" calcext:value-type="string">
            <text:p>Quinta-Feira</text:p>
          </table:table-cell>
          <table:table-cell table:formula="of:=PROPER(TEXT([.B138];&quot;DDD&quot;))" office:value-type="string" office:string-value="Qui" calcext:value-type="string">
            <text:p>Qui</text:p>
          </table:table-cell>
          <table:table-cell table:formula="of:=TEXT([.D138];&quot;MMMM&quot;)" office:value-type="string" office:string-value="maio" calcext:value-type="string">
            <text:p>maio</text:p>
          </table:table-cell>
          <table:table-cell table:formula="of:=PROPER([.I138])" office:value-type="string" office:string-value="Maio" calcext:value-type="string">
            <text:p>Maio</text:p>
          </table:table-cell>
          <table:table-cell table:formula="of:=TEXT([.E13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8]=&quot;&quot;;&quot;&quot;;IF(YEAR([.A138]+1)=YEAR([.A138]);[.A138]+1;&quot;&quot;))" office:value-type="date" office:date-value="2017-05-19" calcext:value-type="date">
            <text:p>19/05/17</text:p>
          </table:table-cell>
          <table:table-cell table:formula="of:=[.A139]" office:value-type="date" office:date-value="2017-05-19" calcext:value-type="date">
            <text:p>sexta-feira, 19 de maio de 2017</text:p>
          </table:table-cell>
          <table:table-cell table:formula="of:=[.B139]" office:value-type="date" office:date-value="2017-05-19" calcext:value-type="date">
            <text:p>sexta-feira</text:p>
          </table:table-cell>
          <table:table-cell table:formula="of:=[.B139]" office:value-type="date" office:date-value="2017-05-19" calcext:value-type="date">
            <text:p>maio</text:p>
          </table:table-cell>
          <table:table-cell table:formula="of:=[.B139]" office:value-type="date" office:date-value="2017-05-19" calcext:value-type="date">
            <text:p>2017</text:p>
          </table:table-cell>
          <table:table-cell table:formula="of:=TEXT([.C139];&quot;dddd&quot;)" office:value-type="string" office:string-value="sexta-feira" calcext:value-type="string">
            <text:p>sexta-feira</text:p>
          </table:table-cell>
          <table:table-cell table:formula="of:=PROPER([.F139])" office:value-type="string" office:string-value="Sexta-Feira" calcext:value-type="string">
            <text:p>Sexta-Feira</text:p>
          </table:table-cell>
          <table:table-cell table:formula="of:=PROPER(TEXT([.B139];&quot;DDD&quot;))" office:value-type="string" office:string-value="Sex" calcext:value-type="string">
            <text:p>Sex</text:p>
          </table:table-cell>
          <table:table-cell table:formula="of:=TEXT([.D139];&quot;MMMM&quot;)" office:value-type="string" office:string-value="maio" calcext:value-type="string">
            <text:p>maio</text:p>
          </table:table-cell>
          <table:table-cell table:formula="of:=PROPER([.I139])" office:value-type="string" office:string-value="Maio" calcext:value-type="string">
            <text:p>Maio</text:p>
          </table:table-cell>
          <table:table-cell table:formula="of:=TEXT([.E13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39]=&quot;&quot;;&quot;&quot;;IF(YEAR([.A139]+1)=YEAR([.A139]);[.A139]+1;&quot;&quot;))" office:value-type="date" office:date-value="2017-05-20" calcext:value-type="date">
            <text:p>20/05/17</text:p>
          </table:table-cell>
          <table:table-cell table:formula="of:=[.A140]" office:value-type="date" office:date-value="2017-05-20" calcext:value-type="date">
            <text:p>sábado, 20 de maio de 2017</text:p>
          </table:table-cell>
          <table:table-cell table:formula="of:=[.B140]" office:value-type="date" office:date-value="2017-05-20" calcext:value-type="date">
            <text:p>sábado</text:p>
          </table:table-cell>
          <table:table-cell table:formula="of:=[.B140]" office:value-type="date" office:date-value="2017-05-20" calcext:value-type="date">
            <text:p>maio</text:p>
          </table:table-cell>
          <table:table-cell table:formula="of:=[.B140]" office:value-type="date" office:date-value="2017-05-20" calcext:value-type="date">
            <text:p>2017</text:p>
          </table:table-cell>
          <table:table-cell table:formula="of:=TEXT([.C140];&quot;dddd&quot;)" office:value-type="string" office:string-value="sábado" calcext:value-type="string">
            <text:p>sábado</text:p>
          </table:table-cell>
          <table:table-cell table:formula="of:=PROPER([.F140])" office:value-type="string" office:string-value="Sábado" calcext:value-type="string">
            <text:p>Sábado</text:p>
          </table:table-cell>
          <table:table-cell table:formula="of:=PROPER(TEXT([.B140];&quot;DDD&quot;))" office:value-type="string" office:string-value="Sáb" calcext:value-type="string">
            <text:p>Sáb</text:p>
          </table:table-cell>
          <table:table-cell table:formula="of:=TEXT([.D140];&quot;MMMM&quot;)" office:value-type="string" office:string-value="maio" calcext:value-type="string">
            <text:p>maio</text:p>
          </table:table-cell>
          <table:table-cell table:formula="of:=PROPER([.I140])" office:value-type="string" office:string-value="Maio" calcext:value-type="string">
            <text:p>Maio</text:p>
          </table:table-cell>
          <table:table-cell table:formula="of:=TEXT([.E14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0]=&quot;&quot;;&quot;&quot;;IF(YEAR([.A140]+1)=YEAR([.A140]);[.A140]+1;&quot;&quot;))" office:value-type="date" office:date-value="2017-05-21" calcext:value-type="date">
            <text:p>21/05/17</text:p>
          </table:table-cell>
          <table:table-cell table:formula="of:=[.A141]" office:value-type="date" office:date-value="2017-05-21" calcext:value-type="date">
            <text:p>domingo, 21 de maio de 2017</text:p>
          </table:table-cell>
          <table:table-cell table:formula="of:=[.B141]" office:value-type="date" office:date-value="2017-05-21" calcext:value-type="date">
            <text:p>domingo</text:p>
          </table:table-cell>
          <table:table-cell table:formula="of:=[.B141]" office:value-type="date" office:date-value="2017-05-21" calcext:value-type="date">
            <text:p>maio</text:p>
          </table:table-cell>
          <table:table-cell table:formula="of:=[.B141]" office:value-type="date" office:date-value="2017-05-21" calcext:value-type="date">
            <text:p>2017</text:p>
          </table:table-cell>
          <table:table-cell table:formula="of:=TEXT([.C141];&quot;dddd&quot;)" office:value-type="string" office:string-value="domingo" calcext:value-type="string">
            <text:p>domingo</text:p>
          </table:table-cell>
          <table:table-cell table:formula="of:=PROPER([.F141])" office:value-type="string" office:string-value="Domingo" calcext:value-type="string">
            <text:p>Domingo</text:p>
          </table:table-cell>
          <table:table-cell table:formula="of:=PROPER(TEXT([.B141];&quot;DDD&quot;))" office:value-type="string" office:string-value="Dom" calcext:value-type="string">
            <text:p>Dom</text:p>
          </table:table-cell>
          <table:table-cell table:formula="of:=TEXT([.D141];&quot;MMMM&quot;)" office:value-type="string" office:string-value="maio" calcext:value-type="string">
            <text:p>maio</text:p>
          </table:table-cell>
          <table:table-cell table:formula="of:=PROPER([.I141])" office:value-type="string" office:string-value="Maio" calcext:value-type="string">
            <text:p>Maio</text:p>
          </table:table-cell>
          <table:table-cell table:formula="of:=TEXT([.E14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1]=&quot;&quot;;&quot;&quot;;IF(YEAR([.A141]+1)=YEAR([.A141]);[.A141]+1;&quot;&quot;))" office:value-type="date" office:date-value="2017-05-22" calcext:value-type="date">
            <text:p>22/05/17</text:p>
          </table:table-cell>
          <table:table-cell table:formula="of:=[.A142]" office:value-type="date" office:date-value="2017-05-22" calcext:value-type="date">
            <text:p>segunda-feira, 22 de maio de 2017</text:p>
          </table:table-cell>
          <table:table-cell table:formula="of:=[.B142]" office:value-type="date" office:date-value="2017-05-22" calcext:value-type="date">
            <text:p>segunda-feira</text:p>
          </table:table-cell>
          <table:table-cell table:formula="of:=[.B142]" office:value-type="date" office:date-value="2017-05-22" calcext:value-type="date">
            <text:p>maio</text:p>
          </table:table-cell>
          <table:table-cell table:formula="of:=[.B142]" office:value-type="date" office:date-value="2017-05-22" calcext:value-type="date">
            <text:p>2017</text:p>
          </table:table-cell>
          <table:table-cell table:formula="of:=TEXT([.C142];&quot;dddd&quot;)" office:value-type="string" office:string-value="segunda-feira" calcext:value-type="string">
            <text:p>segunda-feira</text:p>
          </table:table-cell>
          <table:table-cell table:formula="of:=PROPER([.F142])" office:value-type="string" office:string-value="Segunda-Feira" calcext:value-type="string">
            <text:p>Segunda-Feira</text:p>
          </table:table-cell>
          <table:table-cell table:formula="of:=PROPER(TEXT([.B142];&quot;DDD&quot;))" office:value-type="string" office:string-value="Seg" calcext:value-type="string">
            <text:p>Seg</text:p>
          </table:table-cell>
          <table:table-cell table:formula="of:=TEXT([.D142];&quot;MMMM&quot;)" office:value-type="string" office:string-value="maio" calcext:value-type="string">
            <text:p>maio</text:p>
          </table:table-cell>
          <table:table-cell table:formula="of:=PROPER([.I142])" office:value-type="string" office:string-value="Maio" calcext:value-type="string">
            <text:p>Maio</text:p>
          </table:table-cell>
          <table:table-cell table:formula="of:=TEXT([.E14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2]=&quot;&quot;;&quot;&quot;;IF(YEAR([.A142]+1)=YEAR([.A142]);[.A142]+1;&quot;&quot;))" office:value-type="date" office:date-value="2017-05-23" calcext:value-type="date">
            <text:p>23/05/17</text:p>
          </table:table-cell>
          <table:table-cell table:formula="of:=[.A143]" office:value-type="date" office:date-value="2017-05-23" calcext:value-type="date">
            <text:p>terça-feira, 23 de maio de 2017</text:p>
          </table:table-cell>
          <table:table-cell table:formula="of:=[.B143]" office:value-type="date" office:date-value="2017-05-23" calcext:value-type="date">
            <text:p>terça-feira</text:p>
          </table:table-cell>
          <table:table-cell table:formula="of:=[.B143]" office:value-type="date" office:date-value="2017-05-23" calcext:value-type="date">
            <text:p>maio</text:p>
          </table:table-cell>
          <table:table-cell table:formula="of:=[.B143]" office:value-type="date" office:date-value="2017-05-23" calcext:value-type="date">
            <text:p>2017</text:p>
          </table:table-cell>
          <table:table-cell table:formula="of:=TEXT([.C143];&quot;dddd&quot;)" office:value-type="string" office:string-value="terça-feira" calcext:value-type="string">
            <text:p>terça-feira</text:p>
          </table:table-cell>
          <table:table-cell table:formula="of:=PROPER([.F143])" office:value-type="string" office:string-value="Terça-Feira" calcext:value-type="string">
            <text:p>Terça-Feira</text:p>
          </table:table-cell>
          <table:table-cell table:formula="of:=PROPER(TEXT([.B143];&quot;DDD&quot;))" office:value-type="string" office:string-value="Ter" calcext:value-type="string">
            <text:p>Ter</text:p>
          </table:table-cell>
          <table:table-cell table:formula="of:=TEXT([.D143];&quot;MMMM&quot;)" office:value-type="string" office:string-value="maio" calcext:value-type="string">
            <text:p>maio</text:p>
          </table:table-cell>
          <table:table-cell table:formula="of:=PROPER([.I143])" office:value-type="string" office:string-value="Maio" calcext:value-type="string">
            <text:p>Maio</text:p>
          </table:table-cell>
          <table:table-cell table:formula="of:=TEXT([.E14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3]=&quot;&quot;;&quot;&quot;;IF(YEAR([.A143]+1)=YEAR([.A143]);[.A143]+1;&quot;&quot;))" office:value-type="date" office:date-value="2017-05-24" calcext:value-type="date">
            <text:p>24/05/17</text:p>
          </table:table-cell>
          <table:table-cell table:formula="of:=[.A144]" office:value-type="date" office:date-value="2017-05-24" calcext:value-type="date">
            <text:p>quarta-feira, 24 de maio de 2017</text:p>
          </table:table-cell>
          <table:table-cell table:formula="of:=[.B144]" office:value-type="date" office:date-value="2017-05-24" calcext:value-type="date">
            <text:p>quarta-feira</text:p>
          </table:table-cell>
          <table:table-cell table:formula="of:=[.B144]" office:value-type="date" office:date-value="2017-05-24" calcext:value-type="date">
            <text:p>maio</text:p>
          </table:table-cell>
          <table:table-cell table:formula="of:=[.B144]" office:value-type="date" office:date-value="2017-05-24" calcext:value-type="date">
            <text:p>2017</text:p>
          </table:table-cell>
          <table:table-cell table:formula="of:=TEXT([.C144];&quot;dddd&quot;)" office:value-type="string" office:string-value="quarta-feira" calcext:value-type="string">
            <text:p>quarta-feira</text:p>
          </table:table-cell>
          <table:table-cell table:formula="of:=PROPER([.F144])" office:value-type="string" office:string-value="Quarta-Feira" calcext:value-type="string">
            <text:p>Quarta-Feira</text:p>
          </table:table-cell>
          <table:table-cell table:formula="of:=PROPER(TEXT([.B144];&quot;DDD&quot;))" office:value-type="string" office:string-value="Qua" calcext:value-type="string">
            <text:p>Qua</text:p>
          </table:table-cell>
          <table:table-cell table:formula="of:=TEXT([.D144];&quot;MMMM&quot;)" office:value-type="string" office:string-value="maio" calcext:value-type="string">
            <text:p>maio</text:p>
          </table:table-cell>
          <table:table-cell table:formula="of:=PROPER([.I144])" office:value-type="string" office:string-value="Maio" calcext:value-type="string">
            <text:p>Maio</text:p>
          </table:table-cell>
          <table:table-cell table:formula="of:=TEXT([.E14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4]=&quot;&quot;;&quot;&quot;;IF(YEAR([.A144]+1)=YEAR([.A144]);[.A144]+1;&quot;&quot;))" office:value-type="date" office:date-value="2017-05-25" calcext:value-type="date">
            <text:p>25/05/17</text:p>
          </table:table-cell>
          <table:table-cell table:formula="of:=[.A145]" office:value-type="date" office:date-value="2017-05-25" calcext:value-type="date">
            <text:p>quinta-feira, 25 de maio de 2017</text:p>
          </table:table-cell>
          <table:table-cell table:formula="of:=[.B145]" office:value-type="date" office:date-value="2017-05-25" calcext:value-type="date">
            <text:p>quinta-feira</text:p>
          </table:table-cell>
          <table:table-cell table:formula="of:=[.B145]" office:value-type="date" office:date-value="2017-05-25" calcext:value-type="date">
            <text:p>maio</text:p>
          </table:table-cell>
          <table:table-cell table:formula="of:=[.B145]" office:value-type="date" office:date-value="2017-05-25" calcext:value-type="date">
            <text:p>2017</text:p>
          </table:table-cell>
          <table:table-cell table:formula="of:=TEXT([.C145];&quot;dddd&quot;)" office:value-type="string" office:string-value="quinta-feira" calcext:value-type="string">
            <text:p>quinta-feira</text:p>
          </table:table-cell>
          <table:table-cell table:formula="of:=PROPER([.F145])" office:value-type="string" office:string-value="Quinta-Feira" calcext:value-type="string">
            <text:p>Quinta-Feira</text:p>
          </table:table-cell>
          <table:table-cell table:formula="of:=PROPER(TEXT([.B145];&quot;DDD&quot;))" office:value-type="string" office:string-value="Qui" calcext:value-type="string">
            <text:p>Qui</text:p>
          </table:table-cell>
          <table:table-cell table:formula="of:=TEXT([.D145];&quot;MMMM&quot;)" office:value-type="string" office:string-value="maio" calcext:value-type="string">
            <text:p>maio</text:p>
          </table:table-cell>
          <table:table-cell table:formula="of:=PROPER([.I145])" office:value-type="string" office:string-value="Maio" calcext:value-type="string">
            <text:p>Maio</text:p>
          </table:table-cell>
          <table:table-cell table:formula="of:=TEXT([.E14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5]=&quot;&quot;;&quot;&quot;;IF(YEAR([.A145]+1)=YEAR([.A145]);[.A145]+1;&quot;&quot;))" office:value-type="date" office:date-value="2017-05-26" calcext:value-type="date">
            <text:p>26/05/17</text:p>
          </table:table-cell>
          <table:table-cell table:formula="of:=[.A146]" office:value-type="date" office:date-value="2017-05-26" calcext:value-type="date">
            <text:p>sexta-feira, 26 de maio de 2017</text:p>
          </table:table-cell>
          <table:table-cell table:formula="of:=[.B146]" office:value-type="date" office:date-value="2017-05-26" calcext:value-type="date">
            <text:p>sexta-feira</text:p>
          </table:table-cell>
          <table:table-cell table:formula="of:=[.B146]" office:value-type="date" office:date-value="2017-05-26" calcext:value-type="date">
            <text:p>maio</text:p>
          </table:table-cell>
          <table:table-cell table:formula="of:=[.B146]" office:value-type="date" office:date-value="2017-05-26" calcext:value-type="date">
            <text:p>2017</text:p>
          </table:table-cell>
          <table:table-cell table:formula="of:=TEXT([.C146];&quot;dddd&quot;)" office:value-type="string" office:string-value="sexta-feira" calcext:value-type="string">
            <text:p>sexta-feira</text:p>
          </table:table-cell>
          <table:table-cell table:formula="of:=PROPER([.F146])" office:value-type="string" office:string-value="Sexta-Feira" calcext:value-type="string">
            <text:p>Sexta-Feira</text:p>
          </table:table-cell>
          <table:table-cell table:formula="of:=PROPER(TEXT([.B146];&quot;DDD&quot;))" office:value-type="string" office:string-value="Sex" calcext:value-type="string">
            <text:p>Sex</text:p>
          </table:table-cell>
          <table:table-cell table:formula="of:=TEXT([.D146];&quot;MMMM&quot;)" office:value-type="string" office:string-value="maio" calcext:value-type="string">
            <text:p>maio</text:p>
          </table:table-cell>
          <table:table-cell table:formula="of:=PROPER([.I146])" office:value-type="string" office:string-value="Maio" calcext:value-type="string">
            <text:p>Maio</text:p>
          </table:table-cell>
          <table:table-cell table:formula="of:=TEXT([.E14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6]=&quot;&quot;;&quot;&quot;;IF(YEAR([.A146]+1)=YEAR([.A146]);[.A146]+1;&quot;&quot;))" office:value-type="date" office:date-value="2017-05-27" calcext:value-type="date">
            <text:p>27/05/17</text:p>
          </table:table-cell>
          <table:table-cell table:formula="of:=[.A147]" office:value-type="date" office:date-value="2017-05-27" calcext:value-type="date">
            <text:p>sábado, 27 de maio de 2017</text:p>
          </table:table-cell>
          <table:table-cell table:formula="of:=[.B147]" office:value-type="date" office:date-value="2017-05-27" calcext:value-type="date">
            <text:p>sábado</text:p>
          </table:table-cell>
          <table:table-cell table:formula="of:=[.B147]" office:value-type="date" office:date-value="2017-05-27" calcext:value-type="date">
            <text:p>maio</text:p>
          </table:table-cell>
          <table:table-cell table:formula="of:=[.B147]" office:value-type="date" office:date-value="2017-05-27" calcext:value-type="date">
            <text:p>2017</text:p>
          </table:table-cell>
          <table:table-cell table:formula="of:=TEXT([.C147];&quot;dddd&quot;)" office:value-type="string" office:string-value="sábado" calcext:value-type="string">
            <text:p>sábado</text:p>
          </table:table-cell>
          <table:table-cell table:formula="of:=PROPER([.F147])" office:value-type="string" office:string-value="Sábado" calcext:value-type="string">
            <text:p>Sábado</text:p>
          </table:table-cell>
          <table:table-cell table:formula="of:=PROPER(TEXT([.B147];&quot;DDD&quot;))" office:value-type="string" office:string-value="Sáb" calcext:value-type="string">
            <text:p>Sáb</text:p>
          </table:table-cell>
          <table:table-cell table:formula="of:=TEXT([.D147];&quot;MMMM&quot;)" office:value-type="string" office:string-value="maio" calcext:value-type="string">
            <text:p>maio</text:p>
          </table:table-cell>
          <table:table-cell table:formula="of:=PROPER([.I147])" office:value-type="string" office:string-value="Maio" calcext:value-type="string">
            <text:p>Maio</text:p>
          </table:table-cell>
          <table:table-cell table:formula="of:=TEXT([.E14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7]=&quot;&quot;;&quot;&quot;;IF(YEAR([.A147]+1)=YEAR([.A147]);[.A147]+1;&quot;&quot;))" office:value-type="date" office:date-value="2017-05-28" calcext:value-type="date">
            <text:p>28/05/17</text:p>
          </table:table-cell>
          <table:table-cell table:formula="of:=[.A148]" office:value-type="date" office:date-value="2017-05-28" calcext:value-type="date">
            <text:p>domingo, 28 de maio de 2017</text:p>
          </table:table-cell>
          <table:table-cell table:formula="of:=[.B148]" office:value-type="date" office:date-value="2017-05-28" calcext:value-type="date">
            <text:p>domingo</text:p>
          </table:table-cell>
          <table:table-cell table:formula="of:=[.B148]" office:value-type="date" office:date-value="2017-05-28" calcext:value-type="date">
            <text:p>maio</text:p>
          </table:table-cell>
          <table:table-cell table:formula="of:=[.B148]" office:value-type="date" office:date-value="2017-05-28" calcext:value-type="date">
            <text:p>2017</text:p>
          </table:table-cell>
          <table:table-cell table:formula="of:=TEXT([.C148];&quot;dddd&quot;)" office:value-type="string" office:string-value="domingo" calcext:value-type="string">
            <text:p>domingo</text:p>
          </table:table-cell>
          <table:table-cell table:formula="of:=PROPER([.F148])" office:value-type="string" office:string-value="Domingo" calcext:value-type="string">
            <text:p>Domingo</text:p>
          </table:table-cell>
          <table:table-cell table:formula="of:=PROPER(TEXT([.B148];&quot;DDD&quot;))" office:value-type="string" office:string-value="Dom" calcext:value-type="string">
            <text:p>Dom</text:p>
          </table:table-cell>
          <table:table-cell table:formula="of:=TEXT([.D148];&quot;MMMM&quot;)" office:value-type="string" office:string-value="maio" calcext:value-type="string">
            <text:p>maio</text:p>
          </table:table-cell>
          <table:table-cell table:formula="of:=PROPER([.I148])" office:value-type="string" office:string-value="Maio" calcext:value-type="string">
            <text:p>Maio</text:p>
          </table:table-cell>
          <table:table-cell table:formula="of:=TEXT([.E14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8]=&quot;&quot;;&quot;&quot;;IF(YEAR([.A148]+1)=YEAR([.A148]);[.A148]+1;&quot;&quot;))" office:value-type="date" office:date-value="2017-05-29" calcext:value-type="date">
            <text:p>29/05/17</text:p>
          </table:table-cell>
          <table:table-cell table:formula="of:=[.A149]" office:value-type="date" office:date-value="2017-05-29" calcext:value-type="date">
            <text:p>segunda-feira, 29 de maio de 2017</text:p>
          </table:table-cell>
          <table:table-cell table:formula="of:=[.B149]" office:value-type="date" office:date-value="2017-05-29" calcext:value-type="date">
            <text:p>segunda-feira</text:p>
          </table:table-cell>
          <table:table-cell table:formula="of:=[.B149]" office:value-type="date" office:date-value="2017-05-29" calcext:value-type="date">
            <text:p>maio</text:p>
          </table:table-cell>
          <table:table-cell table:formula="of:=[.B149]" office:value-type="date" office:date-value="2017-05-29" calcext:value-type="date">
            <text:p>2017</text:p>
          </table:table-cell>
          <table:table-cell table:formula="of:=TEXT([.C149];&quot;dddd&quot;)" office:value-type="string" office:string-value="segunda-feira" calcext:value-type="string">
            <text:p>segunda-feira</text:p>
          </table:table-cell>
          <table:table-cell table:formula="of:=PROPER([.F149])" office:value-type="string" office:string-value="Segunda-Feira" calcext:value-type="string">
            <text:p>Segunda-Feira</text:p>
          </table:table-cell>
          <table:table-cell table:formula="of:=PROPER(TEXT([.B149];&quot;DDD&quot;))" office:value-type="string" office:string-value="Seg" calcext:value-type="string">
            <text:p>Seg</text:p>
          </table:table-cell>
          <table:table-cell table:formula="of:=TEXT([.D149];&quot;MMMM&quot;)" office:value-type="string" office:string-value="maio" calcext:value-type="string">
            <text:p>maio</text:p>
          </table:table-cell>
          <table:table-cell table:formula="of:=PROPER([.I149])" office:value-type="string" office:string-value="Maio" calcext:value-type="string">
            <text:p>Maio</text:p>
          </table:table-cell>
          <table:table-cell table:formula="of:=TEXT([.E14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49]=&quot;&quot;;&quot;&quot;;IF(YEAR([.A149]+1)=YEAR([.A149]);[.A149]+1;&quot;&quot;))" office:value-type="date" office:date-value="2017-05-30" calcext:value-type="date">
            <text:p>30/05/17</text:p>
          </table:table-cell>
          <table:table-cell table:formula="of:=[.A150]" office:value-type="date" office:date-value="2017-05-30" calcext:value-type="date">
            <text:p>terça-feira, 30 de maio de 2017</text:p>
          </table:table-cell>
          <table:table-cell table:formula="of:=[.B150]" office:value-type="date" office:date-value="2017-05-30" calcext:value-type="date">
            <text:p>terça-feira</text:p>
          </table:table-cell>
          <table:table-cell table:formula="of:=[.B150]" office:value-type="date" office:date-value="2017-05-30" calcext:value-type="date">
            <text:p>maio</text:p>
          </table:table-cell>
          <table:table-cell table:formula="of:=[.B150]" office:value-type="date" office:date-value="2017-05-30" calcext:value-type="date">
            <text:p>2017</text:p>
          </table:table-cell>
          <table:table-cell table:formula="of:=TEXT([.C150];&quot;dddd&quot;)" office:value-type="string" office:string-value="terça-feira" calcext:value-type="string">
            <text:p>terça-feira</text:p>
          </table:table-cell>
          <table:table-cell table:formula="of:=PROPER([.F150])" office:value-type="string" office:string-value="Terça-Feira" calcext:value-type="string">
            <text:p>Terça-Feira</text:p>
          </table:table-cell>
          <table:table-cell table:formula="of:=PROPER(TEXT([.B150];&quot;DDD&quot;))" office:value-type="string" office:string-value="Ter" calcext:value-type="string">
            <text:p>Ter</text:p>
          </table:table-cell>
          <table:table-cell table:formula="of:=TEXT([.D150];&quot;MMMM&quot;)" office:value-type="string" office:string-value="maio" calcext:value-type="string">
            <text:p>maio</text:p>
          </table:table-cell>
          <table:table-cell table:formula="of:=PROPER([.I150])" office:value-type="string" office:string-value="Maio" calcext:value-type="string">
            <text:p>Maio</text:p>
          </table:table-cell>
          <table:table-cell table:formula="of:=TEXT([.E15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0]=&quot;&quot;;&quot;&quot;;IF(YEAR([.A150]+1)=YEAR([.A150]);[.A150]+1;&quot;&quot;))" office:value-type="date" office:date-value="2017-05-31" calcext:value-type="date">
            <text:p>31/05/17</text:p>
          </table:table-cell>
          <table:table-cell table:formula="of:=[.A151]" office:value-type="date" office:date-value="2017-05-31" calcext:value-type="date">
            <text:p>quarta-feira, 31 de maio de 2017</text:p>
          </table:table-cell>
          <table:table-cell table:formula="of:=[.B151]" office:value-type="date" office:date-value="2017-05-31" calcext:value-type="date">
            <text:p>quarta-feira</text:p>
          </table:table-cell>
          <table:table-cell table:formula="of:=[.B151]" office:value-type="date" office:date-value="2017-05-31" calcext:value-type="date">
            <text:p>maio</text:p>
          </table:table-cell>
          <table:table-cell table:formula="of:=[.B151]" office:value-type="date" office:date-value="2017-05-31" calcext:value-type="date">
            <text:p>2017</text:p>
          </table:table-cell>
          <table:table-cell table:formula="of:=TEXT([.C151];&quot;dddd&quot;)" office:value-type="string" office:string-value="quarta-feira" calcext:value-type="string">
            <text:p>quarta-feira</text:p>
          </table:table-cell>
          <table:table-cell table:formula="of:=PROPER([.F151])" office:value-type="string" office:string-value="Quarta-Feira" calcext:value-type="string">
            <text:p>Quarta-Feira</text:p>
          </table:table-cell>
          <table:table-cell table:formula="of:=PROPER(TEXT([.B151];&quot;DDD&quot;))" office:value-type="string" office:string-value="Qua" calcext:value-type="string">
            <text:p>Qua</text:p>
          </table:table-cell>
          <table:table-cell table:formula="of:=TEXT([.D151];&quot;MMMM&quot;)" office:value-type="string" office:string-value="maio" calcext:value-type="string">
            <text:p>maio</text:p>
          </table:table-cell>
          <table:table-cell table:formula="of:=PROPER([.I151])" office:value-type="string" office:string-value="Maio" calcext:value-type="string">
            <text:p>Maio</text:p>
          </table:table-cell>
          <table:table-cell table:formula="of:=TEXT([.E15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1]=&quot;&quot;;&quot;&quot;;IF(YEAR([.A151]+1)=YEAR([.A151]);[.A151]+1;&quot;&quot;))" office:value-type="date" office:date-value="2017-06-01" calcext:value-type="date">
            <text:p>01/06/17</text:p>
          </table:table-cell>
          <table:table-cell table:formula="of:=[.A152]" office:value-type="date" office:date-value="2017-06-01" calcext:value-type="date">
            <text:p>quinta-feira, 1 de junho de 2017</text:p>
          </table:table-cell>
          <table:table-cell table:formula="of:=[.B152]" office:value-type="date" office:date-value="2017-06-01" calcext:value-type="date">
            <text:p>quinta-feira</text:p>
          </table:table-cell>
          <table:table-cell table:formula="of:=[.B152]" office:value-type="date" office:date-value="2017-06-01" calcext:value-type="date">
            <text:p>junho</text:p>
          </table:table-cell>
          <table:table-cell table:formula="of:=[.B152]" office:value-type="date" office:date-value="2017-06-01" calcext:value-type="date">
            <text:p>2017</text:p>
          </table:table-cell>
          <table:table-cell table:formula="of:=TEXT([.C152];&quot;dddd&quot;)" office:value-type="string" office:string-value="quinta-feira" calcext:value-type="string">
            <text:p>quinta-feira</text:p>
          </table:table-cell>
          <table:table-cell table:formula="of:=PROPER([.F152])" office:value-type="string" office:string-value="Quinta-Feira" calcext:value-type="string">
            <text:p>Quinta-Feira</text:p>
          </table:table-cell>
          <table:table-cell table:formula="of:=PROPER(TEXT([.B152];&quot;DDD&quot;))" office:value-type="string" office:string-value="Qui" calcext:value-type="string">
            <text:p>Qui</text:p>
          </table:table-cell>
          <table:table-cell table:formula="of:=TEXT([.D152];&quot;MMMM&quot;)" office:value-type="string" office:string-value="junho" calcext:value-type="string">
            <text:p>junho</text:p>
          </table:table-cell>
          <table:table-cell table:formula="of:=PROPER([.I152])" office:value-type="string" office:string-value="Junho" calcext:value-type="string">
            <text:p>Junho</text:p>
          </table:table-cell>
          <table:table-cell table:formula="of:=TEXT([.E15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2]=&quot;&quot;;&quot;&quot;;IF(YEAR([.A152]+1)=YEAR([.A152]);[.A152]+1;&quot;&quot;))" office:value-type="date" office:date-value="2017-06-02" calcext:value-type="date">
            <text:p>02/06/17</text:p>
          </table:table-cell>
          <table:table-cell table:formula="of:=[.A153]" office:value-type="date" office:date-value="2017-06-02" calcext:value-type="date">
            <text:p>sexta-feira, 2 de junho de 2017</text:p>
          </table:table-cell>
          <table:table-cell table:formula="of:=[.B153]" office:value-type="date" office:date-value="2017-06-02" calcext:value-type="date">
            <text:p>sexta-feira</text:p>
          </table:table-cell>
          <table:table-cell table:formula="of:=[.B153]" office:value-type="date" office:date-value="2017-06-02" calcext:value-type="date">
            <text:p>junho</text:p>
          </table:table-cell>
          <table:table-cell table:formula="of:=[.B153]" office:value-type="date" office:date-value="2017-06-02" calcext:value-type="date">
            <text:p>2017</text:p>
          </table:table-cell>
          <table:table-cell table:formula="of:=TEXT([.C153];&quot;dddd&quot;)" office:value-type="string" office:string-value="sexta-feira" calcext:value-type="string">
            <text:p>sexta-feira</text:p>
          </table:table-cell>
          <table:table-cell table:formula="of:=PROPER([.F153])" office:value-type="string" office:string-value="Sexta-Feira" calcext:value-type="string">
            <text:p>Sexta-Feira</text:p>
          </table:table-cell>
          <table:table-cell table:formula="of:=PROPER(TEXT([.B153];&quot;DDD&quot;))" office:value-type="string" office:string-value="Sex" calcext:value-type="string">
            <text:p>Sex</text:p>
          </table:table-cell>
          <table:table-cell table:formula="of:=TEXT([.D153];&quot;MMMM&quot;)" office:value-type="string" office:string-value="junho" calcext:value-type="string">
            <text:p>junho</text:p>
          </table:table-cell>
          <table:table-cell table:formula="of:=PROPER([.I153])" office:value-type="string" office:string-value="Junho" calcext:value-type="string">
            <text:p>Junho</text:p>
          </table:table-cell>
          <table:table-cell table:formula="of:=TEXT([.E15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3]=&quot;&quot;;&quot;&quot;;IF(YEAR([.A153]+1)=YEAR([.A153]);[.A153]+1;&quot;&quot;))" office:value-type="date" office:date-value="2017-06-03" calcext:value-type="date">
            <text:p>03/06/17</text:p>
          </table:table-cell>
          <table:table-cell table:formula="of:=[.A154]" office:value-type="date" office:date-value="2017-06-03" calcext:value-type="date">
            <text:p>sábado, 3 de junho de 2017</text:p>
          </table:table-cell>
          <table:table-cell table:formula="of:=[.B154]" office:value-type="date" office:date-value="2017-06-03" calcext:value-type="date">
            <text:p>sábado</text:p>
          </table:table-cell>
          <table:table-cell table:formula="of:=[.B154]" office:value-type="date" office:date-value="2017-06-03" calcext:value-type="date">
            <text:p>junho</text:p>
          </table:table-cell>
          <table:table-cell table:formula="of:=[.B154]" office:value-type="date" office:date-value="2017-06-03" calcext:value-type="date">
            <text:p>2017</text:p>
          </table:table-cell>
          <table:table-cell table:formula="of:=TEXT([.C154];&quot;dddd&quot;)" office:value-type="string" office:string-value="sábado" calcext:value-type="string">
            <text:p>sábado</text:p>
          </table:table-cell>
          <table:table-cell table:formula="of:=PROPER([.F154])" office:value-type="string" office:string-value="Sábado" calcext:value-type="string">
            <text:p>Sábado</text:p>
          </table:table-cell>
          <table:table-cell table:formula="of:=PROPER(TEXT([.B154];&quot;DDD&quot;))" office:value-type="string" office:string-value="Sáb" calcext:value-type="string">
            <text:p>Sáb</text:p>
          </table:table-cell>
          <table:table-cell table:formula="of:=TEXT([.D154];&quot;MMMM&quot;)" office:value-type="string" office:string-value="junho" calcext:value-type="string">
            <text:p>junho</text:p>
          </table:table-cell>
          <table:table-cell table:formula="of:=PROPER([.I154])" office:value-type="string" office:string-value="Junho" calcext:value-type="string">
            <text:p>Junho</text:p>
          </table:table-cell>
          <table:table-cell table:formula="of:=TEXT([.E15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4]=&quot;&quot;;&quot;&quot;;IF(YEAR([.A154]+1)=YEAR([.A154]);[.A154]+1;&quot;&quot;))" office:value-type="date" office:date-value="2017-06-04" calcext:value-type="date">
            <text:p>04/06/17</text:p>
          </table:table-cell>
          <table:table-cell table:formula="of:=[.A155]" office:value-type="date" office:date-value="2017-06-04" calcext:value-type="date">
            <text:p>domingo, 4 de junho de 2017</text:p>
          </table:table-cell>
          <table:table-cell table:formula="of:=[.B155]" office:value-type="date" office:date-value="2017-06-04" calcext:value-type="date">
            <text:p>domingo</text:p>
          </table:table-cell>
          <table:table-cell table:formula="of:=[.B155]" office:value-type="date" office:date-value="2017-06-04" calcext:value-type="date">
            <text:p>junho</text:p>
          </table:table-cell>
          <table:table-cell table:formula="of:=[.B155]" office:value-type="date" office:date-value="2017-06-04" calcext:value-type="date">
            <text:p>2017</text:p>
          </table:table-cell>
          <table:table-cell table:formula="of:=TEXT([.C155];&quot;dddd&quot;)" office:value-type="string" office:string-value="domingo" calcext:value-type="string">
            <text:p>domingo</text:p>
          </table:table-cell>
          <table:table-cell table:formula="of:=PROPER([.F155])" office:value-type="string" office:string-value="Domingo" calcext:value-type="string">
            <text:p>Domingo</text:p>
          </table:table-cell>
          <table:table-cell table:formula="of:=PROPER(TEXT([.B155];&quot;DDD&quot;))" office:value-type="string" office:string-value="Dom" calcext:value-type="string">
            <text:p>Dom</text:p>
          </table:table-cell>
          <table:table-cell table:formula="of:=TEXT([.D155];&quot;MMMM&quot;)" office:value-type="string" office:string-value="junho" calcext:value-type="string">
            <text:p>junho</text:p>
          </table:table-cell>
          <table:table-cell table:formula="of:=PROPER([.I155])" office:value-type="string" office:string-value="Junho" calcext:value-type="string">
            <text:p>Junho</text:p>
          </table:table-cell>
          <table:table-cell table:formula="of:=TEXT([.E15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5]=&quot;&quot;;&quot;&quot;;IF(YEAR([.A155]+1)=YEAR([.A155]);[.A155]+1;&quot;&quot;))" office:value-type="date" office:date-value="2017-06-05" calcext:value-type="date">
            <text:p>05/06/17</text:p>
          </table:table-cell>
          <table:table-cell table:formula="of:=[.A156]" office:value-type="date" office:date-value="2017-06-05" calcext:value-type="date">
            <text:p>segunda-feira, 5 de junho de 2017</text:p>
          </table:table-cell>
          <table:table-cell table:formula="of:=[.B156]" office:value-type="date" office:date-value="2017-06-05" calcext:value-type="date">
            <text:p>segunda-feira</text:p>
          </table:table-cell>
          <table:table-cell table:formula="of:=[.B156]" office:value-type="date" office:date-value="2017-06-05" calcext:value-type="date">
            <text:p>junho</text:p>
          </table:table-cell>
          <table:table-cell table:formula="of:=[.B156]" office:value-type="date" office:date-value="2017-06-05" calcext:value-type="date">
            <text:p>2017</text:p>
          </table:table-cell>
          <table:table-cell table:formula="of:=TEXT([.C156];&quot;dddd&quot;)" office:value-type="string" office:string-value="segunda-feira" calcext:value-type="string">
            <text:p>segunda-feira</text:p>
          </table:table-cell>
          <table:table-cell table:formula="of:=PROPER([.F156])" office:value-type="string" office:string-value="Segunda-Feira" calcext:value-type="string">
            <text:p>Segunda-Feira</text:p>
          </table:table-cell>
          <table:table-cell table:formula="of:=PROPER(TEXT([.B156];&quot;DDD&quot;))" office:value-type="string" office:string-value="Seg" calcext:value-type="string">
            <text:p>Seg</text:p>
          </table:table-cell>
          <table:table-cell table:formula="of:=TEXT([.D156];&quot;MMMM&quot;)" office:value-type="string" office:string-value="junho" calcext:value-type="string">
            <text:p>junho</text:p>
          </table:table-cell>
          <table:table-cell table:formula="of:=PROPER([.I156])" office:value-type="string" office:string-value="Junho" calcext:value-type="string">
            <text:p>Junho</text:p>
          </table:table-cell>
          <table:table-cell table:formula="of:=TEXT([.E15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6]=&quot;&quot;;&quot;&quot;;IF(YEAR([.A156]+1)=YEAR([.A156]);[.A156]+1;&quot;&quot;))" office:value-type="date" office:date-value="2017-06-06" calcext:value-type="date">
            <text:p>06/06/17</text:p>
          </table:table-cell>
          <table:table-cell table:formula="of:=[.A157]" office:value-type="date" office:date-value="2017-06-06" calcext:value-type="date">
            <text:p>terça-feira, 6 de junho de 2017</text:p>
          </table:table-cell>
          <table:table-cell table:formula="of:=[.B157]" office:value-type="date" office:date-value="2017-06-06" calcext:value-type="date">
            <text:p>terça-feira</text:p>
          </table:table-cell>
          <table:table-cell table:formula="of:=[.B157]" office:value-type="date" office:date-value="2017-06-06" calcext:value-type="date">
            <text:p>junho</text:p>
          </table:table-cell>
          <table:table-cell table:formula="of:=[.B157]" office:value-type="date" office:date-value="2017-06-06" calcext:value-type="date">
            <text:p>2017</text:p>
          </table:table-cell>
          <table:table-cell table:formula="of:=TEXT([.C157];&quot;dddd&quot;)" office:value-type="string" office:string-value="terça-feira" calcext:value-type="string">
            <text:p>terça-feira</text:p>
          </table:table-cell>
          <table:table-cell table:formula="of:=PROPER([.F157])" office:value-type="string" office:string-value="Terça-Feira" calcext:value-type="string">
            <text:p>Terça-Feira</text:p>
          </table:table-cell>
          <table:table-cell table:formula="of:=PROPER(TEXT([.B157];&quot;DDD&quot;))" office:value-type="string" office:string-value="Ter" calcext:value-type="string">
            <text:p>Ter</text:p>
          </table:table-cell>
          <table:table-cell table:formula="of:=TEXT([.D157];&quot;MMMM&quot;)" office:value-type="string" office:string-value="junho" calcext:value-type="string">
            <text:p>junho</text:p>
          </table:table-cell>
          <table:table-cell table:formula="of:=PROPER([.I157])" office:value-type="string" office:string-value="Junho" calcext:value-type="string">
            <text:p>Junho</text:p>
          </table:table-cell>
          <table:table-cell table:formula="of:=TEXT([.E15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7]=&quot;&quot;;&quot;&quot;;IF(YEAR([.A157]+1)=YEAR([.A157]);[.A157]+1;&quot;&quot;))" office:value-type="date" office:date-value="2017-06-07" calcext:value-type="date">
            <text:p>07/06/17</text:p>
          </table:table-cell>
          <table:table-cell table:formula="of:=[.A158]" office:value-type="date" office:date-value="2017-06-07" calcext:value-type="date">
            <text:p>quarta-feira, 7 de junho de 2017</text:p>
          </table:table-cell>
          <table:table-cell table:formula="of:=[.B158]" office:value-type="date" office:date-value="2017-06-07" calcext:value-type="date">
            <text:p>quarta-feira</text:p>
          </table:table-cell>
          <table:table-cell table:formula="of:=[.B158]" office:value-type="date" office:date-value="2017-06-07" calcext:value-type="date">
            <text:p>junho</text:p>
          </table:table-cell>
          <table:table-cell table:formula="of:=[.B158]" office:value-type="date" office:date-value="2017-06-07" calcext:value-type="date">
            <text:p>2017</text:p>
          </table:table-cell>
          <table:table-cell table:formula="of:=TEXT([.C158];&quot;dddd&quot;)" office:value-type="string" office:string-value="quarta-feira" calcext:value-type="string">
            <text:p>quarta-feira</text:p>
          </table:table-cell>
          <table:table-cell table:formula="of:=PROPER([.F158])" office:value-type="string" office:string-value="Quarta-Feira" calcext:value-type="string">
            <text:p>Quarta-Feira</text:p>
          </table:table-cell>
          <table:table-cell table:formula="of:=PROPER(TEXT([.B158];&quot;DDD&quot;))" office:value-type="string" office:string-value="Qua" calcext:value-type="string">
            <text:p>Qua</text:p>
          </table:table-cell>
          <table:table-cell table:formula="of:=TEXT([.D158];&quot;MMMM&quot;)" office:value-type="string" office:string-value="junho" calcext:value-type="string">
            <text:p>junho</text:p>
          </table:table-cell>
          <table:table-cell table:formula="of:=PROPER([.I158])" office:value-type="string" office:string-value="Junho" calcext:value-type="string">
            <text:p>Junho</text:p>
          </table:table-cell>
          <table:table-cell table:formula="of:=TEXT([.E15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8]=&quot;&quot;;&quot;&quot;;IF(YEAR([.A158]+1)=YEAR([.A158]);[.A158]+1;&quot;&quot;))" office:value-type="date" office:date-value="2017-06-08" calcext:value-type="date">
            <text:p>08/06/17</text:p>
          </table:table-cell>
          <table:table-cell table:formula="of:=[.A159]" office:value-type="date" office:date-value="2017-06-08" calcext:value-type="date">
            <text:p>quinta-feira, 8 de junho de 2017</text:p>
          </table:table-cell>
          <table:table-cell table:formula="of:=[.B159]" office:value-type="date" office:date-value="2017-06-08" calcext:value-type="date">
            <text:p>quinta-feira</text:p>
          </table:table-cell>
          <table:table-cell table:formula="of:=[.B159]" office:value-type="date" office:date-value="2017-06-08" calcext:value-type="date">
            <text:p>junho</text:p>
          </table:table-cell>
          <table:table-cell table:formula="of:=[.B159]" office:value-type="date" office:date-value="2017-06-08" calcext:value-type="date">
            <text:p>2017</text:p>
          </table:table-cell>
          <table:table-cell table:formula="of:=TEXT([.C159];&quot;dddd&quot;)" office:value-type="string" office:string-value="quinta-feira" calcext:value-type="string">
            <text:p>quinta-feira</text:p>
          </table:table-cell>
          <table:table-cell table:formula="of:=PROPER([.F159])" office:value-type="string" office:string-value="Quinta-Feira" calcext:value-type="string">
            <text:p>Quinta-Feira</text:p>
          </table:table-cell>
          <table:table-cell table:formula="of:=PROPER(TEXT([.B159];&quot;DDD&quot;))" office:value-type="string" office:string-value="Qui" calcext:value-type="string">
            <text:p>Qui</text:p>
          </table:table-cell>
          <table:table-cell table:formula="of:=TEXT([.D159];&quot;MMMM&quot;)" office:value-type="string" office:string-value="junho" calcext:value-type="string">
            <text:p>junho</text:p>
          </table:table-cell>
          <table:table-cell table:formula="of:=PROPER([.I159])" office:value-type="string" office:string-value="Junho" calcext:value-type="string">
            <text:p>Junho</text:p>
          </table:table-cell>
          <table:table-cell table:formula="of:=TEXT([.E15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59]=&quot;&quot;;&quot;&quot;;IF(YEAR([.A159]+1)=YEAR([.A159]);[.A159]+1;&quot;&quot;))" office:value-type="date" office:date-value="2017-06-09" calcext:value-type="date">
            <text:p>09/06/17</text:p>
          </table:table-cell>
          <table:table-cell table:formula="of:=[.A160]" office:value-type="date" office:date-value="2017-06-09" calcext:value-type="date">
            <text:p>sexta-feira, 9 de junho de 2017</text:p>
          </table:table-cell>
          <table:table-cell table:formula="of:=[.B160]" office:value-type="date" office:date-value="2017-06-09" calcext:value-type="date">
            <text:p>sexta-feira</text:p>
          </table:table-cell>
          <table:table-cell table:formula="of:=[.B160]" office:value-type="date" office:date-value="2017-06-09" calcext:value-type="date">
            <text:p>junho</text:p>
          </table:table-cell>
          <table:table-cell table:formula="of:=[.B160]" office:value-type="date" office:date-value="2017-06-09" calcext:value-type="date">
            <text:p>2017</text:p>
          </table:table-cell>
          <table:table-cell table:formula="of:=TEXT([.C160];&quot;dddd&quot;)" office:value-type="string" office:string-value="sexta-feira" calcext:value-type="string">
            <text:p>sexta-feira</text:p>
          </table:table-cell>
          <table:table-cell table:formula="of:=PROPER([.F160])" office:value-type="string" office:string-value="Sexta-Feira" calcext:value-type="string">
            <text:p>Sexta-Feira</text:p>
          </table:table-cell>
          <table:table-cell table:formula="of:=PROPER(TEXT([.B160];&quot;DDD&quot;))" office:value-type="string" office:string-value="Sex" calcext:value-type="string">
            <text:p>Sex</text:p>
          </table:table-cell>
          <table:table-cell table:formula="of:=TEXT([.D160];&quot;MMMM&quot;)" office:value-type="string" office:string-value="junho" calcext:value-type="string">
            <text:p>junho</text:p>
          </table:table-cell>
          <table:table-cell table:formula="of:=PROPER([.I160])" office:value-type="string" office:string-value="Junho" calcext:value-type="string">
            <text:p>Junho</text:p>
          </table:table-cell>
          <table:table-cell table:formula="of:=TEXT([.E16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0]=&quot;&quot;;&quot;&quot;;IF(YEAR([.A160]+1)=YEAR([.A160]);[.A160]+1;&quot;&quot;))" office:value-type="date" office:date-value="2017-06-10" calcext:value-type="date">
            <text:p>10/06/17</text:p>
          </table:table-cell>
          <table:table-cell table:formula="of:=[.A161]" office:value-type="date" office:date-value="2017-06-10" calcext:value-type="date">
            <text:p>sábado, 10 de junho de 2017</text:p>
          </table:table-cell>
          <table:table-cell table:formula="of:=[.B161]" office:value-type="date" office:date-value="2017-06-10" calcext:value-type="date">
            <text:p>sábado</text:p>
          </table:table-cell>
          <table:table-cell table:formula="of:=[.B161]" office:value-type="date" office:date-value="2017-06-10" calcext:value-type="date">
            <text:p>junho</text:p>
          </table:table-cell>
          <table:table-cell table:formula="of:=[.B161]" office:value-type="date" office:date-value="2017-06-10" calcext:value-type="date">
            <text:p>2017</text:p>
          </table:table-cell>
          <table:table-cell table:formula="of:=TEXT([.C161];&quot;dddd&quot;)" office:value-type="string" office:string-value="sábado" calcext:value-type="string">
            <text:p>sábado</text:p>
          </table:table-cell>
          <table:table-cell table:formula="of:=PROPER([.F161])" office:value-type="string" office:string-value="Sábado" calcext:value-type="string">
            <text:p>Sábado</text:p>
          </table:table-cell>
          <table:table-cell table:formula="of:=PROPER(TEXT([.B161];&quot;DDD&quot;))" office:value-type="string" office:string-value="Sáb" calcext:value-type="string">
            <text:p>Sáb</text:p>
          </table:table-cell>
          <table:table-cell table:formula="of:=TEXT([.D161];&quot;MMMM&quot;)" office:value-type="string" office:string-value="junho" calcext:value-type="string">
            <text:p>junho</text:p>
          </table:table-cell>
          <table:table-cell table:formula="of:=PROPER([.I161])" office:value-type="string" office:string-value="Junho" calcext:value-type="string">
            <text:p>Junho</text:p>
          </table:table-cell>
          <table:table-cell table:formula="of:=TEXT([.E16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1]=&quot;&quot;;&quot;&quot;;IF(YEAR([.A161]+1)=YEAR([.A161]);[.A161]+1;&quot;&quot;))" office:value-type="date" office:date-value="2017-06-11" calcext:value-type="date">
            <text:p>11/06/17</text:p>
          </table:table-cell>
          <table:table-cell table:formula="of:=[.A162]" office:value-type="date" office:date-value="2017-06-11" calcext:value-type="date">
            <text:p>domingo, 11 de junho de 2017</text:p>
          </table:table-cell>
          <table:table-cell table:formula="of:=[.B162]" office:value-type="date" office:date-value="2017-06-11" calcext:value-type="date">
            <text:p>domingo</text:p>
          </table:table-cell>
          <table:table-cell table:formula="of:=[.B162]" office:value-type="date" office:date-value="2017-06-11" calcext:value-type="date">
            <text:p>junho</text:p>
          </table:table-cell>
          <table:table-cell table:formula="of:=[.B162]" office:value-type="date" office:date-value="2017-06-11" calcext:value-type="date">
            <text:p>2017</text:p>
          </table:table-cell>
          <table:table-cell table:formula="of:=TEXT([.C162];&quot;dddd&quot;)" office:value-type="string" office:string-value="domingo" calcext:value-type="string">
            <text:p>domingo</text:p>
          </table:table-cell>
          <table:table-cell table:formula="of:=PROPER([.F162])" office:value-type="string" office:string-value="Domingo" calcext:value-type="string">
            <text:p>Domingo</text:p>
          </table:table-cell>
          <table:table-cell table:formula="of:=PROPER(TEXT([.B162];&quot;DDD&quot;))" office:value-type="string" office:string-value="Dom" calcext:value-type="string">
            <text:p>Dom</text:p>
          </table:table-cell>
          <table:table-cell table:formula="of:=TEXT([.D162];&quot;MMMM&quot;)" office:value-type="string" office:string-value="junho" calcext:value-type="string">
            <text:p>junho</text:p>
          </table:table-cell>
          <table:table-cell table:formula="of:=PROPER([.I162])" office:value-type="string" office:string-value="Junho" calcext:value-type="string">
            <text:p>Junho</text:p>
          </table:table-cell>
          <table:table-cell table:formula="of:=TEXT([.E16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2]=&quot;&quot;;&quot;&quot;;IF(YEAR([.A162]+1)=YEAR([.A162]);[.A162]+1;&quot;&quot;))" office:value-type="date" office:date-value="2017-06-12" calcext:value-type="date">
            <text:p>12/06/17</text:p>
          </table:table-cell>
          <table:table-cell table:formula="of:=[.A163]" office:value-type="date" office:date-value="2017-06-12" calcext:value-type="date">
            <text:p>segunda-feira, 12 de junho de 2017</text:p>
          </table:table-cell>
          <table:table-cell table:formula="of:=[.B163]" office:value-type="date" office:date-value="2017-06-12" calcext:value-type="date">
            <text:p>segunda-feira</text:p>
          </table:table-cell>
          <table:table-cell table:formula="of:=[.B163]" office:value-type="date" office:date-value="2017-06-12" calcext:value-type="date">
            <text:p>junho</text:p>
          </table:table-cell>
          <table:table-cell table:formula="of:=[.B163]" office:value-type="date" office:date-value="2017-06-12" calcext:value-type="date">
            <text:p>2017</text:p>
          </table:table-cell>
          <table:table-cell table:formula="of:=TEXT([.C163];&quot;dddd&quot;)" office:value-type="string" office:string-value="segunda-feira" calcext:value-type="string">
            <text:p>segunda-feira</text:p>
          </table:table-cell>
          <table:table-cell table:formula="of:=PROPER([.F163])" office:value-type="string" office:string-value="Segunda-Feira" calcext:value-type="string">
            <text:p>Segunda-Feira</text:p>
          </table:table-cell>
          <table:table-cell table:formula="of:=PROPER(TEXT([.B163];&quot;DDD&quot;))" office:value-type="string" office:string-value="Seg" calcext:value-type="string">
            <text:p>Seg</text:p>
          </table:table-cell>
          <table:table-cell table:formula="of:=TEXT([.D163];&quot;MMMM&quot;)" office:value-type="string" office:string-value="junho" calcext:value-type="string">
            <text:p>junho</text:p>
          </table:table-cell>
          <table:table-cell table:formula="of:=PROPER([.I163])" office:value-type="string" office:string-value="Junho" calcext:value-type="string">
            <text:p>Junho</text:p>
          </table:table-cell>
          <table:table-cell table:formula="of:=TEXT([.E16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3]=&quot;&quot;;&quot;&quot;;IF(YEAR([.A163]+1)=YEAR([.A163]);[.A163]+1;&quot;&quot;))" office:value-type="date" office:date-value="2017-06-13" calcext:value-type="date">
            <text:p>13/06/17</text:p>
          </table:table-cell>
          <table:table-cell table:formula="of:=[.A164]" office:value-type="date" office:date-value="2017-06-13" calcext:value-type="date">
            <text:p>terça-feira, 13 de junho de 2017</text:p>
          </table:table-cell>
          <table:table-cell table:formula="of:=[.B164]" office:value-type="date" office:date-value="2017-06-13" calcext:value-type="date">
            <text:p>terça-feira</text:p>
          </table:table-cell>
          <table:table-cell table:formula="of:=[.B164]" office:value-type="date" office:date-value="2017-06-13" calcext:value-type="date">
            <text:p>junho</text:p>
          </table:table-cell>
          <table:table-cell table:formula="of:=[.B164]" office:value-type="date" office:date-value="2017-06-13" calcext:value-type="date">
            <text:p>2017</text:p>
          </table:table-cell>
          <table:table-cell table:formula="of:=TEXT([.C164];&quot;dddd&quot;)" office:value-type="string" office:string-value="terça-feira" calcext:value-type="string">
            <text:p>terça-feira</text:p>
          </table:table-cell>
          <table:table-cell table:formula="of:=PROPER([.F164])" office:value-type="string" office:string-value="Terça-Feira" calcext:value-type="string">
            <text:p>Terça-Feira</text:p>
          </table:table-cell>
          <table:table-cell table:formula="of:=PROPER(TEXT([.B164];&quot;DDD&quot;))" office:value-type="string" office:string-value="Ter" calcext:value-type="string">
            <text:p>Ter</text:p>
          </table:table-cell>
          <table:table-cell table:formula="of:=TEXT([.D164];&quot;MMMM&quot;)" office:value-type="string" office:string-value="junho" calcext:value-type="string">
            <text:p>junho</text:p>
          </table:table-cell>
          <table:table-cell table:formula="of:=PROPER([.I164])" office:value-type="string" office:string-value="Junho" calcext:value-type="string">
            <text:p>Junho</text:p>
          </table:table-cell>
          <table:table-cell table:formula="of:=TEXT([.E16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4]=&quot;&quot;;&quot;&quot;;IF(YEAR([.A164]+1)=YEAR([.A164]);[.A164]+1;&quot;&quot;))" office:value-type="date" office:date-value="2017-06-14" calcext:value-type="date">
            <text:p>14/06/17</text:p>
          </table:table-cell>
          <table:table-cell table:formula="of:=[.A165]" office:value-type="date" office:date-value="2017-06-14" calcext:value-type="date">
            <text:p>quarta-feira, 14 de junho de 2017</text:p>
          </table:table-cell>
          <table:table-cell table:formula="of:=[.B165]" office:value-type="date" office:date-value="2017-06-14" calcext:value-type="date">
            <text:p>quarta-feira</text:p>
          </table:table-cell>
          <table:table-cell table:formula="of:=[.B165]" office:value-type="date" office:date-value="2017-06-14" calcext:value-type="date">
            <text:p>junho</text:p>
          </table:table-cell>
          <table:table-cell table:formula="of:=[.B165]" office:value-type="date" office:date-value="2017-06-14" calcext:value-type="date">
            <text:p>2017</text:p>
          </table:table-cell>
          <table:table-cell table:formula="of:=TEXT([.C165];&quot;dddd&quot;)" office:value-type="string" office:string-value="quarta-feira" calcext:value-type="string">
            <text:p>quarta-feira</text:p>
          </table:table-cell>
          <table:table-cell table:formula="of:=PROPER([.F165])" office:value-type="string" office:string-value="Quarta-Feira" calcext:value-type="string">
            <text:p>Quarta-Feira</text:p>
          </table:table-cell>
          <table:table-cell table:formula="of:=PROPER(TEXT([.B165];&quot;DDD&quot;))" office:value-type="string" office:string-value="Qua" calcext:value-type="string">
            <text:p>Qua</text:p>
          </table:table-cell>
          <table:table-cell table:formula="of:=TEXT([.D165];&quot;MMMM&quot;)" office:value-type="string" office:string-value="junho" calcext:value-type="string">
            <text:p>junho</text:p>
          </table:table-cell>
          <table:table-cell table:formula="of:=PROPER([.I165])" office:value-type="string" office:string-value="Junho" calcext:value-type="string">
            <text:p>Junho</text:p>
          </table:table-cell>
          <table:table-cell table:formula="of:=TEXT([.E16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5]=&quot;&quot;;&quot;&quot;;IF(YEAR([.A165]+1)=YEAR([.A165]);[.A165]+1;&quot;&quot;))" office:value-type="date" office:date-value="2017-06-15" calcext:value-type="date">
            <text:p>15/06/17</text:p>
          </table:table-cell>
          <table:table-cell table:formula="of:=[.A166]" office:value-type="date" office:date-value="2017-06-15" calcext:value-type="date">
            <text:p>quinta-feira, 15 de junho de 2017</text:p>
          </table:table-cell>
          <table:table-cell table:formula="of:=[.B166]" office:value-type="date" office:date-value="2017-06-15" calcext:value-type="date">
            <text:p>quinta-feira</text:p>
          </table:table-cell>
          <table:table-cell table:formula="of:=[.B166]" office:value-type="date" office:date-value="2017-06-15" calcext:value-type="date">
            <text:p>junho</text:p>
          </table:table-cell>
          <table:table-cell table:formula="of:=[.B166]" office:value-type="date" office:date-value="2017-06-15" calcext:value-type="date">
            <text:p>2017</text:p>
          </table:table-cell>
          <table:table-cell table:formula="of:=TEXT([.C166];&quot;dddd&quot;)" office:value-type="string" office:string-value="quinta-feira" calcext:value-type="string">
            <text:p>quinta-feira</text:p>
          </table:table-cell>
          <table:table-cell table:formula="of:=PROPER([.F166])" office:value-type="string" office:string-value="Quinta-Feira" calcext:value-type="string">
            <text:p>Quinta-Feira</text:p>
          </table:table-cell>
          <table:table-cell table:formula="of:=PROPER(TEXT([.B166];&quot;DDD&quot;))" office:value-type="string" office:string-value="Qui" calcext:value-type="string">
            <text:p>Qui</text:p>
          </table:table-cell>
          <table:table-cell table:formula="of:=TEXT([.D166];&quot;MMMM&quot;)" office:value-type="string" office:string-value="junho" calcext:value-type="string">
            <text:p>junho</text:p>
          </table:table-cell>
          <table:table-cell table:formula="of:=PROPER([.I166])" office:value-type="string" office:string-value="Junho" calcext:value-type="string">
            <text:p>Junho</text:p>
          </table:table-cell>
          <table:table-cell table:formula="of:=TEXT([.E16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6]=&quot;&quot;;&quot;&quot;;IF(YEAR([.A166]+1)=YEAR([.A166]);[.A166]+1;&quot;&quot;))" office:value-type="date" office:date-value="2017-06-16" calcext:value-type="date">
            <text:p>16/06/17</text:p>
          </table:table-cell>
          <table:table-cell table:formula="of:=[.A167]" office:value-type="date" office:date-value="2017-06-16" calcext:value-type="date">
            <text:p>sexta-feira, 16 de junho de 2017</text:p>
          </table:table-cell>
          <table:table-cell table:formula="of:=[.B167]" office:value-type="date" office:date-value="2017-06-16" calcext:value-type="date">
            <text:p>sexta-feira</text:p>
          </table:table-cell>
          <table:table-cell table:formula="of:=[.B167]" office:value-type="date" office:date-value="2017-06-16" calcext:value-type="date">
            <text:p>junho</text:p>
          </table:table-cell>
          <table:table-cell table:formula="of:=[.B167]" office:value-type="date" office:date-value="2017-06-16" calcext:value-type="date">
            <text:p>2017</text:p>
          </table:table-cell>
          <table:table-cell table:formula="of:=TEXT([.C167];&quot;dddd&quot;)" office:value-type="string" office:string-value="sexta-feira" calcext:value-type="string">
            <text:p>sexta-feira</text:p>
          </table:table-cell>
          <table:table-cell table:formula="of:=PROPER([.F167])" office:value-type="string" office:string-value="Sexta-Feira" calcext:value-type="string">
            <text:p>Sexta-Feira</text:p>
          </table:table-cell>
          <table:table-cell table:formula="of:=PROPER(TEXT([.B167];&quot;DDD&quot;))" office:value-type="string" office:string-value="Sex" calcext:value-type="string">
            <text:p>Sex</text:p>
          </table:table-cell>
          <table:table-cell table:formula="of:=TEXT([.D167];&quot;MMMM&quot;)" office:value-type="string" office:string-value="junho" calcext:value-type="string">
            <text:p>junho</text:p>
          </table:table-cell>
          <table:table-cell table:formula="of:=PROPER([.I167])" office:value-type="string" office:string-value="Junho" calcext:value-type="string">
            <text:p>Junho</text:p>
          </table:table-cell>
          <table:table-cell table:formula="of:=TEXT([.E16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7]=&quot;&quot;;&quot;&quot;;IF(YEAR([.A167]+1)=YEAR([.A167]);[.A167]+1;&quot;&quot;))" office:value-type="date" office:date-value="2017-06-17" calcext:value-type="date">
            <text:p>17/06/17</text:p>
          </table:table-cell>
          <table:table-cell table:formula="of:=[.A168]" office:value-type="date" office:date-value="2017-06-17" calcext:value-type="date">
            <text:p>sábado, 17 de junho de 2017</text:p>
          </table:table-cell>
          <table:table-cell table:formula="of:=[.B168]" office:value-type="date" office:date-value="2017-06-17" calcext:value-type="date">
            <text:p>sábado</text:p>
          </table:table-cell>
          <table:table-cell table:formula="of:=[.B168]" office:value-type="date" office:date-value="2017-06-17" calcext:value-type="date">
            <text:p>junho</text:p>
          </table:table-cell>
          <table:table-cell table:formula="of:=[.B168]" office:value-type="date" office:date-value="2017-06-17" calcext:value-type="date">
            <text:p>2017</text:p>
          </table:table-cell>
          <table:table-cell table:formula="of:=TEXT([.C168];&quot;dddd&quot;)" office:value-type="string" office:string-value="sábado" calcext:value-type="string">
            <text:p>sábado</text:p>
          </table:table-cell>
          <table:table-cell table:formula="of:=PROPER([.F168])" office:value-type="string" office:string-value="Sábado" calcext:value-type="string">
            <text:p>Sábado</text:p>
          </table:table-cell>
          <table:table-cell table:formula="of:=PROPER(TEXT([.B168];&quot;DDD&quot;))" office:value-type="string" office:string-value="Sáb" calcext:value-type="string">
            <text:p>Sáb</text:p>
          </table:table-cell>
          <table:table-cell table:formula="of:=TEXT([.D168];&quot;MMMM&quot;)" office:value-type="string" office:string-value="junho" calcext:value-type="string">
            <text:p>junho</text:p>
          </table:table-cell>
          <table:table-cell table:formula="of:=PROPER([.I168])" office:value-type="string" office:string-value="Junho" calcext:value-type="string">
            <text:p>Junho</text:p>
          </table:table-cell>
          <table:table-cell table:formula="of:=TEXT([.E16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8]=&quot;&quot;;&quot;&quot;;IF(YEAR([.A168]+1)=YEAR([.A168]);[.A168]+1;&quot;&quot;))" office:value-type="date" office:date-value="2017-06-18" calcext:value-type="date">
            <text:p>18/06/17</text:p>
          </table:table-cell>
          <table:table-cell table:formula="of:=[.A169]" office:value-type="date" office:date-value="2017-06-18" calcext:value-type="date">
            <text:p>domingo, 18 de junho de 2017</text:p>
          </table:table-cell>
          <table:table-cell table:formula="of:=[.B169]" office:value-type="date" office:date-value="2017-06-18" calcext:value-type="date">
            <text:p>domingo</text:p>
          </table:table-cell>
          <table:table-cell table:formula="of:=[.B169]" office:value-type="date" office:date-value="2017-06-18" calcext:value-type="date">
            <text:p>junho</text:p>
          </table:table-cell>
          <table:table-cell table:formula="of:=[.B169]" office:value-type="date" office:date-value="2017-06-18" calcext:value-type="date">
            <text:p>2017</text:p>
          </table:table-cell>
          <table:table-cell table:formula="of:=TEXT([.C169];&quot;dddd&quot;)" office:value-type="string" office:string-value="domingo" calcext:value-type="string">
            <text:p>domingo</text:p>
          </table:table-cell>
          <table:table-cell table:formula="of:=PROPER([.F169])" office:value-type="string" office:string-value="Domingo" calcext:value-type="string">
            <text:p>Domingo</text:p>
          </table:table-cell>
          <table:table-cell table:formula="of:=PROPER(TEXT([.B169];&quot;DDD&quot;))" office:value-type="string" office:string-value="Dom" calcext:value-type="string">
            <text:p>Dom</text:p>
          </table:table-cell>
          <table:table-cell table:formula="of:=TEXT([.D169];&quot;MMMM&quot;)" office:value-type="string" office:string-value="junho" calcext:value-type="string">
            <text:p>junho</text:p>
          </table:table-cell>
          <table:table-cell table:formula="of:=PROPER([.I169])" office:value-type="string" office:string-value="Junho" calcext:value-type="string">
            <text:p>Junho</text:p>
          </table:table-cell>
          <table:table-cell table:formula="of:=TEXT([.E16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69]=&quot;&quot;;&quot;&quot;;IF(YEAR([.A169]+1)=YEAR([.A169]);[.A169]+1;&quot;&quot;))" office:value-type="date" office:date-value="2017-06-19" calcext:value-type="date">
            <text:p>19/06/17</text:p>
          </table:table-cell>
          <table:table-cell table:formula="of:=[.A170]" office:value-type="date" office:date-value="2017-06-19" calcext:value-type="date">
            <text:p>segunda-feira, 19 de junho de 2017</text:p>
          </table:table-cell>
          <table:table-cell table:formula="of:=[.B170]" office:value-type="date" office:date-value="2017-06-19" calcext:value-type="date">
            <text:p>segunda-feira</text:p>
          </table:table-cell>
          <table:table-cell table:formula="of:=[.B170]" office:value-type="date" office:date-value="2017-06-19" calcext:value-type="date">
            <text:p>junho</text:p>
          </table:table-cell>
          <table:table-cell table:formula="of:=[.B170]" office:value-type="date" office:date-value="2017-06-19" calcext:value-type="date">
            <text:p>2017</text:p>
          </table:table-cell>
          <table:table-cell table:formula="of:=TEXT([.C170];&quot;dddd&quot;)" office:value-type="string" office:string-value="segunda-feira" calcext:value-type="string">
            <text:p>segunda-feira</text:p>
          </table:table-cell>
          <table:table-cell table:formula="of:=PROPER([.F170])" office:value-type="string" office:string-value="Segunda-Feira" calcext:value-type="string">
            <text:p>Segunda-Feira</text:p>
          </table:table-cell>
          <table:table-cell table:formula="of:=PROPER(TEXT([.B170];&quot;DDD&quot;))" office:value-type="string" office:string-value="Seg" calcext:value-type="string">
            <text:p>Seg</text:p>
          </table:table-cell>
          <table:table-cell table:formula="of:=TEXT([.D170];&quot;MMMM&quot;)" office:value-type="string" office:string-value="junho" calcext:value-type="string">
            <text:p>junho</text:p>
          </table:table-cell>
          <table:table-cell table:formula="of:=PROPER([.I170])" office:value-type="string" office:string-value="Junho" calcext:value-type="string">
            <text:p>Junho</text:p>
          </table:table-cell>
          <table:table-cell table:formula="of:=TEXT([.E17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0]=&quot;&quot;;&quot;&quot;;IF(YEAR([.A170]+1)=YEAR([.A170]);[.A170]+1;&quot;&quot;))" office:value-type="date" office:date-value="2017-06-20" calcext:value-type="date">
            <text:p>20/06/17</text:p>
          </table:table-cell>
          <table:table-cell table:formula="of:=[.A171]" office:value-type="date" office:date-value="2017-06-20" calcext:value-type="date">
            <text:p>terça-feira, 20 de junho de 2017</text:p>
          </table:table-cell>
          <table:table-cell table:formula="of:=[.B171]" office:value-type="date" office:date-value="2017-06-20" calcext:value-type="date">
            <text:p>terça-feira</text:p>
          </table:table-cell>
          <table:table-cell table:formula="of:=[.B171]" office:value-type="date" office:date-value="2017-06-20" calcext:value-type="date">
            <text:p>junho</text:p>
          </table:table-cell>
          <table:table-cell table:formula="of:=[.B171]" office:value-type="date" office:date-value="2017-06-20" calcext:value-type="date">
            <text:p>2017</text:p>
          </table:table-cell>
          <table:table-cell table:formula="of:=TEXT([.C171];&quot;dddd&quot;)" office:value-type="string" office:string-value="terça-feira" calcext:value-type="string">
            <text:p>terça-feira</text:p>
          </table:table-cell>
          <table:table-cell table:formula="of:=PROPER([.F171])" office:value-type="string" office:string-value="Terça-Feira" calcext:value-type="string">
            <text:p>Terça-Feira</text:p>
          </table:table-cell>
          <table:table-cell table:formula="of:=PROPER(TEXT([.B171];&quot;DDD&quot;))" office:value-type="string" office:string-value="Ter" calcext:value-type="string">
            <text:p>Ter</text:p>
          </table:table-cell>
          <table:table-cell table:formula="of:=TEXT([.D171];&quot;MMMM&quot;)" office:value-type="string" office:string-value="junho" calcext:value-type="string">
            <text:p>junho</text:p>
          </table:table-cell>
          <table:table-cell table:formula="of:=PROPER([.I171])" office:value-type="string" office:string-value="Junho" calcext:value-type="string">
            <text:p>Junho</text:p>
          </table:table-cell>
          <table:table-cell table:formula="of:=TEXT([.E17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1]=&quot;&quot;;&quot;&quot;;IF(YEAR([.A171]+1)=YEAR([.A171]);[.A171]+1;&quot;&quot;))" office:value-type="date" office:date-value="2017-06-21" calcext:value-type="date">
            <text:p>21/06/17</text:p>
          </table:table-cell>
          <table:table-cell table:formula="of:=[.A172]" office:value-type="date" office:date-value="2017-06-21" calcext:value-type="date">
            <text:p>quarta-feira, 21 de junho de 2017</text:p>
          </table:table-cell>
          <table:table-cell table:formula="of:=[.B172]" office:value-type="date" office:date-value="2017-06-21" calcext:value-type="date">
            <text:p>quarta-feira</text:p>
          </table:table-cell>
          <table:table-cell table:formula="of:=[.B172]" office:value-type="date" office:date-value="2017-06-21" calcext:value-type="date">
            <text:p>junho</text:p>
          </table:table-cell>
          <table:table-cell table:formula="of:=[.B172]" office:value-type="date" office:date-value="2017-06-21" calcext:value-type="date">
            <text:p>2017</text:p>
          </table:table-cell>
          <table:table-cell table:formula="of:=TEXT([.C172];&quot;dddd&quot;)" office:value-type="string" office:string-value="quarta-feira" calcext:value-type="string">
            <text:p>quarta-feira</text:p>
          </table:table-cell>
          <table:table-cell table:formula="of:=PROPER([.F172])" office:value-type="string" office:string-value="Quarta-Feira" calcext:value-type="string">
            <text:p>Quarta-Feira</text:p>
          </table:table-cell>
          <table:table-cell table:formula="of:=PROPER(TEXT([.B172];&quot;DDD&quot;))" office:value-type="string" office:string-value="Qua" calcext:value-type="string">
            <text:p>Qua</text:p>
          </table:table-cell>
          <table:table-cell table:formula="of:=TEXT([.D172];&quot;MMMM&quot;)" office:value-type="string" office:string-value="junho" calcext:value-type="string">
            <text:p>junho</text:p>
          </table:table-cell>
          <table:table-cell table:formula="of:=PROPER([.I172])" office:value-type="string" office:string-value="Junho" calcext:value-type="string">
            <text:p>Junho</text:p>
          </table:table-cell>
          <table:table-cell table:formula="of:=TEXT([.E17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2]=&quot;&quot;;&quot;&quot;;IF(YEAR([.A172]+1)=YEAR([.A172]);[.A172]+1;&quot;&quot;))" office:value-type="date" office:date-value="2017-06-22" calcext:value-type="date">
            <text:p>22/06/17</text:p>
          </table:table-cell>
          <table:table-cell table:formula="of:=[.A173]" office:value-type="date" office:date-value="2017-06-22" calcext:value-type="date">
            <text:p>quinta-feira, 22 de junho de 2017</text:p>
          </table:table-cell>
          <table:table-cell table:formula="of:=[.B173]" office:value-type="date" office:date-value="2017-06-22" calcext:value-type="date">
            <text:p>quinta-feira</text:p>
          </table:table-cell>
          <table:table-cell table:formula="of:=[.B173]" office:value-type="date" office:date-value="2017-06-22" calcext:value-type="date">
            <text:p>junho</text:p>
          </table:table-cell>
          <table:table-cell table:formula="of:=[.B173]" office:value-type="date" office:date-value="2017-06-22" calcext:value-type="date">
            <text:p>2017</text:p>
          </table:table-cell>
          <table:table-cell table:formula="of:=TEXT([.C173];&quot;dddd&quot;)" office:value-type="string" office:string-value="quinta-feira" calcext:value-type="string">
            <text:p>quinta-feira</text:p>
          </table:table-cell>
          <table:table-cell table:formula="of:=PROPER([.F173])" office:value-type="string" office:string-value="Quinta-Feira" calcext:value-type="string">
            <text:p>Quinta-Feira</text:p>
          </table:table-cell>
          <table:table-cell table:formula="of:=PROPER(TEXT([.B173];&quot;DDD&quot;))" office:value-type="string" office:string-value="Qui" calcext:value-type="string">
            <text:p>Qui</text:p>
          </table:table-cell>
          <table:table-cell table:formula="of:=TEXT([.D173];&quot;MMMM&quot;)" office:value-type="string" office:string-value="junho" calcext:value-type="string">
            <text:p>junho</text:p>
          </table:table-cell>
          <table:table-cell table:formula="of:=PROPER([.I173])" office:value-type="string" office:string-value="Junho" calcext:value-type="string">
            <text:p>Junho</text:p>
          </table:table-cell>
          <table:table-cell table:formula="of:=TEXT([.E17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3]=&quot;&quot;;&quot;&quot;;IF(YEAR([.A173]+1)=YEAR([.A173]);[.A173]+1;&quot;&quot;))" office:value-type="date" office:date-value="2017-06-23" calcext:value-type="date">
            <text:p>23/06/17</text:p>
          </table:table-cell>
          <table:table-cell table:formula="of:=[.A174]" office:value-type="date" office:date-value="2017-06-23" calcext:value-type="date">
            <text:p>sexta-feira, 23 de junho de 2017</text:p>
          </table:table-cell>
          <table:table-cell table:formula="of:=[.B174]" office:value-type="date" office:date-value="2017-06-23" calcext:value-type="date">
            <text:p>sexta-feira</text:p>
          </table:table-cell>
          <table:table-cell table:formula="of:=[.B174]" office:value-type="date" office:date-value="2017-06-23" calcext:value-type="date">
            <text:p>junho</text:p>
          </table:table-cell>
          <table:table-cell table:formula="of:=[.B174]" office:value-type="date" office:date-value="2017-06-23" calcext:value-type="date">
            <text:p>2017</text:p>
          </table:table-cell>
          <table:table-cell table:formula="of:=TEXT([.C174];&quot;dddd&quot;)" office:value-type="string" office:string-value="sexta-feira" calcext:value-type="string">
            <text:p>sexta-feira</text:p>
          </table:table-cell>
          <table:table-cell table:formula="of:=PROPER([.F174])" office:value-type="string" office:string-value="Sexta-Feira" calcext:value-type="string">
            <text:p>Sexta-Feira</text:p>
          </table:table-cell>
          <table:table-cell table:formula="of:=PROPER(TEXT([.B174];&quot;DDD&quot;))" office:value-type="string" office:string-value="Sex" calcext:value-type="string">
            <text:p>Sex</text:p>
          </table:table-cell>
          <table:table-cell table:formula="of:=TEXT([.D174];&quot;MMMM&quot;)" office:value-type="string" office:string-value="junho" calcext:value-type="string">
            <text:p>junho</text:p>
          </table:table-cell>
          <table:table-cell table:formula="of:=PROPER([.I174])" office:value-type="string" office:string-value="Junho" calcext:value-type="string">
            <text:p>Junho</text:p>
          </table:table-cell>
          <table:table-cell table:formula="of:=TEXT([.E17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4]=&quot;&quot;;&quot;&quot;;IF(YEAR([.A174]+1)=YEAR([.A174]);[.A174]+1;&quot;&quot;))" office:value-type="date" office:date-value="2017-06-24" calcext:value-type="date">
            <text:p>24/06/17</text:p>
          </table:table-cell>
          <table:table-cell table:formula="of:=[.A175]" office:value-type="date" office:date-value="2017-06-24" calcext:value-type="date">
            <text:p>sábado, 24 de junho de 2017</text:p>
          </table:table-cell>
          <table:table-cell table:formula="of:=[.B175]" office:value-type="date" office:date-value="2017-06-24" calcext:value-type="date">
            <text:p>sábado</text:p>
          </table:table-cell>
          <table:table-cell table:formula="of:=[.B175]" office:value-type="date" office:date-value="2017-06-24" calcext:value-type="date">
            <text:p>junho</text:p>
          </table:table-cell>
          <table:table-cell table:formula="of:=[.B175]" office:value-type="date" office:date-value="2017-06-24" calcext:value-type="date">
            <text:p>2017</text:p>
          </table:table-cell>
          <table:table-cell table:formula="of:=TEXT([.C175];&quot;dddd&quot;)" office:value-type="string" office:string-value="sábado" calcext:value-type="string">
            <text:p>sábado</text:p>
          </table:table-cell>
          <table:table-cell table:formula="of:=PROPER([.F175])" office:value-type="string" office:string-value="Sábado" calcext:value-type="string">
            <text:p>Sábado</text:p>
          </table:table-cell>
          <table:table-cell table:formula="of:=PROPER(TEXT([.B175];&quot;DDD&quot;))" office:value-type="string" office:string-value="Sáb" calcext:value-type="string">
            <text:p>Sáb</text:p>
          </table:table-cell>
          <table:table-cell table:formula="of:=TEXT([.D175];&quot;MMMM&quot;)" office:value-type="string" office:string-value="junho" calcext:value-type="string">
            <text:p>junho</text:p>
          </table:table-cell>
          <table:table-cell table:formula="of:=PROPER([.I175])" office:value-type="string" office:string-value="Junho" calcext:value-type="string">
            <text:p>Junho</text:p>
          </table:table-cell>
          <table:table-cell table:formula="of:=TEXT([.E17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5]=&quot;&quot;;&quot;&quot;;IF(YEAR([.A175]+1)=YEAR([.A175]);[.A175]+1;&quot;&quot;))" office:value-type="date" office:date-value="2017-06-25" calcext:value-type="date">
            <text:p>25/06/17</text:p>
          </table:table-cell>
          <table:table-cell table:formula="of:=[.A176]" office:value-type="date" office:date-value="2017-06-25" calcext:value-type="date">
            <text:p>domingo, 25 de junho de 2017</text:p>
          </table:table-cell>
          <table:table-cell table:formula="of:=[.B176]" office:value-type="date" office:date-value="2017-06-25" calcext:value-type="date">
            <text:p>domingo</text:p>
          </table:table-cell>
          <table:table-cell table:formula="of:=[.B176]" office:value-type="date" office:date-value="2017-06-25" calcext:value-type="date">
            <text:p>junho</text:p>
          </table:table-cell>
          <table:table-cell table:formula="of:=[.B176]" office:value-type="date" office:date-value="2017-06-25" calcext:value-type="date">
            <text:p>2017</text:p>
          </table:table-cell>
          <table:table-cell table:formula="of:=TEXT([.C176];&quot;dddd&quot;)" office:value-type="string" office:string-value="domingo" calcext:value-type="string">
            <text:p>domingo</text:p>
          </table:table-cell>
          <table:table-cell table:formula="of:=PROPER([.F176])" office:value-type="string" office:string-value="Domingo" calcext:value-type="string">
            <text:p>Domingo</text:p>
          </table:table-cell>
          <table:table-cell table:formula="of:=PROPER(TEXT([.B176];&quot;DDD&quot;))" office:value-type="string" office:string-value="Dom" calcext:value-type="string">
            <text:p>Dom</text:p>
          </table:table-cell>
          <table:table-cell table:formula="of:=TEXT([.D176];&quot;MMMM&quot;)" office:value-type="string" office:string-value="junho" calcext:value-type="string">
            <text:p>junho</text:p>
          </table:table-cell>
          <table:table-cell table:formula="of:=PROPER([.I176])" office:value-type="string" office:string-value="Junho" calcext:value-type="string">
            <text:p>Junho</text:p>
          </table:table-cell>
          <table:table-cell table:formula="of:=TEXT([.E17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6]=&quot;&quot;;&quot;&quot;;IF(YEAR([.A176]+1)=YEAR([.A176]);[.A176]+1;&quot;&quot;))" office:value-type="date" office:date-value="2017-06-26" calcext:value-type="date">
            <text:p>26/06/17</text:p>
          </table:table-cell>
          <table:table-cell table:formula="of:=[.A177]" office:value-type="date" office:date-value="2017-06-26" calcext:value-type="date">
            <text:p>segunda-feira, 26 de junho de 2017</text:p>
          </table:table-cell>
          <table:table-cell table:formula="of:=[.B177]" office:value-type="date" office:date-value="2017-06-26" calcext:value-type="date">
            <text:p>segunda-feira</text:p>
          </table:table-cell>
          <table:table-cell table:formula="of:=[.B177]" office:value-type="date" office:date-value="2017-06-26" calcext:value-type="date">
            <text:p>junho</text:p>
          </table:table-cell>
          <table:table-cell table:formula="of:=[.B177]" office:value-type="date" office:date-value="2017-06-26" calcext:value-type="date">
            <text:p>2017</text:p>
          </table:table-cell>
          <table:table-cell table:formula="of:=TEXT([.C177];&quot;dddd&quot;)" office:value-type="string" office:string-value="segunda-feira" calcext:value-type="string">
            <text:p>segunda-feira</text:p>
          </table:table-cell>
          <table:table-cell table:formula="of:=PROPER([.F177])" office:value-type="string" office:string-value="Segunda-Feira" calcext:value-type="string">
            <text:p>Segunda-Feira</text:p>
          </table:table-cell>
          <table:table-cell table:formula="of:=PROPER(TEXT([.B177];&quot;DDD&quot;))" office:value-type="string" office:string-value="Seg" calcext:value-type="string">
            <text:p>Seg</text:p>
          </table:table-cell>
          <table:table-cell table:formula="of:=TEXT([.D177];&quot;MMMM&quot;)" office:value-type="string" office:string-value="junho" calcext:value-type="string">
            <text:p>junho</text:p>
          </table:table-cell>
          <table:table-cell table:formula="of:=PROPER([.I177])" office:value-type="string" office:string-value="Junho" calcext:value-type="string">
            <text:p>Junho</text:p>
          </table:table-cell>
          <table:table-cell table:formula="of:=TEXT([.E17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7]=&quot;&quot;;&quot;&quot;;IF(YEAR([.A177]+1)=YEAR([.A177]);[.A177]+1;&quot;&quot;))" office:value-type="date" office:date-value="2017-06-27" calcext:value-type="date">
            <text:p>27/06/17</text:p>
          </table:table-cell>
          <table:table-cell table:formula="of:=[.A178]" office:value-type="date" office:date-value="2017-06-27" calcext:value-type="date">
            <text:p>terça-feira, 27 de junho de 2017</text:p>
          </table:table-cell>
          <table:table-cell table:formula="of:=[.B178]" office:value-type="date" office:date-value="2017-06-27" calcext:value-type="date">
            <text:p>terça-feira</text:p>
          </table:table-cell>
          <table:table-cell table:formula="of:=[.B178]" office:value-type="date" office:date-value="2017-06-27" calcext:value-type="date">
            <text:p>junho</text:p>
          </table:table-cell>
          <table:table-cell table:formula="of:=[.B178]" office:value-type="date" office:date-value="2017-06-27" calcext:value-type="date">
            <text:p>2017</text:p>
          </table:table-cell>
          <table:table-cell table:formula="of:=TEXT([.C178];&quot;dddd&quot;)" office:value-type="string" office:string-value="terça-feira" calcext:value-type="string">
            <text:p>terça-feira</text:p>
          </table:table-cell>
          <table:table-cell table:formula="of:=PROPER([.F178])" office:value-type="string" office:string-value="Terça-Feira" calcext:value-type="string">
            <text:p>Terça-Feira</text:p>
          </table:table-cell>
          <table:table-cell table:formula="of:=PROPER(TEXT([.B178];&quot;DDD&quot;))" office:value-type="string" office:string-value="Ter" calcext:value-type="string">
            <text:p>Ter</text:p>
          </table:table-cell>
          <table:table-cell table:formula="of:=TEXT([.D178];&quot;MMMM&quot;)" office:value-type="string" office:string-value="junho" calcext:value-type="string">
            <text:p>junho</text:p>
          </table:table-cell>
          <table:table-cell table:formula="of:=PROPER([.I178])" office:value-type="string" office:string-value="Junho" calcext:value-type="string">
            <text:p>Junho</text:p>
          </table:table-cell>
          <table:table-cell table:formula="of:=TEXT([.E17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8]=&quot;&quot;;&quot;&quot;;IF(YEAR([.A178]+1)=YEAR([.A178]);[.A178]+1;&quot;&quot;))" office:value-type="date" office:date-value="2017-06-28" calcext:value-type="date">
            <text:p>28/06/17</text:p>
          </table:table-cell>
          <table:table-cell table:formula="of:=[.A179]" office:value-type="date" office:date-value="2017-06-28" calcext:value-type="date">
            <text:p>quarta-feira, 28 de junho de 2017</text:p>
          </table:table-cell>
          <table:table-cell table:formula="of:=[.B179]" office:value-type="date" office:date-value="2017-06-28" calcext:value-type="date">
            <text:p>quarta-feira</text:p>
          </table:table-cell>
          <table:table-cell table:formula="of:=[.B179]" office:value-type="date" office:date-value="2017-06-28" calcext:value-type="date">
            <text:p>junho</text:p>
          </table:table-cell>
          <table:table-cell table:formula="of:=[.B179]" office:value-type="date" office:date-value="2017-06-28" calcext:value-type="date">
            <text:p>2017</text:p>
          </table:table-cell>
          <table:table-cell table:formula="of:=TEXT([.C179];&quot;dddd&quot;)" office:value-type="string" office:string-value="quarta-feira" calcext:value-type="string">
            <text:p>quarta-feira</text:p>
          </table:table-cell>
          <table:table-cell table:formula="of:=PROPER([.F179])" office:value-type="string" office:string-value="Quarta-Feira" calcext:value-type="string">
            <text:p>Quarta-Feira</text:p>
          </table:table-cell>
          <table:table-cell table:formula="of:=PROPER(TEXT([.B179];&quot;DDD&quot;))" office:value-type="string" office:string-value="Qua" calcext:value-type="string">
            <text:p>Qua</text:p>
          </table:table-cell>
          <table:table-cell table:formula="of:=TEXT([.D179];&quot;MMMM&quot;)" office:value-type="string" office:string-value="junho" calcext:value-type="string">
            <text:p>junho</text:p>
          </table:table-cell>
          <table:table-cell table:formula="of:=PROPER([.I179])" office:value-type="string" office:string-value="Junho" calcext:value-type="string">
            <text:p>Junho</text:p>
          </table:table-cell>
          <table:table-cell table:formula="of:=TEXT([.E17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79]=&quot;&quot;;&quot;&quot;;IF(YEAR([.A179]+1)=YEAR([.A179]);[.A179]+1;&quot;&quot;))" office:value-type="date" office:date-value="2017-06-29" calcext:value-type="date">
            <text:p>29/06/17</text:p>
          </table:table-cell>
          <table:table-cell table:formula="of:=[.A180]" office:value-type="date" office:date-value="2017-06-29" calcext:value-type="date">
            <text:p>quinta-feira, 29 de junho de 2017</text:p>
          </table:table-cell>
          <table:table-cell table:formula="of:=[.B180]" office:value-type="date" office:date-value="2017-06-29" calcext:value-type="date">
            <text:p>quinta-feira</text:p>
          </table:table-cell>
          <table:table-cell table:formula="of:=[.B180]" office:value-type="date" office:date-value="2017-06-29" calcext:value-type="date">
            <text:p>junho</text:p>
          </table:table-cell>
          <table:table-cell table:formula="of:=[.B180]" office:value-type="date" office:date-value="2017-06-29" calcext:value-type="date">
            <text:p>2017</text:p>
          </table:table-cell>
          <table:table-cell table:formula="of:=TEXT([.C180];&quot;dddd&quot;)" office:value-type="string" office:string-value="quinta-feira" calcext:value-type="string">
            <text:p>quinta-feira</text:p>
          </table:table-cell>
          <table:table-cell table:formula="of:=PROPER([.F180])" office:value-type="string" office:string-value="Quinta-Feira" calcext:value-type="string">
            <text:p>Quinta-Feira</text:p>
          </table:table-cell>
          <table:table-cell table:formula="of:=PROPER(TEXT([.B180];&quot;DDD&quot;))" office:value-type="string" office:string-value="Qui" calcext:value-type="string">
            <text:p>Qui</text:p>
          </table:table-cell>
          <table:table-cell table:formula="of:=TEXT([.D180];&quot;MMMM&quot;)" office:value-type="string" office:string-value="junho" calcext:value-type="string">
            <text:p>junho</text:p>
          </table:table-cell>
          <table:table-cell table:formula="of:=PROPER([.I180])" office:value-type="string" office:string-value="Junho" calcext:value-type="string">
            <text:p>Junho</text:p>
          </table:table-cell>
          <table:table-cell table:formula="of:=TEXT([.E18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0]=&quot;&quot;;&quot;&quot;;IF(YEAR([.A180]+1)=YEAR([.A180]);[.A180]+1;&quot;&quot;))" office:value-type="date" office:date-value="2017-06-30" calcext:value-type="date">
            <text:p>30/06/17</text:p>
          </table:table-cell>
          <table:table-cell table:formula="of:=[.A181]" office:value-type="date" office:date-value="2017-06-30" calcext:value-type="date">
            <text:p>sexta-feira, 30 de junho de 2017</text:p>
          </table:table-cell>
          <table:table-cell table:formula="of:=[.B181]" office:value-type="date" office:date-value="2017-06-30" calcext:value-type="date">
            <text:p>sexta-feira</text:p>
          </table:table-cell>
          <table:table-cell table:formula="of:=[.B181]" office:value-type="date" office:date-value="2017-06-30" calcext:value-type="date">
            <text:p>junho</text:p>
          </table:table-cell>
          <table:table-cell table:formula="of:=[.B181]" office:value-type="date" office:date-value="2017-06-30" calcext:value-type="date">
            <text:p>2017</text:p>
          </table:table-cell>
          <table:table-cell table:formula="of:=TEXT([.C181];&quot;dddd&quot;)" office:value-type="string" office:string-value="sexta-feira" calcext:value-type="string">
            <text:p>sexta-feira</text:p>
          </table:table-cell>
          <table:table-cell table:formula="of:=PROPER([.F181])" office:value-type="string" office:string-value="Sexta-Feira" calcext:value-type="string">
            <text:p>Sexta-Feira</text:p>
          </table:table-cell>
          <table:table-cell table:formula="of:=PROPER(TEXT([.B181];&quot;DDD&quot;))" office:value-type="string" office:string-value="Sex" calcext:value-type="string">
            <text:p>Sex</text:p>
          </table:table-cell>
          <table:table-cell table:formula="of:=TEXT([.D181];&quot;MMMM&quot;)" office:value-type="string" office:string-value="junho" calcext:value-type="string">
            <text:p>junho</text:p>
          </table:table-cell>
          <table:table-cell table:formula="of:=PROPER([.I181])" office:value-type="string" office:string-value="Junho" calcext:value-type="string">
            <text:p>Junho</text:p>
          </table:table-cell>
          <table:table-cell table:formula="of:=TEXT([.E18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1]=&quot;&quot;;&quot;&quot;;IF(YEAR([.A181]+1)=YEAR([.A181]);[.A181]+1;&quot;&quot;))" office:value-type="date" office:date-value="2017-07-01" calcext:value-type="date">
            <text:p>01/07/17</text:p>
          </table:table-cell>
          <table:table-cell table:formula="of:=[.A182]" office:value-type="date" office:date-value="2017-07-01" calcext:value-type="date">
            <text:p>sábado, 1 de julho de 2017</text:p>
          </table:table-cell>
          <table:table-cell table:formula="of:=[.B182]" office:value-type="date" office:date-value="2017-07-01" calcext:value-type="date">
            <text:p>sábado</text:p>
          </table:table-cell>
          <table:table-cell table:formula="of:=[.B182]" office:value-type="date" office:date-value="2017-07-01" calcext:value-type="date">
            <text:p>julho</text:p>
          </table:table-cell>
          <table:table-cell table:formula="of:=[.B182]" office:value-type="date" office:date-value="2017-07-01" calcext:value-type="date">
            <text:p>2017</text:p>
          </table:table-cell>
          <table:table-cell table:formula="of:=TEXT([.C182];&quot;dddd&quot;)" office:value-type="string" office:string-value="sábado" calcext:value-type="string">
            <text:p>sábado</text:p>
          </table:table-cell>
          <table:table-cell table:formula="of:=PROPER([.F182])" office:value-type="string" office:string-value="Sábado" calcext:value-type="string">
            <text:p>Sábado</text:p>
          </table:table-cell>
          <table:table-cell table:formula="of:=PROPER(TEXT([.B182];&quot;DDD&quot;))" office:value-type="string" office:string-value="Sáb" calcext:value-type="string">
            <text:p>Sáb</text:p>
          </table:table-cell>
          <table:table-cell table:formula="of:=TEXT([.D182];&quot;MMMM&quot;)" office:value-type="string" office:string-value="julho" calcext:value-type="string">
            <text:p>julho</text:p>
          </table:table-cell>
          <table:table-cell table:formula="of:=PROPER([.I182])" office:value-type="string" office:string-value="Julho" calcext:value-type="string">
            <text:p>Julho</text:p>
          </table:table-cell>
          <table:table-cell table:formula="of:=TEXT([.E18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2]=&quot;&quot;;&quot;&quot;;IF(YEAR([.A182]+1)=YEAR([.A182]);[.A182]+1;&quot;&quot;))" office:value-type="date" office:date-value="2017-07-02" calcext:value-type="date">
            <text:p>02/07/17</text:p>
          </table:table-cell>
          <table:table-cell table:formula="of:=[.A183]" office:value-type="date" office:date-value="2017-07-02" calcext:value-type="date">
            <text:p>domingo, 2 de julho de 2017</text:p>
          </table:table-cell>
          <table:table-cell table:formula="of:=[.B183]" office:value-type="date" office:date-value="2017-07-02" calcext:value-type="date">
            <text:p>domingo</text:p>
          </table:table-cell>
          <table:table-cell table:formula="of:=[.B183]" office:value-type="date" office:date-value="2017-07-02" calcext:value-type="date">
            <text:p>julho</text:p>
          </table:table-cell>
          <table:table-cell table:formula="of:=[.B183]" office:value-type="date" office:date-value="2017-07-02" calcext:value-type="date">
            <text:p>2017</text:p>
          </table:table-cell>
          <table:table-cell table:formula="of:=TEXT([.C183];&quot;dddd&quot;)" office:value-type="string" office:string-value="domingo" calcext:value-type="string">
            <text:p>domingo</text:p>
          </table:table-cell>
          <table:table-cell table:formula="of:=PROPER([.F183])" office:value-type="string" office:string-value="Domingo" calcext:value-type="string">
            <text:p>Domingo</text:p>
          </table:table-cell>
          <table:table-cell table:formula="of:=PROPER(TEXT([.B183];&quot;DDD&quot;))" office:value-type="string" office:string-value="Dom" calcext:value-type="string">
            <text:p>Dom</text:p>
          </table:table-cell>
          <table:table-cell table:formula="of:=TEXT([.D183];&quot;MMMM&quot;)" office:value-type="string" office:string-value="julho" calcext:value-type="string">
            <text:p>julho</text:p>
          </table:table-cell>
          <table:table-cell table:formula="of:=PROPER([.I183])" office:value-type="string" office:string-value="Julho" calcext:value-type="string">
            <text:p>Julho</text:p>
          </table:table-cell>
          <table:table-cell table:formula="of:=TEXT([.E18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3]=&quot;&quot;;&quot;&quot;;IF(YEAR([.A183]+1)=YEAR([.A183]);[.A183]+1;&quot;&quot;))" office:value-type="date" office:date-value="2017-07-03" calcext:value-type="date">
            <text:p>03/07/17</text:p>
          </table:table-cell>
          <table:table-cell table:formula="of:=[.A184]" office:value-type="date" office:date-value="2017-07-03" calcext:value-type="date">
            <text:p>segunda-feira, 3 de julho de 2017</text:p>
          </table:table-cell>
          <table:table-cell table:formula="of:=[.B184]" office:value-type="date" office:date-value="2017-07-03" calcext:value-type="date">
            <text:p>segunda-feira</text:p>
          </table:table-cell>
          <table:table-cell table:formula="of:=[.B184]" office:value-type="date" office:date-value="2017-07-03" calcext:value-type="date">
            <text:p>julho</text:p>
          </table:table-cell>
          <table:table-cell table:formula="of:=[.B184]" office:value-type="date" office:date-value="2017-07-03" calcext:value-type="date">
            <text:p>2017</text:p>
          </table:table-cell>
          <table:table-cell table:formula="of:=TEXT([.C184];&quot;dddd&quot;)" office:value-type="string" office:string-value="segunda-feira" calcext:value-type="string">
            <text:p>segunda-feira</text:p>
          </table:table-cell>
          <table:table-cell table:formula="of:=PROPER([.F184])" office:value-type="string" office:string-value="Segunda-Feira" calcext:value-type="string">
            <text:p>Segunda-Feira</text:p>
          </table:table-cell>
          <table:table-cell table:formula="of:=PROPER(TEXT([.B184];&quot;DDD&quot;))" office:value-type="string" office:string-value="Seg" calcext:value-type="string">
            <text:p>Seg</text:p>
          </table:table-cell>
          <table:table-cell table:formula="of:=TEXT([.D184];&quot;MMMM&quot;)" office:value-type="string" office:string-value="julho" calcext:value-type="string">
            <text:p>julho</text:p>
          </table:table-cell>
          <table:table-cell table:formula="of:=PROPER([.I184])" office:value-type="string" office:string-value="Julho" calcext:value-type="string">
            <text:p>Julho</text:p>
          </table:table-cell>
          <table:table-cell table:formula="of:=TEXT([.E18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4]=&quot;&quot;;&quot;&quot;;IF(YEAR([.A184]+1)=YEAR([.A184]);[.A184]+1;&quot;&quot;))" office:value-type="date" office:date-value="2017-07-04" calcext:value-type="date">
            <text:p>04/07/17</text:p>
          </table:table-cell>
          <table:table-cell table:formula="of:=[.A185]" office:value-type="date" office:date-value="2017-07-04" calcext:value-type="date">
            <text:p>terça-feira, 4 de julho de 2017</text:p>
          </table:table-cell>
          <table:table-cell table:formula="of:=[.B185]" office:value-type="date" office:date-value="2017-07-04" calcext:value-type="date">
            <text:p>terça-feira</text:p>
          </table:table-cell>
          <table:table-cell table:formula="of:=[.B185]" office:value-type="date" office:date-value="2017-07-04" calcext:value-type="date">
            <text:p>julho</text:p>
          </table:table-cell>
          <table:table-cell table:formula="of:=[.B185]" office:value-type="date" office:date-value="2017-07-04" calcext:value-type="date">
            <text:p>2017</text:p>
          </table:table-cell>
          <table:table-cell table:formula="of:=TEXT([.C185];&quot;dddd&quot;)" office:value-type="string" office:string-value="terça-feira" calcext:value-type="string">
            <text:p>terça-feira</text:p>
          </table:table-cell>
          <table:table-cell table:formula="of:=PROPER([.F185])" office:value-type="string" office:string-value="Terça-Feira" calcext:value-type="string">
            <text:p>Terça-Feira</text:p>
          </table:table-cell>
          <table:table-cell table:formula="of:=PROPER(TEXT([.B185];&quot;DDD&quot;))" office:value-type="string" office:string-value="Ter" calcext:value-type="string">
            <text:p>Ter</text:p>
          </table:table-cell>
          <table:table-cell table:formula="of:=TEXT([.D185];&quot;MMMM&quot;)" office:value-type="string" office:string-value="julho" calcext:value-type="string">
            <text:p>julho</text:p>
          </table:table-cell>
          <table:table-cell table:formula="of:=PROPER([.I185])" office:value-type="string" office:string-value="Julho" calcext:value-type="string">
            <text:p>Julho</text:p>
          </table:table-cell>
          <table:table-cell table:formula="of:=TEXT([.E18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5]=&quot;&quot;;&quot;&quot;;IF(YEAR([.A185]+1)=YEAR([.A185]);[.A185]+1;&quot;&quot;))" office:value-type="date" office:date-value="2017-07-05" calcext:value-type="date">
            <text:p>05/07/17</text:p>
          </table:table-cell>
          <table:table-cell table:formula="of:=[.A186]" office:value-type="date" office:date-value="2017-07-05" calcext:value-type="date">
            <text:p>quarta-feira, 5 de julho de 2017</text:p>
          </table:table-cell>
          <table:table-cell table:formula="of:=[.B186]" office:value-type="date" office:date-value="2017-07-05" calcext:value-type="date">
            <text:p>quarta-feira</text:p>
          </table:table-cell>
          <table:table-cell table:formula="of:=[.B186]" office:value-type="date" office:date-value="2017-07-05" calcext:value-type="date">
            <text:p>julho</text:p>
          </table:table-cell>
          <table:table-cell table:formula="of:=[.B186]" office:value-type="date" office:date-value="2017-07-05" calcext:value-type="date">
            <text:p>2017</text:p>
          </table:table-cell>
          <table:table-cell table:formula="of:=TEXT([.C186];&quot;dddd&quot;)" office:value-type="string" office:string-value="quarta-feira" calcext:value-type="string">
            <text:p>quarta-feira</text:p>
          </table:table-cell>
          <table:table-cell table:formula="of:=PROPER([.F186])" office:value-type="string" office:string-value="Quarta-Feira" calcext:value-type="string">
            <text:p>Quarta-Feira</text:p>
          </table:table-cell>
          <table:table-cell table:formula="of:=PROPER(TEXT([.B186];&quot;DDD&quot;))" office:value-type="string" office:string-value="Qua" calcext:value-type="string">
            <text:p>Qua</text:p>
          </table:table-cell>
          <table:table-cell table:formula="of:=TEXT([.D186];&quot;MMMM&quot;)" office:value-type="string" office:string-value="julho" calcext:value-type="string">
            <text:p>julho</text:p>
          </table:table-cell>
          <table:table-cell table:formula="of:=PROPER([.I186])" office:value-type="string" office:string-value="Julho" calcext:value-type="string">
            <text:p>Julho</text:p>
          </table:table-cell>
          <table:table-cell table:formula="of:=TEXT([.E18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6]=&quot;&quot;;&quot;&quot;;IF(YEAR([.A186]+1)=YEAR([.A186]);[.A186]+1;&quot;&quot;))" office:value-type="date" office:date-value="2017-07-06" calcext:value-type="date">
            <text:p>06/07/17</text:p>
          </table:table-cell>
          <table:table-cell table:formula="of:=[.A187]" office:value-type="date" office:date-value="2017-07-06" calcext:value-type="date">
            <text:p>quinta-feira, 6 de julho de 2017</text:p>
          </table:table-cell>
          <table:table-cell table:formula="of:=[.B187]" office:value-type="date" office:date-value="2017-07-06" calcext:value-type="date">
            <text:p>quinta-feira</text:p>
          </table:table-cell>
          <table:table-cell table:formula="of:=[.B187]" office:value-type="date" office:date-value="2017-07-06" calcext:value-type="date">
            <text:p>julho</text:p>
          </table:table-cell>
          <table:table-cell table:formula="of:=[.B187]" office:value-type="date" office:date-value="2017-07-06" calcext:value-type="date">
            <text:p>2017</text:p>
          </table:table-cell>
          <table:table-cell table:formula="of:=TEXT([.C187];&quot;dddd&quot;)" office:value-type="string" office:string-value="quinta-feira" calcext:value-type="string">
            <text:p>quinta-feira</text:p>
          </table:table-cell>
          <table:table-cell table:formula="of:=PROPER([.F187])" office:value-type="string" office:string-value="Quinta-Feira" calcext:value-type="string">
            <text:p>Quinta-Feira</text:p>
          </table:table-cell>
          <table:table-cell table:formula="of:=PROPER(TEXT([.B187];&quot;DDD&quot;))" office:value-type="string" office:string-value="Qui" calcext:value-type="string">
            <text:p>Qui</text:p>
          </table:table-cell>
          <table:table-cell table:formula="of:=TEXT([.D187];&quot;MMMM&quot;)" office:value-type="string" office:string-value="julho" calcext:value-type="string">
            <text:p>julho</text:p>
          </table:table-cell>
          <table:table-cell table:formula="of:=PROPER([.I187])" office:value-type="string" office:string-value="Julho" calcext:value-type="string">
            <text:p>Julho</text:p>
          </table:table-cell>
          <table:table-cell table:formula="of:=TEXT([.E18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7]=&quot;&quot;;&quot;&quot;;IF(YEAR([.A187]+1)=YEAR([.A187]);[.A187]+1;&quot;&quot;))" office:value-type="date" office:date-value="2017-07-07" calcext:value-type="date">
            <text:p>07/07/17</text:p>
          </table:table-cell>
          <table:table-cell table:formula="of:=[.A188]" office:value-type="date" office:date-value="2017-07-07" calcext:value-type="date">
            <text:p>sexta-feira, 7 de julho de 2017</text:p>
          </table:table-cell>
          <table:table-cell table:formula="of:=[.B188]" office:value-type="date" office:date-value="2017-07-07" calcext:value-type="date">
            <text:p>sexta-feira</text:p>
          </table:table-cell>
          <table:table-cell table:formula="of:=[.B188]" office:value-type="date" office:date-value="2017-07-07" calcext:value-type="date">
            <text:p>julho</text:p>
          </table:table-cell>
          <table:table-cell table:formula="of:=[.B188]" office:value-type="date" office:date-value="2017-07-07" calcext:value-type="date">
            <text:p>2017</text:p>
          </table:table-cell>
          <table:table-cell table:formula="of:=TEXT([.C188];&quot;dddd&quot;)" office:value-type="string" office:string-value="sexta-feira" calcext:value-type="string">
            <text:p>sexta-feira</text:p>
          </table:table-cell>
          <table:table-cell table:formula="of:=PROPER([.F188])" office:value-type="string" office:string-value="Sexta-Feira" calcext:value-type="string">
            <text:p>Sexta-Feira</text:p>
          </table:table-cell>
          <table:table-cell table:formula="of:=PROPER(TEXT([.B188];&quot;DDD&quot;))" office:value-type="string" office:string-value="Sex" calcext:value-type="string">
            <text:p>Sex</text:p>
          </table:table-cell>
          <table:table-cell table:formula="of:=TEXT([.D188];&quot;MMMM&quot;)" office:value-type="string" office:string-value="julho" calcext:value-type="string">
            <text:p>julho</text:p>
          </table:table-cell>
          <table:table-cell table:formula="of:=PROPER([.I188])" office:value-type="string" office:string-value="Julho" calcext:value-type="string">
            <text:p>Julho</text:p>
          </table:table-cell>
          <table:table-cell table:formula="of:=TEXT([.E18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8]=&quot;&quot;;&quot;&quot;;IF(YEAR([.A188]+1)=YEAR([.A188]);[.A188]+1;&quot;&quot;))" office:value-type="date" office:date-value="2017-07-08" calcext:value-type="date">
            <text:p>08/07/17</text:p>
          </table:table-cell>
          <table:table-cell table:formula="of:=[.A189]" office:value-type="date" office:date-value="2017-07-08" calcext:value-type="date">
            <text:p>sábado, 8 de julho de 2017</text:p>
          </table:table-cell>
          <table:table-cell table:formula="of:=[.B189]" office:value-type="date" office:date-value="2017-07-08" calcext:value-type="date">
            <text:p>sábado</text:p>
          </table:table-cell>
          <table:table-cell table:formula="of:=[.B189]" office:value-type="date" office:date-value="2017-07-08" calcext:value-type="date">
            <text:p>julho</text:p>
          </table:table-cell>
          <table:table-cell table:formula="of:=[.B189]" office:value-type="date" office:date-value="2017-07-08" calcext:value-type="date">
            <text:p>2017</text:p>
          </table:table-cell>
          <table:table-cell table:formula="of:=TEXT([.C189];&quot;dddd&quot;)" office:value-type="string" office:string-value="sábado" calcext:value-type="string">
            <text:p>sábado</text:p>
          </table:table-cell>
          <table:table-cell table:formula="of:=PROPER([.F189])" office:value-type="string" office:string-value="Sábado" calcext:value-type="string">
            <text:p>Sábado</text:p>
          </table:table-cell>
          <table:table-cell table:formula="of:=PROPER(TEXT([.B189];&quot;DDD&quot;))" office:value-type="string" office:string-value="Sáb" calcext:value-type="string">
            <text:p>Sáb</text:p>
          </table:table-cell>
          <table:table-cell table:formula="of:=TEXT([.D189];&quot;MMMM&quot;)" office:value-type="string" office:string-value="julho" calcext:value-type="string">
            <text:p>julho</text:p>
          </table:table-cell>
          <table:table-cell table:formula="of:=PROPER([.I189])" office:value-type="string" office:string-value="Julho" calcext:value-type="string">
            <text:p>Julho</text:p>
          </table:table-cell>
          <table:table-cell table:formula="of:=TEXT([.E18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89]=&quot;&quot;;&quot;&quot;;IF(YEAR([.A189]+1)=YEAR([.A189]);[.A189]+1;&quot;&quot;))" office:value-type="date" office:date-value="2017-07-09" calcext:value-type="date">
            <text:p>09/07/17</text:p>
          </table:table-cell>
          <table:table-cell table:formula="of:=[.A190]" office:value-type="date" office:date-value="2017-07-09" calcext:value-type="date">
            <text:p>domingo, 9 de julho de 2017</text:p>
          </table:table-cell>
          <table:table-cell table:formula="of:=[.B190]" office:value-type="date" office:date-value="2017-07-09" calcext:value-type="date">
            <text:p>domingo</text:p>
          </table:table-cell>
          <table:table-cell table:formula="of:=[.B190]" office:value-type="date" office:date-value="2017-07-09" calcext:value-type="date">
            <text:p>julho</text:p>
          </table:table-cell>
          <table:table-cell table:formula="of:=[.B190]" office:value-type="date" office:date-value="2017-07-09" calcext:value-type="date">
            <text:p>2017</text:p>
          </table:table-cell>
          <table:table-cell table:formula="of:=TEXT([.C190];&quot;dddd&quot;)" office:value-type="string" office:string-value="domingo" calcext:value-type="string">
            <text:p>domingo</text:p>
          </table:table-cell>
          <table:table-cell table:formula="of:=PROPER([.F190])" office:value-type="string" office:string-value="Domingo" calcext:value-type="string">
            <text:p>Domingo</text:p>
          </table:table-cell>
          <table:table-cell table:formula="of:=PROPER(TEXT([.B190];&quot;DDD&quot;))" office:value-type="string" office:string-value="Dom" calcext:value-type="string">
            <text:p>Dom</text:p>
          </table:table-cell>
          <table:table-cell table:formula="of:=TEXT([.D190];&quot;MMMM&quot;)" office:value-type="string" office:string-value="julho" calcext:value-type="string">
            <text:p>julho</text:p>
          </table:table-cell>
          <table:table-cell table:formula="of:=PROPER([.I190])" office:value-type="string" office:string-value="Julho" calcext:value-type="string">
            <text:p>Julho</text:p>
          </table:table-cell>
          <table:table-cell table:formula="of:=TEXT([.E19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0]=&quot;&quot;;&quot;&quot;;IF(YEAR([.A190]+1)=YEAR([.A190]);[.A190]+1;&quot;&quot;))" office:value-type="date" office:date-value="2017-07-10" calcext:value-type="date">
            <text:p>10/07/17</text:p>
          </table:table-cell>
          <table:table-cell table:formula="of:=[.A191]" office:value-type="date" office:date-value="2017-07-10" calcext:value-type="date">
            <text:p>segunda-feira, 10 de julho de 2017</text:p>
          </table:table-cell>
          <table:table-cell table:formula="of:=[.B191]" office:value-type="date" office:date-value="2017-07-10" calcext:value-type="date">
            <text:p>segunda-feira</text:p>
          </table:table-cell>
          <table:table-cell table:formula="of:=[.B191]" office:value-type="date" office:date-value="2017-07-10" calcext:value-type="date">
            <text:p>julho</text:p>
          </table:table-cell>
          <table:table-cell table:formula="of:=[.B191]" office:value-type="date" office:date-value="2017-07-10" calcext:value-type="date">
            <text:p>2017</text:p>
          </table:table-cell>
          <table:table-cell table:formula="of:=TEXT([.C191];&quot;dddd&quot;)" office:value-type="string" office:string-value="segunda-feira" calcext:value-type="string">
            <text:p>segunda-feira</text:p>
          </table:table-cell>
          <table:table-cell table:formula="of:=PROPER([.F191])" office:value-type="string" office:string-value="Segunda-Feira" calcext:value-type="string">
            <text:p>Segunda-Feira</text:p>
          </table:table-cell>
          <table:table-cell table:formula="of:=PROPER(TEXT([.B191];&quot;DDD&quot;))" office:value-type="string" office:string-value="Seg" calcext:value-type="string">
            <text:p>Seg</text:p>
          </table:table-cell>
          <table:table-cell table:formula="of:=TEXT([.D191];&quot;MMMM&quot;)" office:value-type="string" office:string-value="julho" calcext:value-type="string">
            <text:p>julho</text:p>
          </table:table-cell>
          <table:table-cell table:formula="of:=PROPER([.I191])" office:value-type="string" office:string-value="Julho" calcext:value-type="string">
            <text:p>Julho</text:p>
          </table:table-cell>
          <table:table-cell table:formula="of:=TEXT([.E19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1]=&quot;&quot;;&quot;&quot;;IF(YEAR([.A191]+1)=YEAR([.A191]);[.A191]+1;&quot;&quot;))" office:value-type="date" office:date-value="2017-07-11" calcext:value-type="date">
            <text:p>11/07/17</text:p>
          </table:table-cell>
          <table:table-cell table:formula="of:=[.A192]" office:value-type="date" office:date-value="2017-07-11" calcext:value-type="date">
            <text:p>terça-feira, 11 de julho de 2017</text:p>
          </table:table-cell>
          <table:table-cell table:formula="of:=[.B192]" office:value-type="date" office:date-value="2017-07-11" calcext:value-type="date">
            <text:p>terça-feira</text:p>
          </table:table-cell>
          <table:table-cell table:formula="of:=[.B192]" office:value-type="date" office:date-value="2017-07-11" calcext:value-type="date">
            <text:p>julho</text:p>
          </table:table-cell>
          <table:table-cell table:formula="of:=[.B192]" office:value-type="date" office:date-value="2017-07-11" calcext:value-type="date">
            <text:p>2017</text:p>
          </table:table-cell>
          <table:table-cell table:formula="of:=TEXT([.C192];&quot;dddd&quot;)" office:value-type="string" office:string-value="terça-feira" calcext:value-type="string">
            <text:p>terça-feira</text:p>
          </table:table-cell>
          <table:table-cell table:formula="of:=PROPER([.F192])" office:value-type="string" office:string-value="Terça-Feira" calcext:value-type="string">
            <text:p>Terça-Feira</text:p>
          </table:table-cell>
          <table:table-cell table:formula="of:=PROPER(TEXT([.B192];&quot;DDD&quot;))" office:value-type="string" office:string-value="Ter" calcext:value-type="string">
            <text:p>Ter</text:p>
          </table:table-cell>
          <table:table-cell table:formula="of:=TEXT([.D192];&quot;MMMM&quot;)" office:value-type="string" office:string-value="julho" calcext:value-type="string">
            <text:p>julho</text:p>
          </table:table-cell>
          <table:table-cell table:formula="of:=PROPER([.I192])" office:value-type="string" office:string-value="Julho" calcext:value-type="string">
            <text:p>Julho</text:p>
          </table:table-cell>
          <table:table-cell table:formula="of:=TEXT([.E19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2]=&quot;&quot;;&quot;&quot;;IF(YEAR([.A192]+1)=YEAR([.A192]);[.A192]+1;&quot;&quot;))" office:value-type="date" office:date-value="2017-07-12" calcext:value-type="date">
            <text:p>12/07/17</text:p>
          </table:table-cell>
          <table:table-cell table:formula="of:=[.A193]" office:value-type="date" office:date-value="2017-07-12" calcext:value-type="date">
            <text:p>quarta-feira, 12 de julho de 2017</text:p>
          </table:table-cell>
          <table:table-cell table:formula="of:=[.B193]" office:value-type="date" office:date-value="2017-07-12" calcext:value-type="date">
            <text:p>quarta-feira</text:p>
          </table:table-cell>
          <table:table-cell table:formula="of:=[.B193]" office:value-type="date" office:date-value="2017-07-12" calcext:value-type="date">
            <text:p>julho</text:p>
          </table:table-cell>
          <table:table-cell table:formula="of:=[.B193]" office:value-type="date" office:date-value="2017-07-12" calcext:value-type="date">
            <text:p>2017</text:p>
          </table:table-cell>
          <table:table-cell table:formula="of:=TEXT([.C193];&quot;dddd&quot;)" office:value-type="string" office:string-value="quarta-feira" calcext:value-type="string">
            <text:p>quarta-feira</text:p>
          </table:table-cell>
          <table:table-cell table:formula="of:=PROPER([.F193])" office:value-type="string" office:string-value="Quarta-Feira" calcext:value-type="string">
            <text:p>Quarta-Feira</text:p>
          </table:table-cell>
          <table:table-cell table:formula="of:=PROPER(TEXT([.B193];&quot;DDD&quot;))" office:value-type="string" office:string-value="Qua" calcext:value-type="string">
            <text:p>Qua</text:p>
          </table:table-cell>
          <table:table-cell table:formula="of:=TEXT([.D193];&quot;MMMM&quot;)" office:value-type="string" office:string-value="julho" calcext:value-type="string">
            <text:p>julho</text:p>
          </table:table-cell>
          <table:table-cell table:formula="of:=PROPER([.I193])" office:value-type="string" office:string-value="Julho" calcext:value-type="string">
            <text:p>Julho</text:p>
          </table:table-cell>
          <table:table-cell table:formula="of:=TEXT([.E19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3]=&quot;&quot;;&quot;&quot;;IF(YEAR([.A193]+1)=YEAR([.A193]);[.A193]+1;&quot;&quot;))" office:value-type="date" office:date-value="2017-07-13" calcext:value-type="date">
            <text:p>13/07/17</text:p>
          </table:table-cell>
          <table:table-cell table:formula="of:=[.A194]" office:value-type="date" office:date-value="2017-07-13" calcext:value-type="date">
            <text:p>quinta-feira, 13 de julho de 2017</text:p>
          </table:table-cell>
          <table:table-cell table:formula="of:=[.B194]" office:value-type="date" office:date-value="2017-07-13" calcext:value-type="date">
            <text:p>quinta-feira</text:p>
          </table:table-cell>
          <table:table-cell table:formula="of:=[.B194]" office:value-type="date" office:date-value="2017-07-13" calcext:value-type="date">
            <text:p>julho</text:p>
          </table:table-cell>
          <table:table-cell table:formula="of:=[.B194]" office:value-type="date" office:date-value="2017-07-13" calcext:value-type="date">
            <text:p>2017</text:p>
          </table:table-cell>
          <table:table-cell table:formula="of:=TEXT([.C194];&quot;dddd&quot;)" office:value-type="string" office:string-value="quinta-feira" calcext:value-type="string">
            <text:p>quinta-feira</text:p>
          </table:table-cell>
          <table:table-cell table:formula="of:=PROPER([.F194])" office:value-type="string" office:string-value="Quinta-Feira" calcext:value-type="string">
            <text:p>Quinta-Feira</text:p>
          </table:table-cell>
          <table:table-cell table:formula="of:=PROPER(TEXT([.B194];&quot;DDD&quot;))" office:value-type="string" office:string-value="Qui" calcext:value-type="string">
            <text:p>Qui</text:p>
          </table:table-cell>
          <table:table-cell table:formula="of:=TEXT([.D194];&quot;MMMM&quot;)" office:value-type="string" office:string-value="julho" calcext:value-type="string">
            <text:p>julho</text:p>
          </table:table-cell>
          <table:table-cell table:formula="of:=PROPER([.I194])" office:value-type="string" office:string-value="Julho" calcext:value-type="string">
            <text:p>Julho</text:p>
          </table:table-cell>
          <table:table-cell table:formula="of:=TEXT([.E19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4]=&quot;&quot;;&quot;&quot;;IF(YEAR([.A194]+1)=YEAR([.A194]);[.A194]+1;&quot;&quot;))" office:value-type="date" office:date-value="2017-07-14" calcext:value-type="date">
            <text:p>14/07/17</text:p>
          </table:table-cell>
          <table:table-cell table:formula="of:=[.A195]" office:value-type="date" office:date-value="2017-07-14" calcext:value-type="date">
            <text:p>sexta-feira, 14 de julho de 2017</text:p>
          </table:table-cell>
          <table:table-cell table:formula="of:=[.B195]" office:value-type="date" office:date-value="2017-07-14" calcext:value-type="date">
            <text:p>sexta-feira</text:p>
          </table:table-cell>
          <table:table-cell table:formula="of:=[.B195]" office:value-type="date" office:date-value="2017-07-14" calcext:value-type="date">
            <text:p>julho</text:p>
          </table:table-cell>
          <table:table-cell table:formula="of:=[.B195]" office:value-type="date" office:date-value="2017-07-14" calcext:value-type="date">
            <text:p>2017</text:p>
          </table:table-cell>
          <table:table-cell table:formula="of:=TEXT([.C195];&quot;dddd&quot;)" office:value-type="string" office:string-value="sexta-feira" calcext:value-type="string">
            <text:p>sexta-feira</text:p>
          </table:table-cell>
          <table:table-cell table:formula="of:=PROPER([.F195])" office:value-type="string" office:string-value="Sexta-Feira" calcext:value-type="string">
            <text:p>Sexta-Feira</text:p>
          </table:table-cell>
          <table:table-cell table:formula="of:=PROPER(TEXT([.B195];&quot;DDD&quot;))" office:value-type="string" office:string-value="Sex" calcext:value-type="string">
            <text:p>Sex</text:p>
          </table:table-cell>
          <table:table-cell table:formula="of:=TEXT([.D195];&quot;MMMM&quot;)" office:value-type="string" office:string-value="julho" calcext:value-type="string">
            <text:p>julho</text:p>
          </table:table-cell>
          <table:table-cell table:formula="of:=PROPER([.I195])" office:value-type="string" office:string-value="Julho" calcext:value-type="string">
            <text:p>Julho</text:p>
          </table:table-cell>
          <table:table-cell table:formula="of:=TEXT([.E19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5]=&quot;&quot;;&quot;&quot;;IF(YEAR([.A195]+1)=YEAR([.A195]);[.A195]+1;&quot;&quot;))" office:value-type="date" office:date-value="2017-07-15" calcext:value-type="date">
            <text:p>15/07/17</text:p>
          </table:table-cell>
          <table:table-cell table:formula="of:=[.A196]" office:value-type="date" office:date-value="2017-07-15" calcext:value-type="date">
            <text:p>sábado, 15 de julho de 2017</text:p>
          </table:table-cell>
          <table:table-cell table:formula="of:=[.B196]" office:value-type="date" office:date-value="2017-07-15" calcext:value-type="date">
            <text:p>sábado</text:p>
          </table:table-cell>
          <table:table-cell table:formula="of:=[.B196]" office:value-type="date" office:date-value="2017-07-15" calcext:value-type="date">
            <text:p>julho</text:p>
          </table:table-cell>
          <table:table-cell table:formula="of:=[.B196]" office:value-type="date" office:date-value="2017-07-15" calcext:value-type="date">
            <text:p>2017</text:p>
          </table:table-cell>
          <table:table-cell table:formula="of:=TEXT([.C196];&quot;dddd&quot;)" office:value-type="string" office:string-value="sábado" calcext:value-type="string">
            <text:p>sábado</text:p>
          </table:table-cell>
          <table:table-cell table:formula="of:=PROPER([.F196])" office:value-type="string" office:string-value="Sábado" calcext:value-type="string">
            <text:p>Sábado</text:p>
          </table:table-cell>
          <table:table-cell table:formula="of:=PROPER(TEXT([.B196];&quot;DDD&quot;))" office:value-type="string" office:string-value="Sáb" calcext:value-type="string">
            <text:p>Sáb</text:p>
          </table:table-cell>
          <table:table-cell table:formula="of:=TEXT([.D196];&quot;MMMM&quot;)" office:value-type="string" office:string-value="julho" calcext:value-type="string">
            <text:p>julho</text:p>
          </table:table-cell>
          <table:table-cell table:formula="of:=PROPER([.I196])" office:value-type="string" office:string-value="Julho" calcext:value-type="string">
            <text:p>Julho</text:p>
          </table:table-cell>
          <table:table-cell table:formula="of:=TEXT([.E19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6]=&quot;&quot;;&quot;&quot;;IF(YEAR([.A196]+1)=YEAR([.A196]);[.A196]+1;&quot;&quot;))" office:value-type="date" office:date-value="2017-07-16" calcext:value-type="date">
            <text:p>16/07/17</text:p>
          </table:table-cell>
          <table:table-cell table:formula="of:=[.A197]" office:value-type="date" office:date-value="2017-07-16" calcext:value-type="date">
            <text:p>domingo, 16 de julho de 2017</text:p>
          </table:table-cell>
          <table:table-cell table:formula="of:=[.B197]" office:value-type="date" office:date-value="2017-07-16" calcext:value-type="date">
            <text:p>domingo</text:p>
          </table:table-cell>
          <table:table-cell table:formula="of:=[.B197]" office:value-type="date" office:date-value="2017-07-16" calcext:value-type="date">
            <text:p>julho</text:p>
          </table:table-cell>
          <table:table-cell table:formula="of:=[.B197]" office:value-type="date" office:date-value="2017-07-16" calcext:value-type="date">
            <text:p>2017</text:p>
          </table:table-cell>
          <table:table-cell table:formula="of:=TEXT([.C197];&quot;dddd&quot;)" office:value-type="string" office:string-value="domingo" calcext:value-type="string">
            <text:p>domingo</text:p>
          </table:table-cell>
          <table:table-cell table:formula="of:=PROPER([.F197])" office:value-type="string" office:string-value="Domingo" calcext:value-type="string">
            <text:p>Domingo</text:p>
          </table:table-cell>
          <table:table-cell table:formula="of:=PROPER(TEXT([.B197];&quot;DDD&quot;))" office:value-type="string" office:string-value="Dom" calcext:value-type="string">
            <text:p>Dom</text:p>
          </table:table-cell>
          <table:table-cell table:formula="of:=TEXT([.D197];&quot;MMMM&quot;)" office:value-type="string" office:string-value="julho" calcext:value-type="string">
            <text:p>julho</text:p>
          </table:table-cell>
          <table:table-cell table:formula="of:=PROPER([.I197])" office:value-type="string" office:string-value="Julho" calcext:value-type="string">
            <text:p>Julho</text:p>
          </table:table-cell>
          <table:table-cell table:formula="of:=TEXT([.E19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7]=&quot;&quot;;&quot;&quot;;IF(YEAR([.A197]+1)=YEAR([.A197]);[.A197]+1;&quot;&quot;))" office:value-type="date" office:date-value="2017-07-17" calcext:value-type="date">
            <text:p>17/07/17</text:p>
          </table:table-cell>
          <table:table-cell table:formula="of:=[.A198]" office:value-type="date" office:date-value="2017-07-17" calcext:value-type="date">
            <text:p>segunda-feira, 17 de julho de 2017</text:p>
          </table:table-cell>
          <table:table-cell table:formula="of:=[.B198]" office:value-type="date" office:date-value="2017-07-17" calcext:value-type="date">
            <text:p>segunda-feira</text:p>
          </table:table-cell>
          <table:table-cell table:formula="of:=[.B198]" office:value-type="date" office:date-value="2017-07-17" calcext:value-type="date">
            <text:p>julho</text:p>
          </table:table-cell>
          <table:table-cell table:formula="of:=[.B198]" office:value-type="date" office:date-value="2017-07-17" calcext:value-type="date">
            <text:p>2017</text:p>
          </table:table-cell>
          <table:table-cell table:formula="of:=TEXT([.C198];&quot;dddd&quot;)" office:value-type="string" office:string-value="segunda-feira" calcext:value-type="string">
            <text:p>segunda-feira</text:p>
          </table:table-cell>
          <table:table-cell table:formula="of:=PROPER([.F198])" office:value-type="string" office:string-value="Segunda-Feira" calcext:value-type="string">
            <text:p>Segunda-Feira</text:p>
          </table:table-cell>
          <table:table-cell table:formula="of:=PROPER(TEXT([.B198];&quot;DDD&quot;))" office:value-type="string" office:string-value="Seg" calcext:value-type="string">
            <text:p>Seg</text:p>
          </table:table-cell>
          <table:table-cell table:formula="of:=TEXT([.D198];&quot;MMMM&quot;)" office:value-type="string" office:string-value="julho" calcext:value-type="string">
            <text:p>julho</text:p>
          </table:table-cell>
          <table:table-cell table:formula="of:=PROPER([.I198])" office:value-type="string" office:string-value="Julho" calcext:value-type="string">
            <text:p>Julho</text:p>
          </table:table-cell>
          <table:table-cell table:formula="of:=TEXT([.E19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8]=&quot;&quot;;&quot;&quot;;IF(YEAR([.A198]+1)=YEAR([.A198]);[.A198]+1;&quot;&quot;))" office:value-type="date" office:date-value="2017-07-18" calcext:value-type="date">
            <text:p>18/07/17</text:p>
          </table:table-cell>
          <table:table-cell table:formula="of:=[.A199]" office:value-type="date" office:date-value="2017-07-18" calcext:value-type="date">
            <text:p>terça-feira, 18 de julho de 2017</text:p>
          </table:table-cell>
          <table:table-cell table:formula="of:=[.B199]" office:value-type="date" office:date-value="2017-07-18" calcext:value-type="date">
            <text:p>terça-feira</text:p>
          </table:table-cell>
          <table:table-cell table:formula="of:=[.B199]" office:value-type="date" office:date-value="2017-07-18" calcext:value-type="date">
            <text:p>julho</text:p>
          </table:table-cell>
          <table:table-cell table:formula="of:=[.B199]" office:value-type="date" office:date-value="2017-07-18" calcext:value-type="date">
            <text:p>2017</text:p>
          </table:table-cell>
          <table:table-cell table:formula="of:=TEXT([.C199];&quot;dddd&quot;)" office:value-type="string" office:string-value="terça-feira" calcext:value-type="string">
            <text:p>terça-feira</text:p>
          </table:table-cell>
          <table:table-cell table:formula="of:=PROPER([.F199])" office:value-type="string" office:string-value="Terça-Feira" calcext:value-type="string">
            <text:p>Terça-Feira</text:p>
          </table:table-cell>
          <table:table-cell table:formula="of:=PROPER(TEXT([.B199];&quot;DDD&quot;))" office:value-type="string" office:string-value="Ter" calcext:value-type="string">
            <text:p>Ter</text:p>
          </table:table-cell>
          <table:table-cell table:formula="of:=TEXT([.D199];&quot;MMMM&quot;)" office:value-type="string" office:string-value="julho" calcext:value-type="string">
            <text:p>julho</text:p>
          </table:table-cell>
          <table:table-cell table:formula="of:=PROPER([.I199])" office:value-type="string" office:string-value="Julho" calcext:value-type="string">
            <text:p>Julho</text:p>
          </table:table-cell>
          <table:table-cell table:formula="of:=TEXT([.E19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199]=&quot;&quot;;&quot;&quot;;IF(YEAR([.A199]+1)=YEAR([.A199]);[.A199]+1;&quot;&quot;))" office:value-type="date" office:date-value="2017-07-19" calcext:value-type="date">
            <text:p>19/07/17</text:p>
          </table:table-cell>
          <table:table-cell table:formula="of:=[.A200]" office:value-type="date" office:date-value="2017-07-19" calcext:value-type="date">
            <text:p>quarta-feira, 19 de julho de 2017</text:p>
          </table:table-cell>
          <table:table-cell table:formula="of:=[.B200]" office:value-type="date" office:date-value="2017-07-19" calcext:value-type="date">
            <text:p>quarta-feira</text:p>
          </table:table-cell>
          <table:table-cell table:formula="of:=[.B200]" office:value-type="date" office:date-value="2017-07-19" calcext:value-type="date">
            <text:p>julho</text:p>
          </table:table-cell>
          <table:table-cell table:formula="of:=[.B200]" office:value-type="date" office:date-value="2017-07-19" calcext:value-type="date">
            <text:p>2017</text:p>
          </table:table-cell>
          <table:table-cell table:formula="of:=TEXT([.C200];&quot;dddd&quot;)" office:value-type="string" office:string-value="quarta-feira" calcext:value-type="string">
            <text:p>quarta-feira</text:p>
          </table:table-cell>
          <table:table-cell table:formula="of:=PROPER([.F200])" office:value-type="string" office:string-value="Quarta-Feira" calcext:value-type="string">
            <text:p>Quarta-Feira</text:p>
          </table:table-cell>
          <table:table-cell table:formula="of:=PROPER(TEXT([.B200];&quot;DDD&quot;))" office:value-type="string" office:string-value="Qua" calcext:value-type="string">
            <text:p>Qua</text:p>
          </table:table-cell>
          <table:table-cell table:formula="of:=TEXT([.D200];&quot;MMMM&quot;)" office:value-type="string" office:string-value="julho" calcext:value-type="string">
            <text:p>julho</text:p>
          </table:table-cell>
          <table:table-cell table:formula="of:=PROPER([.I200])" office:value-type="string" office:string-value="Julho" calcext:value-type="string">
            <text:p>Julho</text:p>
          </table:table-cell>
          <table:table-cell table:formula="of:=TEXT([.E20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0]=&quot;&quot;;&quot;&quot;;IF(YEAR([.A200]+1)=YEAR([.A200]);[.A200]+1;&quot;&quot;))" office:value-type="date" office:date-value="2017-07-20" calcext:value-type="date">
            <text:p>20/07/17</text:p>
          </table:table-cell>
          <table:table-cell table:formula="of:=[.A201]" office:value-type="date" office:date-value="2017-07-20" calcext:value-type="date">
            <text:p>quinta-feira, 20 de julho de 2017</text:p>
          </table:table-cell>
          <table:table-cell table:formula="of:=[.B201]" office:value-type="date" office:date-value="2017-07-20" calcext:value-type="date">
            <text:p>quinta-feira</text:p>
          </table:table-cell>
          <table:table-cell table:formula="of:=[.B201]" office:value-type="date" office:date-value="2017-07-20" calcext:value-type="date">
            <text:p>julho</text:p>
          </table:table-cell>
          <table:table-cell table:formula="of:=[.B201]" office:value-type="date" office:date-value="2017-07-20" calcext:value-type="date">
            <text:p>2017</text:p>
          </table:table-cell>
          <table:table-cell table:formula="of:=TEXT([.C201];&quot;dddd&quot;)" office:value-type="string" office:string-value="quinta-feira" calcext:value-type="string">
            <text:p>quinta-feira</text:p>
          </table:table-cell>
          <table:table-cell table:formula="of:=PROPER([.F201])" office:value-type="string" office:string-value="Quinta-Feira" calcext:value-type="string">
            <text:p>Quinta-Feira</text:p>
          </table:table-cell>
          <table:table-cell table:formula="of:=PROPER(TEXT([.B201];&quot;DDD&quot;))" office:value-type="string" office:string-value="Qui" calcext:value-type="string">
            <text:p>Qui</text:p>
          </table:table-cell>
          <table:table-cell table:formula="of:=TEXT([.D201];&quot;MMMM&quot;)" office:value-type="string" office:string-value="julho" calcext:value-type="string">
            <text:p>julho</text:p>
          </table:table-cell>
          <table:table-cell table:formula="of:=PROPER([.I201])" office:value-type="string" office:string-value="Julho" calcext:value-type="string">
            <text:p>Julho</text:p>
          </table:table-cell>
          <table:table-cell table:formula="of:=TEXT([.E20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1]=&quot;&quot;;&quot;&quot;;IF(YEAR([.A201]+1)=YEAR([.A201]);[.A201]+1;&quot;&quot;))" office:value-type="date" office:date-value="2017-07-21" calcext:value-type="date">
            <text:p>21/07/17</text:p>
          </table:table-cell>
          <table:table-cell table:formula="of:=[.A202]" office:value-type="date" office:date-value="2017-07-21" calcext:value-type="date">
            <text:p>sexta-feira, 21 de julho de 2017</text:p>
          </table:table-cell>
          <table:table-cell table:formula="of:=[.B202]" office:value-type="date" office:date-value="2017-07-21" calcext:value-type="date">
            <text:p>sexta-feira</text:p>
          </table:table-cell>
          <table:table-cell table:formula="of:=[.B202]" office:value-type="date" office:date-value="2017-07-21" calcext:value-type="date">
            <text:p>julho</text:p>
          </table:table-cell>
          <table:table-cell table:formula="of:=[.B202]" office:value-type="date" office:date-value="2017-07-21" calcext:value-type="date">
            <text:p>2017</text:p>
          </table:table-cell>
          <table:table-cell table:formula="of:=TEXT([.C202];&quot;dddd&quot;)" office:value-type="string" office:string-value="sexta-feira" calcext:value-type="string">
            <text:p>sexta-feira</text:p>
          </table:table-cell>
          <table:table-cell table:formula="of:=PROPER([.F202])" office:value-type="string" office:string-value="Sexta-Feira" calcext:value-type="string">
            <text:p>Sexta-Feira</text:p>
          </table:table-cell>
          <table:table-cell table:formula="of:=PROPER(TEXT([.B202];&quot;DDD&quot;))" office:value-type="string" office:string-value="Sex" calcext:value-type="string">
            <text:p>Sex</text:p>
          </table:table-cell>
          <table:table-cell table:formula="of:=TEXT([.D202];&quot;MMMM&quot;)" office:value-type="string" office:string-value="julho" calcext:value-type="string">
            <text:p>julho</text:p>
          </table:table-cell>
          <table:table-cell table:formula="of:=PROPER([.I202])" office:value-type="string" office:string-value="Julho" calcext:value-type="string">
            <text:p>Julho</text:p>
          </table:table-cell>
          <table:table-cell table:formula="of:=TEXT([.E20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2]=&quot;&quot;;&quot;&quot;;IF(YEAR([.A202]+1)=YEAR([.A202]);[.A202]+1;&quot;&quot;))" office:value-type="date" office:date-value="2017-07-22" calcext:value-type="date">
            <text:p>22/07/17</text:p>
          </table:table-cell>
          <table:table-cell table:formula="of:=[.A203]" office:value-type="date" office:date-value="2017-07-22" calcext:value-type="date">
            <text:p>sábado, 22 de julho de 2017</text:p>
          </table:table-cell>
          <table:table-cell table:formula="of:=[.B203]" office:value-type="date" office:date-value="2017-07-22" calcext:value-type="date">
            <text:p>sábado</text:p>
          </table:table-cell>
          <table:table-cell table:formula="of:=[.B203]" office:value-type="date" office:date-value="2017-07-22" calcext:value-type="date">
            <text:p>julho</text:p>
          </table:table-cell>
          <table:table-cell table:formula="of:=[.B203]" office:value-type="date" office:date-value="2017-07-22" calcext:value-type="date">
            <text:p>2017</text:p>
          </table:table-cell>
          <table:table-cell table:formula="of:=TEXT([.C203];&quot;dddd&quot;)" office:value-type="string" office:string-value="sábado" calcext:value-type="string">
            <text:p>sábado</text:p>
          </table:table-cell>
          <table:table-cell table:formula="of:=PROPER([.F203])" office:value-type="string" office:string-value="Sábado" calcext:value-type="string">
            <text:p>Sábado</text:p>
          </table:table-cell>
          <table:table-cell table:formula="of:=PROPER(TEXT([.B203];&quot;DDD&quot;))" office:value-type="string" office:string-value="Sáb" calcext:value-type="string">
            <text:p>Sáb</text:p>
          </table:table-cell>
          <table:table-cell table:formula="of:=TEXT([.D203];&quot;MMMM&quot;)" office:value-type="string" office:string-value="julho" calcext:value-type="string">
            <text:p>julho</text:p>
          </table:table-cell>
          <table:table-cell table:formula="of:=PROPER([.I203])" office:value-type="string" office:string-value="Julho" calcext:value-type="string">
            <text:p>Julho</text:p>
          </table:table-cell>
          <table:table-cell table:formula="of:=TEXT([.E20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3]=&quot;&quot;;&quot;&quot;;IF(YEAR([.A203]+1)=YEAR([.A203]);[.A203]+1;&quot;&quot;))" office:value-type="date" office:date-value="2017-07-23" calcext:value-type="date">
            <text:p>23/07/17</text:p>
          </table:table-cell>
          <table:table-cell table:formula="of:=[.A204]" office:value-type="date" office:date-value="2017-07-23" calcext:value-type="date">
            <text:p>domingo, 23 de julho de 2017</text:p>
          </table:table-cell>
          <table:table-cell table:formula="of:=[.B204]" office:value-type="date" office:date-value="2017-07-23" calcext:value-type="date">
            <text:p>domingo</text:p>
          </table:table-cell>
          <table:table-cell table:formula="of:=[.B204]" office:value-type="date" office:date-value="2017-07-23" calcext:value-type="date">
            <text:p>julho</text:p>
          </table:table-cell>
          <table:table-cell table:formula="of:=[.B204]" office:value-type="date" office:date-value="2017-07-23" calcext:value-type="date">
            <text:p>2017</text:p>
          </table:table-cell>
          <table:table-cell table:formula="of:=TEXT([.C204];&quot;dddd&quot;)" office:value-type="string" office:string-value="domingo" calcext:value-type="string">
            <text:p>domingo</text:p>
          </table:table-cell>
          <table:table-cell table:formula="of:=PROPER([.F204])" office:value-type="string" office:string-value="Domingo" calcext:value-type="string">
            <text:p>Domingo</text:p>
          </table:table-cell>
          <table:table-cell table:formula="of:=PROPER(TEXT([.B204];&quot;DDD&quot;))" office:value-type="string" office:string-value="Dom" calcext:value-type="string">
            <text:p>Dom</text:p>
          </table:table-cell>
          <table:table-cell table:formula="of:=TEXT([.D204];&quot;MMMM&quot;)" office:value-type="string" office:string-value="julho" calcext:value-type="string">
            <text:p>julho</text:p>
          </table:table-cell>
          <table:table-cell table:formula="of:=PROPER([.I204])" office:value-type="string" office:string-value="Julho" calcext:value-type="string">
            <text:p>Julho</text:p>
          </table:table-cell>
          <table:table-cell table:formula="of:=TEXT([.E20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4]=&quot;&quot;;&quot;&quot;;IF(YEAR([.A204]+1)=YEAR([.A204]);[.A204]+1;&quot;&quot;))" office:value-type="date" office:date-value="2017-07-24" calcext:value-type="date">
            <text:p>24/07/17</text:p>
          </table:table-cell>
          <table:table-cell table:formula="of:=[.A205]" office:value-type="date" office:date-value="2017-07-24" calcext:value-type="date">
            <text:p>segunda-feira, 24 de julho de 2017</text:p>
          </table:table-cell>
          <table:table-cell table:formula="of:=[.B205]" office:value-type="date" office:date-value="2017-07-24" calcext:value-type="date">
            <text:p>segunda-feira</text:p>
          </table:table-cell>
          <table:table-cell table:formula="of:=[.B205]" office:value-type="date" office:date-value="2017-07-24" calcext:value-type="date">
            <text:p>julho</text:p>
          </table:table-cell>
          <table:table-cell table:formula="of:=[.B205]" office:value-type="date" office:date-value="2017-07-24" calcext:value-type="date">
            <text:p>2017</text:p>
          </table:table-cell>
          <table:table-cell table:formula="of:=TEXT([.C205];&quot;dddd&quot;)" office:value-type="string" office:string-value="segunda-feira" calcext:value-type="string">
            <text:p>segunda-feira</text:p>
          </table:table-cell>
          <table:table-cell table:formula="of:=PROPER([.F205])" office:value-type="string" office:string-value="Segunda-Feira" calcext:value-type="string">
            <text:p>Segunda-Feira</text:p>
          </table:table-cell>
          <table:table-cell table:formula="of:=PROPER(TEXT([.B205];&quot;DDD&quot;))" office:value-type="string" office:string-value="Seg" calcext:value-type="string">
            <text:p>Seg</text:p>
          </table:table-cell>
          <table:table-cell table:formula="of:=TEXT([.D205];&quot;MMMM&quot;)" office:value-type="string" office:string-value="julho" calcext:value-type="string">
            <text:p>julho</text:p>
          </table:table-cell>
          <table:table-cell table:formula="of:=PROPER([.I205])" office:value-type="string" office:string-value="Julho" calcext:value-type="string">
            <text:p>Julho</text:p>
          </table:table-cell>
          <table:table-cell table:formula="of:=TEXT([.E20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5]=&quot;&quot;;&quot;&quot;;IF(YEAR([.A205]+1)=YEAR([.A205]);[.A205]+1;&quot;&quot;))" office:value-type="date" office:date-value="2017-07-25" calcext:value-type="date">
            <text:p>25/07/17</text:p>
          </table:table-cell>
          <table:table-cell table:formula="of:=[.A206]" office:value-type="date" office:date-value="2017-07-25" calcext:value-type="date">
            <text:p>terça-feira, 25 de julho de 2017</text:p>
          </table:table-cell>
          <table:table-cell table:formula="of:=[.B206]" office:value-type="date" office:date-value="2017-07-25" calcext:value-type="date">
            <text:p>terça-feira</text:p>
          </table:table-cell>
          <table:table-cell table:formula="of:=[.B206]" office:value-type="date" office:date-value="2017-07-25" calcext:value-type="date">
            <text:p>julho</text:p>
          </table:table-cell>
          <table:table-cell table:formula="of:=[.B206]" office:value-type="date" office:date-value="2017-07-25" calcext:value-type="date">
            <text:p>2017</text:p>
          </table:table-cell>
          <table:table-cell table:formula="of:=TEXT([.C206];&quot;dddd&quot;)" office:value-type="string" office:string-value="terça-feira" calcext:value-type="string">
            <text:p>terça-feira</text:p>
          </table:table-cell>
          <table:table-cell table:formula="of:=PROPER([.F206])" office:value-type="string" office:string-value="Terça-Feira" calcext:value-type="string">
            <text:p>Terça-Feira</text:p>
          </table:table-cell>
          <table:table-cell table:formula="of:=PROPER(TEXT([.B206];&quot;DDD&quot;))" office:value-type="string" office:string-value="Ter" calcext:value-type="string">
            <text:p>Ter</text:p>
          </table:table-cell>
          <table:table-cell table:formula="of:=TEXT([.D206];&quot;MMMM&quot;)" office:value-type="string" office:string-value="julho" calcext:value-type="string">
            <text:p>julho</text:p>
          </table:table-cell>
          <table:table-cell table:formula="of:=PROPER([.I206])" office:value-type="string" office:string-value="Julho" calcext:value-type="string">
            <text:p>Julho</text:p>
          </table:table-cell>
          <table:table-cell table:formula="of:=TEXT([.E20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6]=&quot;&quot;;&quot;&quot;;IF(YEAR([.A206]+1)=YEAR([.A206]);[.A206]+1;&quot;&quot;))" office:value-type="date" office:date-value="2017-07-26" calcext:value-type="date">
            <text:p>26/07/17</text:p>
          </table:table-cell>
          <table:table-cell table:formula="of:=[.A207]" office:value-type="date" office:date-value="2017-07-26" calcext:value-type="date">
            <text:p>quarta-feira, 26 de julho de 2017</text:p>
          </table:table-cell>
          <table:table-cell table:formula="of:=[.B207]" office:value-type="date" office:date-value="2017-07-26" calcext:value-type="date">
            <text:p>quarta-feira</text:p>
          </table:table-cell>
          <table:table-cell table:formula="of:=[.B207]" office:value-type="date" office:date-value="2017-07-26" calcext:value-type="date">
            <text:p>julho</text:p>
          </table:table-cell>
          <table:table-cell table:formula="of:=[.B207]" office:value-type="date" office:date-value="2017-07-26" calcext:value-type="date">
            <text:p>2017</text:p>
          </table:table-cell>
          <table:table-cell table:formula="of:=TEXT([.C207];&quot;dddd&quot;)" office:value-type="string" office:string-value="quarta-feira" calcext:value-type="string">
            <text:p>quarta-feira</text:p>
          </table:table-cell>
          <table:table-cell table:formula="of:=PROPER([.F207])" office:value-type="string" office:string-value="Quarta-Feira" calcext:value-type="string">
            <text:p>Quarta-Feira</text:p>
          </table:table-cell>
          <table:table-cell table:formula="of:=PROPER(TEXT([.B207];&quot;DDD&quot;))" office:value-type="string" office:string-value="Qua" calcext:value-type="string">
            <text:p>Qua</text:p>
          </table:table-cell>
          <table:table-cell table:formula="of:=TEXT([.D207];&quot;MMMM&quot;)" office:value-type="string" office:string-value="julho" calcext:value-type="string">
            <text:p>julho</text:p>
          </table:table-cell>
          <table:table-cell table:formula="of:=PROPER([.I207])" office:value-type="string" office:string-value="Julho" calcext:value-type="string">
            <text:p>Julho</text:p>
          </table:table-cell>
          <table:table-cell table:formula="of:=TEXT([.E20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7]=&quot;&quot;;&quot;&quot;;IF(YEAR([.A207]+1)=YEAR([.A207]);[.A207]+1;&quot;&quot;))" office:value-type="date" office:date-value="2017-07-27" calcext:value-type="date">
            <text:p>27/07/17</text:p>
          </table:table-cell>
          <table:table-cell table:formula="of:=[.A208]" office:value-type="date" office:date-value="2017-07-27" calcext:value-type="date">
            <text:p>quinta-feira, 27 de julho de 2017</text:p>
          </table:table-cell>
          <table:table-cell table:formula="of:=[.B208]" office:value-type="date" office:date-value="2017-07-27" calcext:value-type="date">
            <text:p>quinta-feira</text:p>
          </table:table-cell>
          <table:table-cell table:formula="of:=[.B208]" office:value-type="date" office:date-value="2017-07-27" calcext:value-type="date">
            <text:p>julho</text:p>
          </table:table-cell>
          <table:table-cell table:formula="of:=[.B208]" office:value-type="date" office:date-value="2017-07-27" calcext:value-type="date">
            <text:p>2017</text:p>
          </table:table-cell>
          <table:table-cell table:formula="of:=TEXT([.C208];&quot;dddd&quot;)" office:value-type="string" office:string-value="quinta-feira" calcext:value-type="string">
            <text:p>quinta-feira</text:p>
          </table:table-cell>
          <table:table-cell table:formula="of:=PROPER([.F208])" office:value-type="string" office:string-value="Quinta-Feira" calcext:value-type="string">
            <text:p>Quinta-Feira</text:p>
          </table:table-cell>
          <table:table-cell table:formula="of:=PROPER(TEXT([.B208];&quot;DDD&quot;))" office:value-type="string" office:string-value="Qui" calcext:value-type="string">
            <text:p>Qui</text:p>
          </table:table-cell>
          <table:table-cell table:formula="of:=TEXT([.D208];&quot;MMMM&quot;)" office:value-type="string" office:string-value="julho" calcext:value-type="string">
            <text:p>julho</text:p>
          </table:table-cell>
          <table:table-cell table:formula="of:=PROPER([.I208])" office:value-type="string" office:string-value="Julho" calcext:value-type="string">
            <text:p>Julho</text:p>
          </table:table-cell>
          <table:table-cell table:formula="of:=TEXT([.E20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8]=&quot;&quot;;&quot;&quot;;IF(YEAR([.A208]+1)=YEAR([.A208]);[.A208]+1;&quot;&quot;))" office:value-type="date" office:date-value="2017-07-28" calcext:value-type="date">
            <text:p>28/07/17</text:p>
          </table:table-cell>
          <table:table-cell table:formula="of:=[.A209]" office:value-type="date" office:date-value="2017-07-28" calcext:value-type="date">
            <text:p>sexta-feira, 28 de julho de 2017</text:p>
          </table:table-cell>
          <table:table-cell table:formula="of:=[.B209]" office:value-type="date" office:date-value="2017-07-28" calcext:value-type="date">
            <text:p>sexta-feira</text:p>
          </table:table-cell>
          <table:table-cell table:formula="of:=[.B209]" office:value-type="date" office:date-value="2017-07-28" calcext:value-type="date">
            <text:p>julho</text:p>
          </table:table-cell>
          <table:table-cell table:formula="of:=[.B209]" office:value-type="date" office:date-value="2017-07-28" calcext:value-type="date">
            <text:p>2017</text:p>
          </table:table-cell>
          <table:table-cell table:formula="of:=TEXT([.C209];&quot;dddd&quot;)" office:value-type="string" office:string-value="sexta-feira" calcext:value-type="string">
            <text:p>sexta-feira</text:p>
          </table:table-cell>
          <table:table-cell table:formula="of:=PROPER([.F209])" office:value-type="string" office:string-value="Sexta-Feira" calcext:value-type="string">
            <text:p>Sexta-Feira</text:p>
          </table:table-cell>
          <table:table-cell table:formula="of:=PROPER(TEXT([.B209];&quot;DDD&quot;))" office:value-type="string" office:string-value="Sex" calcext:value-type="string">
            <text:p>Sex</text:p>
          </table:table-cell>
          <table:table-cell table:formula="of:=TEXT([.D209];&quot;MMMM&quot;)" office:value-type="string" office:string-value="julho" calcext:value-type="string">
            <text:p>julho</text:p>
          </table:table-cell>
          <table:table-cell table:formula="of:=PROPER([.I209])" office:value-type="string" office:string-value="Julho" calcext:value-type="string">
            <text:p>Julho</text:p>
          </table:table-cell>
          <table:table-cell table:formula="of:=TEXT([.E20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09]=&quot;&quot;;&quot;&quot;;IF(YEAR([.A209]+1)=YEAR([.A209]);[.A209]+1;&quot;&quot;))" office:value-type="date" office:date-value="2017-07-29" calcext:value-type="date">
            <text:p>29/07/17</text:p>
          </table:table-cell>
          <table:table-cell table:formula="of:=[.A210]" office:value-type="date" office:date-value="2017-07-29" calcext:value-type="date">
            <text:p>sábado, 29 de julho de 2017</text:p>
          </table:table-cell>
          <table:table-cell table:formula="of:=[.B210]" office:value-type="date" office:date-value="2017-07-29" calcext:value-type="date">
            <text:p>sábado</text:p>
          </table:table-cell>
          <table:table-cell table:formula="of:=[.B210]" office:value-type="date" office:date-value="2017-07-29" calcext:value-type="date">
            <text:p>julho</text:p>
          </table:table-cell>
          <table:table-cell table:formula="of:=[.B210]" office:value-type="date" office:date-value="2017-07-29" calcext:value-type="date">
            <text:p>2017</text:p>
          </table:table-cell>
          <table:table-cell table:formula="of:=TEXT([.C210];&quot;dddd&quot;)" office:value-type="string" office:string-value="sábado" calcext:value-type="string">
            <text:p>sábado</text:p>
          </table:table-cell>
          <table:table-cell table:formula="of:=PROPER([.F210])" office:value-type="string" office:string-value="Sábado" calcext:value-type="string">
            <text:p>Sábado</text:p>
          </table:table-cell>
          <table:table-cell table:formula="of:=PROPER(TEXT([.B210];&quot;DDD&quot;))" office:value-type="string" office:string-value="Sáb" calcext:value-type="string">
            <text:p>Sáb</text:p>
          </table:table-cell>
          <table:table-cell table:formula="of:=TEXT([.D210];&quot;MMMM&quot;)" office:value-type="string" office:string-value="julho" calcext:value-type="string">
            <text:p>julho</text:p>
          </table:table-cell>
          <table:table-cell table:formula="of:=PROPER([.I210])" office:value-type="string" office:string-value="Julho" calcext:value-type="string">
            <text:p>Julho</text:p>
          </table:table-cell>
          <table:table-cell table:formula="of:=TEXT([.E21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0]=&quot;&quot;;&quot;&quot;;IF(YEAR([.A210]+1)=YEAR([.A210]);[.A210]+1;&quot;&quot;))" office:value-type="date" office:date-value="2017-07-30" calcext:value-type="date">
            <text:p>30/07/17</text:p>
          </table:table-cell>
          <table:table-cell table:formula="of:=[.A211]" office:value-type="date" office:date-value="2017-07-30" calcext:value-type="date">
            <text:p>domingo, 30 de julho de 2017</text:p>
          </table:table-cell>
          <table:table-cell table:formula="of:=[.B211]" office:value-type="date" office:date-value="2017-07-30" calcext:value-type="date">
            <text:p>domingo</text:p>
          </table:table-cell>
          <table:table-cell table:formula="of:=[.B211]" office:value-type="date" office:date-value="2017-07-30" calcext:value-type="date">
            <text:p>julho</text:p>
          </table:table-cell>
          <table:table-cell table:formula="of:=[.B211]" office:value-type="date" office:date-value="2017-07-30" calcext:value-type="date">
            <text:p>2017</text:p>
          </table:table-cell>
          <table:table-cell table:formula="of:=TEXT([.C211];&quot;dddd&quot;)" office:value-type="string" office:string-value="domingo" calcext:value-type="string">
            <text:p>domingo</text:p>
          </table:table-cell>
          <table:table-cell table:formula="of:=PROPER([.F211])" office:value-type="string" office:string-value="Domingo" calcext:value-type="string">
            <text:p>Domingo</text:p>
          </table:table-cell>
          <table:table-cell table:formula="of:=PROPER(TEXT([.B211];&quot;DDD&quot;))" office:value-type="string" office:string-value="Dom" calcext:value-type="string">
            <text:p>Dom</text:p>
          </table:table-cell>
          <table:table-cell table:formula="of:=TEXT([.D211];&quot;MMMM&quot;)" office:value-type="string" office:string-value="julho" calcext:value-type="string">
            <text:p>julho</text:p>
          </table:table-cell>
          <table:table-cell table:formula="of:=PROPER([.I211])" office:value-type="string" office:string-value="Julho" calcext:value-type="string">
            <text:p>Julho</text:p>
          </table:table-cell>
          <table:table-cell table:formula="of:=TEXT([.E21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1]=&quot;&quot;;&quot;&quot;;IF(YEAR([.A211]+1)=YEAR([.A211]);[.A211]+1;&quot;&quot;))" office:value-type="date" office:date-value="2017-07-31" calcext:value-type="date">
            <text:p>31/07/17</text:p>
          </table:table-cell>
          <table:table-cell table:formula="of:=[.A212]" office:value-type="date" office:date-value="2017-07-31" calcext:value-type="date">
            <text:p>segunda-feira, 31 de julho de 2017</text:p>
          </table:table-cell>
          <table:table-cell table:formula="of:=[.B212]" office:value-type="date" office:date-value="2017-07-31" calcext:value-type="date">
            <text:p>segunda-feira</text:p>
          </table:table-cell>
          <table:table-cell table:formula="of:=[.B212]" office:value-type="date" office:date-value="2017-07-31" calcext:value-type="date">
            <text:p>julho</text:p>
          </table:table-cell>
          <table:table-cell table:formula="of:=[.B212]" office:value-type="date" office:date-value="2017-07-31" calcext:value-type="date">
            <text:p>2017</text:p>
          </table:table-cell>
          <table:table-cell table:formula="of:=TEXT([.C212];&quot;dddd&quot;)" office:value-type="string" office:string-value="segunda-feira" calcext:value-type="string">
            <text:p>segunda-feira</text:p>
          </table:table-cell>
          <table:table-cell table:formula="of:=PROPER([.F212])" office:value-type="string" office:string-value="Segunda-Feira" calcext:value-type="string">
            <text:p>Segunda-Feira</text:p>
          </table:table-cell>
          <table:table-cell table:formula="of:=PROPER(TEXT([.B212];&quot;DDD&quot;))" office:value-type="string" office:string-value="Seg" calcext:value-type="string">
            <text:p>Seg</text:p>
          </table:table-cell>
          <table:table-cell table:formula="of:=TEXT([.D212];&quot;MMMM&quot;)" office:value-type="string" office:string-value="julho" calcext:value-type="string">
            <text:p>julho</text:p>
          </table:table-cell>
          <table:table-cell table:formula="of:=PROPER([.I212])" office:value-type="string" office:string-value="Julho" calcext:value-type="string">
            <text:p>Julho</text:p>
          </table:table-cell>
          <table:table-cell table:formula="of:=TEXT([.E21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2]=&quot;&quot;;&quot;&quot;;IF(YEAR([.A212]+1)=YEAR([.A212]);[.A212]+1;&quot;&quot;))" office:value-type="date" office:date-value="2017-08-01" calcext:value-type="date">
            <text:p>01/08/17</text:p>
          </table:table-cell>
          <table:table-cell table:formula="of:=[.A213]" office:value-type="date" office:date-value="2017-08-01" calcext:value-type="date">
            <text:p>terça-feira, 1 de agosto de 2017</text:p>
          </table:table-cell>
          <table:table-cell table:formula="of:=[.B213]" office:value-type="date" office:date-value="2017-08-01" calcext:value-type="date">
            <text:p>terça-feira</text:p>
          </table:table-cell>
          <table:table-cell table:formula="of:=[.B213]" office:value-type="date" office:date-value="2017-08-01" calcext:value-type="date">
            <text:p>agosto</text:p>
          </table:table-cell>
          <table:table-cell table:formula="of:=[.B213]" office:value-type="date" office:date-value="2017-08-01" calcext:value-type="date">
            <text:p>2017</text:p>
          </table:table-cell>
          <table:table-cell table:formula="of:=TEXT([.C213];&quot;dddd&quot;)" office:value-type="string" office:string-value="terça-feira" calcext:value-type="string">
            <text:p>terça-feira</text:p>
          </table:table-cell>
          <table:table-cell table:formula="of:=PROPER([.F213])" office:value-type="string" office:string-value="Terça-Feira" calcext:value-type="string">
            <text:p>Terça-Feira</text:p>
          </table:table-cell>
          <table:table-cell table:formula="of:=PROPER(TEXT([.B213];&quot;DDD&quot;))" office:value-type="string" office:string-value="Ter" calcext:value-type="string">
            <text:p>Ter</text:p>
          </table:table-cell>
          <table:table-cell table:formula="of:=TEXT([.D213];&quot;MMMM&quot;)" office:value-type="string" office:string-value="agosto" calcext:value-type="string">
            <text:p>agosto</text:p>
          </table:table-cell>
          <table:table-cell table:formula="of:=PROPER([.I213])" office:value-type="string" office:string-value="Agosto" calcext:value-type="string">
            <text:p>Agosto</text:p>
          </table:table-cell>
          <table:table-cell table:formula="of:=TEXT([.E21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3]=&quot;&quot;;&quot;&quot;;IF(YEAR([.A213]+1)=YEAR([.A213]);[.A213]+1;&quot;&quot;))" office:value-type="date" office:date-value="2017-08-02" calcext:value-type="date">
            <text:p>02/08/17</text:p>
          </table:table-cell>
          <table:table-cell table:formula="of:=[.A214]" office:value-type="date" office:date-value="2017-08-02" calcext:value-type="date">
            <text:p>quarta-feira, 2 de agosto de 2017</text:p>
          </table:table-cell>
          <table:table-cell table:formula="of:=[.B214]" office:value-type="date" office:date-value="2017-08-02" calcext:value-type="date">
            <text:p>quarta-feira</text:p>
          </table:table-cell>
          <table:table-cell table:formula="of:=[.B214]" office:value-type="date" office:date-value="2017-08-02" calcext:value-type="date">
            <text:p>agosto</text:p>
          </table:table-cell>
          <table:table-cell table:formula="of:=[.B214]" office:value-type="date" office:date-value="2017-08-02" calcext:value-type="date">
            <text:p>2017</text:p>
          </table:table-cell>
          <table:table-cell table:formula="of:=TEXT([.C214];&quot;dddd&quot;)" office:value-type="string" office:string-value="quarta-feira" calcext:value-type="string">
            <text:p>quarta-feira</text:p>
          </table:table-cell>
          <table:table-cell table:formula="of:=PROPER([.F214])" office:value-type="string" office:string-value="Quarta-Feira" calcext:value-type="string">
            <text:p>Quarta-Feira</text:p>
          </table:table-cell>
          <table:table-cell table:formula="of:=PROPER(TEXT([.B214];&quot;DDD&quot;))" office:value-type="string" office:string-value="Qua" calcext:value-type="string">
            <text:p>Qua</text:p>
          </table:table-cell>
          <table:table-cell table:formula="of:=TEXT([.D214];&quot;MMMM&quot;)" office:value-type="string" office:string-value="agosto" calcext:value-type="string">
            <text:p>agosto</text:p>
          </table:table-cell>
          <table:table-cell table:formula="of:=PROPER([.I214])" office:value-type="string" office:string-value="Agosto" calcext:value-type="string">
            <text:p>Agosto</text:p>
          </table:table-cell>
          <table:table-cell table:formula="of:=TEXT([.E21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4]=&quot;&quot;;&quot;&quot;;IF(YEAR([.A214]+1)=YEAR([.A214]);[.A214]+1;&quot;&quot;))" office:value-type="date" office:date-value="2017-08-03" calcext:value-type="date">
            <text:p>03/08/17</text:p>
          </table:table-cell>
          <table:table-cell table:formula="of:=[.A215]" office:value-type="date" office:date-value="2017-08-03" calcext:value-type="date">
            <text:p>quinta-feira, 3 de agosto de 2017</text:p>
          </table:table-cell>
          <table:table-cell table:formula="of:=[.B215]" office:value-type="date" office:date-value="2017-08-03" calcext:value-type="date">
            <text:p>quinta-feira</text:p>
          </table:table-cell>
          <table:table-cell table:formula="of:=[.B215]" office:value-type="date" office:date-value="2017-08-03" calcext:value-type="date">
            <text:p>agosto</text:p>
          </table:table-cell>
          <table:table-cell table:formula="of:=[.B215]" office:value-type="date" office:date-value="2017-08-03" calcext:value-type="date">
            <text:p>2017</text:p>
          </table:table-cell>
          <table:table-cell table:formula="of:=TEXT([.C215];&quot;dddd&quot;)" office:value-type="string" office:string-value="quinta-feira" calcext:value-type="string">
            <text:p>quinta-feira</text:p>
          </table:table-cell>
          <table:table-cell table:formula="of:=PROPER([.F215])" office:value-type="string" office:string-value="Quinta-Feira" calcext:value-type="string">
            <text:p>Quinta-Feira</text:p>
          </table:table-cell>
          <table:table-cell table:formula="of:=PROPER(TEXT([.B215];&quot;DDD&quot;))" office:value-type="string" office:string-value="Qui" calcext:value-type="string">
            <text:p>Qui</text:p>
          </table:table-cell>
          <table:table-cell table:formula="of:=TEXT([.D215];&quot;MMMM&quot;)" office:value-type="string" office:string-value="agosto" calcext:value-type="string">
            <text:p>agosto</text:p>
          </table:table-cell>
          <table:table-cell table:formula="of:=PROPER([.I215])" office:value-type="string" office:string-value="Agosto" calcext:value-type="string">
            <text:p>Agosto</text:p>
          </table:table-cell>
          <table:table-cell table:formula="of:=TEXT([.E21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5]=&quot;&quot;;&quot;&quot;;IF(YEAR([.A215]+1)=YEAR([.A215]);[.A215]+1;&quot;&quot;))" office:value-type="date" office:date-value="2017-08-04" calcext:value-type="date">
            <text:p>04/08/17</text:p>
          </table:table-cell>
          <table:table-cell table:formula="of:=[.A216]" office:value-type="date" office:date-value="2017-08-04" calcext:value-type="date">
            <text:p>sexta-feira, 4 de agosto de 2017</text:p>
          </table:table-cell>
          <table:table-cell table:formula="of:=[.B216]" office:value-type="date" office:date-value="2017-08-04" calcext:value-type="date">
            <text:p>sexta-feira</text:p>
          </table:table-cell>
          <table:table-cell table:formula="of:=[.B216]" office:value-type="date" office:date-value="2017-08-04" calcext:value-type="date">
            <text:p>agosto</text:p>
          </table:table-cell>
          <table:table-cell table:formula="of:=[.B216]" office:value-type="date" office:date-value="2017-08-04" calcext:value-type="date">
            <text:p>2017</text:p>
          </table:table-cell>
          <table:table-cell table:formula="of:=TEXT([.C216];&quot;dddd&quot;)" office:value-type="string" office:string-value="sexta-feira" calcext:value-type="string">
            <text:p>sexta-feira</text:p>
          </table:table-cell>
          <table:table-cell table:formula="of:=PROPER([.F216])" office:value-type="string" office:string-value="Sexta-Feira" calcext:value-type="string">
            <text:p>Sexta-Feira</text:p>
          </table:table-cell>
          <table:table-cell table:formula="of:=PROPER(TEXT([.B216];&quot;DDD&quot;))" office:value-type="string" office:string-value="Sex" calcext:value-type="string">
            <text:p>Sex</text:p>
          </table:table-cell>
          <table:table-cell table:formula="of:=TEXT([.D216];&quot;MMMM&quot;)" office:value-type="string" office:string-value="agosto" calcext:value-type="string">
            <text:p>agosto</text:p>
          </table:table-cell>
          <table:table-cell table:formula="of:=PROPER([.I216])" office:value-type="string" office:string-value="Agosto" calcext:value-type="string">
            <text:p>Agosto</text:p>
          </table:table-cell>
          <table:table-cell table:formula="of:=TEXT([.E21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6]=&quot;&quot;;&quot;&quot;;IF(YEAR([.A216]+1)=YEAR([.A216]);[.A216]+1;&quot;&quot;))" office:value-type="date" office:date-value="2017-08-05" calcext:value-type="date">
            <text:p>05/08/17</text:p>
          </table:table-cell>
          <table:table-cell table:formula="of:=[.A217]" office:value-type="date" office:date-value="2017-08-05" calcext:value-type="date">
            <text:p>sábado, 5 de agosto de 2017</text:p>
          </table:table-cell>
          <table:table-cell table:formula="of:=[.B217]" office:value-type="date" office:date-value="2017-08-05" calcext:value-type="date">
            <text:p>sábado</text:p>
          </table:table-cell>
          <table:table-cell table:formula="of:=[.B217]" office:value-type="date" office:date-value="2017-08-05" calcext:value-type="date">
            <text:p>agosto</text:p>
          </table:table-cell>
          <table:table-cell table:formula="of:=[.B217]" office:value-type="date" office:date-value="2017-08-05" calcext:value-type="date">
            <text:p>2017</text:p>
          </table:table-cell>
          <table:table-cell table:formula="of:=TEXT([.C217];&quot;dddd&quot;)" office:value-type="string" office:string-value="sábado" calcext:value-type="string">
            <text:p>sábado</text:p>
          </table:table-cell>
          <table:table-cell table:formula="of:=PROPER([.F217])" office:value-type="string" office:string-value="Sábado" calcext:value-type="string">
            <text:p>Sábado</text:p>
          </table:table-cell>
          <table:table-cell table:formula="of:=PROPER(TEXT([.B217];&quot;DDD&quot;))" office:value-type="string" office:string-value="Sáb" calcext:value-type="string">
            <text:p>Sáb</text:p>
          </table:table-cell>
          <table:table-cell table:formula="of:=TEXT([.D217];&quot;MMMM&quot;)" office:value-type="string" office:string-value="agosto" calcext:value-type="string">
            <text:p>agosto</text:p>
          </table:table-cell>
          <table:table-cell table:formula="of:=PROPER([.I217])" office:value-type="string" office:string-value="Agosto" calcext:value-type="string">
            <text:p>Agosto</text:p>
          </table:table-cell>
          <table:table-cell table:formula="of:=TEXT([.E21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7]=&quot;&quot;;&quot;&quot;;IF(YEAR([.A217]+1)=YEAR([.A217]);[.A217]+1;&quot;&quot;))" office:value-type="date" office:date-value="2017-08-06" calcext:value-type="date">
            <text:p>06/08/17</text:p>
          </table:table-cell>
          <table:table-cell table:formula="of:=[.A218]" office:value-type="date" office:date-value="2017-08-06" calcext:value-type="date">
            <text:p>domingo, 6 de agosto de 2017</text:p>
          </table:table-cell>
          <table:table-cell table:formula="of:=[.B218]" office:value-type="date" office:date-value="2017-08-06" calcext:value-type="date">
            <text:p>domingo</text:p>
          </table:table-cell>
          <table:table-cell table:formula="of:=[.B218]" office:value-type="date" office:date-value="2017-08-06" calcext:value-type="date">
            <text:p>agosto</text:p>
          </table:table-cell>
          <table:table-cell table:formula="of:=[.B218]" office:value-type="date" office:date-value="2017-08-06" calcext:value-type="date">
            <text:p>2017</text:p>
          </table:table-cell>
          <table:table-cell table:formula="of:=TEXT([.C218];&quot;dddd&quot;)" office:value-type="string" office:string-value="domingo" calcext:value-type="string">
            <text:p>domingo</text:p>
          </table:table-cell>
          <table:table-cell table:formula="of:=PROPER([.F218])" office:value-type="string" office:string-value="Domingo" calcext:value-type="string">
            <text:p>Domingo</text:p>
          </table:table-cell>
          <table:table-cell table:formula="of:=PROPER(TEXT([.B218];&quot;DDD&quot;))" office:value-type="string" office:string-value="Dom" calcext:value-type="string">
            <text:p>Dom</text:p>
          </table:table-cell>
          <table:table-cell table:formula="of:=TEXT([.D218];&quot;MMMM&quot;)" office:value-type="string" office:string-value="agosto" calcext:value-type="string">
            <text:p>agosto</text:p>
          </table:table-cell>
          <table:table-cell table:formula="of:=PROPER([.I218])" office:value-type="string" office:string-value="Agosto" calcext:value-type="string">
            <text:p>Agosto</text:p>
          </table:table-cell>
          <table:table-cell table:formula="of:=TEXT([.E21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8]=&quot;&quot;;&quot;&quot;;IF(YEAR([.A218]+1)=YEAR([.A218]);[.A218]+1;&quot;&quot;))" office:value-type="date" office:date-value="2017-08-07" calcext:value-type="date">
            <text:p>07/08/17</text:p>
          </table:table-cell>
          <table:table-cell table:formula="of:=[.A219]" office:value-type="date" office:date-value="2017-08-07" calcext:value-type="date">
            <text:p>segunda-feira, 7 de agosto de 2017</text:p>
          </table:table-cell>
          <table:table-cell table:formula="of:=[.B219]" office:value-type="date" office:date-value="2017-08-07" calcext:value-type="date">
            <text:p>segunda-feira</text:p>
          </table:table-cell>
          <table:table-cell table:formula="of:=[.B219]" office:value-type="date" office:date-value="2017-08-07" calcext:value-type="date">
            <text:p>agosto</text:p>
          </table:table-cell>
          <table:table-cell table:formula="of:=[.B219]" office:value-type="date" office:date-value="2017-08-07" calcext:value-type="date">
            <text:p>2017</text:p>
          </table:table-cell>
          <table:table-cell table:formula="of:=TEXT([.C219];&quot;dddd&quot;)" office:value-type="string" office:string-value="segunda-feira" calcext:value-type="string">
            <text:p>segunda-feira</text:p>
          </table:table-cell>
          <table:table-cell table:formula="of:=PROPER([.F219])" office:value-type="string" office:string-value="Segunda-Feira" calcext:value-type="string">
            <text:p>Segunda-Feira</text:p>
          </table:table-cell>
          <table:table-cell table:formula="of:=PROPER(TEXT([.B219];&quot;DDD&quot;))" office:value-type="string" office:string-value="Seg" calcext:value-type="string">
            <text:p>Seg</text:p>
          </table:table-cell>
          <table:table-cell table:formula="of:=TEXT([.D219];&quot;MMMM&quot;)" office:value-type="string" office:string-value="agosto" calcext:value-type="string">
            <text:p>agosto</text:p>
          </table:table-cell>
          <table:table-cell table:formula="of:=PROPER([.I219])" office:value-type="string" office:string-value="Agosto" calcext:value-type="string">
            <text:p>Agosto</text:p>
          </table:table-cell>
          <table:table-cell table:formula="of:=TEXT([.E21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19]=&quot;&quot;;&quot;&quot;;IF(YEAR([.A219]+1)=YEAR([.A219]);[.A219]+1;&quot;&quot;))" office:value-type="date" office:date-value="2017-08-08" calcext:value-type="date">
            <text:p>08/08/17</text:p>
          </table:table-cell>
          <table:table-cell table:formula="of:=[.A220]" office:value-type="date" office:date-value="2017-08-08" calcext:value-type="date">
            <text:p>terça-feira, 8 de agosto de 2017</text:p>
          </table:table-cell>
          <table:table-cell table:formula="of:=[.B220]" office:value-type="date" office:date-value="2017-08-08" calcext:value-type="date">
            <text:p>terça-feira</text:p>
          </table:table-cell>
          <table:table-cell table:formula="of:=[.B220]" office:value-type="date" office:date-value="2017-08-08" calcext:value-type="date">
            <text:p>agosto</text:p>
          </table:table-cell>
          <table:table-cell table:formula="of:=[.B220]" office:value-type="date" office:date-value="2017-08-08" calcext:value-type="date">
            <text:p>2017</text:p>
          </table:table-cell>
          <table:table-cell table:formula="of:=TEXT([.C220];&quot;dddd&quot;)" office:value-type="string" office:string-value="terça-feira" calcext:value-type="string">
            <text:p>terça-feira</text:p>
          </table:table-cell>
          <table:table-cell table:formula="of:=PROPER([.F220])" office:value-type="string" office:string-value="Terça-Feira" calcext:value-type="string">
            <text:p>Terça-Feira</text:p>
          </table:table-cell>
          <table:table-cell table:formula="of:=PROPER(TEXT([.B220];&quot;DDD&quot;))" office:value-type="string" office:string-value="Ter" calcext:value-type="string">
            <text:p>Ter</text:p>
          </table:table-cell>
          <table:table-cell table:formula="of:=TEXT([.D220];&quot;MMMM&quot;)" office:value-type="string" office:string-value="agosto" calcext:value-type="string">
            <text:p>agosto</text:p>
          </table:table-cell>
          <table:table-cell table:formula="of:=PROPER([.I220])" office:value-type="string" office:string-value="Agosto" calcext:value-type="string">
            <text:p>Agosto</text:p>
          </table:table-cell>
          <table:table-cell table:formula="of:=TEXT([.E22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0]=&quot;&quot;;&quot;&quot;;IF(YEAR([.A220]+1)=YEAR([.A220]);[.A220]+1;&quot;&quot;))" office:value-type="date" office:date-value="2017-08-09" calcext:value-type="date">
            <text:p>09/08/17</text:p>
          </table:table-cell>
          <table:table-cell table:formula="of:=[.A221]" office:value-type="date" office:date-value="2017-08-09" calcext:value-type="date">
            <text:p>quarta-feira, 9 de agosto de 2017</text:p>
          </table:table-cell>
          <table:table-cell table:formula="of:=[.B221]" office:value-type="date" office:date-value="2017-08-09" calcext:value-type="date">
            <text:p>quarta-feira</text:p>
          </table:table-cell>
          <table:table-cell table:formula="of:=[.B221]" office:value-type="date" office:date-value="2017-08-09" calcext:value-type="date">
            <text:p>agosto</text:p>
          </table:table-cell>
          <table:table-cell table:formula="of:=[.B221]" office:value-type="date" office:date-value="2017-08-09" calcext:value-type="date">
            <text:p>2017</text:p>
          </table:table-cell>
          <table:table-cell table:formula="of:=TEXT([.C221];&quot;dddd&quot;)" office:value-type="string" office:string-value="quarta-feira" calcext:value-type="string">
            <text:p>quarta-feira</text:p>
          </table:table-cell>
          <table:table-cell table:formula="of:=PROPER([.F221])" office:value-type="string" office:string-value="Quarta-Feira" calcext:value-type="string">
            <text:p>Quarta-Feira</text:p>
          </table:table-cell>
          <table:table-cell table:formula="of:=PROPER(TEXT([.B221];&quot;DDD&quot;))" office:value-type="string" office:string-value="Qua" calcext:value-type="string">
            <text:p>Qua</text:p>
          </table:table-cell>
          <table:table-cell table:formula="of:=TEXT([.D221];&quot;MMMM&quot;)" office:value-type="string" office:string-value="agosto" calcext:value-type="string">
            <text:p>agosto</text:p>
          </table:table-cell>
          <table:table-cell table:formula="of:=PROPER([.I221])" office:value-type="string" office:string-value="Agosto" calcext:value-type="string">
            <text:p>Agosto</text:p>
          </table:table-cell>
          <table:table-cell table:formula="of:=TEXT([.E22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1]=&quot;&quot;;&quot;&quot;;IF(YEAR([.A221]+1)=YEAR([.A221]);[.A221]+1;&quot;&quot;))" office:value-type="date" office:date-value="2017-08-10" calcext:value-type="date">
            <text:p>10/08/17</text:p>
          </table:table-cell>
          <table:table-cell table:formula="of:=[.A222]" office:value-type="date" office:date-value="2017-08-10" calcext:value-type="date">
            <text:p>quinta-feira, 10 de agosto de 2017</text:p>
          </table:table-cell>
          <table:table-cell table:formula="of:=[.B222]" office:value-type="date" office:date-value="2017-08-10" calcext:value-type="date">
            <text:p>quinta-feira</text:p>
          </table:table-cell>
          <table:table-cell table:formula="of:=[.B222]" office:value-type="date" office:date-value="2017-08-10" calcext:value-type="date">
            <text:p>agosto</text:p>
          </table:table-cell>
          <table:table-cell table:formula="of:=[.B222]" office:value-type="date" office:date-value="2017-08-10" calcext:value-type="date">
            <text:p>2017</text:p>
          </table:table-cell>
          <table:table-cell table:formula="of:=TEXT([.C222];&quot;dddd&quot;)" office:value-type="string" office:string-value="quinta-feira" calcext:value-type="string">
            <text:p>quinta-feira</text:p>
          </table:table-cell>
          <table:table-cell table:formula="of:=PROPER([.F222])" office:value-type="string" office:string-value="Quinta-Feira" calcext:value-type="string">
            <text:p>Quinta-Feira</text:p>
          </table:table-cell>
          <table:table-cell table:formula="of:=PROPER(TEXT([.B222];&quot;DDD&quot;))" office:value-type="string" office:string-value="Qui" calcext:value-type="string">
            <text:p>Qui</text:p>
          </table:table-cell>
          <table:table-cell table:formula="of:=TEXT([.D222];&quot;MMMM&quot;)" office:value-type="string" office:string-value="agosto" calcext:value-type="string">
            <text:p>agosto</text:p>
          </table:table-cell>
          <table:table-cell table:formula="of:=PROPER([.I222])" office:value-type="string" office:string-value="Agosto" calcext:value-type="string">
            <text:p>Agosto</text:p>
          </table:table-cell>
          <table:table-cell table:formula="of:=TEXT([.E22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2]=&quot;&quot;;&quot;&quot;;IF(YEAR([.A222]+1)=YEAR([.A222]);[.A222]+1;&quot;&quot;))" office:value-type="date" office:date-value="2017-08-11" calcext:value-type="date">
            <text:p>11/08/17</text:p>
          </table:table-cell>
          <table:table-cell table:formula="of:=[.A223]" office:value-type="date" office:date-value="2017-08-11" calcext:value-type="date">
            <text:p>sexta-feira, 11 de agosto de 2017</text:p>
          </table:table-cell>
          <table:table-cell table:formula="of:=[.B223]" office:value-type="date" office:date-value="2017-08-11" calcext:value-type="date">
            <text:p>sexta-feira</text:p>
          </table:table-cell>
          <table:table-cell table:formula="of:=[.B223]" office:value-type="date" office:date-value="2017-08-11" calcext:value-type="date">
            <text:p>agosto</text:p>
          </table:table-cell>
          <table:table-cell table:formula="of:=[.B223]" office:value-type="date" office:date-value="2017-08-11" calcext:value-type="date">
            <text:p>2017</text:p>
          </table:table-cell>
          <table:table-cell table:formula="of:=TEXT([.C223];&quot;dddd&quot;)" office:value-type="string" office:string-value="sexta-feira" calcext:value-type="string">
            <text:p>sexta-feira</text:p>
          </table:table-cell>
          <table:table-cell table:formula="of:=PROPER([.F223])" office:value-type="string" office:string-value="Sexta-Feira" calcext:value-type="string">
            <text:p>Sexta-Feira</text:p>
          </table:table-cell>
          <table:table-cell table:formula="of:=PROPER(TEXT([.B223];&quot;DDD&quot;))" office:value-type="string" office:string-value="Sex" calcext:value-type="string">
            <text:p>Sex</text:p>
          </table:table-cell>
          <table:table-cell table:formula="of:=TEXT([.D223];&quot;MMMM&quot;)" office:value-type="string" office:string-value="agosto" calcext:value-type="string">
            <text:p>agosto</text:p>
          </table:table-cell>
          <table:table-cell table:formula="of:=PROPER([.I223])" office:value-type="string" office:string-value="Agosto" calcext:value-type="string">
            <text:p>Agosto</text:p>
          </table:table-cell>
          <table:table-cell table:formula="of:=TEXT([.E22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3]=&quot;&quot;;&quot;&quot;;IF(YEAR([.A223]+1)=YEAR([.A223]);[.A223]+1;&quot;&quot;))" office:value-type="date" office:date-value="2017-08-12" calcext:value-type="date">
            <text:p>12/08/17</text:p>
          </table:table-cell>
          <table:table-cell table:formula="of:=[.A224]" office:value-type="date" office:date-value="2017-08-12" calcext:value-type="date">
            <text:p>sábado, 12 de agosto de 2017</text:p>
          </table:table-cell>
          <table:table-cell table:formula="of:=[.B224]" office:value-type="date" office:date-value="2017-08-12" calcext:value-type="date">
            <text:p>sábado</text:p>
          </table:table-cell>
          <table:table-cell table:formula="of:=[.B224]" office:value-type="date" office:date-value="2017-08-12" calcext:value-type="date">
            <text:p>agosto</text:p>
          </table:table-cell>
          <table:table-cell table:formula="of:=[.B224]" office:value-type="date" office:date-value="2017-08-12" calcext:value-type="date">
            <text:p>2017</text:p>
          </table:table-cell>
          <table:table-cell table:formula="of:=TEXT([.C224];&quot;dddd&quot;)" office:value-type="string" office:string-value="sábado" calcext:value-type="string">
            <text:p>sábado</text:p>
          </table:table-cell>
          <table:table-cell table:formula="of:=PROPER([.F224])" office:value-type="string" office:string-value="Sábado" calcext:value-type="string">
            <text:p>Sábado</text:p>
          </table:table-cell>
          <table:table-cell table:formula="of:=PROPER(TEXT([.B224];&quot;DDD&quot;))" office:value-type="string" office:string-value="Sáb" calcext:value-type="string">
            <text:p>Sáb</text:p>
          </table:table-cell>
          <table:table-cell table:formula="of:=TEXT([.D224];&quot;MMMM&quot;)" office:value-type="string" office:string-value="agosto" calcext:value-type="string">
            <text:p>agosto</text:p>
          </table:table-cell>
          <table:table-cell table:formula="of:=PROPER([.I224])" office:value-type="string" office:string-value="Agosto" calcext:value-type="string">
            <text:p>Agosto</text:p>
          </table:table-cell>
          <table:table-cell table:formula="of:=TEXT([.E22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4]=&quot;&quot;;&quot;&quot;;IF(YEAR([.A224]+1)=YEAR([.A224]);[.A224]+1;&quot;&quot;))" office:value-type="date" office:date-value="2017-08-13" calcext:value-type="date">
            <text:p>13/08/17</text:p>
          </table:table-cell>
          <table:table-cell table:formula="of:=[.A225]" office:value-type="date" office:date-value="2017-08-13" calcext:value-type="date">
            <text:p>domingo, 13 de agosto de 2017</text:p>
          </table:table-cell>
          <table:table-cell table:formula="of:=[.B225]" office:value-type="date" office:date-value="2017-08-13" calcext:value-type="date">
            <text:p>domingo</text:p>
          </table:table-cell>
          <table:table-cell table:formula="of:=[.B225]" office:value-type="date" office:date-value="2017-08-13" calcext:value-type="date">
            <text:p>agosto</text:p>
          </table:table-cell>
          <table:table-cell table:formula="of:=[.B225]" office:value-type="date" office:date-value="2017-08-13" calcext:value-type="date">
            <text:p>2017</text:p>
          </table:table-cell>
          <table:table-cell table:formula="of:=TEXT([.C225];&quot;dddd&quot;)" office:value-type="string" office:string-value="domingo" calcext:value-type="string">
            <text:p>domingo</text:p>
          </table:table-cell>
          <table:table-cell table:formula="of:=PROPER([.F225])" office:value-type="string" office:string-value="Domingo" calcext:value-type="string">
            <text:p>Domingo</text:p>
          </table:table-cell>
          <table:table-cell table:formula="of:=PROPER(TEXT([.B225];&quot;DDD&quot;))" office:value-type="string" office:string-value="Dom" calcext:value-type="string">
            <text:p>Dom</text:p>
          </table:table-cell>
          <table:table-cell table:formula="of:=TEXT([.D225];&quot;MMMM&quot;)" office:value-type="string" office:string-value="agosto" calcext:value-type="string">
            <text:p>agosto</text:p>
          </table:table-cell>
          <table:table-cell table:formula="of:=PROPER([.I225])" office:value-type="string" office:string-value="Agosto" calcext:value-type="string">
            <text:p>Agosto</text:p>
          </table:table-cell>
          <table:table-cell table:formula="of:=TEXT([.E22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5]=&quot;&quot;;&quot;&quot;;IF(YEAR([.A225]+1)=YEAR([.A225]);[.A225]+1;&quot;&quot;))" office:value-type="date" office:date-value="2017-08-14" calcext:value-type="date">
            <text:p>14/08/17</text:p>
          </table:table-cell>
          <table:table-cell table:formula="of:=[.A226]" office:value-type="date" office:date-value="2017-08-14" calcext:value-type="date">
            <text:p>segunda-feira, 14 de agosto de 2017</text:p>
          </table:table-cell>
          <table:table-cell table:formula="of:=[.B226]" office:value-type="date" office:date-value="2017-08-14" calcext:value-type="date">
            <text:p>segunda-feira</text:p>
          </table:table-cell>
          <table:table-cell table:formula="of:=[.B226]" office:value-type="date" office:date-value="2017-08-14" calcext:value-type="date">
            <text:p>agosto</text:p>
          </table:table-cell>
          <table:table-cell table:formula="of:=[.B226]" office:value-type="date" office:date-value="2017-08-14" calcext:value-type="date">
            <text:p>2017</text:p>
          </table:table-cell>
          <table:table-cell table:formula="of:=TEXT([.C226];&quot;dddd&quot;)" office:value-type="string" office:string-value="segunda-feira" calcext:value-type="string">
            <text:p>segunda-feira</text:p>
          </table:table-cell>
          <table:table-cell table:formula="of:=PROPER([.F226])" office:value-type="string" office:string-value="Segunda-Feira" calcext:value-type="string">
            <text:p>Segunda-Feira</text:p>
          </table:table-cell>
          <table:table-cell table:formula="of:=PROPER(TEXT([.B226];&quot;DDD&quot;))" office:value-type="string" office:string-value="Seg" calcext:value-type="string">
            <text:p>Seg</text:p>
          </table:table-cell>
          <table:table-cell table:formula="of:=TEXT([.D226];&quot;MMMM&quot;)" office:value-type="string" office:string-value="agosto" calcext:value-type="string">
            <text:p>agosto</text:p>
          </table:table-cell>
          <table:table-cell table:formula="of:=PROPER([.I226])" office:value-type="string" office:string-value="Agosto" calcext:value-type="string">
            <text:p>Agosto</text:p>
          </table:table-cell>
          <table:table-cell table:formula="of:=TEXT([.E22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6]=&quot;&quot;;&quot;&quot;;IF(YEAR([.A226]+1)=YEAR([.A226]);[.A226]+1;&quot;&quot;))" office:value-type="date" office:date-value="2017-08-15" calcext:value-type="date">
            <text:p>15/08/17</text:p>
          </table:table-cell>
          <table:table-cell table:formula="of:=[.A227]" office:value-type="date" office:date-value="2017-08-15" calcext:value-type="date">
            <text:p>terça-feira, 15 de agosto de 2017</text:p>
          </table:table-cell>
          <table:table-cell table:formula="of:=[.B227]" office:value-type="date" office:date-value="2017-08-15" calcext:value-type="date">
            <text:p>terça-feira</text:p>
          </table:table-cell>
          <table:table-cell table:formula="of:=[.B227]" office:value-type="date" office:date-value="2017-08-15" calcext:value-type="date">
            <text:p>agosto</text:p>
          </table:table-cell>
          <table:table-cell table:formula="of:=[.B227]" office:value-type="date" office:date-value="2017-08-15" calcext:value-type="date">
            <text:p>2017</text:p>
          </table:table-cell>
          <table:table-cell table:formula="of:=TEXT([.C227];&quot;dddd&quot;)" office:value-type="string" office:string-value="terça-feira" calcext:value-type="string">
            <text:p>terça-feira</text:p>
          </table:table-cell>
          <table:table-cell table:formula="of:=PROPER([.F227])" office:value-type="string" office:string-value="Terça-Feira" calcext:value-type="string">
            <text:p>Terça-Feira</text:p>
          </table:table-cell>
          <table:table-cell table:formula="of:=PROPER(TEXT([.B227];&quot;DDD&quot;))" office:value-type="string" office:string-value="Ter" calcext:value-type="string">
            <text:p>Ter</text:p>
          </table:table-cell>
          <table:table-cell table:formula="of:=TEXT([.D227];&quot;MMMM&quot;)" office:value-type="string" office:string-value="agosto" calcext:value-type="string">
            <text:p>agosto</text:p>
          </table:table-cell>
          <table:table-cell table:formula="of:=PROPER([.I227])" office:value-type="string" office:string-value="Agosto" calcext:value-type="string">
            <text:p>Agosto</text:p>
          </table:table-cell>
          <table:table-cell table:formula="of:=TEXT([.E22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7]=&quot;&quot;;&quot;&quot;;IF(YEAR([.A227]+1)=YEAR([.A227]);[.A227]+1;&quot;&quot;))" office:value-type="date" office:date-value="2017-08-16" calcext:value-type="date">
            <text:p>16/08/17</text:p>
          </table:table-cell>
          <table:table-cell table:formula="of:=[.A228]" office:value-type="date" office:date-value="2017-08-16" calcext:value-type="date">
            <text:p>quarta-feira, 16 de agosto de 2017</text:p>
          </table:table-cell>
          <table:table-cell table:formula="of:=[.B228]" office:value-type="date" office:date-value="2017-08-16" calcext:value-type="date">
            <text:p>quarta-feira</text:p>
          </table:table-cell>
          <table:table-cell table:formula="of:=[.B228]" office:value-type="date" office:date-value="2017-08-16" calcext:value-type="date">
            <text:p>agosto</text:p>
          </table:table-cell>
          <table:table-cell table:formula="of:=[.B228]" office:value-type="date" office:date-value="2017-08-16" calcext:value-type="date">
            <text:p>2017</text:p>
          </table:table-cell>
          <table:table-cell table:formula="of:=TEXT([.C228];&quot;dddd&quot;)" office:value-type="string" office:string-value="quarta-feira" calcext:value-type="string">
            <text:p>quarta-feira</text:p>
          </table:table-cell>
          <table:table-cell table:formula="of:=PROPER([.F228])" office:value-type="string" office:string-value="Quarta-Feira" calcext:value-type="string">
            <text:p>Quarta-Feira</text:p>
          </table:table-cell>
          <table:table-cell table:formula="of:=PROPER(TEXT([.B228];&quot;DDD&quot;))" office:value-type="string" office:string-value="Qua" calcext:value-type="string">
            <text:p>Qua</text:p>
          </table:table-cell>
          <table:table-cell table:formula="of:=TEXT([.D228];&quot;MMMM&quot;)" office:value-type="string" office:string-value="agosto" calcext:value-type="string">
            <text:p>agosto</text:p>
          </table:table-cell>
          <table:table-cell table:formula="of:=PROPER([.I228])" office:value-type="string" office:string-value="Agosto" calcext:value-type="string">
            <text:p>Agosto</text:p>
          </table:table-cell>
          <table:table-cell table:formula="of:=TEXT([.E22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8]=&quot;&quot;;&quot;&quot;;IF(YEAR([.A228]+1)=YEAR([.A228]);[.A228]+1;&quot;&quot;))" office:value-type="date" office:date-value="2017-08-17" calcext:value-type="date">
            <text:p>17/08/17</text:p>
          </table:table-cell>
          <table:table-cell table:formula="of:=[.A229]" office:value-type="date" office:date-value="2017-08-17" calcext:value-type="date">
            <text:p>quinta-feira, 17 de agosto de 2017</text:p>
          </table:table-cell>
          <table:table-cell table:formula="of:=[.B229]" office:value-type="date" office:date-value="2017-08-17" calcext:value-type="date">
            <text:p>quinta-feira</text:p>
          </table:table-cell>
          <table:table-cell table:formula="of:=[.B229]" office:value-type="date" office:date-value="2017-08-17" calcext:value-type="date">
            <text:p>agosto</text:p>
          </table:table-cell>
          <table:table-cell table:formula="of:=[.B229]" office:value-type="date" office:date-value="2017-08-17" calcext:value-type="date">
            <text:p>2017</text:p>
          </table:table-cell>
          <table:table-cell table:formula="of:=TEXT([.C229];&quot;dddd&quot;)" office:value-type="string" office:string-value="quinta-feira" calcext:value-type="string">
            <text:p>quinta-feira</text:p>
          </table:table-cell>
          <table:table-cell table:formula="of:=PROPER([.F229])" office:value-type="string" office:string-value="Quinta-Feira" calcext:value-type="string">
            <text:p>Quinta-Feira</text:p>
          </table:table-cell>
          <table:table-cell table:formula="of:=PROPER(TEXT([.B229];&quot;DDD&quot;))" office:value-type="string" office:string-value="Qui" calcext:value-type="string">
            <text:p>Qui</text:p>
          </table:table-cell>
          <table:table-cell table:formula="of:=TEXT([.D229];&quot;MMMM&quot;)" office:value-type="string" office:string-value="agosto" calcext:value-type="string">
            <text:p>agosto</text:p>
          </table:table-cell>
          <table:table-cell table:formula="of:=PROPER([.I229])" office:value-type="string" office:string-value="Agosto" calcext:value-type="string">
            <text:p>Agosto</text:p>
          </table:table-cell>
          <table:table-cell table:formula="of:=TEXT([.E22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29]=&quot;&quot;;&quot;&quot;;IF(YEAR([.A229]+1)=YEAR([.A229]);[.A229]+1;&quot;&quot;))" office:value-type="date" office:date-value="2017-08-18" calcext:value-type="date">
            <text:p>18/08/17</text:p>
          </table:table-cell>
          <table:table-cell table:formula="of:=[.A230]" office:value-type="date" office:date-value="2017-08-18" calcext:value-type="date">
            <text:p>sexta-feira, 18 de agosto de 2017</text:p>
          </table:table-cell>
          <table:table-cell table:formula="of:=[.B230]" office:value-type="date" office:date-value="2017-08-18" calcext:value-type="date">
            <text:p>sexta-feira</text:p>
          </table:table-cell>
          <table:table-cell table:formula="of:=[.B230]" office:value-type="date" office:date-value="2017-08-18" calcext:value-type="date">
            <text:p>agosto</text:p>
          </table:table-cell>
          <table:table-cell table:formula="of:=[.B230]" office:value-type="date" office:date-value="2017-08-18" calcext:value-type="date">
            <text:p>2017</text:p>
          </table:table-cell>
          <table:table-cell table:formula="of:=TEXT([.C230];&quot;dddd&quot;)" office:value-type="string" office:string-value="sexta-feira" calcext:value-type="string">
            <text:p>sexta-feira</text:p>
          </table:table-cell>
          <table:table-cell table:formula="of:=PROPER([.F230])" office:value-type="string" office:string-value="Sexta-Feira" calcext:value-type="string">
            <text:p>Sexta-Feira</text:p>
          </table:table-cell>
          <table:table-cell table:formula="of:=PROPER(TEXT([.B230];&quot;DDD&quot;))" office:value-type="string" office:string-value="Sex" calcext:value-type="string">
            <text:p>Sex</text:p>
          </table:table-cell>
          <table:table-cell table:formula="of:=TEXT([.D230];&quot;MMMM&quot;)" office:value-type="string" office:string-value="agosto" calcext:value-type="string">
            <text:p>agosto</text:p>
          </table:table-cell>
          <table:table-cell table:formula="of:=PROPER([.I230])" office:value-type="string" office:string-value="Agosto" calcext:value-type="string">
            <text:p>Agosto</text:p>
          </table:table-cell>
          <table:table-cell table:formula="of:=TEXT([.E23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0]=&quot;&quot;;&quot;&quot;;IF(YEAR([.A230]+1)=YEAR([.A230]);[.A230]+1;&quot;&quot;))" office:value-type="date" office:date-value="2017-08-19" calcext:value-type="date">
            <text:p>19/08/17</text:p>
          </table:table-cell>
          <table:table-cell table:formula="of:=[.A231]" office:value-type="date" office:date-value="2017-08-19" calcext:value-type="date">
            <text:p>sábado, 19 de agosto de 2017</text:p>
          </table:table-cell>
          <table:table-cell table:formula="of:=[.B231]" office:value-type="date" office:date-value="2017-08-19" calcext:value-type="date">
            <text:p>sábado</text:p>
          </table:table-cell>
          <table:table-cell table:formula="of:=[.B231]" office:value-type="date" office:date-value="2017-08-19" calcext:value-type="date">
            <text:p>agosto</text:p>
          </table:table-cell>
          <table:table-cell table:formula="of:=[.B231]" office:value-type="date" office:date-value="2017-08-19" calcext:value-type="date">
            <text:p>2017</text:p>
          </table:table-cell>
          <table:table-cell table:formula="of:=TEXT([.C231];&quot;dddd&quot;)" office:value-type="string" office:string-value="sábado" calcext:value-type="string">
            <text:p>sábado</text:p>
          </table:table-cell>
          <table:table-cell table:formula="of:=PROPER([.F231])" office:value-type="string" office:string-value="Sábado" calcext:value-type="string">
            <text:p>Sábado</text:p>
          </table:table-cell>
          <table:table-cell table:formula="of:=PROPER(TEXT([.B231];&quot;DDD&quot;))" office:value-type="string" office:string-value="Sáb" calcext:value-type="string">
            <text:p>Sáb</text:p>
          </table:table-cell>
          <table:table-cell table:formula="of:=TEXT([.D231];&quot;MMMM&quot;)" office:value-type="string" office:string-value="agosto" calcext:value-type="string">
            <text:p>agosto</text:p>
          </table:table-cell>
          <table:table-cell table:formula="of:=PROPER([.I231])" office:value-type="string" office:string-value="Agosto" calcext:value-type="string">
            <text:p>Agosto</text:p>
          </table:table-cell>
          <table:table-cell table:formula="of:=TEXT([.E23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1]=&quot;&quot;;&quot;&quot;;IF(YEAR([.A231]+1)=YEAR([.A231]);[.A231]+1;&quot;&quot;))" office:value-type="date" office:date-value="2017-08-20" calcext:value-type="date">
            <text:p>20/08/17</text:p>
          </table:table-cell>
          <table:table-cell table:formula="of:=[.A232]" office:value-type="date" office:date-value="2017-08-20" calcext:value-type="date">
            <text:p>domingo, 20 de agosto de 2017</text:p>
          </table:table-cell>
          <table:table-cell table:formula="of:=[.B232]" office:value-type="date" office:date-value="2017-08-20" calcext:value-type="date">
            <text:p>domingo</text:p>
          </table:table-cell>
          <table:table-cell table:formula="of:=[.B232]" office:value-type="date" office:date-value="2017-08-20" calcext:value-type="date">
            <text:p>agosto</text:p>
          </table:table-cell>
          <table:table-cell table:formula="of:=[.B232]" office:value-type="date" office:date-value="2017-08-20" calcext:value-type="date">
            <text:p>2017</text:p>
          </table:table-cell>
          <table:table-cell table:formula="of:=TEXT([.C232];&quot;dddd&quot;)" office:value-type="string" office:string-value="domingo" calcext:value-type="string">
            <text:p>domingo</text:p>
          </table:table-cell>
          <table:table-cell table:formula="of:=PROPER([.F232])" office:value-type="string" office:string-value="Domingo" calcext:value-type="string">
            <text:p>Domingo</text:p>
          </table:table-cell>
          <table:table-cell table:formula="of:=PROPER(TEXT([.B232];&quot;DDD&quot;))" office:value-type="string" office:string-value="Dom" calcext:value-type="string">
            <text:p>Dom</text:p>
          </table:table-cell>
          <table:table-cell table:formula="of:=TEXT([.D232];&quot;MMMM&quot;)" office:value-type="string" office:string-value="agosto" calcext:value-type="string">
            <text:p>agosto</text:p>
          </table:table-cell>
          <table:table-cell table:formula="of:=PROPER([.I232])" office:value-type="string" office:string-value="Agosto" calcext:value-type="string">
            <text:p>Agosto</text:p>
          </table:table-cell>
          <table:table-cell table:formula="of:=TEXT([.E23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2]=&quot;&quot;;&quot;&quot;;IF(YEAR([.A232]+1)=YEAR([.A232]);[.A232]+1;&quot;&quot;))" office:value-type="date" office:date-value="2017-08-21" calcext:value-type="date">
            <text:p>21/08/17</text:p>
          </table:table-cell>
          <table:table-cell table:formula="of:=[.A233]" office:value-type="date" office:date-value="2017-08-21" calcext:value-type="date">
            <text:p>segunda-feira, 21 de agosto de 2017</text:p>
          </table:table-cell>
          <table:table-cell table:formula="of:=[.B233]" office:value-type="date" office:date-value="2017-08-21" calcext:value-type="date">
            <text:p>segunda-feira</text:p>
          </table:table-cell>
          <table:table-cell table:formula="of:=[.B233]" office:value-type="date" office:date-value="2017-08-21" calcext:value-type="date">
            <text:p>agosto</text:p>
          </table:table-cell>
          <table:table-cell table:formula="of:=[.B233]" office:value-type="date" office:date-value="2017-08-21" calcext:value-type="date">
            <text:p>2017</text:p>
          </table:table-cell>
          <table:table-cell table:formula="of:=TEXT([.C233];&quot;dddd&quot;)" office:value-type="string" office:string-value="segunda-feira" calcext:value-type="string">
            <text:p>segunda-feira</text:p>
          </table:table-cell>
          <table:table-cell table:formula="of:=PROPER([.F233])" office:value-type="string" office:string-value="Segunda-Feira" calcext:value-type="string">
            <text:p>Segunda-Feira</text:p>
          </table:table-cell>
          <table:table-cell table:formula="of:=PROPER(TEXT([.B233];&quot;DDD&quot;))" office:value-type="string" office:string-value="Seg" calcext:value-type="string">
            <text:p>Seg</text:p>
          </table:table-cell>
          <table:table-cell table:formula="of:=TEXT([.D233];&quot;MMMM&quot;)" office:value-type="string" office:string-value="agosto" calcext:value-type="string">
            <text:p>agosto</text:p>
          </table:table-cell>
          <table:table-cell table:formula="of:=PROPER([.I233])" office:value-type="string" office:string-value="Agosto" calcext:value-type="string">
            <text:p>Agosto</text:p>
          </table:table-cell>
          <table:table-cell table:formula="of:=TEXT([.E23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3]=&quot;&quot;;&quot;&quot;;IF(YEAR([.A233]+1)=YEAR([.A233]);[.A233]+1;&quot;&quot;))" office:value-type="date" office:date-value="2017-08-22" calcext:value-type="date">
            <text:p>22/08/17</text:p>
          </table:table-cell>
          <table:table-cell table:formula="of:=[.A234]" office:value-type="date" office:date-value="2017-08-22" calcext:value-type="date">
            <text:p>terça-feira, 22 de agosto de 2017</text:p>
          </table:table-cell>
          <table:table-cell table:formula="of:=[.B234]" office:value-type="date" office:date-value="2017-08-22" calcext:value-type="date">
            <text:p>terça-feira</text:p>
          </table:table-cell>
          <table:table-cell table:formula="of:=[.B234]" office:value-type="date" office:date-value="2017-08-22" calcext:value-type="date">
            <text:p>agosto</text:p>
          </table:table-cell>
          <table:table-cell table:formula="of:=[.B234]" office:value-type="date" office:date-value="2017-08-22" calcext:value-type="date">
            <text:p>2017</text:p>
          </table:table-cell>
          <table:table-cell table:formula="of:=TEXT([.C234];&quot;dddd&quot;)" office:value-type="string" office:string-value="terça-feira" calcext:value-type="string">
            <text:p>terça-feira</text:p>
          </table:table-cell>
          <table:table-cell table:formula="of:=PROPER([.F234])" office:value-type="string" office:string-value="Terça-Feira" calcext:value-type="string">
            <text:p>Terça-Feira</text:p>
          </table:table-cell>
          <table:table-cell table:formula="of:=PROPER(TEXT([.B234];&quot;DDD&quot;))" office:value-type="string" office:string-value="Ter" calcext:value-type="string">
            <text:p>Ter</text:p>
          </table:table-cell>
          <table:table-cell table:formula="of:=TEXT([.D234];&quot;MMMM&quot;)" office:value-type="string" office:string-value="agosto" calcext:value-type="string">
            <text:p>agosto</text:p>
          </table:table-cell>
          <table:table-cell table:formula="of:=PROPER([.I234])" office:value-type="string" office:string-value="Agosto" calcext:value-type="string">
            <text:p>Agosto</text:p>
          </table:table-cell>
          <table:table-cell table:formula="of:=TEXT([.E23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4]=&quot;&quot;;&quot;&quot;;IF(YEAR([.A234]+1)=YEAR([.A234]);[.A234]+1;&quot;&quot;))" office:value-type="date" office:date-value="2017-08-23" calcext:value-type="date">
            <text:p>23/08/17</text:p>
          </table:table-cell>
          <table:table-cell table:formula="of:=[.A235]" office:value-type="date" office:date-value="2017-08-23" calcext:value-type="date">
            <text:p>quarta-feira, 23 de agosto de 2017</text:p>
          </table:table-cell>
          <table:table-cell table:formula="of:=[.B235]" office:value-type="date" office:date-value="2017-08-23" calcext:value-type="date">
            <text:p>quarta-feira</text:p>
          </table:table-cell>
          <table:table-cell table:formula="of:=[.B235]" office:value-type="date" office:date-value="2017-08-23" calcext:value-type="date">
            <text:p>agosto</text:p>
          </table:table-cell>
          <table:table-cell table:formula="of:=[.B235]" office:value-type="date" office:date-value="2017-08-23" calcext:value-type="date">
            <text:p>2017</text:p>
          </table:table-cell>
          <table:table-cell table:formula="of:=TEXT([.C235];&quot;dddd&quot;)" office:value-type="string" office:string-value="quarta-feira" calcext:value-type="string">
            <text:p>quarta-feira</text:p>
          </table:table-cell>
          <table:table-cell table:formula="of:=PROPER([.F235])" office:value-type="string" office:string-value="Quarta-Feira" calcext:value-type="string">
            <text:p>Quarta-Feira</text:p>
          </table:table-cell>
          <table:table-cell table:formula="of:=PROPER(TEXT([.B235];&quot;DDD&quot;))" office:value-type="string" office:string-value="Qua" calcext:value-type="string">
            <text:p>Qua</text:p>
          </table:table-cell>
          <table:table-cell table:formula="of:=TEXT([.D235];&quot;MMMM&quot;)" office:value-type="string" office:string-value="agosto" calcext:value-type="string">
            <text:p>agosto</text:p>
          </table:table-cell>
          <table:table-cell table:formula="of:=PROPER([.I235])" office:value-type="string" office:string-value="Agosto" calcext:value-type="string">
            <text:p>Agosto</text:p>
          </table:table-cell>
          <table:table-cell table:formula="of:=TEXT([.E23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5]=&quot;&quot;;&quot;&quot;;IF(YEAR([.A235]+1)=YEAR([.A235]);[.A235]+1;&quot;&quot;))" office:value-type="date" office:date-value="2017-08-24" calcext:value-type="date">
            <text:p>24/08/17</text:p>
          </table:table-cell>
          <table:table-cell table:formula="of:=[.A236]" office:value-type="date" office:date-value="2017-08-24" calcext:value-type="date">
            <text:p>quinta-feira, 24 de agosto de 2017</text:p>
          </table:table-cell>
          <table:table-cell table:formula="of:=[.B236]" office:value-type="date" office:date-value="2017-08-24" calcext:value-type="date">
            <text:p>quinta-feira</text:p>
          </table:table-cell>
          <table:table-cell table:formula="of:=[.B236]" office:value-type="date" office:date-value="2017-08-24" calcext:value-type="date">
            <text:p>agosto</text:p>
          </table:table-cell>
          <table:table-cell table:formula="of:=[.B236]" office:value-type="date" office:date-value="2017-08-24" calcext:value-type="date">
            <text:p>2017</text:p>
          </table:table-cell>
          <table:table-cell table:formula="of:=TEXT([.C236];&quot;dddd&quot;)" office:value-type="string" office:string-value="quinta-feira" calcext:value-type="string">
            <text:p>quinta-feira</text:p>
          </table:table-cell>
          <table:table-cell table:formula="of:=PROPER([.F236])" office:value-type="string" office:string-value="Quinta-Feira" calcext:value-type="string">
            <text:p>Quinta-Feira</text:p>
          </table:table-cell>
          <table:table-cell table:formula="of:=PROPER(TEXT([.B236];&quot;DDD&quot;))" office:value-type="string" office:string-value="Qui" calcext:value-type="string">
            <text:p>Qui</text:p>
          </table:table-cell>
          <table:table-cell table:formula="of:=TEXT([.D236];&quot;MMMM&quot;)" office:value-type="string" office:string-value="agosto" calcext:value-type="string">
            <text:p>agosto</text:p>
          </table:table-cell>
          <table:table-cell table:formula="of:=PROPER([.I236])" office:value-type="string" office:string-value="Agosto" calcext:value-type="string">
            <text:p>Agosto</text:p>
          </table:table-cell>
          <table:table-cell table:formula="of:=TEXT([.E23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6]=&quot;&quot;;&quot;&quot;;IF(YEAR([.A236]+1)=YEAR([.A236]);[.A236]+1;&quot;&quot;))" office:value-type="date" office:date-value="2017-08-25" calcext:value-type="date">
            <text:p>25/08/17</text:p>
          </table:table-cell>
          <table:table-cell table:formula="of:=[.A237]" office:value-type="date" office:date-value="2017-08-25" calcext:value-type="date">
            <text:p>sexta-feira, 25 de agosto de 2017</text:p>
          </table:table-cell>
          <table:table-cell table:formula="of:=[.B237]" office:value-type="date" office:date-value="2017-08-25" calcext:value-type="date">
            <text:p>sexta-feira</text:p>
          </table:table-cell>
          <table:table-cell table:formula="of:=[.B237]" office:value-type="date" office:date-value="2017-08-25" calcext:value-type="date">
            <text:p>agosto</text:p>
          </table:table-cell>
          <table:table-cell table:formula="of:=[.B237]" office:value-type="date" office:date-value="2017-08-25" calcext:value-type="date">
            <text:p>2017</text:p>
          </table:table-cell>
          <table:table-cell table:formula="of:=TEXT([.C237];&quot;dddd&quot;)" office:value-type="string" office:string-value="sexta-feira" calcext:value-type="string">
            <text:p>sexta-feira</text:p>
          </table:table-cell>
          <table:table-cell table:formula="of:=PROPER([.F237])" office:value-type="string" office:string-value="Sexta-Feira" calcext:value-type="string">
            <text:p>Sexta-Feira</text:p>
          </table:table-cell>
          <table:table-cell table:formula="of:=PROPER(TEXT([.B237];&quot;DDD&quot;))" office:value-type="string" office:string-value="Sex" calcext:value-type="string">
            <text:p>Sex</text:p>
          </table:table-cell>
          <table:table-cell table:formula="of:=TEXT([.D237];&quot;MMMM&quot;)" office:value-type="string" office:string-value="agosto" calcext:value-type="string">
            <text:p>agosto</text:p>
          </table:table-cell>
          <table:table-cell table:formula="of:=PROPER([.I237])" office:value-type="string" office:string-value="Agosto" calcext:value-type="string">
            <text:p>Agosto</text:p>
          </table:table-cell>
          <table:table-cell table:formula="of:=TEXT([.E23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7]=&quot;&quot;;&quot;&quot;;IF(YEAR([.A237]+1)=YEAR([.A237]);[.A237]+1;&quot;&quot;))" office:value-type="date" office:date-value="2017-08-26" calcext:value-type="date">
            <text:p>26/08/17</text:p>
          </table:table-cell>
          <table:table-cell table:formula="of:=[.A238]" office:value-type="date" office:date-value="2017-08-26" calcext:value-type="date">
            <text:p>sábado, 26 de agosto de 2017</text:p>
          </table:table-cell>
          <table:table-cell table:formula="of:=[.B238]" office:value-type="date" office:date-value="2017-08-26" calcext:value-type="date">
            <text:p>sábado</text:p>
          </table:table-cell>
          <table:table-cell table:formula="of:=[.B238]" office:value-type="date" office:date-value="2017-08-26" calcext:value-type="date">
            <text:p>agosto</text:p>
          </table:table-cell>
          <table:table-cell table:formula="of:=[.B238]" office:value-type="date" office:date-value="2017-08-26" calcext:value-type="date">
            <text:p>2017</text:p>
          </table:table-cell>
          <table:table-cell table:formula="of:=TEXT([.C238];&quot;dddd&quot;)" office:value-type="string" office:string-value="sábado" calcext:value-type="string">
            <text:p>sábado</text:p>
          </table:table-cell>
          <table:table-cell table:formula="of:=PROPER([.F238])" office:value-type="string" office:string-value="Sábado" calcext:value-type="string">
            <text:p>Sábado</text:p>
          </table:table-cell>
          <table:table-cell table:formula="of:=PROPER(TEXT([.B238];&quot;DDD&quot;))" office:value-type="string" office:string-value="Sáb" calcext:value-type="string">
            <text:p>Sáb</text:p>
          </table:table-cell>
          <table:table-cell table:formula="of:=TEXT([.D238];&quot;MMMM&quot;)" office:value-type="string" office:string-value="agosto" calcext:value-type="string">
            <text:p>agosto</text:p>
          </table:table-cell>
          <table:table-cell table:formula="of:=PROPER([.I238])" office:value-type="string" office:string-value="Agosto" calcext:value-type="string">
            <text:p>Agosto</text:p>
          </table:table-cell>
          <table:table-cell table:formula="of:=TEXT([.E23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8]=&quot;&quot;;&quot;&quot;;IF(YEAR([.A238]+1)=YEAR([.A238]);[.A238]+1;&quot;&quot;))" office:value-type="date" office:date-value="2017-08-27" calcext:value-type="date">
            <text:p>27/08/17</text:p>
          </table:table-cell>
          <table:table-cell table:formula="of:=[.A239]" office:value-type="date" office:date-value="2017-08-27" calcext:value-type="date">
            <text:p>domingo, 27 de agosto de 2017</text:p>
          </table:table-cell>
          <table:table-cell table:formula="of:=[.B239]" office:value-type="date" office:date-value="2017-08-27" calcext:value-type="date">
            <text:p>domingo</text:p>
          </table:table-cell>
          <table:table-cell table:formula="of:=[.B239]" office:value-type="date" office:date-value="2017-08-27" calcext:value-type="date">
            <text:p>agosto</text:p>
          </table:table-cell>
          <table:table-cell table:formula="of:=[.B239]" office:value-type="date" office:date-value="2017-08-27" calcext:value-type="date">
            <text:p>2017</text:p>
          </table:table-cell>
          <table:table-cell table:formula="of:=TEXT([.C239];&quot;dddd&quot;)" office:value-type="string" office:string-value="domingo" calcext:value-type="string">
            <text:p>domingo</text:p>
          </table:table-cell>
          <table:table-cell table:formula="of:=PROPER([.F239])" office:value-type="string" office:string-value="Domingo" calcext:value-type="string">
            <text:p>Domingo</text:p>
          </table:table-cell>
          <table:table-cell table:formula="of:=PROPER(TEXT([.B239];&quot;DDD&quot;))" office:value-type="string" office:string-value="Dom" calcext:value-type="string">
            <text:p>Dom</text:p>
          </table:table-cell>
          <table:table-cell table:formula="of:=TEXT([.D239];&quot;MMMM&quot;)" office:value-type="string" office:string-value="agosto" calcext:value-type="string">
            <text:p>agosto</text:p>
          </table:table-cell>
          <table:table-cell table:formula="of:=PROPER([.I239])" office:value-type="string" office:string-value="Agosto" calcext:value-type="string">
            <text:p>Agosto</text:p>
          </table:table-cell>
          <table:table-cell table:formula="of:=TEXT([.E23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39]=&quot;&quot;;&quot;&quot;;IF(YEAR([.A239]+1)=YEAR([.A239]);[.A239]+1;&quot;&quot;))" office:value-type="date" office:date-value="2017-08-28" calcext:value-type="date">
            <text:p>28/08/17</text:p>
          </table:table-cell>
          <table:table-cell table:formula="of:=[.A240]" office:value-type="date" office:date-value="2017-08-28" calcext:value-type="date">
            <text:p>segunda-feira, 28 de agosto de 2017</text:p>
          </table:table-cell>
          <table:table-cell table:formula="of:=[.B240]" office:value-type="date" office:date-value="2017-08-28" calcext:value-type="date">
            <text:p>segunda-feira</text:p>
          </table:table-cell>
          <table:table-cell table:formula="of:=[.B240]" office:value-type="date" office:date-value="2017-08-28" calcext:value-type="date">
            <text:p>agosto</text:p>
          </table:table-cell>
          <table:table-cell table:formula="of:=[.B240]" office:value-type="date" office:date-value="2017-08-28" calcext:value-type="date">
            <text:p>2017</text:p>
          </table:table-cell>
          <table:table-cell table:formula="of:=TEXT([.C240];&quot;dddd&quot;)" office:value-type="string" office:string-value="segunda-feira" calcext:value-type="string">
            <text:p>segunda-feira</text:p>
          </table:table-cell>
          <table:table-cell table:formula="of:=PROPER([.F240])" office:value-type="string" office:string-value="Segunda-Feira" calcext:value-type="string">
            <text:p>Segunda-Feira</text:p>
          </table:table-cell>
          <table:table-cell table:formula="of:=PROPER(TEXT([.B240];&quot;DDD&quot;))" office:value-type="string" office:string-value="Seg" calcext:value-type="string">
            <text:p>Seg</text:p>
          </table:table-cell>
          <table:table-cell table:formula="of:=TEXT([.D240];&quot;MMMM&quot;)" office:value-type="string" office:string-value="agosto" calcext:value-type="string">
            <text:p>agosto</text:p>
          </table:table-cell>
          <table:table-cell table:formula="of:=PROPER([.I240])" office:value-type="string" office:string-value="Agosto" calcext:value-type="string">
            <text:p>Agosto</text:p>
          </table:table-cell>
          <table:table-cell table:formula="of:=TEXT([.E24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0]=&quot;&quot;;&quot;&quot;;IF(YEAR([.A240]+1)=YEAR([.A240]);[.A240]+1;&quot;&quot;))" office:value-type="date" office:date-value="2017-08-29" calcext:value-type="date">
            <text:p>29/08/17</text:p>
          </table:table-cell>
          <table:table-cell table:formula="of:=[.A241]" office:value-type="date" office:date-value="2017-08-29" calcext:value-type="date">
            <text:p>terça-feira, 29 de agosto de 2017</text:p>
          </table:table-cell>
          <table:table-cell table:formula="of:=[.B241]" office:value-type="date" office:date-value="2017-08-29" calcext:value-type="date">
            <text:p>terça-feira</text:p>
          </table:table-cell>
          <table:table-cell table:formula="of:=[.B241]" office:value-type="date" office:date-value="2017-08-29" calcext:value-type="date">
            <text:p>agosto</text:p>
          </table:table-cell>
          <table:table-cell table:formula="of:=[.B241]" office:value-type="date" office:date-value="2017-08-29" calcext:value-type="date">
            <text:p>2017</text:p>
          </table:table-cell>
          <table:table-cell table:formula="of:=TEXT([.C241];&quot;dddd&quot;)" office:value-type="string" office:string-value="terça-feira" calcext:value-type="string">
            <text:p>terça-feira</text:p>
          </table:table-cell>
          <table:table-cell table:formula="of:=PROPER([.F241])" office:value-type="string" office:string-value="Terça-Feira" calcext:value-type="string">
            <text:p>Terça-Feira</text:p>
          </table:table-cell>
          <table:table-cell table:formula="of:=PROPER(TEXT([.B241];&quot;DDD&quot;))" office:value-type="string" office:string-value="Ter" calcext:value-type="string">
            <text:p>Ter</text:p>
          </table:table-cell>
          <table:table-cell table:formula="of:=TEXT([.D241];&quot;MMMM&quot;)" office:value-type="string" office:string-value="agosto" calcext:value-type="string">
            <text:p>agosto</text:p>
          </table:table-cell>
          <table:table-cell table:formula="of:=PROPER([.I241])" office:value-type="string" office:string-value="Agosto" calcext:value-type="string">
            <text:p>Agosto</text:p>
          </table:table-cell>
          <table:table-cell table:formula="of:=TEXT([.E24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1]=&quot;&quot;;&quot;&quot;;IF(YEAR([.A241]+1)=YEAR([.A241]);[.A241]+1;&quot;&quot;))" office:value-type="date" office:date-value="2017-08-30" calcext:value-type="date">
            <text:p>30/08/17</text:p>
          </table:table-cell>
          <table:table-cell table:formula="of:=[.A242]" office:value-type="date" office:date-value="2017-08-30" calcext:value-type="date">
            <text:p>quarta-feira, 30 de agosto de 2017</text:p>
          </table:table-cell>
          <table:table-cell table:formula="of:=[.B242]" office:value-type="date" office:date-value="2017-08-30" calcext:value-type="date">
            <text:p>quarta-feira</text:p>
          </table:table-cell>
          <table:table-cell table:formula="of:=[.B242]" office:value-type="date" office:date-value="2017-08-30" calcext:value-type="date">
            <text:p>agosto</text:p>
          </table:table-cell>
          <table:table-cell table:formula="of:=[.B242]" office:value-type="date" office:date-value="2017-08-30" calcext:value-type="date">
            <text:p>2017</text:p>
          </table:table-cell>
          <table:table-cell table:formula="of:=TEXT([.C242];&quot;dddd&quot;)" office:value-type="string" office:string-value="quarta-feira" calcext:value-type="string">
            <text:p>quarta-feira</text:p>
          </table:table-cell>
          <table:table-cell table:formula="of:=PROPER([.F242])" office:value-type="string" office:string-value="Quarta-Feira" calcext:value-type="string">
            <text:p>Quarta-Feira</text:p>
          </table:table-cell>
          <table:table-cell table:formula="of:=PROPER(TEXT([.B242];&quot;DDD&quot;))" office:value-type="string" office:string-value="Qua" calcext:value-type="string">
            <text:p>Qua</text:p>
          </table:table-cell>
          <table:table-cell table:formula="of:=TEXT([.D242];&quot;MMMM&quot;)" office:value-type="string" office:string-value="agosto" calcext:value-type="string">
            <text:p>agosto</text:p>
          </table:table-cell>
          <table:table-cell table:formula="of:=PROPER([.I242])" office:value-type="string" office:string-value="Agosto" calcext:value-type="string">
            <text:p>Agosto</text:p>
          </table:table-cell>
          <table:table-cell table:formula="of:=TEXT([.E24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2]=&quot;&quot;;&quot;&quot;;IF(YEAR([.A242]+1)=YEAR([.A242]);[.A242]+1;&quot;&quot;))" office:value-type="date" office:date-value="2017-08-31" calcext:value-type="date">
            <text:p>31/08/17</text:p>
          </table:table-cell>
          <table:table-cell table:formula="of:=[.A243]" office:value-type="date" office:date-value="2017-08-31" calcext:value-type="date">
            <text:p>quinta-feira, 31 de agosto de 2017</text:p>
          </table:table-cell>
          <table:table-cell table:formula="of:=[.B243]" office:value-type="date" office:date-value="2017-08-31" calcext:value-type="date">
            <text:p>quinta-feira</text:p>
          </table:table-cell>
          <table:table-cell table:formula="of:=[.B243]" office:value-type="date" office:date-value="2017-08-31" calcext:value-type="date">
            <text:p>agosto</text:p>
          </table:table-cell>
          <table:table-cell table:formula="of:=[.B243]" office:value-type="date" office:date-value="2017-08-31" calcext:value-type="date">
            <text:p>2017</text:p>
          </table:table-cell>
          <table:table-cell table:formula="of:=TEXT([.C243];&quot;dddd&quot;)" office:value-type="string" office:string-value="quinta-feira" calcext:value-type="string">
            <text:p>quinta-feira</text:p>
          </table:table-cell>
          <table:table-cell table:formula="of:=PROPER([.F243])" office:value-type="string" office:string-value="Quinta-Feira" calcext:value-type="string">
            <text:p>Quinta-Feira</text:p>
          </table:table-cell>
          <table:table-cell table:formula="of:=PROPER(TEXT([.B243];&quot;DDD&quot;))" office:value-type="string" office:string-value="Qui" calcext:value-type="string">
            <text:p>Qui</text:p>
          </table:table-cell>
          <table:table-cell table:formula="of:=TEXT([.D243];&quot;MMMM&quot;)" office:value-type="string" office:string-value="agosto" calcext:value-type="string">
            <text:p>agosto</text:p>
          </table:table-cell>
          <table:table-cell table:formula="of:=PROPER([.I243])" office:value-type="string" office:string-value="Agosto" calcext:value-type="string">
            <text:p>Agosto</text:p>
          </table:table-cell>
          <table:table-cell table:formula="of:=TEXT([.E24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3]=&quot;&quot;;&quot;&quot;;IF(YEAR([.A243]+1)=YEAR([.A243]);[.A243]+1;&quot;&quot;))" office:value-type="date" office:date-value="2017-09-01" calcext:value-type="date">
            <text:p>01/09/17</text:p>
          </table:table-cell>
          <table:table-cell table:formula="of:=[.A244]" office:value-type="date" office:date-value="2017-09-01" calcext:value-type="date">
            <text:p>sexta-feira, 1 de setembro de 2017</text:p>
          </table:table-cell>
          <table:table-cell table:formula="of:=[.B244]" office:value-type="date" office:date-value="2017-09-01" calcext:value-type="date">
            <text:p>sexta-feira</text:p>
          </table:table-cell>
          <table:table-cell table:formula="of:=[.B244]" office:value-type="date" office:date-value="2017-09-01" calcext:value-type="date">
            <text:p>setembro</text:p>
          </table:table-cell>
          <table:table-cell table:formula="of:=[.B244]" office:value-type="date" office:date-value="2017-09-01" calcext:value-type="date">
            <text:p>2017</text:p>
          </table:table-cell>
          <table:table-cell table:formula="of:=TEXT([.C244];&quot;dddd&quot;)" office:value-type="string" office:string-value="sexta-feira" calcext:value-type="string">
            <text:p>sexta-feira</text:p>
          </table:table-cell>
          <table:table-cell table:formula="of:=PROPER([.F244])" office:value-type="string" office:string-value="Sexta-Feira" calcext:value-type="string">
            <text:p>Sexta-Feira</text:p>
          </table:table-cell>
          <table:table-cell table:formula="of:=PROPER(TEXT([.B244];&quot;DDD&quot;))" office:value-type="string" office:string-value="Sex" calcext:value-type="string">
            <text:p>Sex</text:p>
          </table:table-cell>
          <table:table-cell table:formula="of:=TEXT([.D244];&quot;MMMM&quot;)" office:value-type="string" office:string-value="setembro" calcext:value-type="string">
            <text:p>setembro</text:p>
          </table:table-cell>
          <table:table-cell table:formula="of:=PROPER([.I244])" office:value-type="string" office:string-value="Setembro" calcext:value-type="string">
            <text:p>Setembro</text:p>
          </table:table-cell>
          <table:table-cell table:formula="of:=TEXT([.E24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4]=&quot;&quot;;&quot;&quot;;IF(YEAR([.A244]+1)=YEAR([.A244]);[.A244]+1;&quot;&quot;))" office:value-type="date" office:date-value="2017-09-02" calcext:value-type="date">
            <text:p>02/09/17</text:p>
          </table:table-cell>
          <table:table-cell table:formula="of:=[.A245]" office:value-type="date" office:date-value="2017-09-02" calcext:value-type="date">
            <text:p>sábado, 2 de setembro de 2017</text:p>
          </table:table-cell>
          <table:table-cell table:formula="of:=[.B245]" office:value-type="date" office:date-value="2017-09-02" calcext:value-type="date">
            <text:p>sábado</text:p>
          </table:table-cell>
          <table:table-cell table:formula="of:=[.B245]" office:value-type="date" office:date-value="2017-09-02" calcext:value-type="date">
            <text:p>setembro</text:p>
          </table:table-cell>
          <table:table-cell table:formula="of:=[.B245]" office:value-type="date" office:date-value="2017-09-02" calcext:value-type="date">
            <text:p>2017</text:p>
          </table:table-cell>
          <table:table-cell table:formula="of:=TEXT([.C245];&quot;dddd&quot;)" office:value-type="string" office:string-value="sábado" calcext:value-type="string">
            <text:p>sábado</text:p>
          </table:table-cell>
          <table:table-cell table:formula="of:=PROPER([.F245])" office:value-type="string" office:string-value="Sábado" calcext:value-type="string">
            <text:p>Sábado</text:p>
          </table:table-cell>
          <table:table-cell table:formula="of:=PROPER(TEXT([.B245];&quot;DDD&quot;))" office:value-type="string" office:string-value="Sáb" calcext:value-type="string">
            <text:p>Sáb</text:p>
          </table:table-cell>
          <table:table-cell table:formula="of:=TEXT([.D245];&quot;MMMM&quot;)" office:value-type="string" office:string-value="setembro" calcext:value-type="string">
            <text:p>setembro</text:p>
          </table:table-cell>
          <table:table-cell table:formula="of:=PROPER([.I245])" office:value-type="string" office:string-value="Setembro" calcext:value-type="string">
            <text:p>Setembro</text:p>
          </table:table-cell>
          <table:table-cell table:formula="of:=TEXT([.E24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5]=&quot;&quot;;&quot;&quot;;IF(YEAR([.A245]+1)=YEAR([.A245]);[.A245]+1;&quot;&quot;))" office:value-type="date" office:date-value="2017-09-03" calcext:value-type="date">
            <text:p>03/09/17</text:p>
          </table:table-cell>
          <table:table-cell table:formula="of:=[.A246]" office:value-type="date" office:date-value="2017-09-03" calcext:value-type="date">
            <text:p>domingo, 3 de setembro de 2017</text:p>
          </table:table-cell>
          <table:table-cell table:formula="of:=[.B246]" office:value-type="date" office:date-value="2017-09-03" calcext:value-type="date">
            <text:p>domingo</text:p>
          </table:table-cell>
          <table:table-cell table:formula="of:=[.B246]" office:value-type="date" office:date-value="2017-09-03" calcext:value-type="date">
            <text:p>setembro</text:p>
          </table:table-cell>
          <table:table-cell table:formula="of:=[.B246]" office:value-type="date" office:date-value="2017-09-03" calcext:value-type="date">
            <text:p>2017</text:p>
          </table:table-cell>
          <table:table-cell table:formula="of:=TEXT([.C246];&quot;dddd&quot;)" office:value-type="string" office:string-value="domingo" calcext:value-type="string">
            <text:p>domingo</text:p>
          </table:table-cell>
          <table:table-cell table:formula="of:=PROPER([.F246])" office:value-type="string" office:string-value="Domingo" calcext:value-type="string">
            <text:p>Domingo</text:p>
          </table:table-cell>
          <table:table-cell table:formula="of:=PROPER(TEXT([.B246];&quot;DDD&quot;))" office:value-type="string" office:string-value="Dom" calcext:value-type="string">
            <text:p>Dom</text:p>
          </table:table-cell>
          <table:table-cell table:formula="of:=TEXT([.D246];&quot;MMMM&quot;)" office:value-type="string" office:string-value="setembro" calcext:value-type="string">
            <text:p>setembro</text:p>
          </table:table-cell>
          <table:table-cell table:formula="of:=PROPER([.I246])" office:value-type="string" office:string-value="Setembro" calcext:value-type="string">
            <text:p>Setembro</text:p>
          </table:table-cell>
          <table:table-cell table:formula="of:=TEXT([.E24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6]=&quot;&quot;;&quot;&quot;;IF(YEAR([.A246]+1)=YEAR([.A246]);[.A246]+1;&quot;&quot;))" office:value-type="date" office:date-value="2017-09-04" calcext:value-type="date">
            <text:p>04/09/17</text:p>
          </table:table-cell>
          <table:table-cell table:formula="of:=[.A247]" office:value-type="date" office:date-value="2017-09-04" calcext:value-type="date">
            <text:p>segunda-feira, 4 de setembro de 2017</text:p>
          </table:table-cell>
          <table:table-cell table:formula="of:=[.B247]" office:value-type="date" office:date-value="2017-09-04" calcext:value-type="date">
            <text:p>segunda-feira</text:p>
          </table:table-cell>
          <table:table-cell table:formula="of:=[.B247]" office:value-type="date" office:date-value="2017-09-04" calcext:value-type="date">
            <text:p>setembro</text:p>
          </table:table-cell>
          <table:table-cell table:formula="of:=[.B247]" office:value-type="date" office:date-value="2017-09-04" calcext:value-type="date">
            <text:p>2017</text:p>
          </table:table-cell>
          <table:table-cell table:formula="of:=TEXT([.C247];&quot;dddd&quot;)" office:value-type="string" office:string-value="segunda-feira" calcext:value-type="string">
            <text:p>segunda-feira</text:p>
          </table:table-cell>
          <table:table-cell table:formula="of:=PROPER([.F247])" office:value-type="string" office:string-value="Segunda-Feira" calcext:value-type="string">
            <text:p>Segunda-Feira</text:p>
          </table:table-cell>
          <table:table-cell table:formula="of:=PROPER(TEXT([.B247];&quot;DDD&quot;))" office:value-type="string" office:string-value="Seg" calcext:value-type="string">
            <text:p>Seg</text:p>
          </table:table-cell>
          <table:table-cell table:formula="of:=TEXT([.D247];&quot;MMMM&quot;)" office:value-type="string" office:string-value="setembro" calcext:value-type="string">
            <text:p>setembro</text:p>
          </table:table-cell>
          <table:table-cell table:formula="of:=PROPER([.I247])" office:value-type="string" office:string-value="Setembro" calcext:value-type="string">
            <text:p>Setembro</text:p>
          </table:table-cell>
          <table:table-cell table:formula="of:=TEXT([.E24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7]=&quot;&quot;;&quot;&quot;;IF(YEAR([.A247]+1)=YEAR([.A247]);[.A247]+1;&quot;&quot;))" office:value-type="date" office:date-value="2017-09-05" calcext:value-type="date">
            <text:p>05/09/17</text:p>
          </table:table-cell>
          <table:table-cell table:formula="of:=[.A248]" office:value-type="date" office:date-value="2017-09-05" calcext:value-type="date">
            <text:p>terça-feira, 5 de setembro de 2017</text:p>
          </table:table-cell>
          <table:table-cell table:formula="of:=[.B248]" office:value-type="date" office:date-value="2017-09-05" calcext:value-type="date">
            <text:p>terça-feira</text:p>
          </table:table-cell>
          <table:table-cell table:formula="of:=[.B248]" office:value-type="date" office:date-value="2017-09-05" calcext:value-type="date">
            <text:p>setembro</text:p>
          </table:table-cell>
          <table:table-cell table:formula="of:=[.B248]" office:value-type="date" office:date-value="2017-09-05" calcext:value-type="date">
            <text:p>2017</text:p>
          </table:table-cell>
          <table:table-cell table:formula="of:=TEXT([.C248];&quot;dddd&quot;)" office:value-type="string" office:string-value="terça-feira" calcext:value-type="string">
            <text:p>terça-feira</text:p>
          </table:table-cell>
          <table:table-cell table:formula="of:=PROPER([.F248])" office:value-type="string" office:string-value="Terça-Feira" calcext:value-type="string">
            <text:p>Terça-Feira</text:p>
          </table:table-cell>
          <table:table-cell table:formula="of:=PROPER(TEXT([.B248];&quot;DDD&quot;))" office:value-type="string" office:string-value="Ter" calcext:value-type="string">
            <text:p>Ter</text:p>
          </table:table-cell>
          <table:table-cell table:formula="of:=TEXT([.D248];&quot;MMMM&quot;)" office:value-type="string" office:string-value="setembro" calcext:value-type="string">
            <text:p>setembro</text:p>
          </table:table-cell>
          <table:table-cell table:formula="of:=PROPER([.I248])" office:value-type="string" office:string-value="Setembro" calcext:value-type="string">
            <text:p>Setembro</text:p>
          </table:table-cell>
          <table:table-cell table:formula="of:=TEXT([.E24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8]=&quot;&quot;;&quot;&quot;;IF(YEAR([.A248]+1)=YEAR([.A248]);[.A248]+1;&quot;&quot;))" office:value-type="date" office:date-value="2017-09-06" calcext:value-type="date">
            <text:p>06/09/17</text:p>
          </table:table-cell>
          <table:table-cell table:formula="of:=[.A249]" office:value-type="date" office:date-value="2017-09-06" calcext:value-type="date">
            <text:p>quarta-feira, 6 de setembro de 2017</text:p>
          </table:table-cell>
          <table:table-cell table:formula="of:=[.B249]" office:value-type="date" office:date-value="2017-09-06" calcext:value-type="date">
            <text:p>quarta-feira</text:p>
          </table:table-cell>
          <table:table-cell table:formula="of:=[.B249]" office:value-type="date" office:date-value="2017-09-06" calcext:value-type="date">
            <text:p>setembro</text:p>
          </table:table-cell>
          <table:table-cell table:formula="of:=[.B249]" office:value-type="date" office:date-value="2017-09-06" calcext:value-type="date">
            <text:p>2017</text:p>
          </table:table-cell>
          <table:table-cell table:formula="of:=TEXT([.C249];&quot;dddd&quot;)" office:value-type="string" office:string-value="quarta-feira" calcext:value-type="string">
            <text:p>quarta-feira</text:p>
          </table:table-cell>
          <table:table-cell table:formula="of:=PROPER([.F249])" office:value-type="string" office:string-value="Quarta-Feira" calcext:value-type="string">
            <text:p>Quarta-Feira</text:p>
          </table:table-cell>
          <table:table-cell table:formula="of:=PROPER(TEXT([.B249];&quot;DDD&quot;))" office:value-type="string" office:string-value="Qua" calcext:value-type="string">
            <text:p>Qua</text:p>
          </table:table-cell>
          <table:table-cell table:formula="of:=TEXT([.D249];&quot;MMMM&quot;)" office:value-type="string" office:string-value="setembro" calcext:value-type="string">
            <text:p>setembro</text:p>
          </table:table-cell>
          <table:table-cell table:formula="of:=PROPER([.I249])" office:value-type="string" office:string-value="Setembro" calcext:value-type="string">
            <text:p>Setembro</text:p>
          </table:table-cell>
          <table:table-cell table:formula="of:=TEXT([.E24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49]=&quot;&quot;;&quot;&quot;;IF(YEAR([.A249]+1)=YEAR([.A249]);[.A249]+1;&quot;&quot;))" office:value-type="date" office:date-value="2017-09-07" calcext:value-type="date">
            <text:p>07/09/17</text:p>
          </table:table-cell>
          <table:table-cell table:formula="of:=[.A250]" office:value-type="date" office:date-value="2017-09-07" calcext:value-type="date">
            <text:p>quinta-feira, 7 de setembro de 2017</text:p>
          </table:table-cell>
          <table:table-cell table:formula="of:=[.B250]" office:value-type="date" office:date-value="2017-09-07" calcext:value-type="date">
            <text:p>quinta-feira</text:p>
          </table:table-cell>
          <table:table-cell table:formula="of:=[.B250]" office:value-type="date" office:date-value="2017-09-07" calcext:value-type="date">
            <text:p>setembro</text:p>
          </table:table-cell>
          <table:table-cell table:formula="of:=[.B250]" office:value-type="date" office:date-value="2017-09-07" calcext:value-type="date">
            <text:p>2017</text:p>
          </table:table-cell>
          <table:table-cell table:formula="of:=TEXT([.C250];&quot;dddd&quot;)" office:value-type="string" office:string-value="quinta-feira" calcext:value-type="string">
            <text:p>quinta-feira</text:p>
          </table:table-cell>
          <table:table-cell table:formula="of:=PROPER([.F250])" office:value-type="string" office:string-value="Quinta-Feira" calcext:value-type="string">
            <text:p>Quinta-Feira</text:p>
          </table:table-cell>
          <table:table-cell table:formula="of:=PROPER(TEXT([.B250];&quot;DDD&quot;))" office:value-type="string" office:string-value="Qui" calcext:value-type="string">
            <text:p>Qui</text:p>
          </table:table-cell>
          <table:table-cell table:formula="of:=TEXT([.D250];&quot;MMMM&quot;)" office:value-type="string" office:string-value="setembro" calcext:value-type="string">
            <text:p>setembro</text:p>
          </table:table-cell>
          <table:table-cell table:formula="of:=PROPER([.I250])" office:value-type="string" office:string-value="Setembro" calcext:value-type="string">
            <text:p>Setembro</text:p>
          </table:table-cell>
          <table:table-cell table:formula="of:=TEXT([.E25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0]=&quot;&quot;;&quot;&quot;;IF(YEAR([.A250]+1)=YEAR([.A250]);[.A250]+1;&quot;&quot;))" office:value-type="date" office:date-value="2017-09-08" calcext:value-type="date">
            <text:p>08/09/17</text:p>
          </table:table-cell>
          <table:table-cell table:formula="of:=[.A251]" office:value-type="date" office:date-value="2017-09-08" calcext:value-type="date">
            <text:p>sexta-feira, 8 de setembro de 2017</text:p>
          </table:table-cell>
          <table:table-cell table:formula="of:=[.B251]" office:value-type="date" office:date-value="2017-09-08" calcext:value-type="date">
            <text:p>sexta-feira</text:p>
          </table:table-cell>
          <table:table-cell table:formula="of:=[.B251]" office:value-type="date" office:date-value="2017-09-08" calcext:value-type="date">
            <text:p>setembro</text:p>
          </table:table-cell>
          <table:table-cell table:formula="of:=[.B251]" office:value-type="date" office:date-value="2017-09-08" calcext:value-type="date">
            <text:p>2017</text:p>
          </table:table-cell>
          <table:table-cell table:formula="of:=TEXT([.C251];&quot;dddd&quot;)" office:value-type="string" office:string-value="sexta-feira" calcext:value-type="string">
            <text:p>sexta-feira</text:p>
          </table:table-cell>
          <table:table-cell table:formula="of:=PROPER([.F251])" office:value-type="string" office:string-value="Sexta-Feira" calcext:value-type="string">
            <text:p>Sexta-Feira</text:p>
          </table:table-cell>
          <table:table-cell table:formula="of:=PROPER(TEXT([.B251];&quot;DDD&quot;))" office:value-type="string" office:string-value="Sex" calcext:value-type="string">
            <text:p>Sex</text:p>
          </table:table-cell>
          <table:table-cell table:formula="of:=TEXT([.D251];&quot;MMMM&quot;)" office:value-type="string" office:string-value="setembro" calcext:value-type="string">
            <text:p>setembro</text:p>
          </table:table-cell>
          <table:table-cell table:formula="of:=PROPER([.I251])" office:value-type="string" office:string-value="Setembro" calcext:value-type="string">
            <text:p>Setembro</text:p>
          </table:table-cell>
          <table:table-cell table:formula="of:=TEXT([.E25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1]=&quot;&quot;;&quot;&quot;;IF(YEAR([.A251]+1)=YEAR([.A251]);[.A251]+1;&quot;&quot;))" office:value-type="date" office:date-value="2017-09-09" calcext:value-type="date">
            <text:p>09/09/17</text:p>
          </table:table-cell>
          <table:table-cell table:formula="of:=[.A252]" office:value-type="date" office:date-value="2017-09-09" calcext:value-type="date">
            <text:p>sábado, 9 de setembro de 2017</text:p>
          </table:table-cell>
          <table:table-cell table:formula="of:=[.B252]" office:value-type="date" office:date-value="2017-09-09" calcext:value-type="date">
            <text:p>sábado</text:p>
          </table:table-cell>
          <table:table-cell table:formula="of:=[.B252]" office:value-type="date" office:date-value="2017-09-09" calcext:value-type="date">
            <text:p>setembro</text:p>
          </table:table-cell>
          <table:table-cell table:formula="of:=[.B252]" office:value-type="date" office:date-value="2017-09-09" calcext:value-type="date">
            <text:p>2017</text:p>
          </table:table-cell>
          <table:table-cell table:formula="of:=TEXT([.C252];&quot;dddd&quot;)" office:value-type="string" office:string-value="sábado" calcext:value-type="string">
            <text:p>sábado</text:p>
          </table:table-cell>
          <table:table-cell table:formula="of:=PROPER([.F252])" office:value-type="string" office:string-value="Sábado" calcext:value-type="string">
            <text:p>Sábado</text:p>
          </table:table-cell>
          <table:table-cell table:formula="of:=PROPER(TEXT([.B252];&quot;DDD&quot;))" office:value-type="string" office:string-value="Sáb" calcext:value-type="string">
            <text:p>Sáb</text:p>
          </table:table-cell>
          <table:table-cell table:formula="of:=TEXT([.D252];&quot;MMMM&quot;)" office:value-type="string" office:string-value="setembro" calcext:value-type="string">
            <text:p>setembro</text:p>
          </table:table-cell>
          <table:table-cell table:formula="of:=PROPER([.I252])" office:value-type="string" office:string-value="Setembro" calcext:value-type="string">
            <text:p>Setembro</text:p>
          </table:table-cell>
          <table:table-cell table:formula="of:=TEXT([.E25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2]=&quot;&quot;;&quot;&quot;;IF(YEAR([.A252]+1)=YEAR([.A252]);[.A252]+1;&quot;&quot;))" office:value-type="date" office:date-value="2017-09-10" calcext:value-type="date">
            <text:p>10/09/17</text:p>
          </table:table-cell>
          <table:table-cell table:formula="of:=[.A253]" office:value-type="date" office:date-value="2017-09-10" calcext:value-type="date">
            <text:p>domingo, 10 de setembro de 2017</text:p>
          </table:table-cell>
          <table:table-cell table:formula="of:=[.B253]" office:value-type="date" office:date-value="2017-09-10" calcext:value-type="date">
            <text:p>domingo</text:p>
          </table:table-cell>
          <table:table-cell table:formula="of:=[.B253]" office:value-type="date" office:date-value="2017-09-10" calcext:value-type="date">
            <text:p>setembro</text:p>
          </table:table-cell>
          <table:table-cell table:formula="of:=[.B253]" office:value-type="date" office:date-value="2017-09-10" calcext:value-type="date">
            <text:p>2017</text:p>
          </table:table-cell>
          <table:table-cell table:formula="of:=TEXT([.C253];&quot;dddd&quot;)" office:value-type="string" office:string-value="domingo" calcext:value-type="string">
            <text:p>domingo</text:p>
          </table:table-cell>
          <table:table-cell table:formula="of:=PROPER([.F253])" office:value-type="string" office:string-value="Domingo" calcext:value-type="string">
            <text:p>Domingo</text:p>
          </table:table-cell>
          <table:table-cell table:formula="of:=PROPER(TEXT([.B253];&quot;DDD&quot;))" office:value-type="string" office:string-value="Dom" calcext:value-type="string">
            <text:p>Dom</text:p>
          </table:table-cell>
          <table:table-cell table:formula="of:=TEXT([.D253];&quot;MMMM&quot;)" office:value-type="string" office:string-value="setembro" calcext:value-type="string">
            <text:p>setembro</text:p>
          </table:table-cell>
          <table:table-cell table:formula="of:=PROPER([.I253])" office:value-type="string" office:string-value="Setembro" calcext:value-type="string">
            <text:p>Setembro</text:p>
          </table:table-cell>
          <table:table-cell table:formula="of:=TEXT([.E25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3]=&quot;&quot;;&quot;&quot;;IF(YEAR([.A253]+1)=YEAR([.A253]);[.A253]+1;&quot;&quot;))" office:value-type="date" office:date-value="2017-09-11" calcext:value-type="date">
            <text:p>11/09/17</text:p>
          </table:table-cell>
          <table:table-cell table:formula="of:=[.A254]" office:value-type="date" office:date-value="2017-09-11" calcext:value-type="date">
            <text:p>segunda-feira, 11 de setembro de 2017</text:p>
          </table:table-cell>
          <table:table-cell table:formula="of:=[.B254]" office:value-type="date" office:date-value="2017-09-11" calcext:value-type="date">
            <text:p>segunda-feira</text:p>
          </table:table-cell>
          <table:table-cell table:formula="of:=[.B254]" office:value-type="date" office:date-value="2017-09-11" calcext:value-type="date">
            <text:p>setembro</text:p>
          </table:table-cell>
          <table:table-cell table:formula="of:=[.B254]" office:value-type="date" office:date-value="2017-09-11" calcext:value-type="date">
            <text:p>2017</text:p>
          </table:table-cell>
          <table:table-cell table:formula="of:=TEXT([.C254];&quot;dddd&quot;)" office:value-type="string" office:string-value="segunda-feira" calcext:value-type="string">
            <text:p>segunda-feira</text:p>
          </table:table-cell>
          <table:table-cell table:formula="of:=PROPER([.F254])" office:value-type="string" office:string-value="Segunda-Feira" calcext:value-type="string">
            <text:p>Segunda-Feira</text:p>
          </table:table-cell>
          <table:table-cell table:formula="of:=PROPER(TEXT([.B254];&quot;DDD&quot;))" office:value-type="string" office:string-value="Seg" calcext:value-type="string">
            <text:p>Seg</text:p>
          </table:table-cell>
          <table:table-cell table:formula="of:=TEXT([.D254];&quot;MMMM&quot;)" office:value-type="string" office:string-value="setembro" calcext:value-type="string">
            <text:p>setembro</text:p>
          </table:table-cell>
          <table:table-cell table:formula="of:=PROPER([.I254])" office:value-type="string" office:string-value="Setembro" calcext:value-type="string">
            <text:p>Setembro</text:p>
          </table:table-cell>
          <table:table-cell table:formula="of:=TEXT([.E25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4]=&quot;&quot;;&quot;&quot;;IF(YEAR([.A254]+1)=YEAR([.A254]);[.A254]+1;&quot;&quot;))" office:value-type="date" office:date-value="2017-09-12" calcext:value-type="date">
            <text:p>12/09/17</text:p>
          </table:table-cell>
          <table:table-cell table:formula="of:=[.A255]" office:value-type="date" office:date-value="2017-09-12" calcext:value-type="date">
            <text:p>terça-feira, 12 de setembro de 2017</text:p>
          </table:table-cell>
          <table:table-cell table:formula="of:=[.B255]" office:value-type="date" office:date-value="2017-09-12" calcext:value-type="date">
            <text:p>terça-feira</text:p>
          </table:table-cell>
          <table:table-cell table:formula="of:=[.B255]" office:value-type="date" office:date-value="2017-09-12" calcext:value-type="date">
            <text:p>setembro</text:p>
          </table:table-cell>
          <table:table-cell table:formula="of:=[.B255]" office:value-type="date" office:date-value="2017-09-12" calcext:value-type="date">
            <text:p>2017</text:p>
          </table:table-cell>
          <table:table-cell table:formula="of:=TEXT([.C255];&quot;dddd&quot;)" office:value-type="string" office:string-value="terça-feira" calcext:value-type="string">
            <text:p>terça-feira</text:p>
          </table:table-cell>
          <table:table-cell table:formula="of:=PROPER([.F255])" office:value-type="string" office:string-value="Terça-Feira" calcext:value-type="string">
            <text:p>Terça-Feira</text:p>
          </table:table-cell>
          <table:table-cell table:formula="of:=PROPER(TEXT([.B255];&quot;DDD&quot;))" office:value-type="string" office:string-value="Ter" calcext:value-type="string">
            <text:p>Ter</text:p>
          </table:table-cell>
          <table:table-cell table:formula="of:=TEXT([.D255];&quot;MMMM&quot;)" office:value-type="string" office:string-value="setembro" calcext:value-type="string">
            <text:p>setembro</text:p>
          </table:table-cell>
          <table:table-cell table:formula="of:=PROPER([.I255])" office:value-type="string" office:string-value="Setembro" calcext:value-type="string">
            <text:p>Setembro</text:p>
          </table:table-cell>
          <table:table-cell table:formula="of:=TEXT([.E25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5]=&quot;&quot;;&quot;&quot;;IF(YEAR([.A255]+1)=YEAR([.A255]);[.A255]+1;&quot;&quot;))" office:value-type="date" office:date-value="2017-09-13" calcext:value-type="date">
            <text:p>13/09/17</text:p>
          </table:table-cell>
          <table:table-cell table:formula="of:=[.A256]" office:value-type="date" office:date-value="2017-09-13" calcext:value-type="date">
            <text:p>quarta-feira, 13 de setembro de 2017</text:p>
          </table:table-cell>
          <table:table-cell table:formula="of:=[.B256]" office:value-type="date" office:date-value="2017-09-13" calcext:value-type="date">
            <text:p>quarta-feira</text:p>
          </table:table-cell>
          <table:table-cell table:formula="of:=[.B256]" office:value-type="date" office:date-value="2017-09-13" calcext:value-type="date">
            <text:p>setembro</text:p>
          </table:table-cell>
          <table:table-cell table:formula="of:=[.B256]" office:value-type="date" office:date-value="2017-09-13" calcext:value-type="date">
            <text:p>2017</text:p>
          </table:table-cell>
          <table:table-cell table:formula="of:=TEXT([.C256];&quot;dddd&quot;)" office:value-type="string" office:string-value="quarta-feira" calcext:value-type="string">
            <text:p>quarta-feira</text:p>
          </table:table-cell>
          <table:table-cell table:formula="of:=PROPER([.F256])" office:value-type="string" office:string-value="Quarta-Feira" calcext:value-type="string">
            <text:p>Quarta-Feira</text:p>
          </table:table-cell>
          <table:table-cell table:formula="of:=PROPER(TEXT([.B256];&quot;DDD&quot;))" office:value-type="string" office:string-value="Qua" calcext:value-type="string">
            <text:p>Qua</text:p>
          </table:table-cell>
          <table:table-cell table:formula="of:=TEXT([.D256];&quot;MMMM&quot;)" office:value-type="string" office:string-value="setembro" calcext:value-type="string">
            <text:p>setembro</text:p>
          </table:table-cell>
          <table:table-cell table:formula="of:=PROPER([.I256])" office:value-type="string" office:string-value="Setembro" calcext:value-type="string">
            <text:p>Setembro</text:p>
          </table:table-cell>
          <table:table-cell table:formula="of:=TEXT([.E25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6]=&quot;&quot;;&quot;&quot;;IF(YEAR([.A256]+1)=YEAR([.A256]);[.A256]+1;&quot;&quot;))" office:value-type="date" office:date-value="2017-09-14" calcext:value-type="date">
            <text:p>14/09/17</text:p>
          </table:table-cell>
          <table:table-cell table:formula="of:=[.A257]" office:value-type="date" office:date-value="2017-09-14" calcext:value-type="date">
            <text:p>quinta-feira, 14 de setembro de 2017</text:p>
          </table:table-cell>
          <table:table-cell table:formula="of:=[.B257]" office:value-type="date" office:date-value="2017-09-14" calcext:value-type="date">
            <text:p>quinta-feira</text:p>
          </table:table-cell>
          <table:table-cell table:formula="of:=[.B257]" office:value-type="date" office:date-value="2017-09-14" calcext:value-type="date">
            <text:p>setembro</text:p>
          </table:table-cell>
          <table:table-cell table:formula="of:=[.B257]" office:value-type="date" office:date-value="2017-09-14" calcext:value-type="date">
            <text:p>2017</text:p>
          </table:table-cell>
          <table:table-cell table:formula="of:=TEXT([.C257];&quot;dddd&quot;)" office:value-type="string" office:string-value="quinta-feira" calcext:value-type="string">
            <text:p>quinta-feira</text:p>
          </table:table-cell>
          <table:table-cell table:formula="of:=PROPER([.F257])" office:value-type="string" office:string-value="Quinta-Feira" calcext:value-type="string">
            <text:p>Quinta-Feira</text:p>
          </table:table-cell>
          <table:table-cell table:formula="of:=PROPER(TEXT([.B257];&quot;DDD&quot;))" office:value-type="string" office:string-value="Qui" calcext:value-type="string">
            <text:p>Qui</text:p>
          </table:table-cell>
          <table:table-cell table:formula="of:=TEXT([.D257];&quot;MMMM&quot;)" office:value-type="string" office:string-value="setembro" calcext:value-type="string">
            <text:p>setembro</text:p>
          </table:table-cell>
          <table:table-cell table:formula="of:=PROPER([.I257])" office:value-type="string" office:string-value="Setembro" calcext:value-type="string">
            <text:p>Setembro</text:p>
          </table:table-cell>
          <table:table-cell table:formula="of:=TEXT([.E25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7]=&quot;&quot;;&quot;&quot;;IF(YEAR([.A257]+1)=YEAR([.A257]);[.A257]+1;&quot;&quot;))" office:value-type="date" office:date-value="2017-09-15" calcext:value-type="date">
            <text:p>15/09/17</text:p>
          </table:table-cell>
          <table:table-cell table:formula="of:=[.A258]" office:value-type="date" office:date-value="2017-09-15" calcext:value-type="date">
            <text:p>sexta-feira, 15 de setembro de 2017</text:p>
          </table:table-cell>
          <table:table-cell table:formula="of:=[.B258]" office:value-type="date" office:date-value="2017-09-15" calcext:value-type="date">
            <text:p>sexta-feira</text:p>
          </table:table-cell>
          <table:table-cell table:formula="of:=[.B258]" office:value-type="date" office:date-value="2017-09-15" calcext:value-type="date">
            <text:p>setembro</text:p>
          </table:table-cell>
          <table:table-cell table:formula="of:=[.B258]" office:value-type="date" office:date-value="2017-09-15" calcext:value-type="date">
            <text:p>2017</text:p>
          </table:table-cell>
          <table:table-cell table:formula="of:=TEXT([.C258];&quot;dddd&quot;)" office:value-type="string" office:string-value="sexta-feira" calcext:value-type="string">
            <text:p>sexta-feira</text:p>
          </table:table-cell>
          <table:table-cell table:formula="of:=PROPER([.F258])" office:value-type="string" office:string-value="Sexta-Feira" calcext:value-type="string">
            <text:p>Sexta-Feira</text:p>
          </table:table-cell>
          <table:table-cell table:formula="of:=PROPER(TEXT([.B258];&quot;DDD&quot;))" office:value-type="string" office:string-value="Sex" calcext:value-type="string">
            <text:p>Sex</text:p>
          </table:table-cell>
          <table:table-cell table:formula="of:=TEXT([.D258];&quot;MMMM&quot;)" office:value-type="string" office:string-value="setembro" calcext:value-type="string">
            <text:p>setembro</text:p>
          </table:table-cell>
          <table:table-cell table:formula="of:=PROPER([.I258])" office:value-type="string" office:string-value="Setembro" calcext:value-type="string">
            <text:p>Setembro</text:p>
          </table:table-cell>
          <table:table-cell table:formula="of:=TEXT([.E25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8]=&quot;&quot;;&quot;&quot;;IF(YEAR([.A258]+1)=YEAR([.A258]);[.A258]+1;&quot;&quot;))" office:value-type="date" office:date-value="2017-09-16" calcext:value-type="date">
            <text:p>16/09/17</text:p>
          </table:table-cell>
          <table:table-cell table:formula="of:=[.A259]" office:value-type="date" office:date-value="2017-09-16" calcext:value-type="date">
            <text:p>sábado, 16 de setembro de 2017</text:p>
          </table:table-cell>
          <table:table-cell table:formula="of:=[.B259]" office:value-type="date" office:date-value="2017-09-16" calcext:value-type="date">
            <text:p>sábado</text:p>
          </table:table-cell>
          <table:table-cell table:formula="of:=[.B259]" office:value-type="date" office:date-value="2017-09-16" calcext:value-type="date">
            <text:p>setembro</text:p>
          </table:table-cell>
          <table:table-cell table:formula="of:=[.B259]" office:value-type="date" office:date-value="2017-09-16" calcext:value-type="date">
            <text:p>2017</text:p>
          </table:table-cell>
          <table:table-cell table:formula="of:=TEXT([.C259];&quot;dddd&quot;)" office:value-type="string" office:string-value="sábado" calcext:value-type="string">
            <text:p>sábado</text:p>
          </table:table-cell>
          <table:table-cell table:formula="of:=PROPER([.F259])" office:value-type="string" office:string-value="Sábado" calcext:value-type="string">
            <text:p>Sábado</text:p>
          </table:table-cell>
          <table:table-cell table:formula="of:=PROPER(TEXT([.B259];&quot;DDD&quot;))" office:value-type="string" office:string-value="Sáb" calcext:value-type="string">
            <text:p>Sáb</text:p>
          </table:table-cell>
          <table:table-cell table:formula="of:=TEXT([.D259];&quot;MMMM&quot;)" office:value-type="string" office:string-value="setembro" calcext:value-type="string">
            <text:p>setembro</text:p>
          </table:table-cell>
          <table:table-cell table:formula="of:=PROPER([.I259])" office:value-type="string" office:string-value="Setembro" calcext:value-type="string">
            <text:p>Setembro</text:p>
          </table:table-cell>
          <table:table-cell table:formula="of:=TEXT([.E25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59]=&quot;&quot;;&quot;&quot;;IF(YEAR([.A259]+1)=YEAR([.A259]);[.A259]+1;&quot;&quot;))" office:value-type="date" office:date-value="2017-09-17" calcext:value-type="date">
            <text:p>17/09/17</text:p>
          </table:table-cell>
          <table:table-cell table:formula="of:=[.A260]" office:value-type="date" office:date-value="2017-09-17" calcext:value-type="date">
            <text:p>domingo, 17 de setembro de 2017</text:p>
          </table:table-cell>
          <table:table-cell table:formula="of:=[.B260]" office:value-type="date" office:date-value="2017-09-17" calcext:value-type="date">
            <text:p>domingo</text:p>
          </table:table-cell>
          <table:table-cell table:formula="of:=[.B260]" office:value-type="date" office:date-value="2017-09-17" calcext:value-type="date">
            <text:p>setembro</text:p>
          </table:table-cell>
          <table:table-cell table:formula="of:=[.B260]" office:value-type="date" office:date-value="2017-09-17" calcext:value-type="date">
            <text:p>2017</text:p>
          </table:table-cell>
          <table:table-cell table:formula="of:=TEXT([.C260];&quot;dddd&quot;)" office:value-type="string" office:string-value="domingo" calcext:value-type="string">
            <text:p>domingo</text:p>
          </table:table-cell>
          <table:table-cell table:formula="of:=PROPER([.F260])" office:value-type="string" office:string-value="Domingo" calcext:value-type="string">
            <text:p>Domingo</text:p>
          </table:table-cell>
          <table:table-cell table:formula="of:=PROPER(TEXT([.B260];&quot;DDD&quot;))" office:value-type="string" office:string-value="Dom" calcext:value-type="string">
            <text:p>Dom</text:p>
          </table:table-cell>
          <table:table-cell table:formula="of:=TEXT([.D260];&quot;MMMM&quot;)" office:value-type="string" office:string-value="setembro" calcext:value-type="string">
            <text:p>setembro</text:p>
          </table:table-cell>
          <table:table-cell table:formula="of:=PROPER([.I260])" office:value-type="string" office:string-value="Setembro" calcext:value-type="string">
            <text:p>Setembro</text:p>
          </table:table-cell>
          <table:table-cell table:formula="of:=TEXT([.E26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0]=&quot;&quot;;&quot;&quot;;IF(YEAR([.A260]+1)=YEAR([.A260]);[.A260]+1;&quot;&quot;))" office:value-type="date" office:date-value="2017-09-18" calcext:value-type="date">
            <text:p>18/09/17</text:p>
          </table:table-cell>
          <table:table-cell table:formula="of:=[.A261]" office:value-type="date" office:date-value="2017-09-18" calcext:value-type="date">
            <text:p>segunda-feira, 18 de setembro de 2017</text:p>
          </table:table-cell>
          <table:table-cell table:formula="of:=[.B261]" office:value-type="date" office:date-value="2017-09-18" calcext:value-type="date">
            <text:p>segunda-feira</text:p>
          </table:table-cell>
          <table:table-cell table:formula="of:=[.B261]" office:value-type="date" office:date-value="2017-09-18" calcext:value-type="date">
            <text:p>setembro</text:p>
          </table:table-cell>
          <table:table-cell table:formula="of:=[.B261]" office:value-type="date" office:date-value="2017-09-18" calcext:value-type="date">
            <text:p>2017</text:p>
          </table:table-cell>
          <table:table-cell table:formula="of:=TEXT([.C261];&quot;dddd&quot;)" office:value-type="string" office:string-value="segunda-feira" calcext:value-type="string">
            <text:p>segunda-feira</text:p>
          </table:table-cell>
          <table:table-cell table:formula="of:=PROPER([.F261])" office:value-type="string" office:string-value="Segunda-Feira" calcext:value-type="string">
            <text:p>Segunda-Feira</text:p>
          </table:table-cell>
          <table:table-cell table:formula="of:=PROPER(TEXT([.B261];&quot;DDD&quot;))" office:value-type="string" office:string-value="Seg" calcext:value-type="string">
            <text:p>Seg</text:p>
          </table:table-cell>
          <table:table-cell table:formula="of:=TEXT([.D261];&quot;MMMM&quot;)" office:value-type="string" office:string-value="setembro" calcext:value-type="string">
            <text:p>setembro</text:p>
          </table:table-cell>
          <table:table-cell table:formula="of:=PROPER([.I261])" office:value-type="string" office:string-value="Setembro" calcext:value-type="string">
            <text:p>Setembro</text:p>
          </table:table-cell>
          <table:table-cell table:formula="of:=TEXT([.E26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1]=&quot;&quot;;&quot;&quot;;IF(YEAR([.A261]+1)=YEAR([.A261]);[.A261]+1;&quot;&quot;))" office:value-type="date" office:date-value="2017-09-19" calcext:value-type="date">
            <text:p>19/09/17</text:p>
          </table:table-cell>
          <table:table-cell table:formula="of:=[.A262]" office:value-type="date" office:date-value="2017-09-19" calcext:value-type="date">
            <text:p>terça-feira, 19 de setembro de 2017</text:p>
          </table:table-cell>
          <table:table-cell table:formula="of:=[.B262]" office:value-type="date" office:date-value="2017-09-19" calcext:value-type="date">
            <text:p>terça-feira</text:p>
          </table:table-cell>
          <table:table-cell table:formula="of:=[.B262]" office:value-type="date" office:date-value="2017-09-19" calcext:value-type="date">
            <text:p>setembro</text:p>
          </table:table-cell>
          <table:table-cell table:formula="of:=[.B262]" office:value-type="date" office:date-value="2017-09-19" calcext:value-type="date">
            <text:p>2017</text:p>
          </table:table-cell>
          <table:table-cell table:formula="of:=TEXT([.C262];&quot;dddd&quot;)" office:value-type="string" office:string-value="terça-feira" calcext:value-type="string">
            <text:p>terça-feira</text:p>
          </table:table-cell>
          <table:table-cell table:formula="of:=PROPER([.F262])" office:value-type="string" office:string-value="Terça-Feira" calcext:value-type="string">
            <text:p>Terça-Feira</text:p>
          </table:table-cell>
          <table:table-cell table:formula="of:=PROPER(TEXT([.B262];&quot;DDD&quot;))" office:value-type="string" office:string-value="Ter" calcext:value-type="string">
            <text:p>Ter</text:p>
          </table:table-cell>
          <table:table-cell table:formula="of:=TEXT([.D262];&quot;MMMM&quot;)" office:value-type="string" office:string-value="setembro" calcext:value-type="string">
            <text:p>setembro</text:p>
          </table:table-cell>
          <table:table-cell table:formula="of:=PROPER([.I262])" office:value-type="string" office:string-value="Setembro" calcext:value-type="string">
            <text:p>Setembro</text:p>
          </table:table-cell>
          <table:table-cell table:formula="of:=TEXT([.E26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2]=&quot;&quot;;&quot;&quot;;IF(YEAR([.A262]+1)=YEAR([.A262]);[.A262]+1;&quot;&quot;))" office:value-type="date" office:date-value="2017-09-20" calcext:value-type="date">
            <text:p>20/09/17</text:p>
          </table:table-cell>
          <table:table-cell table:formula="of:=[.A263]" office:value-type="date" office:date-value="2017-09-20" calcext:value-type="date">
            <text:p>quarta-feira, 20 de setembro de 2017</text:p>
          </table:table-cell>
          <table:table-cell table:formula="of:=[.B263]" office:value-type="date" office:date-value="2017-09-20" calcext:value-type="date">
            <text:p>quarta-feira</text:p>
          </table:table-cell>
          <table:table-cell table:formula="of:=[.B263]" office:value-type="date" office:date-value="2017-09-20" calcext:value-type="date">
            <text:p>setembro</text:p>
          </table:table-cell>
          <table:table-cell table:formula="of:=[.B263]" office:value-type="date" office:date-value="2017-09-20" calcext:value-type="date">
            <text:p>2017</text:p>
          </table:table-cell>
          <table:table-cell table:formula="of:=TEXT([.C263];&quot;dddd&quot;)" office:value-type="string" office:string-value="quarta-feira" calcext:value-type="string">
            <text:p>quarta-feira</text:p>
          </table:table-cell>
          <table:table-cell table:formula="of:=PROPER([.F263])" office:value-type="string" office:string-value="Quarta-Feira" calcext:value-type="string">
            <text:p>Quarta-Feira</text:p>
          </table:table-cell>
          <table:table-cell table:formula="of:=PROPER(TEXT([.B263];&quot;DDD&quot;))" office:value-type="string" office:string-value="Qua" calcext:value-type="string">
            <text:p>Qua</text:p>
          </table:table-cell>
          <table:table-cell table:formula="of:=TEXT([.D263];&quot;MMMM&quot;)" office:value-type="string" office:string-value="setembro" calcext:value-type="string">
            <text:p>setembro</text:p>
          </table:table-cell>
          <table:table-cell table:formula="of:=PROPER([.I263])" office:value-type="string" office:string-value="Setembro" calcext:value-type="string">
            <text:p>Setembro</text:p>
          </table:table-cell>
          <table:table-cell table:formula="of:=TEXT([.E26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3]=&quot;&quot;;&quot;&quot;;IF(YEAR([.A263]+1)=YEAR([.A263]);[.A263]+1;&quot;&quot;))" office:value-type="date" office:date-value="2017-09-21" calcext:value-type="date">
            <text:p>21/09/17</text:p>
          </table:table-cell>
          <table:table-cell table:formula="of:=[.A264]" office:value-type="date" office:date-value="2017-09-21" calcext:value-type="date">
            <text:p>quinta-feira, 21 de setembro de 2017</text:p>
          </table:table-cell>
          <table:table-cell table:formula="of:=[.B264]" office:value-type="date" office:date-value="2017-09-21" calcext:value-type="date">
            <text:p>quinta-feira</text:p>
          </table:table-cell>
          <table:table-cell table:formula="of:=[.B264]" office:value-type="date" office:date-value="2017-09-21" calcext:value-type="date">
            <text:p>setembro</text:p>
          </table:table-cell>
          <table:table-cell table:formula="of:=[.B264]" office:value-type="date" office:date-value="2017-09-21" calcext:value-type="date">
            <text:p>2017</text:p>
          </table:table-cell>
          <table:table-cell table:formula="of:=TEXT([.C264];&quot;dddd&quot;)" office:value-type="string" office:string-value="quinta-feira" calcext:value-type="string">
            <text:p>quinta-feira</text:p>
          </table:table-cell>
          <table:table-cell table:formula="of:=PROPER([.F264])" office:value-type="string" office:string-value="Quinta-Feira" calcext:value-type="string">
            <text:p>Quinta-Feira</text:p>
          </table:table-cell>
          <table:table-cell table:formula="of:=PROPER(TEXT([.B264];&quot;DDD&quot;))" office:value-type="string" office:string-value="Qui" calcext:value-type="string">
            <text:p>Qui</text:p>
          </table:table-cell>
          <table:table-cell table:formula="of:=TEXT([.D264];&quot;MMMM&quot;)" office:value-type="string" office:string-value="setembro" calcext:value-type="string">
            <text:p>setembro</text:p>
          </table:table-cell>
          <table:table-cell table:formula="of:=PROPER([.I264])" office:value-type="string" office:string-value="Setembro" calcext:value-type="string">
            <text:p>Setembro</text:p>
          </table:table-cell>
          <table:table-cell table:formula="of:=TEXT([.E26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4]=&quot;&quot;;&quot;&quot;;IF(YEAR([.A264]+1)=YEAR([.A264]);[.A264]+1;&quot;&quot;))" office:value-type="date" office:date-value="2017-09-22" calcext:value-type="date">
            <text:p>22/09/17</text:p>
          </table:table-cell>
          <table:table-cell table:formula="of:=[.A265]" office:value-type="date" office:date-value="2017-09-22" calcext:value-type="date">
            <text:p>sexta-feira, 22 de setembro de 2017</text:p>
          </table:table-cell>
          <table:table-cell table:formula="of:=[.B265]" office:value-type="date" office:date-value="2017-09-22" calcext:value-type="date">
            <text:p>sexta-feira</text:p>
          </table:table-cell>
          <table:table-cell table:formula="of:=[.B265]" office:value-type="date" office:date-value="2017-09-22" calcext:value-type="date">
            <text:p>setembro</text:p>
          </table:table-cell>
          <table:table-cell table:formula="of:=[.B265]" office:value-type="date" office:date-value="2017-09-22" calcext:value-type="date">
            <text:p>2017</text:p>
          </table:table-cell>
          <table:table-cell table:formula="of:=TEXT([.C265];&quot;dddd&quot;)" office:value-type="string" office:string-value="sexta-feira" calcext:value-type="string">
            <text:p>sexta-feira</text:p>
          </table:table-cell>
          <table:table-cell table:formula="of:=PROPER([.F265])" office:value-type="string" office:string-value="Sexta-Feira" calcext:value-type="string">
            <text:p>Sexta-Feira</text:p>
          </table:table-cell>
          <table:table-cell table:formula="of:=PROPER(TEXT([.B265];&quot;DDD&quot;))" office:value-type="string" office:string-value="Sex" calcext:value-type="string">
            <text:p>Sex</text:p>
          </table:table-cell>
          <table:table-cell table:formula="of:=TEXT([.D265];&quot;MMMM&quot;)" office:value-type="string" office:string-value="setembro" calcext:value-type="string">
            <text:p>setembro</text:p>
          </table:table-cell>
          <table:table-cell table:formula="of:=PROPER([.I265])" office:value-type="string" office:string-value="Setembro" calcext:value-type="string">
            <text:p>Setembro</text:p>
          </table:table-cell>
          <table:table-cell table:formula="of:=TEXT([.E26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5]=&quot;&quot;;&quot;&quot;;IF(YEAR([.A265]+1)=YEAR([.A265]);[.A265]+1;&quot;&quot;))" office:value-type="date" office:date-value="2017-09-23" calcext:value-type="date">
            <text:p>23/09/17</text:p>
          </table:table-cell>
          <table:table-cell table:formula="of:=[.A266]" office:value-type="date" office:date-value="2017-09-23" calcext:value-type="date">
            <text:p>sábado, 23 de setembro de 2017</text:p>
          </table:table-cell>
          <table:table-cell table:formula="of:=[.B266]" office:value-type="date" office:date-value="2017-09-23" calcext:value-type="date">
            <text:p>sábado</text:p>
          </table:table-cell>
          <table:table-cell table:formula="of:=[.B266]" office:value-type="date" office:date-value="2017-09-23" calcext:value-type="date">
            <text:p>setembro</text:p>
          </table:table-cell>
          <table:table-cell table:formula="of:=[.B266]" office:value-type="date" office:date-value="2017-09-23" calcext:value-type="date">
            <text:p>2017</text:p>
          </table:table-cell>
          <table:table-cell table:formula="of:=TEXT([.C266];&quot;dddd&quot;)" office:value-type="string" office:string-value="sábado" calcext:value-type="string">
            <text:p>sábado</text:p>
          </table:table-cell>
          <table:table-cell table:formula="of:=PROPER([.F266])" office:value-type="string" office:string-value="Sábado" calcext:value-type="string">
            <text:p>Sábado</text:p>
          </table:table-cell>
          <table:table-cell table:formula="of:=PROPER(TEXT([.B266];&quot;DDD&quot;))" office:value-type="string" office:string-value="Sáb" calcext:value-type="string">
            <text:p>Sáb</text:p>
          </table:table-cell>
          <table:table-cell table:formula="of:=TEXT([.D266];&quot;MMMM&quot;)" office:value-type="string" office:string-value="setembro" calcext:value-type="string">
            <text:p>setembro</text:p>
          </table:table-cell>
          <table:table-cell table:formula="of:=PROPER([.I266])" office:value-type="string" office:string-value="Setembro" calcext:value-type="string">
            <text:p>Setembro</text:p>
          </table:table-cell>
          <table:table-cell table:formula="of:=TEXT([.E26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6]=&quot;&quot;;&quot;&quot;;IF(YEAR([.A266]+1)=YEAR([.A266]);[.A266]+1;&quot;&quot;))" office:value-type="date" office:date-value="2017-09-24" calcext:value-type="date">
            <text:p>24/09/17</text:p>
          </table:table-cell>
          <table:table-cell table:formula="of:=[.A267]" office:value-type="date" office:date-value="2017-09-24" calcext:value-type="date">
            <text:p>domingo, 24 de setembro de 2017</text:p>
          </table:table-cell>
          <table:table-cell table:formula="of:=[.B267]" office:value-type="date" office:date-value="2017-09-24" calcext:value-type="date">
            <text:p>domingo</text:p>
          </table:table-cell>
          <table:table-cell table:formula="of:=[.B267]" office:value-type="date" office:date-value="2017-09-24" calcext:value-type="date">
            <text:p>setembro</text:p>
          </table:table-cell>
          <table:table-cell table:formula="of:=[.B267]" office:value-type="date" office:date-value="2017-09-24" calcext:value-type="date">
            <text:p>2017</text:p>
          </table:table-cell>
          <table:table-cell table:formula="of:=TEXT([.C267];&quot;dddd&quot;)" office:value-type="string" office:string-value="domingo" calcext:value-type="string">
            <text:p>domingo</text:p>
          </table:table-cell>
          <table:table-cell table:formula="of:=PROPER([.F267])" office:value-type="string" office:string-value="Domingo" calcext:value-type="string">
            <text:p>Domingo</text:p>
          </table:table-cell>
          <table:table-cell table:formula="of:=PROPER(TEXT([.B267];&quot;DDD&quot;))" office:value-type="string" office:string-value="Dom" calcext:value-type="string">
            <text:p>Dom</text:p>
          </table:table-cell>
          <table:table-cell table:formula="of:=TEXT([.D267];&quot;MMMM&quot;)" office:value-type="string" office:string-value="setembro" calcext:value-type="string">
            <text:p>setembro</text:p>
          </table:table-cell>
          <table:table-cell table:formula="of:=PROPER([.I267])" office:value-type="string" office:string-value="Setembro" calcext:value-type="string">
            <text:p>Setembro</text:p>
          </table:table-cell>
          <table:table-cell table:formula="of:=TEXT([.E26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7]=&quot;&quot;;&quot;&quot;;IF(YEAR([.A267]+1)=YEAR([.A267]);[.A267]+1;&quot;&quot;))" office:value-type="date" office:date-value="2017-09-25" calcext:value-type="date">
            <text:p>25/09/17</text:p>
          </table:table-cell>
          <table:table-cell table:formula="of:=[.A268]" office:value-type="date" office:date-value="2017-09-25" calcext:value-type="date">
            <text:p>segunda-feira, 25 de setembro de 2017</text:p>
          </table:table-cell>
          <table:table-cell table:formula="of:=[.B268]" office:value-type="date" office:date-value="2017-09-25" calcext:value-type="date">
            <text:p>segunda-feira</text:p>
          </table:table-cell>
          <table:table-cell table:formula="of:=[.B268]" office:value-type="date" office:date-value="2017-09-25" calcext:value-type="date">
            <text:p>setembro</text:p>
          </table:table-cell>
          <table:table-cell table:formula="of:=[.B268]" office:value-type="date" office:date-value="2017-09-25" calcext:value-type="date">
            <text:p>2017</text:p>
          </table:table-cell>
          <table:table-cell table:formula="of:=TEXT([.C268];&quot;dddd&quot;)" office:value-type="string" office:string-value="segunda-feira" calcext:value-type="string">
            <text:p>segunda-feira</text:p>
          </table:table-cell>
          <table:table-cell table:formula="of:=PROPER([.F268])" office:value-type="string" office:string-value="Segunda-Feira" calcext:value-type="string">
            <text:p>Segunda-Feira</text:p>
          </table:table-cell>
          <table:table-cell table:formula="of:=PROPER(TEXT([.B268];&quot;DDD&quot;))" office:value-type="string" office:string-value="Seg" calcext:value-type="string">
            <text:p>Seg</text:p>
          </table:table-cell>
          <table:table-cell table:formula="of:=TEXT([.D268];&quot;MMMM&quot;)" office:value-type="string" office:string-value="setembro" calcext:value-type="string">
            <text:p>setembro</text:p>
          </table:table-cell>
          <table:table-cell table:formula="of:=PROPER([.I268])" office:value-type="string" office:string-value="Setembro" calcext:value-type="string">
            <text:p>Setembro</text:p>
          </table:table-cell>
          <table:table-cell table:formula="of:=TEXT([.E26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8]=&quot;&quot;;&quot;&quot;;IF(YEAR([.A268]+1)=YEAR([.A268]);[.A268]+1;&quot;&quot;))" office:value-type="date" office:date-value="2017-09-26" calcext:value-type="date">
            <text:p>26/09/17</text:p>
          </table:table-cell>
          <table:table-cell table:formula="of:=[.A269]" office:value-type="date" office:date-value="2017-09-26" calcext:value-type="date">
            <text:p>terça-feira, 26 de setembro de 2017</text:p>
          </table:table-cell>
          <table:table-cell table:formula="of:=[.B269]" office:value-type="date" office:date-value="2017-09-26" calcext:value-type="date">
            <text:p>terça-feira</text:p>
          </table:table-cell>
          <table:table-cell table:formula="of:=[.B269]" office:value-type="date" office:date-value="2017-09-26" calcext:value-type="date">
            <text:p>setembro</text:p>
          </table:table-cell>
          <table:table-cell table:formula="of:=[.B269]" office:value-type="date" office:date-value="2017-09-26" calcext:value-type="date">
            <text:p>2017</text:p>
          </table:table-cell>
          <table:table-cell table:formula="of:=TEXT([.C269];&quot;dddd&quot;)" office:value-type="string" office:string-value="terça-feira" calcext:value-type="string">
            <text:p>terça-feira</text:p>
          </table:table-cell>
          <table:table-cell table:formula="of:=PROPER([.F269])" office:value-type="string" office:string-value="Terça-Feira" calcext:value-type="string">
            <text:p>Terça-Feira</text:p>
          </table:table-cell>
          <table:table-cell table:formula="of:=PROPER(TEXT([.B269];&quot;DDD&quot;))" office:value-type="string" office:string-value="Ter" calcext:value-type="string">
            <text:p>Ter</text:p>
          </table:table-cell>
          <table:table-cell table:formula="of:=TEXT([.D269];&quot;MMMM&quot;)" office:value-type="string" office:string-value="setembro" calcext:value-type="string">
            <text:p>setembro</text:p>
          </table:table-cell>
          <table:table-cell table:formula="of:=PROPER([.I269])" office:value-type="string" office:string-value="Setembro" calcext:value-type="string">
            <text:p>Setembro</text:p>
          </table:table-cell>
          <table:table-cell table:formula="of:=TEXT([.E26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69]=&quot;&quot;;&quot;&quot;;IF(YEAR([.A269]+1)=YEAR([.A269]);[.A269]+1;&quot;&quot;))" office:value-type="date" office:date-value="2017-09-27" calcext:value-type="date">
            <text:p>27/09/17</text:p>
          </table:table-cell>
          <table:table-cell table:formula="of:=[.A270]" office:value-type="date" office:date-value="2017-09-27" calcext:value-type="date">
            <text:p>quarta-feira, 27 de setembro de 2017</text:p>
          </table:table-cell>
          <table:table-cell table:formula="of:=[.B270]" office:value-type="date" office:date-value="2017-09-27" calcext:value-type="date">
            <text:p>quarta-feira</text:p>
          </table:table-cell>
          <table:table-cell table:formula="of:=[.B270]" office:value-type="date" office:date-value="2017-09-27" calcext:value-type="date">
            <text:p>setembro</text:p>
          </table:table-cell>
          <table:table-cell table:formula="of:=[.B270]" office:value-type="date" office:date-value="2017-09-27" calcext:value-type="date">
            <text:p>2017</text:p>
          </table:table-cell>
          <table:table-cell table:formula="of:=TEXT([.C270];&quot;dddd&quot;)" office:value-type="string" office:string-value="quarta-feira" calcext:value-type="string">
            <text:p>quarta-feira</text:p>
          </table:table-cell>
          <table:table-cell table:formula="of:=PROPER([.F270])" office:value-type="string" office:string-value="Quarta-Feira" calcext:value-type="string">
            <text:p>Quarta-Feira</text:p>
          </table:table-cell>
          <table:table-cell table:formula="of:=PROPER(TEXT([.B270];&quot;DDD&quot;))" office:value-type="string" office:string-value="Qua" calcext:value-type="string">
            <text:p>Qua</text:p>
          </table:table-cell>
          <table:table-cell table:formula="of:=TEXT([.D270];&quot;MMMM&quot;)" office:value-type="string" office:string-value="setembro" calcext:value-type="string">
            <text:p>setembro</text:p>
          </table:table-cell>
          <table:table-cell table:formula="of:=PROPER([.I270])" office:value-type="string" office:string-value="Setembro" calcext:value-type="string">
            <text:p>Setembro</text:p>
          </table:table-cell>
          <table:table-cell table:formula="of:=TEXT([.E27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0]=&quot;&quot;;&quot;&quot;;IF(YEAR([.A270]+1)=YEAR([.A270]);[.A270]+1;&quot;&quot;))" office:value-type="date" office:date-value="2017-09-28" calcext:value-type="date">
            <text:p>28/09/17</text:p>
          </table:table-cell>
          <table:table-cell table:formula="of:=[.A271]" office:value-type="date" office:date-value="2017-09-28" calcext:value-type="date">
            <text:p>quinta-feira, 28 de setembro de 2017</text:p>
          </table:table-cell>
          <table:table-cell table:formula="of:=[.B271]" office:value-type="date" office:date-value="2017-09-28" calcext:value-type="date">
            <text:p>quinta-feira</text:p>
          </table:table-cell>
          <table:table-cell table:formula="of:=[.B271]" office:value-type="date" office:date-value="2017-09-28" calcext:value-type="date">
            <text:p>setembro</text:p>
          </table:table-cell>
          <table:table-cell table:formula="of:=[.B271]" office:value-type="date" office:date-value="2017-09-28" calcext:value-type="date">
            <text:p>2017</text:p>
          </table:table-cell>
          <table:table-cell table:formula="of:=TEXT([.C271];&quot;dddd&quot;)" office:value-type="string" office:string-value="quinta-feira" calcext:value-type="string">
            <text:p>quinta-feira</text:p>
          </table:table-cell>
          <table:table-cell table:formula="of:=PROPER([.F271])" office:value-type="string" office:string-value="Quinta-Feira" calcext:value-type="string">
            <text:p>Quinta-Feira</text:p>
          </table:table-cell>
          <table:table-cell table:formula="of:=PROPER(TEXT([.B271];&quot;DDD&quot;))" office:value-type="string" office:string-value="Qui" calcext:value-type="string">
            <text:p>Qui</text:p>
          </table:table-cell>
          <table:table-cell table:formula="of:=TEXT([.D271];&quot;MMMM&quot;)" office:value-type="string" office:string-value="setembro" calcext:value-type="string">
            <text:p>setembro</text:p>
          </table:table-cell>
          <table:table-cell table:formula="of:=PROPER([.I271])" office:value-type="string" office:string-value="Setembro" calcext:value-type="string">
            <text:p>Setembro</text:p>
          </table:table-cell>
          <table:table-cell table:formula="of:=TEXT([.E27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1]=&quot;&quot;;&quot;&quot;;IF(YEAR([.A271]+1)=YEAR([.A271]);[.A271]+1;&quot;&quot;))" office:value-type="date" office:date-value="2017-09-29" calcext:value-type="date">
            <text:p>29/09/17</text:p>
          </table:table-cell>
          <table:table-cell table:formula="of:=[.A272]" office:value-type="date" office:date-value="2017-09-29" calcext:value-type="date">
            <text:p>sexta-feira, 29 de setembro de 2017</text:p>
          </table:table-cell>
          <table:table-cell table:formula="of:=[.B272]" office:value-type="date" office:date-value="2017-09-29" calcext:value-type="date">
            <text:p>sexta-feira</text:p>
          </table:table-cell>
          <table:table-cell table:formula="of:=[.B272]" office:value-type="date" office:date-value="2017-09-29" calcext:value-type="date">
            <text:p>setembro</text:p>
          </table:table-cell>
          <table:table-cell table:formula="of:=[.B272]" office:value-type="date" office:date-value="2017-09-29" calcext:value-type="date">
            <text:p>2017</text:p>
          </table:table-cell>
          <table:table-cell table:formula="of:=TEXT([.C272];&quot;dddd&quot;)" office:value-type="string" office:string-value="sexta-feira" calcext:value-type="string">
            <text:p>sexta-feira</text:p>
          </table:table-cell>
          <table:table-cell table:formula="of:=PROPER([.F272])" office:value-type="string" office:string-value="Sexta-Feira" calcext:value-type="string">
            <text:p>Sexta-Feira</text:p>
          </table:table-cell>
          <table:table-cell table:formula="of:=PROPER(TEXT([.B272];&quot;DDD&quot;))" office:value-type="string" office:string-value="Sex" calcext:value-type="string">
            <text:p>Sex</text:p>
          </table:table-cell>
          <table:table-cell table:formula="of:=TEXT([.D272];&quot;MMMM&quot;)" office:value-type="string" office:string-value="setembro" calcext:value-type="string">
            <text:p>setembro</text:p>
          </table:table-cell>
          <table:table-cell table:formula="of:=PROPER([.I272])" office:value-type="string" office:string-value="Setembro" calcext:value-type="string">
            <text:p>Setembro</text:p>
          </table:table-cell>
          <table:table-cell table:formula="of:=TEXT([.E27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2]=&quot;&quot;;&quot;&quot;;IF(YEAR([.A272]+1)=YEAR([.A272]);[.A272]+1;&quot;&quot;))" office:value-type="date" office:date-value="2017-09-30" calcext:value-type="date">
            <text:p>30/09/17</text:p>
          </table:table-cell>
          <table:table-cell table:formula="of:=[.A273]" office:value-type="date" office:date-value="2017-09-30" calcext:value-type="date">
            <text:p>sábado, 30 de setembro de 2017</text:p>
          </table:table-cell>
          <table:table-cell table:formula="of:=[.B273]" office:value-type="date" office:date-value="2017-09-30" calcext:value-type="date">
            <text:p>sábado</text:p>
          </table:table-cell>
          <table:table-cell table:formula="of:=[.B273]" office:value-type="date" office:date-value="2017-09-30" calcext:value-type="date">
            <text:p>setembro</text:p>
          </table:table-cell>
          <table:table-cell table:formula="of:=[.B273]" office:value-type="date" office:date-value="2017-09-30" calcext:value-type="date">
            <text:p>2017</text:p>
          </table:table-cell>
          <table:table-cell table:formula="of:=TEXT([.C273];&quot;dddd&quot;)" office:value-type="string" office:string-value="sábado" calcext:value-type="string">
            <text:p>sábado</text:p>
          </table:table-cell>
          <table:table-cell table:formula="of:=PROPER([.F273])" office:value-type="string" office:string-value="Sábado" calcext:value-type="string">
            <text:p>Sábado</text:p>
          </table:table-cell>
          <table:table-cell table:formula="of:=PROPER(TEXT([.B273];&quot;DDD&quot;))" office:value-type="string" office:string-value="Sáb" calcext:value-type="string">
            <text:p>Sáb</text:p>
          </table:table-cell>
          <table:table-cell table:formula="of:=TEXT([.D273];&quot;MMMM&quot;)" office:value-type="string" office:string-value="setembro" calcext:value-type="string">
            <text:p>setembro</text:p>
          </table:table-cell>
          <table:table-cell table:formula="of:=PROPER([.I273])" office:value-type="string" office:string-value="Setembro" calcext:value-type="string">
            <text:p>Setembro</text:p>
          </table:table-cell>
          <table:table-cell table:formula="of:=TEXT([.E27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3]=&quot;&quot;;&quot;&quot;;IF(YEAR([.A273]+1)=YEAR([.A273]);[.A273]+1;&quot;&quot;))" office:value-type="date" office:date-value="2017-10-01" calcext:value-type="date">
            <text:p>01/10/17</text:p>
          </table:table-cell>
          <table:table-cell table:formula="of:=[.A274]" office:value-type="date" office:date-value="2017-10-01" calcext:value-type="date">
            <text:p>domingo, 1 de outubro de 2017</text:p>
          </table:table-cell>
          <table:table-cell table:formula="of:=[.B274]" office:value-type="date" office:date-value="2017-10-01" calcext:value-type="date">
            <text:p>domingo</text:p>
          </table:table-cell>
          <table:table-cell table:formula="of:=[.B274]" office:value-type="date" office:date-value="2017-10-01" calcext:value-type="date">
            <text:p>outubro</text:p>
          </table:table-cell>
          <table:table-cell table:formula="of:=[.B274]" office:value-type="date" office:date-value="2017-10-01" calcext:value-type="date">
            <text:p>2017</text:p>
          </table:table-cell>
          <table:table-cell table:formula="of:=TEXT([.C274];&quot;dddd&quot;)" office:value-type="string" office:string-value="domingo" calcext:value-type="string">
            <text:p>domingo</text:p>
          </table:table-cell>
          <table:table-cell table:formula="of:=PROPER([.F274])" office:value-type="string" office:string-value="Domingo" calcext:value-type="string">
            <text:p>Domingo</text:p>
          </table:table-cell>
          <table:table-cell table:formula="of:=PROPER(TEXT([.B274];&quot;DDD&quot;))" office:value-type="string" office:string-value="Dom" calcext:value-type="string">
            <text:p>Dom</text:p>
          </table:table-cell>
          <table:table-cell table:formula="of:=TEXT([.D274];&quot;MMMM&quot;)" office:value-type="string" office:string-value="outubro" calcext:value-type="string">
            <text:p>outubro</text:p>
          </table:table-cell>
          <table:table-cell table:formula="of:=PROPER([.I274])" office:value-type="string" office:string-value="Outubro" calcext:value-type="string">
            <text:p>Outubro</text:p>
          </table:table-cell>
          <table:table-cell table:formula="of:=TEXT([.E27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4]=&quot;&quot;;&quot;&quot;;IF(YEAR([.A274]+1)=YEAR([.A274]);[.A274]+1;&quot;&quot;))" office:value-type="date" office:date-value="2017-10-02" calcext:value-type="date">
            <text:p>02/10/17</text:p>
          </table:table-cell>
          <table:table-cell table:formula="of:=[.A275]" office:value-type="date" office:date-value="2017-10-02" calcext:value-type="date">
            <text:p>segunda-feira, 2 de outubro de 2017</text:p>
          </table:table-cell>
          <table:table-cell table:formula="of:=[.B275]" office:value-type="date" office:date-value="2017-10-02" calcext:value-type="date">
            <text:p>segunda-feira</text:p>
          </table:table-cell>
          <table:table-cell table:formula="of:=[.B275]" office:value-type="date" office:date-value="2017-10-02" calcext:value-type="date">
            <text:p>outubro</text:p>
          </table:table-cell>
          <table:table-cell table:formula="of:=[.B275]" office:value-type="date" office:date-value="2017-10-02" calcext:value-type="date">
            <text:p>2017</text:p>
          </table:table-cell>
          <table:table-cell table:formula="of:=TEXT([.C275];&quot;dddd&quot;)" office:value-type="string" office:string-value="segunda-feira" calcext:value-type="string">
            <text:p>segunda-feira</text:p>
          </table:table-cell>
          <table:table-cell table:formula="of:=PROPER([.F275])" office:value-type="string" office:string-value="Segunda-Feira" calcext:value-type="string">
            <text:p>Segunda-Feira</text:p>
          </table:table-cell>
          <table:table-cell table:formula="of:=PROPER(TEXT([.B275];&quot;DDD&quot;))" office:value-type="string" office:string-value="Seg" calcext:value-type="string">
            <text:p>Seg</text:p>
          </table:table-cell>
          <table:table-cell table:formula="of:=TEXT([.D275];&quot;MMMM&quot;)" office:value-type="string" office:string-value="outubro" calcext:value-type="string">
            <text:p>outubro</text:p>
          </table:table-cell>
          <table:table-cell table:formula="of:=PROPER([.I275])" office:value-type="string" office:string-value="Outubro" calcext:value-type="string">
            <text:p>Outubro</text:p>
          </table:table-cell>
          <table:table-cell table:formula="of:=TEXT([.E27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5]=&quot;&quot;;&quot;&quot;;IF(YEAR([.A275]+1)=YEAR([.A275]);[.A275]+1;&quot;&quot;))" office:value-type="date" office:date-value="2017-10-03" calcext:value-type="date">
            <text:p>03/10/17</text:p>
          </table:table-cell>
          <table:table-cell table:formula="of:=[.A276]" office:value-type="date" office:date-value="2017-10-03" calcext:value-type="date">
            <text:p>terça-feira, 3 de outubro de 2017</text:p>
          </table:table-cell>
          <table:table-cell table:formula="of:=[.B276]" office:value-type="date" office:date-value="2017-10-03" calcext:value-type="date">
            <text:p>terça-feira</text:p>
          </table:table-cell>
          <table:table-cell table:formula="of:=[.B276]" office:value-type="date" office:date-value="2017-10-03" calcext:value-type="date">
            <text:p>outubro</text:p>
          </table:table-cell>
          <table:table-cell table:formula="of:=[.B276]" office:value-type="date" office:date-value="2017-10-03" calcext:value-type="date">
            <text:p>2017</text:p>
          </table:table-cell>
          <table:table-cell table:formula="of:=TEXT([.C276];&quot;dddd&quot;)" office:value-type="string" office:string-value="terça-feira" calcext:value-type="string">
            <text:p>terça-feira</text:p>
          </table:table-cell>
          <table:table-cell table:formula="of:=PROPER([.F276])" office:value-type="string" office:string-value="Terça-Feira" calcext:value-type="string">
            <text:p>Terça-Feira</text:p>
          </table:table-cell>
          <table:table-cell table:formula="of:=PROPER(TEXT([.B276];&quot;DDD&quot;))" office:value-type="string" office:string-value="Ter" calcext:value-type="string">
            <text:p>Ter</text:p>
          </table:table-cell>
          <table:table-cell table:formula="of:=TEXT([.D276];&quot;MMMM&quot;)" office:value-type="string" office:string-value="outubro" calcext:value-type="string">
            <text:p>outubro</text:p>
          </table:table-cell>
          <table:table-cell table:formula="of:=PROPER([.I276])" office:value-type="string" office:string-value="Outubro" calcext:value-type="string">
            <text:p>Outubro</text:p>
          </table:table-cell>
          <table:table-cell table:formula="of:=TEXT([.E27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6]=&quot;&quot;;&quot;&quot;;IF(YEAR([.A276]+1)=YEAR([.A276]);[.A276]+1;&quot;&quot;))" office:value-type="date" office:date-value="2017-10-04" calcext:value-type="date">
            <text:p>04/10/17</text:p>
          </table:table-cell>
          <table:table-cell table:formula="of:=[.A277]" office:value-type="date" office:date-value="2017-10-04" calcext:value-type="date">
            <text:p>quarta-feira, 4 de outubro de 2017</text:p>
          </table:table-cell>
          <table:table-cell table:formula="of:=[.B277]" office:value-type="date" office:date-value="2017-10-04" calcext:value-type="date">
            <text:p>quarta-feira</text:p>
          </table:table-cell>
          <table:table-cell table:formula="of:=[.B277]" office:value-type="date" office:date-value="2017-10-04" calcext:value-type="date">
            <text:p>outubro</text:p>
          </table:table-cell>
          <table:table-cell table:formula="of:=[.B277]" office:value-type="date" office:date-value="2017-10-04" calcext:value-type="date">
            <text:p>2017</text:p>
          </table:table-cell>
          <table:table-cell table:formula="of:=TEXT([.C277];&quot;dddd&quot;)" office:value-type="string" office:string-value="quarta-feira" calcext:value-type="string">
            <text:p>quarta-feira</text:p>
          </table:table-cell>
          <table:table-cell table:formula="of:=PROPER([.F277])" office:value-type="string" office:string-value="Quarta-Feira" calcext:value-type="string">
            <text:p>Quarta-Feira</text:p>
          </table:table-cell>
          <table:table-cell table:formula="of:=PROPER(TEXT([.B277];&quot;DDD&quot;))" office:value-type="string" office:string-value="Qua" calcext:value-type="string">
            <text:p>Qua</text:p>
          </table:table-cell>
          <table:table-cell table:formula="of:=TEXT([.D277];&quot;MMMM&quot;)" office:value-type="string" office:string-value="outubro" calcext:value-type="string">
            <text:p>outubro</text:p>
          </table:table-cell>
          <table:table-cell table:formula="of:=PROPER([.I277])" office:value-type="string" office:string-value="Outubro" calcext:value-type="string">
            <text:p>Outubro</text:p>
          </table:table-cell>
          <table:table-cell table:formula="of:=TEXT([.E27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7]=&quot;&quot;;&quot;&quot;;IF(YEAR([.A277]+1)=YEAR([.A277]);[.A277]+1;&quot;&quot;))" office:value-type="date" office:date-value="2017-10-05" calcext:value-type="date">
            <text:p>05/10/17</text:p>
          </table:table-cell>
          <table:table-cell table:formula="of:=[.A278]" office:value-type="date" office:date-value="2017-10-05" calcext:value-type="date">
            <text:p>quinta-feira, 5 de outubro de 2017</text:p>
          </table:table-cell>
          <table:table-cell table:formula="of:=[.B278]" office:value-type="date" office:date-value="2017-10-05" calcext:value-type="date">
            <text:p>quinta-feira</text:p>
          </table:table-cell>
          <table:table-cell table:formula="of:=[.B278]" office:value-type="date" office:date-value="2017-10-05" calcext:value-type="date">
            <text:p>outubro</text:p>
          </table:table-cell>
          <table:table-cell table:formula="of:=[.B278]" office:value-type="date" office:date-value="2017-10-05" calcext:value-type="date">
            <text:p>2017</text:p>
          </table:table-cell>
          <table:table-cell table:formula="of:=TEXT([.C278];&quot;dddd&quot;)" office:value-type="string" office:string-value="quinta-feira" calcext:value-type="string">
            <text:p>quinta-feira</text:p>
          </table:table-cell>
          <table:table-cell table:formula="of:=PROPER([.F278])" office:value-type="string" office:string-value="Quinta-Feira" calcext:value-type="string">
            <text:p>Quinta-Feira</text:p>
          </table:table-cell>
          <table:table-cell table:formula="of:=PROPER(TEXT([.B278];&quot;DDD&quot;))" office:value-type="string" office:string-value="Qui" calcext:value-type="string">
            <text:p>Qui</text:p>
          </table:table-cell>
          <table:table-cell table:formula="of:=TEXT([.D278];&quot;MMMM&quot;)" office:value-type="string" office:string-value="outubro" calcext:value-type="string">
            <text:p>outubro</text:p>
          </table:table-cell>
          <table:table-cell table:formula="of:=PROPER([.I278])" office:value-type="string" office:string-value="Outubro" calcext:value-type="string">
            <text:p>Outubro</text:p>
          </table:table-cell>
          <table:table-cell table:formula="of:=TEXT([.E27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8]=&quot;&quot;;&quot;&quot;;IF(YEAR([.A278]+1)=YEAR([.A278]);[.A278]+1;&quot;&quot;))" office:value-type="date" office:date-value="2017-10-06" calcext:value-type="date">
            <text:p>06/10/17</text:p>
          </table:table-cell>
          <table:table-cell table:formula="of:=[.A279]" office:value-type="date" office:date-value="2017-10-06" calcext:value-type="date">
            <text:p>sexta-feira, 6 de outubro de 2017</text:p>
          </table:table-cell>
          <table:table-cell table:formula="of:=[.B279]" office:value-type="date" office:date-value="2017-10-06" calcext:value-type="date">
            <text:p>sexta-feira</text:p>
          </table:table-cell>
          <table:table-cell table:formula="of:=[.B279]" office:value-type="date" office:date-value="2017-10-06" calcext:value-type="date">
            <text:p>outubro</text:p>
          </table:table-cell>
          <table:table-cell table:formula="of:=[.B279]" office:value-type="date" office:date-value="2017-10-06" calcext:value-type="date">
            <text:p>2017</text:p>
          </table:table-cell>
          <table:table-cell table:formula="of:=TEXT([.C279];&quot;dddd&quot;)" office:value-type="string" office:string-value="sexta-feira" calcext:value-type="string">
            <text:p>sexta-feira</text:p>
          </table:table-cell>
          <table:table-cell table:formula="of:=PROPER([.F279])" office:value-type="string" office:string-value="Sexta-Feira" calcext:value-type="string">
            <text:p>Sexta-Feira</text:p>
          </table:table-cell>
          <table:table-cell table:formula="of:=PROPER(TEXT([.B279];&quot;DDD&quot;))" office:value-type="string" office:string-value="Sex" calcext:value-type="string">
            <text:p>Sex</text:p>
          </table:table-cell>
          <table:table-cell table:formula="of:=TEXT([.D279];&quot;MMMM&quot;)" office:value-type="string" office:string-value="outubro" calcext:value-type="string">
            <text:p>outubro</text:p>
          </table:table-cell>
          <table:table-cell table:formula="of:=PROPER([.I279])" office:value-type="string" office:string-value="Outubro" calcext:value-type="string">
            <text:p>Outubro</text:p>
          </table:table-cell>
          <table:table-cell table:formula="of:=TEXT([.E27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79]=&quot;&quot;;&quot;&quot;;IF(YEAR([.A279]+1)=YEAR([.A279]);[.A279]+1;&quot;&quot;))" office:value-type="date" office:date-value="2017-10-07" calcext:value-type="date">
            <text:p>07/10/17</text:p>
          </table:table-cell>
          <table:table-cell table:formula="of:=[.A280]" office:value-type="date" office:date-value="2017-10-07" calcext:value-type="date">
            <text:p>sábado, 7 de outubro de 2017</text:p>
          </table:table-cell>
          <table:table-cell table:formula="of:=[.B280]" office:value-type="date" office:date-value="2017-10-07" calcext:value-type="date">
            <text:p>sábado</text:p>
          </table:table-cell>
          <table:table-cell table:formula="of:=[.B280]" office:value-type="date" office:date-value="2017-10-07" calcext:value-type="date">
            <text:p>outubro</text:p>
          </table:table-cell>
          <table:table-cell table:formula="of:=[.B280]" office:value-type="date" office:date-value="2017-10-07" calcext:value-type="date">
            <text:p>2017</text:p>
          </table:table-cell>
          <table:table-cell table:formula="of:=TEXT([.C280];&quot;dddd&quot;)" office:value-type="string" office:string-value="sábado" calcext:value-type="string">
            <text:p>sábado</text:p>
          </table:table-cell>
          <table:table-cell table:formula="of:=PROPER([.F280])" office:value-type="string" office:string-value="Sábado" calcext:value-type="string">
            <text:p>Sábado</text:p>
          </table:table-cell>
          <table:table-cell table:formula="of:=PROPER(TEXT([.B280];&quot;DDD&quot;))" office:value-type="string" office:string-value="Sáb" calcext:value-type="string">
            <text:p>Sáb</text:p>
          </table:table-cell>
          <table:table-cell table:formula="of:=TEXT([.D280];&quot;MMMM&quot;)" office:value-type="string" office:string-value="outubro" calcext:value-type="string">
            <text:p>outubro</text:p>
          </table:table-cell>
          <table:table-cell table:formula="of:=PROPER([.I280])" office:value-type="string" office:string-value="Outubro" calcext:value-type="string">
            <text:p>Outubro</text:p>
          </table:table-cell>
          <table:table-cell table:formula="of:=TEXT([.E28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0]=&quot;&quot;;&quot;&quot;;IF(YEAR([.A280]+1)=YEAR([.A280]);[.A280]+1;&quot;&quot;))" office:value-type="date" office:date-value="2017-10-08" calcext:value-type="date">
            <text:p>08/10/17</text:p>
          </table:table-cell>
          <table:table-cell table:formula="of:=[.A281]" office:value-type="date" office:date-value="2017-10-08" calcext:value-type="date">
            <text:p>domingo, 8 de outubro de 2017</text:p>
          </table:table-cell>
          <table:table-cell table:formula="of:=[.B281]" office:value-type="date" office:date-value="2017-10-08" calcext:value-type="date">
            <text:p>domingo</text:p>
          </table:table-cell>
          <table:table-cell table:formula="of:=[.B281]" office:value-type="date" office:date-value="2017-10-08" calcext:value-type="date">
            <text:p>outubro</text:p>
          </table:table-cell>
          <table:table-cell table:formula="of:=[.B281]" office:value-type="date" office:date-value="2017-10-08" calcext:value-type="date">
            <text:p>2017</text:p>
          </table:table-cell>
          <table:table-cell table:formula="of:=TEXT([.C281];&quot;dddd&quot;)" office:value-type="string" office:string-value="domingo" calcext:value-type="string">
            <text:p>domingo</text:p>
          </table:table-cell>
          <table:table-cell table:formula="of:=PROPER([.F281])" office:value-type="string" office:string-value="Domingo" calcext:value-type="string">
            <text:p>Domingo</text:p>
          </table:table-cell>
          <table:table-cell table:formula="of:=PROPER(TEXT([.B281];&quot;DDD&quot;))" office:value-type="string" office:string-value="Dom" calcext:value-type="string">
            <text:p>Dom</text:p>
          </table:table-cell>
          <table:table-cell table:formula="of:=TEXT([.D281];&quot;MMMM&quot;)" office:value-type="string" office:string-value="outubro" calcext:value-type="string">
            <text:p>outubro</text:p>
          </table:table-cell>
          <table:table-cell table:formula="of:=PROPER([.I281])" office:value-type="string" office:string-value="Outubro" calcext:value-type="string">
            <text:p>Outubro</text:p>
          </table:table-cell>
          <table:table-cell table:formula="of:=TEXT([.E28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1]=&quot;&quot;;&quot;&quot;;IF(YEAR([.A281]+1)=YEAR([.A281]);[.A281]+1;&quot;&quot;))" office:value-type="date" office:date-value="2017-10-09" calcext:value-type="date">
            <text:p>09/10/17</text:p>
          </table:table-cell>
          <table:table-cell table:formula="of:=[.A282]" office:value-type="date" office:date-value="2017-10-09" calcext:value-type="date">
            <text:p>segunda-feira, 9 de outubro de 2017</text:p>
          </table:table-cell>
          <table:table-cell table:formula="of:=[.B282]" office:value-type="date" office:date-value="2017-10-09" calcext:value-type="date">
            <text:p>segunda-feira</text:p>
          </table:table-cell>
          <table:table-cell table:formula="of:=[.B282]" office:value-type="date" office:date-value="2017-10-09" calcext:value-type="date">
            <text:p>outubro</text:p>
          </table:table-cell>
          <table:table-cell table:formula="of:=[.B282]" office:value-type="date" office:date-value="2017-10-09" calcext:value-type="date">
            <text:p>2017</text:p>
          </table:table-cell>
          <table:table-cell table:formula="of:=TEXT([.C282];&quot;dddd&quot;)" office:value-type="string" office:string-value="segunda-feira" calcext:value-type="string">
            <text:p>segunda-feira</text:p>
          </table:table-cell>
          <table:table-cell table:formula="of:=PROPER([.F282])" office:value-type="string" office:string-value="Segunda-Feira" calcext:value-type="string">
            <text:p>Segunda-Feira</text:p>
          </table:table-cell>
          <table:table-cell table:formula="of:=PROPER(TEXT([.B282];&quot;DDD&quot;))" office:value-type="string" office:string-value="Seg" calcext:value-type="string">
            <text:p>Seg</text:p>
          </table:table-cell>
          <table:table-cell table:formula="of:=TEXT([.D282];&quot;MMMM&quot;)" office:value-type="string" office:string-value="outubro" calcext:value-type="string">
            <text:p>outubro</text:p>
          </table:table-cell>
          <table:table-cell table:formula="of:=PROPER([.I282])" office:value-type="string" office:string-value="Outubro" calcext:value-type="string">
            <text:p>Outubro</text:p>
          </table:table-cell>
          <table:table-cell table:formula="of:=TEXT([.E28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2]=&quot;&quot;;&quot;&quot;;IF(YEAR([.A282]+1)=YEAR([.A282]);[.A282]+1;&quot;&quot;))" office:value-type="date" office:date-value="2017-10-10" calcext:value-type="date">
            <text:p>10/10/17</text:p>
          </table:table-cell>
          <table:table-cell table:formula="of:=[.A283]" office:value-type="date" office:date-value="2017-10-10" calcext:value-type="date">
            <text:p>terça-feira, 10 de outubro de 2017</text:p>
          </table:table-cell>
          <table:table-cell table:formula="of:=[.B283]" office:value-type="date" office:date-value="2017-10-10" calcext:value-type="date">
            <text:p>terça-feira</text:p>
          </table:table-cell>
          <table:table-cell table:formula="of:=[.B283]" office:value-type="date" office:date-value="2017-10-10" calcext:value-type="date">
            <text:p>outubro</text:p>
          </table:table-cell>
          <table:table-cell table:formula="of:=[.B283]" office:value-type="date" office:date-value="2017-10-10" calcext:value-type="date">
            <text:p>2017</text:p>
          </table:table-cell>
          <table:table-cell table:formula="of:=TEXT([.C283];&quot;dddd&quot;)" office:value-type="string" office:string-value="terça-feira" calcext:value-type="string">
            <text:p>terça-feira</text:p>
          </table:table-cell>
          <table:table-cell table:formula="of:=PROPER([.F283])" office:value-type="string" office:string-value="Terça-Feira" calcext:value-type="string">
            <text:p>Terça-Feira</text:p>
          </table:table-cell>
          <table:table-cell table:formula="of:=PROPER(TEXT([.B283];&quot;DDD&quot;))" office:value-type="string" office:string-value="Ter" calcext:value-type="string">
            <text:p>Ter</text:p>
          </table:table-cell>
          <table:table-cell table:formula="of:=TEXT([.D283];&quot;MMMM&quot;)" office:value-type="string" office:string-value="outubro" calcext:value-type="string">
            <text:p>outubro</text:p>
          </table:table-cell>
          <table:table-cell table:formula="of:=PROPER([.I283])" office:value-type="string" office:string-value="Outubro" calcext:value-type="string">
            <text:p>Outubro</text:p>
          </table:table-cell>
          <table:table-cell table:formula="of:=TEXT([.E28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3]=&quot;&quot;;&quot;&quot;;IF(YEAR([.A283]+1)=YEAR([.A283]);[.A283]+1;&quot;&quot;))" office:value-type="date" office:date-value="2017-10-11" calcext:value-type="date">
            <text:p>11/10/17</text:p>
          </table:table-cell>
          <table:table-cell table:formula="of:=[.A284]" office:value-type="date" office:date-value="2017-10-11" calcext:value-type="date">
            <text:p>quarta-feira, 11 de outubro de 2017</text:p>
          </table:table-cell>
          <table:table-cell table:formula="of:=[.B284]" office:value-type="date" office:date-value="2017-10-11" calcext:value-type="date">
            <text:p>quarta-feira</text:p>
          </table:table-cell>
          <table:table-cell table:formula="of:=[.B284]" office:value-type="date" office:date-value="2017-10-11" calcext:value-type="date">
            <text:p>outubro</text:p>
          </table:table-cell>
          <table:table-cell table:formula="of:=[.B284]" office:value-type="date" office:date-value="2017-10-11" calcext:value-type="date">
            <text:p>2017</text:p>
          </table:table-cell>
          <table:table-cell table:formula="of:=TEXT([.C284];&quot;dddd&quot;)" office:value-type="string" office:string-value="quarta-feira" calcext:value-type="string">
            <text:p>quarta-feira</text:p>
          </table:table-cell>
          <table:table-cell table:formula="of:=PROPER([.F284])" office:value-type="string" office:string-value="Quarta-Feira" calcext:value-type="string">
            <text:p>Quarta-Feira</text:p>
          </table:table-cell>
          <table:table-cell table:formula="of:=PROPER(TEXT([.B284];&quot;DDD&quot;))" office:value-type="string" office:string-value="Qua" calcext:value-type="string">
            <text:p>Qua</text:p>
          </table:table-cell>
          <table:table-cell table:formula="of:=TEXT([.D284];&quot;MMMM&quot;)" office:value-type="string" office:string-value="outubro" calcext:value-type="string">
            <text:p>outubro</text:p>
          </table:table-cell>
          <table:table-cell table:formula="of:=PROPER([.I284])" office:value-type="string" office:string-value="Outubro" calcext:value-type="string">
            <text:p>Outubro</text:p>
          </table:table-cell>
          <table:table-cell table:formula="of:=TEXT([.E28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4]=&quot;&quot;;&quot;&quot;;IF(YEAR([.A284]+1)=YEAR([.A284]);[.A284]+1;&quot;&quot;))" office:value-type="date" office:date-value="2017-10-12" calcext:value-type="date">
            <text:p>12/10/17</text:p>
          </table:table-cell>
          <table:table-cell table:formula="of:=[.A285]" office:value-type="date" office:date-value="2017-10-12" calcext:value-type="date">
            <text:p>quinta-feira, 12 de outubro de 2017</text:p>
          </table:table-cell>
          <table:table-cell table:formula="of:=[.B285]" office:value-type="date" office:date-value="2017-10-12" calcext:value-type="date">
            <text:p>quinta-feira</text:p>
          </table:table-cell>
          <table:table-cell table:formula="of:=[.B285]" office:value-type="date" office:date-value="2017-10-12" calcext:value-type="date">
            <text:p>outubro</text:p>
          </table:table-cell>
          <table:table-cell table:formula="of:=[.B285]" office:value-type="date" office:date-value="2017-10-12" calcext:value-type="date">
            <text:p>2017</text:p>
          </table:table-cell>
          <table:table-cell table:formula="of:=TEXT([.C285];&quot;dddd&quot;)" office:value-type="string" office:string-value="quinta-feira" calcext:value-type="string">
            <text:p>quinta-feira</text:p>
          </table:table-cell>
          <table:table-cell table:formula="of:=PROPER([.F285])" office:value-type="string" office:string-value="Quinta-Feira" calcext:value-type="string">
            <text:p>Quinta-Feira</text:p>
          </table:table-cell>
          <table:table-cell table:formula="of:=PROPER(TEXT([.B285];&quot;DDD&quot;))" office:value-type="string" office:string-value="Qui" calcext:value-type="string">
            <text:p>Qui</text:p>
          </table:table-cell>
          <table:table-cell table:formula="of:=TEXT([.D285];&quot;MMMM&quot;)" office:value-type="string" office:string-value="outubro" calcext:value-type="string">
            <text:p>outubro</text:p>
          </table:table-cell>
          <table:table-cell table:formula="of:=PROPER([.I285])" office:value-type="string" office:string-value="Outubro" calcext:value-type="string">
            <text:p>Outubro</text:p>
          </table:table-cell>
          <table:table-cell table:formula="of:=TEXT([.E28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5]=&quot;&quot;;&quot;&quot;;IF(YEAR([.A285]+1)=YEAR([.A285]);[.A285]+1;&quot;&quot;))" office:value-type="date" office:date-value="2017-10-13" calcext:value-type="date">
            <text:p>13/10/17</text:p>
          </table:table-cell>
          <table:table-cell table:formula="of:=[.A286]" office:value-type="date" office:date-value="2017-10-13" calcext:value-type="date">
            <text:p>sexta-feira, 13 de outubro de 2017</text:p>
          </table:table-cell>
          <table:table-cell table:formula="of:=[.B286]" office:value-type="date" office:date-value="2017-10-13" calcext:value-type="date">
            <text:p>sexta-feira</text:p>
          </table:table-cell>
          <table:table-cell table:formula="of:=[.B286]" office:value-type="date" office:date-value="2017-10-13" calcext:value-type="date">
            <text:p>outubro</text:p>
          </table:table-cell>
          <table:table-cell table:formula="of:=[.B286]" office:value-type="date" office:date-value="2017-10-13" calcext:value-type="date">
            <text:p>2017</text:p>
          </table:table-cell>
          <table:table-cell table:formula="of:=TEXT([.C286];&quot;dddd&quot;)" office:value-type="string" office:string-value="sexta-feira" calcext:value-type="string">
            <text:p>sexta-feira</text:p>
          </table:table-cell>
          <table:table-cell table:formula="of:=PROPER([.F286])" office:value-type="string" office:string-value="Sexta-Feira" calcext:value-type="string">
            <text:p>Sexta-Feira</text:p>
          </table:table-cell>
          <table:table-cell table:formula="of:=PROPER(TEXT([.B286];&quot;DDD&quot;))" office:value-type="string" office:string-value="Sex" calcext:value-type="string">
            <text:p>Sex</text:p>
          </table:table-cell>
          <table:table-cell table:formula="of:=TEXT([.D286];&quot;MMMM&quot;)" office:value-type="string" office:string-value="outubro" calcext:value-type="string">
            <text:p>outubro</text:p>
          </table:table-cell>
          <table:table-cell table:formula="of:=PROPER([.I286])" office:value-type="string" office:string-value="Outubro" calcext:value-type="string">
            <text:p>Outubro</text:p>
          </table:table-cell>
          <table:table-cell table:formula="of:=TEXT([.E28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6]=&quot;&quot;;&quot;&quot;;IF(YEAR([.A286]+1)=YEAR([.A286]);[.A286]+1;&quot;&quot;))" office:value-type="date" office:date-value="2017-10-14" calcext:value-type="date">
            <text:p>14/10/17</text:p>
          </table:table-cell>
          <table:table-cell table:formula="of:=[.A287]" office:value-type="date" office:date-value="2017-10-14" calcext:value-type="date">
            <text:p>sábado, 14 de outubro de 2017</text:p>
          </table:table-cell>
          <table:table-cell table:formula="of:=[.B287]" office:value-type="date" office:date-value="2017-10-14" calcext:value-type="date">
            <text:p>sábado</text:p>
          </table:table-cell>
          <table:table-cell table:formula="of:=[.B287]" office:value-type="date" office:date-value="2017-10-14" calcext:value-type="date">
            <text:p>outubro</text:p>
          </table:table-cell>
          <table:table-cell table:formula="of:=[.B287]" office:value-type="date" office:date-value="2017-10-14" calcext:value-type="date">
            <text:p>2017</text:p>
          </table:table-cell>
          <table:table-cell table:formula="of:=TEXT([.C287];&quot;dddd&quot;)" office:value-type="string" office:string-value="sábado" calcext:value-type="string">
            <text:p>sábado</text:p>
          </table:table-cell>
          <table:table-cell table:formula="of:=PROPER([.F287])" office:value-type="string" office:string-value="Sábado" calcext:value-type="string">
            <text:p>Sábado</text:p>
          </table:table-cell>
          <table:table-cell table:formula="of:=PROPER(TEXT([.B287];&quot;DDD&quot;))" office:value-type="string" office:string-value="Sáb" calcext:value-type="string">
            <text:p>Sáb</text:p>
          </table:table-cell>
          <table:table-cell table:formula="of:=TEXT([.D287];&quot;MMMM&quot;)" office:value-type="string" office:string-value="outubro" calcext:value-type="string">
            <text:p>outubro</text:p>
          </table:table-cell>
          <table:table-cell table:formula="of:=PROPER([.I287])" office:value-type="string" office:string-value="Outubro" calcext:value-type="string">
            <text:p>Outubro</text:p>
          </table:table-cell>
          <table:table-cell table:formula="of:=TEXT([.E28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7]=&quot;&quot;;&quot;&quot;;IF(YEAR([.A287]+1)=YEAR([.A287]);[.A287]+1;&quot;&quot;))" office:value-type="date" office:date-value="2017-10-15" calcext:value-type="date">
            <text:p>15/10/17</text:p>
          </table:table-cell>
          <table:table-cell table:formula="of:=[.A288]" office:value-type="date" office:date-value="2017-10-15" calcext:value-type="date">
            <text:p>domingo, 15 de outubro de 2017</text:p>
          </table:table-cell>
          <table:table-cell table:formula="of:=[.B288]" office:value-type="date" office:date-value="2017-10-15" calcext:value-type="date">
            <text:p>domingo</text:p>
          </table:table-cell>
          <table:table-cell table:formula="of:=[.B288]" office:value-type="date" office:date-value="2017-10-15" calcext:value-type="date">
            <text:p>outubro</text:p>
          </table:table-cell>
          <table:table-cell table:formula="of:=[.B288]" office:value-type="date" office:date-value="2017-10-15" calcext:value-type="date">
            <text:p>2017</text:p>
          </table:table-cell>
          <table:table-cell table:formula="of:=TEXT([.C288];&quot;dddd&quot;)" office:value-type="string" office:string-value="domingo" calcext:value-type="string">
            <text:p>domingo</text:p>
          </table:table-cell>
          <table:table-cell table:formula="of:=PROPER([.F288])" office:value-type="string" office:string-value="Domingo" calcext:value-type="string">
            <text:p>Domingo</text:p>
          </table:table-cell>
          <table:table-cell table:formula="of:=PROPER(TEXT([.B288];&quot;DDD&quot;))" office:value-type="string" office:string-value="Dom" calcext:value-type="string">
            <text:p>Dom</text:p>
          </table:table-cell>
          <table:table-cell table:formula="of:=TEXT([.D288];&quot;MMMM&quot;)" office:value-type="string" office:string-value="outubro" calcext:value-type="string">
            <text:p>outubro</text:p>
          </table:table-cell>
          <table:table-cell table:formula="of:=PROPER([.I288])" office:value-type="string" office:string-value="Outubro" calcext:value-type="string">
            <text:p>Outubro</text:p>
          </table:table-cell>
          <table:table-cell table:formula="of:=TEXT([.E28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8]=&quot;&quot;;&quot;&quot;;IF(YEAR([.A288]+1)=YEAR([.A288]);[.A288]+1;&quot;&quot;))" office:value-type="date" office:date-value="2017-10-16" calcext:value-type="date">
            <text:p>16/10/17</text:p>
          </table:table-cell>
          <table:table-cell table:formula="of:=[.A289]" office:value-type="date" office:date-value="2017-10-16" calcext:value-type="date">
            <text:p>segunda-feira, 16 de outubro de 2017</text:p>
          </table:table-cell>
          <table:table-cell table:formula="of:=[.B289]" office:value-type="date" office:date-value="2017-10-16" calcext:value-type="date">
            <text:p>segunda-feira</text:p>
          </table:table-cell>
          <table:table-cell table:formula="of:=[.B289]" office:value-type="date" office:date-value="2017-10-16" calcext:value-type="date">
            <text:p>outubro</text:p>
          </table:table-cell>
          <table:table-cell table:formula="of:=[.B289]" office:value-type="date" office:date-value="2017-10-16" calcext:value-type="date">
            <text:p>2017</text:p>
          </table:table-cell>
          <table:table-cell table:formula="of:=TEXT([.C289];&quot;dddd&quot;)" office:value-type="string" office:string-value="segunda-feira" calcext:value-type="string">
            <text:p>segunda-feira</text:p>
          </table:table-cell>
          <table:table-cell table:formula="of:=PROPER([.F289])" office:value-type="string" office:string-value="Segunda-Feira" calcext:value-type="string">
            <text:p>Segunda-Feira</text:p>
          </table:table-cell>
          <table:table-cell table:formula="of:=PROPER(TEXT([.B289];&quot;DDD&quot;))" office:value-type="string" office:string-value="Seg" calcext:value-type="string">
            <text:p>Seg</text:p>
          </table:table-cell>
          <table:table-cell table:formula="of:=TEXT([.D289];&quot;MMMM&quot;)" office:value-type="string" office:string-value="outubro" calcext:value-type="string">
            <text:p>outubro</text:p>
          </table:table-cell>
          <table:table-cell table:formula="of:=PROPER([.I289])" office:value-type="string" office:string-value="Outubro" calcext:value-type="string">
            <text:p>Outubro</text:p>
          </table:table-cell>
          <table:table-cell table:formula="of:=TEXT([.E28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89]=&quot;&quot;;&quot;&quot;;IF(YEAR([.A289]+1)=YEAR([.A289]);[.A289]+1;&quot;&quot;))" office:value-type="date" office:date-value="2017-10-17" calcext:value-type="date">
            <text:p>17/10/17</text:p>
          </table:table-cell>
          <table:table-cell table:formula="of:=[.A290]" office:value-type="date" office:date-value="2017-10-17" calcext:value-type="date">
            <text:p>terça-feira, 17 de outubro de 2017</text:p>
          </table:table-cell>
          <table:table-cell table:formula="of:=[.B290]" office:value-type="date" office:date-value="2017-10-17" calcext:value-type="date">
            <text:p>terça-feira</text:p>
          </table:table-cell>
          <table:table-cell table:formula="of:=[.B290]" office:value-type="date" office:date-value="2017-10-17" calcext:value-type="date">
            <text:p>outubro</text:p>
          </table:table-cell>
          <table:table-cell table:formula="of:=[.B290]" office:value-type="date" office:date-value="2017-10-17" calcext:value-type="date">
            <text:p>2017</text:p>
          </table:table-cell>
          <table:table-cell table:formula="of:=TEXT([.C290];&quot;dddd&quot;)" office:value-type="string" office:string-value="terça-feira" calcext:value-type="string">
            <text:p>terça-feira</text:p>
          </table:table-cell>
          <table:table-cell table:formula="of:=PROPER([.F290])" office:value-type="string" office:string-value="Terça-Feira" calcext:value-type="string">
            <text:p>Terça-Feira</text:p>
          </table:table-cell>
          <table:table-cell table:formula="of:=PROPER(TEXT([.B290];&quot;DDD&quot;))" office:value-type="string" office:string-value="Ter" calcext:value-type="string">
            <text:p>Ter</text:p>
          </table:table-cell>
          <table:table-cell table:formula="of:=TEXT([.D290];&quot;MMMM&quot;)" office:value-type="string" office:string-value="outubro" calcext:value-type="string">
            <text:p>outubro</text:p>
          </table:table-cell>
          <table:table-cell table:formula="of:=PROPER([.I290])" office:value-type="string" office:string-value="Outubro" calcext:value-type="string">
            <text:p>Outubro</text:p>
          </table:table-cell>
          <table:table-cell table:formula="of:=TEXT([.E29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0]=&quot;&quot;;&quot;&quot;;IF(YEAR([.A290]+1)=YEAR([.A290]);[.A290]+1;&quot;&quot;))" office:value-type="date" office:date-value="2017-10-18" calcext:value-type="date">
            <text:p>18/10/17</text:p>
          </table:table-cell>
          <table:table-cell table:formula="of:=[.A291]" office:value-type="date" office:date-value="2017-10-18" calcext:value-type="date">
            <text:p>quarta-feira, 18 de outubro de 2017</text:p>
          </table:table-cell>
          <table:table-cell table:formula="of:=[.B291]" office:value-type="date" office:date-value="2017-10-18" calcext:value-type="date">
            <text:p>quarta-feira</text:p>
          </table:table-cell>
          <table:table-cell table:formula="of:=[.B291]" office:value-type="date" office:date-value="2017-10-18" calcext:value-type="date">
            <text:p>outubro</text:p>
          </table:table-cell>
          <table:table-cell table:formula="of:=[.B291]" office:value-type="date" office:date-value="2017-10-18" calcext:value-type="date">
            <text:p>2017</text:p>
          </table:table-cell>
          <table:table-cell table:formula="of:=TEXT([.C291];&quot;dddd&quot;)" office:value-type="string" office:string-value="quarta-feira" calcext:value-type="string">
            <text:p>quarta-feira</text:p>
          </table:table-cell>
          <table:table-cell table:formula="of:=PROPER([.F291])" office:value-type="string" office:string-value="Quarta-Feira" calcext:value-type="string">
            <text:p>Quarta-Feira</text:p>
          </table:table-cell>
          <table:table-cell table:formula="of:=PROPER(TEXT([.B291];&quot;DDD&quot;))" office:value-type="string" office:string-value="Qua" calcext:value-type="string">
            <text:p>Qua</text:p>
          </table:table-cell>
          <table:table-cell table:formula="of:=TEXT([.D291];&quot;MMMM&quot;)" office:value-type="string" office:string-value="outubro" calcext:value-type="string">
            <text:p>outubro</text:p>
          </table:table-cell>
          <table:table-cell table:formula="of:=PROPER([.I291])" office:value-type="string" office:string-value="Outubro" calcext:value-type="string">
            <text:p>Outubro</text:p>
          </table:table-cell>
          <table:table-cell table:formula="of:=TEXT([.E29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1]=&quot;&quot;;&quot;&quot;;IF(YEAR([.A291]+1)=YEAR([.A291]);[.A291]+1;&quot;&quot;))" office:value-type="date" office:date-value="2017-10-19" calcext:value-type="date">
            <text:p>19/10/17</text:p>
          </table:table-cell>
          <table:table-cell table:formula="of:=[.A292]" office:value-type="date" office:date-value="2017-10-19" calcext:value-type="date">
            <text:p>quinta-feira, 19 de outubro de 2017</text:p>
          </table:table-cell>
          <table:table-cell table:formula="of:=[.B292]" office:value-type="date" office:date-value="2017-10-19" calcext:value-type="date">
            <text:p>quinta-feira</text:p>
          </table:table-cell>
          <table:table-cell table:formula="of:=[.B292]" office:value-type="date" office:date-value="2017-10-19" calcext:value-type="date">
            <text:p>outubro</text:p>
          </table:table-cell>
          <table:table-cell table:formula="of:=[.B292]" office:value-type="date" office:date-value="2017-10-19" calcext:value-type="date">
            <text:p>2017</text:p>
          </table:table-cell>
          <table:table-cell table:formula="of:=TEXT([.C292];&quot;dddd&quot;)" office:value-type="string" office:string-value="quinta-feira" calcext:value-type="string">
            <text:p>quinta-feira</text:p>
          </table:table-cell>
          <table:table-cell table:formula="of:=PROPER([.F292])" office:value-type="string" office:string-value="Quinta-Feira" calcext:value-type="string">
            <text:p>Quinta-Feira</text:p>
          </table:table-cell>
          <table:table-cell table:formula="of:=PROPER(TEXT([.B292];&quot;DDD&quot;))" office:value-type="string" office:string-value="Qui" calcext:value-type="string">
            <text:p>Qui</text:p>
          </table:table-cell>
          <table:table-cell table:formula="of:=TEXT([.D292];&quot;MMMM&quot;)" office:value-type="string" office:string-value="outubro" calcext:value-type="string">
            <text:p>outubro</text:p>
          </table:table-cell>
          <table:table-cell table:formula="of:=PROPER([.I292])" office:value-type="string" office:string-value="Outubro" calcext:value-type="string">
            <text:p>Outubro</text:p>
          </table:table-cell>
          <table:table-cell table:formula="of:=TEXT([.E29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2]=&quot;&quot;;&quot;&quot;;IF(YEAR([.A292]+1)=YEAR([.A292]);[.A292]+1;&quot;&quot;))" office:value-type="date" office:date-value="2017-10-20" calcext:value-type="date">
            <text:p>20/10/17</text:p>
          </table:table-cell>
          <table:table-cell table:formula="of:=[.A293]" office:value-type="date" office:date-value="2017-10-20" calcext:value-type="date">
            <text:p>sexta-feira, 20 de outubro de 2017</text:p>
          </table:table-cell>
          <table:table-cell table:formula="of:=[.B293]" office:value-type="date" office:date-value="2017-10-20" calcext:value-type="date">
            <text:p>sexta-feira</text:p>
          </table:table-cell>
          <table:table-cell table:formula="of:=[.B293]" office:value-type="date" office:date-value="2017-10-20" calcext:value-type="date">
            <text:p>outubro</text:p>
          </table:table-cell>
          <table:table-cell table:formula="of:=[.B293]" office:value-type="date" office:date-value="2017-10-20" calcext:value-type="date">
            <text:p>2017</text:p>
          </table:table-cell>
          <table:table-cell table:formula="of:=TEXT([.C293];&quot;dddd&quot;)" office:value-type="string" office:string-value="sexta-feira" calcext:value-type="string">
            <text:p>sexta-feira</text:p>
          </table:table-cell>
          <table:table-cell table:formula="of:=PROPER([.F293])" office:value-type="string" office:string-value="Sexta-Feira" calcext:value-type="string">
            <text:p>Sexta-Feira</text:p>
          </table:table-cell>
          <table:table-cell table:formula="of:=PROPER(TEXT([.B293];&quot;DDD&quot;))" office:value-type="string" office:string-value="Sex" calcext:value-type="string">
            <text:p>Sex</text:p>
          </table:table-cell>
          <table:table-cell table:formula="of:=TEXT([.D293];&quot;MMMM&quot;)" office:value-type="string" office:string-value="outubro" calcext:value-type="string">
            <text:p>outubro</text:p>
          </table:table-cell>
          <table:table-cell table:formula="of:=PROPER([.I293])" office:value-type="string" office:string-value="Outubro" calcext:value-type="string">
            <text:p>Outubro</text:p>
          </table:table-cell>
          <table:table-cell table:formula="of:=TEXT([.E29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3]=&quot;&quot;;&quot;&quot;;IF(YEAR([.A293]+1)=YEAR([.A293]);[.A293]+1;&quot;&quot;))" office:value-type="date" office:date-value="2017-10-21" calcext:value-type="date">
            <text:p>21/10/17</text:p>
          </table:table-cell>
          <table:table-cell table:formula="of:=[.A294]" office:value-type="date" office:date-value="2017-10-21" calcext:value-type="date">
            <text:p>sábado, 21 de outubro de 2017</text:p>
          </table:table-cell>
          <table:table-cell table:formula="of:=[.B294]" office:value-type="date" office:date-value="2017-10-21" calcext:value-type="date">
            <text:p>sábado</text:p>
          </table:table-cell>
          <table:table-cell table:formula="of:=[.B294]" office:value-type="date" office:date-value="2017-10-21" calcext:value-type="date">
            <text:p>outubro</text:p>
          </table:table-cell>
          <table:table-cell table:formula="of:=[.B294]" office:value-type="date" office:date-value="2017-10-21" calcext:value-type="date">
            <text:p>2017</text:p>
          </table:table-cell>
          <table:table-cell table:formula="of:=TEXT([.C294];&quot;dddd&quot;)" office:value-type="string" office:string-value="sábado" calcext:value-type="string">
            <text:p>sábado</text:p>
          </table:table-cell>
          <table:table-cell table:formula="of:=PROPER([.F294])" office:value-type="string" office:string-value="Sábado" calcext:value-type="string">
            <text:p>Sábado</text:p>
          </table:table-cell>
          <table:table-cell table:formula="of:=PROPER(TEXT([.B294];&quot;DDD&quot;))" office:value-type="string" office:string-value="Sáb" calcext:value-type="string">
            <text:p>Sáb</text:p>
          </table:table-cell>
          <table:table-cell table:formula="of:=TEXT([.D294];&quot;MMMM&quot;)" office:value-type="string" office:string-value="outubro" calcext:value-type="string">
            <text:p>outubro</text:p>
          </table:table-cell>
          <table:table-cell table:formula="of:=PROPER([.I294])" office:value-type="string" office:string-value="Outubro" calcext:value-type="string">
            <text:p>Outubro</text:p>
          </table:table-cell>
          <table:table-cell table:formula="of:=TEXT([.E29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4]=&quot;&quot;;&quot;&quot;;IF(YEAR([.A294]+1)=YEAR([.A294]);[.A294]+1;&quot;&quot;))" office:value-type="date" office:date-value="2017-10-22" calcext:value-type="date">
            <text:p>22/10/17</text:p>
          </table:table-cell>
          <table:table-cell table:formula="of:=[.A295]" office:value-type="date" office:date-value="2017-10-22" calcext:value-type="date">
            <text:p>domingo, 22 de outubro de 2017</text:p>
          </table:table-cell>
          <table:table-cell table:formula="of:=[.B295]" office:value-type="date" office:date-value="2017-10-22" calcext:value-type="date">
            <text:p>domingo</text:p>
          </table:table-cell>
          <table:table-cell table:formula="of:=[.B295]" office:value-type="date" office:date-value="2017-10-22" calcext:value-type="date">
            <text:p>outubro</text:p>
          </table:table-cell>
          <table:table-cell table:formula="of:=[.B295]" office:value-type="date" office:date-value="2017-10-22" calcext:value-type="date">
            <text:p>2017</text:p>
          </table:table-cell>
          <table:table-cell table:formula="of:=TEXT([.C295];&quot;dddd&quot;)" office:value-type="string" office:string-value="domingo" calcext:value-type="string">
            <text:p>domingo</text:p>
          </table:table-cell>
          <table:table-cell table:formula="of:=PROPER([.F295])" office:value-type="string" office:string-value="Domingo" calcext:value-type="string">
            <text:p>Domingo</text:p>
          </table:table-cell>
          <table:table-cell table:formula="of:=PROPER(TEXT([.B295];&quot;DDD&quot;))" office:value-type="string" office:string-value="Dom" calcext:value-type="string">
            <text:p>Dom</text:p>
          </table:table-cell>
          <table:table-cell table:formula="of:=TEXT([.D295];&quot;MMMM&quot;)" office:value-type="string" office:string-value="outubro" calcext:value-type="string">
            <text:p>outubro</text:p>
          </table:table-cell>
          <table:table-cell table:formula="of:=PROPER([.I295])" office:value-type="string" office:string-value="Outubro" calcext:value-type="string">
            <text:p>Outubro</text:p>
          </table:table-cell>
          <table:table-cell table:formula="of:=TEXT([.E29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5]=&quot;&quot;;&quot;&quot;;IF(YEAR([.A295]+1)=YEAR([.A295]);[.A295]+1;&quot;&quot;))" office:value-type="date" office:date-value="2017-10-23" calcext:value-type="date">
            <text:p>23/10/17</text:p>
          </table:table-cell>
          <table:table-cell table:formula="of:=[.A296]" office:value-type="date" office:date-value="2017-10-23" calcext:value-type="date">
            <text:p>segunda-feira, 23 de outubro de 2017</text:p>
          </table:table-cell>
          <table:table-cell table:formula="of:=[.B296]" office:value-type="date" office:date-value="2017-10-23" calcext:value-type="date">
            <text:p>segunda-feira</text:p>
          </table:table-cell>
          <table:table-cell table:formula="of:=[.B296]" office:value-type="date" office:date-value="2017-10-23" calcext:value-type="date">
            <text:p>outubro</text:p>
          </table:table-cell>
          <table:table-cell table:formula="of:=[.B296]" office:value-type="date" office:date-value="2017-10-23" calcext:value-type="date">
            <text:p>2017</text:p>
          </table:table-cell>
          <table:table-cell table:formula="of:=TEXT([.C296];&quot;dddd&quot;)" office:value-type="string" office:string-value="segunda-feira" calcext:value-type="string">
            <text:p>segunda-feira</text:p>
          </table:table-cell>
          <table:table-cell table:formula="of:=PROPER([.F296])" office:value-type="string" office:string-value="Segunda-Feira" calcext:value-type="string">
            <text:p>Segunda-Feira</text:p>
          </table:table-cell>
          <table:table-cell table:formula="of:=PROPER(TEXT([.B296];&quot;DDD&quot;))" office:value-type="string" office:string-value="Seg" calcext:value-type="string">
            <text:p>Seg</text:p>
          </table:table-cell>
          <table:table-cell table:formula="of:=TEXT([.D296];&quot;MMMM&quot;)" office:value-type="string" office:string-value="outubro" calcext:value-type="string">
            <text:p>outubro</text:p>
          </table:table-cell>
          <table:table-cell table:formula="of:=PROPER([.I296])" office:value-type="string" office:string-value="Outubro" calcext:value-type="string">
            <text:p>Outubro</text:p>
          </table:table-cell>
          <table:table-cell table:formula="of:=TEXT([.E29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6]=&quot;&quot;;&quot;&quot;;IF(YEAR([.A296]+1)=YEAR([.A296]);[.A296]+1;&quot;&quot;))" office:value-type="date" office:date-value="2017-10-24" calcext:value-type="date">
            <text:p>24/10/17</text:p>
          </table:table-cell>
          <table:table-cell table:formula="of:=[.A297]" office:value-type="date" office:date-value="2017-10-24" calcext:value-type="date">
            <text:p>terça-feira, 24 de outubro de 2017</text:p>
          </table:table-cell>
          <table:table-cell table:formula="of:=[.B297]" office:value-type="date" office:date-value="2017-10-24" calcext:value-type="date">
            <text:p>terça-feira</text:p>
          </table:table-cell>
          <table:table-cell table:formula="of:=[.B297]" office:value-type="date" office:date-value="2017-10-24" calcext:value-type="date">
            <text:p>outubro</text:p>
          </table:table-cell>
          <table:table-cell table:formula="of:=[.B297]" office:value-type="date" office:date-value="2017-10-24" calcext:value-type="date">
            <text:p>2017</text:p>
          </table:table-cell>
          <table:table-cell table:formula="of:=TEXT([.C297];&quot;dddd&quot;)" office:value-type="string" office:string-value="terça-feira" calcext:value-type="string">
            <text:p>terça-feira</text:p>
          </table:table-cell>
          <table:table-cell table:formula="of:=PROPER([.F297])" office:value-type="string" office:string-value="Terça-Feira" calcext:value-type="string">
            <text:p>Terça-Feira</text:p>
          </table:table-cell>
          <table:table-cell table:formula="of:=PROPER(TEXT([.B297];&quot;DDD&quot;))" office:value-type="string" office:string-value="Ter" calcext:value-type="string">
            <text:p>Ter</text:p>
          </table:table-cell>
          <table:table-cell table:formula="of:=TEXT([.D297];&quot;MMMM&quot;)" office:value-type="string" office:string-value="outubro" calcext:value-type="string">
            <text:p>outubro</text:p>
          </table:table-cell>
          <table:table-cell table:formula="of:=PROPER([.I297])" office:value-type="string" office:string-value="Outubro" calcext:value-type="string">
            <text:p>Outubro</text:p>
          </table:table-cell>
          <table:table-cell table:formula="of:=TEXT([.E29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7]=&quot;&quot;;&quot;&quot;;IF(YEAR([.A297]+1)=YEAR([.A297]);[.A297]+1;&quot;&quot;))" office:value-type="date" office:date-value="2017-10-25" calcext:value-type="date">
            <text:p>25/10/17</text:p>
          </table:table-cell>
          <table:table-cell table:formula="of:=[.A298]" office:value-type="date" office:date-value="2017-10-25" calcext:value-type="date">
            <text:p>quarta-feira, 25 de outubro de 2017</text:p>
          </table:table-cell>
          <table:table-cell table:formula="of:=[.B298]" office:value-type="date" office:date-value="2017-10-25" calcext:value-type="date">
            <text:p>quarta-feira</text:p>
          </table:table-cell>
          <table:table-cell table:formula="of:=[.B298]" office:value-type="date" office:date-value="2017-10-25" calcext:value-type="date">
            <text:p>outubro</text:p>
          </table:table-cell>
          <table:table-cell table:formula="of:=[.B298]" office:value-type="date" office:date-value="2017-10-25" calcext:value-type="date">
            <text:p>2017</text:p>
          </table:table-cell>
          <table:table-cell table:formula="of:=TEXT([.C298];&quot;dddd&quot;)" office:value-type="string" office:string-value="quarta-feira" calcext:value-type="string">
            <text:p>quarta-feira</text:p>
          </table:table-cell>
          <table:table-cell table:formula="of:=PROPER([.F298])" office:value-type="string" office:string-value="Quarta-Feira" calcext:value-type="string">
            <text:p>Quarta-Feira</text:p>
          </table:table-cell>
          <table:table-cell table:formula="of:=PROPER(TEXT([.B298];&quot;DDD&quot;))" office:value-type="string" office:string-value="Qua" calcext:value-type="string">
            <text:p>Qua</text:p>
          </table:table-cell>
          <table:table-cell table:formula="of:=TEXT([.D298];&quot;MMMM&quot;)" office:value-type="string" office:string-value="outubro" calcext:value-type="string">
            <text:p>outubro</text:p>
          </table:table-cell>
          <table:table-cell table:formula="of:=PROPER([.I298])" office:value-type="string" office:string-value="Outubro" calcext:value-type="string">
            <text:p>Outubro</text:p>
          </table:table-cell>
          <table:table-cell table:formula="of:=TEXT([.E29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8]=&quot;&quot;;&quot;&quot;;IF(YEAR([.A298]+1)=YEAR([.A298]);[.A298]+1;&quot;&quot;))" office:value-type="date" office:date-value="2017-10-26" calcext:value-type="date">
            <text:p>26/10/17</text:p>
          </table:table-cell>
          <table:table-cell table:formula="of:=[.A299]" office:value-type="date" office:date-value="2017-10-26" calcext:value-type="date">
            <text:p>quinta-feira, 26 de outubro de 2017</text:p>
          </table:table-cell>
          <table:table-cell table:formula="of:=[.B299]" office:value-type="date" office:date-value="2017-10-26" calcext:value-type="date">
            <text:p>quinta-feira</text:p>
          </table:table-cell>
          <table:table-cell table:formula="of:=[.B299]" office:value-type="date" office:date-value="2017-10-26" calcext:value-type="date">
            <text:p>outubro</text:p>
          </table:table-cell>
          <table:table-cell table:formula="of:=[.B299]" office:value-type="date" office:date-value="2017-10-26" calcext:value-type="date">
            <text:p>2017</text:p>
          </table:table-cell>
          <table:table-cell table:formula="of:=TEXT([.C299];&quot;dddd&quot;)" office:value-type="string" office:string-value="quinta-feira" calcext:value-type="string">
            <text:p>quinta-feira</text:p>
          </table:table-cell>
          <table:table-cell table:formula="of:=PROPER([.F299])" office:value-type="string" office:string-value="Quinta-Feira" calcext:value-type="string">
            <text:p>Quinta-Feira</text:p>
          </table:table-cell>
          <table:table-cell table:formula="of:=PROPER(TEXT([.B299];&quot;DDD&quot;))" office:value-type="string" office:string-value="Qui" calcext:value-type="string">
            <text:p>Qui</text:p>
          </table:table-cell>
          <table:table-cell table:formula="of:=TEXT([.D299];&quot;MMMM&quot;)" office:value-type="string" office:string-value="outubro" calcext:value-type="string">
            <text:p>outubro</text:p>
          </table:table-cell>
          <table:table-cell table:formula="of:=PROPER([.I299])" office:value-type="string" office:string-value="Outubro" calcext:value-type="string">
            <text:p>Outubro</text:p>
          </table:table-cell>
          <table:table-cell table:formula="of:=TEXT([.E29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299]=&quot;&quot;;&quot;&quot;;IF(YEAR([.A299]+1)=YEAR([.A299]);[.A299]+1;&quot;&quot;))" office:value-type="date" office:date-value="2017-10-27" calcext:value-type="date">
            <text:p>27/10/17</text:p>
          </table:table-cell>
          <table:table-cell table:formula="of:=[.A300]" office:value-type="date" office:date-value="2017-10-27" calcext:value-type="date">
            <text:p>sexta-feira, 27 de outubro de 2017</text:p>
          </table:table-cell>
          <table:table-cell table:formula="of:=[.B300]" office:value-type="date" office:date-value="2017-10-27" calcext:value-type="date">
            <text:p>sexta-feira</text:p>
          </table:table-cell>
          <table:table-cell table:formula="of:=[.B300]" office:value-type="date" office:date-value="2017-10-27" calcext:value-type="date">
            <text:p>outubro</text:p>
          </table:table-cell>
          <table:table-cell table:formula="of:=[.B300]" office:value-type="date" office:date-value="2017-10-27" calcext:value-type="date">
            <text:p>2017</text:p>
          </table:table-cell>
          <table:table-cell table:formula="of:=TEXT([.C300];&quot;dddd&quot;)" office:value-type="string" office:string-value="sexta-feira" calcext:value-type="string">
            <text:p>sexta-feira</text:p>
          </table:table-cell>
          <table:table-cell table:formula="of:=PROPER([.F300])" office:value-type="string" office:string-value="Sexta-Feira" calcext:value-type="string">
            <text:p>Sexta-Feira</text:p>
          </table:table-cell>
          <table:table-cell table:formula="of:=PROPER(TEXT([.B300];&quot;DDD&quot;))" office:value-type="string" office:string-value="Sex" calcext:value-type="string">
            <text:p>Sex</text:p>
          </table:table-cell>
          <table:table-cell table:formula="of:=TEXT([.D300];&quot;MMMM&quot;)" office:value-type="string" office:string-value="outubro" calcext:value-type="string">
            <text:p>outubro</text:p>
          </table:table-cell>
          <table:table-cell table:formula="of:=PROPER([.I300])" office:value-type="string" office:string-value="Outubro" calcext:value-type="string">
            <text:p>Outubro</text:p>
          </table:table-cell>
          <table:table-cell table:formula="of:=TEXT([.E30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0]=&quot;&quot;;&quot;&quot;;IF(YEAR([.A300]+1)=YEAR([.A300]);[.A300]+1;&quot;&quot;))" office:value-type="date" office:date-value="2017-10-28" calcext:value-type="date">
            <text:p>28/10/17</text:p>
          </table:table-cell>
          <table:table-cell table:formula="of:=[.A301]" office:value-type="date" office:date-value="2017-10-28" calcext:value-type="date">
            <text:p>sábado, 28 de outubro de 2017</text:p>
          </table:table-cell>
          <table:table-cell table:formula="of:=[.B301]" office:value-type="date" office:date-value="2017-10-28" calcext:value-type="date">
            <text:p>sábado</text:p>
          </table:table-cell>
          <table:table-cell table:formula="of:=[.B301]" office:value-type="date" office:date-value="2017-10-28" calcext:value-type="date">
            <text:p>outubro</text:p>
          </table:table-cell>
          <table:table-cell table:formula="of:=[.B301]" office:value-type="date" office:date-value="2017-10-28" calcext:value-type="date">
            <text:p>2017</text:p>
          </table:table-cell>
          <table:table-cell table:formula="of:=TEXT([.C301];&quot;dddd&quot;)" office:value-type="string" office:string-value="sábado" calcext:value-type="string">
            <text:p>sábado</text:p>
          </table:table-cell>
          <table:table-cell table:formula="of:=PROPER([.F301])" office:value-type="string" office:string-value="Sábado" calcext:value-type="string">
            <text:p>Sábado</text:p>
          </table:table-cell>
          <table:table-cell table:formula="of:=PROPER(TEXT([.B301];&quot;DDD&quot;))" office:value-type="string" office:string-value="Sáb" calcext:value-type="string">
            <text:p>Sáb</text:p>
          </table:table-cell>
          <table:table-cell table:formula="of:=TEXT([.D301];&quot;MMMM&quot;)" office:value-type="string" office:string-value="outubro" calcext:value-type="string">
            <text:p>outubro</text:p>
          </table:table-cell>
          <table:table-cell table:formula="of:=PROPER([.I301])" office:value-type="string" office:string-value="Outubro" calcext:value-type="string">
            <text:p>Outubro</text:p>
          </table:table-cell>
          <table:table-cell table:formula="of:=TEXT([.E30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1]=&quot;&quot;;&quot;&quot;;IF(YEAR([.A301]+1)=YEAR([.A301]);[.A301]+1;&quot;&quot;))" office:value-type="date" office:date-value="2017-10-29" calcext:value-type="date">
            <text:p>29/10/17</text:p>
          </table:table-cell>
          <table:table-cell table:formula="of:=[.A302]" office:value-type="date" office:date-value="2017-10-29" calcext:value-type="date">
            <text:p>domingo, 29 de outubro de 2017</text:p>
          </table:table-cell>
          <table:table-cell table:formula="of:=[.B302]" office:value-type="date" office:date-value="2017-10-29" calcext:value-type="date">
            <text:p>domingo</text:p>
          </table:table-cell>
          <table:table-cell table:formula="of:=[.B302]" office:value-type="date" office:date-value="2017-10-29" calcext:value-type="date">
            <text:p>outubro</text:p>
          </table:table-cell>
          <table:table-cell table:formula="of:=[.B302]" office:value-type="date" office:date-value="2017-10-29" calcext:value-type="date">
            <text:p>2017</text:p>
          </table:table-cell>
          <table:table-cell table:formula="of:=TEXT([.C302];&quot;dddd&quot;)" office:value-type="string" office:string-value="domingo" calcext:value-type="string">
            <text:p>domingo</text:p>
          </table:table-cell>
          <table:table-cell table:formula="of:=PROPER([.F302])" office:value-type="string" office:string-value="Domingo" calcext:value-type="string">
            <text:p>Domingo</text:p>
          </table:table-cell>
          <table:table-cell table:formula="of:=PROPER(TEXT([.B302];&quot;DDD&quot;))" office:value-type="string" office:string-value="Dom" calcext:value-type="string">
            <text:p>Dom</text:p>
          </table:table-cell>
          <table:table-cell table:formula="of:=TEXT([.D302];&quot;MMMM&quot;)" office:value-type="string" office:string-value="outubro" calcext:value-type="string">
            <text:p>outubro</text:p>
          </table:table-cell>
          <table:table-cell table:formula="of:=PROPER([.I302])" office:value-type="string" office:string-value="Outubro" calcext:value-type="string">
            <text:p>Outubro</text:p>
          </table:table-cell>
          <table:table-cell table:formula="of:=TEXT([.E30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2]=&quot;&quot;;&quot;&quot;;IF(YEAR([.A302]+1)=YEAR([.A302]);[.A302]+1;&quot;&quot;))" office:value-type="date" office:date-value="2017-10-30" calcext:value-type="date">
            <text:p>30/10/17</text:p>
          </table:table-cell>
          <table:table-cell table:formula="of:=[.A303]" office:value-type="date" office:date-value="2017-10-30" calcext:value-type="date">
            <text:p>segunda-feira, 30 de outubro de 2017</text:p>
          </table:table-cell>
          <table:table-cell table:formula="of:=[.B303]" office:value-type="date" office:date-value="2017-10-30" calcext:value-type="date">
            <text:p>segunda-feira</text:p>
          </table:table-cell>
          <table:table-cell table:formula="of:=[.B303]" office:value-type="date" office:date-value="2017-10-30" calcext:value-type="date">
            <text:p>outubro</text:p>
          </table:table-cell>
          <table:table-cell table:formula="of:=[.B303]" office:value-type="date" office:date-value="2017-10-30" calcext:value-type="date">
            <text:p>2017</text:p>
          </table:table-cell>
          <table:table-cell table:formula="of:=TEXT([.C303];&quot;dddd&quot;)" office:value-type="string" office:string-value="segunda-feira" calcext:value-type="string">
            <text:p>segunda-feira</text:p>
          </table:table-cell>
          <table:table-cell table:formula="of:=PROPER([.F303])" office:value-type="string" office:string-value="Segunda-Feira" calcext:value-type="string">
            <text:p>Segunda-Feira</text:p>
          </table:table-cell>
          <table:table-cell table:formula="of:=PROPER(TEXT([.B303];&quot;DDD&quot;))" office:value-type="string" office:string-value="Seg" calcext:value-type="string">
            <text:p>Seg</text:p>
          </table:table-cell>
          <table:table-cell table:formula="of:=TEXT([.D303];&quot;MMMM&quot;)" office:value-type="string" office:string-value="outubro" calcext:value-type="string">
            <text:p>outubro</text:p>
          </table:table-cell>
          <table:table-cell table:formula="of:=PROPER([.I303])" office:value-type="string" office:string-value="Outubro" calcext:value-type="string">
            <text:p>Outubro</text:p>
          </table:table-cell>
          <table:table-cell table:formula="of:=TEXT([.E30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3]=&quot;&quot;;&quot;&quot;;IF(YEAR([.A303]+1)=YEAR([.A303]);[.A303]+1;&quot;&quot;))" office:value-type="date" office:date-value="2017-10-31" calcext:value-type="date">
            <text:p>31/10/17</text:p>
          </table:table-cell>
          <table:table-cell table:formula="of:=[.A304]" office:value-type="date" office:date-value="2017-10-31" calcext:value-type="date">
            <text:p>terça-feira, 31 de outubro de 2017</text:p>
          </table:table-cell>
          <table:table-cell table:formula="of:=[.B304]" office:value-type="date" office:date-value="2017-10-31" calcext:value-type="date">
            <text:p>terça-feira</text:p>
          </table:table-cell>
          <table:table-cell table:formula="of:=[.B304]" office:value-type="date" office:date-value="2017-10-31" calcext:value-type="date">
            <text:p>outubro</text:p>
          </table:table-cell>
          <table:table-cell table:formula="of:=[.B304]" office:value-type="date" office:date-value="2017-10-31" calcext:value-type="date">
            <text:p>2017</text:p>
          </table:table-cell>
          <table:table-cell table:formula="of:=TEXT([.C304];&quot;dddd&quot;)" office:value-type="string" office:string-value="terça-feira" calcext:value-type="string">
            <text:p>terça-feira</text:p>
          </table:table-cell>
          <table:table-cell table:formula="of:=PROPER([.F304])" office:value-type="string" office:string-value="Terça-Feira" calcext:value-type="string">
            <text:p>Terça-Feira</text:p>
          </table:table-cell>
          <table:table-cell table:formula="of:=PROPER(TEXT([.B304];&quot;DDD&quot;))" office:value-type="string" office:string-value="Ter" calcext:value-type="string">
            <text:p>Ter</text:p>
          </table:table-cell>
          <table:table-cell table:formula="of:=TEXT([.D304];&quot;MMMM&quot;)" office:value-type="string" office:string-value="outubro" calcext:value-type="string">
            <text:p>outubro</text:p>
          </table:table-cell>
          <table:table-cell table:formula="of:=PROPER([.I304])" office:value-type="string" office:string-value="Outubro" calcext:value-type="string">
            <text:p>Outubro</text:p>
          </table:table-cell>
          <table:table-cell table:formula="of:=TEXT([.E30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4]=&quot;&quot;;&quot;&quot;;IF(YEAR([.A304]+1)=YEAR([.A304]);[.A304]+1;&quot;&quot;))" office:value-type="date" office:date-value="2017-11-01" calcext:value-type="date">
            <text:p>01/11/17</text:p>
          </table:table-cell>
          <table:table-cell table:formula="of:=[.A305]" office:value-type="date" office:date-value="2017-11-01" calcext:value-type="date">
            <text:p>quarta-feira, 1 de novembro de 2017</text:p>
          </table:table-cell>
          <table:table-cell table:formula="of:=[.B305]" office:value-type="date" office:date-value="2017-11-01" calcext:value-type="date">
            <text:p>quarta-feira</text:p>
          </table:table-cell>
          <table:table-cell table:formula="of:=[.B305]" office:value-type="date" office:date-value="2017-11-01" calcext:value-type="date">
            <text:p>novembro</text:p>
          </table:table-cell>
          <table:table-cell table:formula="of:=[.B305]" office:value-type="date" office:date-value="2017-11-01" calcext:value-type="date">
            <text:p>2017</text:p>
          </table:table-cell>
          <table:table-cell table:formula="of:=TEXT([.C305];&quot;dddd&quot;)" office:value-type="string" office:string-value="quarta-feira" calcext:value-type="string">
            <text:p>quarta-feira</text:p>
          </table:table-cell>
          <table:table-cell table:formula="of:=PROPER([.F305])" office:value-type="string" office:string-value="Quarta-Feira" calcext:value-type="string">
            <text:p>Quarta-Feira</text:p>
          </table:table-cell>
          <table:table-cell table:formula="of:=PROPER(TEXT([.B305];&quot;DDD&quot;))" office:value-type="string" office:string-value="Qua" calcext:value-type="string">
            <text:p>Qua</text:p>
          </table:table-cell>
          <table:table-cell table:formula="of:=TEXT([.D305];&quot;MMMM&quot;)" office:value-type="string" office:string-value="novembro" calcext:value-type="string">
            <text:p>novembro</text:p>
          </table:table-cell>
          <table:table-cell table:formula="of:=PROPER([.I305])" office:value-type="string" office:string-value="Novembro" calcext:value-type="string">
            <text:p>Novembro</text:p>
          </table:table-cell>
          <table:table-cell table:formula="of:=TEXT([.E30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5]=&quot;&quot;;&quot;&quot;;IF(YEAR([.A305]+1)=YEAR([.A305]);[.A305]+1;&quot;&quot;))" office:value-type="date" office:date-value="2017-11-02" calcext:value-type="date">
            <text:p>02/11/17</text:p>
          </table:table-cell>
          <table:table-cell table:formula="of:=[.A306]" office:value-type="date" office:date-value="2017-11-02" calcext:value-type="date">
            <text:p>quinta-feira, 2 de novembro de 2017</text:p>
          </table:table-cell>
          <table:table-cell table:formula="of:=[.B306]" office:value-type="date" office:date-value="2017-11-02" calcext:value-type="date">
            <text:p>quinta-feira</text:p>
          </table:table-cell>
          <table:table-cell table:formula="of:=[.B306]" office:value-type="date" office:date-value="2017-11-02" calcext:value-type="date">
            <text:p>novembro</text:p>
          </table:table-cell>
          <table:table-cell table:formula="of:=[.B306]" office:value-type="date" office:date-value="2017-11-02" calcext:value-type="date">
            <text:p>2017</text:p>
          </table:table-cell>
          <table:table-cell table:formula="of:=TEXT([.C306];&quot;dddd&quot;)" office:value-type="string" office:string-value="quinta-feira" calcext:value-type="string">
            <text:p>quinta-feira</text:p>
          </table:table-cell>
          <table:table-cell table:formula="of:=PROPER([.F306])" office:value-type="string" office:string-value="Quinta-Feira" calcext:value-type="string">
            <text:p>Quinta-Feira</text:p>
          </table:table-cell>
          <table:table-cell table:formula="of:=PROPER(TEXT([.B306];&quot;DDD&quot;))" office:value-type="string" office:string-value="Qui" calcext:value-type="string">
            <text:p>Qui</text:p>
          </table:table-cell>
          <table:table-cell table:formula="of:=TEXT([.D306];&quot;MMMM&quot;)" office:value-type="string" office:string-value="novembro" calcext:value-type="string">
            <text:p>novembro</text:p>
          </table:table-cell>
          <table:table-cell table:formula="of:=PROPER([.I306])" office:value-type="string" office:string-value="Novembro" calcext:value-type="string">
            <text:p>Novembro</text:p>
          </table:table-cell>
          <table:table-cell table:formula="of:=TEXT([.E30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6]=&quot;&quot;;&quot;&quot;;IF(YEAR([.A306]+1)=YEAR([.A306]);[.A306]+1;&quot;&quot;))" office:value-type="date" office:date-value="2017-11-03" calcext:value-type="date">
            <text:p>03/11/17</text:p>
          </table:table-cell>
          <table:table-cell table:formula="of:=[.A307]" office:value-type="date" office:date-value="2017-11-03" calcext:value-type="date">
            <text:p>sexta-feira, 3 de novembro de 2017</text:p>
          </table:table-cell>
          <table:table-cell table:formula="of:=[.B307]" office:value-type="date" office:date-value="2017-11-03" calcext:value-type="date">
            <text:p>sexta-feira</text:p>
          </table:table-cell>
          <table:table-cell table:formula="of:=[.B307]" office:value-type="date" office:date-value="2017-11-03" calcext:value-type="date">
            <text:p>novembro</text:p>
          </table:table-cell>
          <table:table-cell table:formula="of:=[.B307]" office:value-type="date" office:date-value="2017-11-03" calcext:value-type="date">
            <text:p>2017</text:p>
          </table:table-cell>
          <table:table-cell table:formula="of:=TEXT([.C307];&quot;dddd&quot;)" office:value-type="string" office:string-value="sexta-feira" calcext:value-type="string">
            <text:p>sexta-feira</text:p>
          </table:table-cell>
          <table:table-cell table:formula="of:=PROPER([.F307])" office:value-type="string" office:string-value="Sexta-Feira" calcext:value-type="string">
            <text:p>Sexta-Feira</text:p>
          </table:table-cell>
          <table:table-cell table:formula="of:=PROPER(TEXT([.B307];&quot;DDD&quot;))" office:value-type="string" office:string-value="Sex" calcext:value-type="string">
            <text:p>Sex</text:p>
          </table:table-cell>
          <table:table-cell table:formula="of:=TEXT([.D307];&quot;MMMM&quot;)" office:value-type="string" office:string-value="novembro" calcext:value-type="string">
            <text:p>novembro</text:p>
          </table:table-cell>
          <table:table-cell table:formula="of:=PROPER([.I307])" office:value-type="string" office:string-value="Novembro" calcext:value-type="string">
            <text:p>Novembro</text:p>
          </table:table-cell>
          <table:table-cell table:formula="of:=TEXT([.E30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7]=&quot;&quot;;&quot;&quot;;IF(YEAR([.A307]+1)=YEAR([.A307]);[.A307]+1;&quot;&quot;))" office:value-type="date" office:date-value="2017-11-04" calcext:value-type="date">
            <text:p>04/11/17</text:p>
          </table:table-cell>
          <table:table-cell table:formula="of:=[.A308]" office:value-type="date" office:date-value="2017-11-04" calcext:value-type="date">
            <text:p>sábado, 4 de novembro de 2017</text:p>
          </table:table-cell>
          <table:table-cell table:formula="of:=[.B308]" office:value-type="date" office:date-value="2017-11-04" calcext:value-type="date">
            <text:p>sábado</text:p>
          </table:table-cell>
          <table:table-cell table:formula="of:=[.B308]" office:value-type="date" office:date-value="2017-11-04" calcext:value-type="date">
            <text:p>novembro</text:p>
          </table:table-cell>
          <table:table-cell table:formula="of:=[.B308]" office:value-type="date" office:date-value="2017-11-04" calcext:value-type="date">
            <text:p>2017</text:p>
          </table:table-cell>
          <table:table-cell table:formula="of:=TEXT([.C308];&quot;dddd&quot;)" office:value-type="string" office:string-value="sábado" calcext:value-type="string">
            <text:p>sábado</text:p>
          </table:table-cell>
          <table:table-cell table:formula="of:=PROPER([.F308])" office:value-type="string" office:string-value="Sábado" calcext:value-type="string">
            <text:p>Sábado</text:p>
          </table:table-cell>
          <table:table-cell table:formula="of:=PROPER(TEXT([.B308];&quot;DDD&quot;))" office:value-type="string" office:string-value="Sáb" calcext:value-type="string">
            <text:p>Sáb</text:p>
          </table:table-cell>
          <table:table-cell table:formula="of:=TEXT([.D308];&quot;MMMM&quot;)" office:value-type="string" office:string-value="novembro" calcext:value-type="string">
            <text:p>novembro</text:p>
          </table:table-cell>
          <table:table-cell table:formula="of:=PROPER([.I308])" office:value-type="string" office:string-value="Novembro" calcext:value-type="string">
            <text:p>Novembro</text:p>
          </table:table-cell>
          <table:table-cell table:formula="of:=TEXT([.E30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8]=&quot;&quot;;&quot;&quot;;IF(YEAR([.A308]+1)=YEAR([.A308]);[.A308]+1;&quot;&quot;))" office:value-type="date" office:date-value="2017-11-05" calcext:value-type="date">
            <text:p>05/11/17</text:p>
          </table:table-cell>
          <table:table-cell table:formula="of:=[.A309]" office:value-type="date" office:date-value="2017-11-05" calcext:value-type="date">
            <text:p>domingo, 5 de novembro de 2017</text:p>
          </table:table-cell>
          <table:table-cell table:formula="of:=[.B309]" office:value-type="date" office:date-value="2017-11-05" calcext:value-type="date">
            <text:p>domingo</text:p>
          </table:table-cell>
          <table:table-cell table:formula="of:=[.B309]" office:value-type="date" office:date-value="2017-11-05" calcext:value-type="date">
            <text:p>novembro</text:p>
          </table:table-cell>
          <table:table-cell table:formula="of:=[.B309]" office:value-type="date" office:date-value="2017-11-05" calcext:value-type="date">
            <text:p>2017</text:p>
          </table:table-cell>
          <table:table-cell table:formula="of:=TEXT([.C309];&quot;dddd&quot;)" office:value-type="string" office:string-value="domingo" calcext:value-type="string">
            <text:p>domingo</text:p>
          </table:table-cell>
          <table:table-cell table:formula="of:=PROPER([.F309])" office:value-type="string" office:string-value="Domingo" calcext:value-type="string">
            <text:p>Domingo</text:p>
          </table:table-cell>
          <table:table-cell table:formula="of:=PROPER(TEXT([.B309];&quot;DDD&quot;))" office:value-type="string" office:string-value="Dom" calcext:value-type="string">
            <text:p>Dom</text:p>
          </table:table-cell>
          <table:table-cell table:formula="of:=TEXT([.D309];&quot;MMMM&quot;)" office:value-type="string" office:string-value="novembro" calcext:value-type="string">
            <text:p>novembro</text:p>
          </table:table-cell>
          <table:table-cell table:formula="of:=PROPER([.I309])" office:value-type="string" office:string-value="Novembro" calcext:value-type="string">
            <text:p>Novembro</text:p>
          </table:table-cell>
          <table:table-cell table:formula="of:=TEXT([.E30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09]=&quot;&quot;;&quot;&quot;;IF(YEAR([.A309]+1)=YEAR([.A309]);[.A309]+1;&quot;&quot;))" office:value-type="date" office:date-value="2017-11-06" calcext:value-type="date">
            <text:p>06/11/17</text:p>
          </table:table-cell>
          <table:table-cell table:formula="of:=[.A310]" office:value-type="date" office:date-value="2017-11-06" calcext:value-type="date">
            <text:p>segunda-feira, 6 de novembro de 2017</text:p>
          </table:table-cell>
          <table:table-cell table:formula="of:=[.B310]" office:value-type="date" office:date-value="2017-11-06" calcext:value-type="date">
            <text:p>segunda-feira</text:p>
          </table:table-cell>
          <table:table-cell table:formula="of:=[.B310]" office:value-type="date" office:date-value="2017-11-06" calcext:value-type="date">
            <text:p>novembro</text:p>
          </table:table-cell>
          <table:table-cell table:formula="of:=[.B310]" office:value-type="date" office:date-value="2017-11-06" calcext:value-type="date">
            <text:p>2017</text:p>
          </table:table-cell>
          <table:table-cell table:formula="of:=TEXT([.C310];&quot;dddd&quot;)" office:value-type="string" office:string-value="segunda-feira" calcext:value-type="string">
            <text:p>segunda-feira</text:p>
          </table:table-cell>
          <table:table-cell table:formula="of:=PROPER([.F310])" office:value-type="string" office:string-value="Segunda-Feira" calcext:value-type="string">
            <text:p>Segunda-Feira</text:p>
          </table:table-cell>
          <table:table-cell table:formula="of:=PROPER(TEXT([.B310];&quot;DDD&quot;))" office:value-type="string" office:string-value="Seg" calcext:value-type="string">
            <text:p>Seg</text:p>
          </table:table-cell>
          <table:table-cell table:formula="of:=TEXT([.D310];&quot;MMMM&quot;)" office:value-type="string" office:string-value="novembro" calcext:value-type="string">
            <text:p>novembro</text:p>
          </table:table-cell>
          <table:table-cell table:formula="of:=PROPER([.I310])" office:value-type="string" office:string-value="Novembro" calcext:value-type="string">
            <text:p>Novembro</text:p>
          </table:table-cell>
          <table:table-cell table:formula="of:=TEXT([.E31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0]=&quot;&quot;;&quot;&quot;;IF(YEAR([.A310]+1)=YEAR([.A310]);[.A310]+1;&quot;&quot;))" office:value-type="date" office:date-value="2017-11-07" calcext:value-type="date">
            <text:p>07/11/17</text:p>
          </table:table-cell>
          <table:table-cell table:formula="of:=[.A311]" office:value-type="date" office:date-value="2017-11-07" calcext:value-type="date">
            <text:p>terça-feira, 7 de novembro de 2017</text:p>
          </table:table-cell>
          <table:table-cell table:formula="of:=[.B311]" office:value-type="date" office:date-value="2017-11-07" calcext:value-type="date">
            <text:p>terça-feira</text:p>
          </table:table-cell>
          <table:table-cell table:formula="of:=[.B311]" office:value-type="date" office:date-value="2017-11-07" calcext:value-type="date">
            <text:p>novembro</text:p>
          </table:table-cell>
          <table:table-cell table:formula="of:=[.B311]" office:value-type="date" office:date-value="2017-11-07" calcext:value-type="date">
            <text:p>2017</text:p>
          </table:table-cell>
          <table:table-cell table:formula="of:=TEXT([.C311];&quot;dddd&quot;)" office:value-type="string" office:string-value="terça-feira" calcext:value-type="string">
            <text:p>terça-feira</text:p>
          </table:table-cell>
          <table:table-cell table:formula="of:=PROPER([.F311])" office:value-type="string" office:string-value="Terça-Feira" calcext:value-type="string">
            <text:p>Terça-Feira</text:p>
          </table:table-cell>
          <table:table-cell table:formula="of:=PROPER(TEXT([.B311];&quot;DDD&quot;))" office:value-type="string" office:string-value="Ter" calcext:value-type="string">
            <text:p>Ter</text:p>
          </table:table-cell>
          <table:table-cell table:formula="of:=TEXT([.D311];&quot;MMMM&quot;)" office:value-type="string" office:string-value="novembro" calcext:value-type="string">
            <text:p>novembro</text:p>
          </table:table-cell>
          <table:table-cell table:formula="of:=PROPER([.I311])" office:value-type="string" office:string-value="Novembro" calcext:value-type="string">
            <text:p>Novembro</text:p>
          </table:table-cell>
          <table:table-cell table:formula="of:=TEXT([.E31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1]=&quot;&quot;;&quot;&quot;;IF(YEAR([.A311]+1)=YEAR([.A311]);[.A311]+1;&quot;&quot;))" office:value-type="date" office:date-value="2017-11-08" calcext:value-type="date">
            <text:p>08/11/17</text:p>
          </table:table-cell>
          <table:table-cell table:formula="of:=[.A312]" office:value-type="date" office:date-value="2017-11-08" calcext:value-type="date">
            <text:p>quarta-feira, 8 de novembro de 2017</text:p>
          </table:table-cell>
          <table:table-cell table:formula="of:=[.B312]" office:value-type="date" office:date-value="2017-11-08" calcext:value-type="date">
            <text:p>quarta-feira</text:p>
          </table:table-cell>
          <table:table-cell table:formula="of:=[.B312]" office:value-type="date" office:date-value="2017-11-08" calcext:value-type="date">
            <text:p>novembro</text:p>
          </table:table-cell>
          <table:table-cell table:formula="of:=[.B312]" office:value-type="date" office:date-value="2017-11-08" calcext:value-type="date">
            <text:p>2017</text:p>
          </table:table-cell>
          <table:table-cell table:formula="of:=TEXT([.C312];&quot;dddd&quot;)" office:value-type="string" office:string-value="quarta-feira" calcext:value-type="string">
            <text:p>quarta-feira</text:p>
          </table:table-cell>
          <table:table-cell table:formula="of:=PROPER([.F312])" office:value-type="string" office:string-value="Quarta-Feira" calcext:value-type="string">
            <text:p>Quarta-Feira</text:p>
          </table:table-cell>
          <table:table-cell table:formula="of:=PROPER(TEXT([.B312];&quot;DDD&quot;))" office:value-type="string" office:string-value="Qua" calcext:value-type="string">
            <text:p>Qua</text:p>
          </table:table-cell>
          <table:table-cell table:formula="of:=TEXT([.D312];&quot;MMMM&quot;)" office:value-type="string" office:string-value="novembro" calcext:value-type="string">
            <text:p>novembro</text:p>
          </table:table-cell>
          <table:table-cell table:formula="of:=PROPER([.I312])" office:value-type="string" office:string-value="Novembro" calcext:value-type="string">
            <text:p>Novembro</text:p>
          </table:table-cell>
          <table:table-cell table:formula="of:=TEXT([.E31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2]=&quot;&quot;;&quot;&quot;;IF(YEAR([.A312]+1)=YEAR([.A312]);[.A312]+1;&quot;&quot;))" office:value-type="date" office:date-value="2017-11-09" calcext:value-type="date">
            <text:p>09/11/17</text:p>
          </table:table-cell>
          <table:table-cell table:formula="of:=[.A313]" office:value-type="date" office:date-value="2017-11-09" calcext:value-type="date">
            <text:p>quinta-feira, 9 de novembro de 2017</text:p>
          </table:table-cell>
          <table:table-cell table:formula="of:=[.B313]" office:value-type="date" office:date-value="2017-11-09" calcext:value-type="date">
            <text:p>quinta-feira</text:p>
          </table:table-cell>
          <table:table-cell table:formula="of:=[.B313]" office:value-type="date" office:date-value="2017-11-09" calcext:value-type="date">
            <text:p>novembro</text:p>
          </table:table-cell>
          <table:table-cell table:formula="of:=[.B313]" office:value-type="date" office:date-value="2017-11-09" calcext:value-type="date">
            <text:p>2017</text:p>
          </table:table-cell>
          <table:table-cell table:formula="of:=TEXT([.C313];&quot;dddd&quot;)" office:value-type="string" office:string-value="quinta-feira" calcext:value-type="string">
            <text:p>quinta-feira</text:p>
          </table:table-cell>
          <table:table-cell table:formula="of:=PROPER([.F313])" office:value-type="string" office:string-value="Quinta-Feira" calcext:value-type="string">
            <text:p>Quinta-Feira</text:p>
          </table:table-cell>
          <table:table-cell table:formula="of:=PROPER(TEXT([.B313];&quot;DDD&quot;))" office:value-type="string" office:string-value="Qui" calcext:value-type="string">
            <text:p>Qui</text:p>
          </table:table-cell>
          <table:table-cell table:formula="of:=TEXT([.D313];&quot;MMMM&quot;)" office:value-type="string" office:string-value="novembro" calcext:value-type="string">
            <text:p>novembro</text:p>
          </table:table-cell>
          <table:table-cell table:formula="of:=PROPER([.I313])" office:value-type="string" office:string-value="Novembro" calcext:value-type="string">
            <text:p>Novembro</text:p>
          </table:table-cell>
          <table:table-cell table:formula="of:=TEXT([.E31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3]=&quot;&quot;;&quot;&quot;;IF(YEAR([.A313]+1)=YEAR([.A313]);[.A313]+1;&quot;&quot;))" office:value-type="date" office:date-value="2017-11-10" calcext:value-type="date">
            <text:p>10/11/17</text:p>
          </table:table-cell>
          <table:table-cell table:formula="of:=[.A314]" office:value-type="date" office:date-value="2017-11-10" calcext:value-type="date">
            <text:p>sexta-feira, 10 de novembro de 2017</text:p>
          </table:table-cell>
          <table:table-cell table:formula="of:=[.B314]" office:value-type="date" office:date-value="2017-11-10" calcext:value-type="date">
            <text:p>sexta-feira</text:p>
          </table:table-cell>
          <table:table-cell table:formula="of:=[.B314]" office:value-type="date" office:date-value="2017-11-10" calcext:value-type="date">
            <text:p>novembro</text:p>
          </table:table-cell>
          <table:table-cell table:formula="of:=[.B314]" office:value-type="date" office:date-value="2017-11-10" calcext:value-type="date">
            <text:p>2017</text:p>
          </table:table-cell>
          <table:table-cell table:formula="of:=TEXT([.C314];&quot;dddd&quot;)" office:value-type="string" office:string-value="sexta-feira" calcext:value-type="string">
            <text:p>sexta-feira</text:p>
          </table:table-cell>
          <table:table-cell table:formula="of:=PROPER([.F314])" office:value-type="string" office:string-value="Sexta-Feira" calcext:value-type="string">
            <text:p>Sexta-Feira</text:p>
          </table:table-cell>
          <table:table-cell table:formula="of:=PROPER(TEXT([.B314];&quot;DDD&quot;))" office:value-type="string" office:string-value="Sex" calcext:value-type="string">
            <text:p>Sex</text:p>
          </table:table-cell>
          <table:table-cell table:formula="of:=TEXT([.D314];&quot;MMMM&quot;)" office:value-type="string" office:string-value="novembro" calcext:value-type="string">
            <text:p>novembro</text:p>
          </table:table-cell>
          <table:table-cell table:formula="of:=PROPER([.I314])" office:value-type="string" office:string-value="Novembro" calcext:value-type="string">
            <text:p>Novembro</text:p>
          </table:table-cell>
          <table:table-cell table:formula="of:=TEXT([.E31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4]=&quot;&quot;;&quot;&quot;;IF(YEAR([.A314]+1)=YEAR([.A314]);[.A314]+1;&quot;&quot;))" office:value-type="date" office:date-value="2017-11-11" calcext:value-type="date">
            <text:p>11/11/17</text:p>
          </table:table-cell>
          <table:table-cell table:formula="of:=[.A315]" office:value-type="date" office:date-value="2017-11-11" calcext:value-type="date">
            <text:p>sábado, 11 de novembro de 2017</text:p>
          </table:table-cell>
          <table:table-cell table:formula="of:=[.B315]" office:value-type="date" office:date-value="2017-11-11" calcext:value-type="date">
            <text:p>sábado</text:p>
          </table:table-cell>
          <table:table-cell table:formula="of:=[.B315]" office:value-type="date" office:date-value="2017-11-11" calcext:value-type="date">
            <text:p>novembro</text:p>
          </table:table-cell>
          <table:table-cell table:formula="of:=[.B315]" office:value-type="date" office:date-value="2017-11-11" calcext:value-type="date">
            <text:p>2017</text:p>
          </table:table-cell>
          <table:table-cell table:formula="of:=TEXT([.C315];&quot;dddd&quot;)" office:value-type="string" office:string-value="sábado" calcext:value-type="string">
            <text:p>sábado</text:p>
          </table:table-cell>
          <table:table-cell table:formula="of:=PROPER([.F315])" office:value-type="string" office:string-value="Sábado" calcext:value-type="string">
            <text:p>Sábado</text:p>
          </table:table-cell>
          <table:table-cell table:formula="of:=PROPER(TEXT([.B315];&quot;DDD&quot;))" office:value-type="string" office:string-value="Sáb" calcext:value-type="string">
            <text:p>Sáb</text:p>
          </table:table-cell>
          <table:table-cell table:formula="of:=TEXT([.D315];&quot;MMMM&quot;)" office:value-type="string" office:string-value="novembro" calcext:value-type="string">
            <text:p>novembro</text:p>
          </table:table-cell>
          <table:table-cell table:formula="of:=PROPER([.I315])" office:value-type="string" office:string-value="Novembro" calcext:value-type="string">
            <text:p>Novembro</text:p>
          </table:table-cell>
          <table:table-cell table:formula="of:=TEXT([.E31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5]=&quot;&quot;;&quot;&quot;;IF(YEAR([.A315]+1)=YEAR([.A315]);[.A315]+1;&quot;&quot;))" office:value-type="date" office:date-value="2017-11-12" calcext:value-type="date">
            <text:p>12/11/17</text:p>
          </table:table-cell>
          <table:table-cell table:formula="of:=[.A316]" office:value-type="date" office:date-value="2017-11-12" calcext:value-type="date">
            <text:p>domingo, 12 de novembro de 2017</text:p>
          </table:table-cell>
          <table:table-cell table:formula="of:=[.B316]" office:value-type="date" office:date-value="2017-11-12" calcext:value-type="date">
            <text:p>domingo</text:p>
          </table:table-cell>
          <table:table-cell table:formula="of:=[.B316]" office:value-type="date" office:date-value="2017-11-12" calcext:value-type="date">
            <text:p>novembro</text:p>
          </table:table-cell>
          <table:table-cell table:formula="of:=[.B316]" office:value-type="date" office:date-value="2017-11-12" calcext:value-type="date">
            <text:p>2017</text:p>
          </table:table-cell>
          <table:table-cell table:formula="of:=TEXT([.C316];&quot;dddd&quot;)" office:value-type="string" office:string-value="domingo" calcext:value-type="string">
            <text:p>domingo</text:p>
          </table:table-cell>
          <table:table-cell table:formula="of:=PROPER([.F316])" office:value-type="string" office:string-value="Domingo" calcext:value-type="string">
            <text:p>Domingo</text:p>
          </table:table-cell>
          <table:table-cell table:formula="of:=PROPER(TEXT([.B316];&quot;DDD&quot;))" office:value-type="string" office:string-value="Dom" calcext:value-type="string">
            <text:p>Dom</text:p>
          </table:table-cell>
          <table:table-cell table:formula="of:=TEXT([.D316];&quot;MMMM&quot;)" office:value-type="string" office:string-value="novembro" calcext:value-type="string">
            <text:p>novembro</text:p>
          </table:table-cell>
          <table:table-cell table:formula="of:=PROPER([.I316])" office:value-type="string" office:string-value="Novembro" calcext:value-type="string">
            <text:p>Novembro</text:p>
          </table:table-cell>
          <table:table-cell table:formula="of:=TEXT([.E31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6]=&quot;&quot;;&quot;&quot;;IF(YEAR([.A316]+1)=YEAR([.A316]);[.A316]+1;&quot;&quot;))" office:value-type="date" office:date-value="2017-11-13" calcext:value-type="date">
            <text:p>13/11/17</text:p>
          </table:table-cell>
          <table:table-cell table:formula="of:=[.A317]" office:value-type="date" office:date-value="2017-11-13" calcext:value-type="date">
            <text:p>segunda-feira, 13 de novembro de 2017</text:p>
          </table:table-cell>
          <table:table-cell table:formula="of:=[.B317]" office:value-type="date" office:date-value="2017-11-13" calcext:value-type="date">
            <text:p>segunda-feira</text:p>
          </table:table-cell>
          <table:table-cell table:formula="of:=[.B317]" office:value-type="date" office:date-value="2017-11-13" calcext:value-type="date">
            <text:p>novembro</text:p>
          </table:table-cell>
          <table:table-cell table:formula="of:=[.B317]" office:value-type="date" office:date-value="2017-11-13" calcext:value-type="date">
            <text:p>2017</text:p>
          </table:table-cell>
          <table:table-cell table:formula="of:=TEXT([.C317];&quot;dddd&quot;)" office:value-type="string" office:string-value="segunda-feira" calcext:value-type="string">
            <text:p>segunda-feira</text:p>
          </table:table-cell>
          <table:table-cell table:formula="of:=PROPER([.F317])" office:value-type="string" office:string-value="Segunda-Feira" calcext:value-type="string">
            <text:p>Segunda-Feira</text:p>
          </table:table-cell>
          <table:table-cell table:formula="of:=PROPER(TEXT([.B317];&quot;DDD&quot;))" office:value-type="string" office:string-value="Seg" calcext:value-type="string">
            <text:p>Seg</text:p>
          </table:table-cell>
          <table:table-cell table:formula="of:=TEXT([.D317];&quot;MMMM&quot;)" office:value-type="string" office:string-value="novembro" calcext:value-type="string">
            <text:p>novembro</text:p>
          </table:table-cell>
          <table:table-cell table:formula="of:=PROPER([.I317])" office:value-type="string" office:string-value="Novembro" calcext:value-type="string">
            <text:p>Novembro</text:p>
          </table:table-cell>
          <table:table-cell table:formula="of:=TEXT([.E31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7]=&quot;&quot;;&quot;&quot;;IF(YEAR([.A317]+1)=YEAR([.A317]);[.A317]+1;&quot;&quot;))" office:value-type="date" office:date-value="2017-11-14" calcext:value-type="date">
            <text:p>14/11/17</text:p>
          </table:table-cell>
          <table:table-cell table:formula="of:=[.A318]" office:value-type="date" office:date-value="2017-11-14" calcext:value-type="date">
            <text:p>terça-feira, 14 de novembro de 2017</text:p>
          </table:table-cell>
          <table:table-cell table:formula="of:=[.B318]" office:value-type="date" office:date-value="2017-11-14" calcext:value-type="date">
            <text:p>terça-feira</text:p>
          </table:table-cell>
          <table:table-cell table:formula="of:=[.B318]" office:value-type="date" office:date-value="2017-11-14" calcext:value-type="date">
            <text:p>novembro</text:p>
          </table:table-cell>
          <table:table-cell table:formula="of:=[.B318]" office:value-type="date" office:date-value="2017-11-14" calcext:value-type="date">
            <text:p>2017</text:p>
          </table:table-cell>
          <table:table-cell table:formula="of:=TEXT([.C318];&quot;dddd&quot;)" office:value-type="string" office:string-value="terça-feira" calcext:value-type="string">
            <text:p>terça-feira</text:p>
          </table:table-cell>
          <table:table-cell table:formula="of:=PROPER([.F318])" office:value-type="string" office:string-value="Terça-Feira" calcext:value-type="string">
            <text:p>Terça-Feira</text:p>
          </table:table-cell>
          <table:table-cell table:formula="of:=PROPER(TEXT([.B318];&quot;DDD&quot;))" office:value-type="string" office:string-value="Ter" calcext:value-type="string">
            <text:p>Ter</text:p>
          </table:table-cell>
          <table:table-cell table:formula="of:=TEXT([.D318];&quot;MMMM&quot;)" office:value-type="string" office:string-value="novembro" calcext:value-type="string">
            <text:p>novembro</text:p>
          </table:table-cell>
          <table:table-cell table:formula="of:=PROPER([.I318])" office:value-type="string" office:string-value="Novembro" calcext:value-type="string">
            <text:p>Novembro</text:p>
          </table:table-cell>
          <table:table-cell table:formula="of:=TEXT([.E31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8]=&quot;&quot;;&quot;&quot;;IF(YEAR([.A318]+1)=YEAR([.A318]);[.A318]+1;&quot;&quot;))" office:value-type="date" office:date-value="2017-11-15" calcext:value-type="date">
            <text:p>15/11/17</text:p>
          </table:table-cell>
          <table:table-cell table:formula="of:=[.A319]" office:value-type="date" office:date-value="2017-11-15" calcext:value-type="date">
            <text:p>quarta-feira, 15 de novembro de 2017</text:p>
          </table:table-cell>
          <table:table-cell table:formula="of:=[.B319]" office:value-type="date" office:date-value="2017-11-15" calcext:value-type="date">
            <text:p>quarta-feira</text:p>
          </table:table-cell>
          <table:table-cell table:formula="of:=[.B319]" office:value-type="date" office:date-value="2017-11-15" calcext:value-type="date">
            <text:p>novembro</text:p>
          </table:table-cell>
          <table:table-cell table:formula="of:=[.B319]" office:value-type="date" office:date-value="2017-11-15" calcext:value-type="date">
            <text:p>2017</text:p>
          </table:table-cell>
          <table:table-cell table:formula="of:=TEXT([.C319];&quot;dddd&quot;)" office:value-type="string" office:string-value="quarta-feira" calcext:value-type="string">
            <text:p>quarta-feira</text:p>
          </table:table-cell>
          <table:table-cell table:formula="of:=PROPER([.F319])" office:value-type="string" office:string-value="Quarta-Feira" calcext:value-type="string">
            <text:p>Quarta-Feira</text:p>
          </table:table-cell>
          <table:table-cell table:formula="of:=PROPER(TEXT([.B319];&quot;DDD&quot;))" office:value-type="string" office:string-value="Qua" calcext:value-type="string">
            <text:p>Qua</text:p>
          </table:table-cell>
          <table:table-cell table:formula="of:=TEXT([.D319];&quot;MMMM&quot;)" office:value-type="string" office:string-value="novembro" calcext:value-type="string">
            <text:p>novembro</text:p>
          </table:table-cell>
          <table:table-cell table:formula="of:=PROPER([.I319])" office:value-type="string" office:string-value="Novembro" calcext:value-type="string">
            <text:p>Novembro</text:p>
          </table:table-cell>
          <table:table-cell table:formula="of:=TEXT([.E31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19]=&quot;&quot;;&quot;&quot;;IF(YEAR([.A319]+1)=YEAR([.A319]);[.A319]+1;&quot;&quot;))" office:value-type="date" office:date-value="2017-11-16" calcext:value-type="date">
            <text:p>16/11/17</text:p>
          </table:table-cell>
          <table:table-cell table:formula="of:=[.A320]" office:value-type="date" office:date-value="2017-11-16" calcext:value-type="date">
            <text:p>quinta-feira, 16 de novembro de 2017</text:p>
          </table:table-cell>
          <table:table-cell table:formula="of:=[.B320]" office:value-type="date" office:date-value="2017-11-16" calcext:value-type="date">
            <text:p>quinta-feira</text:p>
          </table:table-cell>
          <table:table-cell table:formula="of:=[.B320]" office:value-type="date" office:date-value="2017-11-16" calcext:value-type="date">
            <text:p>novembro</text:p>
          </table:table-cell>
          <table:table-cell table:formula="of:=[.B320]" office:value-type="date" office:date-value="2017-11-16" calcext:value-type="date">
            <text:p>2017</text:p>
          </table:table-cell>
          <table:table-cell table:formula="of:=TEXT([.C320];&quot;dddd&quot;)" office:value-type="string" office:string-value="quinta-feira" calcext:value-type="string">
            <text:p>quinta-feira</text:p>
          </table:table-cell>
          <table:table-cell table:formula="of:=PROPER([.F320])" office:value-type="string" office:string-value="Quinta-Feira" calcext:value-type="string">
            <text:p>Quinta-Feira</text:p>
          </table:table-cell>
          <table:table-cell table:formula="of:=PROPER(TEXT([.B320];&quot;DDD&quot;))" office:value-type="string" office:string-value="Qui" calcext:value-type="string">
            <text:p>Qui</text:p>
          </table:table-cell>
          <table:table-cell table:formula="of:=TEXT([.D320];&quot;MMMM&quot;)" office:value-type="string" office:string-value="novembro" calcext:value-type="string">
            <text:p>novembro</text:p>
          </table:table-cell>
          <table:table-cell table:formula="of:=PROPER([.I320])" office:value-type="string" office:string-value="Novembro" calcext:value-type="string">
            <text:p>Novembro</text:p>
          </table:table-cell>
          <table:table-cell table:formula="of:=TEXT([.E32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0]=&quot;&quot;;&quot;&quot;;IF(YEAR([.A320]+1)=YEAR([.A320]);[.A320]+1;&quot;&quot;))" office:value-type="date" office:date-value="2017-11-17" calcext:value-type="date">
            <text:p>17/11/17</text:p>
          </table:table-cell>
          <table:table-cell table:formula="of:=[.A321]" office:value-type="date" office:date-value="2017-11-17" calcext:value-type="date">
            <text:p>sexta-feira, 17 de novembro de 2017</text:p>
          </table:table-cell>
          <table:table-cell table:formula="of:=[.B321]" office:value-type="date" office:date-value="2017-11-17" calcext:value-type="date">
            <text:p>sexta-feira</text:p>
          </table:table-cell>
          <table:table-cell table:formula="of:=[.B321]" office:value-type="date" office:date-value="2017-11-17" calcext:value-type="date">
            <text:p>novembro</text:p>
          </table:table-cell>
          <table:table-cell table:formula="of:=[.B321]" office:value-type="date" office:date-value="2017-11-17" calcext:value-type="date">
            <text:p>2017</text:p>
          </table:table-cell>
          <table:table-cell table:formula="of:=TEXT([.C321];&quot;dddd&quot;)" office:value-type="string" office:string-value="sexta-feira" calcext:value-type="string">
            <text:p>sexta-feira</text:p>
          </table:table-cell>
          <table:table-cell table:formula="of:=PROPER([.F321])" office:value-type="string" office:string-value="Sexta-Feira" calcext:value-type="string">
            <text:p>Sexta-Feira</text:p>
          </table:table-cell>
          <table:table-cell table:formula="of:=PROPER(TEXT([.B321];&quot;DDD&quot;))" office:value-type="string" office:string-value="Sex" calcext:value-type="string">
            <text:p>Sex</text:p>
          </table:table-cell>
          <table:table-cell table:formula="of:=TEXT([.D321];&quot;MMMM&quot;)" office:value-type="string" office:string-value="novembro" calcext:value-type="string">
            <text:p>novembro</text:p>
          </table:table-cell>
          <table:table-cell table:formula="of:=PROPER([.I321])" office:value-type="string" office:string-value="Novembro" calcext:value-type="string">
            <text:p>Novembro</text:p>
          </table:table-cell>
          <table:table-cell table:formula="of:=TEXT([.E32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1]=&quot;&quot;;&quot;&quot;;IF(YEAR([.A321]+1)=YEAR([.A321]);[.A321]+1;&quot;&quot;))" office:value-type="date" office:date-value="2017-11-18" calcext:value-type="date">
            <text:p>18/11/17</text:p>
          </table:table-cell>
          <table:table-cell table:formula="of:=[.A322]" office:value-type="date" office:date-value="2017-11-18" calcext:value-type="date">
            <text:p>sábado, 18 de novembro de 2017</text:p>
          </table:table-cell>
          <table:table-cell table:formula="of:=[.B322]" office:value-type="date" office:date-value="2017-11-18" calcext:value-type="date">
            <text:p>sábado</text:p>
          </table:table-cell>
          <table:table-cell table:formula="of:=[.B322]" office:value-type="date" office:date-value="2017-11-18" calcext:value-type="date">
            <text:p>novembro</text:p>
          </table:table-cell>
          <table:table-cell table:formula="of:=[.B322]" office:value-type="date" office:date-value="2017-11-18" calcext:value-type="date">
            <text:p>2017</text:p>
          </table:table-cell>
          <table:table-cell table:formula="of:=TEXT([.C322];&quot;dddd&quot;)" office:value-type="string" office:string-value="sábado" calcext:value-type="string">
            <text:p>sábado</text:p>
          </table:table-cell>
          <table:table-cell table:formula="of:=PROPER([.F322])" office:value-type="string" office:string-value="Sábado" calcext:value-type="string">
            <text:p>Sábado</text:p>
          </table:table-cell>
          <table:table-cell table:formula="of:=PROPER(TEXT([.B322];&quot;DDD&quot;))" office:value-type="string" office:string-value="Sáb" calcext:value-type="string">
            <text:p>Sáb</text:p>
          </table:table-cell>
          <table:table-cell table:formula="of:=TEXT([.D322];&quot;MMMM&quot;)" office:value-type="string" office:string-value="novembro" calcext:value-type="string">
            <text:p>novembro</text:p>
          </table:table-cell>
          <table:table-cell table:formula="of:=PROPER([.I322])" office:value-type="string" office:string-value="Novembro" calcext:value-type="string">
            <text:p>Novembro</text:p>
          </table:table-cell>
          <table:table-cell table:formula="of:=TEXT([.E32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2]=&quot;&quot;;&quot;&quot;;IF(YEAR([.A322]+1)=YEAR([.A322]);[.A322]+1;&quot;&quot;))" office:value-type="date" office:date-value="2017-11-19" calcext:value-type="date">
            <text:p>19/11/17</text:p>
          </table:table-cell>
          <table:table-cell table:formula="of:=[.A323]" office:value-type="date" office:date-value="2017-11-19" calcext:value-type="date">
            <text:p>domingo, 19 de novembro de 2017</text:p>
          </table:table-cell>
          <table:table-cell table:formula="of:=[.B323]" office:value-type="date" office:date-value="2017-11-19" calcext:value-type="date">
            <text:p>domingo</text:p>
          </table:table-cell>
          <table:table-cell table:formula="of:=[.B323]" office:value-type="date" office:date-value="2017-11-19" calcext:value-type="date">
            <text:p>novembro</text:p>
          </table:table-cell>
          <table:table-cell table:formula="of:=[.B323]" office:value-type="date" office:date-value="2017-11-19" calcext:value-type="date">
            <text:p>2017</text:p>
          </table:table-cell>
          <table:table-cell table:formula="of:=TEXT([.C323];&quot;dddd&quot;)" office:value-type="string" office:string-value="domingo" calcext:value-type="string">
            <text:p>domingo</text:p>
          </table:table-cell>
          <table:table-cell table:formula="of:=PROPER([.F323])" office:value-type="string" office:string-value="Domingo" calcext:value-type="string">
            <text:p>Domingo</text:p>
          </table:table-cell>
          <table:table-cell table:formula="of:=PROPER(TEXT([.B323];&quot;DDD&quot;))" office:value-type="string" office:string-value="Dom" calcext:value-type="string">
            <text:p>Dom</text:p>
          </table:table-cell>
          <table:table-cell table:formula="of:=TEXT([.D323];&quot;MMMM&quot;)" office:value-type="string" office:string-value="novembro" calcext:value-type="string">
            <text:p>novembro</text:p>
          </table:table-cell>
          <table:table-cell table:formula="of:=PROPER([.I323])" office:value-type="string" office:string-value="Novembro" calcext:value-type="string">
            <text:p>Novembro</text:p>
          </table:table-cell>
          <table:table-cell table:formula="of:=TEXT([.E32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3]=&quot;&quot;;&quot;&quot;;IF(YEAR([.A323]+1)=YEAR([.A323]);[.A323]+1;&quot;&quot;))" office:value-type="date" office:date-value="2017-11-20" calcext:value-type="date">
            <text:p>20/11/17</text:p>
          </table:table-cell>
          <table:table-cell table:formula="of:=[.A324]" office:value-type="date" office:date-value="2017-11-20" calcext:value-type="date">
            <text:p>segunda-feira, 20 de novembro de 2017</text:p>
          </table:table-cell>
          <table:table-cell table:formula="of:=[.B324]" office:value-type="date" office:date-value="2017-11-20" calcext:value-type="date">
            <text:p>segunda-feira</text:p>
          </table:table-cell>
          <table:table-cell table:formula="of:=[.B324]" office:value-type="date" office:date-value="2017-11-20" calcext:value-type="date">
            <text:p>novembro</text:p>
          </table:table-cell>
          <table:table-cell table:formula="of:=[.B324]" office:value-type="date" office:date-value="2017-11-20" calcext:value-type="date">
            <text:p>2017</text:p>
          </table:table-cell>
          <table:table-cell table:formula="of:=TEXT([.C324];&quot;dddd&quot;)" office:value-type="string" office:string-value="segunda-feira" calcext:value-type="string">
            <text:p>segunda-feira</text:p>
          </table:table-cell>
          <table:table-cell table:formula="of:=PROPER([.F324])" office:value-type="string" office:string-value="Segunda-Feira" calcext:value-type="string">
            <text:p>Segunda-Feira</text:p>
          </table:table-cell>
          <table:table-cell table:formula="of:=PROPER(TEXT([.B324];&quot;DDD&quot;))" office:value-type="string" office:string-value="Seg" calcext:value-type="string">
            <text:p>Seg</text:p>
          </table:table-cell>
          <table:table-cell table:formula="of:=TEXT([.D324];&quot;MMMM&quot;)" office:value-type="string" office:string-value="novembro" calcext:value-type="string">
            <text:p>novembro</text:p>
          </table:table-cell>
          <table:table-cell table:formula="of:=PROPER([.I324])" office:value-type="string" office:string-value="Novembro" calcext:value-type="string">
            <text:p>Novembro</text:p>
          </table:table-cell>
          <table:table-cell table:formula="of:=TEXT([.E32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4]=&quot;&quot;;&quot;&quot;;IF(YEAR([.A324]+1)=YEAR([.A324]);[.A324]+1;&quot;&quot;))" office:value-type="date" office:date-value="2017-11-21" calcext:value-type="date">
            <text:p>21/11/17</text:p>
          </table:table-cell>
          <table:table-cell table:formula="of:=[.A325]" office:value-type="date" office:date-value="2017-11-21" calcext:value-type="date">
            <text:p>terça-feira, 21 de novembro de 2017</text:p>
          </table:table-cell>
          <table:table-cell table:formula="of:=[.B325]" office:value-type="date" office:date-value="2017-11-21" calcext:value-type="date">
            <text:p>terça-feira</text:p>
          </table:table-cell>
          <table:table-cell table:formula="of:=[.B325]" office:value-type="date" office:date-value="2017-11-21" calcext:value-type="date">
            <text:p>novembro</text:p>
          </table:table-cell>
          <table:table-cell table:formula="of:=[.B325]" office:value-type="date" office:date-value="2017-11-21" calcext:value-type="date">
            <text:p>2017</text:p>
          </table:table-cell>
          <table:table-cell table:formula="of:=TEXT([.C325];&quot;dddd&quot;)" office:value-type="string" office:string-value="terça-feira" calcext:value-type="string">
            <text:p>terça-feira</text:p>
          </table:table-cell>
          <table:table-cell table:formula="of:=PROPER([.F325])" office:value-type="string" office:string-value="Terça-Feira" calcext:value-type="string">
            <text:p>Terça-Feira</text:p>
          </table:table-cell>
          <table:table-cell table:formula="of:=PROPER(TEXT([.B325];&quot;DDD&quot;))" office:value-type="string" office:string-value="Ter" calcext:value-type="string">
            <text:p>Ter</text:p>
          </table:table-cell>
          <table:table-cell table:formula="of:=TEXT([.D325];&quot;MMMM&quot;)" office:value-type="string" office:string-value="novembro" calcext:value-type="string">
            <text:p>novembro</text:p>
          </table:table-cell>
          <table:table-cell table:formula="of:=PROPER([.I325])" office:value-type="string" office:string-value="Novembro" calcext:value-type="string">
            <text:p>Novembro</text:p>
          </table:table-cell>
          <table:table-cell table:formula="of:=TEXT([.E32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5]=&quot;&quot;;&quot;&quot;;IF(YEAR([.A325]+1)=YEAR([.A325]);[.A325]+1;&quot;&quot;))" office:value-type="date" office:date-value="2017-11-22" calcext:value-type="date">
            <text:p>22/11/17</text:p>
          </table:table-cell>
          <table:table-cell table:formula="of:=[.A326]" office:value-type="date" office:date-value="2017-11-22" calcext:value-type="date">
            <text:p>quarta-feira, 22 de novembro de 2017</text:p>
          </table:table-cell>
          <table:table-cell table:formula="of:=[.B326]" office:value-type="date" office:date-value="2017-11-22" calcext:value-type="date">
            <text:p>quarta-feira</text:p>
          </table:table-cell>
          <table:table-cell table:formula="of:=[.B326]" office:value-type="date" office:date-value="2017-11-22" calcext:value-type="date">
            <text:p>novembro</text:p>
          </table:table-cell>
          <table:table-cell table:formula="of:=[.B326]" office:value-type="date" office:date-value="2017-11-22" calcext:value-type="date">
            <text:p>2017</text:p>
          </table:table-cell>
          <table:table-cell table:formula="of:=TEXT([.C326];&quot;dddd&quot;)" office:value-type="string" office:string-value="quarta-feira" calcext:value-type="string">
            <text:p>quarta-feira</text:p>
          </table:table-cell>
          <table:table-cell table:formula="of:=PROPER([.F326])" office:value-type="string" office:string-value="Quarta-Feira" calcext:value-type="string">
            <text:p>Quarta-Feira</text:p>
          </table:table-cell>
          <table:table-cell table:formula="of:=PROPER(TEXT([.B326];&quot;DDD&quot;))" office:value-type="string" office:string-value="Qua" calcext:value-type="string">
            <text:p>Qua</text:p>
          </table:table-cell>
          <table:table-cell table:formula="of:=TEXT([.D326];&quot;MMMM&quot;)" office:value-type="string" office:string-value="novembro" calcext:value-type="string">
            <text:p>novembro</text:p>
          </table:table-cell>
          <table:table-cell table:formula="of:=PROPER([.I326])" office:value-type="string" office:string-value="Novembro" calcext:value-type="string">
            <text:p>Novembro</text:p>
          </table:table-cell>
          <table:table-cell table:formula="of:=TEXT([.E32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6]=&quot;&quot;;&quot;&quot;;IF(YEAR([.A326]+1)=YEAR([.A326]);[.A326]+1;&quot;&quot;))" office:value-type="date" office:date-value="2017-11-23" calcext:value-type="date">
            <text:p>23/11/17</text:p>
          </table:table-cell>
          <table:table-cell table:formula="of:=[.A327]" office:value-type="date" office:date-value="2017-11-23" calcext:value-type="date">
            <text:p>quinta-feira, 23 de novembro de 2017</text:p>
          </table:table-cell>
          <table:table-cell table:formula="of:=[.B327]" office:value-type="date" office:date-value="2017-11-23" calcext:value-type="date">
            <text:p>quinta-feira</text:p>
          </table:table-cell>
          <table:table-cell table:formula="of:=[.B327]" office:value-type="date" office:date-value="2017-11-23" calcext:value-type="date">
            <text:p>novembro</text:p>
          </table:table-cell>
          <table:table-cell table:formula="of:=[.B327]" office:value-type="date" office:date-value="2017-11-23" calcext:value-type="date">
            <text:p>2017</text:p>
          </table:table-cell>
          <table:table-cell table:formula="of:=TEXT([.C327];&quot;dddd&quot;)" office:value-type="string" office:string-value="quinta-feira" calcext:value-type="string">
            <text:p>quinta-feira</text:p>
          </table:table-cell>
          <table:table-cell table:formula="of:=PROPER([.F327])" office:value-type="string" office:string-value="Quinta-Feira" calcext:value-type="string">
            <text:p>Quinta-Feira</text:p>
          </table:table-cell>
          <table:table-cell table:formula="of:=PROPER(TEXT([.B327];&quot;DDD&quot;))" office:value-type="string" office:string-value="Qui" calcext:value-type="string">
            <text:p>Qui</text:p>
          </table:table-cell>
          <table:table-cell table:formula="of:=TEXT([.D327];&quot;MMMM&quot;)" office:value-type="string" office:string-value="novembro" calcext:value-type="string">
            <text:p>novembro</text:p>
          </table:table-cell>
          <table:table-cell table:formula="of:=PROPER([.I327])" office:value-type="string" office:string-value="Novembro" calcext:value-type="string">
            <text:p>Novembro</text:p>
          </table:table-cell>
          <table:table-cell table:formula="of:=TEXT([.E32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7]=&quot;&quot;;&quot;&quot;;IF(YEAR([.A327]+1)=YEAR([.A327]);[.A327]+1;&quot;&quot;))" office:value-type="date" office:date-value="2017-11-24" calcext:value-type="date">
            <text:p>24/11/17</text:p>
          </table:table-cell>
          <table:table-cell table:formula="of:=[.A328]" office:value-type="date" office:date-value="2017-11-24" calcext:value-type="date">
            <text:p>sexta-feira, 24 de novembro de 2017</text:p>
          </table:table-cell>
          <table:table-cell table:formula="of:=[.B328]" office:value-type="date" office:date-value="2017-11-24" calcext:value-type="date">
            <text:p>sexta-feira</text:p>
          </table:table-cell>
          <table:table-cell table:formula="of:=[.B328]" office:value-type="date" office:date-value="2017-11-24" calcext:value-type="date">
            <text:p>novembro</text:p>
          </table:table-cell>
          <table:table-cell table:formula="of:=[.B328]" office:value-type="date" office:date-value="2017-11-24" calcext:value-type="date">
            <text:p>2017</text:p>
          </table:table-cell>
          <table:table-cell table:formula="of:=TEXT([.C328];&quot;dddd&quot;)" office:value-type="string" office:string-value="sexta-feira" calcext:value-type="string">
            <text:p>sexta-feira</text:p>
          </table:table-cell>
          <table:table-cell table:formula="of:=PROPER([.F328])" office:value-type="string" office:string-value="Sexta-Feira" calcext:value-type="string">
            <text:p>Sexta-Feira</text:p>
          </table:table-cell>
          <table:table-cell table:formula="of:=PROPER(TEXT([.B328];&quot;DDD&quot;))" office:value-type="string" office:string-value="Sex" calcext:value-type="string">
            <text:p>Sex</text:p>
          </table:table-cell>
          <table:table-cell table:formula="of:=TEXT([.D328];&quot;MMMM&quot;)" office:value-type="string" office:string-value="novembro" calcext:value-type="string">
            <text:p>novembro</text:p>
          </table:table-cell>
          <table:table-cell table:formula="of:=PROPER([.I328])" office:value-type="string" office:string-value="Novembro" calcext:value-type="string">
            <text:p>Novembro</text:p>
          </table:table-cell>
          <table:table-cell table:formula="of:=TEXT([.E32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8]=&quot;&quot;;&quot;&quot;;IF(YEAR([.A328]+1)=YEAR([.A328]);[.A328]+1;&quot;&quot;))" office:value-type="date" office:date-value="2017-11-25" calcext:value-type="date">
            <text:p>25/11/17</text:p>
          </table:table-cell>
          <table:table-cell table:formula="of:=[.A329]" office:value-type="date" office:date-value="2017-11-25" calcext:value-type="date">
            <text:p>sábado, 25 de novembro de 2017</text:p>
          </table:table-cell>
          <table:table-cell table:formula="of:=[.B329]" office:value-type="date" office:date-value="2017-11-25" calcext:value-type="date">
            <text:p>sábado</text:p>
          </table:table-cell>
          <table:table-cell table:formula="of:=[.B329]" office:value-type="date" office:date-value="2017-11-25" calcext:value-type="date">
            <text:p>novembro</text:p>
          </table:table-cell>
          <table:table-cell table:formula="of:=[.B329]" office:value-type="date" office:date-value="2017-11-25" calcext:value-type="date">
            <text:p>2017</text:p>
          </table:table-cell>
          <table:table-cell table:formula="of:=TEXT([.C329];&quot;dddd&quot;)" office:value-type="string" office:string-value="sábado" calcext:value-type="string">
            <text:p>sábado</text:p>
          </table:table-cell>
          <table:table-cell table:formula="of:=PROPER([.F329])" office:value-type="string" office:string-value="Sábado" calcext:value-type="string">
            <text:p>Sábado</text:p>
          </table:table-cell>
          <table:table-cell table:formula="of:=PROPER(TEXT([.B329];&quot;DDD&quot;))" office:value-type="string" office:string-value="Sáb" calcext:value-type="string">
            <text:p>Sáb</text:p>
          </table:table-cell>
          <table:table-cell table:formula="of:=TEXT([.D329];&quot;MMMM&quot;)" office:value-type="string" office:string-value="novembro" calcext:value-type="string">
            <text:p>novembro</text:p>
          </table:table-cell>
          <table:table-cell table:formula="of:=PROPER([.I329])" office:value-type="string" office:string-value="Novembro" calcext:value-type="string">
            <text:p>Novembro</text:p>
          </table:table-cell>
          <table:table-cell table:formula="of:=TEXT([.E32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29]=&quot;&quot;;&quot;&quot;;IF(YEAR([.A329]+1)=YEAR([.A329]);[.A329]+1;&quot;&quot;))" office:value-type="date" office:date-value="2017-11-26" calcext:value-type="date">
            <text:p>26/11/17</text:p>
          </table:table-cell>
          <table:table-cell table:formula="of:=[.A330]" office:value-type="date" office:date-value="2017-11-26" calcext:value-type="date">
            <text:p>domingo, 26 de novembro de 2017</text:p>
          </table:table-cell>
          <table:table-cell table:formula="of:=[.B330]" office:value-type="date" office:date-value="2017-11-26" calcext:value-type="date">
            <text:p>domingo</text:p>
          </table:table-cell>
          <table:table-cell table:formula="of:=[.B330]" office:value-type="date" office:date-value="2017-11-26" calcext:value-type="date">
            <text:p>novembro</text:p>
          </table:table-cell>
          <table:table-cell table:formula="of:=[.B330]" office:value-type="date" office:date-value="2017-11-26" calcext:value-type="date">
            <text:p>2017</text:p>
          </table:table-cell>
          <table:table-cell table:formula="of:=TEXT([.C330];&quot;dddd&quot;)" office:value-type="string" office:string-value="domingo" calcext:value-type="string">
            <text:p>domingo</text:p>
          </table:table-cell>
          <table:table-cell table:formula="of:=PROPER([.F330])" office:value-type="string" office:string-value="Domingo" calcext:value-type="string">
            <text:p>Domingo</text:p>
          </table:table-cell>
          <table:table-cell table:formula="of:=PROPER(TEXT([.B330];&quot;DDD&quot;))" office:value-type="string" office:string-value="Dom" calcext:value-type="string">
            <text:p>Dom</text:p>
          </table:table-cell>
          <table:table-cell table:formula="of:=TEXT([.D330];&quot;MMMM&quot;)" office:value-type="string" office:string-value="novembro" calcext:value-type="string">
            <text:p>novembro</text:p>
          </table:table-cell>
          <table:table-cell table:formula="of:=PROPER([.I330])" office:value-type="string" office:string-value="Novembro" calcext:value-type="string">
            <text:p>Novembro</text:p>
          </table:table-cell>
          <table:table-cell table:formula="of:=TEXT([.E33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0]=&quot;&quot;;&quot;&quot;;IF(YEAR([.A330]+1)=YEAR([.A330]);[.A330]+1;&quot;&quot;))" office:value-type="date" office:date-value="2017-11-27" calcext:value-type="date">
            <text:p>27/11/17</text:p>
          </table:table-cell>
          <table:table-cell table:formula="of:=[.A331]" office:value-type="date" office:date-value="2017-11-27" calcext:value-type="date">
            <text:p>segunda-feira, 27 de novembro de 2017</text:p>
          </table:table-cell>
          <table:table-cell table:formula="of:=[.B331]" office:value-type="date" office:date-value="2017-11-27" calcext:value-type="date">
            <text:p>segunda-feira</text:p>
          </table:table-cell>
          <table:table-cell table:formula="of:=[.B331]" office:value-type="date" office:date-value="2017-11-27" calcext:value-type="date">
            <text:p>novembro</text:p>
          </table:table-cell>
          <table:table-cell table:formula="of:=[.B331]" office:value-type="date" office:date-value="2017-11-27" calcext:value-type="date">
            <text:p>2017</text:p>
          </table:table-cell>
          <table:table-cell table:formula="of:=TEXT([.C331];&quot;dddd&quot;)" office:value-type="string" office:string-value="segunda-feira" calcext:value-type="string">
            <text:p>segunda-feira</text:p>
          </table:table-cell>
          <table:table-cell table:formula="of:=PROPER([.F331])" office:value-type="string" office:string-value="Segunda-Feira" calcext:value-type="string">
            <text:p>Segunda-Feira</text:p>
          </table:table-cell>
          <table:table-cell table:formula="of:=PROPER(TEXT([.B331];&quot;DDD&quot;))" office:value-type="string" office:string-value="Seg" calcext:value-type="string">
            <text:p>Seg</text:p>
          </table:table-cell>
          <table:table-cell table:formula="of:=TEXT([.D331];&quot;MMMM&quot;)" office:value-type="string" office:string-value="novembro" calcext:value-type="string">
            <text:p>novembro</text:p>
          </table:table-cell>
          <table:table-cell table:formula="of:=PROPER([.I331])" office:value-type="string" office:string-value="Novembro" calcext:value-type="string">
            <text:p>Novembro</text:p>
          </table:table-cell>
          <table:table-cell table:formula="of:=TEXT([.E33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1]=&quot;&quot;;&quot;&quot;;IF(YEAR([.A331]+1)=YEAR([.A331]);[.A331]+1;&quot;&quot;))" office:value-type="date" office:date-value="2017-11-28" calcext:value-type="date">
            <text:p>28/11/17</text:p>
          </table:table-cell>
          <table:table-cell table:formula="of:=[.A332]" office:value-type="date" office:date-value="2017-11-28" calcext:value-type="date">
            <text:p>terça-feira, 28 de novembro de 2017</text:p>
          </table:table-cell>
          <table:table-cell table:formula="of:=[.B332]" office:value-type="date" office:date-value="2017-11-28" calcext:value-type="date">
            <text:p>terça-feira</text:p>
          </table:table-cell>
          <table:table-cell table:formula="of:=[.B332]" office:value-type="date" office:date-value="2017-11-28" calcext:value-type="date">
            <text:p>novembro</text:p>
          </table:table-cell>
          <table:table-cell table:formula="of:=[.B332]" office:value-type="date" office:date-value="2017-11-28" calcext:value-type="date">
            <text:p>2017</text:p>
          </table:table-cell>
          <table:table-cell table:formula="of:=TEXT([.C332];&quot;dddd&quot;)" office:value-type="string" office:string-value="terça-feira" calcext:value-type="string">
            <text:p>terça-feira</text:p>
          </table:table-cell>
          <table:table-cell table:formula="of:=PROPER([.F332])" office:value-type="string" office:string-value="Terça-Feira" calcext:value-type="string">
            <text:p>Terça-Feira</text:p>
          </table:table-cell>
          <table:table-cell table:formula="of:=PROPER(TEXT([.B332];&quot;DDD&quot;))" office:value-type="string" office:string-value="Ter" calcext:value-type="string">
            <text:p>Ter</text:p>
          </table:table-cell>
          <table:table-cell table:formula="of:=TEXT([.D332];&quot;MMMM&quot;)" office:value-type="string" office:string-value="novembro" calcext:value-type="string">
            <text:p>novembro</text:p>
          </table:table-cell>
          <table:table-cell table:formula="of:=PROPER([.I332])" office:value-type="string" office:string-value="Novembro" calcext:value-type="string">
            <text:p>Novembro</text:p>
          </table:table-cell>
          <table:table-cell table:formula="of:=TEXT([.E33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2]=&quot;&quot;;&quot;&quot;;IF(YEAR([.A332]+1)=YEAR([.A332]);[.A332]+1;&quot;&quot;))" office:value-type="date" office:date-value="2017-11-29" calcext:value-type="date">
            <text:p>29/11/17</text:p>
          </table:table-cell>
          <table:table-cell table:formula="of:=[.A333]" office:value-type="date" office:date-value="2017-11-29" calcext:value-type="date">
            <text:p>quarta-feira, 29 de novembro de 2017</text:p>
          </table:table-cell>
          <table:table-cell table:formula="of:=[.B333]" office:value-type="date" office:date-value="2017-11-29" calcext:value-type="date">
            <text:p>quarta-feira</text:p>
          </table:table-cell>
          <table:table-cell table:formula="of:=[.B333]" office:value-type="date" office:date-value="2017-11-29" calcext:value-type="date">
            <text:p>novembro</text:p>
          </table:table-cell>
          <table:table-cell table:formula="of:=[.B333]" office:value-type="date" office:date-value="2017-11-29" calcext:value-type="date">
            <text:p>2017</text:p>
          </table:table-cell>
          <table:table-cell table:formula="of:=TEXT([.C333];&quot;dddd&quot;)" office:value-type="string" office:string-value="quarta-feira" calcext:value-type="string">
            <text:p>quarta-feira</text:p>
          </table:table-cell>
          <table:table-cell table:formula="of:=PROPER([.F333])" office:value-type="string" office:string-value="Quarta-Feira" calcext:value-type="string">
            <text:p>Quarta-Feira</text:p>
          </table:table-cell>
          <table:table-cell table:formula="of:=PROPER(TEXT([.B333];&quot;DDD&quot;))" office:value-type="string" office:string-value="Qua" calcext:value-type="string">
            <text:p>Qua</text:p>
          </table:table-cell>
          <table:table-cell table:formula="of:=TEXT([.D333];&quot;MMMM&quot;)" office:value-type="string" office:string-value="novembro" calcext:value-type="string">
            <text:p>novembro</text:p>
          </table:table-cell>
          <table:table-cell table:formula="of:=PROPER([.I333])" office:value-type="string" office:string-value="Novembro" calcext:value-type="string">
            <text:p>Novembro</text:p>
          </table:table-cell>
          <table:table-cell table:formula="of:=TEXT([.E33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3]=&quot;&quot;;&quot;&quot;;IF(YEAR([.A333]+1)=YEAR([.A333]);[.A333]+1;&quot;&quot;))" office:value-type="date" office:date-value="2017-11-30" calcext:value-type="date">
            <text:p>30/11/17</text:p>
          </table:table-cell>
          <table:table-cell table:formula="of:=[.A334]" office:value-type="date" office:date-value="2017-11-30" calcext:value-type="date">
            <text:p>quinta-feira, 30 de novembro de 2017</text:p>
          </table:table-cell>
          <table:table-cell table:formula="of:=[.B334]" office:value-type="date" office:date-value="2017-11-30" calcext:value-type="date">
            <text:p>quinta-feira</text:p>
          </table:table-cell>
          <table:table-cell table:formula="of:=[.B334]" office:value-type="date" office:date-value="2017-11-30" calcext:value-type="date">
            <text:p>novembro</text:p>
          </table:table-cell>
          <table:table-cell table:formula="of:=[.B334]" office:value-type="date" office:date-value="2017-11-30" calcext:value-type="date">
            <text:p>2017</text:p>
          </table:table-cell>
          <table:table-cell table:formula="of:=TEXT([.C334];&quot;dddd&quot;)" office:value-type="string" office:string-value="quinta-feira" calcext:value-type="string">
            <text:p>quinta-feira</text:p>
          </table:table-cell>
          <table:table-cell table:formula="of:=PROPER([.F334])" office:value-type="string" office:string-value="Quinta-Feira" calcext:value-type="string">
            <text:p>Quinta-Feira</text:p>
          </table:table-cell>
          <table:table-cell table:formula="of:=PROPER(TEXT([.B334];&quot;DDD&quot;))" office:value-type="string" office:string-value="Qui" calcext:value-type="string">
            <text:p>Qui</text:p>
          </table:table-cell>
          <table:table-cell table:formula="of:=TEXT([.D334];&quot;MMMM&quot;)" office:value-type="string" office:string-value="novembro" calcext:value-type="string">
            <text:p>novembro</text:p>
          </table:table-cell>
          <table:table-cell table:formula="of:=PROPER([.I334])" office:value-type="string" office:string-value="Novembro" calcext:value-type="string">
            <text:p>Novembro</text:p>
          </table:table-cell>
          <table:table-cell table:formula="of:=TEXT([.E33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4]=&quot;&quot;;&quot;&quot;;IF(YEAR([.A334]+1)=YEAR([.A334]);[.A334]+1;&quot;&quot;))" office:value-type="date" office:date-value="2017-12-01" calcext:value-type="date">
            <text:p>01/12/17</text:p>
          </table:table-cell>
          <table:table-cell table:formula="of:=[.A335]" office:value-type="date" office:date-value="2017-12-01" calcext:value-type="date">
            <text:p>sexta-feira, 1 de dezembro de 2017</text:p>
          </table:table-cell>
          <table:table-cell table:formula="of:=[.B335]" office:value-type="date" office:date-value="2017-12-01" calcext:value-type="date">
            <text:p>sexta-feira</text:p>
          </table:table-cell>
          <table:table-cell table:formula="of:=[.B335]" office:value-type="date" office:date-value="2017-12-01" calcext:value-type="date">
            <text:p>dezembro</text:p>
          </table:table-cell>
          <table:table-cell table:formula="of:=[.B335]" office:value-type="date" office:date-value="2017-12-01" calcext:value-type="date">
            <text:p>2017</text:p>
          </table:table-cell>
          <table:table-cell table:formula="of:=TEXT([.C335];&quot;dddd&quot;)" office:value-type="string" office:string-value="sexta-feira" calcext:value-type="string">
            <text:p>sexta-feira</text:p>
          </table:table-cell>
          <table:table-cell table:formula="of:=PROPER([.F335])" office:value-type="string" office:string-value="Sexta-Feira" calcext:value-type="string">
            <text:p>Sexta-Feira</text:p>
          </table:table-cell>
          <table:table-cell table:formula="of:=PROPER(TEXT([.B335];&quot;DDD&quot;))" office:value-type="string" office:string-value="Sex" calcext:value-type="string">
            <text:p>Sex</text:p>
          </table:table-cell>
          <table:table-cell table:formula="of:=TEXT([.D335];&quot;MMMM&quot;)" office:value-type="string" office:string-value="dezembro" calcext:value-type="string">
            <text:p>dezembro</text:p>
          </table:table-cell>
          <table:table-cell table:formula="of:=PROPER([.I335])" office:value-type="string" office:string-value="Dezembro" calcext:value-type="string">
            <text:p>Dezembro</text:p>
          </table:table-cell>
          <table:table-cell table:formula="of:=TEXT([.E33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5]=&quot;&quot;;&quot;&quot;;IF(YEAR([.A335]+1)=YEAR([.A335]);[.A335]+1;&quot;&quot;))" office:value-type="date" office:date-value="2017-12-02" calcext:value-type="date">
            <text:p>02/12/17</text:p>
          </table:table-cell>
          <table:table-cell table:formula="of:=[.A336]" office:value-type="date" office:date-value="2017-12-02" calcext:value-type="date">
            <text:p>sábado, 2 de dezembro de 2017</text:p>
          </table:table-cell>
          <table:table-cell table:formula="of:=[.B336]" office:value-type="date" office:date-value="2017-12-02" calcext:value-type="date">
            <text:p>sábado</text:p>
          </table:table-cell>
          <table:table-cell table:formula="of:=[.B336]" office:value-type="date" office:date-value="2017-12-02" calcext:value-type="date">
            <text:p>dezembro</text:p>
          </table:table-cell>
          <table:table-cell table:formula="of:=[.B336]" office:value-type="date" office:date-value="2017-12-02" calcext:value-type="date">
            <text:p>2017</text:p>
          </table:table-cell>
          <table:table-cell table:formula="of:=TEXT([.C336];&quot;dddd&quot;)" office:value-type="string" office:string-value="sábado" calcext:value-type="string">
            <text:p>sábado</text:p>
          </table:table-cell>
          <table:table-cell table:formula="of:=PROPER([.F336])" office:value-type="string" office:string-value="Sábado" calcext:value-type="string">
            <text:p>Sábado</text:p>
          </table:table-cell>
          <table:table-cell table:formula="of:=PROPER(TEXT([.B336];&quot;DDD&quot;))" office:value-type="string" office:string-value="Sáb" calcext:value-type="string">
            <text:p>Sáb</text:p>
          </table:table-cell>
          <table:table-cell table:formula="of:=TEXT([.D336];&quot;MMMM&quot;)" office:value-type="string" office:string-value="dezembro" calcext:value-type="string">
            <text:p>dezembro</text:p>
          </table:table-cell>
          <table:table-cell table:formula="of:=PROPER([.I336])" office:value-type="string" office:string-value="Dezembro" calcext:value-type="string">
            <text:p>Dezembro</text:p>
          </table:table-cell>
          <table:table-cell table:formula="of:=TEXT([.E33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6]=&quot;&quot;;&quot;&quot;;IF(YEAR([.A336]+1)=YEAR([.A336]);[.A336]+1;&quot;&quot;))" office:value-type="date" office:date-value="2017-12-03" calcext:value-type="date">
            <text:p>03/12/17</text:p>
          </table:table-cell>
          <table:table-cell table:formula="of:=[.A337]" office:value-type="date" office:date-value="2017-12-03" calcext:value-type="date">
            <text:p>domingo, 3 de dezembro de 2017</text:p>
          </table:table-cell>
          <table:table-cell table:formula="of:=[.B337]" office:value-type="date" office:date-value="2017-12-03" calcext:value-type="date">
            <text:p>domingo</text:p>
          </table:table-cell>
          <table:table-cell table:formula="of:=[.B337]" office:value-type="date" office:date-value="2017-12-03" calcext:value-type="date">
            <text:p>dezembro</text:p>
          </table:table-cell>
          <table:table-cell table:formula="of:=[.B337]" office:value-type="date" office:date-value="2017-12-03" calcext:value-type="date">
            <text:p>2017</text:p>
          </table:table-cell>
          <table:table-cell table:formula="of:=TEXT([.C337];&quot;dddd&quot;)" office:value-type="string" office:string-value="domingo" calcext:value-type="string">
            <text:p>domingo</text:p>
          </table:table-cell>
          <table:table-cell table:formula="of:=PROPER([.F337])" office:value-type="string" office:string-value="Domingo" calcext:value-type="string">
            <text:p>Domingo</text:p>
          </table:table-cell>
          <table:table-cell table:formula="of:=PROPER(TEXT([.B337];&quot;DDD&quot;))" office:value-type="string" office:string-value="Dom" calcext:value-type="string">
            <text:p>Dom</text:p>
          </table:table-cell>
          <table:table-cell table:formula="of:=TEXT([.D337];&quot;MMMM&quot;)" office:value-type="string" office:string-value="dezembro" calcext:value-type="string">
            <text:p>dezembro</text:p>
          </table:table-cell>
          <table:table-cell table:formula="of:=PROPER([.I337])" office:value-type="string" office:string-value="Dezembro" calcext:value-type="string">
            <text:p>Dezembro</text:p>
          </table:table-cell>
          <table:table-cell table:formula="of:=TEXT([.E33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7]=&quot;&quot;;&quot;&quot;;IF(YEAR([.A337]+1)=YEAR([.A337]);[.A337]+1;&quot;&quot;))" office:value-type="date" office:date-value="2017-12-04" calcext:value-type="date">
            <text:p>04/12/17</text:p>
          </table:table-cell>
          <table:table-cell table:formula="of:=[.A338]" office:value-type="date" office:date-value="2017-12-04" calcext:value-type="date">
            <text:p>segunda-feira, 4 de dezembro de 2017</text:p>
          </table:table-cell>
          <table:table-cell table:formula="of:=[.B338]" office:value-type="date" office:date-value="2017-12-04" calcext:value-type="date">
            <text:p>segunda-feira</text:p>
          </table:table-cell>
          <table:table-cell table:formula="of:=[.B338]" office:value-type="date" office:date-value="2017-12-04" calcext:value-type="date">
            <text:p>dezembro</text:p>
          </table:table-cell>
          <table:table-cell table:formula="of:=[.B338]" office:value-type="date" office:date-value="2017-12-04" calcext:value-type="date">
            <text:p>2017</text:p>
          </table:table-cell>
          <table:table-cell table:formula="of:=TEXT([.C338];&quot;dddd&quot;)" office:value-type="string" office:string-value="segunda-feira" calcext:value-type="string">
            <text:p>segunda-feira</text:p>
          </table:table-cell>
          <table:table-cell table:formula="of:=PROPER([.F338])" office:value-type="string" office:string-value="Segunda-Feira" calcext:value-type="string">
            <text:p>Segunda-Feira</text:p>
          </table:table-cell>
          <table:table-cell table:formula="of:=PROPER(TEXT([.B338];&quot;DDD&quot;))" office:value-type="string" office:string-value="Seg" calcext:value-type="string">
            <text:p>Seg</text:p>
          </table:table-cell>
          <table:table-cell table:formula="of:=TEXT([.D338];&quot;MMMM&quot;)" office:value-type="string" office:string-value="dezembro" calcext:value-type="string">
            <text:p>dezembro</text:p>
          </table:table-cell>
          <table:table-cell table:formula="of:=PROPER([.I338])" office:value-type="string" office:string-value="Dezembro" calcext:value-type="string">
            <text:p>Dezembro</text:p>
          </table:table-cell>
          <table:table-cell table:formula="of:=TEXT([.E33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8]=&quot;&quot;;&quot;&quot;;IF(YEAR([.A338]+1)=YEAR([.A338]);[.A338]+1;&quot;&quot;))" office:value-type="date" office:date-value="2017-12-05" calcext:value-type="date">
            <text:p>05/12/17</text:p>
          </table:table-cell>
          <table:table-cell table:formula="of:=[.A339]" office:value-type="date" office:date-value="2017-12-05" calcext:value-type="date">
            <text:p>terça-feira, 5 de dezembro de 2017</text:p>
          </table:table-cell>
          <table:table-cell table:formula="of:=[.B339]" office:value-type="date" office:date-value="2017-12-05" calcext:value-type="date">
            <text:p>terça-feira</text:p>
          </table:table-cell>
          <table:table-cell table:formula="of:=[.B339]" office:value-type="date" office:date-value="2017-12-05" calcext:value-type="date">
            <text:p>dezembro</text:p>
          </table:table-cell>
          <table:table-cell table:formula="of:=[.B339]" office:value-type="date" office:date-value="2017-12-05" calcext:value-type="date">
            <text:p>2017</text:p>
          </table:table-cell>
          <table:table-cell table:formula="of:=TEXT([.C339];&quot;dddd&quot;)" office:value-type="string" office:string-value="terça-feira" calcext:value-type="string">
            <text:p>terça-feira</text:p>
          </table:table-cell>
          <table:table-cell table:formula="of:=PROPER([.F339])" office:value-type="string" office:string-value="Terça-Feira" calcext:value-type="string">
            <text:p>Terça-Feira</text:p>
          </table:table-cell>
          <table:table-cell table:formula="of:=PROPER(TEXT([.B339];&quot;DDD&quot;))" office:value-type="string" office:string-value="Ter" calcext:value-type="string">
            <text:p>Ter</text:p>
          </table:table-cell>
          <table:table-cell table:formula="of:=TEXT([.D339];&quot;MMMM&quot;)" office:value-type="string" office:string-value="dezembro" calcext:value-type="string">
            <text:p>dezembro</text:p>
          </table:table-cell>
          <table:table-cell table:formula="of:=PROPER([.I339])" office:value-type="string" office:string-value="Dezembro" calcext:value-type="string">
            <text:p>Dezembro</text:p>
          </table:table-cell>
          <table:table-cell table:formula="of:=TEXT([.E33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39]=&quot;&quot;;&quot;&quot;;IF(YEAR([.A339]+1)=YEAR([.A339]);[.A339]+1;&quot;&quot;))" office:value-type="date" office:date-value="2017-12-06" calcext:value-type="date">
            <text:p>06/12/17</text:p>
          </table:table-cell>
          <table:table-cell table:formula="of:=[.A340]" office:value-type="date" office:date-value="2017-12-06" calcext:value-type="date">
            <text:p>quarta-feira, 6 de dezembro de 2017</text:p>
          </table:table-cell>
          <table:table-cell table:formula="of:=[.B340]" office:value-type="date" office:date-value="2017-12-06" calcext:value-type="date">
            <text:p>quarta-feira</text:p>
          </table:table-cell>
          <table:table-cell table:formula="of:=[.B340]" office:value-type="date" office:date-value="2017-12-06" calcext:value-type="date">
            <text:p>dezembro</text:p>
          </table:table-cell>
          <table:table-cell table:formula="of:=[.B340]" office:value-type="date" office:date-value="2017-12-06" calcext:value-type="date">
            <text:p>2017</text:p>
          </table:table-cell>
          <table:table-cell table:formula="of:=TEXT([.C340];&quot;dddd&quot;)" office:value-type="string" office:string-value="quarta-feira" calcext:value-type="string">
            <text:p>quarta-feira</text:p>
          </table:table-cell>
          <table:table-cell table:formula="of:=PROPER([.F340])" office:value-type="string" office:string-value="Quarta-Feira" calcext:value-type="string">
            <text:p>Quarta-Feira</text:p>
          </table:table-cell>
          <table:table-cell table:formula="of:=PROPER(TEXT([.B340];&quot;DDD&quot;))" office:value-type="string" office:string-value="Qua" calcext:value-type="string">
            <text:p>Qua</text:p>
          </table:table-cell>
          <table:table-cell table:formula="of:=TEXT([.D340];&quot;MMMM&quot;)" office:value-type="string" office:string-value="dezembro" calcext:value-type="string">
            <text:p>dezembro</text:p>
          </table:table-cell>
          <table:table-cell table:formula="of:=PROPER([.I340])" office:value-type="string" office:string-value="Dezembro" calcext:value-type="string">
            <text:p>Dezembro</text:p>
          </table:table-cell>
          <table:table-cell table:formula="of:=TEXT([.E34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0]=&quot;&quot;;&quot;&quot;;IF(YEAR([.A340]+1)=YEAR([.A340]);[.A340]+1;&quot;&quot;))" office:value-type="date" office:date-value="2017-12-07" calcext:value-type="date">
            <text:p>07/12/17</text:p>
          </table:table-cell>
          <table:table-cell table:formula="of:=[.A341]" office:value-type="date" office:date-value="2017-12-07" calcext:value-type="date">
            <text:p>quinta-feira, 7 de dezembro de 2017</text:p>
          </table:table-cell>
          <table:table-cell table:formula="of:=[.B341]" office:value-type="date" office:date-value="2017-12-07" calcext:value-type="date">
            <text:p>quinta-feira</text:p>
          </table:table-cell>
          <table:table-cell table:formula="of:=[.B341]" office:value-type="date" office:date-value="2017-12-07" calcext:value-type="date">
            <text:p>dezembro</text:p>
          </table:table-cell>
          <table:table-cell table:formula="of:=[.B341]" office:value-type="date" office:date-value="2017-12-07" calcext:value-type="date">
            <text:p>2017</text:p>
          </table:table-cell>
          <table:table-cell table:formula="of:=TEXT([.C341];&quot;dddd&quot;)" office:value-type="string" office:string-value="quinta-feira" calcext:value-type="string">
            <text:p>quinta-feira</text:p>
          </table:table-cell>
          <table:table-cell table:formula="of:=PROPER([.F341])" office:value-type="string" office:string-value="Quinta-Feira" calcext:value-type="string">
            <text:p>Quinta-Feira</text:p>
          </table:table-cell>
          <table:table-cell table:formula="of:=PROPER(TEXT([.B341];&quot;DDD&quot;))" office:value-type="string" office:string-value="Qui" calcext:value-type="string">
            <text:p>Qui</text:p>
          </table:table-cell>
          <table:table-cell table:formula="of:=TEXT([.D341];&quot;MMMM&quot;)" office:value-type="string" office:string-value="dezembro" calcext:value-type="string">
            <text:p>dezembro</text:p>
          </table:table-cell>
          <table:table-cell table:formula="of:=PROPER([.I341])" office:value-type="string" office:string-value="Dezembro" calcext:value-type="string">
            <text:p>Dezembro</text:p>
          </table:table-cell>
          <table:table-cell table:formula="of:=TEXT([.E34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1]=&quot;&quot;;&quot;&quot;;IF(YEAR([.A341]+1)=YEAR([.A341]);[.A341]+1;&quot;&quot;))" office:value-type="date" office:date-value="2017-12-08" calcext:value-type="date">
            <text:p>08/12/17</text:p>
          </table:table-cell>
          <table:table-cell table:formula="of:=[.A342]" office:value-type="date" office:date-value="2017-12-08" calcext:value-type="date">
            <text:p>sexta-feira, 8 de dezembro de 2017</text:p>
          </table:table-cell>
          <table:table-cell table:formula="of:=[.B342]" office:value-type="date" office:date-value="2017-12-08" calcext:value-type="date">
            <text:p>sexta-feira</text:p>
          </table:table-cell>
          <table:table-cell table:formula="of:=[.B342]" office:value-type="date" office:date-value="2017-12-08" calcext:value-type="date">
            <text:p>dezembro</text:p>
          </table:table-cell>
          <table:table-cell table:formula="of:=[.B342]" office:value-type="date" office:date-value="2017-12-08" calcext:value-type="date">
            <text:p>2017</text:p>
          </table:table-cell>
          <table:table-cell table:formula="of:=TEXT([.C342];&quot;dddd&quot;)" office:value-type="string" office:string-value="sexta-feira" calcext:value-type="string">
            <text:p>sexta-feira</text:p>
          </table:table-cell>
          <table:table-cell table:formula="of:=PROPER([.F342])" office:value-type="string" office:string-value="Sexta-Feira" calcext:value-type="string">
            <text:p>Sexta-Feira</text:p>
          </table:table-cell>
          <table:table-cell table:formula="of:=PROPER(TEXT([.B342];&quot;DDD&quot;))" office:value-type="string" office:string-value="Sex" calcext:value-type="string">
            <text:p>Sex</text:p>
          </table:table-cell>
          <table:table-cell table:formula="of:=TEXT([.D342];&quot;MMMM&quot;)" office:value-type="string" office:string-value="dezembro" calcext:value-type="string">
            <text:p>dezembro</text:p>
          </table:table-cell>
          <table:table-cell table:formula="of:=PROPER([.I342])" office:value-type="string" office:string-value="Dezembro" calcext:value-type="string">
            <text:p>Dezembro</text:p>
          </table:table-cell>
          <table:table-cell table:formula="of:=TEXT([.E34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2]=&quot;&quot;;&quot;&quot;;IF(YEAR([.A342]+1)=YEAR([.A342]);[.A342]+1;&quot;&quot;))" office:value-type="date" office:date-value="2017-12-09" calcext:value-type="date">
            <text:p>09/12/17</text:p>
          </table:table-cell>
          <table:table-cell table:formula="of:=[.A343]" office:value-type="date" office:date-value="2017-12-09" calcext:value-type="date">
            <text:p>sábado, 9 de dezembro de 2017</text:p>
          </table:table-cell>
          <table:table-cell table:formula="of:=[.B343]" office:value-type="date" office:date-value="2017-12-09" calcext:value-type="date">
            <text:p>sábado</text:p>
          </table:table-cell>
          <table:table-cell table:formula="of:=[.B343]" office:value-type="date" office:date-value="2017-12-09" calcext:value-type="date">
            <text:p>dezembro</text:p>
          </table:table-cell>
          <table:table-cell table:formula="of:=[.B343]" office:value-type="date" office:date-value="2017-12-09" calcext:value-type="date">
            <text:p>2017</text:p>
          </table:table-cell>
          <table:table-cell table:formula="of:=TEXT([.C343];&quot;dddd&quot;)" office:value-type="string" office:string-value="sábado" calcext:value-type="string">
            <text:p>sábado</text:p>
          </table:table-cell>
          <table:table-cell table:formula="of:=PROPER([.F343])" office:value-type="string" office:string-value="Sábado" calcext:value-type="string">
            <text:p>Sábado</text:p>
          </table:table-cell>
          <table:table-cell table:formula="of:=PROPER(TEXT([.B343];&quot;DDD&quot;))" office:value-type="string" office:string-value="Sáb" calcext:value-type="string">
            <text:p>Sáb</text:p>
          </table:table-cell>
          <table:table-cell table:formula="of:=TEXT([.D343];&quot;MMMM&quot;)" office:value-type="string" office:string-value="dezembro" calcext:value-type="string">
            <text:p>dezembro</text:p>
          </table:table-cell>
          <table:table-cell table:formula="of:=PROPER([.I343])" office:value-type="string" office:string-value="Dezembro" calcext:value-type="string">
            <text:p>Dezembro</text:p>
          </table:table-cell>
          <table:table-cell table:formula="of:=TEXT([.E34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3]=&quot;&quot;;&quot;&quot;;IF(YEAR([.A343]+1)=YEAR([.A343]);[.A343]+1;&quot;&quot;))" office:value-type="date" office:date-value="2017-12-10" calcext:value-type="date">
            <text:p>10/12/17</text:p>
          </table:table-cell>
          <table:table-cell table:formula="of:=[.A344]" office:value-type="date" office:date-value="2017-12-10" calcext:value-type="date">
            <text:p>domingo, 10 de dezembro de 2017</text:p>
          </table:table-cell>
          <table:table-cell table:formula="of:=[.B344]" office:value-type="date" office:date-value="2017-12-10" calcext:value-type="date">
            <text:p>domingo</text:p>
          </table:table-cell>
          <table:table-cell table:formula="of:=[.B344]" office:value-type="date" office:date-value="2017-12-10" calcext:value-type="date">
            <text:p>dezembro</text:p>
          </table:table-cell>
          <table:table-cell table:formula="of:=[.B344]" office:value-type="date" office:date-value="2017-12-10" calcext:value-type="date">
            <text:p>2017</text:p>
          </table:table-cell>
          <table:table-cell table:formula="of:=TEXT([.C344];&quot;dddd&quot;)" office:value-type="string" office:string-value="domingo" calcext:value-type="string">
            <text:p>domingo</text:p>
          </table:table-cell>
          <table:table-cell table:formula="of:=PROPER([.F344])" office:value-type="string" office:string-value="Domingo" calcext:value-type="string">
            <text:p>Domingo</text:p>
          </table:table-cell>
          <table:table-cell table:formula="of:=PROPER(TEXT([.B344];&quot;DDD&quot;))" office:value-type="string" office:string-value="Dom" calcext:value-type="string">
            <text:p>Dom</text:p>
          </table:table-cell>
          <table:table-cell table:formula="of:=TEXT([.D344];&quot;MMMM&quot;)" office:value-type="string" office:string-value="dezembro" calcext:value-type="string">
            <text:p>dezembro</text:p>
          </table:table-cell>
          <table:table-cell table:formula="of:=PROPER([.I344])" office:value-type="string" office:string-value="Dezembro" calcext:value-type="string">
            <text:p>Dezembro</text:p>
          </table:table-cell>
          <table:table-cell table:formula="of:=TEXT([.E34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4]=&quot;&quot;;&quot;&quot;;IF(YEAR([.A344]+1)=YEAR([.A344]);[.A344]+1;&quot;&quot;))" office:value-type="date" office:date-value="2017-12-11" calcext:value-type="date">
            <text:p>11/12/17</text:p>
          </table:table-cell>
          <table:table-cell table:formula="of:=[.A345]" office:value-type="date" office:date-value="2017-12-11" calcext:value-type="date">
            <text:p>segunda-feira, 11 de dezembro de 2017</text:p>
          </table:table-cell>
          <table:table-cell table:formula="of:=[.B345]" office:value-type="date" office:date-value="2017-12-11" calcext:value-type="date">
            <text:p>segunda-feira</text:p>
          </table:table-cell>
          <table:table-cell table:formula="of:=[.B345]" office:value-type="date" office:date-value="2017-12-11" calcext:value-type="date">
            <text:p>dezembro</text:p>
          </table:table-cell>
          <table:table-cell table:formula="of:=[.B345]" office:value-type="date" office:date-value="2017-12-11" calcext:value-type="date">
            <text:p>2017</text:p>
          </table:table-cell>
          <table:table-cell table:formula="of:=TEXT([.C345];&quot;dddd&quot;)" office:value-type="string" office:string-value="segunda-feira" calcext:value-type="string">
            <text:p>segunda-feira</text:p>
          </table:table-cell>
          <table:table-cell table:formula="of:=PROPER([.F345])" office:value-type="string" office:string-value="Segunda-Feira" calcext:value-type="string">
            <text:p>Segunda-Feira</text:p>
          </table:table-cell>
          <table:table-cell table:formula="of:=PROPER(TEXT([.B345];&quot;DDD&quot;))" office:value-type="string" office:string-value="Seg" calcext:value-type="string">
            <text:p>Seg</text:p>
          </table:table-cell>
          <table:table-cell table:formula="of:=TEXT([.D345];&quot;MMMM&quot;)" office:value-type="string" office:string-value="dezembro" calcext:value-type="string">
            <text:p>dezembro</text:p>
          </table:table-cell>
          <table:table-cell table:formula="of:=PROPER([.I345])" office:value-type="string" office:string-value="Dezembro" calcext:value-type="string">
            <text:p>Dezembro</text:p>
          </table:table-cell>
          <table:table-cell table:formula="of:=TEXT([.E34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5]=&quot;&quot;;&quot;&quot;;IF(YEAR([.A345]+1)=YEAR([.A345]);[.A345]+1;&quot;&quot;))" office:value-type="date" office:date-value="2017-12-12" calcext:value-type="date">
            <text:p>12/12/17</text:p>
          </table:table-cell>
          <table:table-cell table:formula="of:=[.A346]" office:value-type="date" office:date-value="2017-12-12" calcext:value-type="date">
            <text:p>terça-feira, 12 de dezembro de 2017</text:p>
          </table:table-cell>
          <table:table-cell table:formula="of:=[.B346]" office:value-type="date" office:date-value="2017-12-12" calcext:value-type="date">
            <text:p>terça-feira</text:p>
          </table:table-cell>
          <table:table-cell table:formula="of:=[.B346]" office:value-type="date" office:date-value="2017-12-12" calcext:value-type="date">
            <text:p>dezembro</text:p>
          </table:table-cell>
          <table:table-cell table:formula="of:=[.B346]" office:value-type="date" office:date-value="2017-12-12" calcext:value-type="date">
            <text:p>2017</text:p>
          </table:table-cell>
          <table:table-cell table:formula="of:=TEXT([.C346];&quot;dddd&quot;)" office:value-type="string" office:string-value="terça-feira" calcext:value-type="string">
            <text:p>terça-feira</text:p>
          </table:table-cell>
          <table:table-cell table:formula="of:=PROPER([.F346])" office:value-type="string" office:string-value="Terça-Feira" calcext:value-type="string">
            <text:p>Terça-Feira</text:p>
          </table:table-cell>
          <table:table-cell table:formula="of:=PROPER(TEXT([.B346];&quot;DDD&quot;))" office:value-type="string" office:string-value="Ter" calcext:value-type="string">
            <text:p>Ter</text:p>
          </table:table-cell>
          <table:table-cell table:formula="of:=TEXT([.D346];&quot;MMMM&quot;)" office:value-type="string" office:string-value="dezembro" calcext:value-type="string">
            <text:p>dezembro</text:p>
          </table:table-cell>
          <table:table-cell table:formula="of:=PROPER([.I346])" office:value-type="string" office:string-value="Dezembro" calcext:value-type="string">
            <text:p>Dezembro</text:p>
          </table:table-cell>
          <table:table-cell table:formula="of:=TEXT([.E34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6]=&quot;&quot;;&quot;&quot;;IF(YEAR([.A346]+1)=YEAR([.A346]);[.A346]+1;&quot;&quot;))" office:value-type="date" office:date-value="2017-12-13" calcext:value-type="date">
            <text:p>13/12/17</text:p>
          </table:table-cell>
          <table:table-cell table:formula="of:=[.A347]" office:value-type="date" office:date-value="2017-12-13" calcext:value-type="date">
            <text:p>quarta-feira, 13 de dezembro de 2017</text:p>
          </table:table-cell>
          <table:table-cell table:formula="of:=[.B347]" office:value-type="date" office:date-value="2017-12-13" calcext:value-type="date">
            <text:p>quarta-feira</text:p>
          </table:table-cell>
          <table:table-cell table:formula="of:=[.B347]" office:value-type="date" office:date-value="2017-12-13" calcext:value-type="date">
            <text:p>dezembro</text:p>
          </table:table-cell>
          <table:table-cell table:formula="of:=[.B347]" office:value-type="date" office:date-value="2017-12-13" calcext:value-type="date">
            <text:p>2017</text:p>
          </table:table-cell>
          <table:table-cell table:formula="of:=TEXT([.C347];&quot;dddd&quot;)" office:value-type="string" office:string-value="quarta-feira" calcext:value-type="string">
            <text:p>quarta-feira</text:p>
          </table:table-cell>
          <table:table-cell table:formula="of:=PROPER([.F347])" office:value-type="string" office:string-value="Quarta-Feira" calcext:value-type="string">
            <text:p>Quarta-Feira</text:p>
          </table:table-cell>
          <table:table-cell table:formula="of:=PROPER(TEXT([.B347];&quot;DDD&quot;))" office:value-type="string" office:string-value="Qua" calcext:value-type="string">
            <text:p>Qua</text:p>
          </table:table-cell>
          <table:table-cell table:formula="of:=TEXT([.D347];&quot;MMMM&quot;)" office:value-type="string" office:string-value="dezembro" calcext:value-type="string">
            <text:p>dezembro</text:p>
          </table:table-cell>
          <table:table-cell table:formula="of:=PROPER([.I347])" office:value-type="string" office:string-value="Dezembro" calcext:value-type="string">
            <text:p>Dezembro</text:p>
          </table:table-cell>
          <table:table-cell table:formula="of:=TEXT([.E34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7]=&quot;&quot;;&quot;&quot;;IF(YEAR([.A347]+1)=YEAR([.A347]);[.A347]+1;&quot;&quot;))" office:value-type="date" office:date-value="2017-12-14" calcext:value-type="date">
            <text:p>14/12/17</text:p>
          </table:table-cell>
          <table:table-cell table:formula="of:=[.A348]" office:value-type="date" office:date-value="2017-12-14" calcext:value-type="date">
            <text:p>quinta-feira, 14 de dezembro de 2017</text:p>
          </table:table-cell>
          <table:table-cell table:formula="of:=[.B348]" office:value-type="date" office:date-value="2017-12-14" calcext:value-type="date">
            <text:p>quinta-feira</text:p>
          </table:table-cell>
          <table:table-cell table:formula="of:=[.B348]" office:value-type="date" office:date-value="2017-12-14" calcext:value-type="date">
            <text:p>dezembro</text:p>
          </table:table-cell>
          <table:table-cell table:formula="of:=[.B348]" office:value-type="date" office:date-value="2017-12-14" calcext:value-type="date">
            <text:p>2017</text:p>
          </table:table-cell>
          <table:table-cell table:formula="of:=TEXT([.C348];&quot;dddd&quot;)" office:value-type="string" office:string-value="quinta-feira" calcext:value-type="string">
            <text:p>quinta-feira</text:p>
          </table:table-cell>
          <table:table-cell table:formula="of:=PROPER([.F348])" office:value-type="string" office:string-value="Quinta-Feira" calcext:value-type="string">
            <text:p>Quinta-Feira</text:p>
          </table:table-cell>
          <table:table-cell table:formula="of:=PROPER(TEXT([.B348];&quot;DDD&quot;))" office:value-type="string" office:string-value="Qui" calcext:value-type="string">
            <text:p>Qui</text:p>
          </table:table-cell>
          <table:table-cell table:formula="of:=TEXT([.D348];&quot;MMMM&quot;)" office:value-type="string" office:string-value="dezembro" calcext:value-type="string">
            <text:p>dezembro</text:p>
          </table:table-cell>
          <table:table-cell table:formula="of:=PROPER([.I348])" office:value-type="string" office:string-value="Dezembro" calcext:value-type="string">
            <text:p>Dezembro</text:p>
          </table:table-cell>
          <table:table-cell table:formula="of:=TEXT([.E34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8]=&quot;&quot;;&quot;&quot;;IF(YEAR([.A348]+1)=YEAR([.A348]);[.A348]+1;&quot;&quot;))" office:value-type="date" office:date-value="2017-12-15" calcext:value-type="date">
            <text:p>15/12/17</text:p>
          </table:table-cell>
          <table:table-cell table:formula="of:=[.A349]" office:value-type="date" office:date-value="2017-12-15" calcext:value-type="date">
            <text:p>sexta-feira, 15 de dezembro de 2017</text:p>
          </table:table-cell>
          <table:table-cell table:formula="of:=[.B349]" office:value-type="date" office:date-value="2017-12-15" calcext:value-type="date">
            <text:p>sexta-feira</text:p>
          </table:table-cell>
          <table:table-cell table:formula="of:=[.B349]" office:value-type="date" office:date-value="2017-12-15" calcext:value-type="date">
            <text:p>dezembro</text:p>
          </table:table-cell>
          <table:table-cell table:formula="of:=[.B349]" office:value-type="date" office:date-value="2017-12-15" calcext:value-type="date">
            <text:p>2017</text:p>
          </table:table-cell>
          <table:table-cell table:formula="of:=TEXT([.C349];&quot;dddd&quot;)" office:value-type="string" office:string-value="sexta-feira" calcext:value-type="string">
            <text:p>sexta-feira</text:p>
          </table:table-cell>
          <table:table-cell table:formula="of:=PROPER([.F349])" office:value-type="string" office:string-value="Sexta-Feira" calcext:value-type="string">
            <text:p>Sexta-Feira</text:p>
          </table:table-cell>
          <table:table-cell table:formula="of:=PROPER(TEXT([.B349];&quot;DDD&quot;))" office:value-type="string" office:string-value="Sex" calcext:value-type="string">
            <text:p>Sex</text:p>
          </table:table-cell>
          <table:table-cell table:formula="of:=TEXT([.D349];&quot;MMMM&quot;)" office:value-type="string" office:string-value="dezembro" calcext:value-type="string">
            <text:p>dezembro</text:p>
          </table:table-cell>
          <table:table-cell table:formula="of:=PROPER([.I349])" office:value-type="string" office:string-value="Dezembro" calcext:value-type="string">
            <text:p>Dezembro</text:p>
          </table:table-cell>
          <table:table-cell table:formula="of:=TEXT([.E34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49]=&quot;&quot;;&quot;&quot;;IF(YEAR([.A349]+1)=YEAR([.A349]);[.A349]+1;&quot;&quot;))" office:value-type="date" office:date-value="2017-12-16" calcext:value-type="date">
            <text:p>16/12/17</text:p>
          </table:table-cell>
          <table:table-cell table:formula="of:=[.A350]" office:value-type="date" office:date-value="2017-12-16" calcext:value-type="date">
            <text:p>sábado, 16 de dezembro de 2017</text:p>
          </table:table-cell>
          <table:table-cell table:formula="of:=[.B350]" office:value-type="date" office:date-value="2017-12-16" calcext:value-type="date">
            <text:p>sábado</text:p>
          </table:table-cell>
          <table:table-cell table:formula="of:=[.B350]" office:value-type="date" office:date-value="2017-12-16" calcext:value-type="date">
            <text:p>dezembro</text:p>
          </table:table-cell>
          <table:table-cell table:formula="of:=[.B350]" office:value-type="date" office:date-value="2017-12-16" calcext:value-type="date">
            <text:p>2017</text:p>
          </table:table-cell>
          <table:table-cell table:formula="of:=TEXT([.C350];&quot;dddd&quot;)" office:value-type="string" office:string-value="sábado" calcext:value-type="string">
            <text:p>sábado</text:p>
          </table:table-cell>
          <table:table-cell table:formula="of:=PROPER([.F350])" office:value-type="string" office:string-value="Sábado" calcext:value-type="string">
            <text:p>Sábado</text:p>
          </table:table-cell>
          <table:table-cell table:formula="of:=PROPER(TEXT([.B350];&quot;DDD&quot;))" office:value-type="string" office:string-value="Sáb" calcext:value-type="string">
            <text:p>Sáb</text:p>
          </table:table-cell>
          <table:table-cell table:formula="of:=TEXT([.D350];&quot;MMMM&quot;)" office:value-type="string" office:string-value="dezembro" calcext:value-type="string">
            <text:p>dezembro</text:p>
          </table:table-cell>
          <table:table-cell table:formula="of:=PROPER([.I350])" office:value-type="string" office:string-value="Dezembro" calcext:value-type="string">
            <text:p>Dezembro</text:p>
          </table:table-cell>
          <table:table-cell table:formula="of:=TEXT([.E35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0]=&quot;&quot;;&quot;&quot;;IF(YEAR([.A350]+1)=YEAR([.A350]);[.A350]+1;&quot;&quot;))" office:value-type="date" office:date-value="2017-12-17" calcext:value-type="date">
            <text:p>17/12/17</text:p>
          </table:table-cell>
          <table:table-cell table:formula="of:=[.A351]" office:value-type="date" office:date-value="2017-12-17" calcext:value-type="date">
            <text:p>domingo, 17 de dezembro de 2017</text:p>
          </table:table-cell>
          <table:table-cell table:formula="of:=[.B351]" office:value-type="date" office:date-value="2017-12-17" calcext:value-type="date">
            <text:p>domingo</text:p>
          </table:table-cell>
          <table:table-cell table:formula="of:=[.B351]" office:value-type="date" office:date-value="2017-12-17" calcext:value-type="date">
            <text:p>dezembro</text:p>
          </table:table-cell>
          <table:table-cell table:formula="of:=[.B351]" office:value-type="date" office:date-value="2017-12-17" calcext:value-type="date">
            <text:p>2017</text:p>
          </table:table-cell>
          <table:table-cell table:formula="of:=TEXT([.C351];&quot;dddd&quot;)" office:value-type="string" office:string-value="domingo" calcext:value-type="string">
            <text:p>domingo</text:p>
          </table:table-cell>
          <table:table-cell table:formula="of:=PROPER([.F351])" office:value-type="string" office:string-value="Domingo" calcext:value-type="string">
            <text:p>Domingo</text:p>
          </table:table-cell>
          <table:table-cell table:formula="of:=PROPER(TEXT([.B351];&quot;DDD&quot;))" office:value-type="string" office:string-value="Dom" calcext:value-type="string">
            <text:p>Dom</text:p>
          </table:table-cell>
          <table:table-cell table:formula="of:=TEXT([.D351];&quot;MMMM&quot;)" office:value-type="string" office:string-value="dezembro" calcext:value-type="string">
            <text:p>dezembro</text:p>
          </table:table-cell>
          <table:table-cell table:formula="of:=PROPER([.I351])" office:value-type="string" office:string-value="Dezembro" calcext:value-type="string">
            <text:p>Dezembro</text:p>
          </table:table-cell>
          <table:table-cell table:formula="of:=TEXT([.E35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1]=&quot;&quot;;&quot;&quot;;IF(YEAR([.A351]+1)=YEAR([.A351]);[.A351]+1;&quot;&quot;))" office:value-type="date" office:date-value="2017-12-18" calcext:value-type="date">
            <text:p>18/12/17</text:p>
          </table:table-cell>
          <table:table-cell table:formula="of:=[.A352]" office:value-type="date" office:date-value="2017-12-18" calcext:value-type="date">
            <text:p>segunda-feira, 18 de dezembro de 2017</text:p>
          </table:table-cell>
          <table:table-cell table:formula="of:=[.B352]" office:value-type="date" office:date-value="2017-12-18" calcext:value-type="date">
            <text:p>segunda-feira</text:p>
          </table:table-cell>
          <table:table-cell table:formula="of:=[.B352]" office:value-type="date" office:date-value="2017-12-18" calcext:value-type="date">
            <text:p>dezembro</text:p>
          </table:table-cell>
          <table:table-cell table:formula="of:=[.B352]" office:value-type="date" office:date-value="2017-12-18" calcext:value-type="date">
            <text:p>2017</text:p>
          </table:table-cell>
          <table:table-cell table:formula="of:=TEXT([.C352];&quot;dddd&quot;)" office:value-type="string" office:string-value="segunda-feira" calcext:value-type="string">
            <text:p>segunda-feira</text:p>
          </table:table-cell>
          <table:table-cell table:formula="of:=PROPER([.F352])" office:value-type="string" office:string-value="Segunda-Feira" calcext:value-type="string">
            <text:p>Segunda-Feira</text:p>
          </table:table-cell>
          <table:table-cell table:formula="of:=PROPER(TEXT([.B352];&quot;DDD&quot;))" office:value-type="string" office:string-value="Seg" calcext:value-type="string">
            <text:p>Seg</text:p>
          </table:table-cell>
          <table:table-cell table:formula="of:=TEXT([.D352];&quot;MMMM&quot;)" office:value-type="string" office:string-value="dezembro" calcext:value-type="string">
            <text:p>dezembro</text:p>
          </table:table-cell>
          <table:table-cell table:formula="of:=PROPER([.I352])" office:value-type="string" office:string-value="Dezembro" calcext:value-type="string">
            <text:p>Dezembro</text:p>
          </table:table-cell>
          <table:table-cell table:formula="of:=TEXT([.E35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2]=&quot;&quot;;&quot;&quot;;IF(YEAR([.A352]+1)=YEAR([.A352]);[.A352]+1;&quot;&quot;))" office:value-type="date" office:date-value="2017-12-19" calcext:value-type="date">
            <text:p>19/12/17</text:p>
          </table:table-cell>
          <table:table-cell table:formula="of:=[.A353]" office:value-type="date" office:date-value="2017-12-19" calcext:value-type="date">
            <text:p>terça-feira, 19 de dezembro de 2017</text:p>
          </table:table-cell>
          <table:table-cell table:formula="of:=[.B353]" office:value-type="date" office:date-value="2017-12-19" calcext:value-type="date">
            <text:p>terça-feira</text:p>
          </table:table-cell>
          <table:table-cell table:formula="of:=[.B353]" office:value-type="date" office:date-value="2017-12-19" calcext:value-type="date">
            <text:p>dezembro</text:p>
          </table:table-cell>
          <table:table-cell table:formula="of:=[.B353]" office:value-type="date" office:date-value="2017-12-19" calcext:value-type="date">
            <text:p>2017</text:p>
          </table:table-cell>
          <table:table-cell table:formula="of:=TEXT([.C353];&quot;dddd&quot;)" office:value-type="string" office:string-value="terça-feira" calcext:value-type="string">
            <text:p>terça-feira</text:p>
          </table:table-cell>
          <table:table-cell table:formula="of:=PROPER([.F353])" office:value-type="string" office:string-value="Terça-Feira" calcext:value-type="string">
            <text:p>Terça-Feira</text:p>
          </table:table-cell>
          <table:table-cell table:formula="of:=PROPER(TEXT([.B353];&quot;DDD&quot;))" office:value-type="string" office:string-value="Ter" calcext:value-type="string">
            <text:p>Ter</text:p>
          </table:table-cell>
          <table:table-cell table:formula="of:=TEXT([.D353];&quot;MMMM&quot;)" office:value-type="string" office:string-value="dezembro" calcext:value-type="string">
            <text:p>dezembro</text:p>
          </table:table-cell>
          <table:table-cell table:formula="of:=PROPER([.I353])" office:value-type="string" office:string-value="Dezembro" calcext:value-type="string">
            <text:p>Dezembro</text:p>
          </table:table-cell>
          <table:table-cell table:formula="of:=TEXT([.E35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3]=&quot;&quot;;&quot;&quot;;IF(YEAR([.A353]+1)=YEAR([.A353]);[.A353]+1;&quot;&quot;))" office:value-type="date" office:date-value="2017-12-20" calcext:value-type="date">
            <text:p>20/12/17</text:p>
          </table:table-cell>
          <table:table-cell table:formula="of:=[.A354]" office:value-type="date" office:date-value="2017-12-20" calcext:value-type="date">
            <text:p>quarta-feira, 20 de dezembro de 2017</text:p>
          </table:table-cell>
          <table:table-cell table:formula="of:=[.B354]" office:value-type="date" office:date-value="2017-12-20" calcext:value-type="date">
            <text:p>quarta-feira</text:p>
          </table:table-cell>
          <table:table-cell table:formula="of:=[.B354]" office:value-type="date" office:date-value="2017-12-20" calcext:value-type="date">
            <text:p>dezembro</text:p>
          </table:table-cell>
          <table:table-cell table:formula="of:=[.B354]" office:value-type="date" office:date-value="2017-12-20" calcext:value-type="date">
            <text:p>2017</text:p>
          </table:table-cell>
          <table:table-cell table:formula="of:=TEXT([.C354];&quot;dddd&quot;)" office:value-type="string" office:string-value="quarta-feira" calcext:value-type="string">
            <text:p>quarta-feira</text:p>
          </table:table-cell>
          <table:table-cell table:formula="of:=PROPER([.F354])" office:value-type="string" office:string-value="Quarta-Feira" calcext:value-type="string">
            <text:p>Quarta-Feira</text:p>
          </table:table-cell>
          <table:table-cell table:formula="of:=PROPER(TEXT([.B354];&quot;DDD&quot;))" office:value-type="string" office:string-value="Qua" calcext:value-type="string">
            <text:p>Qua</text:p>
          </table:table-cell>
          <table:table-cell table:formula="of:=TEXT([.D354];&quot;MMMM&quot;)" office:value-type="string" office:string-value="dezembro" calcext:value-type="string">
            <text:p>dezembro</text:p>
          </table:table-cell>
          <table:table-cell table:formula="of:=PROPER([.I354])" office:value-type="string" office:string-value="Dezembro" calcext:value-type="string">
            <text:p>Dezembro</text:p>
          </table:table-cell>
          <table:table-cell table:formula="of:=TEXT([.E35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4]=&quot;&quot;;&quot;&quot;;IF(YEAR([.A354]+1)=YEAR([.A354]);[.A354]+1;&quot;&quot;))" office:value-type="date" office:date-value="2017-12-21" calcext:value-type="date">
            <text:p>21/12/17</text:p>
          </table:table-cell>
          <table:table-cell table:formula="of:=[.A355]" office:value-type="date" office:date-value="2017-12-21" calcext:value-type="date">
            <text:p>quinta-feira, 21 de dezembro de 2017</text:p>
          </table:table-cell>
          <table:table-cell table:formula="of:=[.B355]" office:value-type="date" office:date-value="2017-12-21" calcext:value-type="date">
            <text:p>quinta-feira</text:p>
          </table:table-cell>
          <table:table-cell table:formula="of:=[.B355]" office:value-type="date" office:date-value="2017-12-21" calcext:value-type="date">
            <text:p>dezembro</text:p>
          </table:table-cell>
          <table:table-cell table:formula="of:=[.B355]" office:value-type="date" office:date-value="2017-12-21" calcext:value-type="date">
            <text:p>2017</text:p>
          </table:table-cell>
          <table:table-cell table:formula="of:=TEXT([.C355];&quot;dddd&quot;)" office:value-type="string" office:string-value="quinta-feira" calcext:value-type="string">
            <text:p>quinta-feira</text:p>
          </table:table-cell>
          <table:table-cell table:formula="of:=PROPER([.F355])" office:value-type="string" office:string-value="Quinta-Feira" calcext:value-type="string">
            <text:p>Quinta-Feira</text:p>
          </table:table-cell>
          <table:table-cell table:formula="of:=PROPER(TEXT([.B355];&quot;DDD&quot;))" office:value-type="string" office:string-value="Qui" calcext:value-type="string">
            <text:p>Qui</text:p>
          </table:table-cell>
          <table:table-cell table:formula="of:=TEXT([.D355];&quot;MMMM&quot;)" office:value-type="string" office:string-value="dezembro" calcext:value-type="string">
            <text:p>dezembro</text:p>
          </table:table-cell>
          <table:table-cell table:formula="of:=PROPER([.I355])" office:value-type="string" office:string-value="Dezembro" calcext:value-type="string">
            <text:p>Dezembro</text:p>
          </table:table-cell>
          <table:table-cell table:formula="of:=TEXT([.E35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5]=&quot;&quot;;&quot;&quot;;IF(YEAR([.A355]+1)=YEAR([.A355]);[.A355]+1;&quot;&quot;))" office:value-type="date" office:date-value="2017-12-22" calcext:value-type="date">
            <text:p>22/12/17</text:p>
          </table:table-cell>
          <table:table-cell table:formula="of:=[.A356]" office:value-type="date" office:date-value="2017-12-22" calcext:value-type="date">
            <text:p>sexta-feira, 22 de dezembro de 2017</text:p>
          </table:table-cell>
          <table:table-cell table:formula="of:=[.B356]" office:value-type="date" office:date-value="2017-12-22" calcext:value-type="date">
            <text:p>sexta-feira</text:p>
          </table:table-cell>
          <table:table-cell table:formula="of:=[.B356]" office:value-type="date" office:date-value="2017-12-22" calcext:value-type="date">
            <text:p>dezembro</text:p>
          </table:table-cell>
          <table:table-cell table:formula="of:=[.B356]" office:value-type="date" office:date-value="2017-12-22" calcext:value-type="date">
            <text:p>2017</text:p>
          </table:table-cell>
          <table:table-cell table:formula="of:=TEXT([.C356];&quot;dddd&quot;)" office:value-type="string" office:string-value="sexta-feira" calcext:value-type="string">
            <text:p>sexta-feira</text:p>
          </table:table-cell>
          <table:table-cell table:formula="of:=PROPER([.F356])" office:value-type="string" office:string-value="Sexta-Feira" calcext:value-type="string">
            <text:p>Sexta-Feira</text:p>
          </table:table-cell>
          <table:table-cell table:formula="of:=PROPER(TEXT([.B356];&quot;DDD&quot;))" office:value-type="string" office:string-value="Sex" calcext:value-type="string">
            <text:p>Sex</text:p>
          </table:table-cell>
          <table:table-cell table:formula="of:=TEXT([.D356];&quot;MMMM&quot;)" office:value-type="string" office:string-value="dezembro" calcext:value-type="string">
            <text:p>dezembro</text:p>
          </table:table-cell>
          <table:table-cell table:formula="of:=PROPER([.I356])" office:value-type="string" office:string-value="Dezembro" calcext:value-type="string">
            <text:p>Dezembro</text:p>
          </table:table-cell>
          <table:table-cell table:formula="of:=TEXT([.E356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6]=&quot;&quot;;&quot;&quot;;IF(YEAR([.A356]+1)=YEAR([.A356]);[.A356]+1;&quot;&quot;))" office:value-type="date" office:date-value="2017-12-23" calcext:value-type="date">
            <text:p>23/12/17</text:p>
          </table:table-cell>
          <table:table-cell table:formula="of:=[.A357]" office:value-type="date" office:date-value="2017-12-23" calcext:value-type="date">
            <text:p>sábado, 23 de dezembro de 2017</text:p>
          </table:table-cell>
          <table:table-cell table:formula="of:=[.B357]" office:value-type="date" office:date-value="2017-12-23" calcext:value-type="date">
            <text:p>sábado</text:p>
          </table:table-cell>
          <table:table-cell table:formula="of:=[.B357]" office:value-type="date" office:date-value="2017-12-23" calcext:value-type="date">
            <text:p>dezembro</text:p>
          </table:table-cell>
          <table:table-cell table:formula="of:=[.B357]" office:value-type="date" office:date-value="2017-12-23" calcext:value-type="date">
            <text:p>2017</text:p>
          </table:table-cell>
          <table:table-cell table:formula="of:=TEXT([.C357];&quot;dddd&quot;)" office:value-type="string" office:string-value="sábado" calcext:value-type="string">
            <text:p>sábado</text:p>
          </table:table-cell>
          <table:table-cell table:formula="of:=PROPER([.F357])" office:value-type="string" office:string-value="Sábado" calcext:value-type="string">
            <text:p>Sábado</text:p>
          </table:table-cell>
          <table:table-cell table:formula="of:=PROPER(TEXT([.B357];&quot;DDD&quot;))" office:value-type="string" office:string-value="Sáb" calcext:value-type="string">
            <text:p>Sáb</text:p>
          </table:table-cell>
          <table:table-cell table:formula="of:=TEXT([.D357];&quot;MMMM&quot;)" office:value-type="string" office:string-value="dezembro" calcext:value-type="string">
            <text:p>dezembro</text:p>
          </table:table-cell>
          <table:table-cell table:formula="of:=PROPER([.I357])" office:value-type="string" office:string-value="Dezembro" calcext:value-type="string">
            <text:p>Dezembro</text:p>
          </table:table-cell>
          <table:table-cell table:formula="of:=TEXT([.E357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7]=&quot;&quot;;&quot;&quot;;IF(YEAR([.A357]+1)=YEAR([.A357]);[.A357]+1;&quot;&quot;))" office:value-type="date" office:date-value="2017-12-24" calcext:value-type="date">
            <text:p>24/12/17</text:p>
          </table:table-cell>
          <table:table-cell table:formula="of:=[.A358]" office:value-type="date" office:date-value="2017-12-24" calcext:value-type="date">
            <text:p>domingo, 24 de dezembro de 2017</text:p>
          </table:table-cell>
          <table:table-cell table:formula="of:=[.B358]" office:value-type="date" office:date-value="2017-12-24" calcext:value-type="date">
            <text:p>domingo</text:p>
          </table:table-cell>
          <table:table-cell table:formula="of:=[.B358]" office:value-type="date" office:date-value="2017-12-24" calcext:value-type="date">
            <text:p>dezembro</text:p>
          </table:table-cell>
          <table:table-cell table:formula="of:=[.B358]" office:value-type="date" office:date-value="2017-12-24" calcext:value-type="date">
            <text:p>2017</text:p>
          </table:table-cell>
          <table:table-cell table:formula="of:=TEXT([.C358];&quot;dddd&quot;)" office:value-type="string" office:string-value="domingo" calcext:value-type="string">
            <text:p>domingo</text:p>
          </table:table-cell>
          <table:table-cell table:formula="of:=PROPER([.F358])" office:value-type="string" office:string-value="Domingo" calcext:value-type="string">
            <text:p>Domingo</text:p>
          </table:table-cell>
          <table:table-cell table:formula="of:=PROPER(TEXT([.B358];&quot;DDD&quot;))" office:value-type="string" office:string-value="Dom" calcext:value-type="string">
            <text:p>Dom</text:p>
          </table:table-cell>
          <table:table-cell table:formula="of:=TEXT([.D358];&quot;MMMM&quot;)" office:value-type="string" office:string-value="dezembro" calcext:value-type="string">
            <text:p>dezembro</text:p>
          </table:table-cell>
          <table:table-cell table:formula="of:=PROPER([.I358])" office:value-type="string" office:string-value="Dezembro" calcext:value-type="string">
            <text:p>Dezembro</text:p>
          </table:table-cell>
          <table:table-cell table:formula="of:=TEXT([.E358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8]=&quot;&quot;;&quot;&quot;;IF(YEAR([.A358]+1)=YEAR([.A358]);[.A358]+1;&quot;&quot;))" office:value-type="date" office:date-value="2017-12-25" calcext:value-type="date">
            <text:p>25/12/17</text:p>
          </table:table-cell>
          <table:table-cell table:formula="of:=[.A359]" office:value-type="date" office:date-value="2017-12-25" calcext:value-type="date">
            <text:p>segunda-feira, 25 de dezembro de 2017</text:p>
          </table:table-cell>
          <table:table-cell table:formula="of:=[.B359]" office:value-type="date" office:date-value="2017-12-25" calcext:value-type="date">
            <text:p>segunda-feira</text:p>
          </table:table-cell>
          <table:table-cell table:formula="of:=[.B359]" office:value-type="date" office:date-value="2017-12-25" calcext:value-type="date">
            <text:p>dezembro</text:p>
          </table:table-cell>
          <table:table-cell table:formula="of:=[.B359]" office:value-type="date" office:date-value="2017-12-25" calcext:value-type="date">
            <text:p>2017</text:p>
          </table:table-cell>
          <table:table-cell table:formula="of:=TEXT([.C359];&quot;dddd&quot;)" office:value-type="string" office:string-value="segunda-feira" calcext:value-type="string">
            <text:p>segunda-feira</text:p>
          </table:table-cell>
          <table:table-cell table:formula="of:=PROPER([.F359])" office:value-type="string" office:string-value="Segunda-Feira" calcext:value-type="string">
            <text:p>Segunda-Feira</text:p>
          </table:table-cell>
          <table:table-cell table:formula="of:=PROPER(TEXT([.B359];&quot;DDD&quot;))" office:value-type="string" office:string-value="Seg" calcext:value-type="string">
            <text:p>Seg</text:p>
          </table:table-cell>
          <table:table-cell table:formula="of:=TEXT([.D359];&quot;MMMM&quot;)" office:value-type="string" office:string-value="dezembro" calcext:value-type="string">
            <text:p>dezembro</text:p>
          </table:table-cell>
          <table:table-cell table:formula="of:=PROPER([.I359])" office:value-type="string" office:string-value="Dezembro" calcext:value-type="string">
            <text:p>Dezembro</text:p>
          </table:table-cell>
          <table:table-cell table:formula="of:=TEXT([.E359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59]=&quot;&quot;;&quot;&quot;;IF(YEAR([.A359]+1)=YEAR([.A359]);[.A359]+1;&quot;&quot;))" office:value-type="date" office:date-value="2017-12-26" calcext:value-type="date">
            <text:p>26/12/17</text:p>
          </table:table-cell>
          <table:table-cell table:formula="of:=[.A360]" office:value-type="date" office:date-value="2017-12-26" calcext:value-type="date">
            <text:p>terça-feira, 26 de dezembro de 2017</text:p>
          </table:table-cell>
          <table:table-cell table:formula="of:=[.B360]" office:value-type="date" office:date-value="2017-12-26" calcext:value-type="date">
            <text:p>terça-feira</text:p>
          </table:table-cell>
          <table:table-cell table:formula="of:=[.B360]" office:value-type="date" office:date-value="2017-12-26" calcext:value-type="date">
            <text:p>dezembro</text:p>
          </table:table-cell>
          <table:table-cell table:formula="of:=[.B360]" office:value-type="date" office:date-value="2017-12-26" calcext:value-type="date">
            <text:p>2017</text:p>
          </table:table-cell>
          <table:table-cell table:formula="of:=TEXT([.C360];&quot;dddd&quot;)" office:value-type="string" office:string-value="terça-feira" calcext:value-type="string">
            <text:p>terça-feira</text:p>
          </table:table-cell>
          <table:table-cell table:formula="of:=PROPER([.F360])" office:value-type="string" office:string-value="Terça-Feira" calcext:value-type="string">
            <text:p>Terça-Feira</text:p>
          </table:table-cell>
          <table:table-cell table:formula="of:=PROPER(TEXT([.B360];&quot;DDD&quot;))" office:value-type="string" office:string-value="Ter" calcext:value-type="string">
            <text:p>Ter</text:p>
          </table:table-cell>
          <table:table-cell table:formula="of:=TEXT([.D360];&quot;MMMM&quot;)" office:value-type="string" office:string-value="dezembro" calcext:value-type="string">
            <text:p>dezembro</text:p>
          </table:table-cell>
          <table:table-cell table:formula="of:=PROPER([.I360])" office:value-type="string" office:string-value="Dezembro" calcext:value-type="string">
            <text:p>Dezembro</text:p>
          </table:table-cell>
          <table:table-cell table:formula="of:=TEXT([.E360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60]=&quot;&quot;;&quot;&quot;;IF(YEAR([.A360]+1)=YEAR([.A360]);[.A360]+1;&quot;&quot;))" office:value-type="date" office:date-value="2017-12-27" calcext:value-type="date">
            <text:p>27/12/17</text:p>
          </table:table-cell>
          <table:table-cell table:formula="of:=[.A361]" office:value-type="date" office:date-value="2017-12-27" calcext:value-type="date">
            <text:p>quarta-feira, 27 de dezembro de 2017</text:p>
          </table:table-cell>
          <table:table-cell table:formula="of:=[.B361]" office:value-type="date" office:date-value="2017-12-27" calcext:value-type="date">
            <text:p>quarta-feira</text:p>
          </table:table-cell>
          <table:table-cell table:formula="of:=[.B361]" office:value-type="date" office:date-value="2017-12-27" calcext:value-type="date">
            <text:p>dezembro</text:p>
          </table:table-cell>
          <table:table-cell table:formula="of:=[.B361]" office:value-type="date" office:date-value="2017-12-27" calcext:value-type="date">
            <text:p>2017</text:p>
          </table:table-cell>
          <table:table-cell table:formula="of:=TEXT([.C361];&quot;dddd&quot;)" office:value-type="string" office:string-value="quarta-feira" calcext:value-type="string">
            <text:p>quarta-feira</text:p>
          </table:table-cell>
          <table:table-cell table:formula="of:=PROPER([.F361])" office:value-type="string" office:string-value="Quarta-Feira" calcext:value-type="string">
            <text:p>Quarta-Feira</text:p>
          </table:table-cell>
          <table:table-cell table:formula="of:=PROPER(TEXT([.B361];&quot;DDD&quot;))" office:value-type="string" office:string-value="Qua" calcext:value-type="string">
            <text:p>Qua</text:p>
          </table:table-cell>
          <table:table-cell table:formula="of:=TEXT([.D361];&quot;MMMM&quot;)" office:value-type="string" office:string-value="dezembro" calcext:value-type="string">
            <text:p>dezembro</text:p>
          </table:table-cell>
          <table:table-cell table:formula="of:=PROPER([.I361])" office:value-type="string" office:string-value="Dezembro" calcext:value-type="string">
            <text:p>Dezembro</text:p>
          </table:table-cell>
          <table:table-cell table:formula="of:=TEXT([.E361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61]=&quot;&quot;;&quot;&quot;;IF(YEAR([.A361]+1)=YEAR([.A361]);[.A361]+1;&quot;&quot;))" office:value-type="date" office:date-value="2017-12-28" calcext:value-type="date">
            <text:p>28/12/17</text:p>
          </table:table-cell>
          <table:table-cell table:formula="of:=[.A362]" office:value-type="date" office:date-value="2017-12-28" calcext:value-type="date">
            <text:p>quinta-feira, 28 de dezembro de 2017</text:p>
          </table:table-cell>
          <table:table-cell table:formula="of:=[.B362]" office:value-type="date" office:date-value="2017-12-28" calcext:value-type="date">
            <text:p>quinta-feira</text:p>
          </table:table-cell>
          <table:table-cell table:formula="of:=[.B362]" office:value-type="date" office:date-value="2017-12-28" calcext:value-type="date">
            <text:p>dezembro</text:p>
          </table:table-cell>
          <table:table-cell table:formula="of:=[.B362]" office:value-type="date" office:date-value="2017-12-28" calcext:value-type="date">
            <text:p>2017</text:p>
          </table:table-cell>
          <table:table-cell table:formula="of:=TEXT([.C362];&quot;dddd&quot;)" office:value-type="string" office:string-value="quinta-feira" calcext:value-type="string">
            <text:p>quinta-feira</text:p>
          </table:table-cell>
          <table:table-cell table:formula="of:=PROPER([.F362])" office:value-type="string" office:string-value="Quinta-Feira" calcext:value-type="string">
            <text:p>Quinta-Feira</text:p>
          </table:table-cell>
          <table:table-cell table:formula="of:=PROPER(TEXT([.B362];&quot;DDD&quot;))" office:value-type="string" office:string-value="Qui" calcext:value-type="string">
            <text:p>Qui</text:p>
          </table:table-cell>
          <table:table-cell table:formula="of:=TEXT([.D362];&quot;MMMM&quot;)" office:value-type="string" office:string-value="dezembro" calcext:value-type="string">
            <text:p>dezembro</text:p>
          </table:table-cell>
          <table:table-cell table:formula="of:=PROPER([.I362])" office:value-type="string" office:string-value="Dezembro" calcext:value-type="string">
            <text:p>Dezembro</text:p>
          </table:table-cell>
          <table:table-cell table:formula="of:=TEXT([.E362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62]=&quot;&quot;;&quot;&quot;;IF(YEAR([.A362]+1)=YEAR([.A362]);[.A362]+1;&quot;&quot;))" office:value-type="date" office:date-value="2017-12-29" calcext:value-type="date">
            <text:p>29/12/17</text:p>
          </table:table-cell>
          <table:table-cell table:formula="of:=[.A363]" office:value-type="date" office:date-value="2017-12-29" calcext:value-type="date">
            <text:p>sexta-feira, 29 de dezembro de 2017</text:p>
          </table:table-cell>
          <table:table-cell table:formula="of:=[.B363]" office:value-type="date" office:date-value="2017-12-29" calcext:value-type="date">
            <text:p>sexta-feira</text:p>
          </table:table-cell>
          <table:table-cell table:formula="of:=[.B363]" office:value-type="date" office:date-value="2017-12-29" calcext:value-type="date">
            <text:p>dezembro</text:p>
          </table:table-cell>
          <table:table-cell table:formula="of:=[.B363]" office:value-type="date" office:date-value="2017-12-29" calcext:value-type="date">
            <text:p>2017</text:p>
          </table:table-cell>
          <table:table-cell table:formula="of:=TEXT([.C363];&quot;dddd&quot;)" office:value-type="string" office:string-value="sexta-feira" calcext:value-type="string">
            <text:p>sexta-feira</text:p>
          </table:table-cell>
          <table:table-cell table:formula="of:=PROPER([.F363])" office:value-type="string" office:string-value="Sexta-Feira" calcext:value-type="string">
            <text:p>Sexta-Feira</text:p>
          </table:table-cell>
          <table:table-cell table:formula="of:=PROPER(TEXT([.B363];&quot;DDD&quot;))" office:value-type="string" office:string-value="Sex" calcext:value-type="string">
            <text:p>Sex</text:p>
          </table:table-cell>
          <table:table-cell table:formula="of:=TEXT([.D363];&quot;MMMM&quot;)" office:value-type="string" office:string-value="dezembro" calcext:value-type="string">
            <text:p>dezembro</text:p>
          </table:table-cell>
          <table:table-cell table:formula="of:=PROPER([.I363])" office:value-type="string" office:string-value="Dezembro" calcext:value-type="string">
            <text:p>Dezembro</text:p>
          </table:table-cell>
          <table:table-cell table:formula="of:=TEXT([.E363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63]=&quot;&quot;;&quot;&quot;;IF(YEAR([.A363]+1)=YEAR([.A363]);[.A363]+1;&quot;&quot;))" office:value-type="date" office:date-value="2017-12-30" calcext:value-type="date">
            <text:p>30/12/17</text:p>
          </table:table-cell>
          <table:table-cell table:formula="of:=[.A364]" office:value-type="date" office:date-value="2017-12-30" calcext:value-type="date">
            <text:p>sábado, 30 de dezembro de 2017</text:p>
          </table:table-cell>
          <table:table-cell table:formula="of:=[.B364]" office:value-type="date" office:date-value="2017-12-30" calcext:value-type="date">
            <text:p>sábado</text:p>
          </table:table-cell>
          <table:table-cell table:formula="of:=[.B364]" office:value-type="date" office:date-value="2017-12-30" calcext:value-type="date">
            <text:p>dezembro</text:p>
          </table:table-cell>
          <table:table-cell table:formula="of:=[.B364]" office:value-type="date" office:date-value="2017-12-30" calcext:value-type="date">
            <text:p>2017</text:p>
          </table:table-cell>
          <table:table-cell table:formula="of:=TEXT([.C364];&quot;dddd&quot;)" office:value-type="string" office:string-value="sábado" calcext:value-type="string">
            <text:p>sábado</text:p>
          </table:table-cell>
          <table:table-cell table:formula="of:=PROPER([.F364])" office:value-type="string" office:string-value="Sábado" calcext:value-type="string">
            <text:p>Sábado</text:p>
          </table:table-cell>
          <table:table-cell table:formula="of:=PROPER(TEXT([.B364];&quot;DDD&quot;))" office:value-type="string" office:string-value="Sáb" calcext:value-type="string">
            <text:p>Sáb</text:p>
          </table:table-cell>
          <table:table-cell table:formula="of:=TEXT([.D364];&quot;MMMM&quot;)" office:value-type="string" office:string-value="dezembro" calcext:value-type="string">
            <text:p>dezembro</text:p>
          </table:table-cell>
          <table:table-cell table:formula="of:=PROPER([.I364])" office:value-type="string" office:string-value="Dezembro" calcext:value-type="string">
            <text:p>Dezembro</text:p>
          </table:table-cell>
          <table:table-cell table:formula="of:=TEXT([.E364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64]=&quot;&quot;;&quot;&quot;;IF(YEAR([.A364]+1)=YEAR([.A364]);[.A364]+1;&quot;&quot;))" office:value-type="date" office:date-value="2017-12-31" calcext:value-type="date">
            <text:p>31/12/17</text:p>
          </table:table-cell>
          <table:table-cell table:formula="of:=[.A365]" office:value-type="date" office:date-value="2017-12-31" calcext:value-type="date">
            <text:p>domingo, 31 de dezembro de 2017</text:p>
          </table:table-cell>
          <table:table-cell table:formula="of:=[.B365]" office:value-type="date" office:date-value="2017-12-31" calcext:value-type="date">
            <text:p>domingo</text:p>
          </table:table-cell>
          <table:table-cell table:formula="of:=[.B365]" office:value-type="date" office:date-value="2017-12-31" calcext:value-type="date">
            <text:p>dezembro</text:p>
          </table:table-cell>
          <table:table-cell table:formula="of:=[.B365]" office:value-type="date" office:date-value="2017-12-31" calcext:value-type="date">
            <text:p>2017</text:p>
          </table:table-cell>
          <table:table-cell table:formula="of:=TEXT([.C365];&quot;dddd&quot;)" office:value-type="string" office:string-value="domingo" calcext:value-type="string">
            <text:p>domingo</text:p>
          </table:table-cell>
          <table:table-cell table:formula="of:=PROPER([.F365])" office:value-type="string" office:string-value="Domingo" calcext:value-type="string">
            <text:p>Domingo</text:p>
          </table:table-cell>
          <table:table-cell table:formula="of:=PROPER(TEXT([.B365];&quot;DDD&quot;))" office:value-type="string" office:string-value="Dom" calcext:value-type="string">
            <text:p>Dom</text:p>
          </table:table-cell>
          <table:table-cell table:formula="of:=TEXT([.D365];&quot;MMMM&quot;)" office:value-type="string" office:string-value="dezembro" calcext:value-type="string">
            <text:p>dezembro</text:p>
          </table:table-cell>
          <table:table-cell table:formula="of:=PROPER([.I365])" office:value-type="string" office:string-value="Dezembro" calcext:value-type="string">
            <text:p>Dezembro</text:p>
          </table:table-cell>
          <table:table-cell table:formula="of:=TEXT([.E365];&quot;AAAA&quot;)" office:value-type="string" office:string-value="2017" calcext:value-type="string">
            <text:p>2017</text:p>
          </table:table-cell>
          <table:table-cell table:number-columns-repeated="12"/>
        </table:table-row>
        <table:table-row table:style-name="ro6">
          <table:table-cell table:formula="of:=IF([.A365]=&quot;&quot;;&quot;&quot;;IF(YEAR([.A365]+1)=YEAR([.A365]);[.A365]+1;&quot;&quot;))">
            <text:p/>
          </table:table-cell>
          <table:table-cell table:formula="of:=[.A366]">
            <text:p/>
          </table:table-cell>
          <table:table-cell table:formula="of:=[.B366]">
            <text:p/>
          </table:table-cell>
          <table:table-cell table:formula="of:=[.B366]">
            <text:p/>
          </table:table-cell>
          <table:table-cell table:formula="of:=[.B366]">
            <text:p/>
          </table:table-cell>
          <table:table-cell table:formula="of:=TEXT([.C366];&quot;dddd&quot;)">
            <text:p/>
          </table:table-cell>
          <table:table-cell table:formula="of:=PROPER([.F366])">
            <text:p/>
          </table:table-cell>
          <table:table-cell table:formula="of:=PROPER(TEXT([.B366];&quot;DDD&quot;))">
            <text:p/>
          </table:table-cell>
          <table:table-cell table:formula="of:=TEXT([.D366];&quot;MMMM&quot;)">
            <text:p/>
          </table:table-cell>
          <table:table-cell table:formula="of:=PROPER([.I366])">
            <text:p/>
          </table:table-cell>
          <table:table-cell table:formula="of:=TEXT([.E366];&quot;AAAA&quot;)">
            <text:p/>
          </table:table-cell>
          <table:table-cell table:number-columns-repeated="12"/>
        </table:table-row>
        <table:table-row table:style-name="ro6">
          <table:table-cell table:formula="of:=IF([.A366]=&quot;&quot;;&quot;&quot;;IF(YEAR([.A366]+1)=YEAR([.A366]);[.A366]+1;&quot;&quot;))">
            <text:p/>
          </table:table-cell>
          <table:table-cell table:formula="of:=[.A367]">
            <text:p/>
          </table:table-cell>
          <table:table-cell table:formula="of:=[.B367]">
            <text:p/>
          </table:table-cell>
          <table:table-cell table:formula="of:=[.B367]">
            <text:p/>
          </table:table-cell>
          <table:table-cell table:formula="of:=[.B367]">
            <text:p/>
          </table:table-cell>
          <table:table-cell table:formula="of:=TEXT([.C367];&quot;dddd&quot;)">
            <text:p/>
          </table:table-cell>
          <table:table-cell table:formula="of:=PROPER([.F367])">
            <text:p/>
          </table:table-cell>
          <table:table-cell table:formula="of:=PROPER(TEXT([.B367];&quot;DDD&quot;))">
            <text:p/>
          </table:table-cell>
          <table:table-cell table:formula="of:=TEXT([.D367];&quot;MMMM&quot;)">
            <text:p/>
          </table:table-cell>
          <table:table-cell table:formula="of:=PROPER([.I367])">
            <text:p/>
          </table:table-cell>
          <table:table-cell table:formula="of:=TEXT([.E367];&quot;AAAA&quot;)">
            <text:p/>
          </table:table-cell>
          <table:table-cell table:number-columns-repeated="12"/>
        </table:table-row>
        <table:table-row table:style-name="ro6">
          <table:table-cell table:formula="of:=IF([.A367]=&quot;&quot;;&quot;&quot;;IF(YEAR([.A367]+1)=YEAR([.A367]);[.A367]+1;&quot;&quot;))">
            <text:p/>
          </table:table-cell>
          <table:table-cell table:formula="of:=[.A368]">
            <text:p/>
          </table:table-cell>
          <table:table-cell table:formula="of:=[.B368]">
            <text:p/>
          </table:table-cell>
          <table:table-cell table:formula="of:=[.B368]">
            <text:p/>
          </table:table-cell>
          <table:table-cell table:formula="of:=[.B368]">
            <text:p/>
          </table:table-cell>
          <table:table-cell table:formula="of:=TEXT([.C368];&quot;dddd&quot;)">
            <text:p/>
          </table:table-cell>
          <table:table-cell table:formula="of:=PROPER([.F368])">
            <text:p/>
          </table:table-cell>
          <table:table-cell table:formula="of:=PROPER(TEXT([.B368];&quot;DDD&quot;))">
            <text:p/>
          </table:table-cell>
          <table:table-cell table:formula="of:=TEXT([.D368];&quot;MMMM&quot;)">
            <text:p/>
          </table:table-cell>
          <table:table-cell table:formula="of:=PROPER([.I368])">
            <text:p/>
          </table:table-cell>
          <table:table-cell table:formula="of:=TEXT([.E368];&quot;AAAA&quot;)">
            <text:p/>
          </table:table-cell>
          <table:table-cell table:number-columns-repeated="12"/>
        </table:table-row>
        <table:table-row table:style-name="ro6">
          <table:table-cell table:formula="of:=IF([.A368]=&quot;&quot;;&quot;&quot;;IF(YEAR([.A368]+1)=YEAR([.A368]);[.A368]+1;&quot;&quot;))">
            <text:p/>
          </table:table-cell>
          <table:table-cell table:formula="of:=[.A369]">
            <text:p/>
          </table:table-cell>
          <table:table-cell table:formula="of:=[.B369]">
            <text:p/>
          </table:table-cell>
          <table:table-cell table:formula="of:=[.B369]">
            <text:p/>
          </table:table-cell>
          <table:table-cell table:formula="of:=[.B369]">
            <text:p/>
          </table:table-cell>
          <table:table-cell table:formula="of:=TEXT([.C369];&quot;dddd&quot;)">
            <text:p/>
          </table:table-cell>
          <table:table-cell table:formula="of:=PROPER([.F369])">
            <text:p/>
          </table:table-cell>
          <table:table-cell table:formula="of:=PROPER(TEXT([.B369];&quot;DDD&quot;))">
            <text:p/>
          </table:table-cell>
          <table:table-cell table:formula="of:=TEXT([.D369];&quot;MMMM&quot;)">
            <text:p/>
          </table:table-cell>
          <table:table-cell table:formula="of:=PROPER([.I369])">
            <text:p/>
          </table:table-cell>
          <table:table-cell table:formula="of:=TEXT([.E369];&quot;AAAA&quot;)">
            <text:p/>
          </table:table-cell>
          <table:table-cell table:number-columns-repeated="12"/>
        </table:table-row>
        <table:table-row table:style-name="ro6">
          <table:table-cell table:formula="of:=IF([.A369]=&quot;&quot;;&quot;&quot;;IF(YEAR([.A369]+1)=YEAR([.A369]);[.A369]+1;&quot;&quot;))">
            <text:p/>
          </table:table-cell>
          <table:table-cell table:formula="of:=[.A370]">
            <text:p/>
          </table:table-cell>
          <table:table-cell table:formula="of:=[.B370]">
            <text:p/>
          </table:table-cell>
          <table:table-cell table:formula="of:=[.B370]">
            <text:p/>
          </table:table-cell>
          <table:table-cell table:formula="of:=[.B370]">
            <text:p/>
          </table:table-cell>
          <table:table-cell table:formula="of:=TEXT([.C370];&quot;dddd&quot;)">
            <text:p/>
          </table:table-cell>
          <table:table-cell table:formula="of:=PROPER([.F370])">
            <text:p/>
          </table:table-cell>
          <table:table-cell table:formula="of:=PROPER(TEXT([.B370];&quot;DDD&quot;))">
            <text:p/>
          </table:table-cell>
          <table:table-cell table:formula="of:=TEXT([.D370];&quot;MMMM&quot;)">
            <text:p/>
          </table:table-cell>
          <table:table-cell table:formula="of:=PROPER([.I370])">
            <text:p/>
          </table:table-cell>
          <table:table-cell table:formula="of:=TEXT([.E370];&quot;AAAA&quot;)">
            <text:p/>
          </table:table-cell>
          <table:table-cell table:number-columns-repeated="12"/>
        </table:table-row>
      </table:table>
      <table:table table:name="Feriados" table:style-name="ta1" table:protected="true">
        <loext:table-protection loext:select-protected-cells="true" loext:select-unprotected-cells="true"/>
        <table:table-column table:style-name="co3" table:default-cell-style-name="ce93"/>
        <table:table-column table:style-name="co12" table:default-cell-style-name="ce94"/>
        <table:table-column table:style-name="co13" table:default-cell-style-name="ce95"/>
        <table:table-row table:style-name="ro6">
          <table:table-cell office:value-type="date" office:date-value="2017-01-01" calcext:value-type="date">
            <text:p>01/01/17</text:p>
          </table:table-cell>
          <table:table-cell table:formula="of:=[.A1]" office:value-type="date" office:date-value="2017-01-01" calcext:value-type="date">
            <text:p>domingo, 1 de janeiro de 2017</text:p>
          </table:table-cell>
          <table:table-cell office:value-type="string" calcext:value-type="string">
            <text:p>Ano novo</text:p>
          </table:table-cell>
        </table:table-row>
        <table:table-row table:style-name="ro6">
          <table:table-cell office:value-type="date" office:date-value="2017-02-28" calcext:value-type="date">
            <text:p>28/02/17</text:p>
          </table:table-cell>
          <table:table-cell table:formula="of:=[.A2]" office:value-type="date" office:date-value="2017-02-28" calcext:value-type="date">
            <text:p>terça-feira, 28 de fevereiro de 2017</text:p>
          </table:table-cell>
          <table:table-cell office:value-type="string" calcext:value-type="string">
            <text:p>Carnaval</text:p>
          </table:table-cell>
        </table:table-row>
        <table:table-row table:style-name="ro6">
          <table:table-cell office:value-type="date" office:date-value="2017-04-14" calcext:value-type="date">
            <text:p>14/04/17</text:p>
          </table:table-cell>
          <table:table-cell table:formula="of:=[.A3]" office:value-type="date" office:date-value="2017-04-14" calcext:value-type="date">
            <text:p>sexta-feira, 14 de abril de 2017</text:p>
          </table:table-cell>
          <table:table-cell office:value-type="string" calcext:value-type="string">
            <text:p>Sexta feira da Paixão</text:p>
          </table:table-cell>
        </table:table-row>
        <table:table-row table:style-name="ro6">
          <table:table-cell office:value-type="date" office:date-value="2017-04-21" calcext:value-type="date">
            <text:p>21/04/17</text:p>
          </table:table-cell>
          <table:table-cell table:formula="of:=[.A4]" office:value-type="date" office:date-value="2017-04-21" calcext:value-type="date">
            <text:p>sexta-feira, 21 de abril de 2017</text:p>
          </table:table-cell>
          <table:table-cell office:value-type="string" calcext:value-type="string">
            <text:p>Tiradentes</text:p>
          </table:table-cell>
        </table:table-row>
        <table:table-row table:style-name="ro6">
          <table:table-cell office:value-type="date" office:date-value="2017-04-22" calcext:value-type="date">
            <text:p>22/04/17</text:p>
          </table:table-cell>
          <table:table-cell table:formula="of:=[.A5]" office:value-type="date" office:date-value="2017-04-22" calcext:value-type="date">
            <text:p>sábado, 22 de abril de 2017</text:p>
          </table:table-cell>
          <table:table-cell office:value-type="string" calcext:value-type="string">
            <text:p>Descobrimento do Brasil</text:p>
          </table:table-cell>
        </table:table-row>
        <table:table-row table:style-name="ro6">
          <table:table-cell office:value-type="date" office:date-value="2017-05-01" calcext:value-type="date">
            <text:p>01/05/17</text:p>
          </table:table-cell>
          <table:table-cell table:formula="of:=[.A6]" office:value-type="date" office:date-value="2017-05-01" calcext:value-type="date">
            <text:p>segunda-feira, 1 de maio de 2017</text:p>
          </table:table-cell>
          <table:table-cell office:value-type="string" calcext:value-type="string">
            <text:p>Dia do trabalho</text:p>
          </table:table-cell>
        </table:table-row>
        <table:table-row table:style-name="ro6">
          <table:table-cell office:value-type="date" office:date-value="2017-06-15" calcext:value-type="date">
            <text:p>15/06/17</text:p>
          </table:table-cell>
          <table:table-cell table:formula="of:=[.A7]" office:value-type="date" office:date-value="2017-06-15" calcext:value-type="date">
            <text:p>quinta-feira, 15 de junho de 2017</text:p>
          </table:table-cell>
          <table:table-cell office:value-type="string" calcext:value-type="string">
            <text:p>Corpus Christi</text:p>
          </table:table-cell>
        </table:table-row>
        <table:table-row table:style-name="ro6">
          <table:table-cell office:value-type="date" office:date-value="2017-08-15" calcext:value-type="date">
            <text:p>15/08/17</text:p>
          </table:table-cell>
          <table:table-cell table:formula="of:=[.A8]" office:value-type="date" office:date-value="2017-08-15" calcext:value-type="date">
            <text:p>terça-feira, 15 de agosto de 2017</text:p>
          </table:table-cell>
          <table:table-cell office:value-type="string" calcext:value-type="string">
            <text:p>Nossa Senhora da Assunção</text:p>
          </table:table-cell>
        </table:table-row>
        <table:table-row table:style-name="ro6">
          <table:table-cell office:value-type="date" office:date-value="2017-09-07" calcext:value-type="date">
            <text:p>07/09/17</text:p>
          </table:table-cell>
          <table:table-cell table:formula="of:=[.A9]" office:value-type="date" office:date-value="2017-09-07" calcext:value-type="date">
            <text:p>quinta-feira, 7 de setembro de 2017</text:p>
          </table:table-cell>
          <table:table-cell office:value-type="string" calcext:value-type="string">
            <text:p>Independência do Brasil</text:p>
          </table:table-cell>
        </table:table-row>
        <table:table-row table:style-name="ro6">
          <table:table-cell office:value-type="date" office:date-value="2017-10-12" calcext:value-type="date">
            <text:p>12/10/17</text:p>
          </table:table-cell>
          <table:table-cell table:formula="of:=[.A10]" office:value-type="date" office:date-value="2017-10-12" calcext:value-type="date">
            <text:p>quinta-feira, 12 de outubro de 2017</text:p>
          </table:table-cell>
          <table:table-cell office:value-type="string" calcext:value-type="string">
            <text:p>Nossa Senhora Aparecida</text:p>
          </table:table-cell>
        </table:table-row>
        <table:table-row table:style-name="ro6">
          <table:table-cell office:value-type="date" office:date-value="2017-11-02" calcext:value-type="date">
            <text:p>02/11/17</text:p>
          </table:table-cell>
          <table:table-cell table:formula="of:=[.A11]" office:value-type="date" office:date-value="2017-11-02" calcext:value-type="date">
            <text:p>quinta-feira, 2 de novembro de 2017</text:p>
          </table:table-cell>
          <table:table-cell office:value-type="string" calcext:value-type="string">
            <text:p>Finados</text:p>
          </table:table-cell>
        </table:table-row>
        <table:table-row table:style-name="ro6">
          <table:table-cell office:value-type="date" office:date-value="2017-11-15" calcext:value-type="date">
            <text:p>15/11/17</text:p>
          </table:table-cell>
          <table:table-cell table:formula="of:=[.A12]" office:value-type="date" office:date-value="2017-11-15" calcext:value-type="date">
            <text:p>quarta-feira, 15 de novembro de 2017</text:p>
          </table:table-cell>
          <table:table-cell office:value-type="string" calcext:value-type="string">
            <text:p>Proclamação da República</text:p>
          </table:table-cell>
        </table:table-row>
        <table:table-row table:style-name="ro6">
          <table:table-cell office:value-type="date" office:date-value="2017-12-08" calcext:value-type="date">
            <text:p>08/12/17</text:p>
          </table:table-cell>
          <table:table-cell table:formula="of:=[.A13]" office:value-type="date" office:date-value="2017-12-08" calcext:value-type="date">
            <text:p>sexta-feira, 8 de dezembro de 2017</text:p>
          </table:table-cell>
          <table:table-cell office:value-type="string" calcext:value-type="string">
            <text:p>Nossa Senhora da Conceição</text:p>
          </table:table-cell>
        </table:table-row>
        <table:table-row table:style-name="ro6">
          <table:table-cell office:value-type="date" office:date-value="2017-12-25" calcext:value-type="date">
            <text:p>25/12/17</text:p>
          </table:table-cell>
          <table:table-cell table:formula="of:=[.A14]" office:value-type="date" office:date-value="2017-12-25" calcext:value-type="date">
            <text:p>segunda-feira, 25 de dezembro de 2017</text:p>
          </table:table-cell>
          <table:table-cell office:value-type="string" calcext:value-type="string">
            <text:p>Natal</text:p>
          </table:table-cell>
        </table:table-row>
      </table:table>
      <table:named-expressions>
        <table:named-range table:name="Feriados2017" table:base-cell-address="$Feriados.$A$1" table:cell-range-address="$Feriados.$A$1:.$A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</number:date-style>
    <number:date-style style:name="N109">
      <number:day-of-week number:style="long"/>
      <number:text>, </number:text>
    </number:date-style>
    <number:date-style style:name="N110">
      <number:day-of-week number:style="long"/>
    </number:date-style>
    <number:date-style style:name="N111">
      <number:year number:style="long"/>
    </number:date-style>
    <number:date-style style:name="N112">
      <number:day-of-week/>
    </number:date-style>
    <number:date-style style:name="N113">
      <number:month number:style="long" number:textual="true"/>
      <number:text>/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inzaVazio" style:family="table-cell" style:parent-style-name="Default">
      <style:table-cell-properties fo:background-color="#eeeeee" loext:vertical-justify="auto"/>
      <style:paragraph-properties css3t:text-justify="auto"/>
    </style:style>
    <style:style style:name="VerdeFinaldeSemana" style:family="table-cell" style:parent-style-name="Default">
      <style:table-cell-properties fo:background-color="#66ff00"/>
    </style:style>
    <style:style style:name="AzulFeriado" style:family="table-cell" style:parent-style-name="Default">
      <style:table-cell-properties fo:background-color="#66ccff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file-name text:display="full">???</text:file-name></text:p>
        </style:region-right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7:34:32.3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1:20:16.987000000</meta:creation-date>
    <dc:date>2016-11-07T17:36:34.999000000</dc:date>
    <meta:editing-duration>PT6H25M20S</meta:editing-duration>
    <meta:editing-cycles>57</meta:editing-cycles>
    <meta:generator>LibreOffice/5.2.1.2$Windows_x86 LibreOffice_project/31dd62db80d4e60af04904455ec9c9219178d620</meta:generator>
    <meta:document-statistic meta:table-count="3" meta:cell-count="4854" meta:object-count="2"/>
  </office:meta>
</office:document-meta>
</file>